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600000022D8F5EBA0.jpg" manifest:media-type="image/jpeg"/>
  <manifest:file-entry manifest:full-path="Pictures/1000000000000026000000B640126264.jpg" manifest:media-type="image/jpeg"/>
  <manifest:file-entry manifest:full-path="Pictures/100000000000011E00000025D88FAA53.jpg" manifest:media-type="image/jpeg"/>
  <manifest:file-entry manifest:full-path="Pictures/100000000000011F00000027DC3E69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David" svg:font-family="David"/>
    <style:font-face style:name="Franklin Gothic Medium" svg:font-family="'Franklin Gothic Medium'"/>
    <style:font-face style:name="Georgia" svg:font-family="Georgia"/>
    <style:font-face style:name="Impact" svg:font-family="Impact"/>
    <style:font-face style:name="Microsoft Sans Serif" svg:font-family="'Microsoft Sans Serif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text-align="center" style:justify-single-word="false"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0.1193in" style:page-number="auto"/>
      <style:text-properties fo:font-size="6.90000009536743pt" style:font-size-asian="6.90000009536743pt" style:font-size-complex="6.90000009536743pt"/>
    </style:style>
    <style:style style:name="P4" style:family="paragraph" style:parent-style-name="Standard" style:master-page-name="">
      <style:paragraph-properties fo:line-height="0.1173in" style:page-number="auto"/>
      <style:text-properties fo:font-size="6.75pt" style:font-size-asian="6.75pt" style:font-size-complex="6.75pt"/>
    </style:style>
    <style:style style:name="P5" style:family="paragraph" style:parent-style-name="Standard" style:master-page-name="">
      <style:paragraph-properties fo:line-height="0.1516in" style:page-number="auto"/>
      <style:text-properties fo:font-size="8.75pt" style:font-size-asian="8.75pt" style:font-size-complex="8.75pt"/>
    </style:style>
    <style:style style:name="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66in" style:type="right"/>
        </style:tab-stops>
      </style:paragraph-properties>
    </style:style>
    <style:style style:name="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71in" style:type="right"/>
        </style:tab-stops>
      </style:paragraph-properties>
    </style:style>
    <style:style style:name="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02in" style:type="right"/>
        </style:tab-stops>
      </style:paragraph-properties>
    </style:style>
    <style:style style:name="P1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02in" style:type="right"/>
        </style:tab-stops>
      </style:paragraph-properties>
    </style:style>
    <style:style style:name="P1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634in" style:type="right"/>
        </style:tab-stops>
      </style:paragraph-properties>
    </style:style>
    <style:style style:name="P1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28in" style:type="right"/>
        </style:tab-stops>
      </style:paragraph-properties>
    </style:style>
    <style:style style:name="P1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035in" style:type="right"/>
        </style:tab-stops>
      </style:paragraph-properties>
    </style:style>
    <style:style style:name="P1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98in" style:type="right"/>
        </style:tab-stops>
      </style:paragraph-properties>
    </style:style>
    <style:style style:name="P1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35in" style:type="right"/>
        </style:tab-stops>
      </style:paragraph-properties>
    </style:style>
    <style:style style:name="P1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28in" style:type="right"/>
        </style:tab-stops>
      </style:paragraph-properties>
    </style:style>
    <style:style style:name="P1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65in" style:type="right"/>
        </style:tab-stops>
      </style:paragraph-properties>
    </style:style>
    <style:style style:name="P1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866in" style:type="right"/>
        </style:tab-stops>
      </style:paragraph-properties>
    </style:style>
    <style:style style:name="P1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in" style:type="right"/>
        </style:tab-stops>
      </style:paragraph-properties>
    </style:style>
    <style:style style:name="P2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665in" style:type="right"/>
        </style:tab-stops>
      </style:paragraph-properties>
    </style:style>
    <style:style style:name="P2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72in" style:type="right"/>
        </style:tab-stops>
      </style:paragraph-properties>
    </style:style>
    <style:style style:name="P2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65in" style:type="right"/>
        </style:tab-stops>
      </style:paragraph-properties>
    </style:style>
    <style:style style:name="P2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99in" style:type="right"/>
        </style:tab-stops>
      </style:paragraph-properties>
    </style:style>
    <style:style style:name="P2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835in" style:type="right"/>
        </style:tab-stops>
      </style:paragraph-properties>
    </style:style>
    <style:style style:name="P2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29in" style:type="right"/>
        </style:tab-stops>
      </style:paragraph-properties>
    </style:style>
    <style:style style:name="P2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01in" style:type="right"/>
        </style:tab-stops>
      </style:paragraph-properties>
    </style:style>
    <style:style style:name="P2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29in" style:type="right"/>
        </style:tab-stops>
      </style:paragraph-properties>
    </style:style>
    <style:style style:name="P2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035in" style:type="right"/>
        </style:tab-stops>
      </style:paragraph-properties>
    </style:style>
    <style:style style:name="P2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30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in"/>
        </style:tab-stops>
      </style:paragraph-properties>
    </style:style>
    <style:style style:name="P3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2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429in"/>
        </style:tab-stops>
      </style:paragraph-properties>
    </style:style>
    <style:style style:name="P33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382in"/>
        </style:tab-stops>
      </style:paragraph-properties>
    </style:style>
    <style:style style:name="P34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571in"/>
        </style:tab-stops>
      </style:paragraph-properties>
    </style:style>
    <style:style style:name="P3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083in"/>
        </style:tab-stops>
      </style:paragraph-properties>
    </style:style>
    <style:style style:name="P36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2335in"/>
        </style:tab-stops>
      </style:paragraph-properties>
    </style:style>
    <style:style style:name="P3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929in"/>
        </style:tab-stops>
      </style:paragraph-properties>
    </style:style>
    <style:style style:name="P3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5in"/>
        </style:tab-stops>
      </style:paragraph-properties>
    </style:style>
    <style:style style:name="P39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40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374in"/>
        </style:tab-stops>
      </style:paragraph-properties>
    </style:style>
    <style:style style:name="P4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/>
    </style:style>
    <style:style style:name="P4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402in"/>
        </style:tab-stops>
      </style:paragraph-properties>
    </style:style>
    <style:style style:name="P4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>
        <style:tab-stops>
          <style:tab-stop style:position="0.2354in"/>
        </style:tab-stops>
      </style:paragraph-properties>
    </style:style>
    <style:style style:name="P4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02in"/>
        </style:tab-stops>
      </style:paragraph-properties>
    </style:style>
    <style:style style:name="P4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535in"/>
        </style:tab-stops>
      </style:paragraph-properties>
    </style:style>
    <style:style style:name="P4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457in"/>
        </style:tab-stops>
      </style:paragraph-properties>
    </style:style>
    <style:style style:name="P4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575in"/>
        </style:tab-stops>
      </style:paragraph-properties>
    </style:style>
    <style:style style:name="P4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134in"/>
        </style:tab-stops>
      </style:paragraph-properties>
    </style:style>
    <style:style style:name="P5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7028in" style:type="center"/>
          <style:tab-stop style:position="1.0075in" style:type="center"/>
          <style:tab-stop style:position="1.4929in" style:type="right"/>
          <style:tab-stop style:position="1.8244in" style:type="right"/>
        </style:tab-stops>
      </style:paragraph-properties>
    </style:style>
    <style:style style:name="P5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5299in" style:type="center"/>
        </style:tab-stops>
      </style:paragraph-properties>
    </style:style>
    <style:style style:name="P5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end" style:justify-single-word="false" fo:text-indent="0in" style:auto-text-indent="false" style:page-number="auto"/>
    </style:style>
    <style:style style:name="P5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5in"/>
        </style:tab-stops>
      </style:paragraph-properties>
    </style:style>
    <style:style style:name="P5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92in"/>
          <style:tab-stop style:position="1.8634in"/>
        </style:tab-stops>
      </style:paragraph-properties>
    </style:style>
    <style:style style:name="P5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1.8374in"/>
        </style:tab-stops>
      </style:paragraph-properties>
    </style:style>
    <style:style style:name="P56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83in"/>
        </style:tab-stops>
      </style:paragraph-properties>
    </style:style>
    <style:style style:name="P5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/>
    </style:style>
    <style:style style:name="P5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59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>
        <style:tab-stops>
          <style:tab-stop style:position="1.8465in"/>
        </style:tab-stops>
      </style:paragraph-properties>
    </style:style>
    <style:style style:name="P60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161in"/>
        </style:tab-stops>
      </style:paragraph-properties>
    </style:style>
    <style:style style:name="P61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571in"/>
        </style:tab-stops>
      </style:paragraph-properties>
    </style:style>
    <style:style style:name="P6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429in"/>
        </style:tab-stops>
      </style:paragraph-properties>
    </style:style>
    <style:style style:name="P6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402in"/>
        </style:tab-stops>
      </style:paragraph-properties>
    </style:style>
    <style:style style:name="P6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465in"/>
        </style:tab-stops>
      </style:paragraph-properties>
    </style:style>
    <style:style style:name="P6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end" style:justify-single-word="false" fo:text-indent="0in" style:auto-text-indent="false" style:page-number="auto"/>
    </style:style>
    <style:style style:name="P6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374in"/>
        </style:tab-stops>
      </style:paragraph-properties>
    </style:style>
    <style:style style:name="P67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71in"/>
        </style:tab-stops>
      </style:paragraph-properties>
    </style:style>
    <style:style style:name="P68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16in"/>
        </style:tab-stops>
      </style:paragraph-properties>
    </style:style>
    <style:style style:name="P6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35in"/>
        </style:tab-stops>
      </style:paragraph-properties>
    </style:style>
    <style:style style:name="P70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align="start" style:justify-single-word="false" fo:text-indent="0in" style:auto-text-indent="false" style:page-number="auto"/>
    </style:style>
    <style:style style:name="P71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align="start" style:justify-single-word="false" fo:text-indent="0in" style:auto-text-indent="false" style:page-number="auto">
        <style:tab-stops>
          <style:tab-stop style:position="0.2457in"/>
        </style:tab-stops>
      </style:paragraph-properties>
    </style:style>
    <style:style style:name="P72" style:family="paragraph" style:parent-style-name="Body_20_text_20__28_2_29_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1.8382in"/>
        </style:tab-stops>
      </style:paragraph-properties>
    </style:style>
    <style:style style:name="P73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382in"/>
        </style:tab-stops>
      </style:paragraph-properties>
    </style:style>
    <style:style style:name="P74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65in"/>
        </style:tab-stops>
      </style:paragraph-properties>
    </style:style>
    <style:style style:name="P75" style:family="paragraph" style:parent-style-name="Body_20_text_20__28_2_29_" style:master-page-name=""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76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/>
    </style:style>
    <style:style style:name="P77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016in"/>
        </style:tab-stops>
      </style:paragraph-properties>
    </style:style>
    <style:style style:name="P78" style:family="paragraph" style:parent-style-name="Body_20_text_20__28_2_29_" style:master-page-name="">
      <style:paragraph-properties fo:margin-left="0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7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29in"/>
        </style:tab-stops>
      </style:paragraph-properties>
    </style:style>
    <style:style style:name="P80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84in"/>
        </style:tab-stops>
      </style:paragraph-properties>
    </style:style>
    <style:style style:name="P81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498in"/>
        </style:tab-stops>
      </style:paragraph-properties>
    </style:style>
    <style:style style:name="P82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28in"/>
        </style:tab-stops>
      </style:paragraph-properties>
    </style:style>
    <style:style style:name="P83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75in"/>
        </style:tab-stops>
      </style:paragraph-properties>
    </style:style>
    <style:style style:name="P84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035in"/>
        </style:tab-stops>
      </style:paragraph-properties>
    </style:style>
    <style:style style:name="P85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374in"/>
        </style:tab-stops>
      </style:paragraph-properties>
    </style:style>
    <style:style style:name="P86" style:family="paragraph" style:parent-style-name="Body_20_text_20__28_2_29_" style:master-page-name="">
      <style:paragraph-properties fo:margin-left="0in" fo:margin-right="0in" fo:margin-top="0in" fo:margin-bottom="0in" loext:contextual-spacing="false" fo:line-height="0.1319in" fo:text-indent="0in" style:auto-text-indent="false" style:page-number="auto"/>
    </style:style>
    <style:style style:name="P87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547in"/>
        </style:tab-stops>
      </style:paragraph-properties>
    </style:style>
    <style:style style:name="P88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083in"/>
        </style:tab-stops>
      </style:paragraph-properties>
    </style:style>
    <style:style style:name="P8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134in"/>
        </style:tab-stops>
      </style:paragraph-properties>
    </style:style>
    <style:style style:name="P90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457in"/>
        </style:tab-stops>
      </style:paragraph-properties>
    </style:style>
    <style:style style:name="P91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9071in" style:type="right"/>
        </style:tab-stops>
      </style:paragraph-properties>
    </style:style>
    <style:style style:name="P92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339in"/>
        </style:tab-stops>
      </style:paragraph-properties>
    </style:style>
    <style:style style:name="P9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01in" fo:text-align="start" style:justify-single-word="false" fo:text-indent="0in" style:auto-text-indent="false" style:page-number="auto"/>
    </style:style>
    <style:style style:name="P94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5134in"/>
        </style:tab-stops>
      </style:paragraph-properties>
    </style:style>
    <style:style style:name="P95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9681in" style:type="right"/>
        </style:tab-stops>
      </style:paragraph-properties>
    </style:style>
    <style:style style:name="P96" style:family="paragraph" style:parent-style-name="Body_20_text_20__28_2_29_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97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72in"/>
        </style:tab-stops>
      </style:paragraph-properties>
    </style:style>
    <style:style style:name="P98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5465in"/>
        </style:tab-stops>
      </style:paragraph-properties>
    </style:style>
    <style:style style:name="P99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01in"/>
        </style:tab-stops>
      </style:paragraph-properties>
    </style:style>
    <style:style style:name="P100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134in"/>
        </style:tab-stops>
      </style:paragraph-properties>
    </style:style>
    <style:style style:name="P101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165in"/>
        </style:tab-stops>
      </style:paragraph-properties>
    </style:style>
    <style:style style:name="P102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0965in"/>
        </style:tab-stops>
      </style:paragraph-properties>
    </style:style>
    <style:style style:name="P103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098in"/>
        </style:tab-stops>
      </style:paragraph-properties>
    </style:style>
    <style:style style:name="P104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228in"/>
        </style:tab-stops>
      </style:paragraph-properties>
    </style:style>
    <style:style style:name="P105" style:family="paragraph" style:parent-style-name="Footnote" style:master-page-name="">
      <style:paragraph-properties fo:margin-left="0in" fo:margin-right="0in" fo:margin-top="0in" fo:margin-bottom="0in" loext:contextual-spacing="false" fo:line-height="0.1228in" fo:text-align="end" style:justify-single-word="false" fo:text-indent="0in" style:auto-text-indent="false" style:page-number="auto"/>
    </style:style>
    <style:style style:name="P106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366in"/>
        </style:tab-stops>
      </style:paragraph-properties>
    </style:style>
    <style:style style:name="P107" style:family="paragraph" style:parent-style-name="Footnote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3335in"/>
        </style:tab-stops>
      </style:paragraph-properties>
    </style:style>
    <style:style style:name="P108" style:family="paragraph" style:parent-style-name="Footnote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201in"/>
        </style:tab-stops>
      </style:paragraph-properties>
    </style:style>
    <style:style style:name="P109" style:family="paragraph" style:parent-style-name="Footnote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098in"/>
        </style:tab-stops>
      </style:paragraph-properties>
    </style:style>
    <style:style style:name="P110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165in"/>
        </style:tab-stops>
      </style:paragraph-properties>
    </style:style>
    <style:style style:name="P111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098in"/>
        </style:tab-stops>
      </style:paragraph-properties>
    </style:style>
    <style:style style:name="P112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134in"/>
        </style:tab-stops>
      </style:paragraph-properties>
    </style:style>
    <style:style style:name="P113" style:family="paragraph" style:parent-style-name="Footnote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098in"/>
        </style:tab-stops>
      </style:paragraph-properties>
    </style:style>
    <style:style style:name="P114" style:family="paragraph" style:parent-style-name="Footnote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134in"/>
        </style:tab-stops>
      </style:paragraph-properties>
    </style:style>
    <style:style style:name="P115" style:family="paragraph" style:parent-style-name="Footnote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165in"/>
        </style:tab-stops>
      </style:paragraph-properties>
    </style:style>
    <style:style style:name="P116" style:family="paragraph" style:parent-style-name="Footnote" style:master-page-name="">
      <style:paragraph-properties fo:margin-left="0in" fo:margin-right="0in" fo:margin-top="0in" fo:margin-bottom="0in" loext:contextual-spacing="false" fo:line-height="0.1299in" fo:text-align="end" style:justify-single-word="false" fo:text-indent="0in" style:auto-text-indent="false" style:page-number="auto"/>
    </style:style>
    <style:style style:name="P117" style:family="paragraph" style:parent-style-name="Footnote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071in"/>
        </style:tab-stops>
      </style:paragraph-properties>
    </style:style>
    <style:style style:name="P118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28in"/>
        </style:tab-stops>
      </style:paragraph-properties>
    </style:style>
    <style:style style:name="P119" style:family="paragraph" style:parent-style-name="Footnote" style:master-page-name=""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120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72in"/>
        </style:tab-stops>
      </style:paragraph-properties>
    </style:style>
    <style:style style:name="P121" style:family="paragraph" style:parent-style-name="Footnote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1134in"/>
        </style:tab-stops>
      </style:paragraph-properties>
    </style:style>
    <style:style style:name="P122" style:family="paragraph" style:parent-style-name="Footnote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071in"/>
        </style:tab-stops>
      </style:paragraph-properties>
    </style:style>
    <style:style style:name="P123" style:family="paragraph" style:parent-style-name="Footnote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24" style:family="paragraph" style:parent-style-name="Body_20_text_20__28_10_29_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/>
    </style:style>
    <style:style style:name="P125" style:family="paragraph" style:parent-style-name="Body_20_text_20__28_3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126" style:family="paragraph" style:parent-style-name="Body_20_text_20__28_3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127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 fo:break-after="column"/>
    </style:style>
    <style:style style:name="P128" style:family="paragraph" style:parent-style-name="Body_20_text_20__28_4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129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130" style:family="paragraph" style:parent-style-name="Body_20_text_20__28_4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131" style:family="paragraph" style:parent-style-name="Body_20_text_20__28_4_29_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/>
    </style:style>
    <style:style style:name="P132" style:family="paragraph" style:parent-style-name="Picture_20_caption" style:master-page-name="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133" style:family="paragraph" style:parent-style-name="Picture_20_caption" style:master-page-name="">
      <style:paragraph-properties fo:margin-left="0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134" style:family="paragraph" style:parent-style-name="Table_20_of_20_contents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72in"/>
        </style:tab-stops>
      </style:paragraph-properties>
    </style:style>
    <style:style style:name="P135" style:family="paragraph" style:parent-style-name="Table_20_of_20_contents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1.8283in"/>
        </style:tab-stops>
      </style:paragraph-properties>
    </style:style>
    <style:style style:name="P136" style:family="paragraph" style:parent-style-name="Table_20_of_20_contents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>
        <style:tab-stops>
          <style:tab-stop style:position="1.9516in" style:type="right"/>
        </style:tab-stops>
      </style:paragraph-properties>
    </style:style>
    <style:style style:name="P137" style:family="paragraph" style:parent-style-name="Table_20_of_20_contents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1.8283in"/>
        </style:tab-stops>
      </style:paragraph-properties>
    </style:style>
    <style:style style:name="P138" style:family="paragraph" style:parent-style-name="Picture_20_caption_20__28_2_29_" style:master-page-name="">
      <style:paragraph-properties fo:margin-left="0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139" style:family="paragraph" style:parent-style-name="Body_20_text_20__28_5_29_" style:master-page-name="">
      <style:paragraph-properties fo:margin-left="0in" fo:margin-right="0in" fo:margin-top="0in" fo:margin-bottom="0in" loext:contextual-spacing="false" fo:line-height="0.0764in" fo:text-align="start" style:justify-single-word="false" fo:text-indent="0in" style:auto-text-indent="false" style:page-number="auto"/>
    </style:style>
    <style:style style:name="P140" style:family="paragraph" style:parent-style-name="Footnote_20__28_2_29_" style:master-page-name="">
      <style:paragraph-properties fo:margin-left="0in" fo:margin-right="0in" fo:margin-top="0in" fo:margin-bottom="0in" loext:contextual-spacing="false" fo:text-indent="0in" style:auto-text-indent="false" style:page-number="auto"/>
    </style:style>
    <style:style style:name="P141" style:family="paragraph" style:parent-style-name="Footnote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4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 fo:break-after="page"/>
    </style:style>
    <style:style style:name="P143" style:family="paragraph" style:parent-style-name="Body_20_text_20__28_2_29_" style:master-page-name="">
      <style:paragraph-properties fo:margin-left="0in" fo:margin-right="0in" fo:margin-top="0in" fo:margin-bottom="0.0835in" loext:contextual-spacing="false" fo:text-indent="0in" style:auto-text-indent="false" style:page-number="auto"/>
    </style:style>
    <style:style style:name="P144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145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46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99in" fo:text-align="start" style:justify-single-word="false" fo:text-indent="0in" style:auto-text-indent="false" style:page-number="auto"/>
    </style:style>
    <style:style style:name="P147" style:family="paragraph" style:parent-style-name="Body_20_text_20__28_2_29_" style:master-page-name="">
      <style:paragraph-properties fo:margin-left="0in" fo:margin-right="0in" fo:margin-top="0in" fo:margin-bottom="0.0835in" loext:contextual-spacing="false" fo:text-align="end" style:justify-single-word="false" fo:text-indent="0in" style:auto-text-indent="false" style:page-number="auto"/>
    </style:style>
    <style:style style:name="P148" style:family="paragraph" style:parent-style-name="Body_20_text_20__28_2_29_" style:master-page-name="">
      <style:paragraph-properties fo:margin-left="0in" fo:margin-right="0in" fo:margin-top="0in" fo:margin-bottom="0.0835in" loext:contextual-spacing="false" fo:text-indent="0in" style:auto-text-indent="false" style:page-number="auto">
        <style:tab-stops>
          <style:tab-stop style:position="1.8571in"/>
        </style:tab-stops>
      </style:paragraph-properties>
    </style:style>
    <style:style style:name="P149" style:family="paragraph" style:parent-style-name="Body_20_text_20__28_2_29_" style:master-page-name="">
      <style:paragraph-properties fo:margin-left="0in" fo:margin-right="0in" fo:margin-top="0in" fo:margin-bottom="0.0835in" loext:contextual-spacing="false" fo:text-align="center" style:justify-single-word="false" fo:text-indent="0in" style:auto-text-indent="false" style:page-number="auto"/>
    </style:style>
    <style:style style:name="P150" style:family="paragraph" style:parent-style-name="Body_20_text_20__28_2_29_" style:master-page-name="">
      <style:paragraph-properties fo:margin-left="0in" fo:margin-right="0in" fo:margin-top="0in" fo:margin-bottom="0.0835in" loext:contextual-spacing="false" fo:line-height="0.1228in" fo:text-align="start" style:justify-single-word="false" fo:text-indent="0in" style:auto-text-indent="false" style:page-number="auto"/>
    </style:style>
    <style:style style:name="P151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28in" fo:text-align="start" style:justify-single-word="false" fo:text-indent="0in" style:auto-text-indent="false" style:page-number="auto"/>
    </style:style>
    <style:style style:name="P152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in" style:auto-text-indent="false" style:page-number="auto"/>
    </style:style>
    <style:style style:name="P153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in" style:auto-text-indent="false" style:page-number="auto">
        <style:tab-stops>
          <style:tab-stop style:position="0.2126in"/>
        </style:tab-stops>
      </style:paragraph-properties>
    </style:style>
    <style:style style:name="P154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99in" fo:text-indent="0in" style:auto-text-indent="false" style:page-number="auto"/>
    </style:style>
    <style:style style:name="P155" style:family="paragraph" style:parent-style-name="Body_20_text_20__28_2_29_" style:master-page-name="">
      <style:paragraph-properties fo:margin-left="0in" fo:margin-right="0in" fo:margin-top="0in" fo:margin-bottom="0.0862in" loext:contextual-spacing="false" fo:text-align="start" style:justify-single-word="false" fo:text-indent="0in" style:auto-text-indent="false" style:page-number="auto"/>
    </style:style>
    <style:style style:name="P156" style:family="paragraph" style:parent-style-name="Body_20_text_20__28_2_29_" style:master-page-name="">
      <style:paragraph-properties fo:margin-left="0in" fo:margin-right="0in" fo:margin-top="0in" fo:margin-bottom="0.0862in" loext:contextual-spacing="false" fo:line-height="0.1299in" fo:text-align="start" style:justify-single-word="false" fo:text-indent="0in" style:auto-text-indent="false" style:page-number="auto"/>
    </style:style>
    <style:style style:name="P157" style:family="paragraph" style:parent-style-name="Body_20_text_20__28_2_29_" style:master-page-name="">
      <style:paragraph-properties fo:margin-left="0in" fo:margin-right="0in" fo:margin-top="0in" fo:margin-bottom="0.0862in" loext:contextual-spacing="false" fo:text-align="end" style:justify-single-word="false" fo:text-indent="0in" style:auto-text-indent="false" style:page-number="auto"/>
    </style:style>
    <style:style style:name="P158" style:family="paragraph" style:parent-style-name="Body_20_text_20__28_2_29_" style:master-page-name="">
      <style:paragraph-properties fo:margin-left="0in" fo:margin-right="0in" fo:margin-top="0in" fo:margin-bottom="0.0417in" loext:contextual-spacing="false" fo:text-indent="0in" style:auto-text-indent="false" style:page-number="auto"/>
    </style:style>
    <style:style style:name="P159" style:family="paragraph" style:parent-style-name="Body_20_text_20__28_2_29_" style:master-page-name="">
      <style:paragraph-properties fo:margin-left="0in" fo:margin-right="0in" fo:margin-top="0in" fo:margin-bottom="0.0417in" loext:contextual-spacing="false" fo:text-align="start" style:justify-single-word="false" fo:text-indent="0in" style:auto-text-indent="false" style:page-number="auto"/>
    </style:style>
    <style:style style:name="P160" style:family="paragraph" style:parent-style-name="Body_20_text_20__28_2_29_" style:master-page-name="">
      <style:paragraph-properties fo:margin-left="0in" fo:margin-right="0in" fo:margin-top="0in" fo:margin-bottom="0.1in" loext:contextual-spacing="false" fo:line-height="0.1181in" fo:text-indent="0in" style:auto-text-indent="false" style:page-number="auto">
        <style:tab-stops>
          <style:tab-stop style:position="0.1902in"/>
        </style:tab-stops>
      </style:paragraph-properties>
    </style:style>
    <style:style style:name="P161" style:family="paragraph" style:parent-style-name="Body_20_text_20__28_2_29_" style:master-page-name="">
      <style:paragraph-properties fo:margin-left="0in" fo:margin-right="0in" fo:margin-top="0in" fo:margin-bottom="0.089in" loext:contextual-spacing="false" fo:text-align="start" style:justify-single-word="false" fo:text-indent="0in" style:auto-text-indent="false" style:page-number="auto"/>
    </style:style>
    <style:style style:name="P162" style:family="paragraph" style:parent-style-name="Body_20_text_20__28_2_29_" style:master-page-name="">
      <style:paragraph-properties fo:margin-left="0in" fo:margin-right="0in" fo:margin-top="0in" fo:margin-bottom="0.089in" loext:contextual-spacing="false" fo:line-height="0.1299in" fo:text-align="start" style:justify-single-word="false" fo:text-indent="0in" style:auto-text-indent="false" style:page-number="auto"/>
    </style:style>
    <style:style style:name="P163" style:family="paragraph" style:parent-style-name="Body_20_text_20__28_2_29_" style:master-page-name="">
      <style:paragraph-properties fo:margin-left="0in" fo:margin-right="0in" fo:margin-top="0in" fo:margin-bottom="0.0445in" loext:contextual-spacing="false" fo:text-align="start" style:justify-single-word="false" fo:text-indent="0in" style:auto-text-indent="false" style:page-number="auto"/>
    </style:style>
    <style:style style:name="P164" style:family="paragraph" style:parent-style-name="Body_20_text_20__28_2_29_" style:master-page-name="">
      <style:paragraph-properties fo:margin-left="0in" fo:margin-right="0in" fo:margin-top="0in" fo:margin-bottom="0.0783in" loext:contextual-spacing="false" fo:line-height="0.1228in" fo:text-align="start" style:justify-single-word="false" fo:text-indent="0in" style:auto-text-indent="false" style:page-number="auto"/>
    </style:style>
    <style:style style:name="P165" style:family="paragraph" style:parent-style-name="Body_20_text_20__28_2_29_" style:master-page-name="">
      <style:paragraph-properties fo:margin-left="0in" fo:margin-right="0in" fo:margin-top="0in" fo:margin-bottom="0.2063in" loext:contextual-spacing="false" fo:text-align="start" style:justify-single-word="false" fo:text-indent="0in" style:auto-text-indent="false" style:page-number="auto"/>
    </style:style>
    <style:style style:name="P166" style:family="paragraph" style:parent-style-name="Body_20_text_20__28_2_29_" style:master-page-name="">
      <style:paragraph-properties fo:margin-left="0in" fo:margin-right="0in" fo:margin-top="0in" fo:margin-bottom="0.1252in" loext:contextual-spacing="false" fo:text-align="start" style:justify-single-word="false" fo:text-indent="0in" style:auto-text-indent="false" style:page-number="auto"/>
    </style:style>
    <style:style style:name="P167" style:family="paragraph" style:parent-style-name="Body_20_text_20__28_2_29_" style:master-page-name="">
      <style:paragraph-properties fo:margin-left="0.2638in" fo:margin-right="0in" fo:margin-top="0in" fo:margin-bottom="0in" loext:contextual-spacing="false" fo:text-indent="-0.2638in" style:auto-text-indent="false" style:page-number="auto"/>
    </style:style>
    <style:style style:name="P168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69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3957in"/>
        </style:tab-stops>
      </style:paragraph-properties>
    </style:style>
    <style:style style:name="P170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2339in"/>
        </style:tab-stops>
      </style:paragraph-properties>
    </style:style>
    <style:style style:name="P171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-0.0701in"/>
        </style:tab-stops>
      </style:paragraph-properties>
    </style:style>
    <style:style style:name="P172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indent="-0.2638in" style:auto-text-indent="false" style:page-number="auto"/>
    </style:style>
    <style:style style:name="P173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174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>
        <style:tab-stops>
          <style:tab-stop style:position="1.2228in"/>
        </style:tab-stops>
      </style:paragraph-properties>
    </style:style>
    <style:style style:name="P175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>
        <style:tab-stops>
          <style:tab-stop style:position="1.2492in"/>
        </style:tab-stops>
      </style:paragraph-properties>
    </style:style>
    <style:style style:name="P176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/>
    </style:style>
    <style:style style:name="P177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>
        <style:tab-stops>
          <style:tab-stop style:position="1.1528in"/>
        </style:tab-stops>
      </style:paragraph-properties>
    </style:style>
    <style:style style:name="P178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>
        <style:tab-stops>
          <style:tab-stop style:position="1.2398in"/>
        </style:tab-stops>
      </style:paragraph-properties>
    </style:style>
    <style:style style:name="P179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181in" fo:text-align="start" style:justify-single-word="false" fo:text-indent="-0.2638in" style:auto-text-indent="false" style:page-number="auto"/>
    </style:style>
    <style:style style:name="P180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335in" fo:text-align="start" style:justify-single-word="false" fo:text-indent="-0.2638in" style:auto-text-indent="false" style:page-number="auto"/>
    </style:style>
    <style:style style:name="P181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01in" fo:text-align="start" style:justify-single-word="false" fo:text-indent="-0.2638in" style:auto-text-indent="false" style:page-number="auto"/>
    </style:style>
    <style:style style:name="P182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134in" fo:text-align="start" style:justify-single-word="false" fo:text-indent="-0.2638in" style:auto-text-indent="false" style:page-number="auto"/>
    </style:style>
    <style:style style:name="P183" style:family="paragraph" style:parent-style-name="Body_20_text_20__28_4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2638in" style:auto-text-indent="false" style:page-number="auto">
        <style:tab-stops>
          <style:tab-stop style:position="-0.0728in"/>
        </style:tab-stops>
      </style:paragraph-properties>
    </style:style>
    <style:style style:name="P184" style:family="paragraph" style:parent-style-name="Body_20_text_20__28_4_29_" style:master-page-name="">
      <style:paragraph-properties fo:margin-left="0.2638in" fo:margin-right="0in" fo:margin-top="0in" fo:margin-bottom="0in" loext:contextual-spacing="false" fo:line-height="0.1335in" fo:text-align="start" style:justify-single-word="false" fo:text-indent="-0.2638in" style:auto-text-indent="false" style:page-number="auto"/>
    </style:style>
    <style:style style:name="P185" style:family="paragraph" style:parent-style-name="Body_20_text_20__28_4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/>
    </style:style>
    <style:style style:name="P186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 fo:break-after="page"/>
    </style:style>
    <style:style style:name="P187" style:family="paragraph" style:parent-style-name="Table_20_of_20_contents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88" style:family="paragraph" style:parent-style-name="Body_20_text_20__28_10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2638in" style:auto-text-indent="false" style:page-number="auto"/>
    </style:style>
    <style:style style:name="P189" style:family="paragraph" style:parent-style-name="Body_20_text_20__28_2_29_" style:master-page-name="">
      <style:paragraph-properties fo:margin-left="0.2638in" fo:margin-right="0in" fo:margin-top="0in" fo:margin-bottom="0.0807in" loext:contextual-spacing="false" fo:text-align="start" style:justify-single-word="false" fo:text-indent="-0.2638in" style:auto-text-indent="false" style:page-number="auto"/>
    </style:style>
    <style:style style:name="P190" style:family="paragraph" style:parent-style-name="Body_20_text_20__28_2_29_" style:master-page-name="">
      <style:paragraph-properties fo:margin-left="0.2638in" fo:margin-right="0in" fo:margin-top="0in" fo:margin-bottom="0.0807in" loext:contextual-spacing="false" fo:line-height="0.1299in" fo:text-align="start" style:justify-single-word="false" fo:text-indent="-0.2638in" style:auto-text-indent="false" style:page-number="auto"/>
    </style:style>
    <style:style style:name="P191" style:family="paragraph" style:parent-style-name="Body_20_text_20__28_2_29_" style:master-page-name="">
      <style:paragraph-properties fo:margin-left="0.4445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192" style:family="paragraph" style:parent-style-name="Body_20_text_20__28_2_29_" style:master-page-name="">
      <style:paragraph-properties fo:margin-left="0.444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193" style:family="paragraph" style:parent-style-name="Body_20_text_20__28_2_29_" style:master-page-name="">
      <style:paragraph-properties fo:margin-left="0.1528in" fo:margin-right="0in" fo:margin-top="0in" fo:margin-bottom="0in" loext:contextual-spacing="false" fo:text-indent="0in" style:auto-text-indent="false" style:page-number="auto"/>
    </style:style>
    <style:style style:name="P194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99in" fo:text-indent="0in" style:auto-text-indent="false" style:page-number="auto"/>
    </style:style>
    <style:style style:name="P195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99in" fo:text-indent="0in" style:auto-text-indent="false" style:page-number="auto">
        <style:tab-stops>
          <style:tab-stop style:position="0.55in" style:type="center"/>
          <style:tab-stop style:position="0.8547in" style:type="center"/>
          <style:tab-stop style:position="1.3402in" style:type="right"/>
          <style:tab-stop style:position="1.6717in" style:type="right"/>
        </style:tab-stops>
      </style:paragraph-properties>
    </style:style>
    <style:style style:name="P196" style:family="paragraph" style:parent-style-name="Body_20_text_20__28_2_29_" style:master-page-name="">
      <style:paragraph-properties fo:margin-left="0.15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97" style:family="paragraph" style:parent-style-name="Body_20_text_20__28_2_29_" style:master-page-name="">
      <style:paragraph-properties fo:margin-left="0.1528in" fo:margin-right="0in" fo:margin-top="0in" fo:margin-bottom="0in" loext:contextual-spacing="false" fo:text-indent="0in" style:auto-text-indent="false" style:page-number="auto">
        <style:tab-stops>
          <style:tab-stop style:position="0.55in" style:type="center"/>
          <style:tab-stop style:position="0.8547in" style:type="center"/>
          <style:tab-stop style:position="1.3402in" style:type="right"/>
        </style:tab-stops>
      </style:paragraph-properties>
    </style:style>
    <style:style style:name="P198" style:family="paragraph" style:parent-style-name="Body_20_text_20__28_2_29_" style:master-page-name="">
      <style:paragraph-properties fo:margin-left="0.1528in" fo:margin-right="0in" fo:margin-top="0in" fo:margin-bottom="0in" loext:contextual-spacing="false" fo:text-indent="0in" style:auto-text-indent="false" style:page-number="auto">
        <style:tab-stops>
          <style:tab-stop style:position="0.8547in" style:type="center"/>
          <style:tab-stop style:position="1.6717in" style:type="right"/>
        </style:tab-stops>
      </style:paragraph-properties>
    </style:style>
    <style:style style:name="P199" style:family="paragraph" style:parent-style-name="Table_20_of_20_contents" style:master-page-name="">
      <style:paragraph-properties fo:margin-left="0.1528in" fo:margin-right="0in" fo:margin-top="0in" fo:margin-bottom="0in" loext:contextual-spacing="false" fo:text-indent="0in" style:auto-text-indent="false" style:page-number="auto"/>
    </style:style>
    <style:style style:name="P200" style:family="paragraph" style:parent-style-name="Table_20_of_20_contents" style:master-page-name="">
      <style:paragraph-properties fo:margin-left="0.1528in" fo:margin-right="0in" fo:margin-top="0in" fo:margin-bottom="0in" loext:contextual-spacing="false" fo:text-indent="0in" style:auto-text-indent="false" style:page-number="auto">
        <style:tab-stops>
          <style:tab-stop style:position="1.3453in"/>
        </style:tab-stops>
      </style:paragraph-properties>
    </style:style>
    <style:style style:name="P201" style:family="paragraph" style:parent-style-name="Body_20_text_20__28_10_29_" style:master-page-name="">
      <style:paragraph-properties fo:margin-left="0.1528in" fo:margin-right="0in" fo:margin-top="0in" fo:margin-bottom="0in" loext:contextual-spacing="false" fo:line-height="0.1272in" fo:text-indent="0in" style:auto-text-indent="false" style:page-number="auto"/>
    </style:style>
    <style:style style:name="P202" style:family="paragraph" style:parent-style-name="Body_20_text_20__28_2_29_" style:master-page-name="">
      <style:paragraph-properties fo:margin-left="0.1528in" fo:margin-right="0in" fo:margin-top="0in" fo:margin-bottom="0.0835in" loext:contextual-spacing="false" fo:text-indent="0in" style:auto-text-indent="false" style:page-number="auto"/>
    </style:style>
    <style:style style:name="P203" style:family="paragraph" style:parent-style-name="Body_20_text_20__28_2_29_" style:master-page-name="">
      <style:paragraph-properties fo:margin-left="0.1528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204" style:family="paragraph" style:parent-style-name="Table_20_of_20_contents" style:master-page-name="">
      <style:paragraph-properties fo:margin-left="0.1528in" fo:margin-right="0in" fo:margin-top="0in" fo:margin-bottom="0.0835in" loext:contextual-spacing="false" fo:text-indent="0in" style:auto-text-indent="false" style:page-number="auto"/>
    </style:style>
    <style:style style:name="P205" style:family="paragraph" style:parent-style-name="Body_20_text_20__28_2_29_" style:master-page-name="">
      <style:paragraph-properties fo:margin-left="0.1528in" fo:margin-right="0in" fo:margin-top="0in" fo:margin-bottom="0.0445in" loext:contextual-spacing="false" fo:text-align="start" style:justify-single-word="false" fo:text-indent="0in" style:auto-text-indent="false" style:page-number="auto"/>
    </style:style>
    <style:style style:name="P206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07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799in"/>
        </style:tab-stops>
      </style:paragraph-properties>
    </style:style>
    <style:style style:name="P208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181in" fo:text-align="start" style:justify-single-word="false" fo:text-indent="-0.111in" style:auto-text-indent="false" style:page-number="auto"/>
    </style:style>
    <style:style style:name="P209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210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11" style:family="paragraph" style:parent-style-name="Body_20_text_20__28_3_29_" style:master-page-name="">
      <style:paragraph-properties fo:margin-left="0.2638in" fo:margin-right="0in" fo:margin-top="0in" fo:margin-bottom="0in" loext:contextual-spacing="false" fo:line-height="0.1299in" fo:text-align="justify" style:justify-single-word="false" fo:text-indent="-0.111in" style:auto-text-indent="false" style:page-number="auto"/>
    </style:style>
    <style:style style:name="P212" style:family="paragraph" style:parent-style-name="Body_20_text_20__28_3_29_" style:master-page-name="">
      <style:paragraph-properties fo:margin-left="0.2638in" fo:margin-right="0in" fo:margin-top="0in" fo:margin-bottom="0in" loext:contextual-spacing="false" fo:line-height="0.1228in" fo:text-align="justify" style:justify-single-word="false" fo:text-indent="-0.111in" style:auto-text-indent="false" style:page-number="auto"/>
    </style:style>
    <style:style style:name="P213" style:family="paragraph" style:parent-style-name="Body_20_text_20__28_10_29_" style:master-page-name="">
      <style:paragraph-properties fo:margin-left="0.2638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214" style:family="paragraph" style:parent-style-name="Body_20_text_20__28_2_29_" style:master-page-name="">
      <style:paragraph-properties fo:margin-left="0.2638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215" style:family="paragraph" style:parent-style-name="Body_20_text_20__28_2_29_" style:master-page-name="">
      <style:paragraph-properties fo:margin-left="0.2638in" fo:margin-right="0in" fo:margin-top="0in" fo:margin-bottom="0.0417in" loext:contextual-spacing="false" fo:text-align="start" style:justify-single-word="false" fo:text-indent="-0.111in" style:auto-text-indent="false" style:page-number="auto"/>
    </style:style>
    <style:style style:name="P216" style:family="paragraph" style:parent-style-name="Body_20_text_20__28_2_29_" style:master-page-name="">
      <style:paragraph-properties fo:margin-left="0.2638in" fo:margin-right="0in" fo:margin-top="0in" fo:margin-bottom="0.0417in" loext:contextual-spacing="false" fo:line-height="0.1228in" fo:text-align="start" style:justify-single-word="false" fo:text-indent="-0.111in" style:auto-text-indent="false" style:page-number="auto"/>
    </style:style>
    <style:style style:name="P217" style:family="paragraph" style:parent-style-name="Body_20_text_20__28_2_29_" style:master-page-name="">
      <style:paragraph-properties fo:margin-left="0.2638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218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19" style:family="paragraph" style:parent-style-name="Body_20_text_20__28_2_29_" style:master-page-name="">
      <style:paragraph-properties fo:margin-left="0.2638in" fo:margin-right="0in" fo:margin-top="0in" fo:margin-bottom="0.0835in" loext:contextual-spacing="false" fo:line-height="0.1335in" fo:text-align="start" style:justify-single-word="false" fo:text-indent="-0.111in" style:auto-text-indent="false" style:page-number="auto"/>
    </style:style>
    <style:style style:name="P220" style:family="paragraph" style:parent-style-name="Body_20_text_20__28_4_29_" style:master-page-name="">
      <style:paragraph-properties fo:margin-left="0.2638in" fo:margin-right="0in" fo:margin-top="0in" fo:margin-bottom="0.0835in" loext:contextual-spacing="false" fo:line-height="0.1272in" fo:text-align="start" style:justify-single-word="false" fo:text-indent="-0.111in" style:auto-text-indent="false" style:page-number="auto"/>
    </style:style>
    <style:style style:name="P221" style:family="paragraph" style:parent-style-name="Body_20_text_20__28_2_29_" style:master-page-name="">
      <style:paragraph-properties fo:margin-left="0.2638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222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223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99in" fo:text-align="start" style:justify-single-word="false" fo:text-indent="-0.111in" style:auto-text-indent="false" style:page-number="auto">
        <style:tab-stops>
          <style:tab-stop style:position="0.102in"/>
        </style:tab-stops>
      </style:paragraph-properties>
    </style:style>
    <style:style style:name="P224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28in" fo:text-align="start" style:justify-single-word="false" fo:text-indent="-0.111in" style:auto-text-indent="false" style:page-number="auto"/>
    </style:style>
    <style:style style:name="P225" style:family="paragraph" style:parent-style-name="Body_20_text_20__28_2_29_" style:master-page-name="">
      <style:paragraph-properties fo:margin-left="0.2638in" fo:margin-right="0in" fo:margin-top="0in" fo:margin-bottom="0.0445in" loext:contextual-spacing="false" fo:text-align="start" style:justify-single-word="false" fo:text-indent="-0.111in" style:auto-text-indent="false" style:page-number="auto"/>
    </style:style>
    <style:style style:name="P226" style:family="paragraph" style:parent-style-name="Body_20_text_20__28_2_29_" style:master-page-name="">
      <style:paragraph-properties fo:margin-left="0.2638in" fo:margin-right="0in" fo:margin-top="0in" fo:margin-bottom="0.089in" loext:contextual-spacing="false" fo:line-height="0.1299in" fo:text-align="start" style:justify-single-word="false" fo:text-indent="-0.111in" style:auto-text-indent="false" style:page-number="auto"/>
    </style:style>
    <style:style style:name="P227" style:family="paragraph" style:parent-style-name="Body_20_text_20__28_2_29_" style:master-page-name="">
      <style:paragraph-properties fo:margin-left="0.2638in" fo:margin-right="0in" fo:margin-top="0in" fo:margin-bottom="0.089in" loext:contextual-spacing="false" fo:line-height="0.1366in" fo:text-align="start" style:justify-single-word="false" fo:text-indent="-0.111in" style:auto-text-indent="false" style:page-number="auto"/>
    </style:style>
    <style:style style:name="P228" style:family="paragraph" style:parent-style-name="Body_20_text_20__28_2_29_" style:master-page-name="">
      <style:paragraph-properties fo:margin-left="0.2638in" fo:margin-right="0in" fo:margin-top="0in" fo:margin-bottom="0.089in" loext:contextual-spacing="false" fo:line-height="0.1335in" fo:text-align="start" style:justify-single-word="false" fo:text-indent="-0.111in" style:auto-text-indent="false" style:page-number="auto"/>
    </style:style>
    <style:style style:name="P229" style:family="paragraph" style:parent-style-name="Body_20_text_20__28_2_29_" style:master-page-name="">
      <style:paragraph-properties fo:margin-left="0.2638in" fo:margin-right="0in" fo:margin-top="0in" fo:margin-bottom="0.0783in" loext:contextual-spacing="false" fo:line-height="0.1228in" fo:text-align="start" style:justify-single-word="false" fo:text-indent="-0.111in" style:auto-text-indent="false" style:page-number="auto"/>
    </style:style>
    <style:style style:name="P230" style:family="paragraph" style:parent-style-name="Body_20_text_20__28_2_29_" style:master-page-name="">
      <style:paragraph-properties fo:margin-left="0.2638in" fo:margin-right="0in" fo:margin-top="0in" fo:margin-bottom="0.0874in" loext:contextual-spacing="false" fo:line-height="0.1228in" fo:text-align="start" style:justify-single-word="false" fo:text-indent="-0.111in" style:auto-text-indent="false" style:page-number="auto"/>
    </style:style>
    <style:style style:name="P231" style:family="paragraph" style:parent-style-name="Body_20_text_20__28_2_29_" style:master-page-name="">
      <style:paragraph-properties fo:margin-left="0.2638in" fo:margin-right="0in" fo:margin-top="0in" fo:margin-bottom="0.039in" loext:contextual-spacing="false" fo:text-align="start" style:justify-single-word="false" fo:text-indent="-0.111in" style:auto-text-indent="false" style:page-number="auto"/>
    </style:style>
    <style:style style:name="P232" style:family="paragraph" style:parent-style-name="Body_20_text_20__28_2_29_" style:master-page-name="">
      <style:paragraph-properties fo:margin-left="0.2638in" fo:margin-right="0in" fo:margin-top="0in" fo:margin-bottom="0.0756in" loext:contextual-spacing="false" fo:line-height="0.1134in" fo:text-align="start" style:justify-single-word="false" fo:text-indent="-0.111in" style:auto-text-indent="false" style:page-number="auto"/>
    </style:style>
    <style:style style:name="P233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234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235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335in" fo:text-align="start" style:justify-single-word="false" fo:text-indent="-0.222in" style:auto-text-indent="false" style:page-number="auto"/>
    </style:style>
    <style:style style:name="P236" style:family="paragraph" style:parent-style-name="Body_20_text_20__28_2_29_" style:master-page-name="">
      <style:paragraph-properties fo:margin-left="0.4307in" fo:margin-right="0in" fo:margin-top="0in" fo:margin-bottom="0.0862in" loext:contextual-spacing="false" fo:text-align="start" style:justify-single-word="false" fo:text-indent="-0.222in" style:auto-text-indent="false" style:page-number="auto"/>
    </style:style>
    <style:style style:name="P237" style:family="paragraph" style:parent-style-name="Body_20_text_20__28_2_29_" style:master-page-name="">
      <style:paragraph-properties fo:margin-left="0.4307in" fo:margin-right="0in" fo:margin-top="0in" fo:margin-bottom="0.089in" loext:contextual-spacing="false" fo:line-height="0.1299in" fo:text-align="start" style:justify-single-word="false" fo:text-indent="-0.222in" style:auto-text-indent="false" style:page-number="auto"/>
    </style:style>
    <style:style style:name="P238" style:family="paragraph" style:parent-style-name="Body_20_text_20__28_2_29_" style:master-page-name="">
      <style:paragraph-properties fo:margin-left="0.4307in" fo:margin-right="0in" fo:margin-top="0in" fo:margin-bottom="0.0835in" loext:contextual-spacing="false" fo:line-height="0.1228in" fo:text-align="start" style:justify-single-word="false" fo:text-indent="-0.222in" style:auto-text-indent="false" style:page-number="auto"/>
    </style:style>
    <style:style style:name="P239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240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241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242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181in" fo:text-align="start" style:justify-single-word="false" fo:text-indent="0.111in" style:auto-text-indent="false" style:page-number="auto"/>
    </style:style>
    <style:style style:name="P243" style:family="paragraph" style:parent-style-name="Footnote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244" style:family="paragraph" style:parent-style-name="Body_20_text_20__28_2_29_" style:master-page-name="">
      <style:paragraph-properties fo:margin-left="0.2917in" fo:margin-right="0in" fo:margin-top="0in" fo:margin-bottom="0.1071in" loext:contextual-spacing="false" fo:line-height="0.1181in" fo:text-align="start" style:justify-single-word="false" fo:text-indent="0.111in" style:auto-text-indent="false" style:page-number="auto"/>
    </style:style>
    <style:style style:name="P245" style:family="paragraph" style:parent-style-name="Body_20_text_20__28_2_29_" style:master-page-name="">
      <style:paragraph-properties fo:margin-left="0.4028in" fo:margin-right="0in" fo:margin-top="0in" fo:margin-bottom="0in" loext:contextual-spacing="false" fo:text-indent="-0.111in" style:auto-text-indent="false" style:page-number="auto"/>
    </style:style>
    <style:style style:name="P246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47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48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indent="-0.111in" style:auto-text-indent="false" style:page-number="auto"/>
    </style:style>
    <style:style style:name="P249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250" style:family="paragraph" style:parent-style-name="Footnote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251" style:family="paragraph" style:parent-style-name="Body_20_text_20__28_10_29_" style:master-page-name="">
      <style:paragraph-properties fo:margin-left="0.4028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252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111in" style:auto-text-indent="false" style:page-number="auto" fo:break-after="column"/>
    </style:style>
    <style:style style:name="P253" style:family="paragraph" style:parent-style-name="Body_20_text_20__28_2_29_" style:master-page-name="">
      <style:paragraph-properties fo:margin-left="0.4028in" fo:margin-right="0in" fo:margin-top="0in" fo:margin-bottom="0.0807in" loext:contextual-spacing="false" fo:text-indent="-0.111in" style:auto-text-indent="false" style:page-number="auto"/>
    </style:style>
    <style:style style:name="P254" style:family="paragraph" style:parent-style-name="Body_20_text_20__28_2_29_" style:master-page-name="">
      <style:paragraph-properties fo:margin-left="0.4028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255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256" style:family="paragraph" style:parent-style-name="Body_20_text_20__28_2_29_" style:master-page-name="">
      <style:paragraph-properties fo:margin-left="0.4028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257" style:family="paragraph" style:parent-style-name="Body_20_text_20__28_2_29_" style:master-page-name="">
      <style:paragraph-properties fo:margin-left="0.4028in" fo:margin-right="0in" fo:margin-top="0in" fo:margin-bottom="0.0862in" loext:contextual-spacing="false" fo:line-height="0.1299in" fo:text-indent="-0.111in" style:auto-text-indent="false" style:page-number="auto"/>
    </style:style>
    <style:style style:name="P258" style:family="paragraph" style:parent-style-name="Body_20_text_20__28_2_29_" style:master-page-name="">
      <style:paragraph-properties fo:margin-left="0.4028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259" style:family="paragraph" style:parent-style-name="Body_20_text_20__28_2_29_" style:master-page-name="">
      <style:paragraph-properties fo:margin-left="0.4028in" fo:margin-right="0in" fo:margin-top="0in" fo:margin-bottom="0.0862in" loext:contextual-spacing="false" fo:line-height="0.1335in" fo:text-align="start" style:justify-single-word="false" fo:text-indent="-0.111in" style:auto-text-indent="false" style:page-number="auto"/>
    </style:style>
    <style:style style:name="P260" style:family="paragraph" style:parent-style-name="Body_20_text_20__28_2_29_" style:master-page-name="">
      <style:paragraph-properties fo:margin-left="0.4028in" fo:margin-right="0in" fo:margin-top="0in" fo:margin-bottom="0.0783in" loext:contextual-spacing="false" fo:line-height="0.1201in" fo:text-align="start" style:justify-single-word="false" fo:text-indent="-0.111in" style:auto-text-indent="false" style:page-number="auto"/>
    </style:style>
    <style:style style:name="P261" style:family="paragraph" style:parent-style-name="Body_20_text_20__28_2_29_" style:master-page-name="">
      <style:paragraph-properties fo:margin-left="0.4028in" fo:margin-right="0in" fo:margin-top="0in" fo:margin-bottom="0.089in" loext:contextual-spacing="false" fo:line-height="0.1335in" fo:text-align="start" style:justify-single-word="false" fo:text-indent="-0.111in" style:auto-text-indent="false" style:page-number="auto"/>
    </style:style>
    <style:style style:name="P262" style:family="paragraph" style:parent-style-name="Body_20_text_20__28_2_29_" style:master-page-name="">
      <style:paragraph-properties fo:margin-left="0.4028in" fo:margin-right="0in" fo:margin-top="0in" fo:margin-bottom="0.1252in" loext:contextual-spacing="false" fo:text-align="start" style:justify-single-word="false" fo:text-indent="-0.111in" style:auto-text-indent="false" style:page-number="auto"/>
    </style:style>
    <style:style style:name="P263" style:family="paragraph" style:parent-style-name="Body_20_text_20__28_2_29_" style:master-page-name="">
      <style:paragraph-properties fo:margin-left="0.4028in" fo:margin-right="0in" fo:margin-top="0in" fo:margin-bottom="0.0791in" loext:contextual-spacing="false" fo:text-align="start" style:justify-single-word="false" fo:text-indent="-0.111in" style:auto-text-indent="false" style:page-number="auto"/>
    </style:style>
    <style:style style:name="P264" style:family="paragraph" style:parent-style-name="Body_20_text_20__28_2_29_" style:master-page-name="">
      <style:paragraph-properties fo:margin-left="0in" fo:margin-right="0.0555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265" style:family="paragraph" style:parent-style-name="Footnote" style:master-page-name="">
      <style:paragraph-properties fo:margin-left="0in" fo:margin-right="0.0555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266" style:family="paragraph" style:parent-style-name="Footnote" style:master-page-name="">
      <style:paragraph-properties fo:margin-left="0in" fo:margin-right="0.0555in" fo:margin-top="0in" fo:margin-bottom="0in" loext:contextual-spacing="false" fo:text-align="center" style:justify-single-word="false" fo:text-indent="0in" style:auto-text-indent="false" style:page-number="auto"/>
    </style:style>
    <style:style style:name="P267" style:family="paragraph" style:parent-style-name="Body_20_text_20__28_3_29_" style:master-page-name="">
      <style:paragraph-properties fo:margin-left="0in" fo:margin-right="0.0555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268" style:family="paragraph" style:parent-style-name="Body_20_text_20__28_3_29_" style:master-page-name="">
      <style:paragraph-properties fo:margin-left="0in" fo:margin-right="0.0555in" fo:margin-top="0in" fo:margin-bottom="0in" loext:contextual-spacing="false" fo:text-align="center" style:justify-single-word="false" fo:text-indent="0in" style:auto-text-indent="false" style:page-number="auto"/>
    </style:style>
    <style:style style:name="P269" style:family="paragraph" style:parent-style-name="Body_20_text_20__28_2_29_" style:master-page-name="">
      <style:paragraph-properties fo:margin-left="0in" fo:margin-right="0.0555in" fo:margin-top="0in" fo:margin-bottom="0.0835in" loext:contextual-spacing="false" fo:text-align="center" style:justify-single-word="false" fo:text-indent="0in" style:auto-text-indent="false" style:page-number="auto"/>
    </style:style>
    <style:style style:name="P270" style:family="paragraph" style:parent-style-name="Body_20_text_20__28_2_29_" style:master-page-name="">
      <style:paragraph-properties fo:margin-left="0.3193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271" style:family="paragraph" style:parent-style-name="Body_20_text_20__28_2_29_" style:master-page-name="">
      <style:paragraph-properties fo:margin-left="0.3193in" fo:margin-right="0in" fo:margin-top="0in" fo:margin-bottom="0in" loext:contextual-spacing="false" fo:line-height="0.1228in" fo:text-align="start" style:justify-single-word="false" fo:text-indent="0.0972in" style:auto-text-indent="false" style:page-number="auto"/>
    </style:style>
    <style:style style:name="P272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7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4201in"/>
        </style:tab-stops>
      </style:paragraph-properties>
    </style:style>
    <style:style style:name="P274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2783in"/>
        </style:tab-stops>
      </style:paragraph-properties>
    </style:style>
    <style:style style:name="P275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075in"/>
        </style:tab-stops>
      </style:paragraph-properties>
    </style:style>
    <style:style style:name="P276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2772in"/>
        </style:tab-stops>
      </style:paragraph-properties>
    </style:style>
    <style:style style:name="P277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3134in"/>
        </style:tab-stops>
      </style:paragraph-properties>
    </style:style>
    <style:style style:name="P278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2701in"/>
        </style:tab-stops>
      </style:paragraph-properties>
    </style:style>
    <style:style style:name="P279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7181in" style:type="right"/>
        </style:tab-stops>
      </style:paragraph-properties>
    </style:style>
    <style:style style:name="P280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6in"/>
        </style:tab-stops>
      </style:paragraph-properties>
    </style:style>
    <style:style style:name="P281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1.2728in"/>
        </style:tab-stops>
      </style:paragraph-properties>
    </style:style>
    <style:style style:name="P282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283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25in" style:auto-text-indent="false" style:page-number="auto"/>
    </style:style>
    <style:style style:name="P28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28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319in" fo:text-align="start" style:justify-single-word="false" fo:text-indent="-0.25in" style:auto-text-indent="false" style:page-number="auto"/>
    </style:style>
    <style:style style:name="P286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01in" fo:text-align="start" style:justify-single-word="false" fo:text-indent="-0.25in" style:auto-text-indent="false" style:page-number="auto"/>
    </style:style>
    <style:style style:name="P287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01in" fo:text-align="start" style:justify-single-word="false" fo:text-indent="-0.25in" style:auto-text-indent="false" style:page-number="auto">
        <style:tab-stops>
          <style:tab-stop style:position="1.1465in"/>
        </style:tab-stops>
      </style:paragraph-properties>
    </style:style>
    <style:style style:name="P288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289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290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>
        <style:tab-stops>
          <style:tab-stop style:position="1.3134in"/>
        </style:tab-stops>
      </style:paragraph-properties>
    </style:style>
    <style:style style:name="P291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292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 fo:break-after="page"/>
    </style:style>
    <style:style style:name="P293" style:family="paragraph" style:parent-style-name="Body_20_text_20__28_2_29_" style:master-page-name="">
      <style:paragraph-properties fo:margin-left="0.25in" fo:margin-right="0in" fo:margin-top="0in" fo:margin-bottom="0.0807in" loext:contextual-spacing="false" fo:text-align="start" style:justify-single-word="false" fo:text-indent="-0.25in" style:auto-text-indent="false" style:page-number="auto"/>
    </style:style>
    <style:style style:name="P294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295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01in" fo:text-align="start" style:justify-single-word="false" fo:text-indent="-0.25in" style:auto-text-indent="false" style:page-number="auto"/>
    </style:style>
    <style:style style:name="P296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99in" fo:text-align="start" style:justify-single-word="false" fo:text-indent="-0.25in" style:auto-text-indent="false" style:page-number="auto"/>
    </style:style>
    <style:style style:name="P297" style:family="paragraph" style:parent-style-name="Body_20_text_20__28_2_29_" style:master-page-name="">
      <style:paragraph-properties fo:margin-left="0.25in" fo:margin-right="0in" fo:margin-top="0in" fo:margin-bottom="0.0862in" loext:contextual-spacing="false" fo:line-height="0.1299in" fo:text-align="start" style:justify-single-word="false" fo:text-indent="-0.25in" style:auto-text-indent="false" style:page-number="auto"/>
    </style:style>
    <style:style style:name="P298" style:family="paragraph" style:parent-style-name="Body_20_text_20__28_2_29_" style:master-page-name="">
      <style:paragraph-properties fo:margin-left="0.25in" fo:margin-right="0in" fo:margin-top="0in" fo:margin-bottom="0.0902in" loext:contextual-spacing="false" fo:text-align="start" style:justify-single-word="false" fo:text-indent="-0.25in" style:auto-text-indent="false" style:page-number="auto"/>
    </style:style>
    <style:style style:name="P299" style:family="paragraph" style:parent-style-name="Body_20_text_20__28_2_29_" style:master-page-name="">
      <style:paragraph-properties fo:margin-left="0.472in" fo:margin-right="0in" fo:margin-top="0in" fo:margin-bottom="0in" loext:contextual-spacing="false" fo:text-indent="0in" style:auto-text-indent="false" style:page-number="auto"/>
    </style:style>
    <style:style style:name="P300" style:family="paragraph" style:parent-style-name="Body_20_text_20__28_2_29_" style:master-page-name="">
      <style:paragraph-properties fo:margin-left="0.472in" fo:margin-right="0in" fo:margin-top="0in" fo:margin-bottom="0in" loext:contextual-spacing="false" fo:text-indent="0in" style:auto-text-indent="false" style:page-number="auto">
        <style:tab-stops>
          <style:tab-stop style:position="1.5016in" style:type="right"/>
        </style:tab-stops>
      </style:paragraph-properties>
    </style:style>
    <style:style style:name="P301" style:family="paragraph" style:parent-style-name="Body_20_text_20__28_2_29_" style:master-page-name="">
      <style:paragraph-properties fo:margin-left="0.472in" fo:margin-right="0in" fo:margin-top="0in" fo:margin-bottom="0.0835in" loext:contextual-spacing="false" fo:text-indent="0in" style:auto-text-indent="false" style:page-number="auto"/>
    </style:style>
    <style:style style:name="P302" style:family="paragraph" style:parent-style-name="Body_20_text_20__28_2_29_" style:master-page-name="">
      <style:paragraph-properties fo:margin-left="0.25in" fo:margin-right="0in" fo:margin-top="0in" fo:margin-bottom="0in" loext:contextual-spacing="false" fo:text-indent="-0.111in" style:auto-text-indent="false" style:page-number="auto"/>
    </style:style>
    <style:style style:name="P30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0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0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>
        <style:tab-stops>
          <style:tab-stop style:position="0.0866in"/>
        </style:tab-stops>
      </style:paragraph-properties>
    </style:style>
    <style:style style:name="P306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indent="-0.111in" style:auto-text-indent="false" style:page-number="auto"/>
    </style:style>
    <style:style style:name="P307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08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111in" style:auto-text-indent="false" style:page-number="auto"/>
    </style:style>
    <style:style style:name="P309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310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272in" fo:text-align="justify" style:justify-single-word="false" fo:text-indent="-0.111in" style:auto-text-indent="false" style:page-number="auto"/>
    </style:style>
    <style:style style:name="P311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181in" fo:text-align="start" style:justify-single-word="false" fo:text-indent="-0.111in" style:auto-text-indent="false" style:page-number="auto"/>
    </style:style>
    <style:style style:name="P312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201in" fo:text-align="start" style:justify-single-word="false" fo:text-indent="-0.111in" style:auto-text-indent="false" style:page-number="auto"/>
    </style:style>
    <style:style style:name="P313" style:family="paragraph" style:parent-style-name="Body_20_text_20__28_10_29_" style:master-page-name="">
      <style:paragraph-properties fo:margin-left="0.25in" fo:margin-right="0in" fo:margin-top="0in" fo:margin-bottom="0in" loext:contextual-spacing="false" fo:line-height="0.1335in" fo:text-align="start" style:justify-single-word="false" fo:text-indent="-0.111in" style:auto-text-indent="false" style:page-number="auto"/>
    </style:style>
    <style:style style:name="P314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 fo:break-after="page"/>
    </style:style>
    <style:style style:name="P31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111in" style:auto-text-indent="false" style:page-number="auto" fo:break-after="page">
        <style:tab-stops>
          <style:tab-stop style:position="0.0756in"/>
        </style:tab-stops>
      </style:paragraph-properties>
    </style:style>
    <style:style style:name="P316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317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18" style:family="paragraph" style:parent-style-name="Table_20_of_20_contents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19" style:family="paragraph" style:parent-style-name="Body_20_text_20__28_3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20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321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322" style:family="paragraph" style:parent-style-name="Body_20_text_20__28_2_29_" style:master-page-name="">
      <style:paragraph-properties fo:margin-left="0.25in" fo:margin-right="0in" fo:margin-top="0in" fo:margin-bottom="0.0835in" loext:contextual-spacing="false" fo:line-height="0.1228in" fo:text-align="start" style:justify-single-word="false" fo:text-indent="-0.111in" style:auto-text-indent="false" style:page-number="auto"/>
    </style:style>
    <style:style style:name="P323" style:family="paragraph" style:parent-style-name="Body_20_text_20__28_2_29_" style:master-page-name="">
      <style:paragraph-properties fo:margin-left="0.25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324" style:family="paragraph" style:parent-style-name="Body_20_text_20__28_2_29_" style:master-page-name="">
      <style:paragraph-properties fo:margin-left="0.25in" fo:margin-right="0in" fo:margin-top="0in" fo:margin-bottom="0.0807in" loext:contextual-spacing="false" fo:line-height="0.1228in" fo:text-align="start" style:justify-single-word="false" fo:text-indent="-0.111in" style:auto-text-indent="false" style:page-number="auto"/>
    </style:style>
    <style:style style:name="P325" style:family="paragraph" style:parent-style-name="Body_20_text_20__28_2_29_" style:master-page-name="">
      <style:paragraph-properties fo:margin-left="0.25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326" style:family="paragraph" style:parent-style-name="Body_20_text_20__28_2_29_" style:master-page-name="">
      <style:paragraph-properties fo:margin-left="0.25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327" style:family="paragraph" style:parent-style-name="Table_20_of_20_contents" style:master-page-name="">
      <style:paragraph-properties fo:margin-left="0.25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328" style:family="paragraph" style:parent-style-name="Body_20_text_20__28_6_29_" style:master-page-name="">
      <style:paragraph-properties fo:margin-left="0.25in" fo:margin-right="0in" fo:margin-top="0in" fo:margin-bottom="0.0791in" loext:contextual-spacing="false" fo:text-align="start" style:justify-single-word="false" fo:text-indent="-0.111in" style:auto-text-indent="false" style:page-number="auto"/>
    </style:style>
    <style:style style:name="P329" style:family="paragraph" style:parent-style-name="Body_20_text_20__28_2_29_" style:master-page-name="">
      <style:paragraph-properties fo:margin-left="0.25in" fo:margin-right="0in" fo:margin-top="0in" fo:margin-bottom="0.0902in" loext:contextual-spacing="false" fo:text-align="start" style:justify-single-word="false" fo:text-indent="-0.111in" style:auto-text-indent="false" style:page-number="auto"/>
    </style:style>
    <style:style style:name="P330" style:family="paragraph" style:parent-style-name="Body_20_text_20__28_2_29_" style:master-page-name="">
      <style:paragraph-properties fo:margin-left="0.25in" fo:margin-right="0in" fo:margin-top="0in" fo:margin-bottom="0.0618in" loext:contextual-spacing="false" fo:line-height="0.1181in" fo:text-align="start" style:justify-single-word="false" fo:text-indent="-0.111in" style:auto-text-indent="false" style:page-number="auto"/>
    </style:style>
    <style:style style:name="P331" style:family="paragraph" style:parent-style-name="Body_20_text_20__28_2_29_" style:master-page-name="">
      <style:paragraph-properties fo:margin-left="0.25in" fo:margin-right="0in" fo:margin-top="0in" fo:margin-bottom="0.089in" loext:contextual-spacing="false" fo:text-align="start" style:justify-single-word="false" fo:text-indent="-0.111in" style:auto-text-indent="false" style:page-number="auto"/>
    </style:style>
    <style:style style:name="P332" style:family="paragraph" style:parent-style-name="Body_20_text_20__28_2_29_" style:master-page-name="">
      <style:paragraph-properties fo:margin-left="0.25in" fo:margin-right="0in" fo:margin-top="0in" fo:margin-bottom="0.0472in" loext:contextual-spacing="false" fo:line-height="0.1335in" fo:text-align="start" style:justify-single-word="false" fo:text-indent="-0.111in" style:auto-text-indent="false" style:page-number="auto"/>
    </style:style>
    <style:style style:name="P333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34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35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36" style:family="paragraph" style:parent-style-name="Footnote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37" style:family="paragraph" style:parent-style-name="Footnote" style:master-page-name="">
      <style:paragraph-properties fo:margin-left="0.361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38" style:family="paragraph" style:parent-style-name="Body_20_text_20__28_2_29_" style:master-page-name="">
      <style:paragraph-properties fo:margin-left="0.361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339" style:family="paragraph" style:parent-style-name="Body_20_text_20__28_2_29_" style:master-page-name="">
      <style:paragraph-properties fo:margin-left="0.361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340" style:family="paragraph" style:parent-style-name="Body_20_text_20__28_2_29_" style:master-page-name="">
      <style:paragraph-properties fo:margin-left="0.361in" fo:margin-right="0in" fo:margin-top="0in" fo:margin-bottom="0.0902in" loext:contextual-spacing="false" fo:text-align="start" style:justify-single-word="false" fo:text-indent="-0.111in" style:auto-text-indent="false" style:page-number="auto"/>
    </style:style>
    <style:style style:name="P341" style:family="paragraph" style:parent-style-name="Body_20_text_20__28_2_29_" style:master-page-name="">
      <style:paragraph-properties fo:margin-left="0.361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342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0in" style:auto-text-indent="false" style:page-number="auto"/>
    </style:style>
    <style:style style:name="P343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44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indent="0in" style:auto-text-indent="false" style:page-number="auto"/>
    </style:style>
    <style:style style:name="P345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346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0in" style:auto-text-indent="false" style:page-number="auto">
        <style:tab-stops>
          <style:tab-stop style:position="0.2272in"/>
        </style:tab-stops>
      </style:paragraph-properties>
    </style:style>
    <style:style style:name="P347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indent="0in" style:auto-text-indent="false" style:page-number="auto"/>
    </style:style>
    <style:style style:name="P34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34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350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0in" style:auto-text-indent="false" style:page-number="auto">
        <style:tab-stops>
          <style:tab-stop style:position="0.2283in"/>
        </style:tab-stops>
      </style:paragraph-properties>
    </style:style>
    <style:style style:name="P351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0in" style:auto-text-indent="false" style:page-number="auto">
        <style:tab-stops>
          <style:tab-stop style:position="0.2307in"/>
        </style:tab-stops>
      </style:paragraph-properties>
    </style:style>
    <style:style style:name="P352" style:family="paragraph" style:parent-style-name="Footnote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53" style:family="paragraph" style:parent-style-name="Footnote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354" style:family="paragraph" style:parent-style-name="Footnote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355" style:family="paragraph" style:parent-style-name="Footnote" style:master-page-name="">
      <style:paragraph-properties fo:margin-left="0.4165in" fo:margin-right="0in" fo:margin-top="0in" fo:margin-bottom="0in" loext:contextual-spacing="false" fo:line-height="0.1335in" fo:text-indent="0in" style:auto-text-indent="false" style:page-number="auto"/>
    </style:style>
    <style:style style:name="P356" style:family="paragraph" style:parent-style-name="Body_20_text_20__28_13_29_" style:master-page-name="">
      <style:paragraph-properties fo:margin-left="0.416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57" style:family="paragraph" style:parent-style-name="Body_20_text_20__28_4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358" style:family="paragraph" style:parent-style-name="Body_20_text_20__28_4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359" style:family="paragraph" style:parent-style-name="Body_20_text_20__28_2_29_" style:master-page-name="">
      <style:paragraph-properties fo:margin-left="0.4165in" fo:margin-right="0in" fo:margin-top="0in" fo:margin-bottom="0.0835in" loext:contextual-spacing="false" fo:text-indent="0in" style:auto-text-indent="false" style:page-number="auto"/>
    </style:style>
    <style:style style:name="P360" style:family="paragraph" style:parent-style-name="Body_20_text_20__28_2_29_" style:master-page-name="">
      <style:paragraph-properties fo:margin-left="0.4165in" fo:margin-right="0in" fo:margin-top="0in" fo:margin-bottom="0.0807in" loext:contextual-spacing="false" fo:line-height="0.1228in" fo:text-indent="0in" style:auto-text-indent="false" style:page-number="auto"/>
    </style:style>
    <style:style style:name="P361" style:family="paragraph" style:parent-style-name="Body_20_text_20__28_16_29_" style:master-page-name="">
      <style:paragraph-properties fo:margin-left="0.4165in" fo:margin-right="0in" fo:margin-top="0in" fo:margin-bottom="0.028in" loext:contextual-spacing="false" fo:line-height="0.0626in" fo:text-indent="0in" style:auto-text-indent="false" style:page-number="auto"/>
    </style:style>
    <style:style style:name="P362" style:family="paragraph" style:parent-style-name="Body_20_text_20__28_2_29_" style:master-page-name="">
      <style:paragraph-properties fo:margin-left="0.166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363" style:family="paragraph" style:parent-style-name="Body_20_text_20__28_11_29_" style:master-page-name="">
      <style:paragraph-properties fo:margin-left="0.166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364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-0.111in" style:auto-text-indent="false" style:page-number="auto"/>
    </style:style>
    <style:style style:name="P365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66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67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6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402in" fo:text-align="start" style:justify-single-word="false" fo:text-indent="-0.111in" style:auto-text-indent="false" style:page-number="auto"/>
    </style:style>
    <style:style style:name="P369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181in" fo:text-align="start" style:justify-single-word="false" fo:text-indent="-0.111in" style:auto-text-indent="false" style:page-number="auto"/>
    </style:style>
    <style:style style:name="P370" style:family="paragraph" style:parent-style-name="Footnote" style:master-page-name="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71" style:family="paragraph" style:parent-style-name="Footnote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372" style:family="paragraph" style:parent-style-name="Footnote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373" style:family="paragraph" style:parent-style-name="Footnote" style:master-page-name="">
      <style:paragraph-properties fo:margin-left="0.4165in" fo:margin-right="0in" fo:margin-top="0in" fo:margin-bottom="0in" loext:contextual-spacing="false" fo:line-height="0.1366in" fo:text-align="start" style:justify-single-word="false" fo:text-indent="-0.111in" style:auto-text-indent="false" style:page-number="auto"/>
    </style:style>
    <style:style style:name="P374" style:family="paragraph" style:parent-style-name="Body_20_text_20__28_4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375" style:family="paragraph" style:parent-style-name="Body_20_text_20__28_11_29_" style:master-page-name="">
      <style:paragraph-properties fo:margin-left="0.4165in" fo:margin-right="0in" fo:margin-top="0in" fo:margin-bottom="0in" loext:contextual-spacing="false" fo:line-height="0.1201in" fo:text-align="start" style:justify-single-word="false" fo:text-indent="-0.111in" style:auto-text-indent="false" style:page-number="auto"/>
    </style:style>
    <style:style style:name="P376" style:family="paragraph" style:parent-style-name="Body_20_text_20__28_2_29_" style:master-page-name="">
      <style:paragraph-properties fo:margin-left="0.4165in" fo:margin-right="0in" fo:margin-top="0in" fo:margin-bottom="0.0835in" loext:contextual-spacing="false" fo:text-indent="-0.111in" style:auto-text-indent="false" style:page-number="auto"/>
    </style:style>
    <style:style style:name="P377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378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299in" fo:text-align="start" style:justify-single-word="false" fo:text-indent="-0.111in" style:auto-text-indent="false" style:page-number="auto"/>
    </style:style>
    <style:style style:name="P379" style:family="paragraph" style:parent-style-name="Body_20_text_20__28_2_29_" style:master-page-name="">
      <style:paragraph-properties fo:margin-left="0.4165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380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335in" fo:text-align="start" style:justify-single-word="false" fo:text-indent="-0.111in" style:auto-text-indent="false" style:page-number="auto"/>
    </style:style>
    <style:style style:name="P381" style:family="paragraph" style:parent-style-name="Body_20_text_20__28_2_29_" style:master-page-name="">
      <style:paragraph-properties fo:margin-left="0.4165in" fo:margin-right="0in" fo:margin-top="0in" fo:margin-bottom="0.122in" loext:contextual-spacing="false" fo:text-align="start" style:justify-single-word="false" fo:text-indent="-0.111in" style:auto-text-indent="false" style:page-number="auto"/>
    </style:style>
    <style:style style:name="P382" style:family="paragraph" style:parent-style-name="Body_20_text_20__28_2_29_" style:master-page-name="">
      <style:paragraph-properties fo:margin-left="0.4165in" fo:margin-right="0in" fo:margin-top="0in" fo:margin-bottom="0.0807in" loext:contextual-spacing="false" fo:line-height="0.1228in" fo:text-align="start" style:justify-single-word="false" fo:text-indent="-0.111in" style:auto-text-indent="false" style:page-number="auto"/>
    </style:style>
    <style:style style:name="P383" style:family="paragraph" style:parent-style-name="Body_20_text_20__28_2_29_" style:master-page-name="">
      <style:paragraph-properties fo:margin-left="0.4165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384" style:family="paragraph" style:parent-style-name="Body_20_text_20__28_2_29_" style:master-page-name="">
      <style:paragraph-properties fo:margin-left="0.4165in" fo:margin-right="0in" fo:margin-top="0in" fo:margin-bottom="0.089in" loext:contextual-spacing="false" fo:line-height="0.1335in" fo:text-align="start" style:justify-single-word="false" fo:text-indent="-0.111in" style:auto-text-indent="false" style:page-number="auto"/>
    </style:style>
    <style:style style:name="P385" style:family="paragraph" style:parent-style-name="Body_20_text_20__28_2_29_" style:master-page-name="">
      <style:paragraph-properties fo:margin-left="0.4165in" fo:margin-right="0in" fo:margin-top="0in" fo:margin-bottom="0.0417in" loext:contextual-spacing="false" fo:text-align="start" style:justify-single-word="false" fo:text-indent="-0.111in" style:auto-text-indent="false" style:page-number="auto"/>
    </style:style>
    <style:style style:name="P386" style:family="paragraph" style:parent-style-name="Body_20_text_20__28_2_29_" style:master-page-name="">
      <style:paragraph-properties fo:margin-left="0.4165in" fo:margin-right="0in" fo:margin-top="0in" fo:margin-bottom="0.039in" loext:contextual-spacing="false" fo:text-align="start" style:justify-single-word="false" fo:text-indent="-0.111in" style:auto-text-indent="false" style:page-number="auto"/>
    </style:style>
    <style:style style:name="P387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388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389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390" style:family="paragraph" style:parent-style-name="Body_20_text_20__28_2_29_" style:master-page-name="">
      <style:paragraph-properties fo:margin-left="0.3055in" fo:margin-right="0in" fo:margin-top="0in" fo:margin-bottom="0.1138in" loext:contextual-spacing="false" fo:line-height="0.1181in" fo:text-align="start" style:justify-single-word="false" fo:text-indent="0.111in" style:auto-text-indent="false" style:page-number="auto"/>
    </style:style>
    <style:style style:name="P391" style:family="paragraph" style:parent-style-name="Body_20_text_20__28_2_29_" style:master-page-name="">
      <style:paragraph-properties fo:margin-left="0.3055in" fo:margin-right="0in" fo:margin-top="0in" fo:margin-bottom="0.0862in" loext:contextual-spacing="false" fo:text-align="start" style:justify-single-word="false" fo:text-indent="0.111in" style:auto-text-indent="false" style:page-number="auto"/>
    </style:style>
    <style:style style:name="P392" style:family="paragraph" style:parent-style-name="Body_20_text_20__28_2_29_" style:master-page-name="">
      <style:paragraph-properties fo:margin-left="0.3055in" fo:margin-right="0in" fo:margin-top="0in" fo:margin-bottom="0.0807in" loext:contextual-spacing="false" fo:text-align="start" style:justify-single-word="false" fo:text-indent="0.111in" style:auto-text-indent="false" style:page-number="auto"/>
    </style:style>
    <style:style style:name="P393" style:family="paragraph" style:parent-style-name="Body_20_text_20__28_2_29_" style:master-page-name="">
      <style:paragraph-properties fo:margin-left="0.3055in" fo:margin-right="0in" fo:margin-top="0in" fo:margin-bottom="0.0835in" loext:contextual-spacing="false" fo:line-height="0.1299in" fo:text-align="start" style:justify-single-word="false" fo:text-indent="0.111in" style:auto-text-indent="false" style:page-number="auto"/>
    </style:style>
    <style:style style:name="P394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395" style:family="paragraph" style:parent-style-name="Body_20_text_20__28_2_29_" style:master-page-name="">
      <style:paragraph-properties fo:margin-left="0.513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396" style:family="paragraph" style:parent-style-name="Body_20_text_20__28_4_29_" style:master-page-name="">
      <style:paragraph-properties fo:margin-left="0.5138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397" style:family="paragraph" style:parent-style-name="Body_20_text_20__28_2_29_" style:master-page-name="">
      <style:paragraph-properties fo:margin-left="0.5138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398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4165in" style:auto-text-indent="false" style:page-number="auto"/>
    </style:style>
    <style:style style:name="P399" style:family="paragraph" style:parent-style-name="Body_20_text_20__28_2_29_" style:master-page-name="">
      <style:paragraph-properties fo:margin-left="0.4028in" fo:margin-right="0in" fo:margin-top="0in" fo:margin-bottom="0.0862in" loext:contextual-spacing="false" fo:text-indent="0in" style:auto-text-indent="false" style:page-number="auto"/>
    </style:style>
    <style:style style:name="P400" style:family="paragraph" style:parent-style-name="Body_20_text_20__28_2_29_" style:master-page-name="">
      <style:paragraph-properties fo:margin-left="0.4028in" fo:margin-right="0in" fo:margin-top="0in" fo:margin-bottom="0in" loext:contextual-spacing="false" fo:text-indent="0in" style:auto-text-indent="false" style:page-number="auto"/>
    </style:style>
    <style:style style:name="P401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0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03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indent="0in" style:auto-text-indent="false" style:page-number="auto"/>
    </style:style>
    <style:style style:name="P404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05" style:family="paragraph" style:parent-style-name="Footnote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06" style:family="paragraph" style:parent-style-name="Footnote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07" style:family="paragraph" style:parent-style-name="Footnote" style:master-page-name="">
      <style:paragraph-properties fo:margin-left="0.4028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08" style:family="paragraph" style:parent-style-name="Body_20_text_20__28_2_29_" style:master-page-name="">
      <style:paragraph-properties fo:margin-left="0.4028in" fo:margin-right="0in" fo:margin-top="0in" fo:margin-bottom="0.0835in" loext:contextual-spacing="false" fo:text-indent="0in" style:auto-text-indent="false" style:page-number="auto"/>
    </style:style>
    <style:style style:name="P409" style:family="paragraph" style:parent-style-name="Body_20_text_20__28_2_29_" style:master-page-name="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auto" fo:break-after="page"/>
    </style:style>
    <style:style style:name="P410" style:family="paragraph" style:parent-style-name="Body_20_text_20__28_2_29_" style:master-page-name="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auto"/>
    </style:style>
    <style:style style:name="P411" style:family="paragraph" style:parent-style-name="Body_20_text_20__28_2_29_" style:master-page-name="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auto">
        <style:tab-stops>
          <style:tab-stop style:position="1.3744in"/>
        </style:tab-stops>
      </style:paragraph-properties>
    </style:style>
    <style:style style:name="P412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99in" fo:text-align="start" style:justify-single-word="false" fo:text-indent="-0.1528in" style:auto-text-indent="false" style:page-number="auto"/>
    </style:style>
    <style:style style:name="P413" style:family="paragraph" style:parent-style-name="Body_20_text_20__28_3_29_" style:master-page-name="">
      <style:paragraph-properties fo:margin-left="0.1528in" fo:margin-right="0in" fo:margin-top="0in" fo:margin-bottom="0in" loext:contextual-spacing="false" fo:line-height="0.1228in" fo:text-align="start" style:justify-single-word="false" fo:text-indent="-0.1528in" style:auto-text-indent="false" style:page-number="auto"/>
    </style:style>
    <style:style style:name="P414" style:family="paragraph" style:parent-style-name="Body_20_text_20__28_3_29_" style:master-page-name="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auto"/>
    </style:style>
    <style:style style:name="P415" style:family="paragraph" style:parent-style-name="Body_20_text_20__28_3_29_" style:master-page-name="">
      <style:paragraph-properties fo:margin-left="0.1528in" fo:margin-right="0in" fo:margin-top="0in" fo:margin-bottom="0in" loext:contextual-spacing="false" fo:line-height="0.1299in" fo:text-align="start" style:justify-single-word="false" fo:text-indent="-0.1528in" style:auto-text-indent="false" style:page-number="auto"/>
    </style:style>
    <style:style style:name="P416" style:family="paragraph" style:parent-style-name="Body_20_text_20__28_10_29_" style:master-page-name="">
      <style:paragraph-properties fo:margin-left="0.1528in" fo:margin-right="0in" fo:margin-top="0in" fo:margin-bottom="0in" loext:contextual-spacing="false" fo:line-height="0.1299in" fo:text-align="start" style:justify-single-word="false" fo:text-indent="-0.1528in" style:auto-text-indent="false" style:page-number="auto"/>
    </style:style>
    <style:style style:name="P417" style:family="paragraph" style:parent-style-name="Body_20_text_20__28_2_29_" style:master-page-name="">
      <style:paragraph-properties fo:margin-left="0.1528in" fo:margin-right="0in" fo:margin-top="0in" fo:margin-bottom="0.0835in" loext:contextual-spacing="false" fo:text-align="start" style:justify-single-word="false" fo:text-indent="-0.1528in" style:auto-text-indent="false" style:page-number="auto"/>
    </style:style>
    <style:style style:name="P418" style:family="paragraph" style:parent-style-name="Body_20_text_20__28_2_29_" style:master-page-name="">
      <style:paragraph-properties fo:margin-left="0.1528in" fo:margin-right="0in" fo:margin-top="0in" fo:margin-bottom="0.0835in" loext:contextual-spacing="false" fo:line-height="0.1299in" fo:text-align="start" style:justify-single-word="false" fo:text-indent="-0.1528in" style:auto-text-indent="false" style:page-number="auto"/>
    </style:style>
    <style:style style:name="P419" style:family="paragraph" style:parent-style-name="Body_20_text_20__28_2_29_" style:master-page-name="">
      <style:paragraph-properties fo:margin-left="0.1528in" fo:margin-right="0in" fo:margin-top="0in" fo:margin-bottom="0.0807in" loext:contextual-spacing="false" fo:text-align="start" style:justify-single-word="false" fo:text-indent="-0.1528in" style:auto-text-indent="false" style:page-number="auto"/>
    </style:style>
    <style:style style:name="P420" style:family="paragraph" style:parent-style-name="Body_20_text_20__28_3_29_" style:master-page-name="">
      <style:paragraph-properties fo:margin-left="0.139in" fo:margin-right="0.1807in" fo:margin-top="0in" fo:margin-bottom="0in" loext:contextual-spacing="false" fo:text-align="justify" style:justify-single-word="false" fo:text-indent="-0.139in" style:auto-text-indent="false" style:page-number="auto"/>
    </style:style>
    <style:style style:name="P421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0.222in" style:auto-text-indent="false" style:page-number="auto"/>
    </style:style>
    <style:style style:name="P422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423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.222in" style:auto-text-indent="false" style:page-number="auto"/>
    </style:style>
    <style:style style:name="P424" style:family="paragraph" style:parent-style-name="Body_20_text_20__28_2_29_" style:master-page-name="">
      <style:paragraph-properties fo:margin-left="0.139in" fo:margin-right="0in" fo:margin-top="0in" fo:margin-bottom="0.089in" loext:contextual-spacing="false" fo:line-height="0.1299in" fo:text-align="start" style:justify-single-word="false" fo:text-indent="0.222in" style:auto-text-indent="false" style:page-number="auto"/>
    </style:style>
    <style:style style:name="P425" style:family="paragraph" style:parent-style-name="Body_20_text_20__28_2_29_" style:master-page-name="">
      <style:paragraph-properties fo:margin-left="0.139in" fo:margin-right="0in" fo:margin-top="0in" fo:margin-bottom="0.0807in" loext:contextual-spacing="false" fo:text-align="start" style:justify-single-word="false" fo:text-indent="0.222in" style:auto-text-indent="false" style:page-number="auto"/>
    </style:style>
    <style:style style:name="P426" style:family="paragraph" style:parent-style-name="Body_20_text_20__28_2_29_" style:master-page-name="">
      <style:paragraph-properties fo:margin-left="0.7362in" fo:margin-right="0in" fo:margin-top="0in" fo:margin-bottom="0in" loext:contextual-spacing="false" fo:text-align="start" style:justify-single-word="false" fo:text-indent="-0.7362in" style:auto-text-indent="false" style:page-number="auto"/>
    </style:style>
    <style:style style:name="P427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28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29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30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31" style:family="paragraph" style:parent-style-name="Footnote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32" style:family="paragraph" style:parent-style-name="Body_20_text_20__28_9_29_" style:master-page-name="">
      <style:paragraph-properties fo:margin-left="0.2638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33" style:family="paragraph" style:parent-style-name="Body_20_text_20__28_6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34" style:family="paragraph" style:parent-style-name="Body_20_text_20__28_2_29_" style:master-page-name="">
      <style:paragraph-properties fo:margin-left="0.2638in" fo:margin-right="0in" fo:margin-top="0in" fo:margin-bottom="0.0862in" loext:contextual-spacing="false" fo:text-align="start" style:justify-single-word="false" fo:text-indent="0in" style:auto-text-indent="false" style:page-number="auto"/>
    </style:style>
    <style:style style:name="P435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436" style:family="paragraph" style:parent-style-name="Body_20_text_20__28_2_29_" style:master-page-name="">
      <style:paragraph-properties fo:margin-left="0.3055in" fo:margin-right="0in" fo:margin-top="0in" fo:margin-bottom="0in" loext:contextual-spacing="false" fo:text-indent="0in" style:auto-text-indent="false" style:page-number="auto"/>
    </style:style>
    <style:style style:name="P437" style:family="paragraph" style:parent-style-name="Body_20_text_20__28_2_29_" style:master-page-name="">
      <style:paragraph-properties fo:margin-left="0.3055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438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28in" fo:text-indent="0in" style:auto-text-indent="false" style:page-number="auto"/>
    </style:style>
    <style:style style:name="P439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40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41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42" style:family="paragraph" style:parent-style-name="Body_20_text_20__28_2_29_" style:master-page-name="">
      <style:paragraph-properties fo:margin-left="0.3055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443" style:family="paragraph" style:parent-style-name="Footnote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44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445" style:family="paragraph" style:parent-style-name="Body_20_text_20__28_2_29_" style:master-page-name="">
      <style:paragraph-properties fo:margin-left="0.3055in" fo:margin-right="0in" fo:margin-top="0in" fo:margin-bottom="0.0862in" loext:contextual-spacing="false" fo:text-indent="0in" style:auto-text-indent="false" style:page-number="auto"/>
    </style:style>
    <style:style style:name="P446" style:family="paragraph" style:parent-style-name="Body_20_text_20__28_2_29_" style:master-page-name="">
      <style:paragraph-properties fo:margin-left="0.3055in" fo:margin-right="0in" fo:margin-top="0in" fo:margin-bottom="0.0807in" loext:contextual-spacing="false" fo:text-indent="0in" style:auto-text-indent="false" style:page-number="auto"/>
    </style:style>
    <style:style style:name="P447" style:family="paragraph" style:parent-style-name="Body_20_text_20__28_12_29_" style:master-page-name="">
      <style:paragraph-properties fo:margin-left="0.3055in" fo:margin-right="0in" fo:margin-top="0in" fo:margin-bottom="0.0661in" loext:contextual-spacing="false" fo:line-height="0.0626in" fo:text-indent="0in" style:auto-text-indent="false" style:page-number="auto">
        <style:tab-stops>
          <style:tab-stop style:position="1.0201in"/>
        </style:tab-stops>
      </style:paragraph-properties>
    </style:style>
    <style:style style:name="P448" style:family="paragraph" style:parent-style-name="Body_20_text_20__28_2_29_" style:master-page-name="">
      <style:paragraph-properties fo:margin-left="0.25in" fo:margin-right="0in" fo:margin-top="0in" fo:margin-bottom="0in" loext:contextual-spacing="false" fo:text-indent="0in" style:auto-text-indent="false" style:page-number="auto"/>
    </style:style>
    <style:style style:name="P449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181in" fo:text-align="start" style:justify-single-word="false" fo:text-indent="0in" style:auto-text-indent="false" style:page-number="auto"/>
    </style:style>
    <style:style style:name="P450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51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52" style:family="paragraph" style:parent-style-name="Body_20_text_20__28_2_29_" style:master-page-name="">
      <style:paragraph-properties fo:margin-left="0.25in" fo:margin-right="0in" fo:margin-top="0in" fo:margin-bottom="0in" loext:contextual-spacing="false" fo:text-indent="0in" style:auto-text-indent="false" style:page-number="auto">
        <style:tab-stops>
          <style:tab-stop style:position="1.3071in"/>
        </style:tab-stops>
      </style:paragraph-properties>
    </style:style>
    <style:style style:name="P453" style:family="paragraph" style:parent-style-name="Body_20_text_20__28_2_29_" style:master-page-name="">
      <style:paragraph-properties fo:margin-left="0.25in" fo:margin-right="0in" fo:margin-top="0in" fo:margin-bottom="0in" loext:contextual-spacing="false" fo:text-indent="0in" style:auto-text-indent="false" style:page-number="auto">
        <style:tab-stops>
          <style:tab-stop style:position="0.2283in"/>
        </style:tab-stops>
      </style:paragraph-properties>
    </style:style>
    <style:style style:name="P45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indent="0in" style:auto-text-indent="false" style:page-number="auto"/>
    </style:style>
    <style:style style:name="P45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56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457" style:family="paragraph" style:parent-style-name="Body_20_text_20__28_3_29_" style:master-page-name="">
      <style:paragraph-properties fo:margin-left="0.25in" fo:margin-right="0in" fo:margin-top="0in" fo:margin-bottom="0in" loext:contextual-spacing="false" fo:line-height="0.1228in" fo:text-align="justify" style:justify-single-word="false" fo:text-indent="0in" style:auto-text-indent="false" style:page-number="auto"/>
    </style:style>
    <style:style style:name="P458" style:family="paragraph" style:parent-style-name="Body_20_text_20__28_2_29_" style:master-page-name="">
      <style:paragraph-properties fo:margin-left="0.25in" fo:margin-right="0in" fo:margin-top="0in" fo:margin-bottom="0.0835in" loext:contextual-spacing="false" fo:text-indent="0in" style:auto-text-indent="false" style:page-number="auto"/>
    </style:style>
    <style:style style:name="P459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460" style:family="paragraph" style:parent-style-name="Body_20_text_20__28_2_29_" style:master-page-name="">
      <style:paragraph-properties fo:margin-left="0.25in" fo:margin-right="0in" fo:margin-top="0in" fo:margin-bottom="0.0862in" loext:contextual-spacing="false" fo:text-indent="0in" style:auto-text-indent="false" style:page-number="auto"/>
    </style:style>
    <style:style style:name="P461" style:family="paragraph" style:parent-style-name="Body_20_text_20__28_2_29_" style:master-page-name="">
      <style:paragraph-properties fo:margin-left="0.4307in" fo:margin-right="0in" fo:margin-top="0in" fo:margin-bottom="0in" loext:contextual-spacing="false" fo:text-indent="0in" style:auto-text-indent="false" style:page-number="auto"/>
    </style:style>
    <style:style style:name="P462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63" style:family="paragraph" style:parent-style-name="Body_20_text_20__28_2_29_" style:master-page-name="">
      <style:paragraph-properties fo:margin-left="0.4307in" fo:margin-right="0in" fo:margin-top="0in" fo:margin-bottom="0in" loext:contextual-spacing="false" fo:text-indent="0in" style:auto-text-indent="false" style:page-number="auto">
        <style:tab-stops>
          <style:tab-stop style:position="0.7661in"/>
        </style:tab-stops>
      </style:paragraph-properties>
    </style:style>
    <style:style style:name="P464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65" style:family="paragraph" style:parent-style-name="Footnote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466" style:family="paragraph" style:parent-style-name="Footnote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467" style:family="paragraph" style:parent-style-name="Body_20_text_20__28_18_29_" style:master-page-name="">
      <style:paragraph-properties fo:margin-left="0.4307in" fo:margin-right="0in" fo:margin-top="0in" fo:margin-bottom="0in" loext:contextual-spacing="false" fo:text-indent="0in" style:auto-text-indent="false" style:page-number="auto"/>
    </style:style>
    <style:style style:name="P468" style:family="paragraph" style:parent-style-name="Body_20_text_20__28_2_29_" style:master-page-name="">
      <style:paragraph-properties fo:margin-left="0.4307in" fo:margin-right="0in" fo:margin-top="0in" fo:margin-bottom="0.0835in" loext:contextual-spacing="false" fo:text-indent="0in" style:auto-text-indent="false" style:page-number="auto"/>
    </style:style>
    <style:style style:name="P469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470" style:family="paragraph" style:parent-style-name="Footnote" style:master-page-name="">
      <style:paragraph-properties fo:margin-left="0.2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471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472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473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474" style:family="paragraph" style:parent-style-name="Body_20_text_20__28_2_29_" style:master-page-name="">
      <style:paragraph-properties fo:margin-left="0.2638in" fo:margin-right="0in" fo:margin-top="0in" fo:margin-bottom="0.0862in" loext:contextual-spacing="false" fo:text-align="start" style:justify-single-word="false" fo:text-indent="-0.1252in" style:auto-text-indent="false" style:page-number="auto"/>
    </style:style>
    <style:style style:name="P475" style:family="paragraph" style:parent-style-name="Body_20_text_20__28_2_29_" style:master-page-name="">
      <style:paragraph-properties fo:margin-left="0.2638in" fo:margin-right="0in" fo:margin-top="0in" fo:margin-bottom="0.0862in" loext:contextual-spacing="false" fo:line-height="0.1299in" fo:text-align="start" style:justify-single-word="false" fo:text-indent="-0.1252in" style:auto-text-indent="false" style:page-number="auto"/>
    </style:style>
    <style:style style:name="P476" style:family="paragraph" style:parent-style-name="Body_20_text_20__28_2_29_" style:master-page-name="">
      <style:paragraph-properties fo:margin-left="0.2638in" fo:margin-right="0in" fo:margin-top="0in" fo:margin-bottom="0.089in" loext:contextual-spacing="false" fo:line-height="0.1335in" fo:text-align="start" style:justify-single-word="false" fo:text-indent="-0.1252in" style:auto-text-indent="false" style:page-number="auto"/>
    </style:style>
    <style:style style:name="P477" style:family="paragraph" style:parent-style-name="Body_20_text_20__28_2_29_" style:master-page-name="">
      <style:paragraph-properties fo:margin-left="0.2638in" fo:margin-right="0in" fo:margin-top="0in" fo:margin-bottom="0.0807in" loext:contextual-spacing="false" fo:line-height="0.1228in" fo:text-align="start" style:justify-single-word="false" fo:text-indent="-0.1252in" style:auto-text-indent="false" style:page-number="auto"/>
    </style:style>
    <style:style style:name="P478" style:family="paragraph" style:parent-style-name="Body_20_text_20__28_2_29_" style:master-page-name="">
      <style:paragraph-properties fo:margin-left="0in" fo:margin-right="0.1945in" fo:margin-top="0in" fo:margin-bottom="0in" loext:contextual-spacing="false" fo:line-height="0.1299in" fo:text-align="end" style:justify-single-word="false" fo:text-indent="0in" style:auto-text-indent="false" style:page-number="auto"/>
    </style:style>
    <style:style style:name="P479" style:family="paragraph" style:parent-style-name="Body_20_text_20__28_10_29_" style:master-page-name="">
      <style:paragraph-properties fo:margin-left="0in" fo:margin-right="0.1945in" fo:margin-top="0in" fo:margin-bottom="0in" loext:contextual-spacing="false" fo:line-height="0.1299in" fo:text-align="end" style:justify-single-word="false" fo:text-indent="0in" style:auto-text-indent="false" style:page-number="auto"/>
    </style:style>
    <style:style style:name="P480" style:family="paragraph" style:parent-style-name="Footnote" style:master-page-name="">
      <style:paragraph-properties fo:margin-left="0in" fo:margin-right="0.1945in" fo:margin-top="0in" fo:margin-bottom="0in" loext:contextual-spacing="false" fo:text-align="end" style:justify-single-word="false" fo:text-indent="0in" style:auto-text-indent="false" style:page-number="auto"/>
    </style:style>
    <style:style style:name="P481" style:family="paragraph" style:parent-style-name="Body_20_text_20__28_3_29_" style:master-page-name="">
      <style:paragraph-properties fo:margin-left="0in" fo:margin-right="0.1945in" fo:margin-top="0in" fo:margin-bottom="0in" loext:contextual-spacing="false" fo:text-indent="0in" style:auto-text-indent="false" style:page-number="auto"/>
    </style:style>
    <style:style style:name="P482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483" style:family="paragraph" style:parent-style-name="Footnote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484" style:family="paragraph" style:parent-style-name="Body_20_text_20__28_2_29_" style:master-page-name="">
      <style:paragraph-properties fo:margin-left="0.4307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485" style:family="paragraph" style:parent-style-name="Body_20_text_20__28_2_29_" style:master-page-name="">
      <style:paragraph-properties fo:margin-left="0.4307in" fo:margin-right="0in" fo:margin-top="0in" fo:margin-bottom="0.1252in" loext:contextual-spacing="false" fo:text-align="start" style:justify-single-word="false" fo:text-indent="-0.111in" style:auto-text-indent="false" style:page-number="auto"/>
    </style:style>
    <style:style style:name="P486" style:family="paragraph" style:parent-style-name="Body_20_text_20__28_2_29_" style:master-page-name="">
      <style:paragraph-properties fo:margin-left="0.4307in" fo:margin-right="0in" fo:margin-top="0in" fo:margin-bottom="0.0807in" loext:contextual-spacing="false" fo:text-align="start" style:justify-single-word="false" fo:text-indent="-0.111in" style:auto-text-indent="false" style:page-number="auto"/>
    </style:style>
    <style:style style:name="P487" style:family="paragraph" style:parent-style-name="Body_20_text_20__28_2_29_" style:master-page-name="">
      <style:paragraph-properties fo:margin-left="0.4307in" fo:margin-right="0in" fo:margin-top="0in" fo:margin-bottom="0.128in" loext:contextual-spacing="false" fo:text-align="start" style:justify-single-word="false" fo:text-indent="-0.111in" style:auto-text-indent="false" style:page-number="auto"/>
    </style:style>
    <style:style style:name="P488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489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490" style:family="paragraph" style:parent-style-name="Body_20_text_20__28_2_29_" style:master-page-name="">
      <style:paragraph-properties fo:margin-left="0.3193in" fo:margin-right="0in" fo:margin-top="0in" fo:margin-bottom="0in" loext:contextual-spacing="false" fo:text-indent="0in" style:auto-text-indent="false" style:page-number="auto"/>
    </style:style>
    <style:style style:name="P491" style:family="paragraph" style:parent-style-name="Body_20_text_20__28_2_29_" style:master-page-name="">
      <style:paragraph-properties fo:margin-left="0.3193in" fo:margin-right="0in" fo:margin-top="0in" fo:margin-bottom="0in" loext:contextual-spacing="false" fo:line-height="0.1228in" fo:text-indent="0in" style:auto-text-indent="false" style:page-number="auto"/>
    </style:style>
    <style:style style:name="P492" style:family="paragraph" style:parent-style-name="Body_20_text_20__28_2_29_" style:master-page-name="">
      <style:paragraph-properties fo:margin-left="0.319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93" style:family="paragraph" style:parent-style-name="Body_20_text_20__28_19_29_" style:master-page-name="">
      <style:paragraph-properties fo:margin-left="0.3193in" fo:margin-right="0in" fo:margin-top="0in" fo:margin-bottom="0.0693in" loext:contextual-spacing="false" fo:line-height="0.0764in" fo:text-align="start" style:justify-single-word="false" fo:text-indent="0in" style:auto-text-indent="false" style:page-number="auto"/>
    </style:style>
    <style:style style:name="P494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495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1.3445in"/>
        </style:tab-stops>
      </style:paragraph-properties>
    </style:style>
    <style:style style:name="P496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-0.139in" style:auto-text-indent="false" style:page-number="auto"/>
    </style:style>
    <style:style style:name="P497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/>
    </style:style>
    <style:style style:name="P498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>
        <style:tab-stops>
          <style:tab-stop style:position="1.3717in"/>
        </style:tab-stops>
      </style:paragraph-properties>
    </style:style>
    <style:style style:name="P499" style:family="paragraph" style:parent-style-name="Body_20_text_20__28_3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/>
    </style:style>
    <style:style style:name="P500" style:family="paragraph" style:parent-style-name="Body_20_text_20__28_3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501" style:family="paragraph" style:parent-style-name="Body_20_text_20__28_10_29_" style:master-page-name="">
      <style:paragraph-properties fo:margin-left="0.139in" fo:margin-right="0in" fo:margin-top="0in" fo:margin-bottom="0in" loext:contextual-spacing="false" fo:line-height="0.1272in" fo:text-align="start" style:justify-single-word="false" fo:text-indent="-0.139in" style:auto-text-indent="false" style:page-number="auto"/>
    </style:style>
    <style:style style:name="P502" style:family="paragraph" style:parent-style-name="Body_20_text_20__28_10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503" style:family="paragraph" style:parent-style-name="Body_20_text_20__28_10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/>
    </style:style>
    <style:style style:name="P504" style:family="paragraph" style:parent-style-name="Body_20_text_20__28_4_29_" style:master-page-name="">
      <style:paragraph-properties fo:margin-left="0.139in" fo:margin-right="0in" fo:margin-top="0in" fo:margin-bottom="0in" loext:contextual-spacing="false" fo:line-height="0.1272in" fo:text-align="start" style:justify-single-word="false" fo:text-indent="-0.139in" style:auto-text-indent="false" style:page-number="auto"/>
    </style:style>
    <style:style style:name="P505" style:family="paragraph" style:parent-style-name="Body_20_text_20__28_2_29_" style:master-page-name="">
      <style:paragraph-properties fo:margin-left="0.139in" fo:margin-right="0in" fo:margin-top="0in" fo:margin-bottom="0.0862in" loext:contextual-spacing="false" fo:line-height="0.1299in" fo:text-align="start" style:justify-single-word="false" fo:text-indent="-0.139in" style:auto-text-indent="false" style:page-number="auto"/>
    </style:style>
    <style:style style:name="P506" style:family="paragraph" style:parent-style-name="Body_20_text_20__28_2_29_" style:master-page-name="">
      <style:paragraph-properties fo:margin-left="0.139in" fo:margin-right="0in" fo:margin-top="0in" fo:margin-bottom="0.0862in" loext:contextual-spacing="false" fo:text-align="start" style:justify-single-word="false" fo:text-indent="-0.139in" style:auto-text-indent="false" style:page-number="auto"/>
    </style:style>
    <style:style style:name="P507" style:family="paragraph" style:parent-style-name="Body_20_text_20__28_2_29_" style:master-page-name="">
      <style:paragraph-properties fo:margin-left="0.139in" fo:margin-right="0in" fo:margin-top="0in" fo:margin-bottom="0.0862in" loext:contextual-spacing="false" fo:line-height="0.1335in" fo:text-align="start" style:justify-single-word="false" fo:text-indent="-0.139in" style:auto-text-indent="false" style:page-number="auto"/>
    </style:style>
    <style:style style:name="P508" style:family="paragraph" style:parent-style-name="Body_20_text_20__28_4_29_" style:master-page-name="">
      <style:paragraph-properties fo:margin-left="0.139in" fo:margin-right="0in" fo:margin-top="0in" fo:margin-bottom="0.0835in" loext:contextual-spacing="false" fo:line-height="0.1272in" fo:text-align="start" style:justify-single-word="false" fo:text-indent="-0.139in" style:auto-text-indent="false" style:page-number="auto"/>
    </style:style>
    <style:style style:name="P509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-0.139in" style:auto-text-indent="false" style:page-number="auto"/>
    </style:style>
    <style:style style:name="P510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-0.139in" style:auto-text-indent="false" style:page-number="auto">
        <style:tab-stops>
          <style:tab-stop style:position="1.6984in"/>
        </style:tab-stops>
      </style:paragraph-properties>
    </style:style>
    <style:style style:name="P511" style:family="paragraph" style:parent-style-name="Body_20_text_20__28_2_29_" style:master-page-name="">
      <style:paragraph-properties fo:margin-left="0.139in" fo:margin-right="0in" fo:margin-top="0in" fo:margin-bottom="0.0902in" loext:contextual-spacing="false" fo:text-align="start" style:justify-single-word="false" fo:text-indent="-0.139in" style:auto-text-indent="false" style:page-number="auto"/>
    </style:style>
    <style:style style:name="P512" style:family="paragraph" style:parent-style-name="Body_20_text_20__28_2_29_" style:master-page-name="">
      <style:paragraph-properties fo:margin-left="0.139in" fo:margin-right="0in" fo:margin-top="0in" fo:margin-bottom="0.0807in" loext:contextual-spacing="false" fo:line-height="0.1228in" fo:text-align="start" style:justify-single-word="false" fo:text-indent="-0.139in" style:auto-text-indent="false" style:page-number="auto"/>
    </style:style>
    <style:style style:name="P513" style:family="paragraph" style:parent-style-name="Body_20_text_20__28_2_29_" style:master-page-name="">
      <style:paragraph-properties fo:margin-left="0.3193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514" style:family="paragraph" style:parent-style-name="Footnote" style:master-page-name="">
      <style:paragraph-properties fo:margin-left="0.3193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515" style:family="paragraph" style:parent-style-name="Body_20_text_20__28_2_29_" style:master-page-name="">
      <style:paragraph-properties fo:margin-left="0.3193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516" style:family="paragraph" style:parent-style-name="Body_20_text_20__28_2_29_" style:master-page-name="">
      <style:paragraph-properties fo:margin-left="0.361in" fo:margin-right="0in" fo:margin-top="0in" fo:margin-bottom="0.0835in" loext:contextual-spacing="false" fo:text-indent="0in" style:auto-text-indent="false" style:page-number="auto"/>
    </style:style>
    <style:style style:name="P517" style:family="paragraph" style:parent-style-name="Body_20_text_20__28_17_29_" style:master-page-name="">
      <style:paragraph-properties fo:margin-left="0.361in" fo:margin-right="0in" fo:margin-top="0in" fo:margin-bottom="0.1457in" loext:contextual-spacing="false" fo:line-height="0.0972in" fo:text-align="start" style:justify-single-word="false" fo:text-indent="0in" style:auto-text-indent="false" style:page-number="auto"/>
    </style:style>
    <style:style style:name="P518" style:family="paragraph" style:parent-style-name="Body_20_text_20__28_2_29_" style:master-page-name="">
      <style:paragraph-properties fo:margin-left="0.361in" fo:margin-right="0in" fo:margin-top="0in" fo:margin-bottom="0in" loext:contextual-spacing="false" fo:text-indent="0in" style:auto-text-indent="false" style:page-number="auto"/>
    </style:style>
    <style:style style:name="P519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20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521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522" style:family="paragraph" style:parent-style-name="Footnote" style:master-page-name="">
      <style:paragraph-properties fo:margin-left="0.361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23" style:family="paragraph" style:parent-style-name="Body_20_text_20__28_2_29_" style:master-page-name="">
      <style:paragraph-properties fo:margin-left="0.2917in" fo:margin-right="0in" fo:margin-top="0in" fo:margin-bottom="0in" loext:contextual-spacing="false" fo:text-indent="0in" style:auto-text-indent="false" style:page-number="auto"/>
    </style:style>
    <style:style style:name="P524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28in" fo:text-indent="0in" style:auto-text-indent="false" style:page-number="auto"/>
    </style:style>
    <style:style style:name="P525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26" style:family="paragraph" style:parent-style-name="Body_20_text_20__28_2_29_" style:master-page-name="">
      <style:paragraph-properties fo:margin-left="0.2917in" fo:margin-right="0in" fo:margin-top="0in" fo:margin-bottom="0in" loext:contextual-spacing="false" fo:text-align="end" style:justify-single-word="false" fo:text-indent="0in" style:auto-text-indent="false" style:page-number="auto"/>
    </style:style>
    <style:style style:name="P527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99in" fo:text-indent="0in" style:auto-text-indent="false" style:page-number="auto">
        <style:tab-stops>
          <style:tab-stop style:position="0.2252in"/>
        </style:tab-stops>
      </style:paragraph-properties>
    </style:style>
    <style:style style:name="P528" style:family="paragraph" style:parent-style-name="Footnote" style:master-page-name="">
      <style:paragraph-properties fo:margin-left="0.291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29" style:family="paragraph" style:parent-style-name="Body_20_text_20__28_2_29_" style:master-page-name="">
      <style:paragraph-properties fo:margin-left="0.2917in" fo:margin-right="0in" fo:margin-top="0in" fo:margin-bottom="0.089in" loext:contextual-spacing="false" fo:text-align="start" style:justify-single-word="false" fo:text-indent="0in" style:auto-text-indent="false" style:page-number="auto"/>
    </style:style>
    <style:style style:name="P530" style:family="paragraph" style:parent-style-name="Body_20_text_20__28_2_29_" style:master-page-name="">
      <style:paragraph-properties fo:margin-left="0.2917in" fo:margin-right="0in" fo:margin-top="0in" fo:margin-bottom="0.0835in" loext:contextual-spacing="false" fo:text-indent="0in" style:auto-text-indent="false" style:page-number="auto"/>
    </style:style>
    <style:style style:name="P531" style:family="paragraph" style:parent-style-name="Body_20_text_20__28_2_29_" style:master-page-name="">
      <style:paragraph-properties fo:margin-left="0.2917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532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528in" style:auto-text-indent="false" style:page-number="auto"/>
    </style:style>
    <style:style style:name="P53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528in" style:auto-text-indent="false" style:page-number="auto"/>
    </style:style>
    <style:style style:name="P534" style:family="paragraph" style:parent-style-name="Body_20_text_20__28_2_29_" style:master-page-name="">
      <style:paragraph-properties fo:margin-left="0in" fo:margin-right="0in" fo:margin-top="0in" fo:margin-bottom="0.089in" loext:contextual-spacing="false" fo:text-align="start" style:justify-single-word="false" fo:text-indent="0.1528in" style:auto-text-indent="false" style:page-number="auto"/>
    </style:style>
    <style:style style:name="P535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2917in" style:auto-text-indent="false" style:page-number="auto"/>
    </style:style>
    <style:style style:name="P536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2917in" style:auto-text-indent="false" style:page-number="auto"/>
    </style:style>
    <style:style style:name="P537" style:family="paragraph" style:parent-style-name="Body_20_text_20__28_2_29_" style:master-page-name="">
      <style:paragraph-properties fo:margin-left="0in" fo:margin-right="0in" fo:margin-top="0in" fo:margin-bottom="0.0807in" loext:contextual-spacing="false" fo:text-align="start" style:justify-single-word="false" fo:text-indent="0.2917in" style:auto-text-indent="false" style:page-number="auto"/>
    </style:style>
    <style:style style:name="P538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083in" style:auto-text-indent="false" style:page-number="auto"/>
    </style:style>
    <style:style style:name="P53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540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0972in" style:auto-text-indent="false" style:page-number="auto"/>
    </style:style>
    <style:style style:name="P541" style:family="paragraph" style:parent-style-name="Body_20_text_20__28_6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0972in" style:auto-text-indent="false" style:page-number="auto"/>
    </style:style>
    <style:style style:name="P542" style:family="paragraph" style:parent-style-name="Body_20_text_20__28_2_29_" style:master-page-name="">
      <style:paragraph-properties fo:margin-left="0.4165in" fo:margin-right="0in" fo:margin-top="0in" fo:margin-bottom="0.0445in" loext:contextual-spacing="false" fo:text-align="start" style:justify-single-word="false" fo:text-indent="-0.0972in" style:auto-text-indent="false" style:page-number="auto"/>
    </style:style>
    <style:style style:name="P543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0972in" style:auto-text-indent="false" style:page-number="auto"/>
    </style:style>
    <style:style style:name="P544" style:family="paragraph" style:parent-style-name="Footnote" style:master-page-name="">
      <style:paragraph-properties fo:margin-left="0.278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545" style:family="paragraph" style:parent-style-name="Footnote" style:master-page-name="">
      <style:paragraph-properties fo:margin-left="0.27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546" style:family="paragraph" style:parent-style-name="Footnote" style:master-page-name="">
      <style:paragraph-properties fo:margin-left="0.1252in" fo:margin-right="0in" fo:margin-top="0in" fo:margin-bottom="0in" loext:contextual-spacing="false" fo:text-indent="0in" style:auto-text-indent="false" style:page-number="auto">
        <style:tab-stops>
          <style:tab-stop style:position="0.1134in"/>
        </style:tab-stops>
      </style:paragraph-properties>
    </style:style>
    <style:style style:name="P547" style:family="paragraph" style:parent-style-name="Footnote" style:master-page-name="">
      <style:paragraph-properties fo:margin-left="0.1252in" fo:margin-right="0in" fo:margin-top="0in" fo:margin-bottom="0in" loext:contextual-spacing="false" fo:line-height="0.1181in" fo:text-indent="0in" style:auto-text-indent="false" style:page-number="auto">
        <style:tab-stops>
          <style:tab-stop style:position="0.1098in"/>
        </style:tab-stops>
      </style:paragraph-properties>
    </style:style>
    <style:style style:name="P548" style:family="paragraph" style:parent-style-name="Body_20_text_20__28_2_29_" style:master-page-name="">
      <style:paragraph-properties fo:margin-left="0.1252in" fo:margin-right="0in" fo:margin-top="0in" fo:margin-bottom="0.0201in" loext:contextual-spacing="false" fo:line-height="0.1181in" fo:text-align="center" style:justify-single-word="false" fo:text-indent="0in" style:auto-text-indent="false" style:page-number="auto"/>
    </style:style>
    <style:style style:name="P549" style:family="paragraph" style:parent-style-name="Footnote" style:master-page-name="">
      <style:paragraph-properties fo:margin-left="0.4165in" fo:margin-right="0in" fo:margin-top="0in" fo:margin-bottom="0in" loext:contextual-spacing="false" fo:line-height="0.1335in" fo:text-align="start" style:justify-single-word="false" fo:text-indent="-0.222in" style:auto-text-indent="false" style:page-number="auto"/>
    </style:style>
    <style:style style:name="P550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551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552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222in" style:auto-text-indent="false" style:page-number="auto"/>
    </style:style>
    <style:style style:name="P553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335in" fo:text-align="start" style:justify-single-word="false" fo:text-indent="-0.222in" style:auto-text-indent="false" style:page-number="auto"/>
    </style:style>
    <style:style style:name="P554" style:family="paragraph" style:parent-style-name="Body_20_text_20__28_2_29_" style:master-page-name="">
      <style:paragraph-properties fo:margin-left="0.4165in" fo:margin-right="0in" fo:margin-top="0in" fo:margin-bottom="0.039in" loext:contextual-spacing="false" fo:line-height="0.1228in" fo:text-align="start" style:justify-single-word="false" fo:text-indent="-0.222in" style:auto-text-indent="false" style:page-number="auto"/>
    </style:style>
    <style:style style:name="P555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222in" style:auto-text-indent="false" style:page-number="auto"/>
    </style:style>
    <style:style style:name="P556" style:family="paragraph" style:parent-style-name="Body_20_text_20__28_2_29_" style:master-page-name="">
      <style:paragraph-properties fo:margin-left="0.4165in" fo:margin-right="0in" fo:margin-top="0in" fo:margin-bottom="0.0862in" loext:contextual-spacing="false" fo:line-height="0.1299in" fo:text-align="start" style:justify-single-word="false" fo:text-indent="-0.222in" style:auto-text-indent="false" style:page-number="auto"/>
    </style:style>
    <style:style style:name="P557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558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1252in" style:auto-text-indent="false" style:page-number="auto">
        <style:tab-stops>
          <style:tab-stop style:position="0.0709in"/>
        </style:tab-stops>
      </style:paragraph-properties>
    </style:style>
    <style:style style:name="P559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560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1252in" style:auto-text-indent="false" style:page-number="auto"/>
    </style:style>
    <style:style style:name="P561" style:family="paragraph" style:parent-style-name="Body_20_text_20__28_2_29_" style:master-page-name="">
      <style:paragraph-properties fo:margin-left="0.4307in" fo:margin-right="0in" fo:margin-top="0in" fo:margin-bottom="0in" loext:contextual-spacing="false" fo:line-height="0.1201in" fo:text-align="start" style:justify-single-word="false" fo:text-indent="-0.1252in" style:auto-text-indent="false" style:page-number="auto"/>
    </style:style>
    <style:style style:name="P562" style:family="paragraph" style:parent-style-name="Body_20_text_20__28_2_29_" style:master-page-name="">
      <style:paragraph-properties fo:margin-left="0.4307in" fo:margin-right="0in" fo:margin-top="0in" fo:margin-bottom="0.0862in" loext:contextual-spacing="false" fo:text-align="start" style:justify-single-word="false" fo:text-indent="-0.1252in" style:auto-text-indent="false" style:page-number="auto"/>
    </style:style>
    <style:style style:name="P563" style:family="paragraph" style:parent-style-name="Body_20_text_20__28_2_29_" style:master-page-name="">
      <style:paragraph-properties fo:margin-left="0.4307in" fo:margin-right="0in" fo:margin-top="0in" fo:margin-bottom="0.0862in" loext:contextual-spacing="false" fo:line-height="0.1299in" fo:text-align="start" style:justify-single-word="false" fo:text-indent="-0.1252in" style:auto-text-indent="false" style:page-number="auto"/>
    </style:style>
    <style:style style:name="P564" style:family="paragraph" style:parent-style-name="Body_20_text_20__28_2_29_" style:master-page-name="">
      <style:paragraph-properties fo:margin-left="0.4307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565" style:family="paragraph" style:parent-style-name="Body_20_text_20__28_2_29_" style:master-page-name="">
      <style:paragraph-properties fo:margin-left="0.4307in" fo:margin-right="0in" fo:margin-top="0in" fo:margin-bottom="0.0783in" loext:contextual-spacing="false" fo:line-height="0.1228in" fo:text-align="start" style:justify-single-word="false" fo:text-indent="-0.1252in" style:auto-text-indent="false" style:page-number="auto"/>
    </style:style>
    <style:style style:name="P566" style:family="paragraph" style:parent-style-name="Body_20_text_20__28_2_29_" style:master-page-name="">
      <style:paragraph-properties fo:margin-left="0.4307in" fo:margin-right="0in" fo:margin-top="0in" fo:margin-bottom="0.0929in" loext:contextual-spacing="false" fo:line-height="0.1299in" fo:text-align="start" style:justify-single-word="false" fo:text-indent="-0.1252in" style:auto-text-indent="false" style:page-number="auto"/>
    </style:style>
    <style:style style:name="P567" style:family="paragraph" style:parent-style-name="Body_20_text_20__28_2_29_" style:master-page-name="">
      <style:paragraph-properties fo:margin-left="0.4307in" fo:margin-right="0in" fo:margin-top="0in" fo:margin-bottom="0.0846in" loext:contextual-spacing="false" fo:line-height="0.1201in" fo:text-align="start" style:justify-single-word="false" fo:text-indent="-0.1252in" style:auto-text-indent="false" style:page-number="auto"/>
    </style:style>
    <style:style style:name="P568" style:family="paragraph" style:parent-style-name="Body_20_text_20__28_2_29_" style:master-page-name="">
      <style:paragraph-properties fo:margin-left="0.278in" fo:margin-right="0in" fo:margin-top="0in" fo:margin-bottom="0in" loext:contextual-spacing="false" fo:text-indent="-0.111in" style:auto-text-indent="false" style:page-number="auto"/>
    </style:style>
    <style:style style:name="P569" style:family="paragraph" style:parent-style-name="Body_20_text_20__28_10_29_" style:master-page-name="">
      <style:paragraph-properties fo:margin-left="0.278in" fo:margin-right="0in" fo:margin-top="0in" fo:margin-bottom="0in" loext:contextual-spacing="false" fo:line-height="0.1272in" fo:text-align="justify" style:justify-single-word="false" fo:text-indent="-0.111in" style:auto-text-indent="false" style:page-number="auto"/>
    </style:style>
    <style:style style:name="P570" style:family="paragraph" style:parent-style-name="Body_20_text_20__28_2_29_" style:master-page-name="">
      <style:paragraph-properties fo:margin-left="0.139in" fo:margin-right="0in" fo:margin-top="0in" fo:margin-bottom="0.0835in" loext:contextual-spacing="false" fo:line-height="0.1299in" fo:text-align="start" style:justify-single-word="false" fo:text-indent="0.111in" style:auto-text-indent="false" style:page-number="auto"/>
    </style:style>
    <style:style style:name="P571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572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573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574" style:family="paragraph" style:parent-style-name="Body_20_text_20__28_3_29_" style:master-page-name="">
      <style:paragraph-properties fo:margin-left="0.1528in" fo:margin-right="0.1945in" fo:margin-top="0in" fo:margin-bottom="0in" loext:contextual-spacing="false" fo:line-height="0.1299in" fo:text-align="justify" style:justify-single-word="false" fo:text-indent="-0.1528in" style:auto-text-indent="false" style:page-number="auto"/>
    </style:style>
    <style:style style:name="P575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576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01in" fo:text-align="start" style:justify-single-word="false" fo:text-indent="0.1252in" style:auto-text-indent="false" style:page-number="auto"/>
    </style:style>
    <style:style style:name="P577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181in" fo:text-align="start" style:justify-single-word="false" fo:text-indent="0.1252in" style:auto-text-indent="false" style:page-number="auto"/>
    </style:style>
    <style:style style:name="P578" style:family="paragraph" style:parent-style-name="Body_20_text_20__28_2_29_" style:master-page-name="">
      <style:paragraph-properties fo:margin-left="0.3055in" fo:margin-right="0in" fo:margin-top="0in" fo:margin-bottom="0.0835in" loext:contextual-spacing="false" fo:text-align="start" style:justify-single-word="false" fo:text-indent="0.1252in" style:auto-text-indent="false" style:page-number="auto"/>
    </style:style>
    <style:style style:name="P579" style:family="paragraph" style:parent-style-name="Body_20_text_20__28_3_29_" style:master-page-name="">
      <style:paragraph-properties fo:margin-left="0.139in" fo:margin-right="0.1945in" fo:margin-top="0in" fo:margin-bottom="0in" loext:contextual-spacing="false" fo:text-align="justify" style:justify-single-word="false" fo:text-indent="-0.139in" style:auto-text-indent="false" style:page-number="auto"/>
    </style:style>
    <style:style style:name="P580" style:family="paragraph" style:parent-style-name="Body_20_text_20__28_10_29_" style:master-page-name="">
      <style:paragraph-properties fo:margin-left="0.139in" fo:margin-right="0.1945in" fo:margin-top="0in" fo:margin-bottom="0in" loext:contextual-spacing="false" fo:line-height="0.1272in" fo:text-align="justify" style:justify-single-word="false" fo:text-indent="-0.139in" style:auto-text-indent="false" style:page-number="auto"/>
    </style:style>
    <style:style style:name="P581" style:family="paragraph" style:parent-style-name="Body_20_text_20__28_10_29_" style:master-page-name="">
      <style:paragraph-properties fo:margin-left="0.139in" fo:margin-right="0.1945in" fo:margin-top="0in" fo:margin-bottom="0in" loext:contextual-spacing="false" fo:text-align="justify" style:justify-single-word="false" fo:text-indent="-0.139in" style:auto-text-indent="false" style:page-number="auto"/>
    </style:style>
    <style:style style:name="P582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583" style:family="paragraph" style:parent-style-name="Footnote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584" style:family="paragraph" style:parent-style-name="Body_20_text_20__28_2_29_" style:master-page-name="">
      <style:paragraph-properties fo:margin-left="0.4165in" fo:margin-right="0in" fo:margin-top="0in" fo:margin-bottom="0.0835in" loext:contextual-spacing="false" fo:line-height="0.1299in" fo:text-align="start" style:justify-single-word="false" fo:text-indent="-0.1252in" style:auto-text-indent="false" style:page-number="auto"/>
    </style:style>
    <style:style style:name="P585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586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587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588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111in" style:auto-text-indent="false" style:page-number="auto"/>
    </style:style>
    <style:style style:name="P589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59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0.4165in" style:auto-text-indent="false" style:page-number="auto"/>
    </style:style>
    <style:style style:name="P591" style:family="paragraph" style:parent-style-name="Body_20_text_20__28_3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.4165in" style:auto-text-indent="false" style:page-number="auto"/>
    </style:style>
    <style:style style:name="P592" style:family="paragraph" style:parent-style-name="Body_20_text_20__28_2_29_" style:master-page-name="">
      <style:paragraph-properties fo:margin-left="0.3752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593" style:family="paragraph" style:parent-style-name="Body_20_text_20__28_2_29_" style:master-page-name="">
      <style:paragraph-properties fo:margin-left="0.3752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594" style:family="paragraph" style:parent-style-name="Body_20_text_20__28_10_29_" style:master-page-name="">
      <style:paragraph-properties fo:margin-left="0.3752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595" style:family="paragraph" style:parent-style-name="Footnote" style:master-page-name="">
      <style:paragraph-properties fo:margin-left="0.3752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596" style:family="paragraph" style:parent-style-name="Body_20_text_20__28_2_29_" style:master-page-name="">
      <style:paragraph-properties fo:margin-left="0.3752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597" style:family="paragraph" style:parent-style-name="Body_20_text_20__28_2_29_" style:master-page-name="">
      <style:paragraph-properties fo:margin-left="0.389in" fo:margin-right="0in" fo:margin-top="0in" fo:margin-bottom="0in" loext:contextual-spacing="false" fo:text-align="start" style:justify-single-word="false" fo:text-indent="-0.389in" style:auto-text-indent="false" style:page-number="auto"/>
    </style:style>
    <style:style style:name="P598" style:family="paragraph" style:parent-style-name="Body_20_text_20__28_2_29_" style:master-page-name="">
      <style:paragraph-properties fo:margin-left="0.3752in" fo:margin-right="0in" fo:margin-top="0in" fo:margin-bottom="0in" loext:contextual-spacing="false" fo:text-indent="-0.3752in" style:auto-text-indent="false" style:page-number="auto"/>
    </style:style>
    <style:style style:name="P59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0.4583in" style:auto-text-indent="false" style:page-number="auto"/>
    </style:style>
    <style:style style:name="P600" style:family="paragraph" style:parent-style-name="Body_20_text_20__28_2_29_" style:master-page-name="">
      <style:paragraph-properties fo:margin-left="0.361in" fo:margin-right="0in" fo:margin-top="0in" fo:margin-bottom="0in" loext:contextual-spacing="false" fo:text-indent="0.1807in" style:auto-text-indent="false" style:page-number="auto"/>
    </style:style>
    <style:style style:name="P601" style:family="paragraph" style:parent-style-name="Body_20_text_20__28_10_29_" style:master-page-name="">
      <style:paragraph-properties fo:margin-left="0.139in" fo:margin-right="0.139in" fo:margin-top="0in" fo:margin-bottom="0in" loext:contextual-spacing="false" fo:line-height="0.1272in" fo:text-align="justify" style:justify-single-word="false" fo:text-indent="-0.139in" style:auto-text-indent="false" style:page-number="auto"/>
    </style:style>
    <style:style style:name="P602" style:family="paragraph" style:parent-style-name="Body_20_text_20__28_10_29_" style:master-page-name="">
      <style:paragraph-properties fo:margin-left="0in" fo:margin-right="0in" fo:margin-top="0in" fo:margin-bottom="0in" loext:contextual-spacing="false" fo:line-height="0.1201in" fo:text-align="start" style:justify-single-word="false" fo:text-indent="0.1945in" style:auto-text-indent="false" style:page-number="auto"/>
    </style:style>
    <style:style style:name="P603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604" style:family="paragraph" style:parent-style-name="Body_20_text_20__28_2_29_" style:master-page-name="">
      <style:paragraph-properties fo:margin-left="0.278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605" style:family="paragraph" style:parent-style-name="Body_20_text_20__28_2_29_" style:master-page-name="">
      <style:paragraph-properties fo:margin-left="0.389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606" style:family="paragraph" style:parent-style-name="Body_20_text_20__28_2_29_" style:master-page-name="">
      <style:paragraph-properties fo:margin-left="0.139in" fo:margin-right="0.25in" fo:margin-top="0in" fo:margin-bottom="0.0862in" loext:contextual-spacing="false" fo:text-align="start" style:justify-single-word="false" fo:text-indent="0.222in" style:auto-text-indent="false" style:page-number="auto"/>
    </style:style>
    <style:style style:name="P607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608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09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indent="0in" style:auto-text-indent="false" style:page-number="auto"/>
    </style:style>
    <style:style style:name="P610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indent="0in" style:auto-text-indent="false" style:page-number="auto"/>
    </style:style>
    <style:style style:name="P611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612" style:family="paragraph" style:parent-style-name="Body_20_text_20__28_2_29_" style:master-page-name="">
      <style:paragraph-properties fo:margin-left="0.139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613" style:family="paragraph" style:parent-style-name="Body_20_text_20__28_3_29_" style:master-page-name="">
      <style:paragraph-properties fo:margin-left="0.139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614" style:family="paragraph" style:parent-style-name="Body_20_text_20__28_10_29_" style:master-page-name="">
      <style:paragraph-properties fo:margin-left="0.139in" fo:margin-right="0in" fo:margin-top="0in" fo:margin-bottom="0in" loext:contextual-spacing="false" fo:line-height="0.1272in" fo:text-indent="0in" style:auto-text-indent="false" style:page-number="auto"/>
    </style:style>
    <style:style style:name="P615" style:family="paragraph" style:parent-style-name="Body_20_text_20__28_2_29_" style:master-page-name="">
      <style:paragraph-properties fo:margin-left="0.139in" fo:margin-right="0in" fo:margin-top="0in" fo:margin-bottom="0.0862in" loext:contextual-spacing="false" fo:text-indent="0in" style:auto-text-indent="false" style:page-number="auto">
        <style:tab-stops>
          <style:tab-stop style:position="1.7189in"/>
        </style:tab-stops>
      </style:paragraph-properties>
    </style:style>
    <style:style style:name="P616" style:family="paragraph" style:parent-style-name="Body_20_text_20__28_2_29_" style:master-page-name="">
      <style:paragraph-properties fo:margin-left="0.389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617" style:family="paragraph" style:parent-style-name="Footnote" style:master-page-name="">
      <style:paragraph-properties fo:margin-left="0.389in" fo:margin-right="0in" fo:margin-top="0in" fo:margin-bottom="0in" loext:contextual-spacing="false" fo:line-height="0.1228in" fo:text-align="start" style:justify-single-word="false" fo:text-indent="-0.1252in" style:auto-text-indent="false" style:page-number="auto"/>
    </style:style>
    <style:style style:name="P618" style:family="paragraph" style:parent-style-name="Footnote" style:master-page-name="">
      <style:paragraph-properties fo:margin-left="0.389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619" style:family="paragraph" style:parent-style-name="Body_20_text_20__28_2_29_" style:master-page-name="">
      <style:paragraph-properties fo:margin-left="0.389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620" style:family="paragraph" style:parent-style-name="Body_20_text_20__28_2_29_" style:master-page-name="">
      <style:paragraph-properties fo:margin-left="0.389in" fo:margin-right="0in" fo:margin-top="0in" fo:margin-bottom="0.0862in" loext:contextual-spacing="false" fo:text-align="start" style:justify-single-word="false" fo:text-indent="-0.1252in" style:auto-text-indent="false" style:page-number="auto"/>
    </style:style>
    <style:style style:name="P621" style:family="paragraph" style:parent-style-name="Body_20_text_20__28_10_29_" style:master-page-name="">
      <style:paragraph-properties fo:margin-left="0.1665in" fo:margin-right="0in" fo:margin-top="0in" fo:margin-bottom="0in" loext:contextual-spacing="false" fo:line-height="0.1272in" fo:text-indent="0in" style:auto-text-indent="false" style:page-number="auto"/>
    </style:style>
    <style:style style:name="P622" style:family="paragraph" style:parent-style-name="Body_20_text_20__28_10_29_" style:master-page-name="">
      <style:paragraph-properties fo:margin-left="0.1665in" fo:margin-right="0in" fo:margin-top="0in" fo:margin-bottom="0in" loext:contextual-spacing="false" fo:line-height="0.1181in" fo:text-indent="0in" style:auto-text-indent="false" style:page-number="auto"/>
    </style:style>
    <style:style style:name="P623" style:family="paragraph" style:parent-style-name="Body_20_text_20__28_2_29_" style:master-page-name="">
      <style:paragraph-properties fo:margin-left="0.1665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624" style:family="paragraph" style:parent-style-name="Footnote" style:master-page-name="">
      <style:paragraph-properties fo:margin-left="0.611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625" style:family="paragraph" style:parent-style-name="Body_20_text_20__28_20_29_" style:master-page-name="">
      <style:paragraph-properties fo:margin-left="0.611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26" style:family="paragraph" style:parent-style-name="Body_20_text_20__28_2_29_" style:master-page-name="">
      <style:paragraph-properties fo:margin-left="0.611in" fo:margin-right="0in" fo:margin-top="0in" fo:margin-bottom="0.0583in" loext:contextual-spacing="false" fo:line-height="0.1181in" fo:text-align="start" style:justify-single-word="false" fo:text-indent="0in" style:auto-text-indent="false" style:page-number="auto"/>
    </style:style>
    <style:style style:name="P627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628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0972in" style:auto-text-indent="false" style:page-number="auto"/>
    </style:style>
    <style:style style:name="P629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630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tab-stops>
          <style:tab-stop style:position="1.8402in"/>
        </style:tab-stops>
      </style:paragraph-properties>
    </style:style>
    <style:style style:name="P63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tab-stops>
          <style:tab-stop style:position="1.8535in"/>
        </style:tab-stops>
      </style:paragraph-properties>
    </style:style>
    <style:style style:name="P63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39in" style:auto-text-indent="false" style:page-number="auto"/>
    </style:style>
    <style:style style:name="P633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/>
    </style:style>
    <style:style style:name="P634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>
        <style:tab-stops>
          <style:tab-stop style:position="1.8283in"/>
        </style:tab-stops>
      </style:paragraph-properties>
    </style:style>
    <style:style style:name="P635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139in" style:auto-text-indent="false" style:page-number="auto"/>
    </style:style>
    <style:style style:name="P636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 fo:break-after="page"/>
    </style:style>
    <style:style style:name="P637" style:family="paragraph" style:parent-style-name="Body_20_text_20__28_3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.139in" style:auto-text-indent="false" style:page-number="auto"/>
    </style:style>
    <style:style style:name="P638" style:family="paragraph" style:parent-style-name="Table_20_of_20_contents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>
        <style:tab-stops>
          <style:tab-stop style:position="1.9516in" style:type="right"/>
        </style:tab-stops>
      </style:paragraph-properties>
    </style:style>
    <style:style style:name="P639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139in" style:auto-text-indent="false" style:page-number="auto"/>
    </style:style>
    <style:style style:name="P640" style:family="paragraph" style:parent-style-name="Body_20_text_20__28_2_29_" style:master-page-name="">
      <style:paragraph-properties fo:margin-left="0in" fo:margin-right="0in" fo:margin-top="0in" fo:margin-bottom="0.0862in" loext:contextual-spacing="false" fo:text-align="start" style:justify-single-word="false" fo:text-indent="0.139in" style:auto-text-indent="false" style:page-number="auto"/>
    </style:style>
    <style:style style:name="P641" style:family="paragraph" style:parent-style-name="Body_20_text_20__28_2_29_" style:master-page-name="">
      <style:paragraph-properties fo:margin-left="0in" fo:margin-right="0in" fo:margin-top="0in" fo:margin-bottom="0.0862in" loext:contextual-spacing="false" fo:line-height="0.1335in" fo:text-align="start" style:justify-single-word="false" fo:text-indent="0.139in" style:auto-text-indent="false" style:page-number="auto"/>
    </style:style>
    <style:style style:name="P642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99in" fo:text-align="start" style:justify-single-word="false" fo:text-indent="0.139in" style:auto-text-indent="false" style:page-number="auto"/>
    </style:style>
    <style:style style:name="P643" style:family="paragraph" style:parent-style-name="Body_20_text_20__28_2_29_" style:master-page-name="">
      <style:paragraph-properties fo:margin-left="0in" fo:margin-right="0in" fo:margin-top="0in" fo:margin-bottom="0.0417in" loext:contextual-spacing="false" fo:text-align="start" style:justify-single-word="false" fo:text-indent="0.139in" style:auto-text-indent="false" style:page-number="auto"/>
    </style:style>
    <style:style style:name="P644" style:family="paragraph" style:parent-style-name="Body_20_text_20__28_2_29_" style:master-page-name="">
      <style:paragraph-properties fo:margin-left="0in" fo:margin-right="0in" fo:margin-top="0in" fo:margin-bottom="0.078in" loext:contextual-spacing="false" fo:text-align="start" style:justify-single-word="false" fo:text-indent="0.139in" style:auto-text-indent="false" style:page-number="auto"/>
    </style:style>
    <style:style style:name="P645" style:family="paragraph" style:parent-style-name="Body_20_text_20__28_2_29_" style:master-page-name="">
      <style:paragraph-properties fo:margin-left="0.028in" fo:margin-right="0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646" style:family="paragraph" style:parent-style-name="Body_20_text_20__28_2_29_" style:master-page-name="">
      <style:paragraph-properties fo:margin-left="0.028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647" style:family="paragraph" style:parent-style-name="Body_20_text_20__28_2_29_" style:master-page-name="">
      <style:paragraph-properties fo:margin-left="0.028in" fo:margin-right="0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648" style:family="paragraph" style:parent-style-name="Body_20_text_20__28_2_29_" style:master-page-name="">
      <style:paragraph-properties fo:margin-left="0.028in" fo:margin-right="0in" fo:margin-top="0in" fo:margin-bottom="0.0862in" loext:contextual-spacing="false" fo:line-height="0.1299in" fo:text-align="center" style:justify-single-word="false" fo:text-indent="0in" style:auto-text-indent="false" style:page-number="auto"/>
    </style:style>
    <style:style style:name="P649" style:family="paragraph" style:parent-style-name="Body_20_text_20__28_3_29_" style:master-page-name="">
      <style:paragraph-properties fo:margin-left="0.028in" fo:margin-right="0in" fo:margin-top="0in" fo:margin-bottom="0.0102in" loext:contextual-spacing="false" fo:line-height="0.1181in" fo:text-align="center" style:justify-single-word="false" fo:text-indent="0in" style:auto-text-indent="false" style:page-number="auto"/>
    </style:style>
    <style:style style:name="P650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/>
    </style:style>
    <style:style style:name="P651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4425in"/>
        </style:tab-stops>
      </style:paragraph-properties>
    </style:style>
    <style:style style:name="P652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422in"/>
        </style:tab-stops>
      </style:paragraph-properties>
    </style:style>
    <style:style style:name="P653" style:family="paragraph" style:parent-style-name="Body_20_text_20__28_2_29_" style:master-page-name="">
      <style:paragraph-properties fo:margin-left="0.5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654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55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656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335in" fo:text-align="start" style:justify-single-word="false" fo:text-indent="0in" style:auto-text-indent="false" style:page-number="auto"/>
    </style:style>
    <style:style style:name="P657" style:family="paragraph" style:parent-style-name="Body_20_text_20__28_10_29_" style:master-page-name="">
      <style:paragraph-properties fo:margin-left="0.1945in" fo:margin-right="0in" fo:margin-top="0in" fo:margin-bottom="0in" loext:contextual-spacing="false" fo:line-height="0.1272in" fo:text-indent="0in" style:auto-text-indent="false" style:page-number="auto"/>
    </style:style>
    <style:style style:name="P658" style:family="paragraph" style:parent-style-name="Body_20_text_20__28_2_29_" style:master-page-name="">
      <style:paragraph-properties fo:margin-left="0.1945in" fo:margin-right="0in" fo:margin-top="0in" fo:margin-bottom="0.0862in" loext:contextual-spacing="false" fo:text-align="start" style:justify-single-word="false" fo:text-indent="0in" style:auto-text-indent="false" style:page-number="auto"/>
    </style:style>
    <style:style style:name="P659" style:family="paragraph" style:parent-style-name="Body_20_text_20__28_10_29_" style:master-page-name="">
      <style:paragraph-properties fo:margin-left="0.1945in" fo:margin-right="0in" fo:margin-top="0in" fo:margin-bottom="0.0965in" loext:contextual-spacing="false" fo:line-height="0.1181in" fo:text-align="start" style:justify-single-word="false" fo:text-indent="0in" style:auto-text-indent="false" style:page-number="auto"/>
    </style:style>
    <style:style style:name="P660" style:family="paragraph" style:parent-style-name="Body_20_text_20__28_2_29_" style:master-page-name="">
      <style:paragraph-properties fo:margin-left="0.1945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661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662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222in" style:auto-text-indent="false" style:page-number="auto"/>
    </style:style>
    <style:style style:name="P663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222in" style:auto-text-indent="false" style:page-number="auto" fo:break-after="column"/>
    </style:style>
    <style:style style:name="P664" style:family="paragraph" style:parent-style-name="Body_20_text_20__28_2_29_" style:master-page-name="">
      <style:paragraph-properties fo:margin-left="0in" fo:margin-right="0.028in" fo:margin-top="0in" fo:margin-bottom="0in" loext:contextual-spacing="false" fo:text-align="center" style:justify-single-word="false" fo:text-indent="0in" style:auto-text-indent="false" style:page-number="auto"/>
    </style:style>
    <style:style style:name="P665" style:family="paragraph" style:parent-style-name="Body_20_text_20__28_2_29_" style:master-page-name="">
      <style:paragraph-properties fo:margin-left="0in" fo:margin-right="0.028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666" style:family="paragraph" style:parent-style-name="Body_20_text_20__28_2_29_" style:master-page-name="">
      <style:paragraph-properties fo:margin-left="0in" fo:margin-right="0.028in" fo:margin-top="0in" fo:margin-bottom="0in" loext:contextual-spacing="false" fo:line-height="0.2535in" fo:text-align="center" style:justify-single-word="false" fo:text-indent="0in" style:auto-text-indent="false" style:page-number="auto"/>
    </style:style>
    <style:style style:name="P667" style:family="paragraph" style:parent-style-name="Body_20_text_20__28_10_29_" style:master-page-name="">
      <style:paragraph-properties fo:margin-left="0in" fo:margin-right="0.028in" fo:margin-top="0in" fo:margin-bottom="0in" loext:contextual-spacing="false" fo:line-height="0.1272in" fo:text-indent="0in" style:auto-text-indent="false" style:page-number="auto"/>
    </style:style>
    <style:style style:name="P668" style:family="paragraph" style:parent-style-name="Body_20_text_20__28_2_29_" style:master-page-name="">
      <style:paragraph-properties fo:margin-left="0in" fo:margin-right="0.028in" fo:margin-top="0in" fo:margin-bottom="0.0835in" loext:contextual-spacing="false" fo:text-align="center" style:justify-single-word="false" fo:text-indent="0in" style:auto-text-indent="false" style:page-number="auto"/>
    </style:style>
    <style:style style:name="P669" style:family="paragraph" style:parent-style-name="Body_20_text_20__28_2_29_" style:master-page-name="">
      <style:paragraph-properties fo:margin-left="0.5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670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671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672" style:family="paragraph" style:parent-style-name="Footnote" style:master-page-name="">
      <style:paragraph-properties fo:margin-left="0.1945in" fo:margin-right="0in" fo:margin-top="0in" fo:margin-bottom="0in" loext:contextual-spacing="false" fo:line-height="0.1299in" fo:text-align="start" style:justify-single-word="false" fo:text-indent="0.111in" style:auto-text-indent="false" style:page-number="auto"/>
    </style:style>
    <style:style style:name="P673" style:family="paragraph" style:parent-style-name="Body_20_text_20__28_2_29_" style:master-page-name="">
      <style:paragraph-properties fo:margin-left="0.1945in" fo:margin-right="0in" fo:margin-top="0in" fo:margin-bottom="0.0807in" loext:contextual-spacing="false" fo:text-align="start" style:justify-single-word="false" fo:text-indent="0.111in" style:auto-text-indent="false" style:page-number="auto"/>
    </style:style>
    <style:style style:name="P674" style:family="paragraph" style:parent-style-name="Body_20_text_20__28_2_29_" style:master-page-name="">
      <style:paragraph-properties fo:margin-left="0.1945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675" style:family="paragraph" style:parent-style-name="Body_20_text_20__28_3_29_" style:master-page-name="">
      <style:paragraph-properties fo:margin-left="0in" fo:margin-right="0.0417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676" style:family="paragraph" style:parent-style-name="Footnote" style:master-page-name="">
      <style:paragraph-properties fo:margin-left="0in" fo:margin-right="0.0417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677" style:family="paragraph" style:parent-style-name="Body_20_text_20__28_2_29_" style:master-page-name="">
      <style:paragraph-properties fo:margin-left="0in" fo:margin-right="0.0417in" fo:margin-top="0in" fo:margin-bottom="0in" loext:contextual-spacing="false" fo:text-align="center" style:justify-single-word="false" fo:text-indent="0in" style:auto-text-indent="false" style:page-number="auto"/>
    </style:style>
    <style:style style:name="P678" style:family="paragraph" style:parent-style-name="Body_20_text_20__28_2_29_" style:master-page-name="">
      <style:paragraph-properties fo:margin-left="0.3055in" fo:margin-right="0.25in" fo:margin-top="0in" fo:margin-bottom="0.0835in" loext:contextual-spacing="false" fo:text-align="start" style:justify-single-word="false" fo:text-indent="0.1252in" style:auto-text-indent="false" style:page-number="auto"/>
    </style:style>
    <style:style style:name="P679" style:family="paragraph" style:parent-style-name="Body_20_text_20__28_3_29_" style:master-page-name="">
      <style:paragraph-properties fo:margin-left="0in" fo:margin-right="0.1252in" fo:margin-top="0in" fo:margin-bottom="0in" loext:contextual-spacing="false" fo:text-align="center" style:justify-single-word="false" fo:text-indent="0in" style:auto-text-indent="false" style:page-number="auto"/>
    </style:style>
    <style:style style:name="P680" style:family="paragraph" style:parent-style-name="Body_20_text_20__28_2_29_" style:master-page-name="">
      <style:paragraph-properties fo:margin-left="0in" fo:margin-right="0.1252in" fo:margin-top="0in" fo:margin-bottom="0in" loext:contextual-spacing="false" fo:text-align="center" style:justify-single-word="false" fo:text-indent="0in" style:auto-text-indent="false" style:page-number="auto"/>
    </style:style>
    <style:style style:name="P681" style:family="paragraph" style:parent-style-name="Body_20_text_20__28_10_29_" style:master-page-name="">
      <style:paragraph-properties fo:margin-left="0in" fo:margin-right="0.1252in" fo:margin-top="0in" fo:margin-bottom="0in" loext:contextual-spacing="false" fo:text-indent="0in" style:auto-text-indent="false" style:page-number="auto"/>
    </style:style>
    <style:style style:name="P682" style:family="paragraph" style:parent-style-name="Body_20_text_20__28_10_29_" style:master-page-name="">
      <style:paragraph-properties fo:margin-left="0in" fo:margin-right="0.1252in" fo:margin-top="0in" fo:margin-bottom="0in" loext:contextual-spacing="false" fo:line-height="0.1272in" fo:text-indent="0in" style:auto-text-indent="false" style:page-number="auto"/>
    </style:style>
    <style:style style:name="P683" style:family="paragraph" style:parent-style-name="Body_20_text_20__28_10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684" style:family="paragraph" style:parent-style-name="Body_20_text_20__28_10_29_" style:master-page-name="">
      <style:paragraph-properties fo:margin-left="0.2917in" fo:margin-right="0in" fo:margin-top="0in" fo:margin-bottom="0in" loext:contextual-spacing="false" fo:line-height="0.1272in" fo:text-align="justify" style:justify-single-word="false" fo:text-indent="-0.111in" style:auto-text-indent="false" style:page-number="auto"/>
    </style:style>
    <style:style style:name="P685" style:family="paragraph" style:parent-style-name="Body_20_text_20__28_10_29_" style:master-page-name="">
      <style:paragraph-properties fo:margin-left="0.2917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686" style:family="paragraph" style:parent-style-name="Body_20_text_20__28_10_29_" style:master-page-name="">
      <style:paragraph-properties fo:margin-left="0.2917in" fo:margin-right="0in" fo:margin-top="0in" fo:margin-bottom="0in" loext:contextual-spacing="false" fo:text-align="justify" style:justify-single-word="false" fo:text-indent="-0.111in" style:auto-text-indent="false" style:page-number="auto"/>
    </style:style>
    <style:style style:name="P687" style:family="paragraph" style:parent-style-name="Body_20_text_20__28_2_29_" style:master-page-name="">
      <style:paragraph-properties fo:margin-left="0.2917in" fo:margin-right="0in" fo:margin-top="0in" fo:margin-bottom="0in" loext:contextual-spacing="false" fo:text-indent="-0.111in" style:auto-text-indent="false" style:page-number="auto"/>
    </style:style>
    <style:style style:name="P688" style:family="paragraph" style:parent-style-name="Body_20_text_20__28_2_29_" style:master-page-name="">
      <style:paragraph-properties fo:margin-left="0.2917in" fo:margin-right="0in" fo:margin-top="0in" fo:margin-bottom="0in" loext:contextual-spacing="false" fo:text-indent="-0.111in" style:auto-text-indent="false" style:page-number="auto">
        <style:tab-stops>
          <style:tab-stop style:position="0.389in"/>
        </style:tab-stops>
      </style:paragraph-properties>
    </style:style>
    <style:style style:name="P689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690" style:family="paragraph" style:parent-style-name="Body_20_text_20__28_2_29_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691" style:family="paragraph" style:parent-style-name="Footnote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-0.111in" style:auto-text-indent="false" style:page-number="auto"/>
    </style:style>
    <style:style style:name="P692" style:family="paragraph" style:parent-style-name="Body_20_text_20__28_3_29_" style:master-page-name="">
      <style:paragraph-properties fo:margin-left="0.2917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693" style:family="paragraph" style:parent-style-name="Body_20_text_20__28_3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694" style:family="paragraph" style:parent-style-name="Body_20_text_20__28_2_29_" style:master-page-name="">
      <style:paragraph-properties fo:margin-left="0.2917in" fo:margin-right="0in" fo:margin-top="0in" fo:margin-bottom="0.0835in" loext:contextual-spacing="false" fo:text-align="start" style:justify-single-word="false" fo:text-indent="-0.111in" style:auto-text-indent="false" style:page-number="auto"/>
    </style:style>
    <style:style style:name="P695" style:family="paragraph" style:parent-style-name="Body_20_text_20__28_2_29_" style:master-page-name="">
      <style:paragraph-properties fo:margin-left="0.0972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696" style:family="paragraph" style:parent-style-name="Body_20_text_20__28_10_29_" style:master-page-name="">
      <style:paragraph-properties fo:margin-left="0.0972in" fo:margin-right="0in" fo:margin-top="0in" fo:margin-bottom="0in" loext:contextual-spacing="false" fo:line-height="0.1272in" fo:text-indent="0in" style:auto-text-indent="false" style:page-number="auto"/>
    </style:style>
    <style:style style:name="P697" style:family="paragraph" style:parent-style-name="Footnote" style:master-page-name="">
      <style:paragraph-properties fo:margin-left="0.0972in" fo:margin-right="0in" fo:margin-top="0in" fo:margin-bottom="0in" loext:contextual-spacing="false" fo:line-height="0.1299in" fo:text-indent="0in" style:auto-text-indent="false" style:page-number="auto">
        <style:tab-stops>
          <style:tab-stop style:position="0.1098in"/>
        </style:tab-stops>
      </style:paragraph-properties>
    </style:style>
    <style:style style:name="P698" style:family="paragraph" style:parent-style-name="Body_20_text_20__28_2_29_" style:master-page-name="">
      <style:paragraph-properties fo:margin-left="0in" fo:margin-right="0.222in" fo:margin-top="0in" fo:margin-bottom="0in" loext:contextual-spacing="false" fo:text-align="center" style:justify-single-word="false" fo:text-indent="0in" style:auto-text-indent="false" style:page-number="auto"/>
    </style:style>
    <style:style style:name="P699" style:family="paragraph" style:parent-style-name="Body_20_text_20__28_10_29_" style:master-page-name="">
      <style:paragraph-properties fo:margin-left="0in" fo:margin-right="0.222in" fo:margin-top="0in" fo:margin-bottom="0in" loext:contextual-spacing="false" fo:line-height="0.1181in" fo:text-indent="0in" style:auto-text-indent="false" style:page-number="auto"/>
    </style:style>
    <style:style style:name="P700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/>
    </style:style>
    <style:style style:name="P701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1571in"/>
        </style:tab-stops>
      </style:paragraph-properties>
    </style:style>
    <style:style style:name="P702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4028in" style:auto-text-indent="false" style:page-number="auto">
        <style:tab-stops>
          <style:tab-stop style:position="-0.1756in"/>
        </style:tab-stops>
      </style:paragraph-properties>
    </style:style>
    <style:style style:name="P703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4028in" style:auto-text-indent="false" style:page-number="auto"/>
    </style:style>
    <style:style style:name="P704" style:family="paragraph" style:parent-style-name="Body_20_text_20__28_2_29_" style:master-page-name="">
      <style:paragraph-properties fo:margin-left="0.3752in" fo:margin-right="0in" fo:margin-top="0in" fo:margin-bottom="0in" loext:contextual-spacing="false" fo:text-indent="0in" style:auto-text-indent="false" style:page-number="auto"/>
    </style:style>
    <style:style style:name="P705" style:family="paragraph" style:parent-style-name="Body_20_text_20__28_2_29_" style:master-page-name="">
      <style:paragraph-properties fo:margin-left="0.3752in" fo:margin-right="0in" fo:margin-top="0in" fo:margin-bottom="0in" loext:contextual-spacing="false" fo:line-height="0.1228in" fo:text-indent="0in" style:auto-text-indent="false" style:page-number="auto"/>
    </style:style>
    <style:style style:name="P706" style:family="paragraph" style:parent-style-name="Body_20_text_20__28_2_29_" style:master-page-name="">
      <style:paragraph-properties fo:margin-left="0.3752in" fo:margin-right="0in" fo:margin-top="0in" fo:margin-bottom="0in" loext:contextual-spacing="false" fo:line-height="0.1299in" fo:text-indent="0in" style:auto-text-indent="false" style:page-number="auto"/>
    </style:style>
    <style:style style:name="P707" style:family="paragraph" style:parent-style-name="Footnote" style:master-page-name="">
      <style:paragraph-properties fo:margin-left="0.3752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708" style:family="paragraph" style:parent-style-name="Footnote" style:master-page-name="">
      <style:paragraph-properties fo:margin-left="0.3752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709" style:family="paragraph" style:parent-style-name="Body_20_text_20__28_2_29_" style:master-page-name="">
      <style:paragraph-properties fo:margin-left="0.3752in" fo:margin-right="0in" fo:margin-top="0in" fo:margin-bottom="0.0862in" loext:contextual-spacing="false" fo:text-indent="0in" style:auto-text-indent="false" style:page-number="auto"/>
    </style:style>
    <style:style style:name="P710" style:family="paragraph" style:parent-style-name="Body_20_text_20__28_2_29_" style:master-page-name="">
      <style:paragraph-properties fo:margin-left="0.3752in" fo:margin-right="0in" fo:margin-top="0in" fo:margin-bottom="0.0862in" loext:contextual-spacing="false" fo:line-height="0.1299in" fo:text-indent="0in" style:auto-text-indent="false" style:page-number="auto"/>
    </style:style>
    <style:style style:name="P711" style:family="paragraph" style:parent-style-name="Body_20_text_20__28_7_29_" style:master-page-name="">
      <style:paragraph-properties fo:margin-left="0.3752in" fo:margin-right="0in" fo:margin-top="0in" fo:margin-bottom="0.0307in" loext:contextual-spacing="false" fo:line-height="0.0626in" fo:text-align="start" style:justify-single-word="false" fo:text-indent="0in" style:auto-text-indent="false" style:page-number="auto"/>
    </style:style>
    <style:style style:name="P712" style:family="paragraph" style:parent-style-name="Body_20_text_20__28_2_29_" style:master-page-name="">
      <style:paragraph-properties fo:margin-left="0.3752in" fo:margin-right="0in" fo:margin-top="0in" fo:margin-bottom="0.0835in" loext:contextual-spacing="false" fo:text-indent="0in" style:auto-text-indent="false" style:page-number="auto"/>
    </style:style>
    <style:style style:name="P713" style:family="paragraph" style:parent-style-name="Body_20_text_20__28_2_29_" style:master-page-name="">
      <style:paragraph-properties fo:margin-left="0.3752in" fo:margin-right="0in" fo:margin-top="0in" fo:margin-bottom="0.0783in" loext:contextual-spacing="false" fo:line-height="0.1228in" fo:text-indent="0in" style:auto-text-indent="false" style:page-number="auto"/>
    </style:style>
    <style:style style:name="P714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0.111in" style:auto-text-indent="false" style:page-number="auto"/>
    </style:style>
    <style:style style:name="P715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716" style:family="paragraph" style:parent-style-name="Body_20_text_20__28_2_29_" style:master-page-name="">
      <style:paragraph-properties fo:margin-left="0.3193in" fo:margin-right="0.25in" fo:margin-top="0in" fo:margin-bottom="0in" loext:contextual-spacing="false" fo:text-align="start" style:justify-single-word="false" fo:text-indent="-0.0972in" style:auto-text-indent="false" style:page-number="auto"/>
    </style:style>
    <style:style style:name="P717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99in" fo:text-align="start" style:justify-single-word="false" fo:text-indent="0.222in" style:auto-text-indent="false" style:page-number="auto"/>
    </style:style>
    <style:style style:name="P718" style:family="paragraph" style:parent-style-name="Body_20_text_20__28_2_29_" style:master-page-name="">
      <style:paragraph-properties fo:margin-left="0.2083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719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28in" fo:text-align="start" style:justify-single-word="false" fo:text-indent="0.222in" style:auto-text-indent="false" style:page-number="auto"/>
    </style:style>
    <style:style style:name="P720" style:family="paragraph" style:parent-style-name="Body_20_text_20__28_2_29_" style:master-page-name="">
      <style:paragraph-properties fo:margin-left="0.3193in" fo:margin-right="0in" fo:margin-top="0in" fo:margin-bottom="0in" loext:contextual-spacing="false" fo:line-height="0.1228in" fo:text-align="start" style:justify-single-word="false" fo:text-indent="0.1252in" style:auto-text-indent="false" style:page-number="auto"/>
    </style:style>
    <style:style style:name="P721" style:family="paragraph" style:parent-style-name="Body_20_text_20__28_2_29_" style:master-page-name="">
      <style:paragraph-properties fo:margin-left="0.3193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722" style:family="paragraph" style:parent-style-name="Body_20_text_20__28_15_29_" style:master-page-name="">
      <style:paragraph-properties fo:margin-left="0.3193in" fo:margin-right="0in" fo:margin-top="0in" fo:margin-bottom="0.0689in" loext:contextual-spacing="false" fo:line-height="0.0626in" fo:text-align="start" style:justify-single-word="false" fo:text-indent="0.1252in" style:auto-text-indent="false" style:page-number="auto"/>
    </style:style>
    <style:style style:name="P723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724" style:family="paragraph" style:parent-style-name="Body_20_text_20__28_10_29_" style:master-page-name="">
      <style:paragraph-properties fo:margin-left="0.0138in" fo:margin-right="0in" fo:margin-top="0in" fo:margin-bottom="0in" loext:contextual-spacing="false" fo:line-height="0.1201in" fo:text-indent="0in" style:auto-text-indent="false" style:page-number="auto"/>
    </style:style>
    <style:style style:name="P725" style:family="paragraph" style:parent-style-name="Footnote" style:master-page-name="">
      <style:paragraph-properties fo:margin-left="0.0138in" fo:margin-right="0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726" style:family="paragraph" style:parent-style-name="Body_20_text_20__28_2_29_" style:master-page-name="">
      <style:paragraph-properties fo:margin-left="0.0138in" fo:margin-right="0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727" style:family="paragraph" style:parent-style-name="Body_20_text_20__28_2_29_" style:master-page-name="">
      <style:paragraph-properties fo:margin-left="0.1528in" fo:margin-right="0.4862in" fo:margin-top="0in" fo:margin-bottom="0in" loext:contextual-spacing="false" fo:text-align="start" style:justify-single-word="false" fo:text-indent="0in" style:auto-text-indent="false" style:page-number="auto"/>
    </style:style>
    <style:style style:name="P728" style:family="paragraph" style:parent-style-name="Body_20_text_20__28_2_29_" style:master-page-name="">
      <style:paragraph-properties fo:margin-left="0.6665in" fo:margin-right="0in" fo:margin-top="0in" fo:margin-bottom="0in" loext:contextual-spacing="false" fo:line-height="0.1228in" fo:text-align="start" style:justify-single-word="false" fo:text-indent="-0.528in" style:auto-text-indent="false" style:page-number="auto"/>
    </style:style>
    <style:style style:name="P729" style:family="paragraph" style:parent-style-name="Body_20_text_20__28_2_29_" style:master-page-name="">
      <style:paragraph-properties fo:margin-left="0.6665in" fo:margin-right="0in" fo:margin-top="0in" fo:margin-bottom="0in" loext:contextual-spacing="false" fo:text-align="start" style:justify-single-word="false" fo:text-indent="-0.528in" style:auto-text-indent="false" style:page-number="auto"/>
    </style:style>
    <style:style style:name="P730" style:family="paragraph" style:parent-style-name="Body_20_text_20__28_2_29_" style:master-page-name="">
      <style:paragraph-properties fo:margin-left="0.1665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731" style:family="paragraph" style:parent-style-name="Footnote" style:master-page-name="">
      <style:paragraph-properties fo:margin-left="0.3752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732" style:family="paragraph" style:parent-style-name="Body_20_text_20__28_2_29_" style:master-page-name="">
      <style:paragraph-properties fo:margin-left="0.139in" fo:margin-right="0.4165in" fo:margin-top="0in" fo:margin-bottom="0.0835in" loext:contextual-spacing="false" fo:text-align="start" style:justify-single-word="false" fo:text-indent="-0.139in" style:auto-text-indent="false" style:page-number="auto"/>
    </style:style>
    <style:style style:name="P733" style:family="paragraph" style:parent-style-name="Footnote_20__28_3_29_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1098in"/>
        </style:tab-stops>
      </style:paragraph-properties>
    </style:style>
    <style:style style:name="P734" style:family="paragraph" style:parent-style-name="Footnote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1071in"/>
        </style:tab-stops>
      </style:paragraph-properties>
    </style:style>
    <style:style style:name="P735" style:family="paragraph" style:parent-style-name="Footnote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1134in"/>
        </style:tab-stops>
      </style:paragraph-properties>
    </style:style>
    <style:style style:name="P736" style:family="paragraph" style:parent-style-name="Footnote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1098in"/>
        </style:tab-stops>
      </style:paragraph-properties>
    </style:style>
    <style:style style:name="P737" style:family="paragraph" style:parent-style-name="Footnote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2272in"/>
        </style:tab-stops>
      </style:paragraph-properties>
    </style:style>
    <style:style style:name="P738" style:family="paragraph" style:parent-style-name="Footnote" style:master-page-name="">
      <style:paragraph-properties fo:margin-left="0.111in" fo:margin-right="0in" fo:margin-top="0in" fo:margin-bottom="0in" loext:contextual-spacing="false" fo:line-height="0.1299in" fo:text-align="center" style:justify-single-word="false" fo:text-indent="0in" style:auto-text-indent="false" style:page-number="auto"/>
    </style:style>
    <style:style style:name="P739" style:family="paragraph" style:parent-style-name="Body_20_text_20__28_10_29_" style:master-page-name="">
      <style:paragraph-properties fo:margin-left="0.111in" fo:margin-right="0in" fo:margin-top="0in" fo:margin-bottom="0in" loext:contextual-spacing="false" fo:line-height="0.1272in" fo:text-indent="0in" style:auto-text-indent="false" style:page-number="auto"/>
    </style:style>
    <style:style style:name="P740" style:family="paragraph" style:parent-style-name="Body_20_text_20__28_2_29_" style:master-page-name="">
      <style:paragraph-properties fo:margin-left="0.4028in" fo:margin-right="0in" fo:margin-top="0in" fo:margin-bottom="0in" loext:contextual-spacing="false" fo:text-indent="-0.222in" style:auto-text-indent="false" style:page-number="auto"/>
    </style:style>
    <style:style style:name="P741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222in" style:auto-text-indent="false" style:page-number="auto"/>
    </style:style>
    <style:style style:name="P74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743" style:family="paragraph" style:parent-style-name="Footnote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744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222in" style:auto-text-indent="false" style:page-number="auto"/>
    </style:style>
    <style:style style:name="P745" style:family="paragraph" style:parent-style-name="Body_20_text_20__28_10_29_" style:master-page-name="">
      <style:paragraph-properties fo:margin-left="0in" fo:margin-right="0.111in" fo:margin-top="0in" fo:margin-bottom="0in" loext:contextual-spacing="false" fo:line-height="0.1272in" fo:text-indent="0in" style:auto-text-indent="false" style:page-number="auto"/>
    </style:style>
    <style:style style:name="P746" style:family="paragraph" style:parent-style-name="Footnote" style:master-page-name="">
      <style:paragraph-properties fo:margin-left="0.361in" fo:margin-right="0in" fo:margin-top="0in" fo:margin-bottom="0in" loext:contextual-spacing="false" fo:text-align="start" style:justify-single-word="false" fo:text-indent="-0.2083in" style:auto-text-indent="false" style:page-number="auto"/>
    </style:style>
    <style:style style:name="P747" style:family="paragraph" style:parent-style-name="Footnote" style:master-page-name="">
      <style:paragraph-properties fo:margin-left="0.4028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748" style:family="paragraph" style:parent-style-name="Body_20_text_20__28_2_29_" style:master-page-name="">
      <style:paragraph-properties fo:margin-left="0.1945in" fo:margin-right="0.278in" fo:margin-top="0in" fo:margin-bottom="0in" loext:contextual-spacing="false" fo:text-align="start" style:justify-single-word="false" fo:text-indent="0.222in" style:auto-text-indent="false" style:page-number="auto"/>
    </style:style>
    <style:style style:name="P749" style:family="paragraph" style:parent-style-name="Body_20_text_20__28_2_29_" style:master-page-name="">
      <style:paragraph-properties fo:margin-left="0.2083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750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28in" fo:text-align="start" style:justify-single-word="false" fo:text-indent="0.0972in" style:auto-text-indent="false" style:page-number="auto"/>
    </style:style>
    <style:style style:name="P75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3055in" style:auto-text-indent="false" style:page-number="auto"/>
    </style:style>
    <style:style style:name="P752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3055in" style:auto-text-indent="false" style:page-number="auto"/>
    </style:style>
    <style:style style:name="P753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.3055in" style:auto-text-indent="false" style:page-number="auto"/>
    </style:style>
    <style:style style:name="P754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28in" fo:text-align="start" style:justify-single-word="false" fo:text-indent="0.3055in" style:auto-text-indent="false" style:page-number="auto"/>
    </style:style>
    <style:style style:name="P755" style:family="paragraph" style:parent-style-name="Body_20_text_20__28_2_29_" style:master-page-name="">
      <style:paragraph-properties fo:margin-left="0in" fo:margin-right="0.7638in" fo:margin-top="0in" fo:margin-bottom="0in" loext:contextual-spacing="false" fo:text-align="end" style:justify-single-word="false" fo:text-indent="0in" style:auto-text-indent="false" style:page-number="auto"/>
    </style:style>
    <style:style style:name="P756" style:family="paragraph" style:parent-style-name="Body_20_text_20__28_2_29_" style:master-page-name="">
      <style:paragraph-properties fo:margin-left="0.3193in" fo:margin-right="0in" fo:margin-top="0in" fo:margin-bottom="0in" loext:contextual-spacing="false" fo:text-indent="-0.111in" style:auto-text-indent="false" style:page-number="auto"/>
    </style:style>
    <style:style style:name="P757" style:family="paragraph" style:parent-style-name="Body_20_text_20__28_3_29_" style:master-page-name="">
      <style:paragraph-properties fo:margin-left="0.3193in" fo:margin-right="0in" fo:margin-top="0in" fo:margin-bottom="0in" loext:contextual-spacing="false" fo:line-height="0.1228in" fo:text-align="justify" style:justify-single-word="false" fo:text-indent="-0.111in" style:auto-text-indent="false" style:page-number="auto"/>
    </style:style>
    <style:style style:name="P758" style:family="paragraph" style:parent-style-name="Footnote" style:master-page-name="">
      <style:paragraph-properties fo:margin-left="0.3193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759" style:family="paragraph" style:parent-style-name="Body_20_text_20__28_2_29_" style:master-page-name="">
      <style:paragraph-properties fo:margin-left="0.6252in" fo:margin-right="0in" fo:margin-top="0in" fo:margin-bottom="0in" loext:contextual-spacing="false" fo:line-height="0.2598in" fo:text-align="start" style:justify-single-word="false" fo:text-indent="-0.3335in" style:auto-text-indent="false" style:page-number="auto"/>
    </style:style>
    <style:style style:name="P760" style:family="paragraph" style:parent-style-name="Footnote" style:master-page-name="">
      <style:paragraph-properties fo:margin-left="0.6252in" fo:margin-right="0in" fo:margin-top="0in" fo:margin-bottom="0in" loext:contextual-spacing="false" fo:line-height="0.1228in" fo:text-align="start" style:justify-single-word="false" fo:text-indent="-0.3335in" style:auto-text-indent="false" style:page-number="auto"/>
    </style:style>
    <style:style style:name="P761" style:family="paragraph" style:parent-style-name="Body_20_text_20__28_10_29_" style:master-page-name="">
      <style:paragraph-properties fo:margin-left="0.6252in" fo:margin-right="0in" fo:margin-top="0in" fo:margin-bottom="0in" loext:contextual-spacing="false" fo:line-height="0.1272in" fo:text-align="start" style:justify-single-word="false" fo:text-indent="-0.3335in" style:auto-text-indent="false" style:page-number="auto"/>
    </style:style>
    <style:style style:name="P762" style:family="paragraph" style:parent-style-name="Footnote" style:master-page-name="">
      <style:paragraph-properties fo:margin-left="0.4583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763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-0.4165in" style:auto-text-indent="false" style:page-number="auto"/>
    </style:style>
    <style:style style:name="P764" style:family="paragraph" style:parent-style-name="Body_20_text_20__28_2_29_" style:master-page-name="">
      <style:paragraph-properties fo:margin-left="0.4165in" fo:margin-right="0in" fo:margin-top="0in" fo:margin-bottom="0in" loext:contextual-spacing="false" fo:text-indent="-0.4165in" style:auto-text-indent="false" style:page-number="auto">
        <style:tab-stops>
          <style:tab-stop style:position="-0.1717in"/>
        </style:tab-stops>
      </style:paragraph-properties>
    </style:style>
    <style:style style:name="P765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4165in" style:auto-text-indent="false" style:page-number="auto"/>
    </style:style>
    <style:style style:name="P766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/>
    </style:style>
    <style:style style:name="P767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335in" fo:text-align="start" style:justify-single-word="false" fo:text-indent="-0.4165in" style:auto-text-indent="false" style:page-number="auto"/>
    </style:style>
    <style:style style:name="P768" style:family="paragraph" style:parent-style-name="Body_20_text_20__28_2_29_" style:master-page-name="">
      <style:paragraph-properties fo:margin-left="0.4165in" fo:margin-right="0in" fo:margin-top="0in" fo:margin-bottom="0in" loext:contextual-spacing="false" fo:line-height="0.1299in" fo:text-align="start" style:justify-single-word="false" fo:text-indent="-0.4165in" style:auto-text-indent="false" style:page-number="auto">
        <style:tab-stops>
          <style:tab-stop style:position="-0.1965in"/>
        </style:tab-stops>
      </style:paragraph-properties>
    </style:style>
    <style:style style:name="P769" style:family="paragraph" style:parent-style-name="Body_20_text_20__28_2_29_" style:master-page-name="">
      <style:paragraph-properties fo:margin-left="0.1528in" fo:margin-right="0.6807in" fo:margin-top="0in" fo:margin-bottom="0.0862in" loext:contextual-spacing="false" fo:line-height="0.1299in" fo:text-align="start" style:justify-single-word="false" fo:text-indent="0.0972in" style:auto-text-indent="false" style:page-number="auto"/>
    </style:style>
    <style:style style:name="P770" style:family="paragraph" style:parent-style-name="Body_20_text_20__28_2_29_" style:master-page-name="">
      <style:paragraph-properties fo:margin-left="0.639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771" style:family="paragraph" style:parent-style-name="Body_20_text_20__28_3_29_" style:master-page-name="">
      <style:paragraph-properties fo:margin-left="0.1528in" fo:margin-right="0.1807in" fo:margin-top="0in" fo:margin-bottom="0in" loext:contextual-spacing="false" fo:line-height="0.1299in" fo:text-align="justify" style:justify-single-word="false" fo:text-indent="-0.1528in" style:auto-text-indent="false" style:page-number="auto"/>
    </style:style>
    <style:style style:name="P772" style:family="paragraph" style:parent-style-name="Body_20_text_20__28_3_29_" style:master-page-name="">
      <style:paragraph-properties fo:margin-left="0.1528in" fo:margin-right="0.1807in" fo:margin-top="0in" fo:margin-bottom="0in" loext:contextual-spacing="false" fo:text-align="justify" style:justify-single-word="false" fo:text-indent="-0.1528in" style:auto-text-indent="false" style:page-number="auto"/>
    </style:style>
    <style:style style:name="P773" style:family="paragraph" style:parent-style-name="Body_20_text_20__28_10_29_" style:master-page-name="">
      <style:paragraph-properties fo:margin-left="0.1528in" fo:margin-right="0.1807in" fo:margin-top="0in" fo:margin-bottom="0in" loext:contextual-spacing="false" fo:line-height="0.1272in" fo:text-align="justify" style:justify-single-word="false" fo:text-indent="-0.1528in" style:auto-text-indent="false" style:page-number="auto"/>
    </style:style>
    <style:style style:name="P774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775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0972in" style:auto-text-indent="false" style:page-number="auto"/>
    </style:style>
    <style:style style:name="P776" style:family="paragraph" style:parent-style-name="Body_20_text_20__28_2_29_" style:master-page-name="">
      <style:paragraph-properties fo:margin-left="0.4028in" fo:margin-right="0in" fo:margin-top="0in" fo:margin-bottom="0.0862in" loext:contextual-spacing="false" fo:text-align="start" style:justify-single-word="false" fo:text-indent="-0.0972in" style:auto-text-indent="false" style:page-number="auto"/>
    </style:style>
    <style:style style:name="P777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0972in" style:auto-text-indent="false" style:page-number="auto"/>
    </style:style>
    <style:style style:name="P778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/>
    </style:style>
    <style:style style:name="P779" style:family="paragraph" style:parent-style-name="Body_20_text_20__28_2_29_" style:master-page-name="">
      <style:paragraph-properties fo:margin-left="0.1528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780" style:family="paragraph" style:parent-style-name="Body_20_text_20__28_2_29_" style:master-page-name="">
      <style:paragraph-properties fo:margin-left="0.1528in" fo:margin-right="0in" fo:margin-top="0in" fo:margin-bottom="0in" loext:contextual-spacing="false" fo:line-height="0.1299in" fo:text-align="start" style:justify-single-word="false" fo:text-indent="0.0972in" style:auto-text-indent="false" style:page-number="auto"/>
    </style:style>
    <style:style style:name="P78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8335in" style:auto-text-indent="false" style:page-number="auto"/>
    </style:style>
    <style:style style:name="P782" style:family="paragraph" style:parent-style-name="Body_20_text_20__28_2_29_" style:master-page-name="">
      <style:paragraph-properties fo:margin-left="0.3055in" fo:margin-right="0.3055in" fo:margin-top="0in" fo:margin-bottom="0.0835in" loext:contextual-spacing="false" fo:text-align="start" style:justify-single-word="false" fo:text-indent="0.111in" style:auto-text-indent="false" style:page-number="auto"/>
    </style:style>
    <style:style style:name="P783" style:family="paragraph" style:parent-style-name="Body_20_text_20__28_2_29_" style:master-page-name="">
      <style:paragraph-properties fo:margin-left="0.3055in" fo:margin-right="0.3055in" fo:margin-top="0in" fo:margin-bottom="0in" loext:contextual-spacing="false" fo:text-align="start" style:justify-single-word="false" fo:text-indent="0.111in" style:auto-text-indent="false" style:page-number="auto"/>
    </style:style>
    <style:style style:name="P784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361in" style:auto-text-indent="false" style:page-number="auto"/>
    </style:style>
    <style:style style:name="P785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6252in" style:auto-text-indent="false" style:page-number="auto"/>
    </style:style>
    <style:style style:name="P786" style:family="paragraph" style:parent-style-name="Body_20_text_20__28_2_29_" style:master-page-name="">
      <style:paragraph-properties fo:margin-left="0.3055in" fo:margin-right="0.4028in" fo:margin-top="0in" fo:margin-bottom="0in" loext:contextual-spacing="false" fo:text-align="end" style:justify-single-word="false" fo:text-indent="0in" style:auto-text-indent="false" style:page-number="auto"/>
    </style:style>
    <style:style style:name="P787" style:family="paragraph" style:parent-style-name="Body_20_text_20__28_2_29_" style:master-page-name="">
      <style:paragraph-properties fo:margin-left="0in" fo:margin-right="0.0138in" fo:margin-top="0in" fo:margin-bottom="0in" loext:contextual-spacing="false" fo:text-align="center" style:justify-single-word="false" fo:text-indent="0in" style:auto-text-indent="false" style:page-number="auto"/>
    </style:style>
    <style:style style:name="P788" style:family="paragraph" style:parent-style-name="Body_20_text_20__28_10_29_" style:master-page-name="">
      <style:paragraph-properties fo:margin-left="0in" fo:margin-right="0.0138in" fo:margin-top="0in" fo:margin-bottom="0in" loext:contextual-spacing="false" fo:line-height="0.1272in" fo:text-indent="0in" style:auto-text-indent="false" style:page-number="auto"/>
    </style:style>
    <style:style style:name="P789" style:family="paragraph" style:parent-style-name="Footnote" style:master-page-name="">
      <style:paragraph-properties fo:margin-left="0in" fo:margin-right="0.0138in" fo:margin-top="0in" fo:margin-bottom="0in" loext:contextual-spacing="false" fo:line-height="0.1335in" fo:text-align="center" style:justify-single-word="false" fo:text-indent="0in" style:auto-text-indent="false" style:page-number="auto"/>
    </style:style>
    <style:style style:name="P790" style:family="paragraph" style:parent-style-name="Body_20_text_20__28_2_29_" style:master-page-name="">
      <style:paragraph-properties fo:margin-left="0in" fo:margin-right="0.0138in" fo:margin-top="0in" fo:margin-bottom="0.0835in" loext:contextual-spacing="false" fo:text-align="center" style:justify-single-word="false" fo:text-indent="0in" style:auto-text-indent="false" style:page-number="auto"/>
    </style:style>
    <style:style style:name="P791" style:family="paragraph" style:parent-style-name="Body_20_text_20__28_2_29_" style:master-page-name="">
      <style:paragraph-properties fo:margin-left="0.3752in" fo:margin-right="0in" fo:margin-top="0in" fo:margin-bottom="0in" loext:contextual-spacing="false" fo:line-height="0.1228in" fo:text-indent="-0.2362in" style:auto-text-indent="false" style:page-number="auto"/>
    </style:style>
    <style:style style:name="P792" style:family="paragraph" style:parent-style-name="Body_20_text_20__28_2_29_" style:master-page-name="">
      <style:paragraph-properties fo:margin-left="0.3752in" fo:margin-right="0in" fo:margin-top="0in" fo:margin-bottom="0in" loext:contextual-spacing="false" fo:line-height="0.1228in" fo:text-align="start" style:justify-single-word="false" fo:text-indent="-0.2362in" style:auto-text-indent="false" style:page-number="auto"/>
    </style:style>
    <style:style style:name="P793" style:family="paragraph" style:parent-style-name="Body_20_text_20__28_2_29_" style:master-page-name="">
      <style:paragraph-properties fo:margin-left="0.3752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794" style:family="paragraph" style:parent-style-name="Body_20_text_20__28_2_29_" style:master-page-name="">
      <style:paragraph-properties fo:margin-left="0.3752in" fo:margin-right="0in" fo:margin-top="0in" fo:margin-bottom="0.0835in" loext:contextual-spacing="false" fo:text-align="start" style:justify-single-word="false" fo:text-indent="-0.2362in" style:auto-text-indent="false" style:page-number="auto"/>
    </style:style>
    <style:style style:name="P795" style:family="paragraph" style:parent-style-name="Body_20_text_20__28_2_29_" style:master-page-name="">
      <style:paragraph-properties fo:margin-left="0.3752in" fo:margin-right="0in" fo:margin-top="0in" fo:margin-bottom="0.0862in" loext:contextual-spacing="false" fo:text-align="start" style:justify-single-word="false" fo:text-indent="-0.2362in" style:auto-text-indent="false" style:page-number="auto"/>
    </style:style>
    <style:style style:name="P796" style:family="paragraph" style:parent-style-name="Body_20_text_20__28_3_29_" style:master-page-name="">
      <style:paragraph-properties fo:margin-left="0.222in" fo:margin-right="0in" fo:margin-top="0in" fo:margin-bottom="0in" loext:contextual-spacing="false" fo:text-align="center" style:justify-single-word="false" fo:text-indent="0in" style:auto-text-indent="false" style:page-number="auto"/>
    </style:style>
    <style:style style:name="P797" style:family="paragraph" style:parent-style-name="Body_20_text_20__28_3_29_" style:master-page-name="">
      <style:paragraph-properties fo:margin-left="0in" fo:margin-right="0.1528in" fo:margin-top="0in" fo:margin-bottom="0in" loext:contextual-spacing="false" fo:text-align="center" style:justify-single-word="false" fo:text-indent="0in" style:auto-text-indent="false" style:page-number="auto"/>
    </style:style>
    <style:style style:name="P798" style:family="paragraph" style:parent-style-name="Body_20_text_20__28_10_29_" style:master-page-name="">
      <style:paragraph-properties fo:margin-left="0in" fo:margin-right="0.1528in" fo:margin-top="0in" fo:margin-bottom="0in" loext:contextual-spacing="false" fo:line-height="0.1272in" fo:text-indent="0in" style:auto-text-indent="false" style:page-number="auto"/>
    </style:style>
    <style:style style:name="P799" style:family="paragraph" style:parent-style-name="Body_20_text_20__28_2_29_" style:master-page-name="">
      <style:paragraph-properties fo:margin-left="0in" fo:margin-right="0.1528in" fo:margin-top="0in" fo:margin-bottom="0in" loext:contextual-spacing="false" fo:line-height="0.1299in" fo:text-align="center" style:justify-single-word="false" fo:text-indent="0in" style:auto-text-indent="false" style:page-number="auto" fo:break-after="column"/>
    </style:style>
    <style:style style:name="P800" style:family="paragraph" style:parent-style-name="Body_20_text_20__28_4_29_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0.2362in" style:auto-text-indent="false" style:page-number="auto"/>
    </style:style>
    <style:style style:name="P801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2362in" style:auto-text-indent="false" style:page-number="auto"/>
    </style:style>
    <style:style style:name="P802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.2362in" style:auto-text-indent="false" style:page-number="auto"/>
    </style:style>
    <style:style style:name="P803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.2362in" style:auto-text-indent="false" style:page-number="auto"/>
    </style:style>
    <style:style style:name="P804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-0.278in" style:auto-text-indent="false" style:page-number="auto"/>
    </style:style>
    <style:style style:name="P805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299in" fo:text-align="start" style:justify-single-word="false" fo:text-indent="-0.278in" style:auto-text-indent="false" style:page-number="auto"/>
    </style:style>
    <style:style style:name="P806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366in" fo:text-align="start" style:justify-single-word="false" fo:text-indent="-0.278in" style:auto-text-indent="false" style:page-number="auto"/>
    </style:style>
    <style:style style:name="P807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2362in" style:auto-text-indent="false" style:page-number="auto"/>
    </style:style>
    <style:style style:name="P808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.2362in" style:auto-text-indent="false" style:page-number="auto"/>
    </style:style>
    <style:style style:name="P809" style:family="paragraph" style:parent-style-name="Body_20_text_20__28_2_29_" style:master-page-name="">
      <style:paragraph-properties fo:margin-left="0.139in" fo:margin-right="0in" fo:margin-top="0in" fo:margin-bottom="0.0835in" loext:contextual-spacing="false" fo:text-align="start" style:justify-single-word="false" fo:text-indent="0.2362in" style:auto-text-indent="false" style:page-number="auto"/>
    </style:style>
    <style:style style:name="P810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811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335in" fo:text-align="start" style:justify-single-word="false" fo:text-indent="0.222in" style:auto-text-indent="false" style:page-number="auto"/>
    </style:style>
    <style:style style:name="P812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99in" fo:text-align="start" style:justify-single-word="false" fo:text-indent="0.222in" style:auto-text-indent="false" style:page-number="auto"/>
    </style:style>
    <style:style style:name="P813" style:family="paragraph" style:parent-style-name="Body_20_text_20__28_2_29_" style:master-page-name="">
      <style:paragraph-properties fo:margin-left="0.1945in" fo:margin-right="0in" fo:margin-top="0in" fo:margin-bottom="0in" loext:contextual-spacing="false" fo:line-height="0.1228in" fo:text-align="start" style:justify-single-word="false" fo:text-indent="0.222in" style:auto-text-indent="false" style:page-number="auto"/>
    </style:style>
    <style:style style:name="P814" style:family="paragraph" style:parent-style-name="Body_20_text_20__28_3_29_" style:master-page-name="">
      <style:paragraph-properties fo:margin-left="0.1945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815" style:family="paragraph" style:parent-style-name="Body_20_text_20__28_2_29_" style:master-page-name="">
      <style:paragraph-properties fo:margin-left="0.1945in" fo:margin-right="0in" fo:margin-top="0in" fo:margin-bottom="0.0902in" loext:contextual-spacing="false" fo:text-align="start" style:justify-single-word="false" fo:text-indent="0.222in" style:auto-text-indent="false" style:page-number="auto"/>
    </style:style>
    <style:style style:name="P816" style:family="paragraph" style:parent-style-name="Body_20_text_20__28_2_29_" style:master-page-name="">
      <style:paragraph-properties fo:margin-left="0.1945in" fo:margin-right="0in" fo:margin-top="0in" fo:margin-bottom="0.0417in" loext:contextual-spacing="false" fo:text-align="start" style:justify-single-word="false" fo:text-indent="0.222in" style:auto-text-indent="false" style:page-number="auto"/>
    </style:style>
    <style:style style:name="P817" style:family="paragraph" style:parent-style-name="Body_20_text_20__28_2_29_" style:master-page-name="">
      <style:paragraph-properties fo:margin-left="0.2917in" fo:margin-right="0.2638in" fo:margin-top="0in" fo:margin-bottom="0in" loext:contextual-spacing="false" fo:text-align="start" style:justify-single-word="false" fo:text-indent="0.111in" style:auto-text-indent="false" style:page-number="auto"/>
    </style:style>
    <style:style style:name="P818" style:family="paragraph" style:parent-style-name="Body_20_text_20__28_2_29_" style:master-page-name="">
      <style:paragraph-properties fo:margin-left="0in" fo:margin-right="0.3472in" fo:margin-top="0in" fo:margin-bottom="0in" loext:contextual-spacing="false" fo:text-align="start" style:justify-single-word="false" fo:text-indent="0in" style:auto-text-indent="false" style:page-number="auto"/>
    </style:style>
    <style:style style:name="P819" style:family="paragraph" style:parent-style-name="Body_20_text_20__28_2_29_" style:master-page-name="">
      <style:paragraph-properties fo:margin-left="0.208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20" style:family="paragraph" style:parent-style-name="Body_20_text_20__28_2_29_" style:master-page-name="">
      <style:paragraph-properties fo:margin-left="0.2083in" fo:margin-right="0in" fo:margin-top="0in" fo:margin-bottom="0in" loext:contextual-spacing="false" fo:text-indent="0in" style:auto-text-indent="false" style:page-number="auto">
        <style:tab-stops>
          <style:tab-stop style:position="0.5035in"/>
        </style:tab-stops>
      </style:paragraph-properties>
    </style:style>
    <style:style style:name="P821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28in" fo:text-indent="0in" style:auto-text-indent="false" style:page-number="auto"/>
    </style:style>
    <style:style style:name="P822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23" style:family="paragraph" style:parent-style-name="Body_20_text_20__28_2_29_" style:master-page-name="">
      <style:paragraph-properties fo:margin-left="0.2083in" fo:margin-right="0in" fo:margin-top="0in" fo:margin-bottom="0.0835in" loext:contextual-spacing="false" fo:line-height="0.1335in" fo:text-align="start" style:justify-single-word="false" fo:text-indent="0in" style:auto-text-indent="false" style:page-number="auto"/>
    </style:style>
    <style:style style:name="P824" style:family="paragraph" style:parent-style-name="Body_20_text_20__28_2_29_" style:master-page-name="">
      <style:paragraph-properties fo:margin-left="0.278in" fo:margin-right="0in" fo:margin-top="0in" fo:margin-bottom="0in" loext:contextual-spacing="false" fo:text-align="start" style:justify-single-word="false" fo:text-indent="-0.1252in" style:auto-text-indent="false" style:page-number="auto"/>
    </style:style>
    <style:style style:name="P825" style:family="paragraph" style:parent-style-name="Body_20_text_20__28_2_29_" style:master-page-name="">
      <style:paragraph-properties fo:margin-left="0.278in" fo:margin-right="0in" fo:margin-top="0in" fo:margin-bottom="0in" loext:contextual-spacing="false" fo:line-height="0.1299in" fo:text-align="start" style:justify-single-word="false" fo:text-indent="-0.1252in" style:auto-text-indent="false" style:page-number="auto"/>
    </style:style>
    <style:style style:name="P826" style:family="paragraph" style:parent-style-name="Body_20_text_20__28_2_29_" style:master-page-name="">
      <style:paragraph-properties fo:margin-left="0.278in" fo:margin-right="0in" fo:margin-top="0in" fo:margin-bottom="0.0835in" loext:contextual-spacing="false" fo:text-align="start" style:justify-single-word="false" fo:text-indent="-0.1252in" style:auto-text-indent="false" style:page-number="auto"/>
    </style:style>
    <style:style style:name="P827" style:family="paragraph" style:parent-style-name="Body_20_text_20__28_2_29_" style:master-page-name="">
      <style:paragraph-properties fo:margin-left="0.278in" fo:margin-right="0in" fo:margin-top="0in" fo:margin-bottom="0.0807in" loext:contextual-spacing="false" fo:line-height="0.1335in" fo:text-align="start" style:justify-single-word="false" fo:text-indent="-0.1252in" style:auto-text-indent="false" style:page-number="auto"/>
    </style:style>
    <style:style style:name="P828" style:family="paragraph" style:parent-style-name="Body_20_text_20__28_10_29_" style:master-page-name="">
      <style:paragraph-properties fo:margin-left="0.3055in" fo:margin-right="0.2362in" fo:margin-top="0in" fo:margin-bottom="0in" loext:contextual-spacing="false" fo:line-height="0.1272in" fo:text-align="justify" style:justify-single-word="false" fo:text-indent="-0.111in" style:auto-text-indent="false" style:page-number="auto"/>
    </style:style>
    <style:style style:name="P829" style:family="paragraph" style:parent-style-name="Body_20_text_20__28_3_29_" style:master-page-name="">
      <style:paragraph-properties fo:margin-left="0in" fo:margin-right="0.2362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830" style:family="paragraph" style:parent-style-name="Body_20_text_20__28_2_29_" style:master-page-name="">
      <style:paragraph-properties fo:margin-left="0.25in" fo:margin-right="0.139in" fo:margin-top="0in" fo:margin-bottom="0in" loext:contextual-spacing="false" fo:text-indent="-0.111in" style:auto-text-indent="false" style:page-number="auto"/>
    </style:style>
    <style:style style:name="P831" style:family="paragraph" style:parent-style-name="Body_20_text_20__28_2_29_" style:master-page-name="">
      <style:paragraph-properties fo:margin-left="0.25in" fo:margin-right="0.139in" fo:margin-top="0in" fo:margin-bottom="0in" loext:contextual-spacing="false" fo:line-height="0.1299in" fo:text-indent="-0.111in" style:auto-text-indent="false" style:page-number="auto"/>
    </style:style>
    <style:style style:name="P832" style:family="paragraph" style:parent-style-name="Body_20_text_20__28_2_29_" style:master-page-name="">
      <style:paragraph-properties fo:margin-left="0.25in" fo:margin-right="0.139in" fo:margin-top="0in" fo:margin-bottom="0.089in" loext:contextual-spacing="false" fo:line-height="0.1299in" fo:text-indent="-0.111in" style:auto-text-indent="false" style:page-number="auto"/>
    </style:style>
    <style:style style:name="P833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0.4307in" style:auto-text-indent="false" style:page-number="auto"/>
    </style:style>
    <style:style style:name="P834" style:family="paragraph" style:parent-style-name="Body_20_text_20__28_2_29_" style:master-page-name="">
      <style:paragraph-properties fo:margin-left="0.7362in" fo:margin-right="0in" fo:margin-top="0in" fo:margin-bottom="0in" loext:contextual-spacing="false" fo:line-height="0.1228in" fo:text-align="start" style:justify-single-word="false" fo:text-indent="-0.639in" style:auto-text-indent="false" style:page-number="auto"/>
    </style:style>
    <style:style style:name="P835" style:family="paragraph" style:parent-style-name="Body_20_text_20__28_10_29_" style:master-page-name="">
      <style:paragraph-properties fo:margin-left="0.1528in" fo:margin-right="0.139in" fo:margin-top="0in" fo:margin-bottom="0in" loext:contextual-spacing="false" fo:line-height="0.1272in" fo:text-align="justify" style:justify-single-word="false" fo:text-indent="-0.1528in" style:auto-text-indent="false" style:page-number="auto"/>
    </style:style>
    <style:style style:name="P836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361in" style:auto-text-indent="false" style:page-number="auto"/>
    </style:style>
    <style:style style:name="P837" style:family="paragraph" style:parent-style-name="Footnote" style:master-page-name="">
      <style:paragraph-properties fo:margin-left="0.389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38" style:family="paragraph" style:parent-style-name="Footnote" style:master-page-name="">
      <style:paragraph-properties fo:margin-left="0.389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39" style:family="paragraph" style:parent-style-name="Footnote" style:master-page-name="">
      <style:paragraph-properties fo:margin-left="0.389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840" style:family="paragraph" style:parent-style-name="Body_20_text_20__28_2_29_" style:master-page-name="">
      <style:paragraph-properties fo:margin-left="0in" fo:margin-right="0.139in" fo:margin-top="0in" fo:margin-bottom="0in" loext:contextual-spacing="false" fo:text-align="end" style:justify-single-word="false" fo:text-indent="0in" style:auto-text-indent="false" style:page-number="auto"/>
    </style:style>
    <style:style style:name="P841" style:family="paragraph" style:parent-style-name="Body_20_text_20__28_3_29_" style:master-page-name="">
      <style:paragraph-properties fo:margin-left="0in" fo:margin-right="0.139in" fo:margin-top="0in" fo:margin-bottom="0in" loext:contextual-spacing="false" fo:text-align="center" style:justify-single-word="false" fo:text-indent="0in" style:auto-text-indent="false" style:page-number="auto"/>
    </style:style>
    <style:style style:name="P842" style:family="paragraph" style:parent-style-name="Footnote" style:master-page-name="">
      <style:paragraph-properties fo:margin-left="0in" fo:margin-right="0.139in" fo:margin-top="0in" fo:margin-bottom="0in" loext:contextual-spacing="false" fo:text-align="end" style:justify-single-word="false" fo:text-indent="0in" style:auto-text-indent="false" style:page-number="auto"/>
    </style:style>
    <style:style style:name="P843" style:family="paragraph" style:parent-style-name="Body_20_text_20__28_2_29_" style:master-page-name="">
      <style:paragraph-properties fo:margin-left="0.1528in" fo:margin-right="0.75in" fo:margin-top="0in" fo:margin-bottom="0.0835in" loext:contextual-spacing="false" fo:line-height="0.1299in" fo:text-align="start" style:justify-single-word="false" fo:text-indent="-0.1528in" style:auto-text-indent="false" style:page-number="auto"/>
    </style:style>
    <style:style style:name="P844" style:family="paragraph" style:parent-style-name="Body_20_text_20__28_10_29_" style:master-page-name="">
      <style:paragraph-properties fo:margin-left="0in" fo:margin-right="0.1665in" fo:margin-top="0in" fo:margin-bottom="0in" loext:contextual-spacing="false" fo:text-indent="0in" style:auto-text-indent="false" style:page-number="auto"/>
    </style:style>
    <style:style style:name="P845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46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47" style:family="paragraph" style:parent-style-name="Body_20_text_20__28_2_29_" style:master-page-name="">
      <style:paragraph-properties fo:margin-left="0.1807in" fo:margin-right="0in" fo:margin-top="0in" fo:margin-bottom="0in" loext:contextual-spacing="false" fo:text-indent="0in" style:auto-text-indent="false" style:page-number="auto">
        <style:tab-stops>
          <style:tab-stop style:position="0.5035in"/>
        </style:tab-stops>
      </style:paragraph-properties>
    </style:style>
    <style:style style:name="P848" style:family="paragraph" style:parent-style-name="Body_20_text_20__28_2_29_" style:master-page-name="">
      <style:paragraph-properties fo:margin-left="0.1807in" fo:margin-right="0in" fo:margin-top="0in" fo:margin-bottom="0.0783in" loext:contextual-spacing="false" fo:line-height="0.1228in" fo:text-align="start" style:justify-single-word="false" fo:text-indent="0in" style:auto-text-indent="false" style:page-number="auto"/>
    </style:style>
    <style:style style:name="P849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850" style:family="paragraph" style:parent-style-name="Body_20_text_20__28_2_29_" style:master-page-name="">
      <style:paragraph-properties fo:margin-left="0in" fo:margin-right="0.4583in" fo:margin-top="0in" fo:margin-bottom="0in" loext:contextual-spacing="false" fo:line-height="0.1228in" fo:text-align="end" style:justify-single-word="false" fo:text-indent="0in" style:auto-text-indent="false" style:page-number="auto"/>
    </style:style>
    <style:style style:name="P851" style:family="paragraph" style:parent-style-name="Body_20_text_20__28_2_29_" style:master-page-name="">
      <style:paragraph-properties fo:margin-left="0.472in" fo:margin-right="0in" fo:margin-top="0in" fo:margin-bottom="0in" loext:contextual-spacing="false" fo:line-height="0.1299in" fo:text-align="start" style:justify-single-word="false" fo:text-indent="-0.3335in" style:auto-text-indent="false" style:page-number="auto"/>
    </style:style>
    <style:style style:name="P852" style:family="paragraph" style:parent-style-name="Body_20_text_20__28_2_29_" style:master-page-name="">
      <style:paragraph-properties fo:margin-left="0.472in" fo:margin-right="0in" fo:margin-top="0in" fo:margin-bottom="0in" loext:contextual-spacing="false" fo:text-align="start" style:justify-single-word="false" fo:text-indent="-0.3335in" style:auto-text-indent="false" style:page-number="auto"/>
    </style:style>
    <style:style style:name="P853" style:family="paragraph" style:parent-style-name="Body_20_text_20__28_6_29_" style:master-page-name="">
      <style:paragraph-properties fo:margin-left="0.472in" fo:margin-right="0in" fo:margin-top="0in" fo:margin-bottom="0in" loext:contextual-spacing="false" fo:line-height="0.1299in" fo:text-align="start" style:justify-single-word="false" fo:text-indent="-0.3335in" style:auto-text-indent="false" style:page-number="auto"/>
    </style:style>
    <style:style style:name="P854" style:family="paragraph" style:parent-style-name="Body_20_text_20__28_2_29_" style:master-page-name="">
      <style:paragraph-properties fo:margin-left="0.472in" fo:margin-right="0in" fo:margin-top="0in" fo:margin-bottom="0.0807in" loext:contextual-spacing="false" fo:text-align="start" style:justify-single-word="false" fo:text-indent="-0.3335in" style:auto-text-indent="false" style:page-number="auto"/>
    </style:style>
    <style:style style:name="P855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0.0972in" style:auto-text-indent="false" style:page-number="auto"/>
    </style:style>
    <style:style style:name="P856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85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472in" style:auto-text-indent="false" style:page-number="auto"/>
    </style:style>
    <style:style style:name="P858" style:family="paragraph" style:parent-style-name="Body_20_text_20__28_2_29_" style:master-page-name="">
      <style:paragraph-properties fo:margin-left="0.6528in" fo:margin-right="0in" fo:margin-top="0in" fo:margin-bottom="0in" loext:contextual-spacing="false" fo:text-indent="0in" style:auto-text-indent="false" style:page-number="auto">
        <style:tab-stops>
          <style:tab-stop style:position="1.1811in"/>
        </style:tab-stops>
      </style:paragraph-properties>
    </style:style>
    <style:style style:name="P859" style:family="paragraph" style:parent-style-name="Body_20_text_20__28_2_29_" style:master-page-name="">
      <style:paragraph-properties fo:margin-left="0.2638in" fo:margin-right="0.1945in" fo:margin-top="0in" fo:margin-bottom="0in" loext:contextual-spacing="false" fo:text-indent="-0.2638in" style:auto-text-indent="false" style:page-number="auto"/>
    </style:style>
    <style:style style:name="P860" style:family="paragraph" style:parent-style-name="Body_20_text_20__28_2_29_" style:master-page-name="">
      <style:paragraph-properties fo:margin-left="0.2638in" fo:margin-right="0.1945in" fo:margin-top="0in" fo:margin-bottom="0in" loext:contextual-spacing="false" fo:line-height="0.1228in" fo:text-indent="-0.2638in" style:auto-text-indent="false" style:page-number="auto"/>
    </style:style>
    <style:style style:name="P861" style:family="paragraph" style:parent-style-name="Footnote" style:master-page-name="">
      <style:paragraph-properties fo:margin-left="0.389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862" style:family="paragraph" style:parent-style-name="Body_20_text_20__28_2_29_" style:master-page-name="">
      <style:paragraph-properties fo:margin-left="0.472in" fo:margin-right="0in" fo:margin-top="0in" fo:margin-bottom="0in" loext:contextual-spacing="false" fo:line-height="0.1299in" fo:text-align="start" style:justify-single-word="false" fo:text-indent="-0.222in" style:auto-text-indent="false" style:page-number="auto"/>
    </style:style>
    <style:style style:name="P863" style:family="paragraph" style:parent-style-name="Body_20_text_20__28_2_29_" style:master-page-name="">
      <style:paragraph-properties fo:margin-left="0.2083in" fo:margin-right="0in" fo:margin-top="0in" fo:margin-bottom="0in" loext:contextual-spacing="false" fo:line-height="0.1228in" fo:text-align="start" style:justify-single-word="false" fo:text-indent="0.2083in" style:auto-text-indent="false" style:page-number="auto"/>
    </style:style>
    <style:style style:name="P864" style:family="paragraph" style:parent-style-name="Body_20_text_20__28_2_29_" style:master-page-name="">
      <style:paragraph-properties fo:margin-left="0.2083in" fo:margin-right="0in" fo:margin-top="0in" fo:margin-bottom="0in" loext:contextual-spacing="false" fo:text-align="start" style:justify-single-word="false" fo:text-indent="0.2083in" style:auto-text-indent="false" style:page-number="auto"/>
    </style:style>
    <style:style style:name="P865" style:family="paragraph" style:parent-style-name="Body_20_text_20__28_10_29_" style:master-page-name="">
      <style:paragraph-properties fo:margin-left="0in" fo:margin-right="0.1807in" fo:margin-top="0in" fo:margin-bottom="0in" loext:contextual-spacing="false" fo:text-indent="0in" style:auto-text-indent="false" style:page-number="auto"/>
    </style:style>
    <style:style style:name="P866" style:family="paragraph" style:parent-style-name="Body_20_text_20__28_10_29_" style:master-page-name="">
      <style:paragraph-properties fo:margin-left="0in" fo:margin-right="0.1807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867" style:family="paragraph" style:parent-style-name="Body_20_text_20__28_2_29_" style:master-page-name="">
      <style:paragraph-properties fo:margin-left="0in" fo:margin-right="0.1807in" fo:margin-top="0in" fo:margin-bottom="0.0862in" loext:contextual-spacing="false" fo:line-height="0.1335in" fo:text-align="center" style:justify-single-word="false" fo:text-indent="0in" style:auto-text-indent="false" style:page-number="auto"/>
    </style:style>
    <style:style style:name="P868" style:family="paragraph" style:parent-style-name="Body_20_text_20__28_2_29_" style:master-page-name="">
      <style:paragraph-properties fo:margin-left="0.3055in" fo:margin-right="0in" fo:margin-top="0in" fo:margin-bottom="0in" loext:contextual-spacing="false" fo:line-height="0.1335in" fo:text-indent="-0.111in" style:auto-text-indent="false" style:page-number="auto"/>
    </style:style>
    <style:style style:name="P869" style:family="paragraph" style:parent-style-name="Body_20_text_20__28_3_29_" style:master-page-name="">
      <style:paragraph-properties fo:margin-left="0.3055in" fo:margin-right="0in" fo:margin-top="0in" fo:margin-bottom="0in" loext:contextual-spacing="false" fo:text-align="justify" style:justify-single-word="false" fo:text-indent="-0.111in" style:auto-text-indent="false" style:page-number="auto"/>
    </style:style>
    <style:style style:name="P870" style:family="paragraph" style:parent-style-name="Body_20_text_20__28_3_29_" style:master-page-name="">
      <style:paragraph-properties fo:margin-left="0.305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871" style:family="paragraph" style:parent-style-name="Body_20_text_20__28_3_29_" style:master-page-name="">
      <style:paragraph-properties fo:margin-left="0.3055in" fo:margin-right="0in" fo:margin-top="0in" fo:margin-bottom="0in" loext:contextual-spacing="false" fo:line-height="0.1299in" fo:text-align="justify" style:justify-single-word="false" fo:text-indent="-0.111in" style:auto-text-indent="false" style:page-number="auto"/>
    </style:style>
    <style:style style:name="P872" style:family="paragraph" style:parent-style-name="Body_20_text_20__28_10_29_" style:master-page-name="">
      <style:paragraph-properties fo:margin-left="0.3055in" fo:margin-right="0in" fo:margin-top="0in" fo:margin-bottom="0in" loext:contextual-spacing="false" fo:line-height="0.1272in" fo:text-align="justify" style:justify-single-word="false" fo:text-indent="-0.111in" style:auto-text-indent="false" style:page-number="auto"/>
    </style:style>
    <style:style style:name="P873" style:family="paragraph" style:parent-style-name="Body_20_text_20__28_10_29_" style:master-page-name="">
      <style:paragraph-properties fo:margin-left="0.3055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874" style:family="paragraph" style:parent-style-name="Body_20_text_20__28_10_29_" style:master-page-name="">
      <style:paragraph-properties fo:margin-left="0.3055in" fo:margin-right="0in" fo:margin-top="0in" fo:margin-bottom="0in" loext:contextual-spacing="false" fo:line-height="0.1299in" fo:text-align="justify" style:justify-single-word="false" fo:text-indent="-0.111in" style:auto-text-indent="false" style:page-number="auto"/>
    </style:style>
    <style:style style:name="P875" style:family="paragraph" style:parent-style-name="Body_20_text_20__28_2_29_" style:master-page-name="">
      <style:paragraph-properties fo:margin-left="0.389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876" style:family="paragraph" style:parent-style-name="Body_20_text_20__28_2_29_" style:master-page-name="">
      <style:paragraph-properties fo:margin-left="0.389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877" style:family="paragraph" style:parent-style-name="Footnote" style:master-page-name="">
      <style:paragraph-properties fo:margin-left="0.389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878" style:family="paragraph" style:parent-style-name="Footnote" style:master-page-name="">
      <style:paragraph-properties fo:margin-left="0.389in" fo:margin-right="0in" fo:margin-top="0in" fo:margin-bottom="0in" loext:contextual-spacing="false" fo:line-height="0.1299in" fo:text-align="start" style:justify-single-word="false" fo:text-indent="-0.111in" style:auto-text-indent="false" style:page-number="auto"/>
    </style:style>
    <style:style style:name="P879" style:family="paragraph" style:parent-style-name="Body_20_text_20__28_2_29_" style:master-page-name="">
      <style:paragraph-properties fo:margin-left="0.389in" fo:margin-right="0in" fo:margin-top="0in" fo:margin-bottom="0.122in" loext:contextual-spacing="false" fo:line-height="0.1201in" fo:text-align="start" style:justify-single-word="false" fo:text-indent="-0.111in" style:auto-text-indent="false" style:page-number="auto"/>
    </style:style>
    <style:style style:name="P880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881" style:family="paragraph" style:parent-style-name="Body_20_text_20__28_2_29_" style:master-page-name="">
      <style:paragraph-properties fo:margin-left="0.139in" fo:margin-right="0.2917in" fo:margin-top="0in" fo:margin-bottom="0in" loext:contextual-spacing="false" fo:text-align="start" style:justify-single-word="false" fo:text-indent="-0.139in" style:auto-text-indent="false" style:page-number="auto"/>
    </style:style>
    <style:style style:name="P882" style:family="paragraph" style:parent-style-name="Body_20_text_20__28_2_29_" style:master-page-name="">
      <style:paragraph-properties fo:margin-left="0in" fo:margin-right="0.2638in" fo:margin-top="0in" fo:margin-bottom="0.0807in" loext:contextual-spacing="false" fo:text-align="start" style:justify-single-word="false" fo:text-indent="0.139in" style:auto-text-indent="false" style:page-number="auto"/>
    </style:style>
    <style:style style:name="P883" style:family="paragraph" style:parent-style-name="Body_20_text_20__28_2_29_" style:master-page-name="">
      <style:paragraph-properties fo:margin-left="0.2917in" fo:margin-right="0.528in" fo:margin-top="0in" fo:margin-bottom="0in" loext:contextual-spacing="false" fo:text-align="start" style:justify-single-word="false" fo:text-indent="0.111in" style:auto-text-indent="false" style:page-number="auto"/>
    </style:style>
    <style:style style:name="P884" style:family="paragraph" style:parent-style-name="Body_20_text_20__28_2_29_" style:master-page-name="">
      <style:paragraph-properties fo:margin-left="0.6945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85" style:family="paragraph" style:parent-style-name="Body_20_text_20__28_2_29_" style:master-page-name="">
      <style:paragraph-properties fo:margin-left="0.1528in" fo:margin-right="0.4165in" fo:margin-top="0in" fo:margin-bottom="0in" loext:contextual-spacing="false" fo:line-height="0.1299in" fo:text-align="start" style:justify-single-word="false" fo:text-indent="-0.1528in" style:auto-text-indent="false" style:page-number="auto"/>
    </style:style>
    <style:style style:name="P886" style:family="paragraph" style:parent-style-name="Table_20_of_20_contents" style:master-page-name="">
      <style:paragraph-properties fo:margin-left="0.1528in" fo:margin-right="0.4165in" fo:margin-top="0in" fo:margin-bottom="0.0835in" loext:contextual-spacing="false" fo:text-align="start" style:justify-single-word="false" fo:text-indent="-0.1528in" style:auto-text-indent="false" style:page-number="auto"/>
    </style:style>
    <style:style style:name="P887" style:family="paragraph" style:parent-style-name="Body_20_text_20__28_2_29_" style:master-page-name="">
      <style:paragraph-properties fo:margin-left="0.51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88" style:family="paragraph" style:parent-style-name="Footnote" style:master-page-name="">
      <style:paragraph-properties fo:margin-left="0.4307in" fo:margin-right="0in" fo:margin-top="0in" fo:margin-bottom="0in" loext:contextual-spacing="false" fo:line-height="0.1299in" fo:text-align="start" style:justify-single-word="false" fo:text-indent="-0.0972in" style:auto-text-indent="false" style:page-number="auto"/>
    </style:style>
    <style:style style:name="P889" style:family="paragraph" style:parent-style-name="Footnote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0972in" style:auto-text-indent="false" style:page-number="auto"/>
    </style:style>
    <style:style style:name="P890" style:family="paragraph" style:parent-style-name="Footnote" style:master-page-name="">
      <style:paragraph-properties fo:margin-left="0.278in" fo:margin-right="0in" fo:margin-top="0in" fo:margin-bottom="0in" loext:contextual-spacing="false" fo:line-height="0.1228in" fo:text-align="start" style:justify-single-word="false" fo:text-indent="0.3472in" style:auto-text-indent="false" style:page-number="auto"/>
    </style:style>
    <style:style style:name="P891" style:family="paragraph" style:parent-style-name="Body_20_text_20__28_2_29_" style:master-page-name="">
      <style:paragraph-properties fo:margin-left="0.708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92" style:family="paragraph" style:parent-style-name="Body_20_text_20__28_2_29_" style:master-page-name="">
      <style:paragraph-properties fo:margin-left="0.3055in" fo:margin-right="0.3193in" fo:margin-top="0in" fo:margin-bottom="0in" loext:contextual-spacing="false" fo:line-height="0.1228in" fo:text-align="start" style:justify-single-word="false" fo:text-indent="0.4445in" style:auto-text-indent="false" style:page-number="auto"/>
    </style:style>
    <style:style style:name="P893" style:family="paragraph" style:parent-style-name="Footnote" style:master-page-name="">
      <style:paragraph-properties fo:margin-left="0.2917in" fo:margin-right="0in" fo:margin-top="0in" fo:margin-bottom="0in" loext:contextual-spacing="false" fo:line-height="0.1228in" fo:text-align="start" style:justify-single-word="false" fo:text-indent="-0.2917in" style:auto-text-indent="false" style:page-number="auto">
        <style:tab-stops>
          <style:tab-stop style:position="-0.1311in"/>
        </style:tab-stops>
      </style:paragraph-properties>
    </style:style>
    <style:style style:name="P894" style:family="paragraph" style:parent-style-name="Footnote" style:master-page-name="">
      <style:paragraph-properties fo:margin-left="0.6252in" fo:margin-right="0in" fo:margin-top="0in" fo:margin-bottom="0in" loext:contextual-spacing="false" fo:line-height="0.1228in" fo:text-indent="0in" style:auto-text-indent="false" style:page-number="auto"/>
    </style:style>
    <style:style style:name="P895" style:family="paragraph" style:parent-style-name="Footnote" style:master-page-name="">
      <style:paragraph-properties fo:margin-left="0.6252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896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897" style:family="paragraph" style:parent-style-name="Body_20_text_20__28_2_29_" style:master-page-name="">
      <style:paragraph-properties fo:margin-left="0.44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98" style:family="paragraph" style:parent-style-name="Body_20_text_20__28_3_29_" style:master-page-name="">
      <style:paragraph-properties fo:margin-left="0.44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899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2083in" style:auto-text-indent="false" style:page-number="auto"/>
    </style:style>
    <style:style style:name="P900" style:family="paragraph" style:parent-style-name="Body_20_text_20__28_2_29_" style:master-page-name="">
      <style:paragraph-properties fo:margin-left="0.3055in" fo:margin-right="0.6665in" fo:margin-top="0in" fo:margin-bottom="0in" loext:contextual-spacing="false" fo:text-align="end" style:justify-single-word="false" fo:text-indent="0in" style:auto-text-indent="false" style:page-number="auto"/>
    </style:style>
    <style:style style:name="P901" style:family="paragraph" style:parent-style-name="Body_20_text_20__28_2_29_" style:master-page-name="">
      <style:paragraph-properties fo:margin-left="0.222in" fo:margin-right="0in" fo:margin-top="0in" fo:margin-bottom="0in" loext:contextual-spacing="false" fo:text-align="start" style:justify-single-word="false" fo:text-indent="0.0972in" style:auto-text-indent="false" style:page-number="auto"/>
    </style:style>
    <style:style style:name="P902" style:family="paragraph" style:parent-style-name="Body_20_text_20__28_10_29_" style:master-page-name="">
      <style:paragraph-properties fo:margin-left="0.3055in" fo:margin-right="0in" fo:margin-top="0in" fo:margin-bottom="0in" loext:contextual-spacing="false" fo:line-height="0.1299in" fo:text-align="justify" style:justify-single-word="false" fo:text-indent="-0.1252in" style:auto-text-indent="false" style:page-number="auto"/>
    </style:style>
    <style:style style:name="P903" style:family="paragraph" style:parent-style-name="Body_20_text_20__28_2_29_" style:master-page-name="">
      <style:paragraph-properties fo:margin-left="0.3055in" fo:margin-right="0in" fo:margin-top="0in" fo:margin-bottom="0.0862in" loext:contextual-spacing="false" fo:text-align="start" style:justify-single-word="false" fo:text-indent="-0.1252in" style:auto-text-indent="false" style:page-number="auto"/>
    </style:style>
    <style:style style:name="P904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905" style:family="paragraph" style:parent-style-name="Body_20_text_20__28_3_29_" style:master-page-name="">
      <style:paragraph-properties fo:margin-left="0.2917in" fo:margin-right="0in" fo:margin-top="0in" fo:margin-bottom="0in" loext:contextual-spacing="false" fo:line-height="0.1299in" fo:text-align="start" style:justify-single-word="false" fo:text-indent="-0.0972in" style:auto-text-indent="false" style:page-number="auto"/>
    </style:style>
    <style:style style:name="P906" style:family="paragraph" style:parent-style-name="Body_20_text_20__28_3_29_" style:master-page-name="">
      <style:paragraph-properties fo:margin-left="0.2917in" fo:margin-right="0in" fo:margin-top="0in" fo:margin-bottom="0in" loext:contextual-spacing="false" fo:text-align="start" style:justify-single-word="false" fo:text-indent="-0.0972in" style:auto-text-indent="false" style:page-number="auto"/>
    </style:style>
    <style:style style:name="P907" style:family="paragraph" style:parent-style-name="Body_20_text_20__28_2_29_" style:master-page-name="">
      <style:paragraph-properties fo:margin-left="0.472in" fo:margin-right="0in" fo:margin-top="0in" fo:margin-bottom="0in" loext:contextual-spacing="false" fo:line-height="0.1299in" fo:text-align="start" style:justify-single-word="false" fo:text-indent="-0.472in" style:auto-text-indent="false" style:page-number="auto"/>
    </style:style>
    <style:style style:name="P908" style:family="paragraph" style:parent-style-name="Body_20_text_20__28_2_29_" style:master-page-name="">
      <style:paragraph-properties fo:margin-left="0.139in" fo:margin-right="0.3472in" fo:margin-top="0in" fo:margin-bottom="0.0835in" loext:contextual-spacing="false" fo:text-align="start" style:justify-single-word="false" fo:text-indent="-0.139in" style:auto-text-indent="false" style:page-number="auto"/>
    </style:style>
    <style:style style:name="P909" style:family="paragraph" style:parent-style-name="Body_20_text_20__28_10_29_" style:master-page-name="">
      <style:paragraph-properties fo:margin-left="0.3193in" fo:margin-right="0in" fo:margin-top="0in" fo:margin-bottom="0in" loext:contextual-spacing="false" fo:line-height="0.1272in" fo:text-align="start" style:justify-single-word="false" fo:text-indent="-0.0972in" style:auto-text-indent="false" style:page-number="auto"/>
    </style:style>
    <style:style style:name="P910" style:family="paragraph" style:parent-style-name="Body_20_text_20__28_2_29_" style:master-page-name="">
      <style:paragraph-properties fo:margin-left="0.639in" fo:margin-right="0in" fo:margin-top="0in" fo:margin-bottom="0in" loext:contextual-spacing="false" fo:text-indent="0in" style:auto-text-indent="false" style:page-number="auto"/>
    </style:style>
    <style:style style:name="P911" style:family="paragraph" style:parent-style-name="Footnote" style:master-page-name="">
      <style:paragraph-properties fo:margin-left="0.3055in" fo:margin-right="0in" fo:margin-top="0in" fo:margin-bottom="0in" loext:contextual-spacing="false" fo:line-height="0.1228in" fo:text-align="start" style:justify-single-word="false" fo:text-indent="0.3752in" style:auto-text-indent="false" style:page-number="auto"/>
    </style:style>
    <style:style style:name="P912" style:family="paragraph" style:parent-style-name="Body_20_text_20__28_2_29_" style:master-page-name="">
      <style:paragraph-properties fo:margin-left="0.639in" fo:margin-right="0in" fo:margin-top="0in" fo:margin-bottom="0in" loext:contextual-spacing="false" fo:text-align="start" style:justify-single-word="false" fo:text-indent="-0.639in" style:auto-text-indent="false" style:page-number="auto">
        <style:tab-stops>
          <style:tab-stop style:position="-0.428in"/>
        </style:tab-stops>
      </style:paragraph-properties>
    </style:style>
    <style:style style:name="P913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914" style:family="paragraph" style:parent-style-name="Body_20_text_20__28_3_29_" style:master-page-name="">
      <style:paragraph-properties fo:margin-left="0.2917in" fo:margin-right="0in" fo:margin-top="0in" fo:margin-bottom="0in" loext:contextual-spacing="false" fo:line-height="0.1299in" fo:text-align="justify" style:justify-single-word="false" fo:text-indent="-0.1252in" style:auto-text-indent="false" style:page-number="auto"/>
    </style:style>
    <style:style style:name="P915" style:family="paragraph" style:parent-style-name="Body_20_text_20__28_14_29_" style:master-page-name="">
      <style:paragraph-properties fo:margin-left="0.0417in" fo:margin-right="0in" fo:margin-top="0in" fo:margin-bottom="0.0681in" loext:contextual-spacing="false" fo:line-height="0.0693in" fo:text-indent="0in" style:auto-text-indent="false" style:page-number="auto"/>
    </style:style>
    <style:style style:name="P916" style:family="paragraph" style:parent-style-name="Body_20_text_20__28_3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/>
    </style:style>
    <style:style style:name="P91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/>
    </style:style>
    <style:style style:name="P918" style:family="paragraph" style:parent-style-name="Body_20_text_20__28_2_29_" style:master-page-name="">
      <style:paragraph-properties fo:margin-left="0.2083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919" style:family="paragraph" style:parent-style-name="Body_20_text_20__28_10_29_" style:master-page-name="">
      <style:paragraph-properties fo:margin-left="0.1528in" fo:margin-right="0.2083in" fo:margin-top="0in" fo:margin-bottom="0in" loext:contextual-spacing="false" fo:line-height="0.1272in" fo:text-align="justify" style:justify-single-word="false" fo:text-indent="-0.1528in" style:auto-text-indent="false" style:page-number="auto"/>
    </style:style>
    <style:style style:name="P920" style:family="paragraph" style:parent-style-name="Body_20_text_20__28_2_29_" style:master-page-name="">
      <style:paragraph-properties fo:margin-left="0.3193in" fo:margin-right="0.5835in" fo:margin-top="0in" fo:margin-bottom="0in" loext:contextual-spacing="false" fo:text-align="start" style:justify-single-word="false" fo:text-indent="0.0972in" style:auto-text-indent="false" style:page-number="auto"/>
    </style:style>
    <style:style style:name="P921" style:family="paragraph" style:parent-style-name="Footnote" style:master-page-name="">
      <style:paragraph-properties fo:margin-left="0.4583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922" style:family="paragraph" style:parent-style-name="Body_20_text_20__28_10_29_" style:master-page-name="">
      <style:paragraph-properties fo:margin-left="0in" fo:margin-right="0.0835in" fo:margin-top="0in" fo:margin-bottom="0in" loext:contextual-spacing="false" fo:line-height="0.1272in" fo:text-indent="0in" style:auto-text-indent="false" style:page-number="auto"/>
    </style:style>
    <style:style style:name="P923" style:family="paragraph" style:parent-style-name="Footnote" style:master-page-name="">
      <style:paragraph-properties fo:margin-left="0.2362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924" style:family="paragraph" style:parent-style-name="Body_20_text_20__28_2_29_" style:master-page-name="">
      <style:paragraph-properties fo:margin-left="0.639in" fo:margin-right="0in" fo:margin-top="0in" fo:margin-bottom="0in" loext:contextual-spacing="false" fo:text-align="start" style:justify-single-word="false" fo:text-indent="-0.3472in" style:auto-text-indent="false" style:page-number="auto"/>
    </style:style>
    <style:style style:name="P925" style:family="paragraph" style:parent-style-name="Body_20_text_20__28_2_29_" style:master-page-name="">
      <style:paragraph-properties fo:margin-left="0.3752in" fo:margin-right="0in" fo:margin-top="0in" fo:margin-bottom="0in" loext:contextual-spacing="false" fo:text-align="start" style:justify-single-word="false" fo:text-indent="0.4583in" style:auto-text-indent="false" style:page-number="auto"/>
    </style:style>
    <style:style style:name="P926" style:family="paragraph" style:parent-style-name="Body_20_text_20__28_2_29_" style:master-page-name="">
      <style:paragraph-properties fo:margin-left="0.5in" fo:margin-right="0in" fo:margin-top="0in" fo:margin-bottom="0in" loext:contextual-spacing="false" fo:line-height="0.1299in" fo:text-align="start" style:justify-single-word="false" fo:text-indent="-0.3472in" style:auto-text-indent="false" style:page-number="auto"/>
    </style:style>
    <style:style style:name="P927" style:family="paragraph" style:parent-style-name="Body_20_text_20__28_2_29_" style:master-page-name="">
      <style:paragraph-properties fo:margin-left="0.5in" fo:margin-right="0in" fo:margin-top="0in" fo:margin-bottom="0.0835in" loext:contextual-spacing="false" fo:line-height="0.1299in" fo:text-align="start" style:justify-single-word="false" fo:text-indent="-0.111in" style:auto-text-indent="false" style:page-number="auto"/>
    </style:style>
    <style:style style:name="P928" style:family="paragraph" style:parent-style-name="Body_20_text_20__28_2_29_" style:master-page-name="">
      <style:paragraph-properties fo:margin-left="0in" fo:margin-right="0.2083in" fo:margin-top="0in" fo:margin-bottom="0in" loext:contextual-spacing="false" fo:text-align="end" style:justify-single-word="false" fo:text-indent="0in" style:auto-text-indent="false" style:page-number="auto"/>
    </style:style>
    <style:style style:name="P929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1945in" style:auto-text-indent="false" style:page-number="auto"/>
    </style:style>
    <style:style style:name="P930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4862in" style:auto-text-indent="false" style:page-number="auto"/>
    </style:style>
    <style:style style:name="P931" style:family="paragraph" style:parent-style-name="Body_20_text_20__28_10_29_" style:master-page-name="">
      <style:paragraph-properties fo:margin-left="0.139in" fo:margin-right="0.1945in" fo:margin-top="0in" fo:margin-bottom="0in" loext:contextual-spacing="false" fo:line-height="0.1299in" fo:text-align="justify" style:justify-single-word="false" fo:text-indent="0in" style:auto-text-indent="false" style:page-number="auto"/>
    </style:style>
    <style:style style:name="P932" style:family="paragraph" style:parent-style-name="Body_20_text_20__28_2_29_" style:master-page-name="">
      <style:paragraph-properties fo:margin-left="0.93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933" style:family="paragraph" style:parent-style-name="Body_20_text_20__28_2_29_" style:master-page-name="">
      <style:paragraph-properties fo:margin-left="0.3193in" fo:margin-right="0.4028in" fo:margin-top="0in" fo:margin-bottom="0.0835in" loext:contextual-spacing="false" fo:text-align="start" style:justify-single-word="false" fo:text-indent="0.0972in" style:auto-text-indent="false" style:page-number="auto"/>
    </style:style>
    <style:style style:name="P934" style:family="paragraph" style:parent-style-name="Body_20_text_20__28_3_29_" style:master-page-name="">
      <style:paragraph-properties fo:margin-left="0in" fo:margin-right="0.25in" fo:margin-top="0in" fo:margin-bottom="0in" loext:contextual-spacing="false" fo:line-height="0.1228in" fo:text-align="center" style:justify-single-word="false" fo:text-indent="0in" style:auto-text-indent="false" style:page-number="auto"/>
    </style:style>
    <style:style style:name="P935" style:family="paragraph" style:parent-style-name="Body_20_text_20__28_2_29_" style:master-page-name="">
      <style:paragraph-properties fo:margin-left="0.5in" fo:margin-right="0in" fo:margin-top="0in" fo:margin-bottom="0in" loext:contextual-spacing="false" fo:text-align="start" style:justify-single-word="false" fo:text-indent="-0.2083in" style:auto-text-indent="false" style:page-number="auto"/>
    </style:style>
    <style:style style:name="P936" style:family="paragraph" style:parent-style-name="Body_20_text_20__28_2_29_" style:master-page-name="">
      <style:paragraph-properties fo:margin-left="0.139in" fo:margin-right="0.3055in" fo:margin-top="0in" fo:margin-bottom="0in" loext:contextual-spacing="false" fo:text-align="start" style:justify-single-word="false" fo:text-indent="0in" style:auto-text-indent="false" style:page-number="auto"/>
    </style:style>
    <style:style style:name="P937" style:family="paragraph" style:parent-style-name="Footnote" style:master-page-name="">
      <style:paragraph-properties fo:margin-left="0.2362in" fo:margin-right="0in" fo:margin-top="0in" fo:margin-bottom="0in" loext:contextual-spacing="false" fo:text-align="start" style:justify-single-word="false" fo:text-indent="0.111in" style:auto-text-indent="false" style:page-number="auto"/>
    </style:style>
    <style:style style:name="P938" style:family="paragraph" style:parent-style-name="Body_20_text_20__28_2_29_" style:master-page-name="">
      <style:paragraph-properties fo:margin-left="0.25in" fo:margin-right="0.5835in" fo:margin-top="0in" fo:margin-bottom="0in" loext:contextual-spacing="false" fo:text-align="start" style:justify-single-word="false" fo:text-indent="0in" style:auto-text-indent="false" style:page-number="auto"/>
    </style:style>
    <style:style style:name="P939" style:family="paragraph" style:parent-style-name="Body_20_text_20__28_2_29_" style:master-page-name="">
      <style:paragraph-properties fo:margin-left="0.3055in" fo:margin-right="0.472in" fo:margin-top="0in" fo:margin-bottom="0in" loext:contextual-spacing="false" fo:text-align="start" style:justify-single-word="false" fo:text-indent="-0.1252in" style:auto-text-indent="false" style:page-number="auto"/>
    </style:style>
    <style:style style:name="P940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1252in" style:auto-text-indent="false" style:page-number="auto"/>
    </style:style>
    <style:style style:name="P941" style:family="paragraph" style:parent-style-name="Body_20_text_20__28_2_29_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0.0693in" style:auto-text-indent="false" style:page-number="auto"/>
    </style:style>
    <style:style style:name="P94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943" style:family="paragraph" style:parent-style-name="Footnote" style:master-page-name="">
      <style:paragraph-properties fo:margin-left="0.25in" fo:margin-right="0.25in" fo:margin-top="0in" fo:margin-bottom="0in" loext:contextual-spacing="false" fo:text-align="start" style:justify-single-word="false" fo:text-indent="0in" style:auto-text-indent="false" style:page-number="auto"/>
    </style:style>
    <style:style style:name="P944" style:family="paragraph" style:parent-style-name="Footnote" style:master-page-name="">
      <style:paragraph-properties fo:margin-left="0.458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945" style:family="paragraph" style:parent-style-name="Footnote_20__28_4_29_" style:master-page-name="">
      <style:paragraph-properties fo:margin-left="0.4583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946" style:family="paragraph" style:parent-style-name="Body_20_text_20__28_2_29_" style:master-page-name="">
      <style:paragraph-properties fo:margin-left="0.2917in" fo:margin-right="0.139in" fo:margin-top="0in" fo:margin-bottom="0.0862in" loext:contextual-spacing="false" fo:text-indent="0in" style:auto-text-indent="false" style:page-number="auto"/>
    </style:style>
    <style:style style:name="P947" style:family="paragraph" style:parent-style-name="Body_20_text_20__28_2_29_" style:master-page-name="">
      <style:paragraph-properties fo:margin-left="0.3055in" fo:margin-right="0in" fo:margin-top="0in" fo:margin-bottom="0in" loext:contextual-spacing="false" fo:text-align="start" style:justify-single-word="false" fo:text-indent="0.4307in" style:auto-text-indent="false" style:page-number="auto"/>
    </style:style>
    <style:style style:name="P948" style:family="paragraph" style:parent-style-name="Body_20_text_20__28_2_29_" style:master-page-name="">
      <style:paragraph-properties fo:margin-left="0.7917in" fo:margin-right="0in" fo:margin-top="0in" fo:margin-bottom="0.0835in" loext:contextual-spacing="false" fo:text-align="start" style:justify-single-word="false" fo:text-indent="-0.4862in" style:auto-text-indent="false" style:page-number="auto"/>
    </style:style>
    <style:style style:name="P949" style:family="paragraph" style:parent-style-name="Body_20_text_20__28_2_29_" style:master-page-name="">
      <style:paragraph-properties fo:margin-left="0.8752in" fo:margin-right="0in" fo:margin-top="0in" fo:margin-bottom="0in" loext:contextual-spacing="false" fo:text-align="start" style:justify-single-word="false" fo:text-indent="-0.6665in" style:auto-text-indent="false" style:page-number="auto"/>
    </style:style>
    <style:style style:name="P950" style:family="paragraph" style:parent-style-name="Body_20_text_20__28_2_29_" style:master-page-name="">
      <style:paragraph-properties fo:margin-left="0.1528in" fo:margin-right="0.2917in" fo:margin-top="0in" fo:margin-bottom="0in" loext:contextual-spacing="false" fo:text-align="start" style:justify-single-word="false" fo:text-indent="-0.1528in" style:auto-text-indent="false" style:page-number="auto"/>
    </style:style>
    <style:style style:name="P951" style:family="paragraph" style:parent-style-name="Footnote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4028in" style:auto-text-indent="false" style:page-number="auto"/>
    </style:style>
    <style:style style:name="P952" style:family="paragraph" style:parent-style-name="Footnote" style:list-style-name="L3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272in"/>
        </style:tab-stops>
      </style:paragraph-properties>
    </style:style>
    <style:style style:name="P953" style:family="paragraph" style:parent-style-name="Footnote" style:list-style-name="L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071in"/>
        </style:tab-stops>
      </style:paragraph-properties>
    </style:style>
    <style:style style:name="P954" style:family="paragraph" style:parent-style-name="Standard" style:master-page-name="PageStyle14">
      <style:paragraph-properties style:page-number="19"/>
      <style:text-properties fo:font-size="1pt" style:font-size-asian="1pt" style:font-size-complex="1pt"/>
    </style:style>
    <style:style style:name="P955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63in"/>
        </style:tab-stops>
      </style:paragraph-properties>
    </style:style>
    <style:style style:name="P95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57" style:family="paragraph" style:parent-style-name="Body_20_text_20__28_2_29_" style:list-style-name="L4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58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59" style:family="paragraph" style:parent-style-name="Body_20_text_20__28_2_29_" style:list-style-name="L1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60" style:family="paragraph" style:parent-style-name="Body_20_text_20__28_2_29_" style:list-style-name="L1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61" style:family="paragraph" style:parent-style-name="Body_20_text_20__28_2_29_" style:list-style-name="L16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962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99in"/>
        </style:tab-stops>
      </style:paragraph-properties>
    </style:style>
    <style:style style:name="P963" style:family="paragraph" style:parent-style-name="Body_20_text_20__28_2_29_" style:list-style-name="L3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99in"/>
        </style:tab-stops>
      </style:paragraph-properties>
    </style:style>
    <style:style style:name="P964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99in"/>
        </style:tab-stops>
      </style:paragraph-properties>
    </style:style>
    <style:style style:name="P965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571in"/>
          <style:tab-stop style:position="1.8457in"/>
        </style:tab-stops>
      </style:paragraph-properties>
    </style:style>
    <style:style style:name="P966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736in"/>
        </style:tab-stops>
      </style:paragraph-properties>
    </style:style>
    <style:style style:name="P967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72in"/>
        </style:tab-stops>
      </style:paragraph-properties>
    </style:style>
    <style:style style:name="P968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819in"/>
        </style:tab-stops>
      </style:paragraph-properties>
    </style:style>
    <style:style style:name="P969" style:family="paragraph" style:parent-style-name="Body_20_text_20__28_2_29_" style:list-style-name="L20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39in"/>
        </style:tab-stops>
      </style:paragraph-properties>
    </style:style>
    <style:style style:name="P970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72in"/>
        </style:tab-stops>
      </style:paragraph-properties>
    </style:style>
    <style:style style:name="P971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366in"/>
        </style:tab-stops>
      </style:paragraph-properties>
    </style:style>
    <style:style style:name="P972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02in"/>
        </style:tab-stops>
      </style:paragraph-properties>
    </style:style>
    <style:style style:name="P973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37in"/>
        </style:tab-stops>
      </style:paragraph-properties>
    </style:style>
    <style:style style:name="P974" style:family="paragraph" style:parent-style-name="Body_20_text_20__28_2_29_" style:list-style-name="L3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756in"/>
        </style:tab-stops>
      </style:paragraph-properties>
    </style:style>
    <style:style style:name="P975" style:family="paragraph" style:parent-style-name="Body_20_text_20__28_2_29_" style:list-style-name="L3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57in"/>
        </style:tab-stops>
      </style:paragraph-properties>
    </style:style>
    <style:style style:name="P976" style:family="paragraph" style:parent-style-name="Body_20_text_20__28_2_29_" style:list-style-name="L3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84in"/>
        </style:tab-stops>
      </style:paragraph-properties>
    </style:style>
    <style:style style:name="P977" style:family="paragraph" style:parent-style-name="Body_20_text_20__28_2_29_" style:list-style-name="L90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84in"/>
        </style:tab-stops>
      </style:paragraph-properties>
    </style:style>
    <style:style style:name="P978" style:family="paragraph" style:parent-style-name="Body_20_text_20__28_2_29_" style:list-style-name="L35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874in"/>
        </style:tab-stops>
      </style:paragraph-properties>
    </style:style>
    <style:style style:name="P979" style:family="paragraph" style:parent-style-name="Body_20_text_20__28_2_29_" style:list-style-name="L42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638in"/>
        </style:tab-stops>
      </style:paragraph-properties>
    </style:style>
    <style:style style:name="P980" style:family="paragraph" style:parent-style-name="Body_20_text_20__28_2_29_" style:list-style-name="L46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638in"/>
        </style:tab-stops>
      </style:paragraph-properties>
    </style:style>
    <style:style style:name="P981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57in"/>
        </style:tab-stops>
      </style:paragraph-properties>
    </style:style>
    <style:style style:name="P982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626in"/>
        </style:tab-stops>
      </style:paragraph-properties>
    </style:style>
    <style:style style:name="P983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382in"/>
        </style:tab-stops>
      </style:paragraph-properties>
    </style:style>
    <style:style style:name="P984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799in"/>
        </style:tab-stops>
      </style:paragraph-properties>
    </style:style>
    <style:style style:name="P985" style:family="paragraph" style:parent-style-name="Body_20_text_20__28_2_29_" style:list-style-name="L7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311in"/>
        </style:tab-stops>
      </style:paragraph-properties>
    </style:style>
    <style:style style:name="P986" style:family="paragraph" style:parent-style-name="Body_20_text_20__28_2_29_" style:list-style-name="L7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17in"/>
        </style:tab-stops>
      </style:paragraph-properties>
    </style:style>
    <style:style style:name="P987" style:family="paragraph" style:parent-style-name="Body_20_text_20__28_2_29_" style:list-style-name="L71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53in"/>
        </style:tab-stops>
      </style:paragraph-properties>
    </style:style>
    <style:style style:name="P988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53in"/>
        </style:tab-stops>
      </style:paragraph-properties>
    </style:style>
    <style:style style:name="P989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53in"/>
        </style:tab-stops>
      </style:paragraph-properties>
    </style:style>
    <style:style style:name="P990" style:family="paragraph" style:parent-style-name="Body_20_text_20__28_2_29_" style:list-style-name="L86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25in"/>
        </style:tab-stops>
      </style:paragraph-properties>
    </style:style>
    <style:style style:name="P991" style:family="paragraph" style:parent-style-name="Body_20_text_20__28_2_29_" style:list-style-name="L129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25in"/>
        </style:tab-stops>
      </style:paragraph-properties>
    </style:style>
    <style:style style:name="P992" style:family="paragraph" style:parent-style-name="Body_20_text_20__28_2_29_" style:list-style-name="L85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02in"/>
        </style:tab-stops>
      </style:paragraph-properties>
    </style:style>
    <style:style style:name="P993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17in"/>
        </style:tab-stops>
      </style:paragraph-properties>
    </style:style>
    <style:style style:name="P994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1953in"/>
        </style:tab-stops>
      </style:paragraph-properties>
    </style:style>
    <style:style style:name="P995" style:family="paragraph" style:parent-style-name="Body_20_text_20__28_2_29_" style:list-style-name="L95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591in"/>
        </style:tab-stops>
      </style:paragraph-properties>
    </style:style>
    <style:style style:name="P996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46in"/>
        </style:tab-stops>
      </style:paragraph-properties>
    </style:style>
    <style:style style:name="P997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46in"/>
        </style:tab-stops>
      </style:paragraph-properties>
    </style:style>
    <style:style style:name="P998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999" style:family="paragraph" style:parent-style-name="Body_20_text_20__28_2_29_" style:list-style-name="L2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1000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1001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1002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1003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701in"/>
        </style:tab-stops>
      </style:paragraph-properties>
    </style:style>
    <style:style style:name="P1004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82in"/>
        </style:tab-stops>
      </style:paragraph-properties>
    </style:style>
    <style:style style:name="P1005" style:family="paragraph" style:parent-style-name="Body_20_text_20__28_2_29_" style:list-style-name="L6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82in"/>
        </style:tab-stops>
      </style:paragraph-properties>
    </style:style>
    <style:style style:name="P1006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17in"/>
        </style:tab-stops>
      </style:paragraph-properties>
    </style:style>
    <style:style style:name="P1007" style:family="paragraph" style:parent-style-name="Body_20_text_20__28_2_29_" style:list-style-name="L7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17in"/>
        </style:tab-stops>
      </style:paragraph-properties>
    </style:style>
    <style:style style:name="P1008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46in"/>
        </style:tab-stops>
      </style:paragraph-properties>
    </style:style>
    <style:style style:name="P1009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53in"/>
        </style:tab-stops>
      </style:paragraph-properties>
    </style:style>
    <style:style style:name="P1010" style:family="paragraph" style:parent-style-name="Body_20_text_20__28_2_29_" style:list-style-name="L37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634in"/>
        </style:tab-stops>
      </style:paragraph-properties>
    </style:style>
    <style:style style:name="P1011" style:family="paragraph" style:parent-style-name="Body_20_text_20__28_2_29_" style:list-style-name="L37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62in"/>
        </style:tab-stops>
      </style:paragraph-properties>
    </style:style>
    <style:style style:name="P1012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62in"/>
        </style:tab-stops>
      </style:paragraph-properties>
    </style:style>
    <style:style style:name="P1013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571in"/>
        </style:tab-stops>
      </style:paragraph-properties>
    </style:style>
    <style:style style:name="P1014" style:family="paragraph" style:parent-style-name="Body_20_text_20__28_2_29_" style:list-style-name="L39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35in"/>
        </style:tab-stops>
      </style:paragraph-properties>
    </style:style>
    <style:style style:name="P1015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35in"/>
        </style:tab-stops>
      </style:paragraph-properties>
    </style:style>
    <style:style style:name="P1016" style:family="paragraph" style:parent-style-name="Body_20_text_20__28_2_29_" style:list-style-name="L16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35in"/>
        </style:tab-stops>
      </style:paragraph-properties>
    </style:style>
    <style:style style:name="P101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57in"/>
        </style:tab-stops>
      </style:paragraph-properties>
    </style:style>
    <style:style style:name="P1018" style:family="paragraph" style:parent-style-name="Body_20_text_20__28_2_29_" style:list-style-name="L93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57in"/>
        </style:tab-stops>
      </style:paragraph-properties>
    </style:style>
    <style:style style:name="P1019" style:family="paragraph" style:parent-style-name="Body_20_text_20__28_2_29_" style:list-style-name="L163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57in"/>
        </style:tab-stops>
      </style:paragraph-properties>
    </style:style>
    <style:style style:name="P1020" style:family="paragraph" style:parent-style-name="Body_20_text_20__28_2_29_" style:list-style-name="L41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02in"/>
        </style:tab-stops>
      </style:paragraph-properties>
    </style:style>
    <style:style style:name="P1021" style:family="paragraph" style:parent-style-name="Body_20_text_20__28_2_29_" style:list-style-name="L12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02in"/>
        </style:tab-stops>
      </style:paragraph-properties>
    </style:style>
    <style:style style:name="P1022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217in"/>
        </style:tab-stops>
      </style:paragraph-properties>
    </style:style>
    <style:style style:name="P1023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4165in"/>
        </style:tab-stops>
      </style:paragraph-properties>
    </style:style>
    <style:style style:name="P1024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02in"/>
        </style:tab-stops>
      </style:paragraph-properties>
    </style:style>
    <style:style style:name="P1025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57in"/>
        </style:tab-stops>
      </style:paragraph-properties>
    </style:style>
    <style:style style:name="P1026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57in"/>
        </style:tab-stops>
      </style:paragraph-properties>
    </style:style>
    <style:style style:name="P1027" style:family="paragraph" style:parent-style-name="Body_20_text_20__28_2_29_" style:list-style-name="L150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57in"/>
        </style:tab-stops>
      </style:paragraph-properties>
    </style:style>
    <style:style style:name="P1028" style:family="paragraph" style:parent-style-name="Body_20_text_20__28_2_29_" style:list-style-name="L16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57in"/>
        </style:tab-stops>
      </style:paragraph-properties>
    </style:style>
    <style:style style:name="P1029" style:family="paragraph" style:parent-style-name="Body_20_text_20__28_2_29_" style:list-style-name="L66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752in"/>
        </style:tab-stops>
      </style:paragraph-properties>
    </style:style>
    <style:style style:name="P1030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22in"/>
        </style:tab-stops>
      </style:paragraph-properties>
    </style:style>
    <style:style style:name="P1031" style:family="paragraph" style:parent-style-name="Body_20_text_20__28_2_29_" style:list-style-name="L74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236in"/>
        </style:tab-stops>
      </style:paragraph-properties>
    </style:style>
    <style:style style:name="P1032" style:family="paragraph" style:parent-style-name="Body_20_text_20__28_2_29_" style:list-style-name="L74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366in"/>
        </style:tab-stops>
      </style:paragraph-properties>
    </style:style>
    <style:style style:name="P1033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84in"/>
        </style:tab-stops>
      </style:paragraph-properties>
    </style:style>
    <style:style style:name="P1034" style:family="paragraph" style:parent-style-name="Body_20_text_20__28_2_29_" style:list-style-name="L8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84in"/>
        </style:tab-stops>
      </style:paragraph-properties>
    </style:style>
    <style:style style:name="P1035" style:family="paragraph" style:parent-style-name="Body_20_text_20__28_2_29_" style:list-style-name="L16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84in"/>
        </style:tab-stops>
      </style:paragraph-properties>
    </style:style>
    <style:style style:name="P1036" style:family="paragraph" style:parent-style-name="Body_20_text_20__28_2_29_" style:list-style-name="L7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25in"/>
        </style:tab-stops>
      </style:paragraph-properties>
    </style:style>
    <style:style style:name="P1037" style:family="paragraph" style:parent-style-name="Body_20_text_20__28_2_29_" style:list-style-name="L8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25in"/>
        </style:tab-stops>
      </style:paragraph-properties>
    </style:style>
    <style:style style:name="P1038" style:family="paragraph" style:parent-style-name="Body_20_text_20__28_2_29_" style:list-style-name="L77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29in"/>
        </style:tab-stops>
      </style:paragraph-properties>
    </style:style>
    <style:style style:name="P1039" style:family="paragraph" style:parent-style-name="Body_20_text_20__28_2_29_" style:list-style-name="L154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929in"/>
        </style:tab-stops>
      </style:paragraph-properties>
    </style:style>
    <style:style style:name="P1040" style:family="paragraph" style:parent-style-name="Body_20_text_20__28_2_29_" style:list-style-name="L81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555in"/>
        </style:tab-stops>
      </style:paragraph-properties>
    </style:style>
    <style:style style:name="P1041" style:family="paragraph" style:parent-style-name="Body_20_text_20__28_2_29_" style:list-style-name="L114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555in"/>
        </style:tab-stops>
      </style:paragraph-properties>
    </style:style>
    <style:style style:name="P1042" style:family="paragraph" style:parent-style-name="Body_20_text_20__28_2_29_" style:list-style-name="L13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555in"/>
        </style:tab-stops>
      </style:paragraph-properties>
    </style:style>
    <style:style style:name="P1043" style:family="paragraph" style:parent-style-name="Body_20_text_20__28_2_29_" style:list-style-name="L93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52in"/>
        </style:tab-stops>
      </style:paragraph-properties>
    </style:style>
    <style:style style:name="P1044" style:family="paragraph" style:parent-style-name="Body_20_text_20__28_2_29_" style:list-style-name="L9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39in"/>
        </style:tab-stops>
      </style:paragraph-properties>
    </style:style>
    <style:style style:name="P1045" style:family="paragraph" style:parent-style-name="Body_20_text_20__28_2_29_" style:list-style-name="L114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39in"/>
        </style:tab-stops>
      </style:paragraph-properties>
    </style:style>
    <style:style style:name="P1046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84in"/>
        </style:tab-stops>
      </style:paragraph-properties>
    </style:style>
    <style:style style:name="P1047" style:family="paragraph" style:parent-style-name="Body_20_text_20__28_2_29_" style:list-style-name="L113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84in"/>
        </style:tab-stops>
      </style:paragraph-properties>
    </style:style>
    <style:style style:name="P1048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799in"/>
        </style:tab-stops>
      </style:paragraph-properties>
    </style:style>
    <style:style style:name="P1049" style:family="paragraph" style:parent-style-name="Body_20_text_20__28_2_29_" style:list-style-name="L109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25in"/>
        </style:tab-stops>
      </style:paragraph-properties>
    </style:style>
    <style:style style:name="P1050" style:family="paragraph" style:parent-style-name="Body_20_text_20__28_2_29_" style:list-style-name="L119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591in"/>
        </style:tab-stops>
      </style:paragraph-properties>
    </style:style>
    <style:style style:name="P1051" style:family="paragraph" style:parent-style-name="Body_20_text_20__28_2_29_" style:list-style-name="L146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>
        <style:tab-stops>
          <style:tab-stop style:position="0.1681in"/>
        </style:tab-stops>
      </style:paragraph-properties>
    </style:style>
    <style:style style:name="P1052" style:family="paragraph" style:parent-style-name="Body_20_text_20__28_2_29_" style:list-style-name="L150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783in"/>
        </style:tab-stops>
      </style:paragraph-properties>
    </style:style>
    <style:style style:name="P1053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346in"/>
        </style:tab-stops>
      </style:paragraph-properties>
    </style:style>
    <style:style style:name="P1054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453in"/>
        </style:tab-stops>
      </style:paragraph-properties>
    </style:style>
    <style:style style:name="P1055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807in"/>
        </style:tab-stops>
      </style:paragraph-properties>
    </style:style>
    <style:style style:name="P1056" style:family="paragraph" style:parent-style-name="Body_20_text_20__28_2_29_" style:list-style-name="L161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72in"/>
        </style:tab-stops>
      </style:paragraph-properties>
    </style:style>
    <style:style style:name="P1057" style:family="paragraph" style:parent-style-name="Body_20_text_20__28_2_29_" style:list-style-name="L168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1665in"/>
        </style:tab-stops>
      </style:paragraph-properties>
    </style:style>
    <style:style style:name="P1058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36in"/>
        </style:tab-stops>
      </style:paragraph-properties>
    </style:style>
    <style:style style:name="P1059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36in"/>
        </style:tab-stops>
      </style:paragraph-properties>
    </style:style>
    <style:style style:name="P1060" style:family="paragraph" style:parent-style-name="Body_20_text_20__28_2_29_" style:list-style-name="L1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17in"/>
        </style:tab-stops>
      </style:paragraph-properties>
    </style:style>
    <style:style style:name="P1061" style:family="paragraph" style:parent-style-name="Body_20_text_20__28_2_29_" style:list-style-name="L1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17in"/>
        </style:tab-stops>
      </style:paragraph-properties>
    </style:style>
    <style:style style:name="P1062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in"/>
        </style:tab-stops>
      </style:paragraph-properties>
    </style:style>
    <style:style style:name="P1063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in"/>
        </style:tab-stops>
      </style:paragraph-properties>
    </style:style>
    <style:style style:name="P1064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in"/>
        </style:tab-stops>
      </style:paragraph-properties>
    </style:style>
    <style:style style:name="P1065" style:family="paragraph" style:parent-style-name="Body_20_text_20__28_2_29_" style:list-style-name="L12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in"/>
        </style:tab-stops>
      </style:paragraph-properties>
    </style:style>
    <style:style style:name="P1066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1in"/>
        </style:tab-stops>
      </style:paragraph-properties>
    </style:style>
    <style:style style:name="P1067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1in"/>
        </style:tab-stops>
      </style:paragraph-properties>
    </style:style>
    <style:style style:name="P1068" style:family="paragraph" style:parent-style-name="Body_20_text_20__28_2_29_" style:list-style-name="L6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1in"/>
        </style:tab-stops>
      </style:paragraph-properties>
    </style:style>
    <style:style style:name="P1069" style:family="paragraph" style:parent-style-name="Body_20_text_20__28_2_29_" style:list-style-name="L12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1in"/>
        </style:tab-stops>
      </style:paragraph-properties>
    </style:style>
    <style:style style:name="P1070" style:family="paragraph" style:parent-style-name="Body_20_text_20__28_2_29_" style:list-style-name="L1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1in"/>
        </style:tab-stops>
      </style:paragraph-properties>
    </style:style>
    <style:style style:name="P1071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8in"/>
        </style:tab-stops>
      </style:paragraph-properties>
    </style:style>
    <style:style style:name="P1072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8in"/>
        </style:tab-stops>
      </style:paragraph-properties>
    </style:style>
    <style:style style:name="P1073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46in"/>
        </style:tab-stops>
      </style:paragraph-properties>
    </style:style>
    <style:style style:name="P1074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46in"/>
        </style:tab-stops>
      </style:paragraph-properties>
    </style:style>
    <style:style style:name="P1075" style:family="paragraph" style:parent-style-name="Body_20_text_20__28_2_29_" style:list-style-name="L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74in"/>
        </style:tab-stops>
      </style:paragraph-properties>
    </style:style>
    <style:style style:name="P1076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74in"/>
        </style:tab-stops>
      </style:paragraph-properties>
    </style:style>
    <style:style style:name="P107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74in"/>
        </style:tab-stops>
      </style:paragraph-properties>
    </style:style>
    <style:style style:name="P1078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74in"/>
        </style:tab-stops>
      </style:paragraph-properties>
    </style:style>
    <style:style style:name="P1079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1in"/>
        </style:tab-stops>
      </style:paragraph-properties>
    </style:style>
    <style:style style:name="P1080" style:family="paragraph" style:parent-style-name="Body_20_text_20__28_2_29_" style:list-style-name="L4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1in"/>
        </style:tab-stops>
      </style:paragraph-properties>
    </style:style>
    <style:style style:name="P1081" style:family="paragraph" style:parent-style-name="Body_20_text_20__28_2_29_" style:list-style-name="L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082" style:family="paragraph" style:parent-style-name="Body_20_text_20__28_2_29_" style:list-style-name="L13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083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9in"/>
        </style:tab-stops>
      </style:paragraph-properties>
    </style:style>
    <style:style style:name="P1084" style:family="paragraph" style:parent-style-name="Body_20_text_20__28_2_29_" style:list-style-name="L2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9in"/>
        </style:tab-stops>
      </style:paragraph-properties>
    </style:style>
    <style:style style:name="P1085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54in"/>
        </style:tab-stops>
      </style:paragraph-properties>
    </style:style>
    <style:style style:name="P1086" style:family="paragraph" style:parent-style-name="Body_20_text_20__28_2_29_" style:list-style-name="L10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54in"/>
        </style:tab-stops>
      </style:paragraph-properties>
    </style:style>
    <style:style style:name="P1087" style:family="paragraph" style:parent-style-name="Body_20_text_20__28_2_29_" style:list-style-name="L11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54in"/>
        </style:tab-stops>
      </style:paragraph-properties>
    </style:style>
    <style:style style:name="P1088" style:family="paragraph" style:parent-style-name="Body_20_text_20__28_2_29_" style:list-style-name="L2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089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090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091" style:family="paragraph" style:parent-style-name="Body_20_text_20__28_2_29_" style:list-style-name="L9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092" style:family="paragraph" style:parent-style-name="Body_20_text_20__28_2_29_" style:list-style-name="L10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093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094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095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096" style:family="paragraph" style:parent-style-name="Body_20_text_20__28_2_29_" style:list-style-name="L15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2in"/>
        </style:tab-stops>
      </style:paragraph-properties>
    </style:style>
    <style:style style:name="P1097" style:family="paragraph" style:parent-style-name="Body_20_text_20__28_2_29_" style:list-style-name="L2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9in"/>
        </style:tab-stops>
      </style:paragraph-properties>
    </style:style>
    <style:style style:name="P1098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9in"/>
        </style:tab-stops>
      </style:paragraph-properties>
    </style:style>
    <style:style style:name="P1099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9in"/>
        </style:tab-stops>
      </style:paragraph-properties>
    </style:style>
    <style:style style:name="P1100" style:family="paragraph" style:parent-style-name="Body_20_text_20__28_2_29_" style:list-style-name="L9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9in"/>
        </style:tab-stops>
      </style:paragraph-properties>
    </style:style>
    <style:style style:name="P1101" style:family="paragraph" style:parent-style-name="Body_20_text_20__28_2_29_" style:list-style-name="L1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9in"/>
        </style:tab-stops>
      </style:paragraph-properties>
    </style:style>
    <style:style style:name="P1102" style:family="paragraph" style:parent-style-name="Body_20_text_20__28_2_29_" style:list-style-name="L2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3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4" style:family="paragraph" style:parent-style-name="Body_20_text_20__28_2_29_" style:list-style-name="L8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5" style:family="paragraph" style:parent-style-name="Body_20_text_20__28_2_29_" style:list-style-name="L8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6" style:family="paragraph" style:parent-style-name="Body_20_text_20__28_2_29_" style:list-style-name="L10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7" style:family="paragraph" style:parent-style-name="Body_20_text_20__28_2_29_" style:list-style-name="L1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8" style:family="paragraph" style:parent-style-name="Body_20_text_20__28_2_29_" style:list-style-name="L13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09" style:family="paragraph" style:parent-style-name="Body_20_text_20__28_2_29_" style:list-style-name="L13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10" style:family="paragraph" style:parent-style-name="Body_20_text_20__28_2_29_" style:list-style-name="L13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2in"/>
        </style:tab-stops>
      </style:paragraph-properties>
    </style:style>
    <style:style style:name="P1111" style:family="paragraph" style:parent-style-name="Body_20_text_20__28_2_29_" style:list-style-name="L24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2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1in"/>
        </style:tab-stops>
      </style:paragraph-properties>
    </style:style>
    <style:style style:name="P1113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114" style:family="paragraph" style:parent-style-name="Body_20_text_20__28_2_29_" style:list-style-name="L2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5" style:family="paragraph" style:parent-style-name="Body_20_text_20__28_2_29_" style:list-style-name="L5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6" style:family="paragraph" style:parent-style-name="Body_20_text_20__28_2_29_" style:list-style-name="L6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7" style:family="paragraph" style:parent-style-name="Body_20_text_20__28_2_29_" style:list-style-name="L8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8" style:family="paragraph" style:parent-style-name="Body_20_text_20__28_2_29_" style:list-style-name="L8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19" style:family="paragraph" style:parent-style-name="Body_20_text_20__28_2_29_" style:list-style-name="L10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20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21" style:family="paragraph" style:parent-style-name="Body_20_text_20__28_2_29_" style:list-style-name="L13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22" style:family="paragraph" style:parent-style-name="Body_20_text_20__28_2_29_" style:list-style-name="L13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55in"/>
        </style:tab-stops>
      </style:paragraph-properties>
    </style:style>
    <style:style style:name="P1123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91in"/>
        </style:tab-stops>
      </style:paragraph-properties>
    </style:style>
    <style:style style:name="P1124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91in"/>
        </style:tab-stops>
      </style:paragraph-properties>
    </style:style>
    <style:style style:name="P1125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189in"/>
        </style:tab-stops>
      </style:paragraph-properties>
    </style:style>
    <style:style style:name="P1126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189in"/>
        </style:tab-stops>
      </style:paragraph-properties>
    </style:style>
    <style:style style:name="P1127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189in"/>
        </style:tab-stops>
      </style:paragraph-properties>
    </style:style>
    <style:style style:name="P1128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189in"/>
        </style:tab-stops>
      </style:paragraph-properties>
    </style:style>
    <style:style style:name="P1129" style:family="paragraph" style:parent-style-name="Body_20_text_20__28_2_29_" style:list-style-name="L42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638in"/>
        </style:tab-stops>
      </style:paragraph-properties>
    </style:style>
    <style:style style:name="P1130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1598in"/>
        </style:tab-stops>
      </style:paragraph-properties>
    </style:style>
    <style:style style:name="P1131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591in"/>
        </style:tab-stops>
      </style:paragraph-properties>
    </style:style>
    <style:style style:name="P1132" style:family="paragraph" style:parent-style-name="Body_20_text_20__28_2_29_" style:list-style-name="L111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2457in"/>
        </style:tab-stops>
      </style:paragraph-properties>
    </style:style>
    <style:style style:name="P1133" style:family="paragraph" style:parent-style-name="Body_20_text_20__28_2_29_" style:list-style-name="L129" style:master-page-name="">
      <style:paragraph-properties fo:margin-left="0in" fo:margin-right="0in" fo:margin-top="0in" fo:margin-bottom="0in" loext:contextual-spacing="false" fo:line-height="0.1181in" fo:text-indent="0in" style:auto-text-indent="false" style:page-number="auto">
        <style:tab-stops>
          <style:tab-stop style:position="0.1756in"/>
        </style:tab-stops>
      </style:paragraph-properties>
    </style:style>
    <style:style style:name="P1134" style:family="paragraph" style:parent-style-name="Body_20_text_20__28_2_29_" style:list-style-name="L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2in"/>
        </style:tab-stops>
      </style:paragraph-properties>
    </style:style>
    <style:style style:name="P1135" style:family="paragraph" style:parent-style-name="Body_20_text_20__28_2_29_" style:list-style-name="L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2in"/>
        </style:tab-stops>
      </style:paragraph-properties>
    </style:style>
    <style:style style:name="P1136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2in"/>
        </style:tab-stops>
      </style:paragraph-properties>
    </style:style>
    <style:style style:name="P1137" style:family="paragraph" style:parent-style-name="Body_20_text_20__28_2_29_" style:list-style-name="L10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2in"/>
        </style:tab-stops>
      </style:paragraph-properties>
    </style:style>
    <style:style style:name="P1138" style:family="paragraph" style:parent-style-name="Body_20_text_20__28_2_29_" style:list-style-name="L23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756in"/>
        </style:tab-stops>
      </style:paragraph-properties>
    </style:style>
    <style:style style:name="P1139" style:family="paragraph" style:parent-style-name="Body_20_text_20__28_2_29_" style:list-style-name="L35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874in"/>
        </style:tab-stops>
      </style:paragraph-properties>
    </style:style>
    <style:style style:name="P1140" style:family="paragraph" style:parent-style-name="Body_20_text_20__28_2_29_" style:list-style-name="L72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681in"/>
        </style:tab-stops>
      </style:paragraph-properties>
    </style:style>
    <style:style style:name="P1141" style:family="paragraph" style:parent-style-name="Body_20_text_20__28_2_29_" style:list-style-name="L72" style:master-page-name="">
      <style:paragraph-properties fo:margin-left="0in" fo:margin-right="0in" fo:margin-top="0in" fo:margin-bottom="0in" loext:contextual-spacing="false" fo:line-height="0.1335in" fo:text-indent="0in" style:auto-text-indent="false" style:page-number="auto">
        <style:tab-stops>
          <style:tab-stop style:position="0.1917in"/>
        </style:tab-stops>
      </style:paragraph-properties>
    </style:style>
    <style:style style:name="P1142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37in"/>
        </style:tab-stops>
      </style:paragraph-properties>
    </style:style>
    <style:style style:name="P1143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37in"/>
        </style:tab-stops>
      </style:paragraph-properties>
    </style:style>
    <style:style style:name="P1144" style:family="paragraph" style:parent-style-name="Body_20_text_20__28_2_29_" style:list-style-name="L2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81in"/>
          <style:tab-stop style:position="1.9681in" style:type="right"/>
        </style:tab-stops>
      </style:paragraph-properties>
    </style:style>
    <style:style style:name="P1145" style:family="paragraph" style:parent-style-name="Body_20_text_20__28_2_29_" style:list-style-name="L2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66in"/>
        </style:tab-stops>
      </style:paragraph-properties>
    </style:style>
    <style:style style:name="P1146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66in"/>
        </style:tab-stops>
      </style:paragraph-properties>
    </style:style>
    <style:style style:name="P1147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48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49" style:family="paragraph" style:parent-style-name="Body_20_text_20__28_2_29_" style:list-style-name="L4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0" style:family="paragraph" style:parent-style-name="Body_20_text_20__28_2_29_" style:list-style-name="L7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1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2" style:family="paragraph" style:parent-style-name="Body_20_text_20__28_2_29_" style:list-style-name="L8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3" style:family="paragraph" style:parent-style-name="Body_20_text_20__28_2_29_" style:list-style-name="L8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4" style:family="paragraph" style:parent-style-name="Body_20_text_20__28_2_29_" style:list-style-name="L9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5" style:family="paragraph" style:parent-style-name="Body_20_text_20__28_2_29_" style:list-style-name="L16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156" style:family="paragraph" style:parent-style-name="Body_20_text_20__28_2_29_" style:list-style-name="L1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57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58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59" style:family="paragraph" style:parent-style-name="Body_20_text_20__28_2_29_" style:list-style-name="L4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0" style:family="paragraph" style:parent-style-name="Body_20_text_20__28_2_29_" style:list-style-name="L4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1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2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3" style:family="paragraph" style:parent-style-name="Body_20_text_20__28_2_29_" style:list-style-name="L10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4" style:family="paragraph" style:parent-style-name="Body_20_text_20__28_2_29_" style:list-style-name="L12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5" style:family="paragraph" style:parent-style-name="Body_20_text_20__28_2_29_" style:list-style-name="L14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6" style:family="paragraph" style:parent-style-name="Body_20_text_20__28_2_29_" style:list-style-name="L1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7" style:family="paragraph" style:parent-style-name="Body_20_text_20__28_2_29_" style:list-style-name="L12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8" style:family="paragraph" style:parent-style-name="Body_20_text_20__28_2_29_" style:list-style-name="L16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169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3in"/>
        </style:tab-stops>
      </style:paragraph-properties>
    </style:style>
    <style:style style:name="P1170" style:family="paragraph" style:parent-style-name="Body_20_text_20__28_2_29_" style:list-style-name="L5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3in"/>
        </style:tab-stops>
      </style:paragraph-properties>
    </style:style>
    <style:style style:name="P1171" style:family="paragraph" style:parent-style-name="Body_20_text_20__28_2_29_" style:list-style-name="L8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3in"/>
        </style:tab-stops>
      </style:paragraph-properties>
    </style:style>
    <style:style style:name="P1172" style:family="paragraph" style:parent-style-name="Body_20_text_20__28_2_29_" style:list-style-name="L3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173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174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175" style:family="paragraph" style:parent-style-name="Body_20_text_20__28_2_29_" style:list-style-name="L15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</style:tab-stops>
      </style:paragraph-properties>
    </style:style>
    <style:style style:name="P1176" style:family="paragraph" style:parent-style-name="Body_20_text_20__28_2_29_" style:list-style-name="L3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17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178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179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62in"/>
        </style:tab-stops>
      </style:paragraph-properties>
    </style:style>
    <style:style style:name="P1180" style:family="paragraph" style:parent-style-name="Body_20_text_20__28_2_29_" style:list-style-name="L3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27in"/>
        </style:tab-stops>
      </style:paragraph-properties>
    </style:style>
    <style:style style:name="P1181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27in"/>
        </style:tab-stops>
      </style:paragraph-properties>
    </style:style>
    <style:style style:name="P1182" style:family="paragraph" style:parent-style-name="Body_20_text_20__28_2_29_" style:list-style-name="L15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27in"/>
        </style:tab-stops>
      </style:paragraph-properties>
    </style:style>
    <style:style style:name="P1183" style:family="paragraph" style:parent-style-name="Body_20_text_20__28_2_29_" style:list-style-name="L1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27in"/>
        </style:tab-stops>
      </style:paragraph-properties>
    </style:style>
    <style:style style:name="P1184" style:family="paragraph" style:parent-style-name="Body_20_text_20__28_2_29_" style:list-style-name="L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72in"/>
        </style:tab-stops>
      </style:paragraph-properties>
    </style:style>
    <style:style style:name="P1185" style:family="paragraph" style:parent-style-name="Body_20_text_20__28_2_29_" style:list-style-name="L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99in"/>
        </style:tab-stops>
      </style:paragraph-properties>
    </style:style>
    <style:style style:name="P1186" style:family="paragraph" style:parent-style-name="Body_20_text_20__28_2_29_" style:list-style-name="L12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99in"/>
        </style:tab-stops>
      </style:paragraph-properties>
    </style:style>
    <style:style style:name="P1187" style:family="paragraph" style:parent-style-name="Body_20_text_20__28_2_29_" style:list-style-name="L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02in"/>
        </style:tab-stops>
      </style:paragraph-properties>
    </style:style>
    <style:style style:name="P1188" style:family="paragraph" style:parent-style-name="Body_20_text_20__28_2_29_" style:list-style-name="L30" style:master-page-name="">
      <style:paragraph-properties fo:margin-left="0in" fo:margin-right="0in" fo:margin-top="0in" fo:margin-bottom="0in" loext:contextual-spacing="false" fo:line-height="0.1319in" fo:text-indent="0in" style:auto-text-indent="false" style:page-number="auto">
        <style:tab-stops>
          <style:tab-stop style:position="0.1925in"/>
        </style:tab-stops>
      </style:paragraph-properties>
    </style:style>
    <style:style style:name="P1189" style:family="paragraph" style:parent-style-name="Body_20_text_20__28_2_29_" style:list-style-name="L30" style:master-page-name="">
      <style:paragraph-properties fo:margin-left="0in" fo:margin-right="0in" fo:margin-top="0in" fo:margin-bottom="0in" loext:contextual-spacing="false" fo:line-height="0.1319in" fo:text-indent="0in" style:auto-text-indent="false" style:page-number="auto">
        <style:tab-stops>
          <style:tab-stop style:position="0.202in"/>
        </style:tab-stops>
      </style:paragraph-properties>
    </style:style>
    <style:style style:name="P1190" style:family="paragraph" style:parent-style-name="Body_20_text_20__28_2_29_" style:list-style-name="L3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1" style:family="paragraph" style:parent-style-name="Body_20_text_20__28_2_29_" style:list-style-name="L4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2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3" style:family="paragraph" style:parent-style-name="Body_20_text_20__28_2_29_" style:list-style-name="L6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4" style:family="paragraph" style:parent-style-name="Body_20_text_20__28_2_29_" style:list-style-name="L8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5" style:family="paragraph" style:parent-style-name="Body_20_text_20__28_2_29_" style:list-style-name="L8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6" style:family="paragraph" style:parent-style-name="Body_20_text_20__28_2_29_" style:list-style-name="L9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7" style:family="paragraph" style:parent-style-name="Body_20_text_20__28_2_29_" style:list-style-name="L10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8" style:family="paragraph" style:parent-style-name="Body_20_text_20__28_2_29_" style:list-style-name="L12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199" style:family="paragraph" style:parent-style-name="Body_20_text_20__28_2_29_" style:list-style-name="L13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200" style:family="paragraph" style:parent-style-name="Body_20_text_20__28_2_29_" style:list-style-name="L14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201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202" style:family="paragraph" style:parent-style-name="Body_20_text_20__28_2_29_" style:list-style-name="L1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203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4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5" style:family="paragraph" style:parent-style-name="Body_20_text_20__28_2_29_" style:list-style-name="L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6" style:family="paragraph" style:parent-style-name="Body_20_text_20__28_2_29_" style:list-style-name="L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7" style:family="paragraph" style:parent-style-name="Body_20_text_20__28_2_29_" style:list-style-name="L6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8" style:family="paragraph" style:parent-style-name="Body_20_text_20__28_2_29_" style:list-style-name="L6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09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0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1" style:family="paragraph" style:parent-style-name="Body_20_text_20__28_2_29_" style:list-style-name="L9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2" style:family="paragraph" style:parent-style-name="Body_20_text_20__28_2_29_" style:list-style-name="L9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3" style:family="paragraph" style:parent-style-name="Body_20_text_20__28_2_29_" style:list-style-name="L9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4" style:family="paragraph" style:parent-style-name="Body_20_text_20__28_2_29_" style:list-style-name="L10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5" style:family="paragraph" style:parent-style-name="Body_20_text_20__28_2_29_" style:list-style-name="L10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6" style:family="paragraph" style:parent-style-name="Body_20_text_20__28_2_29_" style:list-style-name="L11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7" style:family="paragraph" style:parent-style-name="Body_20_text_20__28_2_29_" style:list-style-name="L1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8" style:family="paragraph" style:parent-style-name="Body_20_text_20__28_2_29_" style:list-style-name="L1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19" style:family="paragraph" style:parent-style-name="Body_20_text_20__28_2_29_" style:list-style-name="L1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20" style:family="paragraph" style:parent-style-name="Body_20_text_20__28_2_29_" style:list-style-name="L1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21" style:family="paragraph" style:parent-style-name="Body_20_text_20__28_2_29_" style:list-style-name="L11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22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23" style:family="paragraph" style:parent-style-name="Body_20_text_20__28_2_29_" style:list-style-name="L16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57in"/>
        </style:tab-stops>
      </style:paragraph-properties>
    </style:style>
    <style:style style:name="P1224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25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26" style:family="paragraph" style:parent-style-name="Body_20_text_20__28_2_29_" style:list-style-name="L9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27" style:family="paragraph" style:parent-style-name="Body_20_text_20__28_2_29_" style:list-style-name="L10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28" style:family="paragraph" style:parent-style-name="Body_20_text_20__28_2_29_" style:list-style-name="L10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29" style:family="paragraph" style:parent-style-name="Body_20_text_20__28_2_29_" style:list-style-name="L10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0" style:family="paragraph" style:parent-style-name="Body_20_text_20__28_2_29_" style:list-style-name="L10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1" style:family="paragraph" style:parent-style-name="Body_20_text_20__28_2_29_" style:list-style-name="L10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2" style:family="paragraph" style:parent-style-name="Body_20_text_20__28_2_29_" style:list-style-name="L11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3" style:family="paragraph" style:parent-style-name="Body_20_text_20__28_2_29_" style:list-style-name="L1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4" style:family="paragraph" style:parent-style-name="Body_20_text_20__28_2_29_" style:list-style-name="L12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5" style:family="paragraph" style:parent-style-name="Body_20_text_20__28_2_29_" style:list-style-name="L12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6" style:family="paragraph" style:parent-style-name="Body_20_text_20__28_2_29_" style:list-style-name="L14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4in"/>
        </style:tab-stops>
      </style:paragraph-properties>
    </style:style>
    <style:style style:name="P1237" style:family="paragraph" style:parent-style-name="Body_20_text_20__28_2_29_" style:list-style-name="L2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38" style:family="paragraph" style:parent-style-name="Body_20_text_20__28_2_29_" style:list-style-name="L4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39" style:family="paragraph" style:parent-style-name="Body_20_text_20__28_2_29_" style:list-style-name="L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0" style:family="paragraph" style:parent-style-name="Body_20_text_20__28_2_29_" style:list-style-name="L2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1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2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3" style:family="paragraph" style:parent-style-name="Body_20_text_20__28_2_29_" style:list-style-name="L9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4" style:family="paragraph" style:parent-style-name="Body_20_text_20__28_2_29_" style:list-style-name="L10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5" style:family="paragraph" style:parent-style-name="Body_20_text_20__28_2_29_" style:list-style-name="L10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6" style:family="paragraph" style:parent-style-name="Body_20_text_20__28_2_29_" style:list-style-name="L11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7" style:family="paragraph" style:parent-style-name="Body_20_text_20__28_2_29_" style:list-style-name="L11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8" style:family="paragraph" style:parent-style-name="Body_20_text_20__28_2_29_" style:list-style-name="L11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49" style:family="paragraph" style:parent-style-name="Body_20_text_20__28_2_29_" style:list-style-name="L1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0" style:family="paragraph" style:parent-style-name="Body_20_text_20__28_2_29_" style:list-style-name="L1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1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2" style:family="paragraph" style:parent-style-name="Body_20_text_20__28_2_29_" style:list-style-name="L12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3" style:family="paragraph" style:parent-style-name="Body_20_text_20__28_2_29_" style:list-style-name="L1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4" style:family="paragraph" style:parent-style-name="Body_20_text_20__28_2_29_" style:list-style-name="L12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5" style:family="paragraph" style:parent-style-name="Body_20_text_20__28_2_29_" style:list-style-name="L11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6" style:family="paragraph" style:parent-style-name="Body_20_text_20__28_2_29_" style:list-style-name="L13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7" style:family="paragraph" style:parent-style-name="Body_20_text_20__28_2_29_" style:list-style-name="L13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8" style:family="paragraph" style:parent-style-name="Body_20_text_20__28_2_29_" style:list-style-name="L1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5in"/>
        </style:tab-stops>
      </style:paragraph-properties>
    </style:style>
    <style:style style:name="P1259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09in"/>
        </style:tab-stops>
      </style:paragraph-properties>
    </style:style>
    <style:style style:name="P1260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09in"/>
        </style:tab-stops>
      </style:paragraph-properties>
    </style:style>
    <style:style style:name="P1261" style:family="paragraph" style:parent-style-name="Body_20_text_20__28_2_29_" style:list-style-name="L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in"/>
        </style:tab-stops>
      </style:paragraph-properties>
    </style:style>
    <style:style style:name="P1262" style:family="paragraph" style:parent-style-name="Body_20_text_20__28_2_29_" style:list-style-name="L4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43in"/>
        </style:tab-stops>
      </style:paragraph-properties>
    </style:style>
    <style:style style:name="P1263" style:family="paragraph" style:parent-style-name="Body_20_text_20__28_2_29_" style:list-style-name="L42" style:master-page-name="">
      <style:paragraph-properties fo:margin-left="0in" fo:margin-right="0in" fo:margin-top="0in" fo:margin-bottom="0in" loext:contextual-spacing="false" fo:line-height="0.1201in" fo:text-indent="0in" style:auto-text-indent="false" style:page-number="auto">
        <style:tab-stops>
          <style:tab-stop style:position="0.2543in"/>
        </style:tab-stops>
      </style:paragraph-properties>
    </style:style>
    <style:style style:name="P1264" style:family="paragraph" style:parent-style-name="Body_20_text_20__28_2_29_" style:list-style-name="L4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75in"/>
        </style:tab-stops>
      </style:paragraph-properties>
    </style:style>
    <style:style style:name="P1265" style:family="paragraph" style:parent-style-name="Body_20_text_20__28_2_29_" style:list-style-name="L4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1in"/>
        </style:tab-stops>
      </style:paragraph-properties>
    </style:style>
    <style:style style:name="P1266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1in"/>
        </style:tab-stops>
      </style:paragraph-properties>
    </style:style>
    <style:style style:name="P1267" style:family="paragraph" style:parent-style-name="Body_20_text_20__28_2_29_" style:list-style-name="L1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1in"/>
        </style:tab-stops>
      </style:paragraph-properties>
    </style:style>
    <style:style style:name="P1268" style:family="paragraph" style:parent-style-name="Body_20_text_20__28_2_29_" style:list-style-name="L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11in"/>
        </style:tab-stops>
      </style:paragraph-properties>
    </style:style>
    <style:style style:name="P1269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43in"/>
        </style:tab-stops>
      </style:paragraph-properties>
    </style:style>
    <style:style style:name="P1270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46in"/>
        </style:tab-stops>
      </style:paragraph-properties>
    </style:style>
    <style:style style:name="P1271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82in"/>
        </style:tab-stops>
      </style:paragraph-properties>
    </style:style>
    <style:style style:name="P1272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82in"/>
        </style:tab-stops>
      </style:paragraph-properties>
    </style:style>
    <style:style style:name="P1273" style:family="paragraph" style:parent-style-name="Body_20_text_20__28_2_29_" style:list-style-name="L4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in"/>
        </style:tab-stops>
      </style:paragraph-properties>
    </style:style>
    <style:style style:name="P1274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8in"/>
        </style:tab-stops>
      </style:paragraph-properties>
    </style:style>
    <style:style style:name="P1275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44in"/>
        </style:tab-stops>
      </style:paragraph-properties>
    </style:style>
    <style:style style:name="P1276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44in"/>
        </style:tab-stops>
      </style:paragraph-properties>
    </style:style>
    <style:style style:name="P1277" style:family="paragraph" style:parent-style-name="Body_20_text_20__28_2_29_" style:list-style-name="L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07in"/>
        </style:tab-stops>
      </style:paragraph-properties>
    </style:style>
    <style:style style:name="P1278" style:family="paragraph" style:parent-style-name="Body_20_text_20__28_2_29_" style:list-style-name="L5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28in"/>
        </style:tab-stops>
      </style:paragraph-properties>
    </style:style>
    <style:style style:name="P1279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0" style:family="paragraph" style:parent-style-name="Body_20_text_20__28_2_29_" style:list-style-name="L8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1" style:family="paragraph" style:parent-style-name="Body_20_text_20__28_2_29_" style:list-style-name="L8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2" style:family="paragraph" style:parent-style-name="Body_20_text_20__28_2_29_" style:list-style-name="L9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3" style:family="paragraph" style:parent-style-name="Body_20_text_20__28_2_29_" style:list-style-name="L10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4" style:family="paragraph" style:parent-style-name="Body_20_text_20__28_2_29_" style:list-style-name="L12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285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165in"/>
        </style:tab-stops>
      </style:paragraph-properties>
    </style:style>
    <style:style style:name="P1286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098in"/>
        </style:tab-stops>
      </style:paragraph-properties>
    </style:style>
    <style:style style:name="P1287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201in"/>
        </style:tab-stops>
      </style:paragraph-properties>
    </style:style>
    <style:style style:name="P1288" style:family="paragraph" style:parent-style-name="Body_20_text_20__28_2_29_" style:list-style-name="L5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34in"/>
        </style:tab-stops>
      </style:paragraph-properties>
    </style:style>
    <style:style style:name="P1289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26in"/>
        </style:tab-stops>
      </style:paragraph-properties>
    </style:style>
    <style:style style:name="P1290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181in"/>
        </style:tab-stops>
      </style:paragraph-properties>
    </style:style>
    <style:style style:name="P1291" style:family="paragraph" style:parent-style-name="Body_20_text_20__28_2_29_" style:list-style-name="L5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44in"/>
        </style:tab-stops>
      </style:paragraph-properties>
    </style:style>
    <style:style style:name="P1292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01in"/>
        </style:tab-stops>
      </style:paragraph-properties>
    </style:style>
    <style:style style:name="P1293" style:family="paragraph" style:parent-style-name="Body_20_text_20__28_2_29_" style:list-style-name="L7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01in"/>
        </style:tab-stops>
      </style:paragraph-properties>
    </style:style>
    <style:style style:name="P1294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91in"/>
        </style:tab-stops>
      </style:paragraph-properties>
    </style:style>
    <style:style style:name="P1295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27in"/>
        </style:tab-stops>
      </style:paragraph-properties>
    </style:style>
    <style:style style:name="P1296" style:family="paragraph" style:parent-style-name="Body_20_text_20__28_2_29_" style:list-style-name="L12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27in"/>
        </style:tab-stops>
      </style:paragraph-properties>
    </style:style>
    <style:style style:name="P1297" style:family="paragraph" style:parent-style-name="Body_20_text_20__28_2_29_" style:list-style-name="L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9in"/>
        </style:tab-stops>
      </style:paragraph-properties>
    </style:style>
    <style:style style:name="P1298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09in"/>
        </style:tab-stops>
      </style:paragraph-properties>
    </style:style>
    <style:style style:name="P1299" style:family="paragraph" style:parent-style-name="Body_20_text_20__28_2_29_" style:list-style-name="L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11in"/>
        </style:tab-stops>
      </style:paragraph-properties>
    </style:style>
    <style:style style:name="P1300" style:family="paragraph" style:parent-style-name="Body_20_text_20__28_2_29_" style:list-style-name="L15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11in"/>
        </style:tab-stops>
      </style:paragraph-properties>
    </style:style>
    <style:style style:name="P1301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39in"/>
        </style:tab-stops>
      </style:paragraph-properties>
    </style:style>
    <style:style style:name="P1302" style:family="paragraph" style:parent-style-name="Body_20_text_20__28_2_29_" style:list-style-name="L15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39in"/>
        </style:tab-stops>
      </style:paragraph-properties>
    </style:style>
    <style:style style:name="P1303" style:family="paragraph" style:parent-style-name="Body_20_text_20__28_2_29_" style:list-style-name="L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08in"/>
        </style:tab-stops>
      </style:paragraph-properties>
    </style:style>
    <style:style style:name="P1304" style:family="paragraph" style:parent-style-name="Body_20_text_20__28_2_29_" style:list-style-name="L6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2in"/>
        </style:tab-stops>
      </style:paragraph-properties>
    </style:style>
    <style:style style:name="P1305" style:family="paragraph" style:parent-style-name="Body_20_text_20__28_2_29_" style:list-style-name="L160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2in"/>
        </style:tab-stops>
      </style:paragraph-properties>
    </style:style>
    <style:style style:name="P1306" style:family="paragraph" style:parent-style-name="Body_20_text_20__28_2_29_" style:list-style-name="L7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138in"/>
        </style:tab-stops>
      </style:paragraph-properties>
    </style:style>
    <style:style style:name="P1307" style:family="paragraph" style:parent-style-name="Body_20_text_20__28_2_29_" style:list-style-name="L7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236in"/>
        </style:tab-stops>
      </style:paragraph-properties>
    </style:style>
    <style:style style:name="P1308" style:family="paragraph" style:parent-style-name="Body_20_text_20__28_2_29_" style:list-style-name="L7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29in"/>
        </style:tab-stops>
      </style:paragraph-properties>
    </style:style>
    <style:style style:name="P1309" style:family="paragraph" style:parent-style-name="Body_20_text_20__28_2_29_" style:list-style-name="L7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6in"/>
        </style:tab-stops>
      </style:paragraph-properties>
    </style:style>
    <style:style style:name="P1310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6in"/>
        </style:tab-stops>
      </style:paragraph-properties>
    </style:style>
    <style:style style:name="P1311" style:family="paragraph" style:parent-style-name="Body_20_text_20__28_2_29_" style:list-style-name="L16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66in"/>
        </style:tab-stops>
      </style:paragraph-properties>
    </style:style>
    <style:style style:name="P1312" style:family="paragraph" style:parent-style-name="Body_20_text_20__28_2_29_" style:list-style-name="L7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35in"/>
        </style:tab-stops>
      </style:paragraph-properties>
    </style:style>
    <style:style style:name="P1313" style:family="paragraph" style:parent-style-name="Body_20_text_20__28_2_29_" style:list-style-name="L7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07in"/>
        </style:tab-stops>
      </style:paragraph-properties>
    </style:style>
    <style:style style:name="P1314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07in"/>
        </style:tab-stops>
      </style:paragraph-properties>
    </style:style>
    <style:style style:name="P1315" style:family="paragraph" style:parent-style-name="Body_20_text_20__28_2_29_" style:list-style-name="L16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07in"/>
        </style:tab-stops>
      </style:paragraph-properties>
    </style:style>
    <style:style style:name="P1316" style:family="paragraph" style:parent-style-name="Body_20_text_20__28_2_29_" style:list-style-name="L7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74in"/>
          <style:tab-stop style:position="1.5272in"/>
        </style:tab-stops>
      </style:paragraph-properties>
    </style:style>
    <style:style style:name="P1317" style:family="paragraph" style:parent-style-name="Body_20_text_20__28_2_29_" style:list-style-name="L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3618in"/>
        </style:tab-stops>
      </style:paragraph-properties>
    </style:style>
    <style:style style:name="P1318" style:family="paragraph" style:parent-style-name="Body_20_text_20__28_2_29_" style:list-style-name="L6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29in"/>
        </style:tab-stops>
      </style:paragraph-properties>
    </style:style>
    <style:style style:name="P1319" style:family="paragraph" style:parent-style-name="Body_20_text_20__28_2_29_" style:list-style-name="L6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965in"/>
        </style:tab-stops>
      </style:paragraph-properties>
    </style:style>
    <style:style style:name="P1320" style:family="paragraph" style:parent-style-name="Body_20_text_20__28_2_29_" style:list-style-name="L6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in"/>
        </style:tab-stops>
      </style:paragraph-properties>
    </style:style>
    <style:style style:name="P1321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65in"/>
        </style:tab-stops>
      </style:paragraph-properties>
    </style:style>
    <style:style style:name="P1322" style:family="paragraph" style:parent-style-name="Body_20_text_20__28_2_29_" style:list-style-name="L5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728in"/>
        </style:tab-stops>
      </style:paragraph-properties>
    </style:style>
    <style:style style:name="P1323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43in"/>
        </style:tab-stops>
      </style:paragraph-properties>
    </style:style>
    <style:style style:name="P1324" style:family="paragraph" style:parent-style-name="Body_20_text_20__28_2_29_" style:list-style-name="L7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45in"/>
        </style:tab-stops>
      </style:paragraph-properties>
    </style:style>
    <style:style style:name="P1325" style:family="paragraph" style:parent-style-name="Body_20_text_20__28_2_29_" style:list-style-name="L8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45in"/>
        </style:tab-stops>
      </style:paragraph-properties>
    </style:style>
    <style:style style:name="P1326" style:family="paragraph" style:parent-style-name="Body_20_text_20__28_2_29_" style:list-style-name="L9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27" style:family="paragraph" style:parent-style-name="Body_20_text_20__28_2_29_" style:list-style-name="L6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28" style:family="paragraph" style:parent-style-name="Body_20_text_20__28_2_29_" style:list-style-name="L10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29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30" style:family="paragraph" style:parent-style-name="Body_20_text_20__28_2_29_" style:list-style-name="L12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31" style:family="paragraph" style:parent-style-name="Body_20_text_20__28_2_29_" style:list-style-name="L13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32" style:family="paragraph" style:parent-style-name="Body_20_text_20__28_2_29_" style:list-style-name="L13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33" style:family="paragraph" style:parent-style-name="Body_20_text_20__28_2_29_" style:list-style-name="L13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484in"/>
        </style:tab-stops>
      </style:paragraph-properties>
    </style:style>
    <style:style style:name="P1334" style:family="paragraph" style:parent-style-name="Body_20_text_20__28_2_29_" style:list-style-name="L9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35" style:family="paragraph" style:parent-style-name="Body_20_text_20__28_2_29_" style:list-style-name="L11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36" style:family="paragraph" style:parent-style-name="Body_20_text_20__28_2_29_" style:list-style-name="L11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37" style:family="paragraph" style:parent-style-name="Body_20_text_20__28_2_29_" style:list-style-name="L10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38" style:family="paragraph" style:parent-style-name="Body_20_text_20__28_2_29_" style:list-style-name="L13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39" style:family="paragraph" style:parent-style-name="Body_20_text_20__28_2_29_" style:list-style-name="L135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591in"/>
        </style:tab-stops>
      </style:paragraph-properties>
    </style:style>
    <style:style style:name="P1340" style:family="paragraph" style:parent-style-name="Body_20_text_20__28_2_29_" style:list-style-name="L10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9in"/>
        </style:tab-stops>
      </style:paragraph-properties>
    </style:style>
    <style:style style:name="P1341" style:family="paragraph" style:parent-style-name="Body_20_text_20__28_2_29_" style:list-style-name="L79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9in"/>
        </style:tab-stops>
      </style:paragraph-properties>
    </style:style>
    <style:style style:name="P1342" style:family="paragraph" style:parent-style-name="Body_20_text_20__28_2_29_" style:list-style-name="L1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19in"/>
        </style:tab-stops>
      </style:paragraph-properties>
    </style:style>
    <style:style style:name="P1343" style:family="paragraph" style:parent-style-name="Body_20_text_20__28_2_29_" style:list-style-name="L11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661in"/>
          <style:tab-stop style:position="0.7in"/>
        </style:tab-stops>
      </style:paragraph-properties>
    </style:style>
    <style:style style:name="P1344" style:family="paragraph" style:parent-style-name="Body_20_text_20__28_2_29_" style:list-style-name="L132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035in"/>
        </style:tab-stops>
      </style:paragraph-properties>
    </style:style>
    <style:style style:name="P1345" style:family="paragraph" style:parent-style-name="Body_20_text_20__28_2_29_" style:list-style-name="L13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57in"/>
        </style:tab-stops>
      </style:paragraph-properties>
    </style:style>
    <style:style style:name="P1346" style:family="paragraph" style:parent-style-name="Body_20_text_20__28_2_29_" style:list-style-name="L1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57in"/>
        </style:tab-stops>
      </style:paragraph-properties>
    </style:style>
    <style:style style:name="P1347" style:family="paragraph" style:parent-style-name="Body_20_text_20__28_2_29_" style:list-style-name="L14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57in"/>
        </style:tab-stops>
      </style:paragraph-properties>
    </style:style>
    <style:style style:name="P1348" style:family="paragraph" style:parent-style-name="Body_20_text_20__28_2_29_" style:list-style-name="L1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92in"/>
        </style:tab-stops>
      </style:paragraph-properties>
    </style:style>
    <style:style style:name="P1349" style:family="paragraph" style:parent-style-name="Body_20_text_20__28_2_29_" style:list-style-name="L13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3063in"/>
        </style:tab-stops>
      </style:paragraph-properties>
    </style:style>
    <style:style style:name="P1350" style:family="paragraph" style:parent-style-name="Body_20_text_20__28_2_29_" style:list-style-name="L14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302in"/>
        </style:tab-stops>
      </style:paragraph-properties>
    </style:style>
    <style:style style:name="P1351" style:family="paragraph" style:parent-style-name="Body_20_text_20__28_2_29_" style:list-style-name="L14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57in"/>
          <style:tab-stop style:position="1.9736in" style:type="right"/>
        </style:tab-stops>
      </style:paragraph-properties>
    </style:style>
    <style:style style:name="P1352" style:family="paragraph" style:parent-style-name="Body_20_text_20__28_2_29_" style:list-style-name="L144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984in"/>
        </style:tab-stops>
      </style:paragraph-properties>
    </style:style>
    <style:style style:name="P1353" style:family="paragraph" style:parent-style-name="Body_20_text_20__28_2_29_" style:list-style-name="L158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571in"/>
        </style:tab-stops>
      </style:paragraph-properties>
    </style:style>
    <style:style style:name="P1354" style:family="paragraph" style:parent-style-name="Body_20_text_20__28_2_29_" style:list-style-name="L163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19in"/>
        </style:tab-stops>
      </style:paragraph-properties>
    </style:style>
    <style:style style:name="P1355" style:family="paragraph" style:parent-style-name="Body_20_text_20__28_2_29_" style:list-style-name="L166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835in"/>
        </style:tab-stops>
      </style:paragraph-properties>
    </style:style>
    <style:style style:name="P1356" style:family="paragraph" style:parent-style-name="Body_20_text_20__28_2_29_" style:list-style-name="L167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2335in"/>
        </style:tab-stops>
      </style:paragraph-properties>
    </style:style>
    <style:style style:name="P1357" style:family="paragraph" style:parent-style-name="Body_20_text_20__28_2_29_" style:list-style-name="L88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 fo:break-after="column">
        <style:tab-stops>
          <style:tab-stop style:position="0.1953in"/>
        </style:tab-stops>
      </style:paragraph-properties>
    </style:style>
    <style:style style:name="P1358" style:family="paragraph" style:parent-style-name="Body_20_text_20__28_2_29_" style:list-style-name="L12" style:master-page-name="PageStyle4">
      <style:paragraph-properties fo:margin-left="0in" fo:margin-right="0in" fo:margin-top="0in" fo:margin-bottom="0in" loext:contextual-spacing="false" fo:text-indent="0in" style:auto-text-indent="false" style:page-number="612">
        <style:tab-stops>
          <style:tab-stop style:position="0.1689in"/>
        </style:tab-stops>
      </style:paragraph-properties>
    </style:style>
    <style:style style:name="P1359" style:family="paragraph" style:parent-style-name="Body_20_text_20__28_2_29_" style:list-style-name="L24" style:master-page-name="PageStyle7">
      <style:paragraph-properties fo:margin-left="0in" fo:margin-right="0in" fo:margin-top="0in" fo:margin-bottom="0in" loext:contextual-spacing="false" fo:text-indent="0in" style:auto-text-indent="false" style:page-number="615">
        <style:tab-stops>
          <style:tab-stop style:position="0.2484in"/>
        </style:tab-stops>
      </style:paragraph-properties>
    </style:style>
    <style:style style:name="P1360" style:family="paragraph" style:parent-style-name="Body_20_text_20__28_2_29_" style:list-style-name="L7" style:master-page-name="PageStyle8">
      <style:paragraph-properties fo:margin-left="0in" fo:margin-right="0in" fo:margin-top="0in" fo:margin-bottom="0in" loext:contextual-spacing="false" fo:text-indent="0in" style:auto-text-indent="false" style:page-number="617">
        <style:tab-stops>
          <style:tab-stop style:position="0.2437in"/>
        </style:tab-stops>
      </style:paragraph-properties>
    </style:style>
    <style:style style:name="P1361" style:family="paragraph" style:parent-style-name="Body_20_text_20__28_2_29_" style:list-style-name="L32" style:master-page-name="PageStyle12">
      <style:paragraph-properties fo:margin-left="0in" fo:margin-right="0in" fo:margin-top="0in" fo:margin-bottom="0in" loext:contextual-spacing="false" fo:text-indent="0in" style:auto-text-indent="false" style:page-number="622">
        <style:tab-stops>
          <style:tab-stop style:position="0.1862in"/>
        </style:tab-stops>
      </style:paragraph-properties>
    </style:style>
    <style:style style:name="P1362" style:family="paragraph" style:parent-style-name="Body_20_text_20__28_2_29_" style:list-style-name="L21" style:master-page-name="PageStyle15">
      <style:paragraph-properties fo:margin-left="0in" fo:margin-right="0in" fo:margin-top="0in" fo:margin-bottom="0in" loext:contextual-spacing="false" fo:text-indent="0in" style:auto-text-indent="false" style:page-number="625">
        <style:tab-stops>
          <style:tab-stop style:position="0.1984in"/>
        </style:tab-stops>
      </style:paragraph-properties>
    </style:style>
    <style:style style:name="P1363" style:family="paragraph" style:parent-style-name="Body_20_text_20__28_2_29_" style:list-style-name="L26" style:master-page-name="PageStyle16">
      <style:paragraph-properties fo:margin-left="0in" fo:margin-right="0in" fo:margin-top="0in" fo:margin-bottom="0in" loext:contextual-spacing="false" fo:text-indent="0in" style:auto-text-indent="false" style:page-number="631">
        <style:tab-stops>
          <style:tab-stop style:position="0.239in"/>
        </style:tab-stops>
      </style:paragraph-properties>
    </style:style>
    <style:style style:name="P1364" style:family="paragraph" style:parent-style-name="Body_20_text_20__28_2_29_" style:list-style-name="L13" style:master-page-name="PageStyle18">
      <style:paragraph-properties fo:margin-left="0in" fo:margin-right="0in" fo:margin-top="0in" fo:margin-bottom="0in" loext:contextual-spacing="false" fo:text-indent="0in" style:auto-text-indent="false" style:page-number="28">
        <style:tab-stops>
          <style:tab-stop style:position="0.2457in"/>
        </style:tab-stops>
      </style:paragraph-properties>
    </style:style>
    <style:style style:name="P1365" style:family="paragraph" style:parent-style-name="Body_20_text_20__28_2_29_" style:list-style-name="L1" style:master-page-name="PageStyle19">
      <style:paragraph-properties fo:margin-left="0in" fo:margin-right="0in" fo:margin-top="0in" fo:margin-bottom="0in" loext:contextual-spacing="false" fo:text-indent="0in" style:auto-text-indent="false" style:page-number="634">
        <style:tab-stops>
          <style:tab-stop style:position="0.2382in"/>
        </style:tab-stops>
      </style:paragraph-properties>
    </style:style>
    <style:style style:name="P1366" style:family="paragraph" style:parent-style-name="Body_20_text_20__28_2_29_" style:list-style-name="L17" style:master-page-name="PageStyle20">
      <style:paragraph-properties fo:margin-left="0in" fo:margin-right="0in" fo:margin-top="0in" fo:margin-bottom="0in" loext:contextual-spacing="false" fo:text-indent="0in" style:auto-text-indent="false" style:page-number="635">
        <style:tab-stops>
          <style:tab-stop style:position="0.1957in"/>
        </style:tab-stops>
      </style:paragraph-properties>
    </style:style>
    <style:style style:name="P1367" style:family="paragraph" style:parent-style-name="Body_20_text_20__28_2_29_" style:list-style-name="L59" style:master-page-name="PageStyle26">
      <style:paragraph-properties fo:margin-left="0in" fo:margin-right="0in" fo:margin-top="0in" fo:margin-bottom="0in" loext:contextual-spacing="false" fo:text-indent="0in" style:auto-text-indent="false" style:page-number="38">
        <style:tab-stops>
          <style:tab-stop style:position="0.1902in"/>
        </style:tab-stops>
      </style:paragraph-properties>
    </style:style>
    <style:style style:name="P1368" style:family="paragraph" style:parent-style-name="Body_20_text_20__28_2_29_" style:list-style-name="L60" style:master-page-name="PageStyle28">
      <style:paragraph-properties fo:margin-left="0in" fo:margin-right="0in" fo:margin-top="0in" fo:margin-bottom="0in" loext:contextual-spacing="false" fo:text-indent="0in" style:auto-text-indent="false" style:page-number="645">
        <style:tab-stops>
          <style:tab-stop style:position="0.1811in"/>
        </style:tab-stops>
      </style:paragraph-properties>
    </style:style>
    <style:style style:name="P1369" style:family="paragraph" style:parent-style-name="Body_20_text_20__28_2_29_" style:list-style-name="L66" style:master-page-name="PageStyle33">
      <style:paragraph-properties fo:margin-left="0in" fo:margin-right="0in" fo:margin-top="0in" fo:margin-bottom="0in" loext:contextual-spacing="false" fo:text-indent="0in" style:auto-text-indent="false" style:page-number="654">
        <style:tab-stops>
          <style:tab-stop style:position="0.202in"/>
        </style:tab-stops>
      </style:paragraph-properties>
    </style:style>
    <style:style style:name="P1370" style:family="paragraph" style:parent-style-name="Body_20_text_20__28_2_29_" style:list-style-name="L55" style:master-page-name="PageStyle37">
      <style:paragraph-properties fo:margin-left="0in" fo:margin-right="0in" fo:margin-top="0in" fo:margin-bottom="0in" loext:contextual-spacing="false" fo:text-indent="0in" style:auto-text-indent="false" style:page-number="659">
        <style:tab-stops>
          <style:tab-stop style:position="0.2457in"/>
        </style:tab-stops>
      </style:paragraph-properties>
    </style:style>
    <style:style style:name="P1371" style:family="paragraph" style:parent-style-name="Body_20_text_20__28_2_29_" style:list-style-name="L61" style:master-page-name="PageStyle43">
      <style:paragraph-properties fo:margin-left="0in" fo:margin-right="0in" fo:margin-top="0in" fo:margin-bottom="0in" loext:contextual-spacing="false" fo:text-indent="0in" style:auto-text-indent="false" style:page-number="668">
        <style:tab-stops>
          <style:tab-stop style:position="0.2484in"/>
        </style:tab-stops>
      </style:paragraph-properties>
    </style:style>
    <style:style style:name="P1372" style:family="paragraph" style:parent-style-name="Body_20_text_20__28_2_29_" style:list-style-name="L79" style:master-page-name="PageStyle44">
      <style:paragraph-properties fo:margin-left="0in" fo:margin-right="0in" fo:margin-top="0in" fo:margin-bottom="0in" loext:contextual-spacing="false" fo:text-indent="0in" style:auto-text-indent="false" style:page-number="669">
        <style:tab-stops>
          <style:tab-stop style:position="0.1819in"/>
        </style:tab-stops>
      </style:paragraph-properties>
    </style:style>
    <style:style style:name="P1373" style:family="paragraph" style:parent-style-name="Body_20_text_20__28_2_29_" style:list-style-name="L117" style:master-page-name="PageStyle47">
      <style:paragraph-properties fo:margin-left="0in" fo:margin-right="0in" fo:margin-top="0in" fo:margin-bottom="0in" loext:contextual-spacing="false" fo:text-indent="0in" style:auto-text-indent="false" style:page-number="674">
        <style:tab-stops>
          <style:tab-stop style:position="0.2555in"/>
        </style:tab-stops>
      </style:paragraph-properties>
    </style:style>
    <style:style style:name="P1374" style:family="paragraph" style:parent-style-name="Body_20_text_20__28_2_29_" style:list-style-name="L118" style:master-page-name="PageStyle48">
      <style:paragraph-properties fo:margin-left="0in" fo:margin-right="0in" fo:margin-top="0in" fo:margin-bottom="0in" loext:contextual-spacing="false" fo:text-indent="0in" style:auto-text-indent="false" style:page-number="675">
        <style:tab-stops>
          <style:tab-stop style:position="0.239in"/>
        </style:tab-stops>
      </style:paragraph-properties>
    </style:style>
    <style:style style:name="P1375" style:family="paragraph" style:parent-style-name="Body_20_text_20__28_2_29_" style:list-style-name="L125" style:master-page-name="PageStyle49">
      <style:paragraph-properties fo:margin-left="0in" fo:margin-right="0in" fo:margin-top="0in" fo:margin-bottom="0in" loext:contextual-spacing="false" fo:text-indent="0in" style:auto-text-indent="false" style:page-number="679">
        <style:tab-stops>
          <style:tab-stop style:position="0.2425in"/>
        </style:tab-stops>
      </style:paragraph-properties>
    </style:style>
    <style:style style:name="P1376" style:family="paragraph" style:parent-style-name="Body_20_text_20__28_2_29_" style:list-style-name="L127" style:master-page-name="PageStyle50">
      <style:paragraph-properties fo:margin-left="0in" fo:margin-right="0in" fo:margin-top="0in" fo:margin-bottom="0in" loext:contextual-spacing="false" fo:text-indent="0in" style:auto-text-indent="false" style:page-number="680">
        <style:tab-stops>
          <style:tab-stop style:position="0.1957in"/>
        </style:tab-stops>
      </style:paragraph-properties>
    </style:style>
    <style:style style:name="P1377" style:family="paragraph" style:parent-style-name="Body_20_text_20__28_2_29_" style:list-style-name="L130" style:master-page-name="PageStyle51">
      <style:paragraph-properties fo:margin-left="0in" fo:margin-right="0in" fo:margin-top="0in" fo:margin-bottom="0in" loext:contextual-spacing="false" fo:text-indent="0in" style:auto-text-indent="false" style:page-number="682">
        <style:tab-stops>
          <style:tab-stop style:position="0.1783in"/>
        </style:tab-stops>
      </style:paragraph-properties>
    </style:style>
    <style:style style:name="P1378" style:family="paragraph" style:parent-style-name="Body_20_text_20__28_2_29_" style:list-style-name="L132" style:master-page-name="PageStyle52">
      <style:paragraph-properties fo:margin-left="0in" fo:margin-right="0in" fo:margin-top="0in" fo:margin-bottom="0in" loext:contextual-spacing="false" fo:text-indent="0in" style:auto-text-indent="false" style:page-number="683">
        <style:tab-stops>
          <style:tab-stop style:position="0.2035in"/>
        </style:tab-stops>
      </style:paragraph-properties>
    </style:style>
    <style:style style:name="P1379" style:family="paragraph" style:parent-style-name="Body_20_text_20__28_2_29_" style:list-style-name="L135" style:master-page-name="PageStyle53">
      <style:paragraph-properties fo:margin-left="0in" fo:margin-right="0in" fo:margin-top="0in" fo:margin-bottom="0in" loext:contextual-spacing="false" fo:line-height="0.1228in" fo:text-indent="0in" style:auto-text-indent="false" style:page-number="685">
        <style:tab-stops>
          <style:tab-stop style:position="0.2484in"/>
        </style:tab-stops>
      </style:paragraph-properties>
    </style:style>
    <style:style style:name="P1380" style:family="paragraph" style:parent-style-name="Body_20_text_20__28_2_29_" style:list-style-name="L137" style:master-page-name="PageStyle54">
      <style:paragraph-properties fo:margin-left="0in" fo:margin-right="0in" fo:margin-top="0in" fo:margin-bottom="0in" loext:contextual-spacing="false" fo:text-indent="0in" style:auto-text-indent="false" style:page-number="686">
        <style:tab-stops>
          <style:tab-stop style:position="0.2957in"/>
        </style:tab-stops>
      </style:paragraph-properties>
    </style:style>
    <style:style style:name="P1381" style:family="paragraph" style:parent-style-name="Body_20_text_20__28_2_29_" style:list-style-name="L122" style:master-page-name="PageStyle57">
      <style:paragraph-properties fo:margin-left="0in" fo:margin-right="0in" fo:margin-top="0in" fo:margin-bottom="0in" loext:contextual-spacing="false" fo:text-indent="0in" style:auto-text-indent="false" style:page-number="691">
        <style:tab-stops>
          <style:tab-stop style:position="0.2299in"/>
        </style:tab-stops>
      </style:paragraph-properties>
    </style:style>
    <style:style style:name="P1382" style:family="paragraph" style:parent-style-name="Body_20_text_20__28_2_29_" style:list-style-name="L131" style:master-page-name="PageStyle58">
      <style:paragraph-properties fo:margin-left="0in" fo:margin-right="0in" fo:margin-top="0in" fo:margin-bottom="0in" loext:contextual-spacing="false" fo:line-height="0.1181in" fo:text-indent="0in" style:auto-text-indent="false" style:page-number="692">
        <style:tab-stops>
          <style:tab-stop style:position="0.2354in"/>
        </style:tab-stops>
      </style:paragraph-properties>
    </style:style>
    <style:style style:name="P1383" style:family="paragraph" style:parent-style-name="Body_20_text_20__28_2_29_" style:list-style-name="L126" style:master-page-name="PageStyle62">
      <style:paragraph-properties fo:margin-left="0in" fo:margin-right="0in" fo:margin-top="0in" fo:margin-bottom="0in" loext:contextual-spacing="false" fo:text-indent="0in" style:auto-text-indent="false" style:page-number="698">
        <style:tab-stops>
          <style:tab-stop style:position="0.1957in"/>
        </style:tab-stops>
      </style:paragraph-properties>
    </style:style>
    <style:style style:name="P1384" style:family="paragraph" style:parent-style-name="Body_20_text_20__28_2_29_" style:list-style-name="L14" style:master-page-name="">
      <style:paragraph-properties fo:margin-left="0in" fo:margin-right="0in" fo:margin-top="0in" fo:margin-bottom="0.0835in" loext:contextual-spacing="false" fo:line-height="0.1299in" fo:text-align="start" style:justify-single-word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385" style:family="paragraph" style:parent-style-name="Body_20_text_20__28_2_29_" style:list-style-name="L156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>
        <style:tab-stops>
          <style:tab-stop style:position="0.1835in"/>
        </style:tab-stops>
      </style:paragraph-properties>
    </style:style>
    <style:style style:name="P1386" style:family="paragraph" style:parent-style-name="Body_20_text_20__28_2_29_" style:list-style-name="L160" style:master-page-name="">
      <style:paragraph-properties fo:margin-left="0in" fo:margin-right="0in" fo:margin-top="0in" fo:margin-bottom="0.0835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1387" style:family="paragraph" style:parent-style-name="Body_20_text_20__28_2_29_" style:master-page-name="PageStyle60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695"/>
    </style:style>
    <style:style style:name="P1388" style:family="paragraph" style:parent-style-name="Body_20_text_20__28_2_29_" style:list-style-name="L96" style:master-page-name="">
      <style:paragraph-properties fo:margin-left="0in" fo:margin-right="0in" fo:margin-top="0in" fo:margin-bottom="0.0417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389" style:family="paragraph" style:parent-style-name="Body_20_text_20__28_2_29_" style:list-style-name="L86" style:master-page-name="">
      <style:paragraph-properties fo:margin-left="0in" fo:margin-right="0in" fo:margin-top="0in" fo:margin-bottom="0.078in" loext:contextual-spacing="false" fo:text-align="start" style:justify-single-word="false" fo:text-indent="0in" style:auto-text-indent="false" style:page-number="auto">
        <style:tab-stops>
          <style:tab-stop style:position="0.1783in"/>
        </style:tab-stops>
      </style:paragraph-properties>
    </style:style>
    <style:style style:name="P1390" style:family="paragraph" style:parent-style-name="Body_20_text_20__28_2_29_" style:list-style-name="L5" style:master-page-name="">
      <style:paragraph-properties fo:margin-left="0.2638in" fo:margin-right="0in" fo:margin-top="0in" fo:margin-bottom="0in" loext:contextual-spacing="false" fo:line-height="0.1299in" fo:text-align="start" style:justify-single-word="false" fo:text-indent="-0.2638in" style:auto-text-indent="false" style:page-number="auto">
        <style:tab-stops>
          <style:tab-stop style:position="-0.1071in"/>
        </style:tab-stops>
      </style:paragraph-properties>
    </style:style>
    <style:style style:name="P1391" style:family="paragraph" style:parent-style-name="Body_20_text_20__28_2_29_" style:list-style-name="L23" style:master-page-name="">
      <style:paragraph-properties fo:margin-left="0.2638in" fo:margin-right="0in" fo:margin-top="0in" fo:margin-bottom="0in" loext:contextual-spacing="false" fo:line-height="0.1335in" fo:text-align="start" style:justify-single-word="false" fo:text-indent="-0.2638in" style:auto-text-indent="false" style:page-number="auto">
        <style:tab-stops>
          <style:tab-stop style:position="-0.0799in"/>
        </style:tab-stops>
      </style:paragraph-properties>
    </style:style>
    <style:style style:name="P1392" style:family="paragraph" style:parent-style-name="Body_20_text_20__28_2_29_" style:list-style-name="L44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-0.0937in"/>
          <style:tab-stop style:position="1.2398in"/>
        </style:tab-stops>
      </style:paragraph-properties>
    </style:style>
    <style:style style:name="P1393" style:family="paragraph" style:parent-style-name="Body_20_text_20__28_2_29_" style:list-style-name="L48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-0.0728in"/>
        </style:tab-stops>
      </style:paragraph-properties>
    </style:style>
    <style:style style:name="P1394" style:family="paragraph" style:parent-style-name="Body_20_text_20__28_2_29_" style:master-page-name="PageStyle1">
      <style:paragraph-properties fo:margin-left="0.3752in" fo:margin-right="0in" fo:margin-top="0in" fo:margin-bottom="0.0807in" loext:contextual-spacing="false" fo:text-align="start" style:justify-single-word="false" fo:text-indent="-0.111in" style:auto-text-indent="false" style:page-number="608"/>
    </style:style>
    <style:style style:name="P1395" style:family="paragraph" style:parent-style-name="Body_20_text_20__28_2_29_" style:list-style-name="L7" style:master-page-name="">
      <style:paragraph-properties fo:margin-left="0.3752in" fo:margin-right="0in" fo:margin-top="0in" fo:margin-bottom="0in" loext:contextual-spacing="false" fo:text-indent="0in" style:auto-text-indent="false" style:page-number="auto">
        <style:tab-stops>
          <style:tab-stop style:position="0.2217in"/>
        </style:tab-stops>
      </style:paragraph-properties>
    </style:style>
    <style:style style:name="P1396" style:family="paragraph" style:parent-style-name="Body_20_text_20__28_2_29_" style:list-style-name="L7" style:master-page-name="">
      <style:paragraph-properties fo:margin-left="0.3752in" fo:margin-right="0in" fo:margin-top="0in" fo:margin-bottom="0.0862in" loext:contextual-spacing="false" fo:text-indent="0in" style:auto-text-indent="false" style:page-number="auto">
        <style:tab-stops>
          <style:tab-stop style:position="0.2217in"/>
        </style:tab-stops>
      </style:paragraph-properties>
    </style:style>
    <style:style style:name="P1397" style:family="paragraph" style:parent-style-name="Body_20_text_20__28_2_29_" style:list-style-name="L8" style:master-page-name="">
      <style:paragraph-properties fo:margin-left="0.1528in" fo:margin-right="0in" fo:margin-top="0in" fo:margin-bottom="0in" loext:contextual-spacing="false" fo:line-height="0.1228in" fo:text-align="start" style:justify-single-word="false" fo:text-indent="-0.1528in" style:auto-text-indent="false" style:page-number="auto">
        <style:tab-stops>
          <style:tab-stop style:position="0.1173in"/>
        </style:tab-stops>
      </style:paragraph-properties>
    </style:style>
    <style:style style:name="P1398" style:family="paragraph" style:parent-style-name="Body_20_text_20__28_2_29_" style:list-style-name="L45" style:master-page-name="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auto">
        <style:tab-stops>
          <style:tab-stop style:position="0.0173in"/>
        </style:tab-stops>
      </style:paragraph-properties>
    </style:style>
    <style:style style:name="P1399" style:family="paragraph" style:parent-style-name="Body_20_text_20__28_2_29_" style:master-page-name="PageStyle24">
      <style:paragraph-properties fo:margin-left="0.1528in" fo:margin-right="0in" fo:margin-top="0in" fo:margin-bottom="0in" loext:contextual-spacing="false" fo:text-align="start" style:justify-single-word="false" fo:text-indent="-0.1528in" style:auto-text-indent="false" style:page-number="640"/>
    </style:style>
    <style:style style:name="P1400" style:family="paragraph" style:parent-style-name="Body_20_text_20__28_2_29_" style:list-style-name="L9" style:master-page-name="">
      <style:paragraph-properties fo:margin-left="0.25in" fo:margin-right="0in" fo:margin-top="0in" fo:margin-bottom="0.0807in" loext:contextual-spacing="false" fo:text-align="start" style:justify-single-word="false" fo:text-indent="-0.0972in" style:auto-text-indent="false" style:page-number="auto">
        <style:tab-stops>
          <style:tab-stop style:position="0.0689in"/>
        </style:tab-stops>
      </style:paragraph-properties>
    </style:style>
    <style:style style:name="P1401" style:family="paragraph" style:parent-style-name="Body_20_text_20__28_2_29_" style:list-style-name="L10" style:master-page-name="">
      <style:paragraph-properties fo:margin-left="0.4165in" fo:margin-right="0in" fo:margin-top="0in" fo:margin-bottom="0.0835in" loext:contextual-spacing="false" fo:line-height="0.1299in" fo:text-align="start" style:justify-single-word="false" fo:text-indent="-0.111in" style:auto-text-indent="false" style:page-number="auto">
        <style:tab-stops>
          <style:tab-stop style:position="0.0591in"/>
        </style:tab-stops>
      </style:paragraph-properties>
    </style:style>
    <style:style style:name="P1402" style:family="paragraph" style:parent-style-name="Body_20_text_20__28_2_29_" style:master-page-name="PageStyle3">
      <style:paragraph-properties fo:margin-left="0.4165in" fo:margin-right="0in" fo:margin-top="0in" fo:margin-bottom="0in" loext:contextual-spacing="false" fo:text-indent="-0.111in" style:auto-text-indent="false" style:page-number="610"/>
    </style:style>
    <style:style style:name="P1403" style:family="paragraph" style:parent-style-name="Body_20_text_20__28_2_29_" style:master-page-name="PageStyle13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18"/>
    </style:style>
    <style:style style:name="P1404" style:family="paragraph" style:parent-style-name="Body_20_text_20__28_2_29_" style:master-page-name="PageStyle30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648"/>
    </style:style>
    <style:style style:name="P1405" style:family="paragraph" style:parent-style-name="Body_20_text_20__28_2_29_" style:master-page-name="PageStyle31">
      <style:paragraph-properties fo:margin-left="0.4165in" fo:margin-right="0in" fo:margin-top="0in" fo:margin-bottom="0in" loext:contextual-spacing="false" fo:line-height="0.1299in" fo:text-align="start" style:justify-single-word="false" fo:text-indent="-0.111in" style:auto-text-indent="false" style:page-number="649"/>
    </style:style>
    <style:style style:name="P1406" style:family="paragraph" style:parent-style-name="Body_20_text_20__28_2_29_" style:master-page-name="PageStyle34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655"/>
    </style:style>
    <style:style style:name="P1407" style:family="paragraph" style:parent-style-name="Body_20_text_20__28_2_29_" style:master-page-name="PageStyle35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656"/>
    </style:style>
    <style:style style:name="P1408" style:family="paragraph" style:parent-style-name="Body_20_text_20__28_2_29_" style:master-page-name="PageStyle46">
      <style:paragraph-properties fo:margin-left="0.4165in" fo:margin-right="0in" fo:margin-top="0in" fo:margin-bottom="0in" loext:contextual-spacing="false" fo:text-align="start" style:justify-single-word="false" fo:text-indent="-0.111in" style:auto-text-indent="false" style:page-number="672"/>
    </style:style>
    <style:style style:name="P1409" style:family="paragraph" style:parent-style-name="Body_20_text_20__28_2_29_" style:master-page-name="PageStyle2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609"/>
    </style:style>
    <style:style style:name="P1410" style:family="paragraph" style:parent-style-name="Body_20_text_20__28_2_29_" style:master-page-name="PageStyle10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620"/>
    </style:style>
    <style:style style:name="P1411" style:family="paragraph" style:parent-style-name="Body_20_text_20__28_2_29_" style:list-style-name="L33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772in"/>
        </style:tab-stops>
      </style:paragraph-properties>
    </style:style>
    <style:style style:name="P1412" style:family="paragraph" style:parent-style-name="Body_20_text_20__28_2_29_" style:list-style-name="L34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839in"/>
        </style:tab-stops>
      </style:paragraph-properties>
    </style:style>
    <style:style style:name="P1413" style:family="paragraph" style:parent-style-name="Body_20_text_20__28_2_29_" style:master-page-name="PageStyle36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658"/>
    </style:style>
    <style:style style:name="P1414" style:family="paragraph" style:parent-style-name="Body_20_text_20__28_2_29_" style:master-page-name="PageStyle42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666"/>
    </style:style>
    <style:style style:name="P1415" style:family="paragraph" style:parent-style-name="Body_20_text_20__28_2_29_" style:list-style-name="L116" style:master-page-name="">
      <style:paragraph-properties fo:margin-left="0.4028in" fo:margin-right="0in" fo:margin-top="0in" fo:margin-bottom="0.0835in" loext:contextual-spacing="false" fo:text-align="start" style:justify-single-word="false" fo:text-indent="-0.111in" style:auto-text-indent="false" style:page-number="auto">
        <style:tab-stops>
          <style:tab-stop style:position="0.1181in"/>
        </style:tab-stops>
      </style:paragraph-properties>
    </style:style>
    <style:style style:name="P1416" style:family="paragraph" style:parent-style-name="Body_20_text_20__28_2_29_" style:list-style-name="L14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453in"/>
        </style:tab-stops>
      </style:paragraph-properties>
    </style:style>
    <style:style style:name="P1417" style:family="paragraph" style:parent-style-name="Body_20_text_20__28_2_29_" style:list-style-name="L12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335in"/>
        </style:tab-stops>
      </style:paragraph-properties>
    </style:style>
    <style:style style:name="P1418" style:family="paragraph" style:parent-style-name="Body_20_text_20__28_2_29_" style:list-style-name="L65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193in"/>
        </style:tab-stops>
      </style:paragraph-properties>
    </style:style>
    <style:style style:name="P1419" style:family="paragraph" style:parent-style-name="Body_20_text_20__28_2_29_" style:list-style-name="L104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>
        <style:tab-stops>
          <style:tab-stop style:position="0.0201in"/>
        </style:tab-stops>
      </style:paragraph-properties>
    </style:style>
    <style:style style:name="P1420" style:family="paragraph" style:parent-style-name="Body_20_text_20__28_2_29_" style:list-style-name="L70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>
        <style:tab-stops>
          <style:tab-stop style:position="0.0244in"/>
        </style:tab-stops>
      </style:paragraph-properties>
    </style:style>
    <style:style style:name="P1421" style:family="paragraph" style:parent-style-name="Body_20_text_20__28_2_29_" style:list-style-name="L159" style:master-page-name="">
      <style:paragraph-properties fo:margin-left="0.139in" fo:margin-right="0in" fo:margin-top="0in" fo:margin-bottom="0in" loext:contextual-spacing="false" fo:line-height="0.1299in" fo:text-align="start" style:justify-single-word="false" fo:text-indent="-0.139in" style:auto-text-indent="false" style:page-number="auto">
        <style:tab-stops>
          <style:tab-stop style:position="0.052in"/>
        </style:tab-stops>
      </style:paragraph-properties>
    </style:style>
    <style:style style:name="P1422" style:family="paragraph" style:parent-style-name="Body_20_text_20__28_2_29_" style:list-style-name="L149" style:master-page-name="">
      <style:paragraph-properties fo:margin-left="0.139in" fo:margin-right="0in" fo:margin-top="0in" fo:margin-bottom="0in" loext:contextual-spacing="false" fo:line-height="0.1165in" fo:text-align="start" style:justify-single-word="false" fo:text-indent="-0.139in" style:auto-text-indent="false" style:page-number="auto">
        <style:tab-stops>
          <style:tab-stop style:position="0.0429in"/>
        </style:tab-stops>
      </style:paragraph-properties>
    </style:style>
    <style:style style:name="P1423" style:family="paragraph" style:parent-style-name="Body_20_text_20__28_2_29_" style:list-style-name="L79" style:master-page-name="">
      <style:paragraph-properties fo:margin-left="0.139in" fo:margin-right="0in" fo:margin-top="0in" fo:margin-bottom="0.0807in" loext:contextual-spacing="false" fo:text-align="start" style:justify-single-word="false" fo:text-indent="-0.139in" style:auto-text-indent="false" style:page-number="auto">
        <style:tab-stops>
          <style:tab-stop style:position="0.0484in"/>
        </style:tab-stops>
      </style:paragraph-properties>
    </style:style>
    <style:style style:name="P1424" style:family="paragraph" style:parent-style-name="Body_20_text_20__28_2_29_" style:list-style-name="L15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57in"/>
        </style:tab-stops>
      </style:paragraph-properties>
    </style:style>
    <style:style style:name="P1425" style:family="paragraph" style:parent-style-name="Body_20_text_20__28_2_29_" style:list-style-name="L121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53in"/>
        </style:tab-stops>
      </style:paragraph-properties>
    </style:style>
    <style:style style:name="P1426" style:family="paragraph" style:parent-style-name="Body_20_text_20__28_2_29_" style:list-style-name="L133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799in"/>
        </style:tab-stops>
      </style:paragraph-properties>
    </style:style>
    <style:style style:name="P1427" style:family="paragraph" style:parent-style-name="Body_20_text_20__28_2_29_" style:list-style-name="L157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1091in"/>
        </style:tab-stops>
      </style:paragraph-properties>
    </style:style>
    <style:style style:name="P1428" style:family="paragraph" style:parent-style-name="Body_20_text_20__28_2_29_" style:list-style-name="L133" style:master-page-name="">
      <style:paragraph-properties fo:margin-left="0.25in" fo:margin-right="0in" fo:margin-top="0in" fo:margin-bottom="0.0835in" loext:contextual-spacing="false" fo:text-align="start" style:justify-single-word="false" fo:text-indent="-0.111in" style:auto-text-indent="false" style:page-number="auto">
        <style:tab-stops>
          <style:tab-stop style:position="0.0799in"/>
        </style:tab-stops>
      </style:paragraph-properties>
    </style:style>
    <style:style style:name="P1429" style:family="paragraph" style:parent-style-name="Body_20_text_20__28_2_29_" style:list-style-name="L19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366in"/>
        </style:tab-stops>
      </style:paragraph-properties>
    </style:style>
    <style:style style:name="P1430" style:family="paragraph" style:parent-style-name="Body_20_text_20__28_2_29_" style:list-style-name="L24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543in"/>
        </style:tab-stops>
      </style:paragraph-properties>
    </style:style>
    <style:style style:name="P1431" style:family="paragraph" style:parent-style-name="Body_20_text_20__28_2_29_" style:list-style-name="L23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256in"/>
        </style:tab-stops>
      </style:paragraph-properties>
    </style:style>
    <style:style style:name="P1432" style:family="paragraph" style:parent-style-name="Body_20_text_20__28_2_29_" style:list-style-name="L23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189in"/>
        </style:tab-stops>
      </style:paragraph-properties>
    </style:style>
    <style:style style:name="P1433" style:family="paragraph" style:parent-style-name="Body_20_text_20__28_2_29_" style:list-style-name="L49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189in"/>
        </style:tab-stops>
      </style:paragraph-properties>
    </style:style>
    <style:style style:name="P1434" style:family="paragraph" style:parent-style-name="Body_20_text_20__28_2_29_" style:list-style-name="L17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016in"/>
        </style:tab-stops>
      </style:paragraph-properties>
    </style:style>
    <style:style style:name="P1435" style:family="paragraph" style:parent-style-name="Body_20_text_20__28_2_29_" style:list-style-name="L17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043in"/>
        </style:tab-stops>
      </style:paragraph-properties>
    </style:style>
    <style:style style:name="P1436" style:family="paragraph" style:parent-style-name="Body_20_text_20__28_2_29_" style:list-style-name="L53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453in"/>
        </style:tab-stops>
      </style:paragraph-properties>
    </style:style>
    <style:style style:name="P1437" style:family="paragraph" style:parent-style-name="Body_20_text_20__28_2_29_" style:list-style-name="L56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2283in"/>
        </style:tab-stops>
      </style:paragraph-properties>
    </style:style>
    <style:style style:name="P1438" style:family="paragraph" style:parent-style-name="Body_20_text_20__28_2_29_" style:list-style-name="L58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563in"/>
        </style:tab-stops>
      </style:paragraph-properties>
    </style:style>
    <style:style style:name="P1439" style:family="paragraph" style:parent-style-name="Body_20_text_20__28_2_29_" style:list-style-name="L97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075in"/>
        </style:tab-stops>
      </style:paragraph-properties>
    </style:style>
    <style:style style:name="P1440" style:family="paragraph" style:parent-style-name="Body_20_text_20__28_2_29_" style:list-style-name="L24" style:master-page-name="">
      <style:paragraph-properties fo:margin-left="0.1945in" fo:margin-right="0in" fo:margin-top="0in" fo:margin-bottom="0in" loext:contextual-spacing="false" fo:line-height="0.1228in" fo:text-align="start" style:justify-single-word="false" fo:text-indent="-0.1945in" style:auto-text-indent="false" style:page-number="auto">
        <style:tab-stops>
          <style:tab-stop style:position="0.0575in"/>
        </style:tab-stops>
      </style:paragraph-properties>
    </style:style>
    <style:style style:name="P1441" style:family="paragraph" style:parent-style-name="Body_20_text_20__28_2_29_" style:list-style-name="L62" style:master-page-name="">
      <style:paragraph-properties fo:margin-left="0.1945in" fo:margin-right="0in" fo:margin-top="0in" fo:margin-bottom="0in" loext:contextual-spacing="false" fo:line-height="0.1299in" fo:text-align="start" style:justify-single-word="false" fo:text-indent="-0.1945in" style:auto-text-indent="false" style:page-number="auto">
        <style:tab-stops>
          <style:tab-stop style:position="0.0543in"/>
        </style:tab-stops>
      </style:paragraph-properties>
    </style:style>
    <style:style style:name="P1442" style:family="paragraph" style:parent-style-name="Body_20_text_20__28_2_29_" style:list-style-name="L97" style:master-page-name="PageStyle41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665">
        <style:tab-stops>
          <style:tab-stop style:position="-0.0161in"/>
        </style:tab-stops>
      </style:paragraph-properties>
    </style:style>
    <style:style style:name="P1443" style:family="paragraph" style:parent-style-name="Body_20_text_20__28_2_29_" style:list-style-name="L13" style:master-page-name="PageStyle5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613">
        <style:tab-stops>
          <style:tab-stop style:position="-0.2138in"/>
        </style:tab-stops>
      </style:paragraph-properties>
    </style:style>
    <style:style style:name="P1444" style:family="paragraph" style:parent-style-name="Body_20_text_20__28_2_29_" style:list-style-name="L17" style:master-page-name="">
      <style:paragraph-properties fo:margin-left="0.4028in" fo:margin-right="0in" fo:margin-top="0in" fo:margin-bottom="0in" loext:contextual-spacing="false" fo:line-height="0.1299in" fo:text-align="start" style:justify-single-word="false" fo:text-indent="-0.4028in" style:auto-text-indent="false" style:page-number="auto">
        <style:tab-stops>
          <style:tab-stop style:position="-0.2173in"/>
        </style:tab-stops>
      </style:paragraph-properties>
    </style:style>
    <style:style style:name="P1445" style:family="paragraph" style:parent-style-name="Body_20_text_20__28_2_29_" style:master-page-name="PageStyle25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37"/>
    </style:style>
    <style:style style:name="P1446" style:family="paragraph" style:parent-style-name="Body_20_text_20__28_2_29_" style:list-style-name="L22" style:master-page-name="PageStyle6">
      <style:paragraph-properties fo:margin-left="0.2083in" fo:margin-right="0in" fo:margin-top="0in" fo:margin-bottom="0.0807in" loext:contextual-spacing="false" fo:text-align="start" style:justify-single-word="false" fo:text-indent="0in" style:auto-text-indent="false" style:page-number="614">
        <style:tab-stops>
          <style:tab-stop style:position="0.1917in"/>
        </style:tab-stops>
      </style:paragraph-properties>
    </style:style>
    <style:style style:name="P1447" style:family="paragraph" style:parent-style-name="Body_20_text_20__28_2_29_" style:list-style-name="L20" style:master-page-name="">
      <style:paragraph-properties fo:margin-left="0.2083in" fo:margin-right="0in" fo:margin-top="0in" fo:margin-bottom="0in" loext:contextual-spacing="false" fo:line-height="0.1299in" fo:text-align="start" style:justify-single-word="false" fo:text-indent="-0.2083in" style:auto-text-indent="false" style:page-number="auto">
        <style:tab-stops>
          <style:tab-stop style:position="-0.0134in"/>
        </style:tab-stops>
      </style:paragraph-properties>
    </style:style>
    <style:style style:name="P1448" style:family="paragraph" style:parent-style-name="Body_20_text_20__28_2_29_" style:list-style-name="L28" style:master-page-name="">
      <style:paragraph-properties fo:margin-left="0.2083in" fo:margin-right="0in" fo:margin-top="0in" fo:margin-bottom="0in" loext:contextual-spacing="false" fo:line-height="0.1299in" fo:text-align="start" style:justify-single-word="false" fo:text-indent="-0.2083in" style:auto-text-indent="false" style:page-number="auto">
        <style:tab-stops>
          <style:tab-stop style:position="0.0354in"/>
        </style:tab-stops>
      </style:paragraph-properties>
    </style:style>
    <style:style style:name="P1449" style:family="paragraph" style:parent-style-name="Body_20_text_20__28_2_29_" style:list-style-name="L20" style:master-page-name="">
      <style:paragraph-properties fo:margin-left="0.2083in" fo:margin-right="0in" fo:margin-top="0in" fo:margin-bottom="0in" loext:contextual-spacing="false" fo:text-align="start" style:justify-single-word="false" fo:text-indent="-0.2083in" style:auto-text-indent="false" style:page-number="auto">
        <style:tab-stops>
          <style:tab-stop style:position="-0.0134in"/>
        </style:tab-stops>
      </style:paragraph-properties>
    </style:style>
    <style:style style:name="P1450" style:family="paragraph" style:parent-style-name="Body_20_text_20__28_2_29_" style:list-style-name="L20" style:master-page-name="">
      <style:paragraph-properties fo:margin-left="0.2083in" fo:margin-right="0in" fo:margin-top="0in" fo:margin-bottom="0in" loext:contextual-spacing="false" fo:text-align="start" style:justify-single-word="false" fo:text-indent="-0.2083in" style:auto-text-indent="false" style:page-number="auto">
        <style:tab-stops>
          <style:tab-stop style:position="0.0272in"/>
        </style:tab-stops>
      </style:paragraph-properties>
    </style:style>
    <style:style style:name="P1451" style:family="paragraph" style:parent-style-name="Body_20_text_20__28_2_29_" style:list-style-name="L20" style:master-page-name="">
      <style:paragraph-properties fo:margin-left="0.2083in" fo:margin-right="0in" fo:margin-top="0in" fo:margin-bottom="0in" loext:contextual-spacing="false" fo:line-height="0.1335in" fo:text-align="start" style:justify-single-word="false" fo:text-indent="-0.2083in" style:auto-text-indent="false" style:page-number="auto">
        <style:tab-stops>
          <style:tab-stop style:position="0.0307in"/>
        </style:tab-stops>
      </style:paragraph-properties>
    </style:style>
    <style:style style:name="P1452" style:family="paragraph" style:parent-style-name="Body_20_text_20__28_2_29_" style:list-style-name="L77" style:master-page-name="">
      <style:paragraph-properties fo:margin-left="0.2083in" fo:margin-right="0in" fo:margin-top="0in" fo:margin-bottom="0in" loext:contextual-spacing="false" fo:line-height="0.1228in" fo:text-align="start" style:justify-single-word="false" fo:text-indent="-0.2083in" style:auto-text-indent="false" style:page-number="auto">
        <style:tab-stops>
          <style:tab-stop style:position="-0.0154in"/>
        </style:tab-stops>
      </style:paragraph-properties>
    </style:style>
    <style:style style:name="P1453" style:family="paragraph" style:parent-style-name="Body_20_text_20__28_2_29_" style:list-style-name="L25" style:master-page-name="">
      <style:paragraph-properties fo:margin-left="0.4165in" fo:margin-right="0in" fo:margin-top="0in" fo:margin-bottom="0.0917in" loext:contextual-spacing="false" fo:line-height="0.1335in" fo:text-align="start" style:justify-single-word="false" fo:text-indent="-0.222in" style:auto-text-indent="false" style:page-number="auto">
        <style:tab-stops>
          <style:tab-stop style:position="-0.0272in"/>
        </style:tab-stops>
      </style:paragraph-properties>
    </style:style>
    <style:style style:name="P1454" style:family="paragraph" style:parent-style-name="Body_20_text_20__28_2_29_" style:list-style-name="L92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>
        <style:tab-stops>
          <style:tab-stop style:position="-0.0189in"/>
        </style:tab-stops>
      </style:paragraph-properties>
    </style:style>
    <style:style style:name="P1455" style:family="paragraph" style:parent-style-name="Body_20_text_20__28_2_29_" style:list-style-name="L99" style:master-page-name="">
      <style:paragraph-properties fo:margin-left="0.4165in" fo:margin-right="0in" fo:margin-top="0in" fo:margin-bottom="0in" loext:contextual-spacing="false" fo:text-align="start" style:justify-single-word="false" fo:text-indent="-0.222in" style:auto-text-indent="false" style:page-number="auto" fo:break-after="column">
        <style:tab-stops>
          <style:tab-stop style:position="-0.0272in"/>
        </style:tab-stops>
      </style:paragraph-properties>
    </style:style>
    <style:style style:name="P1456" style:family="paragraph" style:parent-style-name="Body_20_text_20__28_2_29_" style:master-page-name="PageStyle9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618"/>
    </style:style>
    <style:style style:name="P1457" style:family="paragraph" style:parent-style-name="Body_20_text_20__28_2_29_" style:list-style-name="L29" style:master-page-name="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728in"/>
        </style:tab-stops>
      </style:paragraph-properties>
    </style:style>
    <style:style style:name="P1458" style:family="paragraph" style:parent-style-name="Body_20_text_20__28_2_29_" style:master-page-name="PageStyle21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636"/>
    </style:style>
    <style:style style:name="P1459" style:family="paragraph" style:parent-style-name="Body_20_text_20__28_2_29_" style:master-page-name="PageStyle63">
      <style:paragraph-properties fo:margin-left="0.4307in" fo:margin-right="0in" fo:margin-top="0in" fo:margin-bottom="0in" loext:contextual-spacing="false" fo:text-align="start" style:justify-single-word="false" fo:text-indent="-0.111in" style:auto-text-indent="false" style:page-number="657"/>
    </style:style>
    <style:style style:name="P1460" style:family="paragraph" style:parent-style-name="Body_20_text_20__28_2_29_" style:list-style-name="L30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3335in" style:auto-text-indent="false" style:page-number="auto">
        <style:tab-stops>
          <style:tab-stop style:position="-0.1492in"/>
        </style:tab-stops>
      </style:paragraph-properties>
    </style:style>
    <style:style style:name="P1461" style:family="paragraph" style:parent-style-name="Body_20_text_20__28_2_29_" style:list-style-name="L43" style:master-page-name="">
      <style:paragraph-properties fo:margin-left="0.1528in" fo:margin-right="0in" fo:margin-top="0in" fo:margin-bottom="0in" loext:contextual-spacing="false" fo:text-indent="0in" style:auto-text-indent="false" style:page-number="auto">
        <style:tab-stops>
          <style:tab-stop style:position="0.1634in"/>
        </style:tab-stops>
      </style:paragraph-properties>
    </style:style>
    <style:style style:name="P1462" style:family="paragraph" style:parent-style-name="Body_20_text_20__28_2_29_" style:list-style-name="L46" style:master-page-name="">
      <style:paragraph-properties fo:margin-left="0.1807in" fo:margin-right="0in" fo:margin-top="0in" fo:margin-bottom="0in" loext:contextual-spacing="false" fo:line-height="0.1299in" fo:text-align="start" style:justify-single-word="false" fo:text-indent="-0.1807in" style:auto-text-indent="false" style:page-number="auto">
        <style:tab-stops>
          <style:tab-stop style:position="-0.0362in"/>
        </style:tab-stops>
      </style:paragraph-properties>
    </style:style>
    <style:style style:name="P1463" style:family="paragraph" style:parent-style-name="Body_20_text_20__28_2_29_" style:list-style-name="L88" style:master-page-name="">
      <style:paragraph-properties fo:margin-left="0.1807in" fo:margin-right="0in" fo:margin-top="0in" fo:margin-bottom="0in" loext:contextual-spacing="false" fo:line-height="0.1299in" fo:text-align="start" style:justify-single-word="false" fo:text-indent="-0.1807in" style:auto-text-indent="false" style:page-number="auto">
        <style:tab-stops>
          <style:tab-stop style:position="-0.002in"/>
        </style:tab-stops>
      </style:paragraph-properties>
    </style:style>
    <style:style style:name="P1464" style:family="paragraph" style:parent-style-name="Body_20_text_20__28_2_29_" style:list-style-name="L161" style:master-page-name="">
      <style:paragraph-properties fo:margin-left="0.1807in" fo:margin-right="0in" fo:margin-top="0in" fo:margin-bottom="0in" loext:contextual-spacing="false" fo:line-height="0.1228in" fo:text-align="start" style:justify-single-word="false" fo:text-indent="-0.1807in" style:auto-text-indent="false" style:page-number="auto">
        <style:tab-stops>
          <style:tab-stop style:position="-0.0217in"/>
        </style:tab-stops>
      </style:paragraph-properties>
    </style:style>
    <style:style style:name="P1465" style:family="paragraph" style:parent-style-name="Body_20_text_20__28_2_29_" style:list-style-name="L162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083in"/>
        </style:tab-stops>
      </style:paragraph-properties>
    </style:style>
    <style:style style:name="P1466" style:family="paragraph" style:parent-style-name="Body_20_text_20__28_2_29_" style:list-style-name="L166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098in"/>
        </style:tab-stops>
      </style:paragraph-properties>
    </style:style>
    <style:style style:name="P1467" style:family="paragraph" style:parent-style-name="Body_20_text_20__28_2_29_" style:list-style-name="L167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528in"/>
        </style:tab-stops>
      </style:paragraph-properties>
    </style:style>
    <style:style style:name="P1468" style:family="paragraph" style:parent-style-name="Body_20_text_20__28_2_29_" style:master-page-name="PageStyle17">
      <style:paragraph-properties fo:margin-left="0in" fo:margin-right="0in" fo:margin-top="0in" fo:margin-bottom="0in" loext:contextual-spacing="false" fo:text-align="start" style:justify-single-word="false" fo:text-indent="0.2917in" style:auto-text-indent="false" style:page-number="632"/>
    </style:style>
    <style:style style:name="P1469" style:family="paragraph" style:parent-style-name="Body_20_text_20__28_2_29_" style:list-style-name="L48" style:master-page-name="">
      <style:paragraph-properties fo:margin-left="0.1665in" fo:margin-right="0in" fo:margin-top="0in" fo:margin-bottom="0in" loext:contextual-spacing="false" fo:text-align="start" style:justify-single-word="false" fo:text-indent="-0.1665in" style:auto-text-indent="false" style:page-number="auto">
        <style:tab-stops>
          <style:tab-stop style:position="0.0311in"/>
        </style:tab-stops>
      </style:paragraph-properties>
    </style:style>
    <style:style style:name="P1470" style:family="paragraph" style:parent-style-name="Body_20_text_20__28_2_29_" style:list-style-name="L154" style:master-page-name="">
      <style:paragraph-properties fo:margin-left="0.1665in" fo:margin-right="0in" fo:margin-top="0in" fo:margin-bottom="0in" loext:contextual-spacing="false" fo:text-align="start" style:justify-single-word="false" fo:text-indent="-0.1665in" style:auto-text-indent="false" style:page-number="auto">
        <style:tab-stops>
          <style:tab-stop style:position="0.0028in"/>
        </style:tab-stops>
      </style:paragraph-properties>
    </style:style>
    <style:style style:name="P1471" style:family="paragraph" style:parent-style-name="Body_20_text_20__28_2_29_" style:master-page-name="PageStyle22">
      <style:paragraph-properties fo:margin-left="0.4165in" fo:margin-right="0in" fo:margin-top="0in" fo:margin-bottom="0in" loext:contextual-spacing="false" fo:text-align="start" style:justify-single-word="false" fo:text-indent="-0.0972in" style:auto-text-indent="false" style:page-number="637"/>
    </style:style>
    <style:style style:name="P1472" style:family="paragraph" style:parent-style-name="Body_20_text_20__28_2_29_" style:list-style-name="L51" style:master-page-name="">
      <style:paragraph-properties fo:margin-left="0.4165in" fo:margin-right="0in" fo:margin-top="0in" fo:margin-bottom="0in" loext:contextual-spacing="false" fo:line-height="0.1228in" fo:text-align="start" style:justify-single-word="false" fo:text-indent="-0.3055in" style:auto-text-indent="false" style:page-number="auto">
        <style:tab-stops>
          <style:tab-stop style:position="0.098in"/>
        </style:tab-stops>
      </style:paragraph-properties>
    </style:style>
    <style:style style:name="P1473" style:family="paragraph" style:parent-style-name="Body_20_text_20__28_2_29_" style:list-style-name="L51" style:master-page-name="">
      <style:paragraph-properties fo:margin-left="0.111in" fo:margin-right="0in" fo:margin-top="0in" fo:margin-bottom="0in" loext:contextual-spacing="false" fo:line-height="0.1228in" fo:text-indent="0in" style:auto-text-indent="false" style:page-number="auto">
        <style:tab-stops>
          <style:tab-stop style:position="0.1807in"/>
        </style:tab-stops>
      </style:paragraph-properties>
    </style:style>
    <style:style style:name="P1474" style:family="paragraph" style:parent-style-name="Body_20_text_20__28_2_29_" style:list-style-name="L83" style:master-page-name="">
      <style:paragraph-properties fo:margin-left="0.111in" fo:margin-right="0in" fo:margin-top="0in" fo:margin-bottom="0in" loext:contextual-spacing="false" fo:text-indent="0in" style:auto-text-indent="false" style:page-number="auto">
        <style:tab-stops>
          <style:tab-stop style:position="0.1953in"/>
        </style:tab-stops>
      </style:paragraph-properties>
    </style:style>
    <style:style style:name="P1475" style:family="paragraph" style:parent-style-name="Body_20_text_20__28_2_29_" style:list-style-name="L52" style:master-page-name="">
      <style:paragraph-properties fo:margin-left="0.278in" fo:margin-right="0in" fo:margin-top="0in" fo:margin-bottom="0.0835in" loext:contextual-spacing="false" fo:line-height="0.1299in" fo:text-align="start" style:justify-single-word="false" fo:text-indent="0in" style:auto-text-indent="false" style:page-number="auto">
        <style:tab-stops>
          <style:tab-stop style:position="0.1874in"/>
        </style:tab-stops>
      </style:paragraph-properties>
    </style:style>
    <style:style style:name="P1476" style:family="paragraph" style:parent-style-name="Body_20_text_20__28_2_29_" style:master-page-name="PageStyle23">
      <style:paragraph-properties fo:margin-left="0.389in" fo:margin-right="0in" fo:margin-top="0in" fo:margin-bottom="0in" loext:contextual-spacing="false" fo:text-align="start" style:justify-single-word="false" fo:text-indent="-0.111in" style:auto-text-indent="false" style:page-number="639"/>
    </style:style>
    <style:style style:name="P1477" style:family="paragraph" style:parent-style-name="Body_20_text_20__28_2_29_" style:list-style-name="L56" style:master-page-name="">
      <style:paragraph-properties fo:margin-left="0.3055in" fo:margin-right="0in" fo:margin-top="0in" fo:margin-bottom="0.0957in" loext:contextual-spacing="false" fo:line-height="0.1335in" fo:text-align="start" style:justify-single-word="false" fo:text-indent="-0.3055in" style:auto-text-indent="false" style:page-number="auto">
        <style:tab-stops>
          <style:tab-stop style:position="-0.0283in"/>
        </style:tab-stops>
      </style:paragraph-properties>
    </style:style>
    <style:style style:name="P1478" style:family="paragraph" style:parent-style-name="Body_20_text_20__28_2_29_" style:list-style-name="L57" style:master-page-name="">
      <style:paragraph-properties fo:margin-left="0.4307in" fo:margin-right="0in" fo:margin-top="0in" fo:margin-bottom="0in" loext:contextual-spacing="false" fo:text-align="start" style:justify-single-word="false" fo:text-indent="-0.1252in" style:auto-text-indent="false" style:page-number="auto">
        <style:tab-stops>
          <style:tab-stop style:position="0.0409in"/>
        </style:tab-stops>
      </style:paragraph-properties>
    </style:style>
    <style:style style:name="P1479" style:family="paragraph" style:parent-style-name="Body_20_text_20__28_2_29_" style:list-style-name="L61" style:master-page-name="PageStyle27">
      <style:paragraph-properties fo:margin-left="0.2917in" fo:margin-right="0in" fo:margin-top="0in" fo:margin-bottom="0in" loext:contextual-spacing="false" fo:text-align="start" style:justify-single-word="false" fo:text-indent="-0.2917in" style:auto-text-indent="false" style:page-number="644">
        <style:tab-stops>
          <style:tab-stop style:position="-0.1091in"/>
        </style:tab-stops>
      </style:paragraph-properties>
    </style:style>
    <style:style style:name="P1480" style:family="paragraph" style:parent-style-name="Body_20_text_20__28_2_29_" style:list-style-name="L111" style:master-page-name="">
      <style:paragraph-properties fo:margin-left="0.2917in" fo:margin-right="0in" fo:margin-top="0in" fo:margin-bottom="0in" loext:contextual-spacing="false" fo:text-align="start" style:justify-single-word="false" fo:text-indent="-0.2917in" style:auto-text-indent="false" style:page-number="auto">
        <style:tab-stops>
          <style:tab-stop style:position="-0.0957in"/>
        </style:tab-stops>
      </style:paragraph-properties>
    </style:style>
    <style:style style:name="P1481" style:family="paragraph" style:parent-style-name="Body_20_text_20__28_2_29_" style:list-style-name="L64" style:master-page-name="">
      <style:paragraph-properties fo:margin-left="0.1807in" fo:margin-right="0in" fo:margin-top="0in" fo:margin-bottom="0in" loext:contextual-spacing="false" fo:text-indent="0in" style:auto-text-indent="false" style:page-number="auto">
        <style:tab-stops>
          <style:tab-stop style:position="0.2445in"/>
        </style:tab-stops>
      </style:paragraph-properties>
    </style:style>
    <style:style style:name="P1482" style:family="paragraph" style:parent-style-name="Body_20_text_20__28_2_29_" style:list-style-name="L67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634in"/>
        </style:tab-stops>
      </style:paragraph-properties>
    </style:style>
    <style:style style:name="P1483" style:family="paragraph" style:parent-style-name="Body_20_text_20__28_2_29_" style:list-style-name="L84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783in"/>
        </style:tab-stops>
      </style:paragraph-properties>
    </style:style>
    <style:style style:name="P1484" style:family="paragraph" style:parent-style-name="Body_20_text_20__28_2_29_" style:list-style-name="L104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717in"/>
        </style:tab-stops>
      </style:paragraph-properties>
    </style:style>
    <style:style style:name="P1485" style:family="paragraph" style:parent-style-name="Body_20_text_20__28_2_29_" style:list-style-name="L148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>
        <style:tab-stops>
          <style:tab-stop style:position="-0.0571in"/>
        </style:tab-stops>
      </style:paragraph-properties>
    </style:style>
    <style:style style:name="P1486" style:family="paragraph" style:parent-style-name="Body_20_text_20__28_2_29_" style:list-style-name="L120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>
        <style:tab-stops>
          <style:tab-stop style:position="-0.0902in"/>
        </style:tab-stops>
      </style:paragraph-properties>
    </style:style>
    <style:style style:name="P1487" style:family="paragraph" style:parent-style-name="Body_20_text_20__28_2_29_" style:list-style-name="L68" style:master-page-name="">
      <style:paragraph-properties fo:margin-left="0.3055in" fo:margin-right="0in" fo:margin-top="0in" fo:margin-bottom="0in" loext:contextual-spacing="false" fo:text-indent="0in" style:auto-text-indent="false" style:page-number="auto">
        <style:tab-stops>
          <style:tab-stop style:position="0.1689in"/>
        </style:tab-stops>
      </style:paragraph-properties>
    </style:style>
    <style:style style:name="P1488" style:family="paragraph" style:parent-style-name="Body_20_text_20__28_2_29_" style:list-style-name="L91" style:master-page-name="PageStyle39">
      <style:paragraph-properties fo:margin-left="0.3055in" fo:margin-right="0in" fo:margin-top="0in" fo:margin-bottom="0in" loext:contextual-spacing="false" fo:text-indent="0in" style:auto-text-indent="false" style:page-number="662">
        <style:tab-stops>
          <style:tab-stop style:position="0.1945in"/>
        </style:tab-stops>
      </style:paragraph-properties>
    </style:style>
    <style:style style:name="P1489" style:family="paragraph" style:parent-style-name="Body_20_text_20__28_2_29_" style:list-style-name="L69" style:master-page-name="">
      <style:paragraph-properties fo:margin-left="0.139in" fo:margin-right="0in" fo:margin-top="0in" fo:margin-bottom="0in" loext:contextual-spacing="false" fo:text-indent="0in" style:auto-text-indent="false" style:page-number="auto">
        <style:tab-stops>
          <style:tab-stop style:position="0.1598in"/>
        </style:tab-stops>
      </style:paragraph-properties>
    </style:style>
    <style:style style:name="P1490" style:family="paragraph" style:parent-style-name="Body_20_text_20__28_2_29_" style:list-style-name="L89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618in"/>
        </style:tab-stops>
      </style:paragraph-properties>
    </style:style>
    <style:style style:name="P1491" style:family="paragraph" style:parent-style-name="Body_20_text_20__28_2_29_" style:list-style-name="L77" style:master-page-name="">
      <style:paragraph-properties fo:margin-left="0.4307in" fo:margin-right="0in" fo:margin-top="0in" fo:margin-bottom="0in" loext:contextual-spacing="false" fo:line-height="0.1228in" fo:text-align="start" style:justify-single-word="false" fo:text-indent="-0.4307in" style:auto-text-indent="false" style:page-number="auto">
        <style:tab-stops>
          <style:tab-stop style:position="-0.1937in"/>
        </style:tab-stops>
      </style:paragraph-properties>
    </style:style>
    <style:style style:name="P1492" style:family="paragraph" style:parent-style-name="Body_20_text_20__28_2_29_" style:master-page-name="PageStyle59">
      <style:paragraph-properties fo:margin-left="0.4307in" fo:margin-right="0in" fo:margin-top="0in" fo:margin-bottom="0in" loext:contextual-spacing="false" fo:line-height="0.1335in" fo:text-align="start" style:justify-single-word="false" fo:text-indent="-0.4307in" style:auto-text-indent="false" style:page-number="694"/>
    </style:style>
    <style:style style:name="P1493" style:family="paragraph" style:parent-style-name="Body_20_text_20__28_2_29_" style:master-page-name="PageStyle32">
      <style:paragraph-properties fo:margin-left="0.4028in" fo:margin-right="0in" fo:margin-top="0in" fo:margin-bottom="0.0807in" loext:contextual-spacing="false" fo:line-height="0.1228in" fo:text-align="start" style:justify-single-word="false" fo:text-indent="-0.222in" style:auto-text-indent="false" style:page-number="653"/>
    </style:style>
    <style:style style:name="P1494" style:family="paragraph" style:parent-style-name="Body_20_text_20__28_2_29_" style:master-page-name="PageStyle38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660"/>
    </style:style>
    <style:style style:name="P1495" style:family="paragraph" style:parent-style-name="Body_20_text_20__28_2_29_" style:list-style-name="L83" style:master-page-name="">
      <style:paragraph-properties fo:margin-left="0.222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2984in"/>
        </style:tab-stops>
      </style:paragraph-properties>
    </style:style>
    <style:style style:name="P1496" style:family="paragraph" style:parent-style-name="Body_20_text_20__28_2_29_" style:master-page-name="PageStyle40">
      <style:paragraph-properties fo:margin-left="0.4445in" fo:margin-right="0in" fo:margin-top="0in" fo:margin-bottom="0.0835in" loext:contextual-spacing="false" fo:text-align="start" style:justify-single-word="false" fo:text-indent="-0.1252in" style:auto-text-indent="false" style:page-number="663"/>
    </style:style>
    <style:style style:name="P1497" style:family="paragraph" style:parent-style-name="Body_20_text_20__28_2_29_" style:list-style-name="L94" style:master-page-name="">
      <style:paragraph-properties fo:margin-left="0.3193in" fo:margin-right="0in" fo:margin-top="0in" fo:margin-bottom="0in" loext:contextual-spacing="false" fo:line-height="0.1228in" fo:text-indent="0in" style:auto-text-indent="false" style:page-number="auto">
        <style:tab-stops>
          <style:tab-stop style:position="0.1984in"/>
        </style:tab-stops>
      </style:paragraph-properties>
    </style:style>
    <style:style style:name="P1498" style:family="paragraph" style:parent-style-name="Body_20_text_20__28_2_29_" style:list-style-name="L97" style:master-page-name="">
      <style:paragraph-properties fo:margin-left="0.1945in" fo:margin-right="0.1528in" fo:margin-top="0in" fo:margin-bottom="0in" loext:contextual-spacing="false" fo:text-indent="-0.1945in" style:auto-text-indent="false" style:page-number="auto">
        <style:tab-stops>
          <style:tab-stop style:position="0.0075in"/>
        </style:tab-stops>
      </style:paragraph-properties>
    </style:style>
    <style:style style:name="P1499" style:family="paragraph" style:parent-style-name="Body_20_text_20__28_2_29_" style:list-style-name="L103" style:master-page-name="">
      <style:paragraph-properties fo:margin-left="0.361in" fo:margin-right="0in" fo:margin-top="0in" fo:margin-bottom="0in" loext:contextual-spacing="false" fo:line-height="0.1299in" fo:text-align="start" style:justify-single-word="false" fo:text-indent="-0.361in" style:auto-text-indent="false" style:page-number="auto">
        <style:tab-stops>
          <style:tab-stop style:position="0.052in"/>
        </style:tab-stops>
      </style:paragraph-properties>
    </style:style>
    <style:style style:name="P1500" style:family="paragraph" style:parent-style-name="Body_20_text_20__28_2_29_" style:list-style-name="L107" style:master-page-name="">
      <style:paragraph-properties fo:margin-left="0.4165in" fo:margin-right="0in" fo:margin-top="0in" fo:margin-bottom="0in" loext:contextual-spacing="false" fo:line-height="0.1228in" fo:text-indent="0in" style:auto-text-indent="false" style:page-number="auto">
        <style:tab-stops>
          <style:tab-stop style:position="0.1957in"/>
        </style:tab-stops>
      </style:paragraph-properties>
    </style:style>
    <style:style style:name="P1501" style:family="paragraph" style:parent-style-name="Body_20_text_20__28_2_29_" style:list-style-name="L136" style:master-page-name="">
      <style:paragraph-properties fo:margin-left="0.4165in" fo:margin-right="0in" fo:margin-top="0in" fo:margin-bottom="0in" loext:contextual-spacing="false" fo:text-indent="0in" style:auto-text-indent="false" style:page-number="auto">
        <style:tab-stops>
          <style:tab-stop style:position="0.2071in"/>
        </style:tab-stops>
      </style:paragraph-properties>
    </style:style>
    <style:style style:name="P1502" style:family="paragraph" style:parent-style-name="Body_20_text_20__28_2_29_" style:master-page-name="PageStyle45">
      <style:paragraph-properties fo:margin-left="0.4165in" fo:margin-right="0in" fo:margin-top="0in" fo:margin-bottom="0in" loext:contextual-spacing="false" fo:text-align="start" style:justify-single-word="false" fo:text-indent="-0.1252in" style:auto-text-indent="false" style:page-number="671"/>
    </style:style>
    <style:style style:name="P1503" style:family="paragraph" style:parent-style-name="Body_20_text_20__28_2_29_" style:list-style-name="L111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217in"/>
        </style:tab-stops>
      </style:paragraph-properties>
    </style:style>
    <style:style style:name="P1504" style:family="paragraph" style:parent-style-name="Body_20_text_20__28_2_29_" style:list-style-name="L130" style:master-page-name="">
      <style:paragraph-properties fo:margin-left="0.4165in" fo:margin-right="0in" fo:margin-top="0in" fo:margin-bottom="0in" loext:contextual-spacing="false" fo:text-indent="-0.4165in" style:auto-text-indent="false" style:page-number="auto">
        <style:tab-stops>
          <style:tab-stop style:position="-0.1717in"/>
        </style:tab-stops>
      </style:paragraph-properties>
    </style:style>
    <style:style style:name="P1505" style:family="paragraph" style:parent-style-name="Body_20_text_20__28_2_29_" style:list-style-name="L130" style:master-page-name="">
      <style:paragraph-properties fo:margin-left="0.4165in" fo:margin-right="0in" fo:margin-top="0in" fo:margin-bottom="0in" loext:contextual-spacing="false" fo:text-indent="-0.4165in" style:auto-text-indent="false" style:page-number="auto">
        <style:tab-stops>
          <style:tab-stop style:position="-0.1681in"/>
        </style:tab-stops>
      </style:paragraph-properties>
    </style:style>
    <style:style style:name="P1506" style:family="paragraph" style:parent-style-name="Body_20_text_20__28_2_29_" style:list-style-name="L130" style:master-page-name="">
      <style:paragraph-properties fo:margin-left="0.4165in" fo:margin-right="0in" fo:margin-top="0in" fo:margin-bottom="0in" loext:contextual-spacing="false" fo:text-indent="-0.4165in" style:auto-text-indent="false" style:page-number="auto">
        <style:tab-stops>
          <style:tab-stop style:position="-0.161in"/>
        </style:tab-stops>
      </style:paragraph-properties>
    </style:style>
    <style:style style:name="P1507" style:family="paragraph" style:parent-style-name="Body_20_text_20__28_2_29_" style:list-style-name="L124" style:master-page-name="">
      <style:paragraph-properties fo:margin-left="0in" fo:margin-right="0in" fo:margin-top="0in" fo:margin-bottom="0in" loext:contextual-spacing="false" fo:text-align="start" style:justify-single-word="false" fo:text-indent="0.1528in" style:auto-text-indent="false" style:page-number="auto">
        <style:tab-stops>
          <style:tab-stop style:position="0.2701in"/>
        </style:tab-stops>
      </style:paragraph-properties>
    </style:style>
    <style:style style:name="P1508" style:family="paragraph" style:parent-style-name="Body_20_text_20__28_2_29_" style:list-style-name="L126" style:master-page-name="">
      <style:paragraph-properties fo:margin-left="0.2083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575in"/>
        </style:tab-stops>
      </style:paragraph-properties>
    </style:style>
    <style:style style:name="P1509" style:family="paragraph" style:parent-style-name="Body_20_text_20__28_2_29_" style:list-style-name="L126" style:master-page-name="">
      <style:paragraph-properties fo:margin-left="0.0972in" fo:margin-right="0in" fo:margin-top="0in" fo:margin-bottom="0in" loext:contextual-spacing="false" fo:text-indent="0in" style:auto-text-indent="false" style:page-number="auto">
        <style:tab-stops>
          <style:tab-stop style:position="0.189in"/>
        </style:tab-stops>
      </style:paragraph-properties>
    </style:style>
    <style:style style:name="P1510" style:family="paragraph" style:parent-style-name="Body_20_text_20__28_2_29_" style:list-style-name="L126" style:master-page-name="">
      <style:paragraph-properties fo:margin-left="0.0972in" fo:margin-right="0in" fo:margin-top="0in" fo:margin-bottom="0in" loext:contextual-spacing="false" fo:text-indent="0in" style:auto-text-indent="false" style:page-number="auto">
        <style:tab-stops>
          <style:tab-stop style:position="0.1925in"/>
        </style:tab-stops>
      </style:paragraph-properties>
    </style:style>
    <style:style style:name="P1511" style:family="paragraph" style:parent-style-name="Body_20_text_20__28_2_29_" style:list-style-name="L155" style:master-page-name="">
      <style:paragraph-properties fo:margin-left="0.0972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1512" style:family="paragraph" style:parent-style-name="Body_20_text_20__28_2_29_" style:list-style-name="L155" style:master-page-name="">
      <style:paragraph-properties fo:margin-left="0.0972in" fo:margin-right="0in" fo:margin-top="0in" fo:margin-bottom="0in" loext:contextual-spacing="false" fo:text-indent="0in" style:auto-text-indent="false" style:page-number="auto">
        <style:tab-stops>
          <style:tab-stop style:position="0.1957in"/>
        </style:tab-stops>
      </style:paragraph-properties>
    </style:style>
    <style:style style:name="P1513" style:family="paragraph" style:parent-style-name="Body_20_text_20__28_2_29_" style:list-style-name="L155" style:master-page-name="">
      <style:paragraph-properties fo:margin-left="0.0972in" fo:margin-right="0in" fo:margin-top="0in" fo:margin-bottom="0in" loext:contextual-spacing="false" fo:text-indent="0in" style:auto-text-indent="false" style:page-number="auto">
        <style:tab-stops>
          <style:tab-stop style:position="0.202in"/>
        </style:tab-stops>
      </style:paragraph-properties>
    </style:style>
    <style:style style:name="P1514" style:family="paragraph" style:parent-style-name="Body_20_text_20__28_2_29_" style:list-style-name="L140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57in"/>
        </style:tab-stops>
      </style:paragraph-properties>
    </style:style>
    <style:style style:name="P1515" style:family="paragraph" style:parent-style-name="Body_20_text_20__28_2_29_" style:list-style-name="L141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57in"/>
        </style:tab-stops>
      </style:paragraph-properties>
    </style:style>
    <style:style style:name="P1516" style:family="paragraph" style:parent-style-name="Body_20_text_20__28_2_29_" style:list-style-name="L142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57in"/>
        </style:tab-stops>
      </style:paragraph-properties>
    </style:style>
    <style:style style:name="P1517" style:family="paragraph" style:parent-style-name="Body_20_text_20__28_2_29_" style:list-style-name="L143" style:master-page-name="">
      <style:paragraph-properties fo:margin-left="0.2638in" fo:margin-right="0in" fo:margin-top="0in" fo:margin-bottom="0in" loext:contextual-spacing="false" fo:text-align="start" style:justify-single-word="false" fo:text-indent="-0.111in" style:auto-text-indent="false" style:page-number="auto">
        <style:tab-stops>
          <style:tab-stop style:position="0.0429in"/>
        </style:tab-stops>
      </style:paragraph-properties>
    </style:style>
    <style:style style:name="P1518" style:family="paragraph" style:parent-style-name="Body_20_text_20__28_2_29_" style:list-style-name="L145" style:master-page-name="PageStyle55">
      <style:paragraph-properties fo:margin-left="0.3752in" fo:margin-right="0in" fo:margin-top="0in" fo:margin-bottom="0in" loext:contextual-spacing="false" fo:line-height="0.1228in" fo:text-indent="-0.3752in" style:auto-text-indent="false" style:page-number="688">
        <style:tab-stops>
          <style:tab-stop style:position="-0.1945in"/>
        </style:tab-stops>
      </style:paragraph-properties>
    </style:style>
    <style:style style:name="P1519" style:family="paragraph" style:parent-style-name="Body_20_text_20__28_2_29_" style:list-style-name="L145" style:master-page-name="">
      <style:paragraph-properties fo:margin-left="0.3752in" fo:margin-right="0in" fo:margin-top="0in" fo:margin-bottom="0in" loext:contextual-spacing="false" fo:line-height="0.1299in" fo:text-indent="-0.3752in" style:auto-text-indent="false" style:page-number="auto">
        <style:tab-stops>
          <style:tab-stop style:position="-0.1945in"/>
        </style:tab-stops>
      </style:paragraph-properties>
    </style:style>
    <style:style style:name="P1520" style:family="paragraph" style:parent-style-name="Body_20_text_20__28_2_29_" style:list-style-name="L146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211in"/>
        </style:tab-stops>
      </style:paragraph-properties>
    </style:style>
    <style:style style:name="P1521" style:family="paragraph" style:parent-style-name="Body_20_text_20__28_2_29_" style:list-style-name="L129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2016in"/>
        </style:tab-stops>
      </style:paragraph-properties>
    </style:style>
    <style:style style:name="P1522" style:family="paragraph" style:parent-style-name="Body_20_text_20__28_2_29_" style:list-style-name="L129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1909in"/>
        </style:tab-stops>
      </style:paragraph-properties>
    </style:style>
    <style:style style:name="P1523" style:family="paragraph" style:parent-style-name="Body_20_text_20__28_2_29_" style:list-style-name="L147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1811in"/>
        </style:tab-stops>
      </style:paragraph-properties>
    </style:style>
    <style:style style:name="P1524" style:family="paragraph" style:parent-style-name="Body_20_text_20__28_2_29_" style:list-style-name="L146" style:master-page-name="">
      <style:paragraph-properties fo:margin-left="0.3752in" fo:margin-right="0in" fo:margin-top="0in" fo:margin-bottom="0in" loext:contextual-spacing="false" fo:line-height="0.1228in" fo:text-indent="-0.3752in" style:auto-text-indent="false" style:page-number="auto">
        <style:tab-stops>
          <style:tab-stop style:position="-0.1945in"/>
        </style:tab-stops>
      </style:paragraph-properties>
    </style:style>
    <style:style style:name="P1525" style:family="paragraph" style:parent-style-name="Body_20_text_20__28_2_29_" style:list-style-name="L148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2307in"/>
        </style:tab-stops>
      </style:paragraph-properties>
    </style:style>
    <style:style style:name="P1526" style:family="paragraph" style:parent-style-name="Body_20_text_20__28_2_29_" style:list-style-name="L148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2075in"/>
        </style:tab-stops>
      </style:paragraph-properties>
    </style:style>
    <style:style style:name="P1527" style:family="paragraph" style:parent-style-name="Body_20_text_20__28_2_29_" style:list-style-name="L148" style:master-page-name="">
      <style:paragraph-properties fo:margin-left="0.3752in" fo:margin-right="0in" fo:margin-top="0in" fo:margin-bottom="0in" loext:contextual-spacing="false" fo:text-indent="-0.3752in" style:auto-text-indent="false" style:page-number="auto">
        <style:tab-stops>
          <style:tab-stop style:position="-0.2008in"/>
        </style:tab-stops>
      </style:paragraph-properties>
    </style:style>
    <style:style style:name="P1528" style:family="paragraph" style:parent-style-name="Body_20_text_20__28_2_29_" style:master-page-name="PageStyle56">
      <style:paragraph-properties fo:margin-left="0.3752in" fo:margin-right="0in" fo:margin-top="0in" fo:margin-bottom="0.0835in" loext:contextual-spacing="false" fo:text-indent="-0.3752in" style:auto-text-indent="false" style:page-number="689"/>
    </style:style>
    <style:style style:name="P1529" style:family="paragraph" style:parent-style-name="Body_20_text_20__28_2_29_" style:list-style-name="L151" style:master-page-name="">
      <style:paragraph-properties fo:margin-left="0.361in" fo:margin-right="0in" fo:margin-top="0in" fo:margin-bottom="0in" loext:contextual-spacing="false" fo:line-height="0.1228in" fo:text-align="start" style:justify-single-word="false" fo:text-indent="-0.222in" style:auto-text-indent="false" style:page-number="auto">
        <style:tab-stops>
          <style:tab-stop style:position="0.0016in"/>
        </style:tab-stops>
      </style:paragraph-properties>
    </style:style>
    <style:style style:name="P1530" style:family="paragraph" style:parent-style-name="Body_20_text_20__28_6_29_" style:list-style-name="L32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862in"/>
        </style:tab-stops>
      </style:paragraph-properties>
    </style:style>
    <style:style style:name="P1531" style:family="paragraph" style:parent-style-name="Body_20_text_20__28_8_29_" style:list-style-name="L41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0.1756in"/>
        </style:tab-stops>
      </style:paragraph-properties>
    </style:style>
    <style:style style:name="P1532" style:family="paragraph" style:parent-style-name="Body_20_text_20__28_3_29_" style:master-page-name="PageStyle11">
      <style:paragraph-properties fo:margin-left="0in" fo:margin-right="0.0417in" fo:margin-top="0in" fo:margin-bottom="0in" loext:contextual-spacing="false" fo:text-align="center" style:justify-single-word="false" fo:text-indent="0in" style:auto-text-indent="false" style:page-number="621"/>
    </style:style>
    <style:style style:name="P1533" style:family="paragraph" style:parent-style-name="Body_20_text_20__28_4_29_" style:list-style-name="L21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2457in"/>
        </style:tab-stops>
      </style:paragraph-properties>
    </style:style>
    <style:style style:name="P1534" style:family="paragraph" style:parent-style-name="Body_20_text_20__28_4_29_" style:list-style-name="L13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2457in"/>
        </style:tab-stops>
      </style:paragraph-properties>
    </style:style>
    <style:style style:name="P1535" style:family="paragraph" style:parent-style-name="Body_20_text_20__28_4_29_" style:list-style-name="L63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2457in"/>
        </style:tab-stops>
      </style:paragraph-properties>
    </style:style>
    <style:style style:name="P1536" style:family="paragraph" style:parent-style-name="Body_20_text_20__28_4_29_" style:list-style-name="L40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2425in"/>
        </style:tab-stops>
      </style:paragraph-properties>
    </style:style>
    <style:style style:name="P1537" style:family="paragraph" style:parent-style-name="Body_20_text_20__28_4_29_" style:list-style-name="L56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1201in"/>
        </style:tab-stops>
      </style:paragraph-properties>
    </style:style>
    <style:style style:name="P1538" style:family="paragraph" style:parent-style-name="Body_20_text_20__28_4_29_" style:list-style-name="L63" style:master-page-name="">
      <style:paragraph-properties fo:margin-left="0in" fo:margin-right="0in" fo:margin-top="0in" fo:margin-bottom="0in" loext:contextual-spacing="false" fo:line-height="0.1272in" fo:text-indent="0in" style:auto-text-indent="false" style:page-number="auto">
        <style:tab-stops>
          <style:tab-stop style:position="0.3618in"/>
        </style:tab-stops>
      </style:paragraph-properties>
    </style:style>
    <style:style style:name="P1539" style:family="paragraph" style:parent-style-name="Body_20_text_20__28_4_29_" style:list-style-name="L13" style:master-page-name="">
      <style:paragraph-properties fo:margin-left="0in" fo:margin-right="0in" fo:margin-top="0in" fo:margin-bottom="0in" loext:contextual-spacing="false" fo:line-height="0.1299in" fo:text-indent="0in" style:auto-text-indent="false" style:page-number="auto">
        <style:tab-stops>
          <style:tab-stop style:position="0.2457in"/>
        </style:tab-stops>
      </style:paragraph-properties>
    </style:style>
    <style:style style:name="P1540" style:family="paragraph" style:parent-style-name="Body_20_text_20__28_4_29_" style:list-style-name="L62" style:master-page-name="">
      <style:paragraph-properties fo:margin-left="0in" fo:margin-right="0in" fo:margin-top="0in" fo:margin-bottom="0in" loext:contextual-spacing="false" fo:line-height="0.1228in" fo:text-indent="0in" style:auto-text-indent="false" style:page-number="auto">
        <style:tab-stops>
          <style:tab-stop style:position="0.222in"/>
        </style:tab-stops>
      </style:paragraph-properties>
    </style:style>
    <style:style style:name="P1541" style:family="paragraph" style:parent-style-name="Body_20_text_20__28_10_29_" style:master-page-name="PageStyle29">
      <style:paragraph-properties fo:margin-left="0.25in" fo:margin-right="0in" fo:margin-top="0in" fo:margin-bottom="0in" loext:contextual-spacing="false" fo:line-height="0.1272in" fo:text-align="justify" style:justify-single-word="false" fo:text-indent="-0.111in" style:auto-text-indent="false" style:page-number="646"/>
    </style:style>
    <style:style style:name="P1542" style:family="paragraph" style:parent-style-name="Body_20_text_20__28_10_29_" style:master-page-name="PageStyle61">
      <style:paragraph-properties fo:margin-left="0.4028in" fo:margin-right="0in" fo:margin-top="0in" fo:margin-bottom="0in" loext:contextual-spacing="false" fo:line-height="0.1272in" fo:text-align="start" style:justify-single-word="false" fo:text-indent="-0.111in" style:auto-text-indent="false" style:page-number="697"/>
    </style:style>
    <style:style style:name="P1543" style:family="paragraph" style:parent-style-name="Body_20_text_20__28_11_29_" style:list-style-name="L58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508in"/>
        </style:tab-stops>
      </style:paragraph-properties>
    </style:style>
    <style:style style:name="P1544" style:family="paragraph" style:parent-style-name="Heading_20__23_3" style:master-page-name="">
      <style:paragraph-properties fo:margin-left="0in" fo:margin-right="0in" fo:margin-top="0in" fo:margin-bottom="0in" loext:contextual-spacing="false" fo:line-height="0.1319in" fo:text-align="start" style:justify-single-word="false" fo:keep-together="always" fo:text-indent="0in" style:auto-text-indent="false" style:page-number="auto" fo:keep-with-next="always"/>
    </style:style>
    <style:style style:name="P1545" style:family="paragraph" style:parent-style-name="Heading_20__23_1" style:master-page-name="PageStyle0">
      <style:paragraph-properties fo:margin-left="0in" fo:margin-right="0.0555in" fo:margin-top="0in" fo:margin-bottom="0in" loext:contextual-spacing="false" fo:line-height="0.1807in" fo:keep-together="always" fo:text-indent="0in" style:auto-text-indent="false" style:page-number="606" fo:keep-with-next="always"/>
    </style:style>
    <style:style style:name="P1546" style:family="paragraph" style:parent-style-name="Heading_20__23_2" style:master-page-name="">
      <style:paragraph-properties fo:margin-left="0.25in" fo:margin-right="0in" fo:margin-top="0in" fo:margin-bottom="0in" loext:contextual-spacing="false" fo:keep-together="always" fo:text-indent="0in" style:auto-text-indent="false" style:page-number="auto" fo:keep-with-next="always">
        <style:tab-stops>
          <style:tab-stop style:position="1.1701in"/>
        </style:tab-stops>
      </style:paragraph-properties>
    </style:style>
    <style:style style:name="T1" style:family="text">
      <style:text-properties fo:color="#000000" style:text-position="25% 58%"/>
    </style:style>
    <style:style style:name="T2" style:family="text">
      <style:text-properties fo:color="#000000" style:text-position="-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2" style:family="graphic" style:parent-style-name="Frame">
      <style:graphic-properties fo:margin-left="0.0398in" fo:margin-right="0.0398in" fo:margin-top="0.3429in" fo:margin-bottom="0.4681in" style:wrap="right" style:number-wrapped-paragraphs="no-limit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3" style:family="graphic" style:parent-style-name="Frame">
      <style:graphic-properties fo:margin-left="0.0398in" fo:margin-right="0.0398in" fo:margin-top="0in" fo:margin-bottom="0in" style:wrap="righ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true"/>
    </style:style>
    <style:style style:name="fr4" style:family="graphic" style:parent-style-name="Frame">
      <style:graphic-properties fo:margin-left="1.6571in" fo:margin-right="1.7535in" fo:margin-top="0in" fo:margin-bottom="0in" style:wrap="none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5" style:family="graphic" style:parent-style-name="Frame">
      <style:graphic-properties fo:margin-left="0.0398in" fo:margin-right="0.0398in" fo:margin-top="0in" fo:margin-bottom="0in" style:wrap="parallel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6" style:family="graphic" style:parent-style-name="Frame">
      <style:graphic-properties fo:margin-left="0.0398in" fo:margin-right="1.4236in" fo:margin-top="0in" fo:margin-bottom="0in" style:wrap="right" style:number-wrapped-paragraphs="no-limit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.6335in" fo:margin-right="0.0398in" fo:margin-top="0in" fo:margin-bottom="0in" style:wrap="left" style:number-wrapped-paragraphs="no-limit" style:wrap-contour="true" style:wrap-contour-mode="full" style:vertical-pos="from-top" style:vertical-rel="paragraph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Frame">
      <style:graphic-properties fo:margin-left="0.0398in" fo:margin-right="0.7929in" fo:margin-top="0in" fo:margin-bottom="0in" style:wrap="right" style:number-wrapped-paragraphs="no-limit" style:wrap-contour="true" style:wrap-contour-mode="full" style:vertical-pos="from-top" style:vertical-rel="page-content" style:horizontal-pos="from-left" style:horizontal-rel="page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-0.9799in" fo:margin-right="0.9492in" style:editable="false">
        <style:columns fo:column-count="1" fo:column-gap="0in"/>
      </style:section-properties>
    </style:style>
    <style:style style:name="Sect2" style:family="section">
      <style:section-properties fo:margin-left="-1.5618in" fo:margin-right="-2.9028in" style:editable="false">
        <style:columns fo:column-count="1" fo:column-gap="0in"/>
      </style:section-properties>
    </style:style>
    <style:style style:name="Sect3" style:family="section">
      <style:section-properties fo:margin-left="0in" fo:margin-right="0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4" style:family="section">
      <style:section-properties fo:margin-left="0in" fo:margin-right="0in" style:editable="false">
        <style:columns fo:column-count="1" fo:column-gap="0in"/>
      </style:section-properties>
    </style:style>
    <style:style style:name="Sect5" style:family="section">
      <style:section-properties fo:margin-left="2.1398in" fo:margin-right="2.2409in" style:editable="false">
        <style:columns fo:column-count="2" fo:column-gap="0.0791in">
          <style:column style:rel-width="32767*" fo:start-indent="0in" fo:end-indent="0.0398in"/>
          <style:column style:rel-width="32768*" fo:start-indent="0.0398in" fo:end-indent="0in"/>
        </style:columns>
      </style:section-properties>
    </style:style>
    <style:style style:name="Sect6" style:family="section">
      <style:section-properties fo:margin-left="1.2492in" fo:margin-right="3.1209in" style:editable="false">
        <style:columns fo:column-count="2" fo:column-gap="0.0835in">
          <style:column style:rel-width="32767*" fo:start-indent="0in" fo:end-indent="0.0417in"/>
          <style:column style:rel-width="32768*" fo:start-indent="0.0417in" fo:end-indent="0in"/>
        </style:columns>
      </style:section-properties>
    </style:style>
    <style:style style:name="Sect7" style:family="section">
      <style:section-properties fo:margin-left="1.4083in" fo:margin-right="2.7472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8" style:family="section">
      <style:section-properties fo:margin-left="1.9189in" fo:margin-right="2.4492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9" style:family="section">
      <style:section-properties fo:margin-left="1.8846in" fo:margin-right="2.5055in" style:editable="false">
        <style:columns fo:column-count="2" fo:column-gap="0.0957in">
          <style:column style:rel-width="32767*" fo:start-indent="0in" fo:end-indent="0.048in"/>
          <style:column style:rel-width="32768*" fo:start-indent="0.048in" fo:end-indent="0in"/>
        </style:columns>
      </style:section-properties>
    </style:style>
    <style:style style:name="Sect10" style:family="section">
      <style:section-properties fo:margin-left="2.061in" fo:margin-right="2.3091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11" style:family="section">
      <style:section-properties fo:margin-left="1.9055in" fo:margin-right="2.4638in" style:editable="false">
        <style:columns fo:column-count="2" fo:column-gap="0.0835in">
          <style:column style:rel-width="32767*" fo:start-indent="0in" fo:end-indent="0.0417in"/>
          <style:column style:rel-width="32768*" fo:start-indent="0.0417in" fo:end-indent="0in"/>
        </style:columns>
      </style:section-properties>
    </style:style>
    <style:style style:name="Sect12" style:family="section">
      <style:section-properties fo:margin-left="-2.2244in" fo:margin-right="-2.1354in" style:editable="false">
        <style:columns fo:column-count="1" fo:column-gap="0in"/>
      </style:section-properties>
    </style:style>
    <style:style style:name="Sect13" style:family="section">
      <style:section-properties fo:margin-left="2.2244in" fo:margin-right="2.1354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style:style style:name="Sect14" style:family="section">
      <style:section-properties fo:margin-left="2.1047in" fo:margin-right="2.2665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text:list-style style:name="L1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2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5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CharStyle3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CharStyle25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CharStyle2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CharStyle2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CharStyle29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CharStyle25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CharStyle25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CharStyle25" style:num-format="1" text:start-value="3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CharStyle25" style:num-format="1" text:start-value="1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CharStyle25" style:num-format="1" text:start-value="2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CharStyle29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CharStyle3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CharStyle25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CharStyle25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CharStyle25" style:num-format="1" text:start-value="2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CharStyle29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CharStyle29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CharStyle25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CharStyle29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CharStyle76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CharStyle25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CharStyle70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CharStyle37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CharStyle25" style:num-format="1" text:start-value="1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number text:level="1" text:style-name="CharStyle25" style:num-format="1" text:start-value="3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CharStyle25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CharStyle25" style:num-format="1" text:start-value="2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CharStyle25" style:num-format="1" text:start-value="4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CharStyle75" style:num-format="1" text:start-value="4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CharStyle25" style:num-format="1" text:start-value="6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CharStyle76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0">
      <text:list-level-style-number text:level="1" text:style-name="CharStyle7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CharStyle25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5">
      <text:list-level-style-number text:level="1" text:style-name="CharStyle25" style:num-format="1" text:start-value="4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CharStyle25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CharStyle25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number text:level="1" text:style-name="CharStyle25" style:num-format="1" text:start-value="1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2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4">
      <text:list-level-style-number text:level="1" text:style-name="CharStyle7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number text:level="1" text:style-name="CharStyle25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number text:level="1" text:style-name="CharStyle25" style:num-format="1" text:start-value="2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8">
      <text:list-level-style-number text:level="1" text:style-name="CharStyle2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number text:level="1" text:style-name="CharStyle25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0">
      <text:list-level-style-number text:level="1" text:style-name="CharStyle25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1">
      <text:list-level-style-number text:level="1" text:style-name="CharStyle25" style:num-format="1" text:start-value="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2">
      <text:list-level-style-number text:level="1" text:style-name="CharStyle25" style:num-format="1" text:start-value="1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3">
      <text:list-level-style-number text:level="1" text:style-name="CharStyle25" style:num-format="1" text:start-value="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4">
      <text:list-level-style-number text:level="1" text:style-name="CharStyle31" style:num-format="1" text:start-value="2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5">
      <text:list-level-style-number text:level="1" text:style-name="CharStyle25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6">
      <text:list-level-style-number text:level="1" text:style-name="CharStyle10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7">
      <text:list-level-style-number text:level="1" text:style-name="CharStyle25" style:num-format="1" text:start-value="3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8">
      <text:list-level-style-number text:level="1" text:style-name="CharStyle25" style:num-format="1" text:start-value="1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9">
      <text:list-level-style-number text:level="1" text:style-name="CharStyle25" style:num-format="1" text:start-value="1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0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1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2">
      <text:list-level-style-number text:level="1" text:style-name="CharStyle25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3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4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5">
      <text:list-level-style-number text:level="1" text:style-name="CharStyle25" style:num-format="1" text:start-value="3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6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7">
      <text:list-level-style-number text:level="1" text:style-name="CharStyle25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8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9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0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1">
      <text:list-level-style-number text:level="1" text:style-name="CharStyle25" style:num-format="1" text:start-value="1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2">
      <text:list-level-style-number text:level="1" text:style-name="CharStyle10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4">
      <text:list-level-style-number text:level="1" text:style-name="CharStyle25" style:num-format="1" text:start-value="3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5">
      <text:list-level-style-number text:level="1" text:style-name="CharStyle25" style:num-format="1" text:start-value="7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6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7">
      <text:list-level-style-number text:level="1" text:style-name="CharStyle25" style:num-format="1" text:start-value="11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8">
      <text:list-level-style-number text:level="1" text:style-name="CharStyle101" style:num-format="1" text:start-value="119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9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0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1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2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3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4">
      <text:list-level-style-number text:level="1" text:style-name="CharStyle25" style:num-format="1" text:start-value="15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5">
      <text:list-level-style-number text:level="1" text:style-name="CharStyle25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6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7">
      <text:list-level-style-number text:level="1" text:style-name="CharStyle25" style:num-format="1" text:start-value="7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8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9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0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1">
      <text:list-level-style-number text:level="1" text:style-name="CharStyle25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2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3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4">
      <text:list-level-style-number text:level="1" text:style-name="CharStyle102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5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6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7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8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9">
      <text:list-level-style-number text:level="1" text:style-name="CharStyle25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0">
      <text:list-level-style-number text:level="1" text:style-name="CharStyle25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1">
      <text:list-level-style-number text:level="1" text:style-name="CharStyle10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2">
      <text:list-level-style-number text:level="1" text:style-name="CharStyle25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3">
      <text:list-level-style-number text:level="1" text:style-name="CharStyle25" style:num-format="1" text:start-value="1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4">
      <text:list-level-style-number text:level="1" text:style-name="CharStyle25" style:num-format="1" text:start-value="8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5">
      <text:list-level-style-number text:level="1" text:style-name="CharStyle10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6">
      <text:list-level-style-number text:level="1" text:style-name="CharStyle101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7">
      <text:list-level-style-number text:level="1" text:style-name="CharStyle25" style:num-format="1" text:start-value="1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8">
      <text:list-level-style-number text:level="1" text:style-name="CharStyle10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545" text:outline-level="1"><text:bookmark-start text:name="bookmark0"/><text:span text:style-name="CharStyle20">THE PSALMS</text:span><text:bookmark-end text:name="bookmark0"/></text:h>
      </text:section>
      <text:section text:style-name="Sect2" text:name="Section1">
        <text:p text:style-name="P3"/>
        <text:p text:style-name="P1"/>
      </text:section>
      <text:section text:style-name="Sect3" text:name="Section2">
        <text:list xml:id="list4868797196107362414" text:style-name="L1">
          <text:list-item>
            <text:p text:style-name="P955"><text:span text:style-name="CharStyle25"><text:tab/>"I Happy the man who never</text:span></text:p>
          </text:list-item>
        </text:list>
        <text:p text:style-name="P600"><text:span text:style-name="CharStyle25">goes by the advice of the ungodly, who never takes the sinners’ road, nor joins the company of scoffers,</text:span></text:p>
        <text:list xml:id="list182146595816019" text:continue-numbering="true" text:style-name="L1">
          <text:list-item>
            <text:p text:style-name="P956"><text:span text:style-name="CharStyle25"><text:tab/>but finds his joy in the Eter­</text:span></text:p>
          </text:list-item>
        </text:list>
        <text:p text:style-name="P518"><text:span text:style-name="CharStyle25">nal’s law, poring over it day and night.</text:span></text:p>
        <text:list xml:id="list182147929244166" text:continue-numbering="true" text:style-name="L1">
          <text:list-item>
            <text:p text:style-name="P956"><text:span text:style-name="CharStyle25"><text:tab/>He is like a tree planted by a</text:span></text:p>
          </text:list-item>
        </text:list>
        <text:p text:style-name="P518"><text:span text:style-name="CharStyle25">stream, that bears fruit in due season, with leaves that never fade; whatever he does, he prospers.</text:span></text:p>
        <text:list xml:id="list182146956079661" text:continue-numbering="true" text:style-name="L1">
          <text:list-item>
            <text:p text:style-name="P956"><text:span text:style-name="CharStyle25"><text:tab/>Not so the ungodly! No, they</text:span></text:p>
          </text:list-item>
        </text:list>
        <text:p text:style-name="P518"><text:span text:style-name="CharStyle25">are like chaff swept away by the wind;</text:span></text:p>
        <text:list xml:id="list182147406306200" text:continue-numbering="true" text:style-name="L1">
          <text:list-item>
            <text:p text:style-name="P956"><text:span text:style-name="CharStyle25"><text:tab/>when judgments come, the un­</text:span></text:p>
          </text:list-item>
        </text:list>
        <text:p text:style-name="P518"><text:span text:style-name="CharStyle25">godly shall not stand, nor shall the sinful last in the community of the just.</text:span></text:p>
        <text:list xml:id="list182146024632635" text:continue-numbering="true" text:style-name="L1">
          <text:list-item>
            <text:p text:style-name="P956"><text:span text:style-name="CharStyle25"><text:tab/>The Eternal cares for the life of</text:span></text:p>
          </text:list-item>
        </text:list>
        <text:p text:style-name="P516"><text:span text:style-name="CharStyle25">the just, but the ungodly life shall perish.</text:span></text:p>
        <text:p text:style-name="P494"><text:span text:style-name="CharStyle25">x </text:span><text:span text:style-name="CharStyle26">ey</text:span><text:span text:style-name="CharStyle25"> Why are pagans seething, na- “ tions vainly plotting,</text:span></text:p>
        <text:list xml:id="list951577698602018515" text:style-name="L2">
          <text:list-item>
            <text:p text:style-name="P962"><text:span text:style-name="CharStyle25"><text:tab/>headed by kings of the world,</text:span></text:p>
          </text:list-item>
        </text:list>
        <text:p text:style-name="P469"><text:span text:style-name="CharStyle25">by monarchs making plans against the Eternal and his chosen one,</text:span></text:p>
        <text:list xml:id="list182146416903241" text:continue-numbering="true" text:style-name="L2">
          <text:list-item>
            <text:p text:style-name="P962"><text:span text:style-name="CharStyle25"><text:tab/>crying, “Let us snap their ties,</text:span></text:p>
          </text:list-item>
        </text:list>
        <text:p text:style-name="P787"><text:span text:style-name="CharStyle25">and fling off their control”?</text:span></text:p>
        <text:list xml:id="list182146592603292" text:continue-numbering="true" text:style-name="L2">
          <text:list-item>
            <text:p text:style-name="P962"><text:span text:style-name="CharStyle25"><text:tab/>Throned in heaven, he laughs,</text:span></text:p>
          </text:list-item>
        </text:list>
        <text:p text:style-name="P787"><text:span text:style-name="CharStyle25">the Lord mocks at them;</text:span></text:p>
        <text:list xml:id="list182146213738290" text:continue-numbering="true" text:style-name="L2">
          <text:list-item>
            <text:p text:style-name="P962"><text:span text:style-name="CharStyle25"><text:tab/>then in wrath he speaks to them,</text:span></text:p>
          </text:list-item>
        </text:list>
        <text:p text:style-name="P787"><text:span text:style-name="CharStyle25">scares them with his fury. </text:span><text:span text:style-name="CharStyle25"><text:span text:style-name="T1"><text:note text:id="ftn1" text:note-class="footnote"><text:note-citation>1</text:note-citation><text:note-body><text:p text:style-name="P111"><text:span text:style-name="CharStyle4"><text:tab/>The Eternal’s edict let me tell:</text:span></text:p><text:list xml:id="list8620017104017313108" text:style-name="L3"><text:list-item><text:p text:style-name="P952"><text:span text:style-name="CharStyle4"><text:tab/>“I, I have installed my king on Sion, on my sacred hill.”</text:span></text:p></text:list-item><text:list-item><text:p text:style-name="P953"><text:span text:style-name="CharStyle4"><text:tab/>Let me tell the Eternal’s mes­</text:span></text:p></text:list-item></text:list><text:p text:style-name="P522"><text:span text:style-name="CharStyle4">sage:</text:span></text:p><text:p text:style-name="P943"><text:span text:style-name="CharStyle4">“You are now my son, this day am I your father;</text:span></text:p></text:note-body></text:note></text:span></text:span><text:span text:style-name="CharStyle25"><text:span text:style-name="T1"> </text:span></text:span><text:span text:style-name="CharStyle25"><text:span text:style-name="T1"><text:note text:id="ftn2" text:note-class="footnote"><text:note-citation>2</text:note-citation><text:note-body><text:p text:style-name="P111"><text:span text:style-name="CharStyle4"><text:tab/>ask, and I make you master of</text:span></text:p><text:p text:style-name="P522"><text:span text:style-name="CharStyle4">pagans,</text:span></text:p><text:p text:style-name="P337"><text:span text:style-name="CharStyle4">lord over all to the ends of the earth;</text:span></text:p></text:note-body></text:note></text:span></text:span></text:p>
        <text:p text:style-name="P181"><text:span text:style-name="CharStyle25">you can maul them with an 9 iron mace,</text:span></text:p>
        <text:p text:style-name="P229"><text:span text:style-name="CharStyle25">and shatter them like potter’s ware!”</text:span></text:p>
        <text:p text:style-name="P47"><text:span text:style-name="CharStyle25">So, kings, be wise;<text:tab/>io</text:span></text:p>
        <text:p text:style-name="P478"><text:span text:style-name="CharStyle25">you rulers of the world, take</text:span></text:p>
        <text:p text:style-name="P427"><text:span text:style-name="CharStyle25">warning;</text:span></text:p>
        <text:p text:style-name="P144"><text:span text:style-name="CharStyle25">worship the Eternal reverently, n shudder and submit to him, do homage to him truly, lest 12 he be angry, and you end in ruin; for his anger quickly flames— happy are all who shelter be­side him!</text:span></text:p>
        <text:p text:style-name="P481"><text:span text:style-name="CharStyle28">A song of David, when he was flying from his son Absalom.</text:span></text:p>
        <text:p text:style-name="P169"><text:span text:style-name="CharStyle25">How many foes have I, O Q </text:span><text:span text:style-name="CharStyle25"><text:span text:style-name="T1">1 </text:span></text:span><text:span text:style-name="CharStyle25">thou Eternal!<text:tab/>O</text:span></text:p>
        <text:p text:style-name="P206"><text:span text:style-name="CharStyle25">Many rise against me,</text:span></text:p>
        <text:p text:style-name="P90"><text:span text:style-name="CharStyle25">many are saying of me,<text:tab/>2</text:span></text:p>
        <text:p text:style-name="P206"><text:span text:style-name="CharStyle25">“There is no help for him in God.”</text:span></text:p>
        <text:p text:style-name="P168"><text:span text:style-name="CharStyle25">Ah, but thou shieldest me, O 3 thou Eternal,</text:span></text:p>
        <text:p text:style-name="P206"><text:span text:style-name="CharStyle25">in triumph, thou whom I do glorify!</text:span></text:p>
        <text:p text:style-name="P152"><text:span text:style-name="CharStyle25">When I call out to the Eternal, 4 he answers me from his sa­cred hill.</text:span></text:p>
        <text:list xml:id="list5777946538676800535" text:style-name="L4">
          <text:list-item>
            <text:p text:style-name="P965"><text:span text:style-name="CharStyle25"><text:tab/>laid me down to sleep,<text:tab/>5</text:span></text:p>
          </text:list-item>
        </text:list>
        <text:p text:style-name="P209"><text:span text:style-name="CharStyle25">and this morning I waken, for the Eternal upholds me;</text:span></text:p>
        <text:list xml:id="list3486008102120005356" text:style-name="L5">
          <text:list-item>
            <text:p text:style-name="P1390"><text:span text:style-name="CharStyle25"><text:tab/>fear not thousands of the 6 foe</text:span></text:p>
          </text:list-item>
        </text:list>
        <text:p text:style-name="P217"><text:span text:style-name="CharStyle25">ranged all around me.</text:span></text:p>
        <text:p text:style-name="P176"><text:span text:style-name="CharStyle25">My enemies thou wilt all dis- </text:span><text:span text:style-name="CharStyle29">7 </text:span><text:span text:style-name="CharStyle25">able,</text:span></text:p>
        <text:p text:style-name="P478"><text:span text:style-name="CharStyle25">and the ungodly thou wilt</text:span></text:p>
        <text:p text:style-name="P428"><text:span text:style-name="CharStyle25">crush.</text:span></text:p>
        <text:p text:style-name="P43"><text:span text:style-name="CharStyle25">Up, </text:span><text:span text:style-name="CharStyle29">0</text:span><text:span text:style-name="CharStyle25"> Eternal, to the rescue! </text:span><text:span text:style-name="CharStyle29">7 </text:span><text:span text:style-name="CharStyle25">’Tis for the Eternal to bring 8 help:</text:span></text:p>
        <text:p text:style-name="P1394"><text:span text:style-name="CharStyle25">my God, thy blessing be upon thy people!</text:span></text:p>
        <text:p text:style-name="P211"><text:span text:style-name="CharStyle28">From the Choirmaster’s collec­tion. To a string accompani­ment. A song of David.</text:span></text:p>
        <text:list xml:id="list5037008928897339125" text:style-name="L6">
          <text:list-item>
            <text:p text:style-name="P996"><text:span text:style-name="CharStyle30"><text:tab/>a</text:span><text:span text:style-name="CharStyle25"> O God, my champion, answer</text:span></text:p>
          </text:list-item>
        </text:list>
        <text:p text:style-name="P669"><text:span text:style-name="CharStyle25">my appeal.</text:span></text:p>
        <text:p text:style-name="P435"><text:span text:style-name="CharStyle25">When I was hemmed in, thou hast freed me often; be gracious to me now and hear my prayer.</text:span></text:p>
        <text:list xml:id="list182147775747680" text:continue-numbering="true" text:style-name="L6">
          <text:list-item>
            <text:p text:style-name="P998"><text:span text:style-name="CharStyle25"><text:tab/>Proud men, how long will you</text:span></text:p>
          </text:list-item>
        </text:list>
        <text:p text:style-name="P714"><text:span text:style-name="CharStyle25">be so misguided, loving to deal in libels, eager on vain intrigues?</text:span></text:p>
        <text:list xml:id="list182146180097004" text:continue-numbering="true" text:style-name="L6">
          <text:list-item>
            <text:p text:style-name="P998"><text:span text:style-name="CharStyle25"><text:tab/>Look how the Eternal marks me</text:span></text:p>
          </text:list-item>
        </text:list>
        <text:p text:style-name="P715"><text:span text:style-name="CharStyle25">out for favour!</text:span></text:p>
        <text:p text:style-name="P592"><text:span text:style-name="CharStyle25">The Eternal listens when I call to him.</text:span></text:p>
        <text:list xml:id="list182147571450792" text:continue-numbering="true" text:style-name="L6">
          <text:list-item>
            <text:p text:style-name="P998"><text:span text:style-name="CharStyle25"><text:tab/>Tremble at it and give over</text:span></text:p>
          </text:list-item>
        </text:list>
        <text:p text:style-name="P715"><text:span text:style-name="CharStyle25">sinning,</text:span></text:p>
        <text:p text:style-name="P592"><text:span text:style-name="CharStyle25">bethink yourselves at night and hold your peace;</text:span></text:p>
        <text:list xml:id="list182147544446833" text:continue-numbering="true" text:style-name="L6">
          <text:list-item>
            <text:p text:style-name="P1003"><text:span text:style-name="CharStyle25"><text:tab/>offer true sacrifice and trust</text:span></text:p>
          </text:list-item>
        </text:list>
        <text:p text:style-name="P714"><text:span text:style-name="CharStyle25">the Eternal.</text:span></text:p>
        <text:list xml:id="list182146934126437" text:continue-numbering="true" text:style-name="L6">
          <text:list-item>
            <text:p text:style-name="P1004"><text:span text:style-name="CharStyle25"><text:tab/>Many long for a sight of pros­</text:span></text:p>
          </text:list-item>
        </text:list>
        <text:p text:style-name="P715"><text:span text:style-name="CharStyle25">perous days;</text:span></text:p>
        <text:p text:style-name="P592"><text:span text:style-name="CharStyle25">“Only look up and smile on us,</text:span></text:p>
        <text:list xml:id="list6059956189039168696" text:style-name="L7">
          <text:list-item>
            <text:p text:style-name="P1395"><text:span text:style-name="CharStyle25"><text:tab/>Eternal!”</text:span></text:p>
          </text:list-item>
        </text:list>
        <text:list xml:id="list182129125010559" text:style-name="L6">
          <text:list-item>
            <text:p text:style-name="P1004"><text:span text:style-name="CharStyle25"><text:tab/>My heart thou hast already</text:span></text:p>
          </text:list-item>
        </text:list>
        <text:p text:style-name="P715"><text:span text:style-name="CharStyle25">given more joy than theirs who harvest corn and store new wine.</text:span></text:p>
        <text:list xml:id="list182147669194554" text:continue-numbering="true" text:style-name="L6">
          <text:list-item>
            <text:p text:style-name="P1006"><text:span text:style-name="CharStyle25"><text:tab/>So quietly I lay me down to</text:span></text:p>
          </text:list-item>
        </text:list>
        <text:p text:style-name="P704"><text:span text:style-name="CharStyle25">sleep,</text:span></text:p>
        <text:p text:style-name="P592"><text:span text:style-name="CharStyle25">for even alone, thanks to thee,</text:span></text:p>
        <text:list xml:id="list182128398524433" text:style-name="L7">
          <text:list-item>
            <text:p text:style-name="P1396"><text:span text:style-name="CharStyle25"><text:tab/>am secure.</text:span></text:p>
          </text:list-item>
        </text:list>
        <text:p text:style-name="P212"><text:span text:style-name="CharStyle28">From the Choirmaster’s collec­tion. For flutes. A song of David.</text:span></text:p>
        <text:list xml:id="list5669415292508719363" text:style-name="L8">
          <text:list-item>
            <text:p text:style-name="P1397"><text:span text:style-name="CharStyle25"><text:tab/>O thou Eternal, listen to my </text:span><text:span text:style-name="CharStyle31">&amp;</text:span><text:span text:style-name="CharStyle25"> words,</text:span></text:p>
          </text:list-item>
        </text:list>
        <text:p text:style-name="P593"><text:span text:style-name="CharStyle25">and hear the murmur of my soul;</text:span></text:p>
        <text:list xml:id="list182146296381714" text:continue-numbering="true" text:style-name="L8">
          <text:list-item>
            <text:p text:style-name="P1008"><text:span text:style-name="CharStyle25"><text:tab/>my King and God, give ear to</text:span></text:p>
          </text:list-item>
        </text:list>
        <text:p text:style-name="P705"><text:span text:style-name="CharStyle25">my appeal,</text:span></text:p>
        <text:p text:style-name="P193"><text:span text:style-name="CharStyle25">for I am calling out to thee;</text:span></text:p>
        <text:p text:style-name="P31"><text:span text:style-name="CharStyle25">oh hear my morning prayer, 3 for in the morning I set forth my plea,</text:span></text:p>
        <text:p text:style-name="P202"><text:span text:style-name="CharStyle25">waiting thine answer.</text:span></text:p>
        <text:p text:style-name="P272"><text:span text:style-name="CharStyle25">Thou art no God to take de- 4 light in vice,</text:span></text:p>
        <text:p text:style-name="P627"><text:span text:style-name="CharStyle25">no evil man is any guest of thine,</text:span></text:p>
        <text:p text:style-name="P272"><text:span text:style-name="CharStyle25">no arrogance can look thee in 5 the face;</text:span></text:p>
        <text:p text:style-name="P272"><text:span text:style-name="CharStyle25">all wrongdoers and lying men 6 thou hatest,</text:span></text:p>
        <text:p text:style-name="P627"><text:span text:style-name="CharStyle25">craft and bloodshed thou ab- horrest;</text:span></text:p>
        <text:p text:style-name="P272"><text:span text:style-name="CharStyle25">but I have access to thy house, 7 by thy great generosity,</text:span></text:p>
        <text:list xml:id="list4640843742153479360" text:style-name="L9">
          <text:list-item>
            <text:p text:style-name="P1400"><text:span text:style-name="CharStyle25"><text:tab/>can bow reverently before thy sacred shrine.</text:span></text:p>
          </text:list-item>
        </text:list>
        <text:p text:style-name="P44"><text:span text:style-name="CharStyle25">O<text:tab/>thou Eternal, let not my 8 foes thwart me, lead thou me on, as thou art just,</text:span></text:p>
        <text:p text:style-name="P628"><text:span text:style-name="CharStyle25">make thy path smooth before me.</text:span></text:p>
        <text:p text:style-name="P282"><text:span text:style-name="CharStyle25">For in their talk there is no </text:span><text:span text:style-name="CharStyle29">9 </text:span><text:span text:style-name="CharStyle25">truth,</text:span></text:p>
        <text:p text:style-name="P195"><text:span text:style-name="CharStyle25">their<text:tab/>hearts<text:tab/>are<text:tab/>deep<text:tab/>with</text:span></text:p>
        <text:p text:style-name="P780"><text:span text:style-name="CharStyle25">mischief,</text:span></text:p>
        <text:p text:style-name="P412"><text:span text:style-name="CharStyle25">their throats are open graves— smooth-tongued deceivers!</text:span></text:p>
        <text:p text:style-name="P54"><text:span text:style-name="CharStyle25">O<text:tab/>God, condemn them;<text:tab/>io</text:span></text:p>
        <text:p text:style-name="P194"><text:span text:style-name="CharStyle25">let their own plots end them.</text:span></text:p>
        <text:p text:style-name="P50"><text:span text:style-name="CharStyle25">Down<text:tab/>with<text:tab/>them,<text:tab/>for<text:tab/>their</text:span></text:p>
        <text:p text:style-name="P769"><text:span text:style-name="CharStyle25">many crimes, rebelling against thee!</text:span></text:p>
        <text:p text:style-name="P275"><text:span text:style-name="CharStyle25">So<text:tab/>all who shelter with thee </text:span><text:span text:style-name="CharStyle32">ii </text:span><text:span text:style-name="CharStyle25">shall rejoice,</text:span></text:p>
        <text:p text:style-name="P197"><text:span text:style-name="CharStyle25">and<text:tab/>under<text:tab/>thy<text:tab/>protection</text:span></text:p>
        <text:p text:style-name="P779"><text:span text:style-name="CharStyle25">sing for joy;</text:span></text:p>
        <text:p text:style-name="P198"><text:span text:style-name="CharStyle25">lovers of<text:tab/>thy name<text:tab/>ever</text:span></text:p>
        <text:p text:style-name="P779"><text:span text:style-name="CharStyle25">exult in thee.</text:span></text:p>
        <text:p text:style-name="P31"><text:span text:style-name="CharStyle25">For thou wilt bless the just, O 12 thou Eternal, shielding them safe, crowning them with thy fa­vour.</text:span></text:p>
      </text:section>
      <text:section text:style-name="Sect4" text:name="Section3">
        <text:p text:style-name="P4"/>
        <text:p text:style-name="P1"/>
      </text:section>
      <text:section text:style-name="Sect5" text:name="Section4">
        <text:p text:style-name="P1"><draw:frame draw:style-name="fr2" draw:name="128" text:anchor-type="paragraph" svg:x="2.2047in" svg:y="5.8764in" draw:z-index="196"><draw:text-box fo:min-height="0.1252in" fo:min-width="0.0835in"><text:p text:style-name="P139"><text:span text:style-name="CharStyle34">X</text:span></text:p></draw:text-box></draw:frame></text:p>
        <text:p text:style-name="P869"><text:span text:style-name="CharStyle28">From, the </text:span><text:soft-page-break/><text:span text:style-name="CharStyle28">Choirmaster’s collec­tion. To a string accompani­ment. For bass voices. A song of David.</text:span></text:p>
        <text:p text:style-name="P31"><text:span text:style-name="CharStyle25">x /• Punish me not in anger, </text:span><text:span text:style-name="CharStyle29">0 </text:span><text:span text:style-name="CharStyle25">O Eternal, do not chastise me in hot rage;</text:span></text:p>
        <text:list xml:id="list182129779444738" text:style-name="L7">
          <text:list-item>
            <text:p text:style-name="P1058"><text:span text:style-name="CharStyle25"><text:tab/>have pity on me, Eternal, in</text:span></text:p>
          </text:list-item>
        </text:list>
        <text:p text:style-name="P387"><text:span text:style-name="CharStyle25">my weakness,</text:span></text:p>
        <text:p text:style-name="P550"><text:span text:style-name="CharStyle25">oh heal me, for my he</text:span><text:soft-page-break/><text:span text:style-name="CharStyle25">alth is broken,</text:span></text:p>
        <text:list xml:id="list182148140040314" text:continue-numbering="true" text:style-name="L7">
          <text:list-item>
            <text:p text:style-name="P1058"><text:span text:style-name="CharStyle25"><text:tab/>my soul is in an anguish of</text:span></text:p>
          </text:list-item>
        </text:list>
        <text:p text:style-name="P392"><text:span text:style-name="CharStyle25">dismay.</text:span></text:p>
        <text:p text:style-name="P551"><text:span text:style-name="CharStyle25">Ah, why art thou so long of helping?</text:span></text:p>
        <text:list xml:id="list182146543569661" text:continue-numbering="true" text:style-name="L7">
          <text:list-item>
            <text:p text:style-name="P966"><text:span text:style-name="CharStyle25"><text:tab/>O thou Eternal, save my life</text:span></text:p>
          </text:list-item>
        </text:list>
        <text:p text:style-name="P389"><text:span text:style-name="CharStyle25">once more;</text:span></text:p>
        <text:p text:style-name="P367"><text:span text:style-name="CharStyle25">for thy love’s sake, succour me;</text:span></text:p>
        <text:list xml:id="list182147050554804" text:continue-numbering="true" text:style-name="L7">
          <text:list-item>
            <text:p text:style-name="P966"><text:span text:style-name="CharStyle25"><text:tab/>for in death’s realm there is no</text:span></text:p>
          </text:list-item>
        </text:list>
        <text:p text:style-name="P393"><text:span text:style-name="CharStyle25">thought of thee, and who can praise thee in the world below?</text:span></text:p>
        <text:list xml:id="list182147894860155" text:continue-numbering="true" text:style-name="L7">
          <text:list-item>
            <text:p text:style-name="P966"><text:span text:style-name="CharStyle25"><text:tab/>I faint with moaning,</text:span></text:p>
          </text:list-item>
        </text:list>
        <text:p text:style-name="P440"><text:span text:style-name="CharStyle25">every night my bed is drenched with tears, my couch is wet with them;</text:span></text:p>
        <text:list xml:id="list182147887622261" text:continue-numbering="true" text:style-name="L7">
          <text:list-item>
            <text:p text:style-name="P966"><text:span text:style-name="CharStyle25"><text:tab/>trouble wears away my strength,</text:span></text:p>
          </text:list-item>
        </text:list>
        <text:list xml:id="list4420979507387974922" text:style-name="L10">
          <text:list-item>
            <text:p text:style-name="P1401"><text:span text:style-name="CharStyle25"><text:tab/>age under outrages from my foes.</text:span></text:p>
          </text:list-item>
        </text:list>
        <text:list xml:id="list182128758238420" text:style-name="L7">
          <text:list-item>
            <text:p text:style-name="P966"><text:span text:style-name="CharStyle25"><text:tab/>“Begone, all of you, evildoers!</text:span></text:p>
          </text:list-item>
        </text:list>
        <text:p text:style-name="P367"><text:span text:style-name="CharStyle25">The Et</text:span><text:soft-page-break/><text:span text:style-name="CharStyle25">ernal listens to my wail,</text:span></text:p>
        <text:list xml:id="list182146394411861" text:continue-numbering="true" text:style-name="L7">
          <text:list-item>
            <text:p text:style-name="P966"><text:span text:style-name="CharStyle25"><text:tab/>the Eternal will receive my</text:span></text:p>
          </text:list-item>
        </text:list>
        <text:p text:style-name="P389"><text:span text:style-name="CharStyle25">prayer.”</text:span></text:p>
        <text:p text:style-name="P768"><text:span text:style-name="CharStyle25">io<text:tab/>My foes shall all be utterly dis­mayed,</text:span></text:p>
        <text:p text:style-name="P378"><text:span text:style-name="CharStyle25">and suddenly discomfited once more.</text:span></text:p>
        <text:p text:style-name="P125"><text:span text:style-name="CharStyle28">A dithyramb of David, sung to the Eternal, aboxit the taunts of Cush the Benjamite.</text:span></text:p>
        <text:p text:style-name="Body_20_text_20__28_2_29__20__2b__20_DropCap1">7<text:span text:style-name="CharStyle29">1</text:span><text:span text:style-name="CharStyle25"> shelter with thee, Eternal One, my God;</text:span></text:p>
        <text:p text:style-name="P650"><text:span text:style-name="CharStyle25">keep me safe from my pur­suer,</text:span></text:p>
        <text:p text:style-name="P127"><text:span text:style-name="CharStyle25">lest he tear me like a lion,</text:span></text:p>
        <text:p text:style-name="P219"><text:span text:style-name="CharStyle25">devouring me, with none to rescue.</text:span></text:p>
        <text:p text:style-name="P180"><text:span text:style-name="CharStyle25">If I did it, Eternal One, my </text:span><text:span text:style-name="CharStyle29">3 </text:span><text:span text:style-name="CharStyle25">God,</text:span></text:p>
        <text:p text:style-name="P208"><text:span text:style-name="CharStyle25">if I am guilty of</text:span><text:soft-page-break/><text:span text:style-name="CharStyle25"> injustice,</text:span></text:p>
        <text:p text:style-name="P67"><text:span text:style-name="CharStyle25">if I ill-treated my friend,<text:tab/></text:span><text:span text:style-name="CharStyle29">4</text:span></text:p>
        <text:p text:style-name="P218"><text:span text:style-name="CharStyle25">if I made havoc of my foe for no cause,</text:span></text:p>
        <text:p text:style-name="P67"><text:span text:style-name="CharStyle25">then let the foe chase me,<text:tab/>5</text:span></text:p>
        <text:p text:style-name="P206"><text:span text:style-name="CharStyle25">then let the foe catch me,</text:span></text:p>
        <text:p text:style-name="P168"><text:span text:style-name="CharStyle25">let him trample my life to the ground,</text:span></text:p>
        <text:p text:style-name="P214"><text:span text:style-name="CharStyle25">let him lay me low in the d</text:span><text:soft-page-break/><text:span text:style-name="CharStyle25">ust!</text:span></text:p>
        <text:p text:style-name="P176"><text:span text:style-name="CharStyle25">[[Bestir thyself in anger, O 6 Eternal,</text:span></text:p>
        <text:p text:style-name="P209"><text:span text:style-name="CharStyle25">in outbursts of fury against our foes;</text:span></text:p>
        <text:p text:style-name="P226"><text:span text:style-name="CharStyle25">awake to aid us, to maintain the right.</text:span></text:p>
        <text:p text:style-name="P726"><text:span text:style-name="CharStyle25">Summon all nations before thee; </text:span><text:span text:style-name="CharStyle29">7<text:line-break/></text:span><text:span text:style-name="CharStyle25">be seated on thy lofty throne,</text:span></text:p>
        <text:p text:style-name="P223"><text:span text:style-name="CharStyle25">O<text:tab/>thou Eternal, tho</text:span><text:soft-page-break/><text:span text:style-name="CharStyle25">u judge of 8 the world!</text:span></text:p>
        <text:p text:style-name="P168"><text:span text:style-name="CharStyle25">Bight our cause, we are inno­cent,</text:span></text:p>
        <text:p text:style-name="P206"><text:span text:style-name="CharStyle25">do justice, thou, to our in­tegrity—</text:span></text:p>
        <text:p text:style-name="P214"><text:span text:style-name="CharStyle25">ah, end the malice of the un- 9 godly!</text:span></text:p>
        <text:p text:style-name="P176"><text:span text:style-name="CharStyle25">The God of justice reads the inmost heart;</text:span></text:p>
        <text:p text:style-name="P210"><text:span text:style-name="CharStyle25">Go</text:span><text:soft-page-break/><text:span text:style-name="CharStyle25">d shields us, he who saves io the upright heart;</text:span></text:p>
        <text:p text:style-name="P224"><text:span text:style-name="CharStyle25">God is a just God, every day u indignant.]]</text:span></text:p>
        <text:p text:style-name="P181"><text:span text:style-name="CharStyle25">There he is, whetting his sword 12 again!</text:span></text:p>
        <text:p text:style-name="P210"><text:span text:style-name="CharStyle25">His bow is st</text:span><text:soft-page-break/><text:span text:style-name="CharStyle25">rung and stretched,</text:span></text:p>
        <text:p text:style-name="P61"><text:span text:style-name="CharStyle25">his deadly darts are ready,<text:tab/>13</text:span></text:p>
        <text:p text:style-name="P230"><text:span text:style-name="CharStyle25">his arrows are fire-tipped;</text:span></text:p>
        <text:p text:style-name="P131"><text:span text:style-name="CharStyle37">the scoundrel is alive with 14</text:span></text:p>
        <text:p text:style-name="P429"><text:span text:style-name="CharStyle25">malice,</text:span></text:p>
      </text:section>
      <text:section text:style-name="Sect5" text:name="Section5">
        <text:p text:style-name="P1409"><text:span text:style-name="CharStyle25">hatching mischief and decep­tion;</text:span></text:p>
        <text:p text:style-name="P29"><text:span text:style-name="CharStyle25">*5 he digs out a deep pit—</text:span></text:p>
        <text:p text:style-name="P255"><text:span text:style-name="CharStyle25">and into his own pitfall shall he tumble!</text:span></text:p>
        <text:list xml:id="list8202199949107899262" text:style-name="L11">
          <text:list-item>
            <text:p text:style-name="P1060"><text:span text:style-name="CharStyle25"><text:tab/>His mischief shall recoil on his</text:span></text:p>
          </text:list-item>
        </text:list>
        <text:p text:style-name="P239"><text:span text:style-name="CharStyle25">own head,</text:span></text:p>
        <text:p text:style-name="P246"><text:span text:style-name="CharStyle25">Ins violence shall drop on his own crown;</text:span></text:p>
        <text:list xml:id="list182146095102126" text:continue-numbering="true" text:style-name="L11">
          <text:list-item>
            <text:p text:style-name="P1060"><text:span text:style-name="CharStyle25"><text:tab/>while I thank the Eternal for</text:span></text:p>
          </text:list-item>
        </text:list>
        <text:p text:style-name="P239"><text:span text:style-name="CharStyle25">his retribution,</text:span></text:p>
        <text:p text:style-name="P261"><text:span text:style-name="CharStyle25">and praise the Eternal, the Most High.</text:span></text:p>
        <text:p text:style-name="P916"><text:span text:style-name="CharStyle28">From the Choirmaster’s collec­tion. Set to a vintage melody. A song of David. </text:span><text:span text:style-name="CharStyle38">tpO thou Eternal One,our Lord, O what majesty is thine o’er all the world!</text:span></text:p>
        <text:list xml:id="list6675356837642579670" text:style-name="L12">
          <text:list-item>
            <text:p text:style-name="P1062"><text:span text:style-name="CharStyle25"><text:tab/>High in heaven thou hast set</text:span></text:p>
          </text:list-item>
        </text:list>
        <text:p text:style-name="P239"><text:span text:style-name="CharStyle25">thy splendour,</text:span></text:p>
        <text:list xml:id="list182147476987728" text:continue-numbering="true" text:style-name="L12">
          <text:list-item>
            <text:p text:style-name="P1062"><text:span text:style-name="CharStyle25"><text:tab/>to check thy foes, to crush</text:span></text:p>
          </text:list-item>
        </text:list>
        <text:p text:style-name="P239"><text:span text:style-name="CharStyle25">the rebels.</text:span></text:p>
        <text:p text:style-name="P742"><text:span text:style-name="CharStyle25">Let me sing of this, thy heav­enly strength,</text:span></text:p>
        <text:list xml:id="list1745253035527342667" text:style-name="L13">
          <text:list-item>
            <text:p text:style-name="P1063"><text:span text:style-name="CharStyle25"><text:tab/>like tiny children lisping out</text:span></text:p>
          </text:list-item>
        </text:list>
        <text:p text:style-name="P239"><text:span text:style-name="CharStyle25">thy praise;</text:span></text:p>
        <text:list xml:id="list182147641945810" text:continue-numbering="true" text:style-name="L13">
          <text:list-item>
            <text:p text:style-name="P1063"><text:span text:style-name="CharStyle25"><text:tab/>for, as I look up to the heavens</text:span></text:p>
          </text:list-item>
        </text:list>
        <text:p text:style-name="P239"><text:span text:style-name="CharStyle25">thy fingers made, the moon and stars that thou hast shaped,</text:span></text:p>
        <text:list xml:id="list182147746500684" text:continue-numbering="true" text:style-name="L13">
          <text:list-item>
            <text:p text:style-name="P1066"><text:span text:style-name="CharStyle25"><text:tab/>I ask, “And what is man, that</text:span></text:p>
          </text:list-item>
        </text:list>
        <text:p text:style-name="P526"><text:span text:style-name="CharStyle25">thou should’st think of him? What is a mortal man, that thou should’st heed him?”</text:span></text:p>
        <text:list xml:id="list182147725243904" text:continue-numbering="true" text:style-name="L13">
          <text:list-item>
            <text:p text:style-name="P1066"><text:span text:style-name="CharStyle25"><text:tab/>Yet thou hast made him little</text:span></text:p>
          </text:list-item>
        </text:list>
        <text:p text:style-name="P239"><text:span text:style-name="CharStyle25">less than divine, thou hast crowned him with majesty and honour,</text:span></text:p>
        <text:list xml:id="list182146898685040" text:continue-numbering="true" text:style-name="L13">
          <text:list-item>
            <text:p text:style-name="P1066"><text:span text:style-name="CharStyle25"><text:tab/>giving him sway o’er all thy</text:span></text:p>
          </text:list-item>
        </text:list>
        <text:p text:style-name="P239"><text:span text:style-name="CharStyle25">hands have made, with all things underneath his feet—</text:span></text:p>
        <text:list xml:id="list182146367690185" text:continue-numbering="true" text:style-name="L13">
          <text:list-item>
            <text:p text:style-name="P1066"><text:span text:style-name="CharStyle25"><text:tab/>sheep and oxen, all of them,</text:span></text:p>
          </text:list-item>
        </text:list>
        <text:p text:style-name="P246"><text:span text:style-name="CharStyle25">yes and the wild beasts,</text:span></text:p>
        <text:list xml:id="list182146099007735" text:continue-numbering="true" text:style-name="L13">
          <text:list-item>
            <text:p text:style-name="P1066"><text:span text:style-name="CharStyle25"><text:tab/>birds of the air and fish of the</text:span></text:p>
          </text:list-item>
        </text:list>
        <text:p text:style-name="P239"><text:span text:style-name="CharStyle25">sea—</text:span></text:p>
        <text:p text:style-name="P246"><text:span text:style-name="CharStyle25">all that swims on the wet sea paths!</text:span></text:p>
        <text:list xml:id="list4349244891211644578" text:style-name="L14">
          <text:list-item>
            <text:p text:style-name="P1416"><text:span text:style-name="CharStyle25"><text:tab/>thou Eternal One, our Lord, 9 what majesty is thine o’er all</text:span></text:p>
          </text:list-item>
        </text:list>
        <text:p text:style-name="P459"><text:span text:style-name="CharStyle25">the world!</text:span></text:p>
        <text:p text:style-name="P579"><text:span text:style-name="CharStyle28">From the Choirmaster’s collec­tion. For a soprano boys’ choir. A song of David.</text:span></text:p>
        <text:p text:style-name="P273"><text:span text:style-name="CharStyle25">With all my heart I thank </text:span><text:span text:style-name="CharStyle32">q i </text:span><text:span text:style-name="CharStyle25">thee, O Eternal,<text:tab/></text:span><text:span text:style-name="CharStyle29">-7</text:span></text:p>
        <text:list xml:id="list9124518985830301605" text:style-name="L15">
          <text:list-item>
            <text:p text:style-name="P1424"><text:span text:style-name="CharStyle25"><text:tab/>will tell over all thy deeds of wonder,</text:span></text:p>
          </text:list-item>
        </text:list>
        <text:list xml:id="list182129996536523" text:style-name="L14">
          <text:list-item>
            <text:p text:style-name="P1416"><text:span text:style-name="CharStyle25"><text:tab/>thrill and triumph in thee, 2 singing praise to thee, O thou</text:span></text:p>
          </text:list-item>
        </text:list>
        <text:p text:style-name="P451"><text:span text:style-name="CharStyle25">Most High.</text:span></text:p>
        <text:p text:style-name="P30"><text:span text:style-name="CharStyle25">For my foes are routed,<text:tab/>3</text:span></text:p>
        <text:p text:style-name="P303"><text:span text:style-name="CharStyle25">stumbling to their ruin at thy frown;</text:span></text:p>
        <text:p text:style-name="P272"><text:span text:style-name="CharStyle25">thou hast upheld my cause, my 4 rights,</text:span></text:p>
        <text:p text:style-name="P303"><text:span text:style-name="CharStyle25">passing just sentence, seated on thy throne;</text:span></text:p>
        <text:p text:style-name="P31"><text:span text:style-name="CharStyle25">thou hast curbed pagans, crush- 5 ing the ungodly, blotting their very name out for all time.</text:span></text:p>
        <text:p text:style-name="P31"><text:span text:style-name="CharStyle25">The foe is at an end, no more 6 to be remembered, the towns thou hast tom up lie in lasting ruin;</text:span></text:p>
        <text:p text:style-name="P31"><text:span text:style-name="CharStyle25">but the Eternal sits enthroned </text:span><text:span text:style-name="CharStyle39">7 </text:span><text:span text:style-name="CharStyle25">for evermore, enthroned for government,</text:span></text:p>
        <text:p text:style-name="P272"><text:span text:style-name="CharStyle25">he governs all the world with 8 justice,</text:span></text:p>
        <text:p text:style-name="P303"><text:span text:style-name="CharStyle25">ruling its folk with equity.</text:span></text:p>
        <text:p text:style-name="P71"><text:span text:style-name="CharStyle25">So<text:tab/>the downtrodden are safe </text:span><text:span text:style-name="CharStyle29">9 </text:span><text:span text:style-name="CharStyle25">with the Eternal, he is a refuge in desperate hours;</text:span></text:p>
        <text:p text:style-name="P152"><text:span text:style-name="CharStyle25">those who know what thou art 10 can trust in thee, for never wilt thou abandon those who seek thee.</text:span></text:p>
        <text:p text:style-name="P43"><text:span text:style-name="CharStyle25">Sing praise to the Eternal, 11 whose seat is in Sion, declare to the nations what he does,</text:span></text:p>
        <text:p text:style-name="P283"><text:span text:style-name="CharStyle25">how he bears you in mind, this 12 Avenger of bloodshed,</text:span></text:p>
      </text:section>
      <text:section text:style-name="Sect3" text:name="Section6">
        <text:p text:style-name="P1402"><text:span text:style-name="CharStyle25">how he never forgets the wail of the weak.</text:span></text:p>
        <text:list xml:id="list9168879203593225683" text:style-name="L16">
          <text:list-item>
            <text:p text:style-name="P1071"><text:soft-page-break/><text:span text:style-name="CharStyle25"><text:tab/>The Eternal has seen what I</text:span></text:p>
          </text:list-item>
        </text:list>
        <text:p text:style-name="P387"><text:span text:style-name="CharStyle25">suffer, and pitied me, lifting me from the very gates of death,</text:span></text:p>
        <text:list xml:id="list182147115317268" text:continue-numbering="true" text:style-name="L16">
          <text:list-item>
            <text:p text:style-name="P1073"><text:span text:style-name="CharStyle25"><text:tab/>that in the gates of Sion I may</text:span></text:p>
          </text:list-item>
        </text:list>
        <text:p text:style-name="P900"><text:span text:style-name="CharStyle25">chant his praise, exulting in his aid.</text:span></text:p>
        <text:list xml:id="list182146378516049" text:continue-numbering="true" text:style-name="L16">
          <text:list-item>
            <text:p text:style-name="P1073"><text:span text:style-name="CharStyle25"><text:tab/>The pagans have sunk in the</text:span></text:p>
          </text:list-item>
        </text:list>
        <text:p text:style-name="P387"><text:span text:style-name="CharStyle25">pit they dug;</text:span></text:p>
        <text:p text:style-name="P364"><text:span text:style-name="CharStyle25">in the net they set, their feet are snared.</text:span></text:p>
        <text:list xml:id="list182147930358855" text:continue-numbering="true" text:style-name="L16">
          <text:list-item>
            <text:p text:style-name="P1073"><text:span text:style-name="CharStyle25"><text:tab/>The Eternal has shown what</text:span></text:p>
          </text:list-item>
        </text:list>
        <text:p text:style-name="P342"><text:span text:style-name="CharStyle25">he is, by a sentence of doom,</text:span></text:p>
        <text:p text:style-name="P364"><text:span text:style-name="CharStyle25">as his hands have trapped the ungodly.</text:span></text:p>
        <text:list xml:id="list182146586693350" text:continue-numbering="true" text:style-name="L16">
          <text:list-item>
            <text:p text:style-name="P1073"><text:span text:style-name="CharStyle25"><text:tab/>The ungodly must go back to</text:span></text:p>
          </text:list-item>
        </text:list>
        <text:p text:style-name="P387"><text:span text:style-name="CharStyle25">death,</text:span></text:p>
        <text:p text:style-name="P364"><text:span text:style-name="CharStyle25">all pagans who are forgetful of God;</text:span></text:p>
        <text:list xml:id="list182147204631505" text:continue-numbering="true" text:style-name="L16">
          <text:list-item>
            <text:p text:style-name="P1073"><text:span text:style-name="CharStyle25"><text:tab/>for one day the needy will be</text:span></text:p>
          </text:list-item>
        </text:list>
        <text:p text:style-name="P387"><text:span text:style-name="CharStyle25">remembered,</text:span></text:p>
        <text:p text:style-name="P376"><text:span text:style-name="CharStyle25">the hopes of the downtrodden will not always be disap­pointed.</text:span></text:p>
        <text:list xml:id="list182148033723348" text:continue-numbering="true" text:style-name="L16">
          <text:list-item>
            <text:p text:style-name="P1073"><text:span text:style-name="CharStyle25"><text:tab/>Take action, O Eternal, let not</text:span></text:p>
          </text:list-item>
        </text:list>
        <text:p text:style-name="P387"><text:span text:style-name="CharStyle25">man have the upper hand; let pagans get their doom from thee!</text:span></text:p>
        <text:list xml:id="list182147629259421" text:continue-numbering="true" text:style-name="L16">
          <text:list-item>
            <text:p text:style-name="P1075"><text:span text:style-name="CharStyle25"><text:tab/>Strike them with terror, O</text:span></text:p>
          </text:list-item>
        </text:list>
        <text:p text:style-name="P387"><text:span text:style-name="CharStyle25">Eternal,</text:span></text:p>
        <text:p text:style-name="P364"><text:span text:style-name="CharStyle25">let pagans know that they are only men!</text:span></text:p>
        <text:list xml:id="list5192759239601021296" text:style-name="L17">
          <text:list-item>
            <text:p text:style-name="P1079"><text:span text:style-name="CharStyle25"><text:tab/>I A Why art thou standing so</text:span></text:p>
          </text:list-item>
        </text:list>
        <text:p text:style-name="P398"><text:span text:style-name="CharStyle25">far off, O Eternal, hiding thyself in desperate hours?</text:span></text:p>
        <text:list xml:id="list182147889828665" text:continue-numbering="true" text:style-name="L17">
          <text:list-item>
            <text:p text:style-name="P1081"><text:span text:style-name="CharStyle25"><text:tab/>The ungodly are haughty and</text:span></text:p>
          </text:list-item>
        </text:list>
        <text:p text:style-name="P387"><text:span text:style-name="CharStyle25">harry the downtrodden— may they be snared in their own schemes!</text:span></text:p>
        <text:list xml:id="list182147031129181" text:continue-numbering="true" text:style-name="L17">
          <text:list-item>
            <text:p text:style-name="P1081"><text:span text:style-name="CharStyle25"><text:tab/>The ungodly boasts of his ra­</text:span></text:p>
          </text:list-item>
        </text:list>
        <text:p text:style-name="P387"><text:span text:style-name="CharStyle25">pacity;</text:span></text:p>
        <text:p text:style-name="P364"><text:span text:style-name="CharStyle25">the plunderer disowns, de­spises the Eternal;</text:span></text:p>
        <text:list xml:id="list182146113686890" text:continue-numbering="true" text:style-name="L17">
          <text:list-item>
            <text:p text:style-name="P1081"><text:span text:style-name="CharStyle25"><text:tab/>he thinks, in his insolence, “God</text:span></text:p>
          </text:list-item>
        </text:list>
        <text:p text:style-name="P387"><text:soft-page-break/><text:span text:style-name="CharStyle25">never punishes”;</text:span></text:p>
        <text:p text:style-name="P196"><text:span text:style-name="CharStyle25">his thoughts amount to this, “There is no God at all”; the dealings of thy justice 5 high are far beyond his sight.</text:span></text:p>
        <text:p text:style-name="P31"><text:span text:style-name="CharStyle25">Life for him is always stable; he laughs at any who oppose him,</text:span></text:p>
        <text:p text:style-name="P56"><text:span text:style-name="CharStyle25">thinking he can never fail,<text:tab/>6</text:span></text:p>
        <text:p text:style-name="P206"><text:span text:style-name="CharStyle25">never come to grief.</text:span></text:p>
        <text:p text:style-name="P168"><text:span text:style-name="CharStyle25">His talk is all of perjury and 7 craft,</text:span></text:p>
        <text:p text:style-name="P206"><text:span text:style-name="CharStyle25">mischief and injury slip from his tongue.</text:span></text:p>
        <text:p text:style-name="P56"><text:span text:style-name="CharStyle25">He lurks round hamlets,<text:tab/>8</text:span></text:p>
        <text:p text:style-name="P206"><text:span text:style-name="CharStyle25">and murders innocent folk in secret,</text:span></text:p>
        <text:p text:style-name="P206"><text:span text:style-name="CharStyle25">ever on the outlook for the hapless;</text:span></text:p>
        <text:p text:style-name="P168"><text:span text:style-name="CharStyle25">he lies in ambush, like a lion in 9 his lair,</text:span></text:p>
        <text:p text:style-name="P196"><text:span text:style-name="CharStyle25">hiding to catch the weak, to catch the weak and drag them off.</text:span></text:p>
        <text:p text:style-name="P168"><text:span text:style-name="CharStyle25">He hunts the helpless till they 10 drop,</text:span></text:p>
        <text:p text:style-name="P206"><text:span text:style-name="CharStyle25">unlucky victims, in his clutches.</text:span></text:p>
        <text:p text:style-name="P168"><text:span text:style-name="CharStyle25">And he thinks, “God has for- n gotten,”</text:span></text:p>
        <text:p text:style-name="P206"><text:span text:style-name="CharStyle25">“He hides his face,” “He never sees.”</text:span></text:p>
        <text:p text:style-name="P168"><text:span text:style-name="CharStyle25">But thou hast seen this misery 14 and mischief;</text:span></text:p>
        <text:p text:style-name="P206"><text:span text:style-name="CharStyle25">thou markest it, to punish it thyself!</text:span></text:p>
        <text:p text:style-name="P155"><text:span text:style-name="CharStyle25">The hapless can leave their plight to thee, thou Helper of the forlorn.</text:span></text:p>
        <text:p text:style-name="P173"><text:span text:style-name="CharStyle25">Take action, O Eternal, lift thy 12 hand;</text:span></text:p>
        <text:p text:style-name="P210"><text:span text:style-name="CharStyle29">0</text:span><text:span text:style-name="CharStyle25"> God, forget not the af­flicted.</text:span></text:p>
        <text:p text:style-name="P173"><text:span text:style-name="CharStyle25">How dare ungodly men scorn 13 God,</text:span></text:p>
        <text:p text:style-name="P210"><text:span text:style-name="CharStyle25">thinking that thou wilt never punish?</text:span></text:p>
        <text:p text:style-name="P58"><text:span text:style-name="CharStyle25">Shatter the ungodly’s power, 15 punish his evil till there is no more.</text:span></text:p>
        <text:list xml:id="list3672711814992104986" text:style-name="L18">
          <text:list-item>
            <text:p text:style-name="P1061"><text:span text:style-name="CharStyle25"><text:tab/>The Eternal reigns as king for</text:span></text:p>
          </text:list-item>
        </text:list>
        <text:p text:style-name="P387"><text:span text:style-name="CharStyle25">evermore;</text:span></text:p>
        <text:p text:style-name="P365"><text:span text:style-name="CharStyle25">the pagans are gone from his land!</text:span></text:p>
        <text:list xml:id="list182147364713771" text:continue-numbering="true" text:style-name="L18">
          <text:list-item>
            <text:p text:style-name="P1061"><text:span text:style-name="CharStyle25"><text:tab/>Thou hearest the desire of the</text:span></text:p>
          </text:list-item>
        </text:list>
        <text:p text:style-name="P387"><text:span text:style-name="CharStyle25">afflicted,</text:span></text:p>
        <text:p text:style-name="P365"><text:span text:style-name="CharStyle25">thou heedest them, thou lis- tenest to them,</text:span></text:p>
        <text:list xml:id="list182147273632854" text:continue-numbering="true" text:style-name="L18">
          <text:list-item>
            <text:p text:style-name="P1061"><text:soft-page-break/><text:span text:style-name="CharStyle25"><text:tab/>that the forlorn and the down­</text:span></text:p>
          </text:list-item>
        </text:list>
        <text:p text:style-name="P393"><text:span text:style-name="CharStyle25">trodden may have justice, and mortal man no more may be a terror.</text:span></text:p>
        <text:p text:style-name="P871"><text:span text:style-name="CharStyle28">From the Choirmaster’s collec­tion. A song of David.</text:span></text:p>
        <text:list xml:id="list1717877219592627890" text:style-name="L19">
          <text:list-item>
            <text:p text:style-name="P1429"><text:span text:style-name="CharStyle25"><text:tab/>-I "I With the Eternal I take J- -*• shelter;</text:span></text:p>
          </text:list-item>
        </text:list>
        <text:p text:style-name="P442"><text:span text:style-name="CharStyle25">how dare you tell me, then, “Be off, like a bird, to the hills!</text:span></text:p>
        <text:list xml:id="list182146827360544" text:continue-numbering="true" text:style-name="L19">
          <text:list-item>
            <text:p text:style-name="P1064"><text:span text:style-name="CharStyle25"><text:tab/>Look, impious men bend their</text:span></text:p>
          </text:list-item>
        </text:list>
        <text:p text:style-name="P387"><text:span text:style-name="CharStyle25">bow,</text:span></text:p>
        <text:p text:style-name="P439"><text:span text:style-name="CharStyle25">their arrow is on the string, to shoot in the dark at the upright!</text:span></text:p>
        <text:list xml:id="list182147989761019" text:continue-numbering="true" text:style-name="L19">
          <text:list-item>
            <text:p text:style-name="P1064"><text:span text:style-name="CharStyle25"><text:tab/>The pillars of the State are fall­</text:span></text:p>
          </text:list-item>
        </text:list>
        <text:p text:style-name="P387"><text:span text:style-name="CharStyle25">ing:</text:span></text:p>
        <text:p text:style-name="P377"><text:span text:style-name="CharStyle25">what good can a just man do?”</text:span></text:p>
        <text:list xml:id="list182147849726960" text:continue-numbering="true" text:style-name="L19">
          <text:list-item>
            <text:p text:style-name="P1067"><text:span text:style-name="CharStyle25"><text:tab/>Ah, but the Eternal is within</text:span></text:p>
          </text:list-item>
        </text:list>
        <text:p text:style-name="P387"><text:span text:style-name="CharStyle25">his sacred palace, the Eternal is enthroned in heaven,</text:span></text:p>
        <text:p text:style-name="P365"><text:span text:style-name="CharStyle25">his searching glance is upon mortal men.</text:span></text:p>
        <text:list xml:id="list182146400393292" text:continue-numbering="true" text:style-name="L19">
          <text:list-item>
            <text:p text:style-name="P1067"><text:span text:style-name="CharStyle25"><text:tab/>On good men the Eternal sets</text:span></text:p>
          </text:list-item>
        </text:list>
        <text:p text:style-name="P387"><text:span text:style-name="CharStyle25">his stamp,</text:span></text:p>
        <text:p text:style-name="P365"><text:span text:style-name="CharStyle25">the impious who love violence he loathes;</text:span></text:p>
        <text:list xml:id="list182147681807157" text:continue-numbering="true" text:style-name="L19">
          <text:list-item>
            <text:p text:style-name="P1067"><text:span text:style-name="CharStyle25"><text:tab/>on impious men he showers</text:span></text:p>
          </text:list-item>
        </text:list>
        <text:p text:style-name="P387"><text:span text:style-name="CharStyle25">down coals of fire, brimstone and scorching blasts fall to their lot.</text:span></text:p>
        <text:list xml:id="list182147081360661" text:continue-numbering="true" text:style-name="L19">
          <text:list-item>
            <text:p text:style-name="P997"><text:span text:style-name="CharStyle25"><text:tab/>For just is the Eternal, he loves</text:span></text:p>
          </text:list-item>
        </text:list>
        <text:p text:style-name="P387"><text:span text:style-name="CharStyle25">justice;</text:span></text:p>
        <text:p text:style-name="P380"><text:span text:style-name="CharStyle25">so the upright alone enjoy his favour.</text:span></text:p>
        <text:p text:style-name="P871"><text:span text:style-name="CharStyle28">From the Choirmaster’s collec­tion. For bass voices. A song of David.</text:span></text:p>
        <text:p text:style-name="P274"><text:span text:style-name="CharStyle25">Help, O Eternal, goodness in 1 is no more,<text:tab/>-</text:span><text:span text:style-name="CharStyle29">1</text:span><text:span text:style-name="CharStyle25">“</text:span></text:p>
        <text:p text:style-name="P303"><text:span text:style-name="CharStyle25">fidelity has vanished from mankind!</text:span></text:p>
        <text:p text:style-name="P272"><text:span text:style-name="CharStyle25">Empty and false are man’s 2 words to his fellow;</text:span></text:p>
        <text:p text:style-name="P303"><text:span text:style-name="CharStyle25">they talk with flattering lips and double minds.</text:span></text:p>
        <text:p text:style-name="P272"><text:span text:style-name="CharStyle25">The Eternal cut off every flat- </text:span><text:span text:style-name="CharStyle29">3 </text:span><text:span text:style-name="CharStyle25">tering lip,</text:span></text:p>
        <text:p text:style-name="P303"><text:span text:style-name="CharStyle25">and tongues that talk so loftily—</text:span></text:p>
        <text:p text:style-name="P272"><text:span text:style-name="CharStyle25">men who declare, “We give rein 4 to our tongues;</text:span></text:p>
        <text:p text:style-name="P323"><text:soft-page-break/><text:span text:style-name="CharStyle25">our lips are our own: who calls us to account?”</text:span></text:p>
        <text:p text:style-name="P282"><text:span text:style-name="CharStyle25">“The weak are being crushed, </text:span><text:span text:style-name="CharStyle29">5 </text:span><text:span text:style-name="CharStyle25">the needy sigh;</text:span></text:p>
        <text:p text:style-name="P282"><text:span text:style-name="CharStyle25">So I take action,” says the Eternal One,</text:span></text:p>
        <text:p text:style-name="P307"><text:span text:style-name="CharStyle25">“and set them safe where they long to be.”</text:span></text:p>
        <text:p text:style-name="P282"><text:span text:style-name="CharStyle25">And what the Eternal promises </text:span><text:span text:style-name="CharStyle29">6 </text:span><text:span text:style-name="CharStyle25">is true,</text:span></text:p>
        <text:p text:style-name="P307"><text:span text:style-name="CharStyle25">sterling as silver seven times purified.</text:span></text:p>
        <text:p text:style-name="P282"><text:span text:style-name="CharStyle25">So are we kept by thee, O thou </text:span><text:span text:style-name="CharStyle29">7 </text:span><text:span text:style-name="CharStyle25">Eternal,</text:span></text:p>
        <text:p text:style-name="P307"><text:span text:style-name="CharStyle25">safe ever from this world of men,</text:span></text:p>
        <text:p text:style-name="P282"><text:span text:style-name="CharStyle25">where all around us the un- </text:span><text:span text:style-name="CharStyle29">8 </text:span><text:span text:style-name="CharStyle25">godly strut,</text:span></text:p>
        <text:p text:style-name="P320"><text:span text:style-name="CharStyle25">and where base creatures rise to power.</text:span></text:p>
        <text:p text:style-name="P499"><text:span text:style-name="CharStyle28">From the Choirmaster’s collec­tion. A song of David.</text:span></text:p>
        <text:p text:style-name="P274"><text:span text:style-name="CharStyle25">Eternal One, how long wilt TO 1 thou forget me?<text:tab/>J-O</text:span></text:p>
        <text:p text:style-name="P272"><text:span text:style-name="CharStyle25">How long wilt thou withhold thy favour from me?</text:span></text:p>
        <text:p text:style-name="P272"><text:span text:style-name="CharStyle25">How long must I cherish a 2 daily grief?</text:span></text:p>
        <text:p text:style-name="P272"><text:span text:style-name="CharStyle25">How long is my foe to triumph over me?</text:span></text:p>
        <text:p text:style-name="P272"><text:span text:style-name="CharStyle25">Look to me, </text:span><text:span text:style-name="CharStyle29">0</text:span><text:span text:style-name="CharStyle25"> Eternal One, my </text:span><text:span text:style-name="CharStyle29">3 </text:span><text:span text:style-name="CharStyle25">God, and answer me;</text:span></text:p>
        <text:p text:style-name="P272"><text:span text:style-name="CharStyle25">revive me, lest I sleep the sleep of death,</text:span></text:p>
      </text:section>
      <text:section text:style-name="Sect3" text:name="Section7">
        <text:list xml:id="list182129799762832" text:style-name="L12">
          <text:list-item>
            <text:p text:style-name="P1358"><text:span text:style-name="CharStyle25"><text:tab/>lest my foe claim, “I have mas­</text:span></text:p>
          </text:list-item>
        </text:list>
        <text:p text:style-name="P422"><text:span text:style-name="CharStyle25">tered him,”</text:span></text:p>
        <text:p text:style-name="P723"><text:span text:style-name="CharStyle25">lest my enemies exult over my downfall.</text:span></text:p>
        <text:list xml:id="list182146547567677" text:continue-numbering="true" text:style-name="L12">
          <text:list-item>
            <text:p text:style-name="P1083"><text:span text:style-name="CharStyle25"><text:tab/>But on thy kindness I indeed</text:span></text:p>
          </text:list-item>
        </text:list>
        <text:p text:style-name="P422"><text:span text:style-name="CharStyle25">rely;</text:span></text:p>
        <text:p text:style-name="P729"><text:span text:style-name="CharStyle25">let me exult over thy saving aid,</text:span></text:p>
        <text:list xml:id="list182146307016194" text:continue-numbering="true" text:style-name="L12">
          <text:list-item>
            <text:p text:style-name="P1417"><text:span text:style-name="CharStyle25"><text:tab/>let me be singing to the Eternal for having dealt with me so</text:span></text:p>
          </text:list-item>
        </text:list>
        <text:p text:style-name="P425"><text:span text:style-name="CharStyle25">lovingly.</text:span></text:p>
        <text:p text:style-name="P637"><text:span text:style-name="CharStyle28">From the Choirmaster’s collec­tion. A song of David. </text:span><text:span text:style-name="CharStyle44">if/*</text:span><text:span text:style-name="CharStyle38"> Profane men think,</text:span></text:p>
        <text:p text:style-name="P590"><text:span text:style-name="CharStyle25">“There is no God!” Depraved their lives are and detestable,</text:span></text:p>
        <text:p text:style-name="P333"><text:span text:style-name="CharStyle25">not one of them does right.</text:span></text:p>
        <text:list xml:id="list182128731737533" text:style-name="L14">
          <text:list-item>
            <text:p text:style-name="P1384"><text:span text:style-name="CharStyle31"><text:tab/></text:span><text:span text:style-name="CharStyle25">The Eternal looks from heaven upon mankind, to see if any have the sense to care for God.</text:span></text:p>
          </text:list-item>
          <text:list-item>
            <text:p text:style-name="P967"><text:span text:style-name="CharStyle25"><text:tab/>But all are faithless,</text:span></text:p>
          </text:list-item>
        </text:list>
        <text:p text:style-name="P570"><text:span text:style-name="CharStyle25">one and all are tainted; not one does right, no, not a single one.</text:span></text:p>
        <text:list xml:id="list182147582932691" text:continue-numbering="true" text:style-name="L14">
          <text:list-item>
            <text:p text:style-name="P968"><text:span text:style-name="CharStyle25"><text:tab/>Shall they not rue it, all these</text:span></text:p>
          </text:list-item>
        </text:list>
        <text:p text:style-name="P421"><text:span text:style-name="CharStyle25">rascals,</text:span></text:p>
        <text:p text:style-name="P333"><text:span text:style-name="CharStyle25">devouring my people with their extortion?</text:span></text:p>
        <text:list xml:id="list182147816987360" text:continue-numbering="true" text:style-name="L14">
          <text:list-item>
            <text:p text:style-name="P968"><text:span text:style-name="CharStyle25"><text:tab/>Ha! there they are in a panic,</text:span></text:p>
          </text:list-item>
        </text:list>
        <text:p text:style-name="P333"><text:span text:style-name="CharStyle25">for God is indeed with the godly!</text:span></text:p>
        <text:list xml:id="list182146810080746" text:continue-numbering="true" text:style-name="L14">
          <text:list-item>
            <text:p text:style-name="P968"><text:span text:style-name="CharStyle25"><text:tab/>You would baffle these weak</text:span></text:p>
          </text:list-item>
        </text:list>
        <text:p text:style-name="P421"><text:span text:style-name="CharStyle25">folk?</text:span></text:p>
        <text:p text:style-name="P338"><text:span text:style-name="CharStyle25">But the Eternal is their re­source.</text:span></text:p>
        <text:list xml:id="list182147893854242" text:continue-numbering="true" text:style-name="L14">
          <text:list-item>
            <text:p text:style-name="P968"><text:span text:style-name="CharStyle25"><text:tab/>Oh that Israel’s deliverance</text:span></text:p>
          </text:list-item>
        </text:list>
        <text:p text:style-name="P424"><text:span text:style-name="CharStyle25">would come from Sion! When the Eternal restores the fortunes of his people, how Jacob will exult, how glad will Israel be!</text:span></text:p>
        <text:p text:style-name="P591"><text:span text:style-name="CharStyle28">A song of David.</text:span></text:p>
        <text:p text:style-name="P728"><text:span text:style-name="CharStyle25">1 J? In thy pavilion, O Eternal, who may be a guest,</text:span></text:p>
        <text:p text:style-name="P303"><text:span text:style-name="CharStyle25">who may dwell on thy sacred hill?</text:span></text:p>
        <text:p text:style-name="P272"><text:span text:style-name="CharStyle25">He whose life is blameless, who 2 does right,</text:span></text:p>
        <text:p text:style-name="P303"><text:span text:style-name="CharStyle25">he whose words are from the heart—</text:span></text:p>
        <text:p text:style-name="P31"><text:span text:style-name="CharStyle25">no scandal on his tongue, to </text:span><text:span text:style-name="CharStyle29">3 </text:span><text:span text:style-name="CharStyle25">hurt his fellow, no insult heaped upon his neighbour;</text:span></text:p>
        <text:p text:style-name="P31"><text:soft-page-break/><text:span text:style-name="CharStyle25">he has contempt for rogues, 4 and honours those who rever­ence the Eternal;</text:span></text:p>
        <text:p text:style-name="P272"><text:span text:style-name="CharStyle25">he keeps to his oath, though he may lose by it,</text:span></text:p>
        <text:p text:style-name="P303"><text:span text:style-name="CharStyle25">he takes no interest on a loan; 5</text:span></text:p>
        <text:p text:style-name="P272"><text:span text:style-name="CharStyle25">he is not to be bribed against the innocent—</text:span></text:p>
        <text:p text:style-name="P321"><text:span text:style-name="CharStyle25">he, living so, shall never be rejected.</text:span></text:p>
        <text:p text:style-name="P613"><text:span text:style-name="CharStyle28">A golden ode of David.</text:span></text:p>
        <text:p text:style-name="P272"><text:span text:style-name="CharStyle25">Keep me safe, O God, for "i zr with thee I take shelter. -*-U i</text:span></text:p>
        <text:p text:style-name="P272"><text:span text:style-name="CharStyle25">“Thou art my Lord,” I say to 2 the Eternal,</text:span></text:p>
        <text:p text:style-name="P303"><text:span text:style-name="CharStyle25">“my welfare rests on thee alone;</text:span></text:p>
        <text:p text:style-name="P31"><text:span text:style-name="CharStyle25">in the saints of the land, thy 3 noble followers, is all my delight.”</text:span></text:p>
        <text:p text:style-name="P31"><text:span text:style-name="CharStyle25">Sorrow on sorrow is theirs, who 4 choose some other god; their bloody libations I will never pour,</text:span></text:p>
        <text:p text:style-name="P303"><text:span text:style-name="CharStyle25">their names I will never men­tion.</text:span></text:p>
        <text:p text:style-name="P31"><text:span text:style-name="CharStyle25">Thou art what I obtain from life, 5 O thou Eternal, thou thyself art my share;</text:span></text:p>
        <text:p text:style-name="P506"><text:span text:style-name="CharStyle25">fair prospects are allotted me, 6 a blissful heritage is mine.</text:span></text:p>
        <text:p text:style-name="P284"><text:span text:style-name="CharStyle25">I bless the Eternal for his coun- 7 sel,</text:span></text:p>
        <text:p text:style-name="P304"><text:span text:style-name="CharStyle25">for teaching me during the very night:</text:span></text:p>
        <text:p text:style-name="P284"><text:span text:style-name="CharStyle25">I keep the Eternal at all times 8 before me;</text:span></text:p>
        <text:p text:style-name="P304"><text:span text:style-name="CharStyle25">with him so close, I cannot fail.</text:span></text:p>
        <text:list xml:id="list182129363506659" text:style-name="L13">
          <text:list-item>
            <text:p text:style-name="P1443"><text:span text:style-name="CharStyle25"><text:tab/>And so my heart and soul re­joice,</text:span></text:p>
          </text:list-item>
        </text:list>
        <text:p text:style-name="P774"><text:span text:style-name="CharStyle25">my body rests secure;</text:span></text:p>
        <text:list xml:id="list182147994697160" text:continue-numbering="true" text:style-name="L13">
          <text:list-item>
            <text:p text:style-name="P1085"><text:span text:style-name="CharStyle25"><text:tab/>for never wilt thou let me sink</text:span></text:p>
          </text:list-item>
        </text:list>
        <text:p text:style-name="P661"><text:span text:style-name="CharStyle25">to death,</text:span></text:p>
        <text:p text:style-name="P774"><text:span text:style-name="CharStyle25">nor leave thy loyal one to the grave;</text:span></text:p>
        <text:list xml:id="list182146249474198" text:continue-numbering="true" text:style-name="L13">
          <text:list-item>
            <text:p text:style-name="P1085"><text:span text:style-name="CharStyle25"><text:tab/>thou wilt reveal the path to</text:span></text:p>
          </text:list-item>
        </text:list>
        <text:p text:style-name="P661"><text:span text:style-name="CharStyle25">life,</text:span></text:p>
        <text:p text:style-name="P444"><text:span text:style-name="CharStyle25">to the full joy of thy presence, to the bliss of being close to thee for ever.</text:span></text:p>
        <text:p text:style-name="P797"><text:span text:style-name="CharStyle28">A prayer of David.</text:span></text:p>
        <text:list xml:id="list5257551982855161405" text:style-name="L20">
          <text:list-item>
            <text:p text:style-name="P1084"><text:span text:style-name="CharStyle25"><text:tab/>"I </text:span><text:span text:style-name="CharStyle31">n</text:span><text:span text:style-name="CharStyle25"> Listen to the innocent,</text:span></text:p>
          </text:list-item>
        </text:list>
        <text:p text:style-name="P400"><text:span text:style-name="CharStyle25">* Eternal One, and heed our wail,</text:span></text:p>
        <text:p text:style-name="P774"><text:span text:style-name="CharStyle25">hear prayers we pour from honest lips;</text:span></text:p>
        <text:list xml:id="list182147510710252" text:continue-numbering="true" text:style-name="L20">
          <text:list-item>
            <text:p text:style-name="P1088"><text:span text:style-name="CharStyle25"><text:tab/>speed thy sentence in our fa­</text:span></text:p>
          </text:list-item>
        </text:list>
        <text:p text:style-name="P661"><text:span text:style-name="CharStyle25">vour,</text:span></text:p>
        <text:p text:style-name="P774"><text:span text:style-name="CharStyle25">that our eyes may see it.</text:span></text:p>
        <text:list xml:id="list182147173498140" text:continue-numbering="true" text:style-name="L20">
          <text:list-item>
            <text:p text:style-name="P1088"><text:span text:style-name="CharStyle25"><text:tab/>For in thine equity thou hast</text:span></text:p>
          </text:list-item>
        </text:list>
        <text:p text:style-name="P661"><text:span text:style-name="CharStyle25">tried our heart, searching us out by night; thou hast tested us and hast found nothing wrong, no evil thought, no sin of speech;</text:span></text:p>
        <text:list xml:id="list182146497818329" text:continue-numbering="true" text:style-name="L20">
          <text:list-item>
            <text:p text:style-name="P1088"><text:span text:style-name="CharStyle25"><text:tab/>under thy dealings we are silent,</text:span></text:p>
          </text:list-item>
        </text:list>
        <text:p text:style-name="P774"><text:span text:style-name="CharStyle25">heeding what thou sayest;</text:span></text:p>
        <text:list xml:id="list182147529314720" text:continue-numbering="true" text:style-name="L20">
          <text:list-item>
            <text:p text:style-name="P1088"><text:span text:style-name="CharStyle25"><text:tab/>we have kept close to thy track,</text:span></text:p>
          </text:list-item>
        </text:list>
        <text:p text:style-name="P774"><text:span text:style-name="CharStyle25">our feet have never faltered;</text:span></text:p>
        <text:list xml:id="list182147630469107" text:continue-numbering="true" text:style-name="L20">
          <text:list-item>
            <text:p text:style-name="P1088"><text:span text:style-name="CharStyle25"><text:tab/>and so we call on thee, </text:span><text:span text:style-name="CharStyle29">0</text:span><text:span text:style-name="CharStyle25"> God,</text:span></text:p>
          </text:list-item>
        </text:list>
        <text:p text:style-name="P661"><text:span text:style-name="CharStyle25">to answer us;</text:span></text:p>
        <text:p text:style-name="P774"><text:span text:style-name="CharStyle25">bend thine ear, listen to our plea. </text:span><text:span text:style-name="CharStyle25"><text:span text:style-name="T1"><text:note text:id="ftn3" text:note-class="footnote"><text:note-citation>0</text:note-citation><text:note-body><text:p text:style-name="P100"><text:span text:style-name="CharStyle4"><text:tab/>Strong saviour, in thy kindness</text:span></text:p><text:p text:style-name="P406"><text:span text:style-name="CharStyle4">interpose,</text:span></text:p><text:p text:style-name="P250"><text:span text:style-name="CharStyle4">for those who shelter with thee from their foes;</text:span></text:p></text:note-body></text:note></text:span></text:span><text:span text:style-name="CharStyle25"><text:span text:style-name="T1"> </text:span></text:span><text:span text:style-name="CharStyle25"><text:span text:style-name="T1"><text:note text:id="ftn4" text:note-class="footnote"><text:note-citation>0</text:note-citation><text:note-body><text:p text:style-name="P101"><text:span text:style-name="CharStyle4"><text:tab/>guard us as thine own eye,</text:span></text:p><text:p text:style-name="P583"><text:span text:style-name="CharStyle4">hide us under the shadow of thy wings,</text:span></text:p></text:note-body></text:note></text:span></text:span><text:span text:style-name="CharStyle25"><text:span text:style-name="T1"> </text:span></text:span><text:span text:style-name="CharStyle25"><text:span text:style-name="T1"><text:note text:id="ftn5" text:note-class="footnote"><text:note-citation>0</text:note-citation><text:note-body><text:p text:style-name="P100"><text:span text:style-name="CharStyle4"><text:tab/>from the ungodly who would</text:span></text:p><text:p text:style-name="P406"><text:span text:style-name="CharStyle4">harry us,</text:span></text:p><text:p text:style-name="P250"><text:span text:style-name="CharStyle4">the eager enemies that en­circle us.</text:span></text:p></text:note-body></text:note></text:span></text:span><text:span text:style-name="CharStyle25"><text:span text:style-name="T1"> </text:span></text:span><text:span text:style-name="CharStyle25"><text:span text:style-name="T1"><text:note text:id="ftn6" text:note-class="footnote"><text:note-citation>0</text:note-citation><text:note-body><text:p text:style-name="P893"><text:span text:style-name="CharStyle4"><text:tab/>Their hearts are closed to pity, their words are insolent;</text:span></text:p></text:note-body></text:note></text:span></text:span></text:p>
        <text:p text:style-name="P87"><text:span text:style-name="CharStyle25">at every step they dog us,<text:tab/>n</text:span></text:p>
        <text:p text:style-name="P639"><text:span text:style-name="CharStyle25">alert to pull us down, like lions hungry to devour, 12 like lions lurking for their prey.</text:span></text:p>
        <text:p text:style-name="P289"><text:span text:style-name="CharStyle37">Up, O Eternal, face them, crush 13 them;</text:span></text:p>
        <text:p text:style-name="P303"><text:span text:style-name="CharStyle25">let thy sword save us from ungodly men!</text:span></text:p>
        <text:p text:style-name="P272"><text:span text:style-name="CharStyle25">May thy hand slay them, O 14 Eternal,</text:span></text:p>
        <text:p text:style-name="P629"><text:span text:style-name="CharStyle25">sweeping them from the world! Yet give them here their due of doom, sating their sons with it,</text:span></text:p>
        <text:p text:style-name="P303"><text:soft-page-break/><text:span text:style-name="CharStyle25">let them leave some for their children!</text:span></text:p>
        <text:p text:style-name="P272"><text:span text:style-name="CharStyle25">But may our innocent lives en- IS joy thy favour,</text:span></text:p>
        <text:p text:style-name="P321"><text:span text:style-name="CharStyle25">may we be satisfied, when we wake to see thy vision.</text:span></text:p>
        <text:p text:style-name="P579"><text:span text:style-name="CharStyle28">From the Choirmaster s collec­tion. A song of David the servant of the Eternal, who sang these words to the Eter­nal on the day when the Eter­nal rescued him from the power of all his enemies, from the power of Saul. He said:</text:span></text:p>
        <text:list xml:id="list8124752875256853966" text:style-name="L21">
          <text:list-item>
            <text:p text:style-name="P1093"><text:span text:style-name="CharStyle25"><text:tab/>Eternal, my Strength, IlO </text:span><text:span text:style-name="CharStyle25"><text:span text:style-name="T1">1</text:span></text:span></text:p>
          </text:list-item>
        </text:list>
        <text:p text:style-name="P452"><text:span text:style-name="CharStyle25">will exalt thee.<text:tab/>XO</text:span></text:p>
        <text:p text:style-name="P31"><text:span text:style-name="CharStyle25">The Eternal is my crag, my 2 stronghold, my deliverer, my God, my fortalice where I take shelter,</text:span></text:p>
        <text:p text:style-name="P272"><text:span text:style-name="CharStyle25">my shield, my saving strength, my retreat.</text:span></text:p>
        <text:p text:style-name="P272"><text:span text:style-name="CharStyle25">The Eternal is to be praised!— </text:span><text:span text:style-name="CharStyle29">3 </text:span><text:span text:style-name="CharStyle25">I call to him,</text:span></text:p>
        <text:p text:style-name="P31"><text:span text:style-name="CharStyle25">and I am rescued from my foes. For waves of death broke round 4 me,</text:span></text:p>
        <text:p text:style-name="P272"><text:span text:style-name="CharStyle25">floods of destruction burst on me;</text:span></text:p>
        <text:p text:style-name="P87"><text:span text:style-name="CharStyle25">deadly nets entangled me,<text:tab/></text:span><text:span text:style-name="CharStyle29">5</text:span></text:p>
        <text:p text:style-name="P29"><text:span text:style-name="CharStyle25">and fatal snares surprised me.</text:span></text:p>
        <text:list xml:id="list182146878013823" text:continue-numbering="true" text:style-name="L21">
          <text:list-item>
            <text:p text:style-name="P1093"><text:span text:style-name="CharStyle25"><text:tab/>called to the Eternal in my 6</text:span></text:p>
          </text:list-item>
        </text:list>
        <text:p text:style-name="P448"><text:span text:style-name="CharStyle25">plight,</text:span></text:p>
      </text:section>
      <text:section text:style-name="Sect3" text:name="Section8">
        <text:list xml:id="list7582407972455987335" text:style-name="L22">
          <text:list-item>
            <text:p text:style-name="P1446"><text:span text:style-name="CharStyle25"><text:tab/>cried to my God for aid; he in his palace heard my voice, my cry came to his ears.</text:span></text:p>
          </text:list-item>
        </text:list>
        <text:list xml:id="list182128676870406" text:style-name="L20">
          <text:list-item>
            <text:p text:style-name="P1447"><text:span text:style-name="CharStyle25"><text:tab/>The earth was swaying, quaking, hills were quivering to their</text:span></text:p>
          </text:list-item>
        </text:list>
        <text:p text:style-name="P462"><text:span text:style-name="CharStyle25">base,</text:span></text:p>
        <text:p text:style-name="P233"><text:span text:style-name="CharStyle25">before his anger shaking;</text:span></text:p>
        <text:list xml:id="list182146374093840" text:continue-numbering="true" text:style-name="L20">
          <text:list-item>
            <text:p text:style-name="P1449"><text:span text:style-name="CharStyle25"><text:tab/>smoke fumed from his nostrils, and scorching fire from his lips, that kindled blazing coals,</text:span></text:p>
          </text:list-item>
          <text:list-item>
            <text:p text:style-name="P999"><text:span text:style-name="CharStyle25"><text:tab/>as down he came on the bend­</text:span></text:p>
          </text:list-item>
        </text:list>
        <text:p text:style-name="P462"><text:span text:style-name="CharStyle25">ing sky,</text:span></text:p>
        <text:p text:style-name="P233"><text:span text:style-name="CharStyle25">the storm-cloud at his feet.</text:span></text:p>
        <text:list xml:id="list182147366989247" text:continue-numbering="true" text:style-name="L20">
          <text:list-item>
            <text:p text:style-name="P1450"><text:span text:style-name="CharStyle25"><text:tab/>He rode on flying kherubs, and swooped with the wings of</text:span></text:p>
          </text:list-item>
        </text:list>
        <text:p text:style-name="P462"><text:span text:style-name="CharStyle25">the wind,</text:span></text:p>
        <text:list xml:id="list182148152113457" text:continue-numbering="true" text:style-name="L20">
          <text:list-item>
            <text:p text:style-name="P1450"><text:span text:style-name="CharStyle25"><text:tab/>shrouding himself in darkness, that veiled his presence round, with rain-clouds dark and dense.</text:span></text:p>
          </text:list-item>
          <text:list-item>
            <text:p text:style-name="P1097"><text:span text:style-name="CharStyle25"><text:tab/>Storm-clouds rolled in front of</text:span></text:p>
          </text:list-item>
        </text:list>
        <text:p text:style-name="P462"><text:span text:style-name="CharStyle25">him,</text:span></text:p>
        <text:p text:style-name="P233"><text:span text:style-name="CharStyle25">with hail and lightning flashes,</text:span></text:p>
        <text:list xml:id="list182147409639852" text:continue-numbering="true" text:style-name="L20">
          <text:list-item>
            <text:p text:style-name="P1097"><text:span text:style-name="CharStyle25"><text:tab/>and from heaven the Eternal</text:span></text:p>
          </text:list-item>
        </text:list>
        <text:p text:style-name="P462"><text:span text:style-name="CharStyle25">thundered,</text:span></text:p>
        <text:p text:style-name="P233"><text:span text:style-name="CharStyle25">the Most High uttered his voice;</text:span></text:p>
        <text:list xml:id="list182146793395408" text:continue-numbering="true" text:style-name="L20">
          <text:list-item>
            <text:p text:style-name="P1097"><text:span text:style-name="CharStyle25"><text:tab/>he scattered his arrows,</text:span></text:p>
          </text:list-item>
        </text:list>
        <text:p text:style-name="P233"><text:span text:style-name="CharStyle25">shot twisting flashes of light­ning,</text:span></text:p>
        <text:list xml:id="list182147657833548" text:continue-numbering="true" text:style-name="L20">
          <text:list-item>
            <text:p text:style-name="P1097"><text:span text:style-name="CharStyle25"><text:tab/>till the beds of the waters were</text:span></text:p>
          </text:list-item>
        </text:list>
        <text:p text:style-name="P462"><text:span text:style-name="CharStyle25">seen,</text:span></text:p>
        <text:p text:style-name="P235"><text:span text:style-name="CharStyle25">and earth’s foundations were laid bare,</text:span></text:p>
        <text:p text:style-name="P823"><text:span text:style-name="CharStyle25">at thy storming, O Eternal, at the snorting of thy nostrils.</text:span></text:p>
        <text:list xml:id="list182147567871688" text:continue-numbering="true" text:style-name="L20">
          <text:list-item>
            <text:p text:style-name="P1451"><text:span text:style-name="CharStyle25"><text:tab/>He reaches down to raise me, he draws me from the flood,</text:span></text:p>
          </text:list-item>
          <text:list-item>
            <text:p text:style-name="P969"><text:span text:style-name="CharStyle25"><text:tab/>he frees me from my foe so</text:span></text:p>
          </text:list-item>
        </text:list>
        <text:p text:style-name="P464"><text:span text:style-name="CharStyle25">strong,</text:span></text:p>
        <text:p text:style-name="P234"><text:span text:style-name="CharStyle25">from haters far too strong for me,</text:span></text:p>
        <text:list xml:id="list182147546141577" text:continue-numbering="true" text:style-name="L20">
          <text:list-item>
            <text:p text:style-name="P969"><text:span text:style-name="CharStyle25"><text:tab/>who assailed me by surprise in</text:span></text:p>
          </text:list-item>
        </text:list>
        <text:p text:style-name="P464"><text:span text:style-name="CharStyle25">my distress;</text:span></text:p>
        <text:p text:style-name="P234"><text:span text:style-name="CharStyle25">but the Eternal comes to my support</text:span></text:p>
        <text:list xml:id="list182146325042964" text:continue-numbering="true" text:style-name="L20">
          <text:list-item>
            <text:p text:style-name="P969"><text:soft-page-break/><text:span text:style-name="CharStyle25"><text:tab/>and sets me' free, in a clear</text:span></text:p>
          </text:list-item>
        </text:list>
        <text:p text:style-name="P464"><text:span text:style-name="CharStyle25">space;</text:span></text:p>
        <text:p text:style-name="P234"><text:span text:style-name="CharStyle25">as he delights in me, he rescues me.</text:span></text:p>
        <text:p text:style-name="P168"><text:span text:style-name="CharStyle25">The Eternal deals with me as I 20 am upright,</text:span></text:p>
        <text:p text:style-name="P168"><text:span text:style-name="CharStyle25">he recompenses me for my clean life;</text:span></text:p>
        <text:p text:style-name="P168"><text:span text:style-name="CharStyle25">for I have kept to the Eternal’s 21 road,</text:span></text:p>
        <text:p text:style-name="P168"><text:span text:style-name="CharStyle25">and never sinned by swerving from my God;</text:span></text:p>
        <text:p text:style-name="P29"><text:span text:style-name="CharStyle25">his rules are all before my mind, 2</text:span><text:span text:style-name="CharStyle31">2 </text:span><text:span text:style-name="CharStyle25">I never set aside his orders;</text:span></text:p>
        <text:p text:style-name="P29"><text:span text:style-name="CharStyle25">I was blameless in his eyes, 23 and kept clear of my sins.</text:span></text:p>
        <text:p text:style-name="P31"><text:span text:style-name="CharStyle25">So the Eternal has rewarded me 24</text:span></text:p>
        <text:p text:style-name="P31"><text:span text:style-name="CharStyle25">for my integrity,</text:span></text:p>
        <text:p text:style-name="P31"><text:span text:style-name="CharStyle25">for my life clean in his eyes.</text:span></text:p>
        <text:p text:style-name="P31"><text:span text:style-name="CharStyle25">To the kind thou provest kind, 25 and true to the true, to the pure thou provest pure, 26 and treacherous to the treach­erous;</text:span></text:p>
        <text:p text:style-name="P154"><text:span text:style-name="CharStyle25">the humble thou wilt raise, 27 but the haughty thou wilt abase.</text:span></text:p>
        <text:list xml:id="list756682316787513128" text:style-name="L23">
          <text:list-item>
            <text:p text:style-name="P1391"><text:span text:style-name="CharStyle29"><text:tab/></text:span><text:span text:style-name="CharStyle25">thou Eternal, thou wilt light 28 my lamp,</text:span></text:p>
          </text:list-item>
        </text:list>
        <text:p text:style-name="P176"><text:span text:style-name="CharStyle25">my God, thou wilt make my darkness shine;</text:span></text:p>
        <text:p text:style-name="P43"><text:span text:style-name="CharStyle25">by thy help I can face a troop, 29 by God’s help I can leap a wall.</text:span></text:p>
        <text:p text:style-name="P43"><text:span text:style-name="CharStyle25">God is unerring in his ways, 30 the Eternal’s promises are tried and true;</text:span></text:p>
        <text:p text:style-name="P176"><text:span text:style-name="CharStyle25">he shields all who take shelter with him.</text:span></text:p>
        <text:p text:style-name="P176"><text:span text:style-name="CharStyle25">For who is God save the Eter- 31 nal?</text:span></text:p>
        <text:p text:style-name="P43"><text:span text:style-name="CharStyle25">Who is steadfast but our God?— the God who girdles me with 32 strength,</text:span></text:p>
        <text:p text:style-name="P43"><text:span text:style-name="CharStyle25">and clears the path for me.</text:span></text:p>
        <text:p text:style-name="P41"><text:span text:style-name="CharStyle25">He makes me nimble as a deer 33 and sets me on the height.</text:span></text:p>
        <text:p text:style-name="P43"><text:span text:style-name="CharStyle25">He trains me how to fight, 34 till I can bend a bow of bronze. Thou hast shielded me with 35 thine aid,</text:span></text:p>
        <text:p text:style-name="P43"><text:span text:style-name="CharStyle25">thy right hand holds me up; thine answers to prayer have raised me.</text:span></text:p>
        <text:list xml:id="list7076931932258408287" text:style-name="L24">
          <text:list-item>
            <text:p text:style-name="P1359"><text:span text:style-name="CharStyle25"><text:tab/>Thou hast given me room to</text:span></text:p>
          </text:list-item>
        </text:list>
        <text:p text:style-name="P810"><text:span text:style-name="CharStyle25">move, and a foothold sure!</text:span></text:p>
        <text:list xml:id="list182146189319146" text:continue-numbering="true" text:style-name="L24">
          <text:list-item>
            <text:p text:style-name="P1430"><text:span text:style-name="CharStyle25"><text:tab/>I chase my foes and catch them, I never turn till they are killed,</text:span></text:p>
          </text:list-item>
          <text:list-item>
            <text:p text:style-name="P1430"><text:span text:style-name="CharStyle25"><text:tab/>I fell them till they cannot rise; they fall down at my feet.</text:span></text:p>
          </text:list-item>
          <text:list-item>
            <text:p text:style-name="P1102"><text:span text:style-name="CharStyle25"><text:tab/>For thou hast braced me for</text:span></text:p>
          </text:list-item>
        </text:list>
        <text:p text:style-name="P810"><text:span text:style-name="CharStyle25">the fray;</text:span></text:p>
        <text:p text:style-name="P550"><text:span text:style-name="CharStyle25">thou makest my assailants drop before me;</text:span></text:p>
        <text:list xml:id="list182146577353688" text:continue-numbering="true" text:style-name="L24">
          <text:list-item>
            <text:p text:style-name="P1102"><text:span text:style-name="CharStyle25"><text:tab/>thou makest my foes fly, fly be­</text:span></text:p>
          </text:list-item>
        </text:list>
        <text:p text:style-name="P810"><text:span text:style-name="CharStyle25">fore me,</text:span></text:p>
        <text:p text:style-name="P550"><text:span text:style-name="CharStyle25">till I finish off those who hate me.</text:span></text:p>
        <text:list xml:id="list182146549502943" text:continue-numbering="true" text:style-name="L24">
          <text:list-item>
            <text:p text:style-name="P1102"><text:span text:style-name="CharStyle25"><text:tab/>They cry for help, but there is</text:span></text:p>
          </text:list-item>
        </text:list>
        <text:p text:style-name="P810"><text:span text:style-name="CharStyle25">none to help them, cry to the Eternal, but they get no answer;</text:span></text:p>
        <text:list xml:id="list182147304308703" text:continue-numbering="true" text:style-name="L24">
          <text:list-item>
            <text:p text:style-name="P1102"><text:span text:style-name="CharStyle25"><text:tab/>and I pound them to pieces like</text:span></text:p>
          </text:list-item>
        </text:list>
        <text:p text:style-name="P810"><text:span text:style-name="CharStyle25">dust before the wind,</text:span></text:p>
        <text:list xml:id="list6503396311338069273" text:style-name="L25">
          <text:list-item>
            <text:p text:style-name="P1453"><text:span text:style-name="CharStyle25"><text:tab/>crush them like mud in the street.</text:span></text:p>
          </text:list-item>
        </text:list>
        <text:list xml:id="list182128621332790" text:style-name="L24">
          <text:list-item>
            <text:p text:style-name="P1440"><text:span text:style-name="CharStyle25"><text:tab/>Thou hast freed me from feuds, and made me head over pagans;</text:span></text:p>
          </text:list-item>
          <text:list-item>
            <text:p text:style-name="P1111"><text:span text:style-name="CharStyle25"><text:tab/>outsiders fawn on me, foreigners come cringing to me; once they hear of me, they ren­der homage;</text:span></text:p>
          </text:list-item>
          <text:list-item>
            <text:p text:style-name="P1114"><text:span text:style-name="CharStyle25"><text:tab/>foreigners give way,</text:span></text:p>
          </text:list-item>
        </text:list>
        <text:p text:style-name="P555"><text:span text:style-name="CharStyle25">and creep trembling from their forts.</text:span></text:p>
        <text:list xml:id="list182146321644019" text:continue-numbering="true" text:style-name="L24">
          <text:list-item>
            <text:p text:style-name="P1114"><text:span text:style-name="CharStyle25"><text:tab/>The Eternal is living—blest be</text:span></text:p>
          </text:list-item>
        </text:list>
        <text:p text:style-name="P810"><text:span text:style-name="CharStyle25">my Might,</text:span></text:p>
        <text:p text:style-name="P550"><text:span text:style-name="CharStyle25">exalted be my God of victory!—</text:span></text:p>
        <text:list xml:id="list182146267735741" text:continue-numbering="true" text:style-name="L24">
          <text:list-item>
            <text:p text:style-name="P1114"><text:span text:style-name="CharStyle25"><text:tab/>God who lets me enjoy my ven­</text:span></text:p>
          </text:list-item>
        </text:list>
        <text:p text:style-name="P810"><text:span text:style-name="CharStyle25">geance,</text:span></text:p>
        <text:p text:style-name="P550"><text:span text:style-name="CharStyle25">subduing the nation under me.</text:span></text:p>
        <text:list xml:id="list182146256287279" text:continue-numbering="true" text:style-name="L24">
          <text:list-item>
            <text:p text:style-name="P1114"><text:span text:style-name="CharStyle25"><text:tab/>O thou my rescuer from my</text:span></text:p>
          </text:list-item>
        </text:list>
        <text:p text:style-name="P814"><text:span text:style-name="CharStyle28">foes,</text:span></text:p>
        <text:p text:style-name="P550"><text:span text:style-name="CharStyle25">who settest me high above my enemies,</text:span></text:p>
        <text:p text:style-name="P550"><text:span text:style-name="CharStyle25">who rescuest me from violence,</text:span></text:p>
        <text:list xml:id="list182146481650552" text:continue-numbering="true" text:style-name="L24">
          <text:list-item>
            <text:p text:style-name="P1114"><text:span text:style-name="CharStyle25"><text:tab/>I thank thee before pagans, O</text:span></text:p>
          </text:list-item>
        </text:list>
        <text:p text:style-name="P810"><text:soft-page-break/><text:span text:style-name="CharStyle25">Eternal,</text:span></text:p>
        <text:p text:style-name="P550"><text:span text:style-name="CharStyle25">I will sing thy praise.</text:span></text:p>
        <text:list xml:id="list182147981765951" text:continue-numbering="true" text:style-name="L24">
          <text:list-item>
            <text:p text:style-name="P1114"><text:span text:style-name="CharStyle25"><text:tab/>[[He gives his king great vic­</text:span></text:p>
          </text:list-item>
        </text:list>
        <text:p text:style-name="P810"><text:span text:style-name="CharStyle25">tories,</text:span></text:p>
        <text:p text:style-name="P550"><text:span text:style-name="CharStyle25">and kindness to his chosen prince,</text:span></text:p>
        <text:p text:style-name="P294"><text:span text:style-name="CharStyle25">to David and his dynasty for ever.]]</text:span></text:p>
        <text:p text:style-name="P500"><text:span text:style-name="CharStyle28">From the Choirmaster’s collec­tion. A song of David.</text:span></text:p>
        <text:p text:style-name="P31"><text:span text:style-name="CharStyle25">The heavens proclaim </text:span><text:span text:style-name="CharStyle45">"IQ</text:span><text:span text:style-name="CharStyle45"><text:span text:style-name="T1">1 </text:span></text:span><text:span text:style-name="CharStyle25">God’s splendour, the sky speaks of his handi­work;</text:span></text:p>
        <text:p text:style-name="P272"><text:span text:style-name="CharStyle25">day after day takes up the 2 tale,</text:span></text:p>
        <text:p text:style-name="P303"><text:span text:style-name="CharStyle25">night after night makes him known;</text:span></text:p>
        <text:p text:style-name="P144"><text:span text:style-name="CharStyle25">their speech has never a word, 3 not a sound for the ear, and yet their message spreads 4 the wide world over, their meaning carries to earth’s end.</text:span></text:p>
        <text:p text:style-name="P272"><text:span text:style-name="CharStyle25">See, there is the sun’s pavilion pitched!</text:span></text:p>
        <text:p text:style-name="P629"><text:span text:style-name="CharStyle25">He glow's like a bridegroom 5 leaving his chamber, exults like a hero to run his course;</text:span></text:p>
        <text:p text:style-name="P272"><text:span text:style-name="CharStyle25">he sets out from one end of 6 heaven,</text:span></text:p>
        <text:p text:style-name="P303"><text:span text:style-name="CharStyle25">and round he passes to the other,</text:span></text:p>
        <text:p text:style-name="P639"><text:span text:style-name="CharStyle25">missing nothing with his heat!</text:span></text:p>
        <text:p text:style-name="P272"><text:span text:style-name="CharStyle25">The Eternal’s law is a sound </text:span><text:span text:style-name="CharStyle29">7 </text:span><text:span text:style-name="CharStyle25">law,</text:span></text:p>
        <text:p text:style-name="P629"><text:span text:style-name="CharStyle25">reviving life;</text:span></text:p>
        <text:p text:style-name="P272"><text:span text:style-name="CharStyle25">the Eternal’s is a trusty wit­ness,</text:span></text:p>
        <text:p text:style-name="P303"><text:span text:style-name="CharStyle25">that instructs the open- minded;</text:span></text:p>
        <text:p text:style-name="P31"><text:span text:style-name="CharStyle25">the Eternal’s orders are just, 8 a joy to the heart; the Eternal’s command is clear, a light to the mind; the Eternal’s faith is a clean 9 faith,</text:span></text:p>
        <text:p text:style-name="P629"><text:span text:style-name="CharStyle25">it will last for ever; the Eternal’s rulings are up­right,</text:span></text:p>
        <text:p text:style-name="P629"><text:span text:style-name="CharStyle25">and altogether just— more to be prized than gold, 10 than plenty of rare gold,</text:span></text:p>
        <text:p text:style-name="P904"><text:span text:style-name="CharStyle25">sweeter than honey itself, than honey from the comb.</text:span></text:p>
        <text:list xml:id="list8084716315198484746" text:style-name="L26">
          <text:list-item>
            <text:p text:style-name="P1123"><text:span text:style-name="CharStyle25"><text:tab/>Yes, and by them thy servant</text:span></text:p>
          </text:list-item>
        </text:list>
        <text:p text:style-name="P810"><text:span text:style-name="CharStyle25">takes warning;</text:span></text:p>
        <text:p text:style-name="P582"><text:span text:style-name="CharStyle25">in following them there is rich profit.</text:span></text:p>
        <text:list xml:id="list182146399852294" text:continue-numbering="true" text:style-name="L26">
          <text:list-item>
            <text:p text:style-name="P1125"><text:span text:style-name="CharStyle25"><text:tab/>Yet who can detect his lapses?</text:span></text:p>
          </text:list-item>
        </text:list>
        <text:p text:style-name="P582"><text:span text:style-name="CharStyle25">Absolve me from my faults unknown!</text:span></text:p>
        <text:list xml:id="list182147143678550" text:continue-numbering="true" text:style-name="L26">
          <text:list-item>
            <text:p text:style-name="P1125"><text:span text:style-name="CharStyle25"><text:tab/>And hold thy servant back</text:span></text:p>
          </text:list-item>
        </text:list>
        <text:p text:style-name="P815"><text:soft-page-break/><text:span text:style-name="CharStyle25">from wilful sins, from giving way to them. Then blameless shall I be, from many a transgression free.</text:span></text:p>
        <text:list xml:id="list182147649261121" text:continue-numbering="true" text:style-name="L26">
          <text:list-item>
            <text:p text:style-name="P1127"><text:span text:style-name="CharStyle25"><text:tab/>May the words of my mouth</text:span></text:p>
          </text:list-item>
        </text:list>
        <text:p text:style-name="P344"><text:span text:style-name="CharStyle25">and the thoughts of my heart</text:span></text:p>
        <text:p text:style-name="P584"><text:span text:style-name="CharStyle25">please thee, Eternal One, my strength and saviour.</text:span></text:p>
        <text:p text:style-name="P905"><text:span text:style-name="CharStyle28">From the Choirmaster’s collec­tion. A song of David.</text:span></text:p>
        <text:list xml:id="list182129691243553" text:style-name="L23">
          <text:list-item>
            <text:p text:style-name="P1134"><text:span text:style-name="CharStyle25"><text:tab/></text:span><text:span text:style-name="CharStyle29">90</text:span><text:span text:style-name="CharStyle25"> the day of trouble may</text:span></text:p>
          </text:list-item>
        </text:list>
        <text:p text:style-name="P930"><text:span text:style-name="CharStyle25">the Eternal answer you, may Jacob’s God, whom you invoke, protect you,</text:span></text:p>
        <text:list xml:id="list182148036806377" text:continue-numbering="true" text:style-name="L23">
          <text:list-item>
            <text:p text:style-name="P1431"><text:span text:style-name="CharStyle25"><text:tab/>sending help from the sanctuary and reinforcing you from Sion!</text:span></text:p>
          </text:list-item>
          <text:list-item>
            <text:p text:style-name="P1135"><text:span text:style-name="CharStyle25"><text:tab/>May he remember all your of­</text:span></text:p>
          </text:list-item>
        </text:list>
        <text:p text:style-name="P810"><text:span text:style-name="CharStyle25">ferings,</text:span></text:p>
        <text:p text:style-name="P550"><text:span text:style-name="CharStyle25">and be pleased with all your sacrifices,</text:span></text:p>
        <text:list xml:id="list182147580313976" text:continue-numbering="true" text:style-name="L23">
          <text:list-item>
            <text:p text:style-name="P1432"><text:span text:style-name="CharStyle25"><text:tab/>granting you your heart’s desire, fulfilling all your plans!</text:span></text:p>
          </text:list-item>
          <text:list-item>
            <text:p text:style-name="P1138"><text:span text:style-name="CharStyle25"><text:tab/>We will shout for joy over your</text:span></text:p>
          </text:list-item>
        </text:list>
        <text:p text:style-name="P811"><text:span text:style-name="CharStyle25">victory,</text:span></text:p>
        <text:p text:style-name="P656"><text:span text:style-name="CharStyle25">exulting in our God; our cry, “May the Eternal fulfil all your petitions!” </text:span><text:span text:style-name="CharStyle25"><text:span text:style-name="T1"><text:note text:id="ftn7" text:note-class="footnote"><text:note-citation>0</text:note-citation><text:note-body><text:p text:style-name="P109"><text:span text:style-name="CharStyle4"><text:tab/>Now am I sure the Eternal</text:span></text:p><text:p text:style-name="P355"><text:span text:style-name="CharStyle4">grants victory to his chosen king;</text:span></text:p><text:p text:style-name="P549"><text:span text:style-name="CharStyle4">from his sacred heavens he will answer him</text:span></text:p><text:p text:style-name="P549"><text:span text:style-name="CharStyle4">with mighty, saving victories.</text:span></text:p></text:note-body></text:note></text:span></text:span><text:span text:style-name="CharStyle25"><text:span text:style-name="T1"> </text:span></text:span><text:span text:style-name="CharStyle25"><text:span text:style-name="T1"><text:note text:id="ftn8" text:note-class="footnote"><text:note-citation>0</text:note-citation><text:note-body><text:p text:style-name="P108"><text:span text:style-name="CharStyle4"><text:tab/>Some pride themselves on char­</text:span></text:p><text:p text:style-name="P789"><text:span text:style-name="CharStyle4">iots, some on horses,</text:span></text:p></text:note-body></text:note></text:span></text:span></text:p>
        <text:p text:style-name="P282"><text:span text:style-name="CharStyle25">but our pride is our God the Eternal;</text:span></text:p>
        <text:p text:style-name="P46"><text:span text:style-name="CharStyle25">the foe must bow and fall,<text:tab/>8</text:span></text:p>
        <text:p text:style-name="P41"><text:span text:style-name="CharStyle25">we rise and stand erect.</text:span></text:p>
        <text:p text:style-name="P272"><text:span text:style-name="CharStyle25">Grant victory to the king, </text:span><text:span text:style-name="CharStyle29">0</text:span><text:span text:style-name="CharStyle25"> </text:span><text:span text:style-name="CharStyle29">9 </text:span><text:span text:style-name="CharStyle25">thou Eternal,</text:span></text:p>
        <text:p text:style-name="P297"><text:span text:style-name="CharStyle25">and answer our appeal this day.</text:span></text:p>
        <text:p text:style-name="P500"><text:span text:style-name="CharStyle28">From the Choirmaster s collec­tion. A song of David.</text:span></text:p>
        <text:p text:style-name="P272"><text:span text:style-name="CharStyle25">Eternal One, the king re- </text:span><text:span text:style-name="CharStyle46">&lt;y~\</text:span><text:span text:style-name="CharStyle25"> 1 joices in thy power;</text:span></text:p>
        <text:p text:style-name="P830"><text:span text:style-name="CharStyle25">how he exults in thy vic­torious aid!</text:span></text:p>
        <text:p text:style-name="P272"><text:span text:style-name="CharStyle25">Thou hast given him his heart’s 2 desire,</text:span></text:p>
        <text:p text:style-name="P302"><text:span text:style-name="CharStyle25">and denied not his request.</text:span></text:p>
        <text:p text:style-name="P272"><text:span text:style-name="CharStyle25">For thou didst meet him with 3 blessings of welfare,</text:span></text:p>
        <text:p text:style-name="P830"><text:span text:style-name="CharStyle25">thou didst place on his head a golden crown;</text:span></text:p>
        <text:p text:style-name="P272"><text:span text:style-name="CharStyle25">he asked for life, and life thou 4 gavest,</text:span></text:p>
        <text:p text:style-name="P306"><text:span text:style-name="CharStyle25">life long and lasting.</text:span></text:p>
        <text:p text:style-name="P282"><text:span text:style-name="CharStyle25">By thy victorious aid his hon- 5 our is high,</text:span></text:p>
        <text:p text:style-name="P831"><text:soft-page-break/><text:span text:style-name="CharStyle25">with splendour and state thou dost endow him;</text:span></text:p>
        <text:p text:style-name="P282"><text:span text:style-name="CharStyle25">richly is he blessed by thee for 6 ever,</text:span></text:p>
        <text:p text:style-name="P831"><text:span text:style-name="CharStyle25">and gladdened with the joy of thine own presence.</text:span></text:p>
        <text:p text:style-name="P282"><text:span text:style-name="CharStyle25">For the king’s trust is in the 7 Eternal,</text:span></text:p>
        <text:p text:style-name="P832"><text:span text:style-name="CharStyle25">and by the goodness of the Most High he stands un­moved.</text:span></text:p>
        <text:p text:style-name="P284"><text:span text:style-name="CharStyle25">Your hand will find out all 8 your foes,</text:span></text:p>
        <text:p text:style-name="P830"><text:span text:style-name="CharStyle25">your right hand will reach all who hate you;</text:span></text:p>
        <text:p text:style-name="P272"><text:span text:style-name="CharStyle25">you will burn them like a blaz- 9 ing furnace,</text:span></text:p>
        <text:p text:style-name="P302"><text:span text:style-name="CharStyle25">when you arrive in anger;</text:span></text:p>
        <text:p text:style-name="P272"><text:span text:style-name="CharStyle25">the Eternal will consume them in his wrath,</text:span></text:p>
        <text:p text:style-name="P830"><text:span text:style-name="CharStyle25">devouring them in flames of rage.</text:span></text:p>
      </text:section>
      <text:section text:style-name="Sect3" text:name="Section9">
        <text:list xml:id="list182129733999863" text:style-name="L7">
          <text:list-item>
            <text:p text:style-name="P1360"><draw:frame draw:style-name="fr3" draw:name="129" text:anchor-type="paragraph" svg:x="2.2118in" svg:y="2.2071in" svg:width="1.9098in" draw:z-index="197"><draw:text-box fo:min-height="0.2598in"><text:p text:style-name="P132"><text:span text:style-name="CharStyle41">From the Choirmaster’s collec­tion. To the tune, “Deer of the Dawn.” A song of David.</text:span></text:p><text:p><draw:frame draw:style-name="fr7" draw:name="130" text:anchor-type="as-char" svg:width="1.9134in" svg:height="0.2598in" draw:z-index="0"><draw:image xlink:href="Pictures/100000000000011F00000027DC3E69AD.jpg" xlink:type="simple" xlink:show="embed" xlink:actuate="onLoad"/></draw:frame></text:p></draw:text-box></draw:frame><text:span text:style-name="CharStyle25"><text:tab/>You will sweep their children</text:span></text:p>
          </text:list-item>
        </text:list>
        <text:p text:style-name="P343"><text:span text:style-name="CharStyle25">off the earth,</text:span></text:p>
        <text:p text:style-name="P365"><text:span text:style-name="CharStyle25">destroying their offspring from among men.</text:span></text:p>
        <text:list xml:id="list182147416821546" text:continue-numbering="true" text:style-name="L7">
          <text:list-item>
            <text:p text:style-name="P1142"><text:span text:style-name="CharStyle25"><text:tab/>For all their plotting against</text:span></text:p>
          </text:list-item>
        </text:list>
        <text:p text:style-name="P343"><text:span text:style-name="CharStyle25">you,</text:span></text:p>
        <text:p text:style-name="P365"><text:span text:style-name="CharStyle25">for all their plans of mis­chief, they shall fail;</text:span></text:p>
        <text:list xml:id="list182146269551386" text:continue-numbering="true" text:style-name="L7">
          <text:list-item>
            <text:p text:style-name="P1142"><text:span text:style-name="CharStyle25"><text:tab/>for you will force them to re­</text:span></text:p>
          </text:list-item>
        </text:list>
        <text:p text:style-name="P343"><text:span text:style-name="CharStyle25">treat,</text:span></text:p>
        <text:p text:style-name="P365"><text:span text:style-name="CharStyle25">aiming your arrows at their faces.</text:span></text:p>
        <text:list xml:id="list182146541528413" text:continue-numbering="true" text:style-name="L7">
          <text:list-item>
            <text:p text:style-name="P1142"><text:span text:style-name="CharStyle25"><text:tab/>Bise up, O thou Eternal, in thy</text:span></text:p>
          </text:list-item>
        </text:list>
        <text:p text:style-name="P343"><text:span text:style-name="CharStyle25">power,</text:span></text:p>
        <text:p text:style-name="P365"><text:span text:style-name="CharStyle25">and we will sing the praises of thy might.</text:span></text:p>
        <text:p text:style-name="P367"><text:span text:style-name="CharStyle25">Why do my cries of anguish bring no help?</text:span></text:p>
        <text:list xml:id="list182129354483722" text:style-name="L21">
          <text:list-item>
            <text:p text:style-name="P970"><text:span text:style-name="CharStyle25"><text:tab/>I cry by day, but thou wilt not</text:span></text:p>
          </text:list-item>
        </text:list>
        <text:p text:style-name="P345"><text:span text:style-name="CharStyle25">reply,</text:span></text:p>
        <text:p text:style-name="P367"><text:span text:style-name="CharStyle25">and no relief comes to me in the night.</text:span></text:p>
        <text:list xml:id="list182147014682695" text:continue-numbering="true" text:style-name="L21">
          <text:list-item>
            <text:p text:style-name="P970"><text:span text:style-name="CharStyle25"><text:tab/>Yet thou art throned, my God,</text:span></text:p>
          </text:list-item>
        </text:list>
        <text:p text:style-name="P799"><text:span text:style-name="CharStyle25">within the sacred shrine,<text:line-break/>receiving praise from- Israel! </text:span><text:span text:style-name="CharStyle25"><text:span text:style-name="T1"><text:note text:id="ftn9" text:note-class="footnote"><text:note-citation>0</text:note-citation><text:note-body><text:p text:style-name="P114"><text:span text:style-name="CharStyle4"><text:tab/>On thee our fathers did</text:span></text:p><text:p text:style-name="P353"><text:span text:style-name="CharStyle4">rely,</text:span></text:p><text:p text:style-name="P372"><text:span text:style-name="CharStyle4">relied, and thou didst rescue them;</text:span></text:p></text:note-body></text:note></text:span></text:span><text:span text:style-name="CharStyle25"><text:span text:style-name="T1"> </text:span></text:span><text:span text:style-name="CharStyle25"><text:span text:style-name="T1"><text:note text:id="ftn10" text:note-class="footnote"><text:note-citation>0</text:note-citation><text:note-body><text:p text:style-name="P113"><text:span text:style-name="CharStyle4"><text:tab/>they cried to thee and they</text:span></text:p><text:p text:style-name="P465"><text:span text:style-name="CharStyle4">were safe,</text:span></text:p><text:p text:style-name="P483"><text:span text:style-name="CharStyle4">relied on thee and were not disappointed.</text:span></text:p></text:note-body></text:note></text:span></text:span><text:span text:style-name="CharStyle25"><text:span text:style-name="T1"> </text:span></text:span><text:span text:style-name="CharStyle25"><text:span text:style-name="T1"><text:note text:id="ftn11" text:note-class="footnote"><text:note-citation>0</text:note-citation><text:note-body><text:p text:style-name="P115"><text:span text:style-name="CharStyle4"><text:tab/>But I am a mere worm, and</text:span></text:p><text:p text:style-name="P465"><text:span text:style-name="CharStyle4">not a man,</text:span></text:p><text:p text:style-name="P116"><text:span text:style-name="CharStyle4">derided and despised by men;</text:span></text:p></text:note-body></text:note></text:span></text:span><text:span text:style-name="CharStyle25"><text:span text:style-name="T1"> </text:span></text:span><text:span text:style-name="CharStyle25"><text:span text:style-name="T1"><text:note text:id="ftn12" text:note-class="footnote"><text:note-citation>0</text:note-citation><text:note-body><text:p text:style-name="P114"><text:span text:style-name="CharStyle4"><text:tab/>all who see me mock at me,</text:span></text:p><text:p text:style-name="P483"><text:span text:style-name="CharStyle4">they toss their heads and sneer,</text:span></text:p></text:note-body></text:note></text:span></text:span><text:span text:style-name="CharStyle25"><text:span text:style-name="T1"> </text:span></text:span><text:span text:style-name="CharStyle25"><text:span text:style-name="T1"><text:note text:id="ftn13" text:note-class="footnote"><text:note-citation>0</text:note-citation><text:note-body><text:p text:style-name="P114"><text:span text:style-name="CharStyle4"><text:tab/>“He left it to the Eternal! let</text:span></text:p><text:p text:style-name="P514"><text:span text:style-name="CharStyle4">him come to the rescue; if the Eternal cares for him, let him come to the rescue!”</text:span></text:p></text:note-body></text:note></text:span></text:span></text:p>
        <text:p text:style-name="P31"><text:span text:style-name="CharStyle25">’Twas thou indeed didst take 9 me from the womb, didst lay me on my mother’s breast;</text:span></text:p>
        <text:p text:style-name="P272"><text:span text:style-name="CharStyle25">from birth I have been cast 10 upon thy care,</text:span></text:p>
        <text:p text:style-name="P303"><text:span text:style-name="CharStyle25">and from my mother’s womb thou hast been my God.</text:span></text:p>
        <text:p text:style-name="P272"><text:span text:style-name="CharStyle25">Be not far from me now; dan- 11 ger is near,</text:span></text:p>
        <text:p text:style-name="P321"><text:span text:style-name="CharStyle25">and there is none to help.</text:span></text:p>
        <text:p text:style-name="P31"><text:span text:style-name="CharStyle25">A brutal horde besets me, 12 fierce bulls of Baslian hem me in,</text:span></text:p>
        <text:p text:style-name="P494"><text:span text:style-name="CharStyle25">panting for me open-mouthed, 13 like Hons roaring as they rend;</text:span></text:p>
        <text:p text:style-name="P494"><text:span text:style-name="CharStyle25">my strength is weak as water, 14 all my limbs give way;</text:span></text:p>
        <text:p text:style-name="P272"><text:span text:style-name="CharStyle25">my heart becomes like wax,</text:span></text:p>
        <text:p text:style-name="P303"><text:span text:style-name="CharStyle25">’tis melting in my breast;</text:span></text:p>
        <text:p text:style-name="P279"><text:span text:style-name="CharStyle25">my throat is as dry as a pot­sherd,<text:tab/>IS</text:span></text:p>
        <text:p text:style-name="P303"><text:span text:style-name="CharStyle25">my tongue cleaves to my jaws;</text:span></text:p>
        <text:p text:style-name="P272"><text:soft-page-break/><text:span text:style-name="CharStyle25">my hands and feet are all dis- 16 figured,</text:span></text:p>
        <text:p text:style-name="P303"><text:span text:style-name="CharStyle25">and I am laid low in the dust 15 of death.</text:span></text:p>
        <text:p text:style-name="P31"><text:span text:style-name="CharStyle25">For a pack of curs encircle me, 16 a gang of villains surround me;</text:span></text:p>
        <text:list xml:id="list234509260868319035" text:style-name="L27">
          <text:list-item>
            <text:p text:style-name="P1144"><text:span text:style-name="CharStyle25"><text:tab/>can count all my bones,<text:tab/>17</text:span></text:p>
          </text:list-item>
        </text:list>
        <text:p text:style-name="P303"><text:span text:style-name="CharStyle25">and my foes are gloating over me,</text:span></text:p>
        <text:p text:style-name="P272"><text:span text:style-name="CharStyle25">dividing up my very clothes al- 18 ready,</text:span></text:p>
        <text:p text:style-name="P329"><text:span text:style-name="CharStyle25">casting lots for my raiment.</text:span></text:p>
        <text:p text:style-name="P77"><text:span text:style-name="CharStyle25">O<text:tab/>thou Eternal, be not far from 19</text:span></text:p>
        <text:p text:style-name="P449"><text:span text:style-name="CharStyle25">me,</text:span></text:p>
        <text:p text:style-name="P305"><text:span text:style-name="CharStyle25">O<text:tab/>Strength of mine, make haste to help me;</text:span></text:p>
        <text:p text:style-name="P95"><text:span text:style-name="CharStyle25">rescue me from the sword,<text:tab/>20</text:span></text:p>
        <text:p text:style-name="P303"><text:span text:style-name="CharStyle25">save my life from these curs,</text:span></text:p>
        <text:p text:style-name="P51"><text:span text:style-name="CharStyle25">pluck me from the lion’s<text:tab/>jaws, 21</text:span></text:p>
        <text:p text:style-name="P326"><text:span text:style-name="CharStyle25">pluck my unhappy soul from these wild oxen’s horns.</text:span></text:p>
        <text:p text:style-name="P292"><text:span text:style-name="CharStyle25">Then shall I tell my fellows of 22 thy fame,</text:span></text:p>
        <text:p text:style-name="P1456"><text:span text:style-name="CharStyle25">and praise thee in our gath­ering:</text:span></text:p>
        <text:list xml:id="list3799402697086664461" text:style-name="L28">
          <text:list-item>
            <text:p text:style-name="P1145"><text:span text:style-name="CharStyle25"><text:tab/>“Praise the Eternal, ye his wor­</text:span></text:p>
          </text:list-item>
        </text:list>
        <text:p text:style-name="P718"><text:span text:style-name="CharStyle25">shippers,</text:span></text:p>
        <text:p text:style-name="P482"><text:span text:style-name="CharStyle25">glorify him, all ye sons of Jacob,</text:span></text:p>
        <text:p text:style-name="P482"><text:span text:style-name="CharStyle25">stand in awe of him, all ye sons of Israel!</text:span></text:p>
        <text:list xml:id="list182147785760023" text:continue-numbering="true" text:style-name="L28">
          <text:list-item>
            <text:p text:style-name="P1145"><text:span text:style-name="CharStyle25"><text:tab/>For he has not despised the</text:span></text:p>
          </text:list-item>
        </text:list>
        <text:p text:style-name="P718"><text:span text:style-name="CharStyle25">poor man’s plight, he has not hidden his face from me,</text:span></text:p>
        <text:p text:style-name="P918"><text:span text:style-name="CharStyle25">he answered my appeal for _ help.</text:span></text:p>
        <text:list xml:id="list182146472366466" text:continue-numbering="true" text:style-name="L28">
          <text:list-item>
            <text:p text:style-name="P1145"><text:span text:style-name="CharStyle25"><text:tab/>Therefore do I praise him in our</text:span></text:p>
          </text:list-item>
        </text:list>
        <text:p text:style-name="P718"><text:span text:style-name="CharStyle25">great gathering,</text:span></text:p>
        <text:list xml:id="list3846250067319938921" text:style-name="L29">
          <text:list-item>
            <text:p text:style-name="P1457"><text:span text:style-name="CharStyle25"><text:tab/>pay my vows before his worshippers.</text:span></text:p>
          </text:list-item>
        </text:list>
        <text:list xml:id="list182128782682512" text:style-name="L28">
          <text:list-item>
            <text:p text:style-name="P1145"><text:span text:style-name="CharStyle25"><text:tab/>Let the pious partake of the</text:span></text:p>
          </text:list-item>
        </text:list>
        <text:p text:style-name="P718"><text:span text:style-name="CharStyle25">feast, to their heart’s desire, let the Eternal’s worshippers praise him,</text:span></text:p>
        <text:p text:style-name="P486"><text:span text:style-name="CharStyle25">wishing me ‘Long life and happiness!’ ”</text:span></text:p>
        <text:list xml:id="list182146695745196" text:continue-numbering="true" text:style-name="L28">
          <text:list-item>
            <text:p text:style-name="P971"><text:span text:style-name="CharStyle25"><text:tab/>[[Men shall bethink them of the</text:span></text:p>
          </text:list-item>
        </text:list>
        <text:p text:style-name="P717"><text:span text:style-name="CharStyle25">Eternal,</text:span></text:p>
        <text:p text:style-name="P234"><text:span text:style-name="CharStyle25">and turn to him from earth’s very verge;</text:span></text:p>
        <text:p text:style-name="P234"><text:span text:style-name="CharStyle25">all families of the nations shall worship before him,</text:span></text:p>
        <text:list xml:id="list182146442002473" text:continue-numbering="true" text:style-name="L28">
          <text:list-item>
            <text:p text:style-name="P972"><text:span text:style-name="CharStyle25"><text:tab/>for the Eternal reigns, lord of</text:span></text:p>
          </text:list-item>
        </text:list>
        <text:p text:style-name="P717"><text:span text:style-name="CharStyle25">all nations;</text:span></text:p>
        <text:list xml:id="list182148308829110" text:continue-numbering="true" text:style-name="L28">
          <text:list-item>
            <text:p text:style-name="P973"><text:span text:style-name="CharStyle25"><text:tab/>prosperous peoples sacrifice to</text:span></text:p>
          </text:list-item>
        </text:list>
        <text:p text:style-name="P717"><text:span text:style-name="CharStyle25">him and worship, dying peoples bow before him, folk who cannot keep them­selves alive;</text:span></text:p>
        <text:list xml:id="list182147852702970" text:continue-numbering="true" text:style-name="L28">
          <text:list-item>
            <text:p text:style-name="P1448"><text:span text:style-name="CharStyle25"><text:tab/>their descendants worship him, and the next generation has</text:span></text:p>
          </text:list-item>
        </text:list>
        <text:p text:style-name="P717"><text:span text:style-name="CharStyle25">news of the Lord;</text:span></text:p>
        <text:list xml:id="list182148038181258" text:continue-numbering="true" text:style-name="L28">
          <text:list-item>
            <text:p text:style-name="P973"><text:span text:style-name="CharStyle25"><text:tab/>his saving deeds shall be de­</text:span></text:p>
          </text:list-item>
        </text:list>
        <text:p text:style-name="P717"><text:span text:style-name="CharStyle25">clared</text:span></text:p>
        <text:p text:style-name="P237"><text:span text:style-name="CharStyle25">to generations yet unborn.]]</text:span></text:p>
        <text:p text:style-name="P829"><text:span text:style-name="CharStyle28">A song of David.</text:span></text:p>
        <text:p text:style-name="P834"><text:span text:style-name="CharStyle25">IOO The Eternal shepherds me, I lack for nothing;</text:span></text:p>
        <text:list xml:id="list8237474687053292248" text:style-name="L30">
          <text:list-item>
            <text:p text:style-name="P1460"><text:span text:style-name="CharStyle25"><text:tab/>he makes me lie in meadows green,</text:span></text:p>
          </text:list-item>
        </text:list>
        <text:p text:style-name="P272"><text:soft-page-break/><text:span text:style-name="CharStyle25">he leads me to refreshing streams,</text:span></text:p>
        <text:p text:style-name="P148"><text:span text:style-name="CharStyle25">he revives life in me.<text:tab/></text:span><text:span text:style-name="CharStyle29">3</text:span></text:p>
        <text:p text:style-name="P818"><text:span text:style-name="CharStyle25">He guides me by true paths, as he himself is true.</text:span></text:p>
        <text:p text:style-name="P272"><text:span text:style-name="CharStyle25">My road may rim through a 4 glen of gloom,</text:span></text:p>
        <text:p text:style-name="P272"><text:span text:style-name="CharStyle25">but I fear no harm, for thou art beside me;</text:span></text:p>
        <text:p text:style-name="P294"><text:span text:style-name="CharStyle25">thy club, thy staff—they give me courage.</text:span></text:p>
        <text:p text:style-name="P272"><text:span text:style-name="CharStyle25">Thou art my host, spreading a 5 feast for me,</text:span></text:p>
        <text:p text:style-name="P31"><text:span text:style-name="CharStyle25">while my foes have to look on! Thou hast poured oil upon my head,</text:span></text:p>
        <text:p text:style-name="P29"><text:span text:style-name="CharStyle25">my cup is brimming over;</text:span></text:p>
        <text:p text:style-name="P29"><text:span text:style-name="CharStyle25">yes, and all through my life 6</text:span></text:p>
        <text:p text:style-name="P29"><text:span text:style-name="CharStyle25">Goodness and Kindness wait on</text:span></text:p>
        <text:p text:style-name="P451"><text:span text:style-name="CharStyle25">me,</text:span></text:p>
        <text:p text:style-name="P29"><text:span text:style-name="CharStyle25">the Eternal’s guest</text:span></text:p>
        <text:p text:style-name="P143"><text:span text:style-name="CharStyle25">within his household evermore.</text:span></text:p>
        <text:p text:style-name="P613"><text:span text:style-name="CharStyle28">A song of David.</text:span></text:p>
        <text:p text:style-name="P272"><text:span text:style-name="CharStyle25">The earth belongs to thert 4 1 Eternal, and all earth holds,</text:span></text:p>
        <text:p text:style-name="P629"><text:span text:style-name="CharStyle25">the world and its inhabitants; ’twas he who founded it upon 2 the seas,</text:span></text:p>
        <text:p text:style-name="P321"><text:span text:style-name="CharStyle25">and fixed it on the floods.</text:span></text:p>
        <text:p text:style-name="P272"><text:span text:style-name="CharStyle25">Who may ascend the Eternal’s 3 hill?</text:span></text:p>
        <text:p text:style-name="P303"><text:span text:style-name="CharStyle25">Who may stand within his sacred shrine?</text:span></text:p>
        <text:p text:style-name="P272"><text:span text:style-name="CharStyle25">He only who has clean hands 4 and a heart unstained,</text:span></text:p>
        <text:p text:style-name="P303"><text:span text:style-name="CharStyle25">who never sets his mind on what is false,</text:span></text:p>
        <text:p text:style-name="P629"><text:span text:style-name="CharStyle25">who never breaks his word; he gains a blessing from the S Eternal,</text:span></text:p>
        <text:p text:style-name="P629"><text:span text:style-name="CharStyle25">a boon from God his saviour. Such are the men who are in 6 quest of him,</text:span></text:p>
        <text:p text:style-name="P328"><text:span text:style-name="CharStyle48">who seek the presence of the God of Jacob.</text:span></text:p>
        <text:p text:style-name="P86"><text:span text:style-name="CharStyle25">Raise your arches, </text:span><text:span text:style-name="CharStyle29">0</text:span><text:span text:style-name="CharStyle25"> ye gates, 7</text:span></text:p>
        <text:p text:style-name="P246"><text:span text:style-name="CharStyle25">raise yourselves, you ancient doors!</text:span></text:p>
        <text:p text:style-name="P246"><text:span text:style-name="CharStyle25">Welcome the glorious King!</text:span></text:p>
        <text:list xml:id="list182128582574214" text:style-name="L14">
          <text:list-item>
            <text:p text:style-name="P1147"><text:span text:style-name="CharStyle25"><text:tab/>“But who is the glorious King?”</text:span></text:p>
          </text:list-item>
        </text:list>
        <text:p text:style-name="P246"><text:span text:style-name="CharStyle25">’Tis the Eternal, strong in might,</text:span></text:p>
        <text:p text:style-name="P255"><text:soft-page-break/><text:span text:style-name="CharStyle25">the Eternal conquering from the fight.</text:span></text:p>
        <text:list xml:id="list182147499433523" text:continue-numbering="true" text:style-name="L14">
          <text:list-item>
            <text:p text:style-name="P1156"><text:span text:style-name="CharStyle25"><text:tab/>Raise your arches, O ye gates,</text:span></text:p>
          </text:list-item>
        </text:list>
        <text:p text:style-name="P246"><text:span text:style-name="CharStyle25">raise yourselves, you ancient doors!</text:span></text:p>
        <text:p text:style-name="P537"><text:span text:style-name="CharStyle25">Welcome the glorious King! io “But who is the glorious King?” The Eternal, God of hosts, he is the glorious King.</text:span></text:p>
        <text:p text:style-name="P267"><text:span text:style-name="CharStyle28">A song of David.</text:span></text:p>
        <text:list xml:id="list6256525017639807557" text:style-name="L31">
          <text:list-item>
            <text:p text:style-name="P974"><text:span text:style-name="CharStyle25"><text:tab/>OCjOn thee, Eternal One, I set</text:span></text:p>
          </text:list-item>
        </text:list>
        <text:p text:style-name="P264"><text:span text:style-name="CharStyle25">my heart,</text:span></text:p>
        <text:list xml:id="list182128955935304" text:style-name="L17">
          <text:list-item>
            <text:p text:style-name="P1444"><text:span text:style-name="CharStyle29"><text:tab/></text:span><text:span text:style-name="CharStyle25">all the day long I wait for thee.</text:span></text:p>
          </text:list-item>
        </text:list>
        <text:list xml:id="list182129759319981" text:style-name="L31">
          <text:list-item>
            <text:p text:style-name="P975"><text:span text:style-name="CharStyle25"><text:tab/>In thee I trust; ah disappoint</text:span></text:p>
          </text:list-item>
        </text:list>
        <text:p text:style-name="P401"><text:span text:style-name="CharStyle25">me not,</text:span></text:p>
        <text:p text:style-name="P249"><text:span text:style-name="CharStyle25">never let my foes triumph over me.</text:span></text:p>
        <text:list xml:id="list182148190201766" text:continue-numbering="true" text:style-name="L31">
          <text:list-item>
            <text:p text:style-name="P975"><text:span text:style-name="CharStyle25"><text:tab/>May none who wait for thee be</text:span></text:p>
          </text:list-item>
        </text:list>
        <text:p text:style-name="P401"><text:span text:style-name="CharStyle25">disappointed,</text:span></text:p>
        <text:p text:style-name="P249"><text:span text:style-name="CharStyle25">but those alone who wan­tonly abjure thee.</text:span></text:p>
        <text:list xml:id="list182147971016962" text:continue-numbering="true" text:style-name="L31">
          <text:list-item>
            <text:p text:style-name="P976"><text:span text:style-name="CharStyle25"><text:tab/>Let me see thy ways, O thou</text:span></text:p>
          </text:list-item>
        </text:list>
        <text:p text:style-name="P401"><text:span text:style-name="CharStyle25">Eternal,</text:span></text:p>
        <text:p text:style-name="P249"><text:span text:style-name="CharStyle25">teach me what are thy paths,</text:span></text:p>
        <text:list xml:id="list182146575617700" text:continue-numbering="true" text:style-name="L31">
          <text:list-item>
            <text:p text:style-name="P976"><text:span text:style-name="CharStyle25"><text:tab/>lead me, as thou art true to</text:span></text:p>
          </text:list-item>
        </text:list>
        <text:p text:style-name="P401"><text:span text:style-name="CharStyle25">thy word,</text:span></text:p>
        <text:p text:style-name="P249"><text:span text:style-name="CharStyle25">teach me, for thou art God my help.</text:span></text:p>
        <text:list xml:id="list182147042234820" text:continue-numbering="true" text:style-name="L31">
          <text:list-item>
            <text:p text:style-name="P976"><text:span text:style-name="CharStyle25"><text:tab/>Remember thy compassion and</text:span></text:p>
          </text:list-item>
        </text:list>
        <text:p text:style-name="P401"><text:span text:style-name="CharStyle25">thy kindness,</text:span></text:p>
        <text:p text:style-name="P249"><text:span text:style-name="CharStyle25">for they are thine of old, O thou Eternal;</text:span></text:p>
        <text:list xml:id="list182146817064302" text:continue-numbering="true" text:style-name="L31">
          <text:list-item>
            <text:p text:style-name="P976"><text:span text:style-name="CharStyle25"><text:tab/>remember not my faults of</text:span></text:p>
          </text:list-item>
        </text:list>
        <text:p text:style-name="P401"><text:span text:style-name="CharStyle25">youth,</text:span></text:p>
        <text:p text:style-name="P249"><text:span text:style-name="CharStyle25">and in remembering my sins be kind to me.</text:span></text:p>
        <text:list xml:id="list182147790286347" text:continue-numbering="true" text:style-name="L31">
          <text:list-item>
            <text:p text:style-name="P976"><text:span text:style-name="CharStyle25"><text:tab/>Kind and upright is the</text:span></text:p>
          </text:list-item>
        </text:list>
        <text:p text:style-name="P401"><text:span text:style-name="CharStyle25">Eternal,</text:span></text:p>
        <text:p text:style-name="P249"><text:span text:style-name="CharStyle25">he teaches any who go astray,</text:span></text:p>
        <text:list xml:id="list182146555146123" text:continue-numbering="true" text:style-name="L31">
          <text:list-item>
            <text:p text:style-name="P976"><text:span text:style-name="CharStyle25"><text:tab/>guiding humble souls aright,</text:span></text:p>
          </text:list-item>
        </text:list>
        <text:p text:style-name="P249"><text:soft-page-break/><text:span text:style-name="CharStyle25">teaching humble souls his way;</text:span></text:p>
        <text:p text:style-name="P272"><text:span text:style-name="CharStyle25">kindly and faithfully he ever io deals</text:span></text:p>
        <text:p text:style-name="P303"><text:span text:style-name="CharStyle25">with those who keep his com­pact and commands.</text:span></text:p>
        <text:list xml:id="list8860947750897614507" text:style-name="L32">
          <text:list-item>
            <text:p text:style-name="P1089"><text:span text:style-name="CharStyle25"><text:tab/>thou Eternal, as thou art thy- n</text:span></text:p>
          </text:list-item>
        </text:list>
        <text:p text:style-name="P451"><text:span text:style-name="CharStyle25">self,</text:span></text:p>
        <text:p text:style-name="P303"><text:span text:style-name="CharStyle25">pardon my guilt, for it is great.</text:span></text:p>
        <text:p text:style-name="P272"><text:span text:style-name="CharStyle25">Whoever reverences the Eter- </text:span><text:span text:style-name="CharStyle29">13 </text:span><text:span text:style-name="CharStyle25">nal, learns</text:span></text:p>
        <text:p text:style-name="P303"><text:span text:style-name="CharStyle25">what is the right course to take;</text:span></text:p>
        <text:p text:style-name="P272"><text:span text:style-name="CharStyle25">his own life shall continue pros- 13 perous,</text:span></text:p>
        <text:p text:style-name="P303"><text:span text:style-name="CharStyle25">and his posterity shall hold their land.</text:span></text:p>
        <text:p text:style-name="P31"><text:span text:style-name="CharStyle25">Those who revere the Eternal 14 have his confidence; his compact is to instruct them.</text:span></text:p>
        <text:p text:style-name="P272"><text:span text:style-name="CharStyle25">Mine eyes always are on the 15 Eternal,</text:span></text:p>
        <text:p text:style-name="P303"><text:span text:style-name="CharStyle25">for he will clear me from per­plexities.</text:span></text:p>
        <text:p text:style-name="P67"><text:span text:style-name="CharStyle25">Turn to me and have pity,<text:tab/>16</text:span></text:p>
        <text:p text:style-name="P303"><text:span text:style-name="CharStyle25">for I am lonely and low;</text:span></text:p>
        <text:p text:style-name="P494"><text:span text:style-name="CharStyle25">relieve the anguish of my heart, 17 free me from all this pressure.</text:span></text:p>
        <text:p text:style-name="P272"><text:span text:style-name="CharStyle25">Confront my foes, for they are 19 many,</text:span></text:p>
        <text:p text:style-name="P303"><text:span text:style-name="CharStyle25">and cruelly they hate me.</text:span></text:p>
        <text:p text:style-name="P494"><text:span text:style-name="CharStyle25">Consider my distress and pain, 18 and pardon all my sins.</text:span></text:p>
        <text:p text:style-name="P31"><text:span text:style-name="CharStyle25">Preserve me and deliver me; 20 ah disappoint me not, as I take shelter with thee.</text:span></text:p>
        <text:p text:style-name="P31"><text:span text:style-name="CharStyle25">May my devotion and my loy- 21 alty preserve me, for I am waiting for thyself,</text:span></text:p>
        <text:p text:style-name="P451"><text:span text:style-name="CharStyle29">0</text:span><text:span text:style-name="CharStyle25"> thou Eternal.</text:span></text:p>
        <text:p text:style-name="P294"><text:span text:style-name="CharStyle29">[[0</text:span><text:span text:style-name="CharStyle25"> God, bring Israel safe out 22 of all its troubles.]]</text:span></text:p>
        <text:p text:style-name="P796"><text:span text:style-name="CharStyle28">A song of David.</text:span></text:p>
        <text:p text:style-name="P31"><text:span text:style-name="CharStyle25">Right me, </text:span><text:span text:style-name="CharStyle29">0</text:span><text:span text:style-name="CharStyle25"> thou Eternal, </text:span><text:span text:style-name="CharStyle31">fy/Z </text:span><text:span text:style-name="CharStyle39"><text:span text:style-name="T1">1 </text:span></text:span><text:span text:style-name="CharStyle25">for my life is right; my trust in the Eternal never wavers.</text:span></text:p>
        <text:p text:style-name="P511"><text:span text:style-name="CharStyle25">Test me, </text:span><text:span text:style-name="CharStyle29">0</text:span><text:span text:style-name="CharStyle25"> thou Eternal, try me, 2 prove me, in heart and mind.</text:span></text:p>
        <text:list xml:id="list182147486904137" text:continue-numbering="true" text:style-name="L32">
          <text:list-item>
            <text:p text:style-name="P1128"><text:span text:style-name="CharStyle25"><text:tab/>have looked always to thy love, 3</text:span></text:p>
          </text:list-item>
        </text:list>
      </text:section>
      <text:section text:style-name="Sect3" text:name="Section10">
        <text:p text:style-name="P1410"><draw:frame draw:style-name="fr3" draw:name="131" text:anchor-type="paragraph" svg:x="2.2091in" svg:y="4.1165in" svg:width="1.9071in" draw:z-index="198"><draw:text-box fo:min-height="0.2429in"><text:p text:style-name="P133"><text:span text:style-name="CharStyle41">A song of David.</text:span></text:p><text:p><draw:frame draw:style-name="fr7" draw:name="132" text:anchor-type="as-char" svg:width="1.9071in" svg:height="0.2465in" draw:z-index="0"><draw:image xlink:href="Pictures/100000000000011E00000025D88FAA53.jpg" xlink:type="simple" xlink:show="embed" xlink:actuate="onLoad"/></draw:frame></text:p><text:p text:style-name="P138"><text:span text:style-name="CharStyle43">whom shall I fear?</text:span></text:p></draw:text-box></draw:frame><text:span text:style-name="CharStyle25">I have lived loyal to thee;</text:span></text:p>
        <text:list xml:id="list182128708902143" text:style-name="L21">
          <text:list-item>
            <text:p text:style-name="P1000"><text:span text:style-name="CharStyle25"><text:tab/>I never joined false men,</text:span></text:p>
          </text:list-item>
        </text:list>
        <text:list xml:id="list8862035540062460495" text:style-name="L33">
          <text:list-item>
            <text:p text:style-name="P1411"><text:span text:style-name="CharStyle25"><text:tab/>would not be seen with hypocrites,</text:span></text:p>
          </text:list-item>
        </text:list>
        <text:list xml:id="list182130168563342" text:style-name="L21">
          <text:list-item>
            <text:p text:style-name="P1000"><text:span text:style-name="CharStyle25"><text:tab/>I hate the wicked party,</text:span></text:p>
          </text:list-item>
        </text:list>
        <text:list xml:id="list2530547077859311682" text:style-name="L34">
          <text:list-item>
            <text:p text:style-name="P1412"><text:span text:style-name="CharStyle25"><text:tab/>never would join the un­godly;</text:span></text:p>
          </text:list-item>
        </text:list>
        <text:list xml:id="list182128947205557" text:style-name="L21">
          <text:list-item>
            <text:p text:style-name="P1000"><text:span text:style-name="CharStyle25"><text:tab/>but blamelessly I wash my</text:span></text:p>
          </text:list-item>
        </text:list>
        <text:p text:style-name="P661"><text:span text:style-name="CharStyle25">hands</text:span></text:p>
        <text:p text:style-name="P246"><text:span text:style-name="CharStyle25">and move around thine altar, O Eternal.</text:span></text:p>
        <text:list xml:id="list182128376998752" text:style-name="L19">
          <text:list-item>
            <text:p text:style-name="P997"><text:span text:style-name="CharStyle25"><text:tab/>I love the precincts of thy house,</text:span></text:p>
          </text:list-item>
        </text:list>
        <text:p text:style-name="P246"><text:span text:style-name="CharStyle25">the mansion of thy majesty;</text:span></text:p>
        <text:list xml:id="list182130195907258" text:style-name="L21">
          <text:list-item>
            <text:p text:style-name="P1000"><text:span text:style-name="CharStyle25"><text:tab/>I love to sing my thanks aloud,</text:span></text:p>
          </text:list-item>
        </text:list>
        <text:p text:style-name="P255"><text:span text:style-name="CharStyle25">telling of all thy wondrous deeds.</text:span></text:p>
        <text:list xml:id="list182129260604583" text:style-name="L19">
          <text:list-item>
            <text:p text:style-name="P1001"><text:span text:style-name="CharStyle25"><text:tab/>Sweep me not away with sinful</text:span></text:p>
          </text:list-item>
        </text:list>
        <text:p text:style-name="P661"><text:span text:style-name="CharStyle25">men,</text:span></text:p>
        <text:p text:style-name="P246"><text:span text:style-name="CharStyle25">slay me not with the blood­thirsty,</text:span></text:p>
        <text:list xml:id="list182148066643553" text:continue-numbering="true" text:style-name="L19">
          <text:list-item>
            <text:p text:style-name="P1169"><text:span text:style-name="CharStyle25"><text:tab/>whose hands are stained with</text:span></text:p>
          </text:list-item>
        </text:list>
        <text:p text:style-name="P661"><text:span text:style-name="CharStyle25">outrage,</text:span></text:p>
        <text:p text:style-name="P246"><text:span text:style-name="CharStyle25">their right hands full of bribes.</text:span></text:p>
        <text:list xml:id="list182147270391390" text:continue-numbering="true" text:style-name="L19">
          <text:list-item>
            <text:p text:style-name="P1169"><text:span text:style-name="CharStyle25"><text:tab/>But my own life is right;</text:span></text:p>
          </text:list-item>
        </text:list>
        <text:p text:style-name="P246"><text:span text:style-name="CharStyle25">so do thou save me and be gracious to me.</text:span></text:p>
        <text:p text:style-name="P700"><text:span text:style-name="CharStyle25">is And when my foot rests on the temple-floor,</text:span></text:p>
        <text:p text:style-name="P246"><text:span text:style-name="CharStyle25">then will I bless the Eternal in the choir.</text:span></text:p>
        <text:p text:style-name="P741"><text:span text:style-name="CharStyle25">The Eternal is the fortress of my life;</text:span></text:p>
        <text:p text:style-name="P247"><text:span text:style-name="CharStyle25">whom shall I dread?</text:span></text:p>
        <text:list xml:id="list182128709535795" text:style-name="L32">
          <text:list-item>
            <text:p text:style-name="P1009"><text:span text:style-name="CharStyle25"><text:tab/>When evil men assail me</text:span></text:p>
          </text:list-item>
        </text:list>
        <text:p text:style-name="P247"><text:span text:style-name="CharStyle25">with their slanders,</text:span></text:p>
        <text:p text:style-name="P690"><text:span text:style-name="CharStyle25">’tis they, my enemies and foes, who stumble to their fall.</text:span></text:p>
        <text:list xml:id="list182147506542811" text:continue-numbering="true" text:style-name="L32">
          <text:list-item>
            <text:p text:style-name="P1009"><text:span text:style-name="CharStyle25"><text:tab/>Even though an army were</text:span></text:p>
          </text:list-item>
        </text:list>
        <text:p text:style-name="P663"><text:span text:style-name="CharStyle25">arrayed against me, my heart would have no fear; though war were waged on me, still would I be confident. </text:span><text:span text:style-name="CharStyle25"><text:span text:style-name="T1"><text:note text:id="ftn14" text:note-class="footnote"><text:note-citation>0</text:note-citation><text:note-body><text:p text:style-name="P121"><text:span text:style-name="CharStyle4"><text:tab/>One thing alone I ask from the</text:span></text:p><text:p text:style-name="P407"><text:span text:style-name="CharStyle4">Eternal,</text:span></text:p></text:note-body></text:note></text:span></text:span></text:p>
        <text:p text:style-name="P629"><text:span text:style-name="CharStyle25">one thing do I desire, a vision of the Eternal’s good­ness</text:span></text:p>
        <text:p text:style-name="P303"><text:soft-page-break/><text:span text:style-name="CharStyle25">in the temple at the morning- hour.</text:span></text:p>
        <text:p text:style-name="P272"><text:span text:style-name="CharStyle25">For he hides me within his own 5 pavilion</text:span></text:p>
        <text:p text:style-name="P629"><text:span text:style-name="CharStyle25">on the day of trouble, he shelters me within his shrine, he sets me safe upon a rock.</text:span></text:p>
        <text:p text:style-name="P272"><text:span text:style-name="CharStyle25">He will now lift me up to vie- 6 tory,</text:span></text:p>
        <text:p text:style-name="P629"><text:span text:style-name="CharStyle25">high over all my foes around; and I will sacrifice within his shrine,</text:span></text:p>
        <text:p text:style-name="P303"><text:span text:style-name="CharStyle25">and make my joyful praise re­sound.</text:span></text:p>
        <text:p text:style-name="P649"><text:span text:style-name="CharStyle28">* * *</text:span></text:p>
        <text:p text:style-name="P45"><text:span text:style-name="CharStyle25">O<text:tab/>thou Eternal, listen to my cry, 7 be gracious to me, answer me.</text:span></text:p>
        <text:p text:style-name="P282"><text:span text:style-name="CharStyle25">’Tis my heart calling, “Thy face 8 I do seek.”</text:span></text:p>
        <text:list xml:id="list454236328866860800" text:style-name="L35">
          <text:list-item>
            <text:p text:style-name="P978"><text:span text:style-name="CharStyle25"><text:tab/>thou Eternal, hide not thy 9</text:span></text:p>
          </text:list-item>
        </text:list>
        <text:p text:style-name="P450"><text:span text:style-name="CharStyle25">face from me,</text:span></text:p>
        <text:p text:style-name="P283"><text:span text:style-name="CharStyle25">turn not thy servant away in anger;</text:span></text:p>
        <text:p text:style-name="P43"><text:span text:style-name="CharStyle25">help me, do not abandon me, forsake me not, O God my saviour.</text:span></text:p>
        <text:p text:style-name="P282"><text:span text:style-name="CharStyle25">(When my father and mother io forsake me,</text:span></text:p>
        <text:p text:style-name="P296"><text:span text:style-name="CharStyle25">the Eternal will -take care of me.)</text:span></text:p>
        <text:p text:style-name="P282"><text:span text:style-name="CharStyle25">Teach me what is thy way, On thou Eternal,</text:span></text:p>
        <text:p text:style-name="P633"><text:span text:style-name="CharStyle25">and lead me by a level road; let not my foes thwart me— leave me not to the fury of my 12 foes,</text:span></text:p>
        <text:p text:style-name="P644"><text:span text:style-name="CharStyle25">for false witnesses have started up against me, breathing injury to me.</text:span></text:p>
        <text:list xml:id="list182147963258337" text:continue-numbering="true" text:style-name="L35">
          <text:list-item>
            <text:p text:style-name="P1139"><text:span text:style-name="CharStyle25"><text:tab/>do believe I shall yet see 13 the Eternal good to me, in the</text:span></text:p>
          </text:list-item>
        </text:list>
        <text:p text:style-name="P450"><text:span text:style-name="CharStyle25">land of the living.</text:span></text:p>
        <text:p text:style-name="P142"><text:span text:style-name="CharStyle25">Wait for the Eternal; be strong, 14 my soul, be brave; yes, wait for the Eternal.</text:span></text:p>
        <text:p text:style-name="P1532"><text:span text:style-name="CharStyle28">A song of David.</text:span></text:p>
        <text:list xml:id="list4648879484617764262" text:style-name="L36">
          <text:list-item>
            <text:p text:style-name="P1172"><text:span text:style-name="CharStyle25"><text:tab/>OQ O thou my Strength, I call</text:span></text:p>
          </text:list-item>
        </text:list>
        <text:p text:style-name="P784"><text:span text:style-name="CharStyle25">to thee, be not deaf to me; lest, if thou art deaf, I droop like a dying man.</text:span></text:p>
        <text:list xml:id="list182147301589490" text:continue-numbering="true" text:style-name="L36">
          <text:list-item>
            <text:p text:style-name="P963"><text:span text:style-name="CharStyle25"><text:tab/>Listen to my voice of pleading</text:span></text:p>
          </text:list-item>
        </text:list>
        <text:p text:style-name="P807"><text:span text:style-name="CharStyle25">as I cry to thee,</text:span></text:p>
        <text:p text:style-name="P794"><text:span text:style-name="CharStyle25">as I lift my hands thus toward thy sacred shrine.</text:span></text:p>
        <text:list xml:id="list182147182363453" text:continue-numbering="true" text:style-name="L36">
          <text:list-item>
            <text:p text:style-name="P963"><text:span text:style-name="CharStyle25"><text:tab/>Drag me not off with the un­</text:span></text:p>
          </text:list-item>
        </text:list>
        <text:p text:style-name="P807"><text:span text:style-name="CharStyle25">godly, with wrongdoers, who speak smoothly to their fellows, with evil in their hearts;</text:span></text:p>
        <text:list xml:id="list182148279485536" text:continue-numbering="true" text:style-name="L36">
          <text:list-item>
            <text:p text:style-name="P1176"><text:span text:style-name="CharStyle25"><text:tab/>requite them for their evil prac­</text:span></text:p>
          </text:list-item>
        </text:list>
        <text:p text:style-name="P807"><text:span text:style-name="CharStyle25">tices, for their misdeeds, let them have all they deserve for all they have done.</text:span></text:p>
        <text:list xml:id="list182147974413760" text:continue-numbering="true" text:style-name="L36">
          <text:list-item>
            <text:p text:style-name="P1176"><text:span text:style-name="CharStyle25"><text:tab/>[[Since they heed not what the</text:span></text:p>
          </text:list-item>
        </text:list>
        <text:p text:style-name="P809"><text:span text:style-name="CharStyle25">Eternal has in hand, and never see what he is doing, he pulls them down, he does not build them up.]]</text:span></text:p>
        <text:list xml:id="list182147651045985" text:continue-numbering="true" text:style-name="L36">
          <text:list-item>
            <text:p text:style-name="P1176"><text:span text:style-name="CharStyle25"><text:tab/>Blessed be the Eternal, who has</text:span></text:p>
          </text:list-item>
        </text:list>
        <text:p text:style-name="P704"><text:span text:style-name="CharStyle25">listened to my voice of pleading!</text:span></text:p>
        <text:list xml:id="list182146718513461" text:continue-numbering="true" text:style-name="L36">
          <text:list-item>
            <text:p text:style-name="P1176"><text:span text:style-name="CharStyle25"><text:tab/>The Eternal is my strength and</text:span></text:p>
          </text:list-item>
        </text:list>
        <text:p text:style-name="P704"><text:span text:style-name="CharStyle25">shield, my heart has faith in him;</text:span></text:p>
        <text:p text:style-name="P677"><text:span text:style-name="CharStyle25">so I am helped, my heart exults,<text:line-break/>and I sing to his praise,</text:span></text:p>
        <text:list xml:id="list182147875956638" text:continue-numbering="true" text:style-name="L36">
          <text:list-item>
            <text:p text:style-name="P1176"><text:span text:style-name="CharStyle25"><text:tab/>to the Eternal, the strength of</text:span></text:p>
          </text:list-item>
        </text:list>
        <text:p text:style-name="P712"><text:span text:style-name="CharStyle25">his people, a saving strong­hold for his chosen.</text:span></text:p>
        <text:list xml:id="list182147782113137" text:continue-numbering="true" text:style-name="L36">
          <text:list-item>
            <text:p text:style-name="P1176"><text:span text:style-name="CharStyle25"><text:tab/>Save thy people, bless thine</text:span></text:p>
          </text:list-item>
        </text:list>
        <text:p text:style-name="P807"><text:span text:style-name="CharStyle25">heritage,</text:span></text:p>
        <text:p text:style-name="P795"><text:span text:style-name="CharStyle25">shepherd them, carrying them for ever.</text:span></text:p>
        <text:p text:style-name="P675"><text:span text:style-name="CharStyle28">A song of David.</text:span></text:p>
        <text:list xml:id="list8274387341739043993" text:style-name="L37">
          <text:list-item>
            <text:p text:style-name="P1010"><text:span text:style-name="CharStyle25"><text:tab/>nn Praise the Eternal, O ye</text:span></text:p>
          </text:list-item>
        </text:list>
        <text:p text:style-name="P884"><text:span text:style-name="CharStyle25">angels,</text:span></text:p>
        <text:p text:style-name="P792"><text:span text:style-name="CharStyle25">praise the Eternal for his might and glory!</text:span></text:p>
        <text:list xml:id="list182147211480887" text:continue-numbering="true" text:style-name="L37">
          <text:list-item>
            <text:p text:style-name="P1011"><text:span text:style-name="CharStyle25"><text:tab/>Praise the Eternal for his open</text:span></text:p>
          </text:list-item>
        </text:list>
        <text:p text:style-name="P808"><text:span text:style-name="CharStyle25">glory,</text:span></text:p>
        <text:p text:style-name="P792"><text:span text:style-name="CharStyle25">worship the Eternal in festal attire!</text:span></text:p>
        <text:p text:style-name="P31"><text:span text:style-name="CharStyle25">The voice of the Eternal peals 3 across the waters— it is the God of glory thun­dering,</text:span></text:p>
        <text:p text:style-name="P303"><text:soft-page-break/><text:span text:style-name="CharStyle25">the Eternal pealing over the mighty waters,</text:span></text:p>
        <text:p text:style-name="P31"><text:span text:style-name="CharStyle25">the mighty voice of the Eternal, 4 the majestic voice of the Eternal!</text:span></text:p>
        <text:p text:style-name="P272"><text:span text:style-name="CharStyle25">The voice of the Eternal shat- 5 ters cedars,</text:span></text:p>
        <text:p text:style-name="P303"><text:span text:style-name="CharStyle25">the Eternal shatters Leba­non’s cedars,</text:span></text:p>
        <text:p text:style-name="P494"><text:span text:style-name="CharStyle25">till like a calf Lebanon leaps, 6 and Sirion like an antelope.</text:span></text:p>
        <text:p text:style-name="P272"><text:span text:style-name="CharStyle25">The voice of the Eternal splits 7 the rocks,</text:span></text:p>
        <text:p text:style-name="P303"><text:span text:style-name="CharStyle25">splits them with flashes of fire;</text:span></text:p>
        <text:p text:style-name="P282"><text:span text:style-name="CharStyle25">the voice of the Eternal whirls 8 the sand,</text:span></text:p>
        <text:p text:style-name="P307"><text:span text:style-name="CharStyle25">the Eternal whirls the desert of Kadesh.</text:span></text:p>
        <text:p text:style-name="P282"><text:span text:style-name="CharStyle25">The voice of the Eternal twists 9 the trees,</text:span></text:p>
        <text:p text:style-name="P307"><text:span text:style-name="CharStyle25">the voice of the Eternal strips the forest—</text:span></text:p>
        <text:p text:style-name="P320"><text:span text:style-name="CharStyle25">while in his palace all are chanting, “Glory!”</text:span></text:p>
        <text:p text:style-name="P43"><text:span text:style-name="CharStyle25">At the Flood the Eternal was io enthroned as King, and King he sits for evermore,</text:span></text:p>
        <text:p text:style-name="P282"><text:span text:style-name="CharStyle25">bestowing strength upon his </text:span><text:span text:style-name="CharStyle32">ii </text:span><text:span text:style-name="CharStyle25">people,</text:span></text:p>
        <text:p text:style-name="P326"><text:span text:style-name="CharStyle25">blessing his people with peace.</text:span></text:p>
        <text:p text:style-name="P500"><text:span text:style-name="CharStyle28">For the dedication festival.</text:span><text:span text:style-name="CharStyle38"> A </text:span><text:span text:style-name="CharStyle28">song of David.</text:span></text:p>
        <text:p text:style-name="P31"><text:span text:style-name="CharStyle25">I will extol thee, O Eternal, OA for thou hast lifted me, *-* ” i and hast not left my foes to rejoice over me;</text:span></text:p>
        <text:p text:style-name="P31"><text:span text:style-name="CharStyle25">O thou Eternal, my God, I called 2 for help to thee, and thou hast caused me to re­cover,</text:span></text:p>
        <text:p text:style-name="P31"><text:span text:style-name="CharStyle25">lifting me up, O thou Eternal, 3 from the world below, calling me back to life from the grave beneath.</text:span></text:p>
      </text:section>
      <text:section text:style-name="Sect6" text:name="Section11">
        <text:list xml:id="list182128699127108" text:style-name="L32">
          <text:list-item>
            <text:p text:style-name="P1361"><text:span text:style-name="CharStyle25"><text:tab/>Sing praise to the Eternal, ye</text:span></text:p>
          </text:list-item>
        </text:list>
        <text:p text:style-name="P387"><text:span text:style-name="CharStyle25">devout,</text:span></text:p>
        <text:p text:style-name="P365"><text:span text:style-name="CharStyle25">give thanks, as you recall his sacred name;</text:span></text:p>
        <text:list xml:id="list182147732313879" text:continue-numbering="true" text:style-name="L32">
          <text:list-item>
            <text:p text:style-name="P1177"><text:span text:style-name="CharStyle25"><text:tab/>for his anger only lasts a mo­</text:span></text:p>
          </text:list-item>
        </text:list>
        <text:p text:style-name="P387"><text:span text:style-name="CharStyle25">ment,</text:span></text:p>
        <text:p text:style-name="P674"><text:span text:style-name="CharStyle25">his favour lasts a lifetime; tears may visit us at night, but in the morning there are shouts of joy.</text:span></text:p>
        <text:list xml:id="list182147763464598" text:continue-numbering="true" text:style-name="L32">
          <text:list-item>
            <text:p text:style-name="P1177"><text:span text:style-name="CharStyle25"><text:tab/>When I was prospering, I</text:span></text:p>
          </text:list-item>
        </text:list>
        <text:p text:style-name="P387"><text:span text:style-name="CharStyle25">thought</text:span></text:p>
        <text:p text:style-name="P670"><text:span text:style-name="CharStyle25">I never would be shaken;</text:span></text:p>
        <text:list xml:id="list182148391459008" text:continue-numbering="true" text:style-name="L32">
          <text:list-item>
            <text:p text:style-name="P1177"><text:span text:style-name="CharStyle25"><text:tab/>for on a strong hill, O Eternal</text:span></text:p>
          </text:list-item>
        </text:list>
        <text:p text:style-name="P387"><text:span text:style-name="CharStyle25">One,</text:span></text:p>
        <text:p text:style-name="P365"><text:span text:style-name="CharStyle25">thou hadst set me, by thy favour;</text:span></text:p>
        <text:p text:style-name="P550"><text:span text:style-name="CharStyle25">but when thy favour was with­drawn,</text:span></text:p>
        <text:p text:style-name="P674"><text:span text:style-name="CharStyle25">I fell into dismay.</text:span></text:p>
        <text:list xml:id="list182148345949065" text:continue-numbering="true" text:style-name="L32">
          <text:list-item>
            <text:p text:style-name="P1177"><text:span text:style-name="CharStyle25"><text:tab/>I cried to thee, Eternal One,</text:span></text:p>
          </text:list-item>
        </text:list>
        <text:p text:style-name="P670"><text:span text:style-name="CharStyle25">appealing to my God,</text:span></text:p>
        <text:list xml:id="list182147205434150" text:continue-numbering="true" text:style-name="L32">
          <text:list-item>
            <text:p text:style-name="P1530"><text:span text:style-name="CharStyle48"><text:tab/>“What profit would my death</text:span></text:p>
          </text:list-item>
        </text:list>
        <text:p text:style-name="P387"><text:span text:style-name="CharStyle25">be,</text:span></text:p>
        <text:p text:style-name="P670"><text:span text:style-name="CharStyle25">if I went down to the grave? Can the dust of death praise thee,</text:span></text:p>
        <text:p text:style-name="P674"><text:span text:style-name="CharStyle25">or testify to thy faithfulness?</text:span></text:p>
        <text:list xml:id="list182146289958948" text:continue-numbering="true" text:style-name="L32">
          <text:list-item>
            <text:p text:style-name="P1179"><text:span text:style-name="CharStyle25"><text:tab/>Ah listen, O Eternal One, be</text:span></text:p>
          </text:list-item>
        </text:list>
        <text:p text:style-name="P387"><text:span text:style-name="CharStyle25">gracious,</text:span></text:p>
        <text:p text:style-name="P670"><text:span text:style-name="CharStyle25">O thou Eternal, be my help!”</text:span></text:p>
        <text:list xml:id="list182147995809615" text:continue-numbering="true" text:style-name="L32">
          <text:list-item>
            <text:p text:style-name="P1179"><text:span text:style-name="CharStyle25"><text:tab/>And thou didst change my</text:span></text:p>
          </text:list-item>
        </text:list>
        <text:p text:style-name="P389"><text:span text:style-name="CharStyle25">mourning into dancing, stripping my sackcloth, gird­ling me with joy,</text:span></text:p>
        <text:p text:style-name="P151"><text:span text:style-name="CharStyle39">13</text:span><text:span text:style-name="CharStyle25"> that my soul might sing thy praises without ceasing, that I might thank thee, O my God, for ever.</text:span></text:p>
        <text:p text:style-name="P870"><text:span text:style-name="CharStyle28">From the Choirmaster’s collec­tion. A song of David.</text:span></text:p>
        <text:p text:style-name="P651"><text:span text:style-name="CharStyle25"><text:span text:style-name="T1">1</text:span></text:span><text:span text:style-name="CharStyle25"> O "I With thee, O thou Eternal, *-*<text:tab/>I take shelter,</text:span></text:p>
        <text:p text:style-name="P670"><text:span text:style-name="CharStyle25">never let me be disappointed; oh rescue me, as thou art faithful.</text:span></text:p>
        <text:list xml:id="list182130182279070" text:style-name="L37">
          <text:list-item>
            <text:p text:style-name="P1180"><text:span text:style-name="CharStyle39"><text:tab/></text:span><text:span text:style-name="CharStyle25">Turn thine ear to me,</text:span></text:p>
          </text:list-item>
        </text:list>
        <text:p text:style-name="P206"><text:soft-page-break/><text:span text:style-name="CharStyle25">delay not to deliver me;</text:span></text:p>
        <text:p text:style-name="P31"><text:span text:style-name="CharStyle25">be a rock of refuge for me, a hill-fort to protect me, for thou art my crag and </text:span><text:span text:style-name="CharStyle29">3 </text:span><text:span text:style-name="CharStyle25">castle.</text:span></text:p>
        <text:p text:style-name="P168"><text:span text:style-name="CharStyle25">As thou art God, oh lead me, guide me,</text:span></text:p>
        <text:p text:style-name="P206"><text:span text:style-name="CharStyle25">safe from the snares spread </text:span><text:span text:style-name="CharStyle29">4 </text:span><text:span text:style-name="CharStyle25">cunningly to catch me.</text:span></text:p>
        <text:p text:style-name="P410"><text:span text:style-name="CharStyle25">Thou art my stronghold,</text:span></text:p>
        <text:p text:style-name="P196"><text:span text:style-name="CharStyle25">I put my life into thy hands; 5 and, </text:span><text:span text:style-name="CharStyle29">0</text:span><text:span text:style-name="CharStyle25"> Eternal, O thou faith­ful God, thou savest me.</text:span></text:p>
        <text:p text:style-name="P31"><text:span text:style-name="CharStyle25">Those who heed empty idols, 6 thou wilt hate; but in the Eternal I do put my faith.</text:span></text:p>
        <text:p text:style-name="P31"><text:span text:style-name="CharStyle25">I will exult rejoicing in thy love, 7 who hast looked upon my misery</text:span></text:p>
        <text:p text:style-name="P206"><text:span text:style-name="CharStyle25">and thought of my life in ad­versity,</text:span></text:p>
        <text:p text:style-name="P144"><text:span text:style-name="CharStyle25">who hast not left me in the 8 clutches of my foes, but hast set me at liberty.</text:span></text:p>
        <text:p text:style-name="P31"><text:span text:style-name="CharStyle25">Have pity on me, Eternal One; 9 I am in misery, my health is wasting under my woe,</text:span></text:p>
        <text:p text:style-name="P410"><text:span text:style-name="CharStyle25">my life eaten away with sorrow, io and my years with sighing;</text:span></text:p>
        <text:p text:style-name="P31"><text:span text:style-name="CharStyle25">my strength gives way under my punishment, my body falls to pieces.</text:span></text:p>
        <text:p text:style-name="P410"><text:span text:style-name="CharStyle25">I am the scorn of all my foes, n the butt of all my fellows;</text:span></text:p>
        <text:p text:style-name="P410"><text:span text:style-name="CharStyle25">my very friends are horrified, men shun me in the street;</text:span></text:p>
        <text:p text:style-name="P168"><text:span text:style-name="CharStyle25">I am forgotten like a buried 12 corpse,</text:span></text:p>
        <text:p text:style-name="P206"><text:span text:style-name="CharStyle25">flung aside like a discarded pot.</text:span></text:p>
        <text:p text:style-name="P31"><text:span text:style-name="CharStyle25">At every turn I am in terror, 13 for I hear many whisper­ing,</text:span></text:p>
        <text:p text:style-name="P410"><text:span text:style-name="CharStyle25">men making plans against me, plotting to take my life.</text:span></text:p>
        <text:p text:style-name="P410"><text:span text:style-name="CharStyle25">But on thee, </text:span><text:span text:style-name="CharStyle29">0</text:span><text:span text:style-name="CharStyle25"> Eternal, I rely; 14 I say, “Thou art my God.”</text:span></text:p>
        <text:p text:style-name="P410"><text:span text:style-name="CharStyle25">My fate lies in thy hands;</text:span></text:p>
      </text:section>
      <text:section text:style-name="Sect6" text:name="Section12">
        <text:p text:style-name="P1403"><text:span text:style-name="CharStyle25">oh rid me of my foes and my</text:span></text:p>
        <text:p text:style-name="P387"><text:span text:style-name="CharStyle25">pursuers,</text:span></text:p>
        <text:list xml:id="list290845872418064962" text:style-name="L38">
          <text:list-item>
            <text:p text:style-name="P1184"><text:span text:style-name="CharStyle25"><text:tab/>smile on thy servant,</text:span></text:p>
          </text:list-item>
        </text:list>
        <text:p text:style-name="P365"><text:span text:style-name="CharStyle25">in thy love succour me.</text:span></text:p>
        <text:list xml:id="list182147662952251" text:continue-numbering="true" text:style-name="L38">
          <text:list-item>
            <text:p text:style-name="P1184"><text:span text:style-name="CharStyle25"><text:tab/>On thee have I called, </text:span><text:span text:style-name="CharStyle29">0</text:span><text:span text:style-name="CharStyle25"> Eter­</text:span></text:p>
          </text:list-item>
        </text:list>
        <text:p text:style-name="P387"><text:span text:style-name="CharStyle25">nal,</text:span></text:p>
        <text:p text:style-name="P670"><text:span text:style-name="CharStyle25">disappoint me not; disappoint the wicked, send them to the silent grave!</text:span></text:p>
        <text:list xml:id="list182147121434146" text:continue-numbering="true" text:style-name="L38">
          <text:list-item>
            <text:p text:style-name="P1184"><text:span text:style-name="CharStyle25"><text:tab/>Strike dumb these lying lips,</text:span></text:p>
          </text:list-item>
        </text:list>
        <text:p text:style-name="P377"><text:span text:style-name="CharStyle25">so insolent in pride and scorn against the just!</text:span></text:p>
        <text:list xml:id="list182147033001538" text:continue-numbering="true" text:style-name="L38">
          <text:list-item>
            <text:p text:style-name="P1185"><text:span text:style-name="CharStyle25"><text:tab/>What wealth of kindness thou</text:span></text:p>
          </text:list-item>
        </text:list>
        <text:p text:style-name="P342"><text:span text:style-name="CharStyle25">hast laid up for thy wor­shippers,</text:span></text:p>
        <text:p text:style-name="P365"><text:span text:style-name="CharStyle25">and shown to those who shelter with thyself!</text:span></text:p>
        <text:list xml:id="list182147730986697" text:continue-numbering="true" text:style-name="L38">
          <text:list-item>
            <text:p text:style-name="P1187"><text:span text:style-name="CharStyle25"><text:tab/>Thou hidest them under thy</text:span></text:p>
          </text:list-item>
        </text:list>
        <text:p text:style-name="P387"><text:span text:style-name="CharStyle25">wings from human plots, thou shelterest them from the scourge of slander!</text:span></text:p>
        <text:list xml:id="list182147158943140" text:continue-numbering="true" text:style-name="L38">
          <text:list-item>
            <text:p text:style-name="P1187"><text:span text:style-name="CharStyle25"><text:tab/>Blessed be the Eternal,</text:span></text:p>
          </text:list-item>
        </text:list>
        <text:p text:style-name="P365"><text:span text:style-name="CharStyle25">for wondrous favour shown me in desperate plight.</text:span></text:p>
        <text:list xml:id="list182148333136025" text:continue-numbering="true" text:style-name="L38">
          <text:list-item>
            <text:p text:style-name="P1187"><text:span text:style-name="CharStyle25"><text:tab/>In my distraction I cried out,</text:span></text:p>
          </text:list-item>
        </text:list>
        <text:p text:style-name="P670"><text:span text:style-name="CharStyle25">“I am cast out of thy sight!” But thou hast heard my loud appeal,</text:span></text:p>
        <text:p text:style-name="P365"><text:span text:style-name="CharStyle25">when I called for help to thee.</text:span></text:p>
        <text:list xml:id="list182146859868592" text:continue-numbering="true" text:style-name="L38">
          <text:list-item>
            <text:p text:style-name="P1187"><text:span text:style-name="CharStyle25"><text:tab/>Ah, love the Eternal, all ye</text:span></text:p>
          </text:list-item>
        </text:list>
        <text:p text:style-name="P387"><text:span text:style-name="CharStyle25">faithful;</text:span></text:p>
        <text:p text:style-name="P365"><text:span text:style-name="CharStyle25">the Eternal will keep faith with you,</text:span></text:p>
        <text:p text:style-name="P365"><text:span text:style-name="CharStyle25">and richly requite arrogant men.</text:span></text:p>
        <text:list xml:id="list182146948830134" text:continue-numbering="true" text:style-name="L38">
          <text:list-item>
            <text:p text:style-name="P1187"><text:span text:style-name="CharStyle25"><text:tab/>Only be strong, be brave,</text:span></text:p>
          </text:list-item>
        </text:list>
        <text:p text:style-name="P379"><text:span text:style-name="CharStyle25">all ye who wait for the Eter­nal.</text:span></text:p>
        <text:p text:style-name="P934"><text:span text:style-name="CharStyle28">An ode of David.</text:span></text:p>
        <text:list xml:id="list5555142050438318121" text:style-name="L39">
          <text:list-item>
            <text:p text:style-name="P1013"><text:span text:style-name="CharStyle25"><text:tab/>OO Oh the bliss of him whose</text:span></text:p>
          </text:list-item>
        </text:list>
        <text:p text:style-name="P892"><text:span text:style-name="CharStyle25">guilt is pardoned, and his sin forgiven!</text:span></text:p>
        <text:list xml:id="list182147052851380" text:continue-numbering="true" text:style-name="L39">
          <text:list-item>
            <text:p text:style-name="P1014"><text:span text:style-name="CharStyle25"><text:tab/>Oh the bliss of him whom the</text:span></text:p>
          </text:list-item>
        </text:list>
        <text:p text:style-name="P388"><text:span text:style-name="CharStyle25">Eternal has absolved, whose spirit has made full confession!</text:span></text:p>
        <text:list xml:id="list182147290348213" text:continue-numbering="true" text:style-name="L39">
          <text:list-item>
            <text:p text:style-name="P1014"><text:soft-page-break/><text:span text:style-name="CharStyle25"><text:tab/>So long as I refused to own my</text:span></text:p>
          </text:list-item>
        </text:list>
        <text:p text:style-name="P388"><text:span text:style-name="CharStyle25">guilt,</text:span></text:p>
        <text:p text:style-name="P209"><text:span text:style-name="CharStyle25">I moaned unceasingly, life ebbed away;</text:span></text:p>
        <text:p text:style-name="P176"><text:span text:style-name="CharStyle25">for thy hand crushed me night 4 and day,</text:span></text:p>
        <text:p text:style-name="P218"><text:span text:style-name="CharStyle25">my body dried up, as in sum­mer heat.</text:span></text:p>
        <text:p text:style-name="P410"><text:span text:style-name="CharStyle25">Then did I own my sin to thee, </text:span><text:span text:style-name="CharStyle29">5 </text:span><text:span text:style-name="CharStyle25">uncovering my iniquity;</text:span></text:p>
        <text:p text:style-name="P144"><text:span text:style-name="CharStyle25">and as I vowed I would confess, thou didst remit my sinful guilt.</text:span></text:p>
        <text:p text:style-name="P31"><text:span text:style-name="CharStyle25">So let each loyal heart in trouble </text:span><text:span text:style-name="CharStyle29">6 </text:span><text:span text:style-name="CharStyle25">pray to thee: the floods may roar, but they will never reach him,</text:span></text:p>
        <text:p text:style-name="P417"><text:span text:style-name="CharStyle25">for thou wilt be his shelter, </text:span><text:span text:style-name="CharStyle29">7 </text:span><text:span text:style-name="CharStyle25">safeguarding him in peril, surrounding him with aid.</text:span></text:p>
        <text:p text:style-name="P168"><text:span text:style-name="CharStyle25">“I will instruct you and teach </text:span><text:span text:style-name="CharStyle29">8 </text:span><text:span text:style-name="CharStyle25">you_</text:span></text:p>
        <text:p text:style-name="P206"><text:span text:style-name="CharStyle25">what is the road to take;</text:span></text:p>
        <text:p text:style-name="P31"><text:span text:style-name="CharStyle25">I will give you counsel,</text:span></text:p>
        <text:p text:style-name="P221"><text:span text:style-name="CharStyle29">0</text:span><text:span text:style-name="CharStyle25"> humble soul.”</text:span></text:p>
        <text:p text:style-name="P58"><text:span text:style-name="CharStyle25">Be not like mules and colts, 9 that do not understand the bridle,</text:span></text:p>
        <text:p text:style-name="P168"><text:span text:style-name="CharStyle25">unbroken creatures that require a halter’s curb,</text:span></text:p>
        <text:p text:style-name="P221"><text:span text:style-name="CharStyle25">or they will not come near you.</text:span></text:p>
        <text:p text:style-name="P173"><text:span text:style-name="CharStyle25">Many a pang falls to the un- xo godly,</text:span></text:p>
        <text:p text:style-name="P206"><text:span text:style-name="CharStyle25">but he who trusts in the Eter­nal shall enjoy his favour.</text:span></text:p>
        <text:p text:style-name="P176"><text:span text:style-name="CharStyle25">Exult then in the Eternal joy- II fully, ye just,</text:span></text:p>
        <text:p text:style-name="P226"><text:span text:style-name="CharStyle25">and shout for joy, all ye who are upright in heart.</text:span></text:p>
        <text:p text:style-name="P175"><text:span text:style-name="CharStyle25">Rejoice, ye just, in theQQ 1 Eternal,<text:tab/>OO</text:span></text:p>
        <text:p text:style-name="P210"><text:span text:style-name="CharStyle25">for songs of praise befit the upright soul.</text:span></text:p>
        <text:p text:style-name="P31"><text:span text:style-name="CharStyle25">Praise the Eternal on the lyre, 2 sing to him on a ten-stringed lute.</text:span></text:p>
      </text:section>
      <text:section text:style-name="Sect7" text:name="Section13">
        <text:p text:style-name="P954"><draw:frame draw:style-name="fr4" draw:name="133" text:anchor-type="paragraph" svg:x="3.0654in" svg:y="0in" draw:z-index="199"><draw:text-box fo:min-height="0.2063in" fo:min-width="0.7035in"><text:h text:style-name="P1544" text:outline-level="3"><text:bookmark-start text:name="bookmark1"/><text:span text:style-name="CharStyle53">1</text:span><text:span text:style-name="CharStyle52">?SALM </text:span><text:span text:style-name="CharStyle53">84</text:span><text:bookmark-end text:name="bookmark1"/></text:h></draw:text-box></draw:frame><draw:frame draw:style-name="fr8" draw:name="134" text:anchor-type="paragraph" svg:x="6.1547in" svg:y="0.1764in" svg:width="0.25in" svg:height="0.0161in" draw:z-index="200"><draw:image xlink:href="Pictures/1000000000000026000000B640126264.jpg" xlink:type="simple" xlink:show="embed" xlink:actuate="onLoad"/><draw:contour-polygon svg:width="0.25in" svg:height="1.2098in" svg:viewBox="0 0 635 3073" draw:points="0,0 635,0 635,3073 0,3073" draw:recreate-on-edit="true"/></draw:frame></text:p>
        <text:list xml:id="list182128882875564" text:style-name="L30">
          <text:list-item>
            <text:p text:style-name="P1188"><text:span text:style-name="CharStyle25"><text:tab/>Sing him a new song,</text:span></text:p>
          </text:list-item>
        </text:list>
        <text:p text:style-name="P260"><text:span text:style-name="CharStyle25">strike the strings bravely at the festival.</text:span></text:p>
        <text:list xml:id="list182147501132114" text:continue-numbering="true" text:style-name="L30">
          <text:list-item>
            <text:p text:style-name="P1190"><text:span text:style-name="CharStyle25"><text:tab/>For just are all the Eternal’s</text:span></text:p>
          </text:list-item>
        </text:list>
        <text:p text:style-name="P239"><text:span text:style-name="CharStyle25">orders,</text:span></text:p>
        <text:p text:style-name="P246"><text:span text:style-name="CharStyle25">and all he does is loyally done;</text:span></text:p>
        <text:list xml:id="list182147829532112" text:continue-numbering="true" text:style-name="L30">
          <text:list-item>
            <text:p text:style-name="P1190"><text:span text:style-name="CharStyle25"><text:tab/>he has a love for honesty and</text:span></text:p>
          </text:list-item>
        </text:list>
        <text:p text:style-name="P239"><text:span text:style-name="CharStyle25">justice,</text:span></text:p>
        <text:p text:style-name="P246"><text:span text:style-name="CharStyle25">the earth is full of his kind­ness.</text:span></text:p>
        <text:list xml:id="list182147647860138" text:continue-numbering="true" text:style-name="L30">
          <text:list-item>
            <text:p text:style-name="P1190"><text:span text:style-name="CharStyle25"><text:tab/>The heavens were made at the</text:span></text:p>
          </text:list-item>
        </text:list>
        <text:p text:style-name="P239"><text:span text:style-name="CharStyle25">Eternal’s order, and all their host by his mere word;</text:span></text:p>
        <text:list xml:id="list182146536021196" text:continue-numbering="true" text:style-name="L30">
          <text:list-item>
            <text:p text:style-name="P1190"><text:span text:style-name="CharStyle25"><text:tab/>he holds the seas as in a water­</text:span></text:p>
          </text:list-item>
        </text:list>
        <text:p text:style-name="P239"><text:span text:style-name="CharStyle25">skin,</text:span></text:p>
        <text:p text:style-name="P263"><text:span text:style-name="CharStyle25">.and stores up the abysses of the deep.</text:span></text:p>
        <text:list xml:id="list182147756880605" text:continue-numbering="true" text:style-name="L30">
          <text:list-item>
            <text:p text:style-name="P1189"><text:span text:style-name="CharStyle25"><text:tab/>Let all the earth fear the Eter­</text:span></text:p>
          </text:list-item>
        </text:list>
        <text:p text:style-name="P242"><text:span text:style-name="CharStyle25">nal,</text:span></text:p>
        <text:p text:style-name="P246"><text:span text:style-name="CharStyle25">let every dweller stand in awe of him;</text:span></text:p>
        <text:list xml:id="list182147148471033" text:continue-numbering="true" text:style-name="L30">
          <text:list-item>
            <text:p text:style-name="P1190"><text:span text:style-name="CharStyle25"><text:tab/>for he it was who spoke—and</text:span></text:p>
          </text:list-item>
        </text:list>
        <text:p text:style-name="P239"><text:span text:style-name="CharStyle25">earth existed,</text:span></text:p>
        <text:p text:style-name="P246"><text:span text:style-name="CharStyle25">’twas at his bidding it ap­peared.</text:span></text:p>
        <text:p text:style-name="P701"><text:span text:style-name="CharStyle25">io<text:tab/>The Eternal wrecks the purposes of pagans,</text:span></text:p>
        <text:p text:style-name="P246"><text:span text:style-name="CharStyle25">he brings to nothing what the nations plan;</text:span></text:p>
        <text:p text:style-name="P700"><text:span text:style-name="CharStyle25">n but the Eternal’s purpose stands for ever,</text:span></text:p>
        <text:p text:style-name="P246"><text:span text:style-name="CharStyle25">and what he plans will last from age to age.</text:span></text:p>
        <text:list xml:id="list182128621630178" text:style-name="L32">
          <text:list-item>
            <text:p text:style-name="P1203"><text:span text:style-name="CharStyle25"><text:tab/>Happy the nation whose God is</text:span></text:p>
          </text:list-item>
        </text:list>
        <text:p text:style-name="P239"><text:span text:style-name="CharStyle25">the Eternal,</text:span></text:p>
        <text:p text:style-name="P256"><text:span text:style-name="CharStyle25">the people he has chosen for his own!</text:span></text:p>
        <text:list xml:id="list182147703971267" text:continue-numbering="true" text:style-name="L32">
          <text:list-item>
            <text:p text:style-name="P1017"><text:span text:style-name="CharStyle25"><text:tab/>The Eternal looks from heaven,</text:span></text:p>
          </text:list-item>
        </text:list>
        <text:p text:style-name="P247"><text:span text:style-name="CharStyle25">beholding all mankind;</text:span></text:p>
        <text:list xml:id="list182148079665517" text:continue-numbering="true" text:style-name="L32">
          <text:list-item>
            <text:p text:style-name="P1017"><text:span text:style-name="CharStyle25"><text:tab/>from where he sits, he scans</text:span></text:p>
          </text:list-item>
        </text:list>
        <text:p text:style-name="P247"><text:soft-page-break/><text:span text:style-name="CharStyle25">all who inhabit the world;</text:span></text:p>
        <text:list xml:id="list182146927069376" text:continue-numbering="true" text:style-name="L32">
          <text:list-item>
            <text:p text:style-name="P1017"><text:span text:style-name="CharStyle25"><text:tab/>he who alone made their minds,</text:span></text:p>
          </text:list-item>
        </text:list>
        <text:p text:style-name="P247"><text:span text:style-name="CharStyle25">he notes all they do.</text:span></text:p>
        <text:list xml:id="list182146771178497" text:continue-numbering="true" text:style-name="L32">
          <text:list-item>
            <text:p text:style-name="P1017"><text:span text:style-name="CharStyle25"><text:tab/>Armies do not bring victory to</text:span></text:p>
          </text:list-item>
        </text:list>
        <text:p text:style-name="P240"><text:span text:style-name="CharStyle25">a king,</text:span></text:p>
        <text:p text:style-name="P252"><text:span text:style-name="CharStyle25">the warrior is not rescued by sheer strength;</text:span></text:p>
        <text:p text:style-name="P182"><text:span text:style-name="CharStyle25">■cavalry are in vain for vie- 17 tory,</text:span></text:p>
        <text:p text:style-name="P206"><text:span text:style-name="CharStyle25">there is no winning by the strength of that!</text:span></text:p>
        <text:p text:style-name="P31"><text:span text:style-name="CharStyle25">No, the Eternal’s eye rests on 18 his worshippers, who rest their hopes upon his kindness,</text:span></text:p>
        <text:p text:style-name="P168"><text:span text:style-name="CharStyle25">that he may rescue them from 19 death,</text:span></text:p>
        <text:p text:style-name="P214"><text:span text:style-name="CharStyle25">and during famine-days keep them alive.</text:span></text:p>
        <text:p text:style-name="P176"><text:span text:style-name="CharStyle25">And we rest our hopes, on the 20 Eternal,</text:span></text:p>
        <text:p text:style-name="P209"><text:span text:style-name="CharStyle25">we wait for him, our help and shield;</text:span></text:p>
        <text:p text:style-name="P53"><text:span text:style-name="CharStyle25">in him our heart rejoices,<text:tab/>21</text:span></text:p>
        <text:p text:style-name="P209"><text:span text:style-name="CharStyle25">our faith is in his sacred name.</text:span></text:p>
        <text:p text:style-name="P146"><text:span text:style-name="CharStyle25">Thy kindness rest on us, </text:span><text:span text:style-name="CharStyle29">0</text:span><text:span text:style-name="CharStyle25"> 22 thou Eternal, as our hope rests in thee!</text:span></text:p>
        <text:p text:style-name="P574"><text:span text:style-name="CharStyle28">A song of David when he feigned madness before Abimelek, who compelled him to go away.</text:span></text:p>
        <text:p text:style-name="P177"><text:span text:style-name="CharStyle25">I will bless the Eternal at 04 1 all times,<text:tab/>_ O'*</text:span></text:p>
        <text:p text:style-name="P209"><text:span text:style-name="CharStyle25">his praise shall be continually on my lips;</text:span></text:p>
        <text:p text:style-name="P176"><text:span text:style-name="CharStyle25">my soul boasts openly of the 2 Eternal,</text:span></text:p>
        <text:p text:style-name="P209"><text:span text:style-name="CharStyle25">and as the humble hear it, they are glad.</text:span></text:p>
        <text:p text:style-name="P412"><text:span text:style-name="CharStyle25">Magnify the Eternal with me, 3 let us exalt him together.</text:span></text:p>
        <text:p text:style-name="P176"><text:span text:style-name="CharStyle25">I besought the Eternal and he 4 answered me,</text:span></text:p>
        <text:p text:style-name="P209"><text:span text:style-name="CharStyle25">he rescued me from all my terrors;</text:span></text:p>
        <text:p text:style-name="P176"><text:span text:style-name="CharStyle25">look to him, and you shall beam </text:span><text:span text:style-name="CharStyle29">5 </text:span><text:span text:style-name="CharStyle25">with joy,</text:span></text:p>
        <text:p text:style-name="P209"><text:span text:style-name="CharStyle25">you shall never be abashed.</text:span></text:p>
        <text:p text:style-name="P43"><text:span text:style-name="CharStyle25">Here is a poor man whose cry 6 the Eternal heard, and helped him out of all his troubles.</text:span></text:p>
        <text:p text:style-name="P43"><text:span text:style-name="CharStyle25">The angels of the Eternal camp </text:span><text:span text:style-name="CharStyle29">7 </text:span><text:span text:style-name="CharStyle25">around his worshippers, and rescue them.</text:span></text:p>
      </text:section>
      <text:section text:style-name="Sect3" text:name="Section14">
        <text:list xml:id="list182129643055947" text:style-name="L21">
          <text:list-item>
            <text:p text:style-name="P1362"><text:span text:style-name="CharStyle25"><text:tab/>Try the Eternal; you will find</text:span></text:p>
          </text:list-item>
        </text:list>
        <text:p text:style-name="P387"><text:span text:style-name="CharStyle25">him kind;</text:span></text:p>
        <text:p text:style-name="P365"><text:span text:style-name="CharStyle25">happy the man who takes shelter with him!</text:span></text:p>
        <text:list xml:id="list182148330803984" text:continue-numbering="true" text:style-name="L21">
          <text:list-item>
            <text:p text:style-name="P1224"><text:span text:style-name="CharStyle25"><text:tab/>Revere the Eternal, O ye saints</text:span></text:p>
          </text:list-item>
        </text:list>
        <text:p text:style-name="P387"><text:span text:style-name="CharStyle25">of his,</text:span></text:p>
        <text:p text:style-name="P365"><text:span text:style-name="CharStyle25">the reverent never want for anything;</text:span></text:p>
        <text:list xml:id="list182148254349699" text:continue-numbering="true" text:style-name="L21">
          <text:list-item>
            <text:p text:style-name="P1237"><text:span text:style-name="CharStyle25"><text:tab/>apostates may be famishing and</text:span></text:p>
          </text:list-item>
        </text:list>
        <text:p text:style-name="P387"><text:span text:style-name="CharStyle25">starving,</text:span></text:p>
        <text:p text:style-name="P377"><text:span text:style-name="CharStyle25">but those who turn to the Eternal lack no good.</text:span></text:p>
        <text:list xml:id="list182147522370283" text:continue-numbering="true" text:style-name="L21">
          <text:list-item>
            <text:p text:style-name="P1237"><text:span text:style-name="CharStyle25"><text:tab/>Come, listen to me, my sons,</text:span></text:p>
          </text:list-item>
        </text:list>
        <text:p text:style-name="P365"><text:span text:style-name="CharStyle25">I will teach you true religion.</text:span></text:p>
        <text:list xml:id="list182147437612509" text:continue-numbering="true" text:style-name="L21">
          <text:list-item>
            <text:p text:style-name="P1237"><text:span text:style-name="CharStyle25"><text:tab/>’Tis your desire to live,</text:span></text:p>
          </text:list-item>
        </text:list>
        <text:p text:style-name="P365"><text:span text:style-name="CharStyle25">to live long and be happy?</text:span></text:p>
        <text:list xml:id="list182147780972222" text:continue-numbering="true" text:style-name="L21">
          <text:list-item>
            <text:p text:style-name="P1237"><text:span text:style-name="CharStyle25"><text:tab/>Then keep your tongue from evil,</text:span></text:p>
          </text:list-item>
        </text:list>
        <text:p text:style-name="P365"><text:span text:style-name="CharStyle25">keep your lips from deceit;</text:span></text:p>
        <text:list xml:id="list182147507737552" text:continue-numbering="true" text:style-name="L21">
          <text:list-item>
            <text:p text:style-name="P1533"><text:span text:style-name="CharStyle37"><text:tab/>shun evil and do good,</text:span></text:p>
          </text:list-item>
        </text:list>
        <text:p text:style-name="P365"><text:span text:style-name="CharStyle25">seek to be friendly—aim at that.</text:span></text:p>
        <text:list xml:id="list6174841103372913219" text:style-name="L40">
          <text:list-item>
            <text:p text:style-name="P1238"><text:span text:style-name="CharStyle25"><text:tab/>For the Eternal sets his face</text:span></text:p>
          </text:list-item>
        </text:list>
        <text:p text:style-name="P387"><text:span text:style-name="CharStyle25">against evildoers, to root their very name out of the earth;</text:span></text:p>
        <text:list xml:id="list182129164541239" text:style-name="L21">
          <text:list-item>
            <text:p text:style-name="P1204"><text:span text:style-name="CharStyle25"><text:tab/>but the Eternal turns his eyes</text:span></text:p>
          </text:list-item>
        </text:list>
        <text:p text:style-name="P387"><text:span text:style-name="CharStyle25">towards good men, his ears are open to their cry;</text:span></text:p>
        <text:list xml:id="list182128769997828" text:style-name="L40">
          <text:list-item>
            <text:p text:style-name="P1238"><text:span text:style-name="CharStyle25"><text:tab/>when they cry, the Eternal</text:span></text:p>
          </text:list-item>
        </text:list>
        <text:p text:style-name="P387"><text:span text:style-name="CharStyle25">listens,</text:span></text:p>
        <text:p text:style-name="P365"><text:span text:style-name="CharStyle25">he rescues them from all their troubles.</text:span></text:p>
        <text:list xml:id="list182147302313878" text:continue-numbering="true" text:style-name="L40">
          <text:list-item>
            <text:p text:style-name="P1238"><text:span text:style-name="CharStyle25"><text:tab/>The Eternal is near the broken­</text:span></text:p>
          </text:list-item>
        </text:list>
        <text:p text:style-name="P387"><text:span text:style-name="CharStyle25">hearted,</text:span></text:p>
        <text:p text:style-name="P374"><text:span text:style-name="CharStyle37">and for crushed spirits he has help;</text:span></text:p>
        <text:list xml:id="list182147723480433" text:continue-numbering="true" text:style-name="L40">
          <text:list-item>
            <text:p text:style-name="P1536"><text:span text:style-name="CharStyle37"><text:tab/>the good man may have many a</text:span></text:p>
          </text:list-item>
        </text:list>
        <text:p text:style-name="P387"><text:span text:style-name="CharStyle25">mishap,</text:span></text:p>
        <text:p text:style-name="P365"><text:span text:style-name="CharStyle25">but from them all the Eternal rescues him.</text:span></text:p>
        <text:list xml:id="list182146974623796" text:continue-numbering="true" text:style-name="L40">
          <text:list-item>
            <text:p text:style-name="P1103"><text:soft-page-break/><text:span text:style-name="CharStyle25"><text:tab/>He guards every bone of him;</text:span></text:p>
          </text:list-item>
        </text:list>
        <text:p text:style-name="P365"><text:span text:style-name="CharStyle25">not one is broken.</text:span></text:p>
        <text:list xml:id="list182148421941725" text:continue-numbering="true" text:style-name="L40">
          <text:list-item>
            <text:p text:style-name="P1103"><text:span text:style-name="CharStyle25"><text:tab/>Misfortune is the death of</text:span></text:p>
          </text:list-item>
        </text:list>
        <text:p text:style-name="P387"><text:span text:style-name="CharStyle25">wicked men,</text:span></text:p>
        <text:p text:style-name="P365"><text:span text:style-name="CharStyle25">and haters of good men are</text:span></text:p>
        <text:p text:style-name="P387"><text:span text:style-name="CharStyle25">doomed;</text:span></text:p>
        <text:list xml:id="list182147224528032" text:continue-numbering="true" text:style-name="L40">
          <text:list-item>
            <text:p text:style-name="P1103"><text:span text:style-name="CharStyle25"><text:tab/>but the Eternal saves his serv­</text:span></text:p>
          </text:list-item>
        </text:list>
        <text:p text:style-name="P387"><text:span text:style-name="CharStyle25">ants’ life,</text:span></text:p>
        <text:p text:style-name="P374"><text:span text:style-name="CharStyle37">none who take shelter with him shall be Dunished.</text:span></text:p>
        <text:p text:style-name="P898"><text:span text:style-name="CharStyle28">A song of David.</text:span></text:p>
        <text:p text:style-name="P31"><text:span text:style-name="CharStyle25">Fight those who fight me, *&gt; C? </text:span><text:span text:style-name="CharStyle29"><text:span text:style-name="T1">1 </text:span></text:span><text:span text:style-name="CharStyle29">0</text:span><text:span text:style-name="CharStyle25"> thou Eternal, OiJ war on those who war on me;</text:span></text:p>
        <text:p text:style-name="P410"><text:span text:style-name="CharStyle25">seize thy shield and buckler, 2 stand up as my champion,</text:span></text:p>
        <text:p text:style-name="P410"><text:span text:style-name="CharStyle25">draw thy spear and battle-axe, </text:span><text:span text:style-name="CharStyle29">3 </text:span><text:span text:style-name="CharStyle25">to cope with my pursuers;</text:span></text:p>
        <text:p text:style-name="P804"><text:span text:style-name="CharStyle25">say to me, </text:span><text:span text:style-name="CharStyle29">0</text:span><text:span text:style-name="CharStyle25"> Eternal,</text:span></text:p>
        <text:p text:style-name="P826"><text:span text:style-name="CharStyle25">“I am your safety.”</text:span></text:p>
        <text:p text:style-name="P410"><text:span text:style-name="CharStyle25">Disgraced, discomfited, be they 4 who seek my life!</text:span></text:p>
        <text:p text:style-name="P804"><text:span text:style-name="CharStyle25">May they be routed and con­founded</text:span></text:p>
        <text:p text:style-name="P824"><text:span text:style-name="CharStyle25">who aim to injure me!</text:span></text:p>
        <text:p text:style-name="P31"><text:span text:style-name="CharStyle25">Scattered be they like chaff be- </text:span><text:span text:style-name="CharStyle29">5 </text:span><text:span text:style-name="CharStyle25">fore the wind, driven by thine angel!</text:span></text:p>
        <text:p text:style-name="P410"><text:span text:style-name="CharStyle25">Dark and slippery be their road, </text:span><text:span text:style-name="CharStyle29">6 </text:span><text:span text:style-name="CharStyle25">pursued by thine angel!</text:span></text:p>
        <text:p text:style-name="P804"><text:span text:style-name="CharStyle25">For wantonly they spread their </text:span><text:span text:style-name="CharStyle29">7 </text:span><text:span text:style-name="CharStyle25">net for me,</text:span></text:p>
        <text:p text:style-name="P824"><text:span text:style-name="CharStyle25">they dug a pitfall wantonly for me.</text:span></text:p>
        <text:p text:style-name="P31"><text:span text:style-name="CharStyle25">May the net they spread en- 8 snare themselves, into their own pit may they 4 fall,</text:span></text:p>
        <text:p text:style-name="P824"><text:span text:style-name="CharStyle25">surprised by ruin!</text:span></text:p>
        <text:p text:style-name="P804"><text:span text:style-name="CharStyle25">Then shall my soul rejoice in the </text:span><text:span text:style-name="CharStyle29">9 </text:span><text:span text:style-name="CharStyle25">Eternal,</text:span></text:p>
        <text:p text:style-name="P824"><text:span text:style-name="CharStyle25">joyful at his deliverance;</text:span></text:p>
        <text:p text:style-name="P70"><text:span text:style-name="CharStyle25">all my being shall exclaim, 10 </text:span><text:span text:style-name="CharStyle29">“0</text:span><text:span text:style-name="CharStyle25"> thou Eternal, who is like thee,</text:span></text:p>
        <text:p text:style-name="P805"><text:span text:style-name="CharStyle25">0 rescuer of the weak from stronger powers,</text:span></text:p>
        <text:p text:style-name="P827"><text:span text:style-name="CharStyle25">0 rescuer of the wretched from destroyers!”</text:span></text:p>
        <text:p text:style-name="P806"><text:span text:style-name="CharStyle25">Malicious accusers come for- 11 ward,</text:span></text:p>
        <text:p text:style-name="P825"><text:soft-page-break/><text:span text:style-name="CharStyle25">charging me with crimes I know naught of;</text:span></text:p>
        <text:p text:style-name="P805"><text:span text:style-name="CharStyle25">they repay me with evil for 12 good,</text:span></text:p>
        <text:p text:style-name="P825"><text:span text:style-name="CharStyle25">rendering me all forlorn.</text:span></text:p>
        <text:p text:style-name="P805"><text:span text:style-name="CharStyle25">When they were ill, I wore the 13 sackcloth,</text:span></text:p>
        <text:p text:style-name="P482"><text:span text:style-name="CharStyle25">I went humbly fasting,</text:span></text:p>
        <text:p text:style-name="P899"><text:span text:style-name="CharStyle25">I prayed for them, with head bent on my breast,</text:span></text:p>
        <text:list xml:id="list182129056656281" text:style-name="L7">
          <text:list-item>
            <text:p text:style-name="P1076"><text:span text:style-name="CharStyle25"><text:tab/>as for a friend, as for my</text:span></text:p>
          </text:list-item>
        </text:list>
        <text:p text:style-name="P513"><text:span text:style-name="CharStyle25">brother;</text:span></text:p>
        <text:p text:style-name="P899"><text:span text:style-name="CharStyle25">downcast was I, in black I dressed,</text:span></text:p>
        <text:p text:style-name="P482"><text:span text:style-name="CharStyle25">like a man mourning for his mother.</text:span></text:p>
        <text:list xml:id="list182147605227323" text:continue-numbering="true" text:style-name="L7">
          <text:list-item>
            <text:p text:style-name="P1076"><text:span text:style-name="CharStyle25"><text:tab/>And now, when I fall, they are</text:span></text:p>
          </text:list-item>
        </text:list>
        <text:p text:style-name="P513"><text:span text:style-name="CharStyle25">glad,</text:span></text:p>
        <text:p text:style-name="P901"><text:span text:style-name="CharStyle25">and gather to attack me with cruel, cutting charges, of which I know nothing, railing at me unceasingly, re­viling,</text:span></text:p>
        <text:list xml:id="list182147949846892" text:continue-numbering="true" text:style-name="L7">
          <text:list-item>
            <text:p text:style-name="P1076"><text:span text:style-name="CharStyle25"><text:tab/>mocking me, gnashing at me</text:span></text:p>
          </text:list-item>
        </text:list>
        <text:p text:style-name="P513"><text:span text:style-name="CharStyle25">with their teeth!</text:span></text:p>
        <text:list xml:id="list182147533735621" text:continue-numbering="true" text:style-name="L7">
          <text:list-item>
            <text:p text:style-name="P1076"><text:span text:style-name="CharStyle25"><text:tab/>How long wilt thou look on at</text:span></text:p>
          </text:list-item>
        </text:list>
        <text:p text:style-name="P513"><text:span text:style-name="CharStyle25">this, O Lord?</text:span></text:p>
        <text:p text:style-name="P901"><text:span text:style-name="CharStyle25">Save me from their loud lies, O thou Eternal, save my unhappy life from human lions!</text:span></text:p>
        <text:list xml:id="list182148232070499" text:continue-numbering="true" text:style-name="L7">
          <text:list-item>
            <text:p text:style-name="P1076"><text:span text:style-name="CharStyle25"><text:tab/>Then shall I give thanks to thee</text:span></text:p>
          </text:list-item>
        </text:list>
        <text:p text:style-name="P515"><text:span text:style-name="CharStyle25">in our assembly, and praise thee in our throng of worshippers.</text:span></text:p>
        <text:list xml:id="list182146506216098" text:continue-numbering="true" text:style-name="L7">
          <text:list-item>
            <text:p text:style-name="P1259"><text:span text:style-name="CharStyle25"><text:tab/>Let not my foes rejoice over me</text:span></text:p>
          </text:list-item>
        </text:list>
        <text:p text:style-name="P513"><text:span text:style-name="CharStyle25">wrongfully,</text:span></text:p>
        <text:p text:style-name="P482"><text:span text:style-name="CharStyle25">let not my wanton haters wink maliciously!</text:span></text:p>
        <text:list xml:id="list182147503060764" text:continue-numbering="true" text:style-name="L7">
          <text:list-item>
            <text:p text:style-name="P1261"><text:span text:style-name="CharStyle25"><text:tab/>No words of peace are theirs,</text:span></text:p>
          </text:list-item>
        </text:list>
        <text:p text:style-name="P482"><text:span text:style-name="CharStyle25">but crafty plots against the peaceable;</text:span></text:p>
        <text:list xml:id="list182146466912353" text:continue-numbering="true" text:style-name="L7">
          <text:list-item>
            <text:p text:style-name="P1261"><text:span text:style-name="CharStyle25"><text:tab/>wide-mouthed, they are taunt­</text:span></text:p>
          </text:list-item>
        </text:list>
        <text:p text:style-name="P513"><text:span text:style-name="CharStyle25">ing me,</text:span></text:p>
        <text:p text:style-name="P482"><text:span text:style-name="CharStyle25">shouting, “Aha! aha! we see his plight!”</text:span></text:p>
        <text:list xml:id="list182147445045289" text:continue-numbering="true" text:style-name="L7">
          <text:list-item>
            <text:p text:style-name="P1261"><text:span text:style-name="CharStyle25"><text:tab/>Eternal One, thou seest it; keep</text:span></text:p>
          </text:list-item>
        </text:list>
        <text:p text:style-name="P513"><text:span text:style-name="CharStyle25">not silence;</text:span></text:p>
        <text:p text:style-name="P482"><text:soft-page-break/><text:span text:style-name="CharStyle25">Lord, keep not far away;</text:span></text:p>
        <text:list xml:id="list182147221358284" text:continue-numbering="true" text:style-name="L7">
          <text:list-item>
            <text:p text:style-name="P1261"><text:span text:style-name="CharStyle25"><text:tab/>rouse thyself wake to do me</text:span></text:p>
          </text:list-item>
        </text:list>
        <text:p text:style-name="P513"><text:span text:style-name="CharStyle25">justice,</text:span></text:p>
        <text:p text:style-name="P482"><text:span text:style-name="CharStyle25">to defend my cause, my God;</text:span></text:p>
        <text:list xml:id="list182146419094765" text:continue-numbering="true" text:style-name="L7">
          <text:list-item>
            <text:p text:style-name="P1261"><text:span text:style-name="CharStyle25"><text:tab/>do me justice, as thou art just</text:span></text:p>
          </text:list-item>
        </text:list>
        <text:p text:style-name="P513"><text:span text:style-name="CharStyle25">thyself,</text:span></text:p>
        <text:p text:style-name="P482"><text:span text:style-name="CharStyle25">that they may never rejoice over me,</text:span></text:p>
        <text:p text:style-name="P152"><text:span text:style-name="CharStyle25">shouting, “Aha! aha! we have 25 our heart’s desire, we have done for him!”</text:span></text:p>
        <text:p text:style-name="P176"><text:span text:style-name="CharStyle25">Disgraced, confounded, may 26 they be</text:span></text:p>
        <text:p text:style-name="P206"><text:span text:style-name="CharStyle25">who delight in my harm!</text:span></text:p>
        <text:p text:style-name="P168"><text:span text:style-name="CharStyle25">Shame and dishonour cover those</text:span></text:p>
        <text:p text:style-name="P206"><text:span text:style-name="CharStyle25">who are insolent to me!</text:span></text:p>
        <text:p text:style-name="P31"><text:span text:style-name="CharStyle25">But may they shout for joy, 27 may they be glad, who love to see me righted!</text:span></text:p>
        <text:p text:style-name="P168"><text:span text:style-name="CharStyle25">May they have ever cause to say,</text:span></text:p>
        <text:p text:style-name="P196"><text:span text:style-name="CharStyle25">“All hail to the Eternal, who loves to see his servant prospering!”</text:span></text:p>
        <text:p text:style-name="P168"><text:span text:style-name="CharStyle25">Then all day long my tongue 28 shall talk</text:span></text:p>
        <text:p text:style-name="P218"><text:span text:style-name="CharStyle25">of thy justice and thy praise.</text:span></text:p>
        <text:p text:style-name="P414"><text:span text:style-name="CharStyle28">From, the Choirmaster’s collec­tion. A song of David.</text:span></text:p>
        <text:p text:style-name="P31"><text:span text:style-name="CharStyle25">An impious spirit inspires O </text:span><text:span text:style-name="CharStyle31">fl</text:span><text:span text:style-name="CharStyle25"> 1 the ungodly man; OO there is no fear of God before his eyes.</text:span></text:p>
        <text:p text:style-name="P30"><text:span text:style-name="CharStyle25">He is flattering himself<text:tab/>2</text:span></text:p>
        <text:p text:style-name="P168"><text:span text:style-name="CharStyle25">that his iniquity will never be found out.</text:span></text:p>
        <text:p text:style-name="P168"><text:span text:style-name="CharStyle25">His words are mischievous and 3 deceitful,</text:span></text:p>
        <text:p text:style-name="P168"><text:span text:style-name="CharStyle25">he has now ceased to live wisely and well;</text:span></text:p>
        <text:p text:style-name="P168"><text:span text:style-name="CharStyle25">he plans some mischief as he lies 4 in bed,</text:span></text:p>
        <text:p text:style-name="P31"><text:span text:style-name="CharStyle25">and then he takes a course that is not good— he loathes not evil.</text:span></text:p>
        <text:p text:style-name="P711"><text:span text:style-name="CharStyle55">* * *</text:span></text:p>
        <text:p text:style-name="P57"><text:span text:style-name="CharStyle25">Eternal One, thy love is high as 5</text:span></text:p>
        <text:p text:style-name="P430"><text:span text:style-name="CharStyle25">heaven,</text:span></text:p>
        <text:p text:style-name="P210"><text:span text:style-name="CharStyle25">thy loyalty soars to the very skies,</text:span></text:p>
        <text:p text:style-name="P173"><text:span text:style-name="CharStyle25">thy justice is like mighty moun- 6 tains,</text:span></text:p>
        <text:p text:style-name="P210"><text:soft-page-break/><text:span text:style-name="CharStyle25">thy judgments are like the deep sea.</text:span></text:p>
        <text:p text:style-name="P173"><text:span text:style-name="CharStyle25">Thy providence is over man and beast;</text:span></text:p>
        <text:list xml:id="list182130380773901" text:style-name="L12">
          <text:list-item>
            <text:p text:style-name="P1148"><text:span text:style-name="CharStyle25"><text:tab/>how precious is thy love, 0</text:span></text:p>
          </text:list-item>
        </text:list>
        <text:p text:style-name="P856"><text:span text:style-name="CharStyle25">God!</text:span></text:p>
        <text:p text:style-name="P928"><text:span text:style-name="CharStyle25">To thee men come for shelter in the shadow of thy wings;</text:span></text:p>
        <text:list xml:id="list182147164594313" text:continue-numbering="true" text:style-name="L12">
          <text:list-item>
            <text:p text:style-name="P1148"><text:span text:style-name="CharStyle25"><text:tab/>they have their fill of choice</text:span></text:p>
          </text:list-item>
        </text:list>
        <text:p text:style-name="P856"><text:span text:style-name="CharStyle25">food in thy house, the stream of thy delights to drink;</text:span></text:p>
        <text:list xml:id="list182148436999117" text:continue-numbering="true" text:style-name="L12">
          <text:list-item>
            <text:p text:style-name="P1157"><text:span text:style-name="CharStyle25"><text:tab/>for life’s own fountain is within</text:span></text:p>
          </text:list-item>
        </text:list>
        <text:p text:style-name="P856"><text:span text:style-name="CharStyle25">thy presence,</text:span></text:p>
        <text:p text:style-name="P777"><text:span text:style-name="CharStyle25">and in thy smile we have the light of life.</text:span></text:p>
        <text:list xml:id="list182147907479479" text:continue-numbering="true" text:style-name="L12">
          <text:list-item>
            <text:p text:style-name="P1239"><text:span text:style-name="CharStyle25"><text:tab/>Continue thy love to those who</text:span></text:p>
          </text:list-item>
        </text:list>
        <text:p text:style-name="P856"><text:span text:style-name="CharStyle25">care for thee,</text:span></text:p>
        <text:p text:style-name="P774"><text:span text:style-name="CharStyle25">thy justice to right-minded men.</text:span></text:p>
        <text:list xml:id="list182146755405502" text:continue-numbering="true" text:style-name="L12">
          <text:list-item>
            <text:p text:style-name="P1239"><text:span text:style-name="CharStyle25"><text:tab/>Never let insolence stir a foot</text:span></text:p>
          </text:list-item>
        </text:list>
        <text:p text:style-name="P856"><text:span text:style-name="CharStyle25">against us,</text:span></text:p>
        <text:p text:style-name="P774"><text:span text:style-name="CharStyle25">let no ungodly hand drive us afar.</text:span></text:p>
        <text:list xml:id="list182146990368157" text:continue-numbering="true" text:style-name="L12">
          <text:list-item>
            <text:p text:style-name="P1239"><text:span text:style-name="CharStyle25"><text:tab/>Yonder they lie, the evildoers,</text:span></text:p>
          </text:list-item>
        </text:list>
        <text:p text:style-name="P777"><text:span text:style-name="CharStyle25">felled to the earth, unable to arise!</text:span></text:p>
        <text:p text:style-name="P268"><text:span text:style-name="CharStyle28">A song of David.</text:span></text:p>
        <text:list xml:id="list6364810474837223358" text:style-name="L41">
          <text:list-item>
            <text:p text:style-name="P1531"><text:span text:style-name="CharStyle58"><text:tab/>q&gt;</text:span><text:span text:style-name="CharStyle57">7 Fret not over evildoers,</text:span></text:p>
          </text:list-item>
        </text:list>
        <text:p text:style-name="P928"><text:span text:style-name="CharStyle25">V * envy not the lawless;</text:span></text:p>
        <text:list xml:id="list182146580700531" text:continue-numbering="true" text:style-name="L41">
          <text:list-item>
            <text:p text:style-name="P1191"><text:span text:style-name="CharStyle25"><text:tab/>soon like grass they fade,</text:span></text:p>
          </text:list-item>
        </text:list>
        <text:p text:style-name="P269"><text:span text:style-name="CharStyle25">and wither like a green blade.</text:span></text:p>
        <text:list xml:id="list182146419396714" text:continue-numbering="true" text:style-name="L41">
          <text:list-item>
            <text:p text:style-name="P1191"><text:span text:style-name="CharStyle25"><text:tab/>Trust in the Eternal and do</text:span></text:p>
          </text:list-item>
        </text:list>
        <text:p text:style-name="P856"><text:span text:style-name="CharStyle25">right,</text:span></text:p>
        <text:p text:style-name="P774"><text:span text:style-name="CharStyle25">be loyal to him within his land;</text:span></text:p>
        <text:list xml:id="list182146743378601" text:continue-numbering="true" text:style-name="L41">
          <text:list-item>
            <text:p text:style-name="P1191"><text:span text:style-name="CharStyle25"><text:tab/>make the Eternal your delight,</text:span></text:p>
          </text:list-item>
        </text:list>
        <text:p text:style-name="P776"><text:span text:style-name="CharStyle25">and he will give you all your heart’s desire.</text:span></text:p>
        <text:list xml:id="list182146556084722" text:continue-numbering="true" text:style-name="L41">
          <text:list-item>
            <text:p text:style-name="P1020"><text:span text:style-name="CharStyle25"><text:tab/>Leave all to him, rely on him,</text:span></text:p>
          </text:list-item>
        </text:list>
        <text:p text:style-name="P775"><text:span text:style-name="CharStyle25">and he will see to it;</text:span></text:p>
        <text:list xml:id="list182146436892800" text:continue-numbering="true" text:style-name="L41">
          <text:list-item>
            <text:p text:style-name="P1020"><text:soft-page-break/><text:span text:style-name="CharStyle25"><text:tab/>he will bring your innocence to</text:span></text:p>
          </text:list-item>
        </text:list>
        <text:p text:style-name="P855"><text:span text:style-name="CharStyle25">light,</text:span></text:p>
        <text:p text:style-name="P775"><text:span text:style-name="CharStyle25">and make the justice of your cause clear as noonday. </text:span><text:span text:style-name="CharStyle25"><text:span text:style-name="T1"><text:note text:id="ftn15" text:note-class="footnote"><text:note-citation>0</text:note-citation><text:note-body><text:p text:style-name="P101"><text:span text:style-name="CharStyle4"><text:tab/>Leave it to the Eternal and be</text:span></text:p><text:p text:style-name="P466"><text:span text:style-name="CharStyle4">patient;</text:span></text:p><text:p text:style-name="P889"><text:span text:style-name="CharStyle4">fret not over the successful man,</text:span></text:p><text:p text:style-name="P140"><text:span text:style-name="CharStyle8">14 who aims to slay the upright,</text:span></text:p><text:p text:style-name="P141"><text:span text:style-name="CharStyle9">7</text:span><text:span text:style-name="CharStyle8"><text:tab/>and carries out his wicked plan.</text:span></text:p></text:note-body></text:note></text:span></text:span></text:p>
        <text:p text:style-name="P410"><text:span text:style-name="CharStyle25">Cease your anger, give up raging, 8 fret not—it only leads to evil.</text:span></text:p>
        <text:p text:style-name="P173"><text:span text:style-name="CharStyle25">Evildoers shall indeed be rooted 9 out,</text:span></text:p>
        <text:p text:style-name="P218"><text:span text:style-name="CharStyle25">and the land left to those who wait for the Eternal.</text:span></text:p>
        <text:p text:style-name="P168"><text:span text:style-name="CharStyle25">A little longer, and the godless io will be gone;</text:span></text:p>
        <text:p text:style-name="P206"><text:span text:style-name="CharStyle25">look in his haunts, and he is there no more!</text:span></text:p>
        <text:p text:style-name="P168"><text:span text:style-name="CharStyle25">The land will be left to the </text:span><text:span text:style-name="CharStyle59">ii </text:span><text:span text:style-name="CharStyle25">humble,</text:span></text:p>
        <text:p text:style-name="P220"><text:span text:style-name="CharStyle37">to enjoy plenteous prosperity.</text:span></text:p>
        <text:p text:style-name="P31"><text:span text:style-name="CharStyle25">The godless man makes plots 12 against the good, gnashing his teeth at them;</text:span></text:p>
        <text:p text:style-name="P418"><text:span text:style-name="CharStyle25">but the Eternal laughs at him, 13 knowing his doom is near.</text:span></text:p>
        <text:p text:style-name="P43"><text:span text:style-name="CharStyle25">The godless draw the sword, ia and bend their bows for murder;</text:span></text:p>
        <text:p text:style-name="P184"><text:span text:style-name="CharStyle37">the sword runs into their own 15 heart,</text:span></text:p>
        <text:p text:style-name="P217"><text:span text:style-name="CharStyle25">and their bows shall be broken!</text:span></text:p>
        <text:p text:style-name="P130"><text:span text:style-name="CharStyle37">The little that a good man has 16 is better than a godless man’s great wealth;</text:span></text:p>
        <text:p text:style-name="P184"><text:span text:style-name="CharStyle37">for the arms of the godless shall 17 be broken,</text:span></text:p>
        <text:p text:style-name="P227"><text:span text:style-name="CharStyle25">but the Eternal will protect the good.</text:span></text:p>
        <text:p text:style-name="P43"><text:span text:style-name="CharStyle25">The fortunes of the upright are 18 the Eternal’s care, and their possessions last for ever;</text:span></text:p>
        <text:p text:style-name="P185"><text:span text:style-name="CharStyle37">in a calamity they keep their 19 share,</text:span></text:p>
        <text:p text:style-name="P217"><text:span text:style-name="CharStyle25">in famine they have plenty.</text:span></text:p>
        <text:p text:style-name="P42"><text:span text:style-name="CharStyle25">The godless perish,<text:tab/></text:span><text:span text:style-name="CharStyle31">20</text:span></text:p>
        <text:p text:style-name="P209"><text:span text:style-name="CharStyle25">their families have to beg for 25 food;</text:span></text:p>
        <text:p text:style-name="P176"><text:span text:style-name="CharStyle25">the foes of the Eternal disappear 20 like fuel,</text:span></text:p>
        <text:p text:style-name="P563"><text:span text:style-name="CharStyle25">they disappear in smoke and vanish.</text:span></text:p>
        <text:p text:style-name="P31"><text:span text:style-name="CharStyle25">si The godless never pays back what he borrows, but the good man is chari­table and gives.</text:span></text:p>
        <text:list xml:id="list6534355935889171588" text:style-name="L42">
          <text:list-item>
            <text:p text:style-name="P1262"><text:span text:style-name="CharStyle25"><text:tab/>Those who bless the Eternal,</text:span></text:p>
          </text:list-item>
        </text:list>
        <text:p text:style-name="P578"><text:span text:style-name="CharStyle25">they shall own the land; those who curse him shall be uprooted.</text:span></text:p>
        <text:list xml:id="list182147913527834" text:continue-numbering="true" text:style-name="L42">
          <text:list-item>
            <text:p text:style-name="P1262"><text:span text:style-name="CharStyle25"><text:tab/>When a man’s life pleases the</text:span></text:p>
          </text:list-item>
        </text:list>
        <text:p text:style-name="P575"><text:span text:style-name="CharStyle25">Eternal,</text:span></text:p>
        <text:p text:style-name="P557"><text:soft-page-break/><text:span text:style-name="CharStyle25">he gives him a sure footing;</text:span></text:p>
        <text:list xml:id="list182146970504137" text:continue-numbering="true" text:style-name="L42">
          <text:list-item>
            <text:p text:style-name="P1262"><text:span text:style-name="CharStyle25"><text:tab/>he may fall, but he never falls</text:span></text:p>
          </text:list-item>
        </text:list>
        <text:p text:style-name="P575"><text:span text:style-name="CharStyle25">down,</text:span></text:p>
        <text:p text:style-name="P564"><text:span text:style-name="CharStyle25">for the Eternal holds him by the hand.</text:span></text:p>
        <text:list xml:id="list182146974355851" text:continue-numbering="true" text:style-name="L42">
          <text:list-item>
            <text:p text:style-name="P1262"><text:span text:style-name="CharStyle25"><text:tab/>I have been young and I am old,</text:span></text:p>
          </text:list-item>
        </text:list>
        <text:p text:style-name="P557"><text:span text:style-name="CharStyle25">but never have I seen good men forsaken;</text:span></text:p>
        <text:list xml:id="list182148068554436" text:continue-numbering="true" text:style-name="L42">
          <text:list-item>
            <text:p text:style-name="P1262"><text:span text:style-name="CharStyle25"><text:tab/>they always have something to</text:span></text:p>
          </text:list-item>
        </text:list>
        <text:p text:style-name="P575"><text:span text:style-name="CharStyle25">give away,</text:span></text:p>
        <text:p text:style-name="P564"><text:span text:style-name="CharStyle25">something wherewith to bless their families.</text:span></text:p>
        <text:list xml:id="list182148388231157" text:continue-numbering="true" text:style-name="L42">
          <text:list-item>
            <text:p text:style-name="P1262"><text:span text:style-name="CharStyle25"><text:tab/>Shun evil and do good,</text:span></text:p>
          </text:list-item>
        </text:list>
        <text:p text:style-name="P557"><text:span text:style-name="CharStyle25">so shall you live your life within the land;</text:span></text:p>
        <text:list xml:id="list182146498611473" text:continue-numbering="true" text:style-name="L42">
          <text:list-item>
            <text:p text:style-name="P1262"><text:span text:style-name="CharStyle25"><text:tab/>for the Eternal, who loves</text:span></text:p>
          </text:list-item>
        </text:list>
        <text:p text:style-name="P575"><text:span text:style-name="CharStyle25">honesty,</text:span></text:p>
        <text:p text:style-name="P564"><text:span text:style-name="CharStyle25">never forsakes his faithful band.</text:span></text:p>
        <text:p text:style-name="P880"><text:span text:style-name="CharStyle25">The lawless shall be utterly destroyed,</text:span></text:p>
        <text:p text:style-name="P561"><text:span text:style-name="CharStyle25">the families of the godless shall be doomed;</text:span></text:p>
        <text:list xml:id="list182147565982320" text:continue-numbering="true" text:style-name="L42">
          <text:list-item>
            <text:p text:style-name="P1263"><text:span text:style-name="CharStyle25"><text:tab/>the land is the possession of the</text:span></text:p>
          </text:list-item>
        </text:list>
        <text:p text:style-name="P576"><text:span text:style-name="CharStyle25">good,</text:span></text:p>
        <text:p text:style-name="P567"><text:span text:style-name="CharStyle25">and all their days they shall dwell there.</text:span></text:p>
        <text:list xml:id="list182146797827348" text:continue-numbering="true" text:style-name="L42">
          <text:list-item>
            <text:p text:style-name="P1129"><text:span text:style-name="CharStyle25"><text:tab/>The good man’s words are wise,</text:span></text:p>
          </text:list-item>
        </text:list>
        <text:p text:style-name="P560"><text:span text:style-name="CharStyle25">his talk is true;</text:span></text:p>
        <text:list xml:id="list182146550990953" text:continue-numbering="true" text:style-name="L42">
          <text:list-item>
            <text:p text:style-name="P979"><text:span text:style-name="CharStyle25"><text:tab/>the Eternal’s law is in his heart,</text:span></text:p>
          </text:list-item>
        </text:list>
        <text:p text:style-name="P566"><text:span text:style-name="CharStyle25">his footsteps never falter.</text:span></text:p>
        <text:list xml:id="list182146795591404" text:continue-numbering="true" text:style-name="L42">
          <text:list-item>
            <text:p text:style-name="P1129"><text:span text:style-name="CharStyle25"><text:tab/>The godless man spies on the</text:span></text:p>
          </text:list-item>
        </text:list>
        <text:p text:style-name="P577"><text:span text:style-name="CharStyle25">good,</text:span></text:p>
        <text:p text:style-name="P208"><text:span text:style-name="CharStyle25">seeking to have them put to</text:span></text:p>
        <text:p text:style-name="P429"><text:span text:style-name="CharStyle25">death;</text:span></text:p>
        <text:p text:style-name="P144"><text:span text:style-name="CharStyle25">but the Eternal never leaves 33 them in his power, nor lets them be condemned when they are tried.</text:span></text:p>
        <text:p text:style-name="P168"><text:span text:style-name="CharStyle25">Wait for the Eternal, hold to 34 him,</text:span></text:p>
        <text:p text:style-name="P209"><text:span text:style-name="CharStyle25">and he will save you from the 40 godless;</text:span></text:p>
        <text:p text:style-name="P168"><text:soft-page-break/><text:span text:style-name="CharStyle25">he will advance you to possess 34 the land,</text:span></text:p>
        <text:p text:style-name="P217"><text:span text:style-name="CharStyle25">and to see godless men exter­minated.</text:span></text:p>
        <text:p text:style-name="P43"><text:span text:style-name="CharStyle25">I saw a godless man once on a 35 time, a terror— towering like any cedar of Lebanon;</text:span></text:p>
        <text:p text:style-name="P180"><text:span text:style-name="CharStyle25">then, as I passed by, he was 36 gone!</text:span></text:p>
        <text:p text:style-name="P217"><text:span text:style-name="CharStyle25">I looked for him—he was not to be found.</text:span></text:p>
        <text:p text:style-name="P176"><text:span text:style-name="CharStyle25">Hold to integrity, remain up- 37 right;</text:span></text:p>
        <text:p text:style-name="P209"><text:span text:style-name="CharStyle25">there is a future for the peace­able.</text:span></text:p>
        <text:p text:style-name="P180"><text:span text:style-name="CharStyle25">But sinners shall be wiped out at 38 a blow;</text:span></text:p>
        <text:p text:style-name="P222"><text:span text:style-name="CharStyle25">the future for the godless is perdition.</text:span></text:p>
        <text:p text:style-name="P168"><text:span text:style-name="CharStyle25">Help comes from the Eternal to 39 good men;</text:span></text:p>
        <text:p text:style-name="P209"><text:span text:style-name="CharStyle25">he is their refuge in the evil hour:</text:span></text:p>
        <text:p text:style-name="P176"><text:span text:style-name="CharStyle25">the Eternal relieves them and 40 rescues them,</text:span></text:p>
        <text:p text:style-name="P214"><text:span text:style-name="CharStyle25">because they shelter beside him.</text:span></text:p>
        <text:p text:style-name="P415"><text:span text:style-name="CharStyle28">A song of David. To be used when incense is offered.</text:span></text:p>
        <text:p text:style-name="P178"><text:span text:style-name="CharStyle25">Punish me not in wrath, O90 1 thou Eternal,<text:tab/>OO</text:span></text:p>
        <text:p text:style-name="P209"><text:span text:style-name="CharStyle25">do not chastise me in hot rage!</text:span></text:p>
        <text:p text:style-name="P176"><text:span text:style-name="CharStyle25">Thine arrows have sunk deep in 2 me,</text:span></text:p>
        <text:p text:style-name="P246"><text:span text:style-name="CharStyle25">thy hand is pressing hard on me.</text:span></text:p>
        <text:list xml:id="list182128647309276" text:style-name="L8">
          <text:list-item>
            <text:p text:style-name="P1090"><text:span text:style-name="CharStyle25"><text:tab/>There is no soundness in my</text:span></text:p>
          </text:list-item>
        </text:list>
        <text:p text:style-name="P661"><text:span text:style-name="CharStyle25">body,</text:span></text:p>
        <text:p text:style-name="P586"><text:span text:style-name="CharStyle25">thanks to thine indignation; there is no health in my limbs, thanks to my sins.</text:span></text:p>
        <text:list xml:id="list182147487504526" text:continue-numbering="true" text:style-name="L8">
          <text:list-item>
            <text:p text:style-name="P1158"><text:span text:style-name="CharStyle25"><text:tab/>My iniquities are overwhelming</text:span></text:p>
          </text:list-item>
        </text:list>
        <text:p text:style-name="P661"><text:span text:style-name="CharStyle25">me,</text:span></text:p>
        <text:p text:style-name="P246"><text:span text:style-name="CharStyle25">crushing me like a heavy load;</text:span></text:p>
        <text:list xml:id="list182148214656241" text:continue-numbering="true" text:style-name="L8">
          <text:list-item>
            <text:p text:style-name="P1158"><text:span text:style-name="CharStyle25"><text:tab/>my wounds are foul and fester­</text:span></text:p>
          </text:list-item>
        </text:list>
        <text:p text:style-name="P661"><text:span text:style-name="CharStyle25">ing,</text:span></text:p>
        <text:p text:style-name="P246"><text:span text:style-name="CharStyle25">thanks to my sinful folly.</text:span></text:p>
        <text:list xml:id="list182147532205426" text:continue-numbering="true" text:style-name="L8">
          <text:list-item>
            <text:p text:style-name="P1158"><text:span text:style-name="CharStyle25"><text:tab/>I stagger about, bent to the</text:span></text:p>
          </text:list-item>
        </text:list>
        <text:p text:style-name="P661"><text:span text:style-name="CharStyle25">ground,</text:span></text:p>
        <text:p text:style-name="P246"><text:span text:style-name="CharStyle25">all day long I go a-mourning,</text:span></text:p>
        <text:list xml:id="list182147450126754" text:continue-numbering="true" text:style-name="L8">
          <text:list-item>
            <text:p text:style-name="P1158"><text:soft-page-break/><text:span text:style-name="CharStyle25"><text:tab/>for my thighs are full of fever,</text:span></text:p>
          </text:list-item>
        </text:list>
        <text:p text:style-name="P246"><text:span text:style-name="CharStyle25">there is no soundness in my body;</text:span></text:p>
        <text:list xml:id="list182146543783177" text:continue-numbering="true" text:style-name="L8">
          <text:list-item>
            <text:p text:style-name="P1158"><text:span text:style-name="CharStyle25"><text:tab/>I am benumbed and badly</text:span></text:p>
          </text:list-item>
        </text:list>
        <text:p text:style-name="P661"><text:span text:style-name="CharStyle25">bruised,</text:span></text:p>
        <text:p text:style-name="P255"><text:span text:style-name="CharStyle25">my moans are louder than a lion’s cry.</text:span></text:p>
        <text:list xml:id="list182146481515528" text:continue-numbering="true" text:style-name="L8">
          <text:list-item>
            <text:p text:style-name="P1158"><text:span text:style-name="CharStyle25"><text:tab/>Lord, all my longing is well</text:span></text:p>
          </text:list-item>
        </text:list>
        <text:p text:style-name="P661"><text:span text:style-name="CharStyle25">known to thee, thou art no stranger to my sighs;</text:span></text:p>
        <text:list xml:id="list182146474324527" text:continue-numbering="true" text:style-name="L8">
          <text:list-item>
            <text:p text:style-name="P1098"><text:span text:style-name="CharStyle25"><text:tab/>my heart is throbbing, the pith</text:span></text:p>
          </text:list-item>
        </text:list>
        <text:p text:style-name="P239"><text:span text:style-name="CharStyle25">of life has left me, light has gone from mine eyes.</text:span></text:p>
        <text:list xml:id="list182147005287551" text:continue-numbering="true" text:style-name="L8">
          <text:list-item>
            <text:p text:style-name="P1098"><text:span text:style-name="CharStyle25"><text:tab/>My friends and my companions</text:span></text:p>
          </text:list-item>
        </text:list>
        <text:p text:style-name="P661"><text:span text:style-name="CharStyle25">hold aloof,</text:span></text:p>
        <text:p text:style-name="P246"><text:span text:style-name="CharStyle25">my kinsmen keep away.</text:span></text:p>
        <text:list xml:id="list182148361175964" text:continue-numbering="true" text:style-name="L8">
          <text:list-item>
            <text:p text:style-name="P1205"><text:span text:style-name="CharStyle25"><text:tab/>Those who seek my life are</text:span></text:p>
          </text:list-item>
        </text:list>
        <text:p text:style-name="P661"><text:span text:style-name="CharStyle25">setting snares, aiming to injure me; they talk of ruining me, and all the day discuss in­trigues.</text:span></text:p>
        <text:list xml:id="list182147859162630" text:continue-numbering="true" text:style-name="L8">
          <text:list-item>
            <text:p text:style-name="P1205"><text:span text:style-name="CharStyle25"><text:tab/>But, like one deaf, I never</text:span></text:p>
          </text:list-item>
        </text:list>
        <text:p text:style-name="P661"><text:span text:style-name="CharStyle25">listen,</text:span></text:p>
        <text:p text:style-name="P246"><text:span text:style-name="CharStyle25">like a dumb man, I never say a word.</text:span></text:p>
        <text:list xml:id="list182148202021589" text:continue-numbering="true" text:style-name="L8">
          <text:list-item>
            <text:p text:style-name="P1205"><text:span text:style-name="CharStyle25"><text:tab/>[[I am like one who never hears,</text:span></text:p>
          </text:list-item>
        </text:list>
        <text:p text:style-name="P246"><text:span text:style-name="CharStyle25">who has no argument in answer.]]</text:span></text:p>
        <text:list xml:id="list182146677766958" text:continue-numbering="true" text:style-name="L8">
          <text:list-item>
            <text:p text:style-name="P1205"><text:span text:style-name="CharStyle25"><text:tab/>For thee, </text:span><text:span text:style-name="CharStyle29">0</text:span><text:span text:style-name="CharStyle25"> thou Eternal, I am</text:span></text:p>
          </text:list-item>
        </text:list>
        <text:p text:style-name="P661"><text:span text:style-name="CharStyle25">waiting;</text:span></text:p>
        <text:p text:style-name="P246"><text:span text:style-name="CharStyle25">thou, thou wilt answer them, O Lord my God.</text:span></text:p>
        <text:p text:style-name="P56"><text:span text:style-name="CharStyle25">For I confess my guilt,<text:tab/>18</text:span></text:p>
        <text:list xml:id="list3184060712056586279" text:style-name="L43">
          <text:list-item>
            <text:p text:style-name="P1461"><text:span text:style-name="CharStyle25"><text:tab/>sorrow for my sin.</text:span></text:p>
          </text:list-item>
        </text:list>
        <text:p text:style-name="P168"><text:span text:style-name="CharStyle25">“Only,” I say, “let not my foes 16 exult over me,</text:span></text:p>
        <text:p text:style-name="P206"><text:span text:style-name="CharStyle25">who are so insolent when I slip.”</text:span></text:p>
        <text:p text:style-name="P168"><text:span text:style-name="CharStyle25">For I am on the verge of a 17 collapse;</text:span></text:p>
        <text:p text:style-name="P206"><text:span text:style-name="CharStyle25">my plight is ever present to my mind.</text:span></text:p>
        <text:p text:style-name="P168"><text:span text:style-name="CharStyle25">Many are they who hate me 19 wantonly,</text:span></text:p>
        <text:p text:style-name="P206"><text:span text:style-name="CharStyle25">many are they who hate me wrongfully;</text:span></text:p>
        <text:p text:style-name="P31"><text:soft-page-break/><text:span text:style-name="CharStyle25">they are returning evil for good, 20 they are my foes because I aim at good.</text:span></text:p>
        <text:p text:style-name="P410"><text:span text:style-name="CharStyle25">Forsake me not, </text:span><text:span text:style-name="CharStyle29">0</text:span><text:span text:style-name="CharStyle25"> thou Eternal, 21 be not far from me, 0 my</text:span></text:p>
        <text:p text:style-name="P433"><text:span text:style-name="CharStyle48">God;</text:span></text:p>
        <text:p text:style-name="P56"><text:span text:style-name="CharStyle25">make haste to help me,<text:tab/>22</text:span></text:p>
        <text:p text:style-name="P202"><text:span text:style-name="CharStyle25">to rescue me, </text:span><text:span text:style-name="CharStyle29">0</text:span><text:span text:style-name="CharStyle25"> Lord.</text:span></text:p>
        <text:p text:style-name="P772"><text:span text:style-name="CharStyle28">From the Choirmaster Jedu- thun’s collection. A song of David.</text:span></text:p>
        <text:list xml:id="list7330616316542657165" text:style-name="L44">
          <text:list-item>
            <text:p text:style-name="P1392"><text:span text:style-name="CharStyle25"><text:tab/>said, I will be carefulQQ 1 what I do,<text:tab/></text:span><text:span text:style-name="CharStyle31">C</text:span><text:span text:style-name="CharStyle39">3</text:span><text:span text:style-name="CharStyle31">zf</text:span></text:p>
          </text:list-item>
        </text:list>
        <text:p text:style-name="P193"><text:span text:style-name="CharStyle25">lest I sin with my tongue;</text:span></text:p>
        <text:list xml:id="list5210636029801619708" text:style-name="L45">
          <text:list-item>
            <text:p text:style-name="P1398"><text:span text:style-name="CharStyle25"><text:tab/>must put a muzzle on my lips in presence of the ungodly.</text:span></text:p>
          </text:list-item>
        </text:list>
        <text:p text:style-name="P56"><text:span text:style-name="CharStyle25">So I kept silence,<text:tab/>2</text:span></text:p>
        <text:p text:style-name="P193"><text:span text:style-name="CharStyle25">dumb and ill at ease.</text:span></text:p>
        <text:p text:style-name="P410"><text:span text:style-name="CharStyle25">Yet this only stirred my grief; my heart grew hot within me, 3</text:span></text:p>
        <text:p text:style-name="P755"><text:span text:style-name="CharStyle25">my thoughts kindled, and I prayed aloud:</text:span></text:p>
        <text:p text:style-name="P168"><text:span text:style-name="CharStyle60">“Oh thou </text:span><text:span text:style-name="CharStyle25">Eternal, let me know 4 my end,</text:span></text:p>
        <text:p text:style-name="P727"><text:span text:style-name="CharStyle25">the number of my days, how long I have to live!</text:span></text:p>
        <text:p text:style-name="P31"><text:span text:style-name="CharStyle25">Thou hast made my days no 5 longer than a span; my life is a mere nothing, in thy sight,</text:span></text:p>
        <text:p text:style-name="P206"><text:span text:style-name="CharStyle25">no better than an empty breath.</text:span></text:p>
        <text:p text:style-name="P168"><text:span text:style-name="CharStyle25">Man’s busy life indeed is but a 6 phantom,</text:span></text:p>
        <text:p text:style-name="P193"><text:span text:style-name="CharStyle25">making an empty ado,</text:span></text:p>
        <text:p text:style-name="P29"><text:span text:style-name="CharStyle25">amassing wealthand knowing not</text:span></text:p>
        <text:p text:style-name="P535"><text:span text:style-name="CharStyle25">who is to have his hoard.</text:span></text:p>
        <text:list xml:id="list182128966152644" text:style-name="L41">
          <text:list-item>
            <text:p text:style-name="P1264"><text:span text:style-name="CharStyle25"><text:tab/>What then can I expect, </text:span><text:span text:style-name="CharStyle29">0</text:span></text:p>
          </text:list-item>
        </text:list>
        <text:p text:style-name="P239"><text:span text:style-name="CharStyle25">Lord?</text:span></text:p>
        <text:p text:style-name="P535"><text:span text:style-name="CharStyle25">It is in thee I hope.</text:span></text:p>
        <text:list xml:id="list182129540258122" text:style-name="L6">
          <text:list-item>
            <text:p text:style-name="P1112"><text:span text:style-name="CharStyle29"><text:tab/></text:span><text:span text:style-name="CharStyle25">I am dumb, I never say a word, for it is thou who orderest life so.</text:span></text:p>
          </text:list-item>
        </text:list>
        <text:p text:style-name="P31"><text:span text:style-name="CharStyle25">ix Thou chastenest mortal man, in punishing his guilt, eating away his comeliness like a moth—</text:span></text:p>
        <text:p text:style-name="P246"><text:span text:style-name="CharStyle25">man is no better than an empty breath!</text:span></text:p>
        <text:list xml:id="list182130075395192" text:style-name="L41">
          <text:list-item>
            <text:p text:style-name="P1265"><text:span text:style-name="CharStyle25"><text:tab/>Save me from all my sins,</text:span></text:p>
          </text:list-item>
        </text:list>
        <text:p text:style-name="P535"><text:span text:style-name="CharStyle25">from taunts of the profane; </text:span><text:span text:style-name="CharStyle32">io</text:span><text:span text:style-name="CharStyle25"> relieve me from thy plague,</text:span></text:p>
        <text:p text:style-name="P246"><text:span text:style-name="CharStyle25">for I am wasting underneath thy strokes.</text:span></text:p>
        <text:list xml:id="list182129151185071" text:style-name="L19">
          <text:list-item>
            <text:p text:style-name="P1268"><text:soft-page-break/><text:span text:style-name="CharStyle25"><text:tab/>Hear my prayer, O thou Eternal,</text:span></text:p>
          </text:list-item>
        </text:list>
        <text:p text:style-name="P535"><text:span text:style-name="CharStyle25">listen to my cry, answer thou my tears; for I am but a guest of thine, a passing waif, as all my fathers were.</text:span></text:p>
        <text:list xml:id="list182147734947261" text:continue-numbering="true" text:style-name="L19">
          <text:list-item>
            <text:p text:style-name="P1268"><text:span text:style-name="CharStyle25"><text:tab/>Avert thy frown, that I may be</text:span></text:p>
          </text:list-item>
        </text:list>
        <text:p text:style-name="P239"><text:span text:style-name="CharStyle25">at ease,</text:span></text:p>
        <text:p text:style-name="P537"><text:span text:style-name="CharStyle25">ere I depart to be no more.”</text:span></text:p>
        <text:p text:style-name="P693"><text:span text:style-name="CharStyle28">From the Choirmaster s collec­tion. A song of David.</text:span></text:p>
        <text:list xml:id="list3283081069529033093" text:style-name="L46">
          <text:list-item>
            <text:p text:style-name="P1462"><text:span text:style-name="CharStyle25"><text:tab/>/I fk As patiently I waited for ^ the Eternal,</text:span></text:p>
          </text:list-item>
        </text:list>
        <text:p text:style-name="P249"><text:span text:style-name="CharStyle25">he turned and listened to my cry;</text:span></text:p>
        <text:list xml:id="list182147151834448" text:continue-numbering="true" text:style-name="L46">
          <text:list-item>
            <text:p text:style-name="P980"><text:span text:style-name="CharStyle25"><text:tab/>he raised me from a lonesome</text:span></text:p>
          </text:list-item>
        </text:list>
        <text:p text:style-name="P241"><text:span text:style-name="CharStyle25">pit, a muddy bog, he set my foot on a rock and steadied my steps,</text:span></text:p>
        <text:list xml:id="list182147663024961" text:continue-numbering="true" text:style-name="L46">
          <text:list-item>
            <text:p text:style-name="P980"><text:span text:style-name="CharStyle25"><text:tab/>putting a new song in my mouth,</text:span></text:p>
          </text:list-item>
        </text:list>
        <text:p text:style-name="P536"><text:span text:style-name="CharStyle25">a song of praise to our God, that many might see this, and be awed,</text:span></text:p>
        <text:p text:style-name="P536"><text:span text:style-name="CharStyle25">and trust in the Eternal. </text:span><text:span text:style-name="CharStyle25"><text:span text:style-name="T1"><text:note text:id="ftn16" text:note-class="footnote"><text:note-citation>0</text:note-citation><text:note-body><text:p text:style-name="P115"><text:span text:style-name="CharStyle4"><text:tab/>Happy the man who trusts in</text:span></text:p><text:p text:style-name="P839"><text:span text:style-name="CharStyle4">the Eternal,</text:span></text:p><text:p text:style-name="P878"><text:span text:style-name="CharStyle4">who pays no heed to loud and false apostates!</text:span></text:p></text:note-body></text:note></text:span></text:span><text:span text:style-name="CharStyle25"><text:span text:style-name="T1"> </text:span></text:span><text:span text:style-name="CharStyle25"><text:span text:style-name="T1"><text:note text:id="ftn17" text:note-class="footnote"><text:note-citation>0</text:note-citation><text:note-body><text:p text:style-name="P113"><text:span text:style-name="CharStyle4"><text:tab/>Eternal One, my God, richly</text:span></text:p><text:p text:style-name="P725"><text:span text:style-name="CharStyle4">hast thou worked out</text:span></text:p></text:note-body></text:note></text:span></text:span></text:p>
        <text:p text:style-name="P206"><text:span text:style-name="CharStyle25">thy wondrous purposes for us;</text:span></text:p>
        <text:p text:style-name="P206"><text:span text:style-name="CharStyle25">there is no one like thee!</text:span></text:p>
        <text:p text:style-name="P859"><text:span text:style-name="CharStyle25">Were I to tell them, to recount them,</text:span></text:p>
        <text:p text:style-name="P218"><text:span text:style-name="CharStyle25">they would pass all count.</text:span></text:p>
        <text:p text:style-name="P168"><text:span text:style-name="CharStyle25">Thou carest not for sacrifice and 6 offering,</text:span></text:p>
        <text:p text:style-name="P206"><text:span text:style-name="CharStyle25">for no burnt-offering or sin- offering is thy demand.</text:span></text:p>
        <text:p text:style-name="P167"><text:span text:style-name="CharStyle25">An open ear thou gavest me;</text:span></text:p>
        <text:p text:style-name="P206"><text:span text:style-name="CharStyle25">I answered, “Here I come 7</text:span></text:p>
        <text:p text:style-name="P206"><text:span text:style-name="CharStyle25">to do thy bidding in the Book;</text:span></text:p>
        <text:p text:style-name="P167"><text:span text:style-name="CharStyle25">to please and serve thee is my 8</text:span></text:p>
        <text:p text:style-name="P432"><text:span text:style-name="CharStyle62">j°y»</text:span></text:p>
        <text:p text:style-name="P228"><text:span text:style-name="CharStyle25">thy law lies deep within my heart.”</text:span></text:p>
        <text:p text:style-name="P168"><text:span text:style-name="CharStyle25">Thou knowest, </text:span><text:span text:style-name="CharStyle29">0</text:span><text:span text:style-name="CharStyle25"> Eternal One, 9 that openly</text:span></text:p>
        <text:p text:style-name="P206"><text:span text:style-name="CharStyle25">I told the good news to our gathering;</text:span></text:p>
        <text:p text:style-name="P168"><text:span text:style-name="CharStyle25">I kept not to myself thy saving 10 help,</text:span></text:p>
        <text:p text:style-name="P206"><text:span text:style-name="CharStyle25">but told aloud thy loyalty and aid,</text:span></text:p>
        <text:p text:style-name="P206"><text:span text:style-name="CharStyle25">making no secret of thy love and faithfulness.</text:span></text:p>
        <text:p text:style-name="P168"><text:soft-page-break/><text:span text:style-name="CharStyle25">And thou wilt not keep back 11 from me thy mercy;</text:span></text:p>
        <text:p text:style-name="P221"><text:span text:style-name="CharStyle25">thy love and faithfulness shall ever be my guard.</text:span></text:p>
        <text:p text:style-name="P172"><text:span text:style-name="CharStyle25">[[For numberless evils surround 12</text:span></text:p>
        <text:p text:style-name="P430"><text:span text:style-name="CharStyle25">me;</text:span></text:p>
        <text:p text:style-name="P860"><text:span text:style-name="CharStyle25">my transgressions have over­taken me,</text:span></text:p>
        <text:p text:style-name="P172"><text:span text:style-name="CharStyle25">till I know not where to turn;</text:span></text:p>
        <text:p text:style-name="P860"><text:span text:style-name="CharStyle25">more trials have I than hairs upon my head—</text:span></text:p>
        <text:p text:style-name="P172"><text:span text:style-name="CharStyle25">my courage fails me.</text:span></text:p>
        <text:p text:style-name="P173"><text:span text:style-name="CharStyle25">Be pleased to rescue me, O thou 13 Eternal,</text:span></text:p>
        <text:p text:style-name="P860"><text:span text:style-name="CharStyle25">O thou Eternal, hasten to my help.</text:span></text:p>
        <text:p text:style-name="P173"><text:span text:style-name="CharStyle25">Disgraced, discomfited, be those 14 who seek to murder me!</text:span></text:p>
        <text:p text:style-name="P860"><text:span text:style-name="CharStyle25">Routed, dishonoured, be they who delight in harm to me!</text:span></text:p>
      </text:section>
      <text:section text:style-name="Sect3" text:name="Section15">
        <text:list xml:id="list182129721118599" text:style-name="L26">
          <text:list-item>
            <text:p text:style-name="P1363"><text:span text:style-name="CharStyle25"><text:tab/>Thwarted and appalled be they</text:span></text:p>
          </text:list-item>
        </text:list>
        <text:p text:style-name="P400"><text:span text:style-name="CharStyle25">who taunt me with their scoffs!</text:span></text:p>
        <text:list xml:id="list182146860965241" text:continue-numbering="true" text:style-name="L26">
          <text:list-item>
            <text:p text:style-name="P1240"><text:span text:style-name="CharStyle25"><text:tab/>But gladly may thy followers all</text:span></text:p>
          </text:list-item>
        </text:list>
        <text:p text:style-name="P75"><text:span text:style-name="CharStyle25">rejoice in thee!</text:span></text:p>
        <text:p text:style-name="P845"><text:span text:style-name="CharStyle25">May those who love thy saving help have ever cause to say, “All hail to the Eternal!”</text:span></text:p>
        <text:list xml:id="list182146468201315" text:continue-numbering="true" text:style-name="L26">
          <text:list-item>
            <text:p text:style-name="P1240"><text:span text:style-name="CharStyle25"><text:tab/>As for me, I am weak and</text:span></text:p>
          </text:list-item>
        </text:list>
        <text:p text:style-name="P75"><text:span text:style-name="CharStyle25">wretched;</text:span></text:p>
        <text:p text:style-name="P742"><text:span text:style-name="CharStyle25">yet the Eternal will take thought for me.</text:span></text:p>
        <text:p text:style-name="P742"><text:span text:style-name="CharStyle25">Thou art my help and my de­liverer;</text:span></text:p>
        <text:p text:style-name="P694"><text:span text:style-name="CharStyle25">tarry not, </text:span><text:span text:style-name="CharStyle29">0</text:span><text:span text:style-name="CharStyle25"> my God.]]</text:span></text:p>
        <text:p text:style-name="P692"><text:span text:style-name="CharStyle28">From the Choirmaster’s collec­tion. A song of David.</text:span></text:p>
        <text:list xml:id="list1852455762009829373" text:style-name="L47">
          <text:list-item>
            <text:p text:style-name="P957"><text:span text:style-name="CharStyle25"><text:tab/>/« l Happy is he who remem-</text:span></text:p>
          </text:list-item>
        </text:list>
        <text:p text:style-name="P847"><text:span text:style-name="CharStyle25">^ J-<text:tab/>bers the weak and the</text:span></text:p>
        <text:p text:style-name="P75"><text:span text:style-name="CharStyle25">poor!</text:span></text:p>
        <text:p text:style-name="P246"><text:span text:style-name="CharStyle25">The Eternal will deliver him on the day of trouble;</text:span></text:p>
        <text:list xml:id="list182147248978203" text:continue-numbering="true" text:style-name="L47">
          <text:list-item>
            <text:p text:style-name="P1159"><text:span text:style-name="CharStyle25"><text:tab/>the Eternal will preserve his life,</text:span></text:p>
          </text:list-item>
        </text:list>
        <text:p text:style-name="P246"><text:span text:style-name="CharStyle25">nor hand him over to his eager foes;</text:span></text:p>
        <text:list xml:id="list182148026694558" text:continue-numbering="true" text:style-name="L47">
          <text:list-item>
            <text:p text:style-name="P1159"><text:span text:style-name="CharStyle25"><text:tab/>the Eternal sustains him on a</text:span></text:p>
          </text:list-item>
        </text:list>
        <text:p text:style-name="P75"><text:span text:style-name="CharStyle25">sick bed,</text:span></text:p>
        <text:p text:style-name="P75"><text:span text:style-name="CharStyle25">and brings him back to health. </text:span><text:span text:style-name="CharStyle25"><text:span text:style-name="T1"><text:note text:id="ftn18" text:note-class="footnote"><text:note-citation>0</text:note-citation><text:note-body><text:p text:style-name="P113"><text:span text:style-name="CharStyle4"><text:tab/>My prayer is: “O Eternal, be</text:span></text:p><text:p text:style-name="P353"><text:span text:style-name="CharStyle4">thou gracious,</text:span></text:p><text:p text:style-name="P372"><text:span text:style-name="CharStyle4">heal me, for I have sinned against thee.”</text:span></text:p></text:note-body></text:note></text:span></text:span><text:span text:style-name="CharStyle25"><text:span text:style-name="T1"> </text:span></text:span><text:span text:style-name="CharStyle25"><text:span text:style-name="T1"><text:note text:id="ftn19" text:note-class="footnote"><text:note-citation>0</text:note-citation><text:note-body><text:p text:style-name="P117"><text:span text:style-name="CharStyle4"><text:tab/>My foes say of me, in their</text:span></text:p><text:p text:style-name="P353"><text:span text:style-name="CharStyle4">malice,</text:span></text:p><text:p text:style-name="P372"><text:span text:style-name="CharStyle4">“When ever will he die and his name perish?”</text:span></text:p></text:note-body></text:note></text:span></text:span><text:span text:style-name="CharStyle25"><text:span text:style-name="T1"> </text:span></text:span><text:span text:style-name="CharStyle25"><text:span text:style-name="T1"><text:note text:id="ftn20" text:note-class="footnote"><text:note-citation>0</text:note-citation><text:note-body><text:p text:style-name="P114"><text:span text:style-name="CharStyle4"><text:tab/>When any of them visits me,</text:span></text:p><text:p text:style-name="P672"><text:span text:style-name="CharStyle4">his heart is false; he gathers matter for his malice, then goes away to spread the tale.</text:span></text:p></text:note-body></text:note></text:span></text:span><text:span text:style-name="CharStyle25"><text:span text:style-name="T1"> </text:span></text:span><text:span text:style-name="CharStyle25"><text:span text:style-name="T1"><text:note text:id="ftn21" text:note-class="footnote"><text:note-citation>0</text:note-citation><text:note-body><text:p text:style-name="P114"><text:span text:style-name="CharStyle4"><text:tab/>All who hate me are whispering</text:span></text:p><text:p text:style-name="P353"><text:span text:style-name="CharStyle4">together,</text:span></text:p><text:p text:style-name="P738"><text:span text:style-name="CharStyle4">forecasting evil for me;</text:span></text:p></text:note-body></text:note></text:span></text:span><text:span text:style-name="CharStyle25"><text:span text:style-name="T1"> </text:span></text:span><text:span text:style-name="CharStyle25"><text:span text:style-name="T1"><text:note text:id="ftn22" text:note-class="footnote"><text:note-citation>0</text:note-citation><text:note-body><text:p text:style-name="P113"><text:span text:style-name="CharStyle4"><text:tab/>“A deadly trouble courses in his</text:span></text:p><text:p text:style-name="P353"><text:span text:style-name="CharStyle4">veins,</text:span></text:p><text:p text:style-name="P372"><text:span text:style-name="CharStyle4">he will not rise from where he lies.”</text:span></text:p></text:note-body></text:note></text:span></text:span></text:p>
        <text:p text:style-name="P164"><text:span text:style-name="CharStyle25">And even my trusted friend, </text:span><text:span text:style-name="CharStyle29">9 </text:span><text:span text:style-name="CharStyle25">who ate my bread, trips me up heavily.</text:span></text:p>
        <text:p text:style-name="P282"><text:span text:style-name="CharStyle25">Be gracious, </text:span><text:span text:style-name="CharStyle29">0</text:span><text:span text:style-name="CharStyle25"> Eternal, let me io rise,</text:span></text:p>
        <text:p text:style-name="P852"><text:span text:style-name="CharStyle25">and I will pay them back!</text:span></text:p>
        <text:p text:style-name="P272"><text:span text:style-name="CharStyle25">I shall be sure thou carest for n me,</text:span></text:p>
        <text:p text:style-name="P303"><text:span text:style-name="CharStyle25">when my foe fails to triumph over me.</text:span></text:p>
        <text:p text:style-name="P272"><text:span text:style-name="CharStyle25">Yes, thou revivest me, for my 12 integrity,</text:span></text:p>
        <text:p text:style-name="P303"><text:span text:style-name="CharStyle25">settling me for ever in thy presence.</text:span></text:p>
        <text:p text:style-name="P272"><text:span text:style-name="CharStyle25">[[Blessed be the Eternal, Israel’s 13 God;</text:span></text:p>
        <text:p text:style-name="P852"><text:span text:style-name="CharStyle25">from age to age for ever!</text:span></text:p>
        <text:p text:style-name="P854"><text:span text:style-name="CharStyle25">Even so, even so!]]</text:span></text:p>
        <text:p text:style-name="P126"><text:soft-page-break/><text:span text:style-name="CharStyle28">From the Choirmaster’s collec­tion. An ode of the Korahites. </text:span><text:span text:style-name="CharStyle38">The deer is panting for the /IQ</text:span><text:span text:style-name="CharStyle63"><text:span text:style-name="T1"><text:note text:id="ftn23" text:note-class="footnote"><text:note-citation>0</text:note-citation><text:note-body><text:p text:style-name="P106"><text:span text:style-name="CharStyle4"><text:tab/>x </text:span><text:span text:style-name="CharStyle5">9</text:span><text:span text:style-name="CharStyle4"> Right me, take my part, </text:span><text:span text:style-name="CharStyle5">0</text:span></text:p><text:p text:style-name="P894"><text:span text:style-name="CharStyle4">God, against an impious race,</text:span></text:p><text:p text:style-name="P760"><text:span text:style-name="CharStyle4">rescue me from crafty and malignant men.</text:span></text:p></text:note-body></text:note></text:span></text:span><text:span text:style-name="CharStyle63"><text:span text:style-name="T1"> </text:span></text:span><text:span text:style-name="CharStyle38">stream,</text:span></text:p>
        <text:p text:style-name="P851"><text:span text:style-name="CharStyle25">and, </text:span><text:span text:style-name="CharStyle29">0</text:span><text:span text:style-name="CharStyle25"> God, I pant for thee.</text:span></text:p>
        <text:p text:style-name="P907"><text:span text:style-name="CharStyle25">I am athirst for God, the living 2 God;</text:span></text:p>
        <text:p text:style-name="P851"><text:span text:style-name="CharStyle25">when shall I reach God’s pres­ence?</text:span></text:p>
        <text:p text:style-name="P907"><text:span text:style-name="CharStyle25">Day and night I have lived on 3 my tears,</text:span></text:p>
        <text:p text:style-name="P853"><text:span text:style-name="CharStyle48">taunted all day </text:span><text:span text:style-name="CharStyle64">with, “Where is </text:span><text:span text:style-name="CharStyle48">your God?”</text:span></text:p>
        <text:p text:style-name="P907"><text:span text:style-name="CharStyle25">My soul is melting with secret 4 sorrow,</text:span></text:p>
        <text:p text:style-name="P633"><text:span text:style-name="CharStyle25">for well I remember it all— how I led the throng once to the house of God,</text:span></text:p>
        <text:p text:style-name="P851"><text:span text:style-name="CharStyle25">chanting, praising, pacing in full festival.</text:span></text:p>
        <text:p text:style-name="P862"><text:span text:style-name="CharStyle25">Why art thou downcast, O 5 my soul?</text:span></text:p>
        <text:p text:style-name="P521"><text:span text:style-name="CharStyle25">Why so despairing?</text:span></text:p>
        <text:p text:style-name="P862"><text:span text:style-name="CharStyle25">Wait, wait for God; I shall again</text:span></text:p>
        <text:p text:style-name="P867"><text:span text:style-name="CharStyle25">be praising him, my<text:line-break/>saving help, my God.</text:span></text:p>
        <text:p text:style-name="P645"><text:span text:style-name="CharStyle25">My soul is downcast; so I re- 6<text:line-break/>member thee</text:span></text:p>
        <text:p text:style-name="P1468"><text:span text:style-name="CharStyle25">in this far land of Jordan and of Hermon, at mount Mizar.</text:span></text:p>
        <text:list xml:id="list182128385576155" text:style-name="L1">
          <text:list-item>
            <text:p text:style-name="P1269"><text:span text:style-name="CharStyle25"><text:tab/>Flood follows flood, as thy cata­</text:span></text:p>
          </text:list-item>
        </text:list>
        <text:p text:style-name="P910"><text:span text:style-name="CharStyle25">racts thunder,</text:span></text:p>
        <text:p text:style-name="P924"><text:span text:style-name="CharStyle25">thy breakers and billows are all surging over me.</text:span></text:p>
        <text:list xml:id="list182148204164400" text:continue-numbering="true" text:style-name="L1">
          <text:list-item>
            <text:p text:style-name="P1269"><text:span text:style-name="CharStyle25"><text:tab/>[[Yet the Eternal summoned</text:span></text:p>
          </text:list-item>
        </text:list>
        <text:p text:style-name="P910"><text:span text:style-name="CharStyle25">once for me his love by day,</text:span></text:p>
        <text:p text:style-name="P582"><text:span text:style-name="CharStyle25">and in the night I sang of him,</text:span></text:p>
        <text:p text:style-name="P582"><text:span text:style-name="CharStyle25">praising the God of my life.]]</text:span></text:p>
        <text:list xml:id="list182146616131548" text:continue-numbering="true" text:style-name="L1">
          <text:list-item>
            <text:p text:style-name="P1270"><text:span text:style-name="CharStyle25"><text:tab/>To God my strength I cry,</text:span></text:p>
          </text:list-item>
        </text:list>
        <text:p text:style-name="P535"><text:span text:style-name="CharStyle25">“Why hast thou forgotten me? Why must I mourn, as foes op­press me?”</text:span></text:p>
        <text:p text:style-name="P912"><text:span text:style-name="CharStyle32">io<text:tab/></text:span><text:span text:style-name="CharStyle25">It is an agony to hear them in derision</text:span></text:p>
        <text:p text:style-name="P535"><text:span text:style-name="CharStyle25">taunting me all day with, “Where is your God?” xi Why art thou downcast, </text:span><text:span text:style-name="CharStyle29">0 </text:span><text:span text:style-name="CharStyle25">my soul?</text:span></text:p>
        <text:p text:style-name="P677"><text:span text:style-name="CharStyle25">Why so despairing?</text:span></text:p>
        <text:p text:style-name="P770"><text:span text:style-name="CharStyle25">Wait, wait for God; I shall again</text:span></text:p>
        <text:p text:style-name="P664"><text:span text:style-name="CharStyle25">be praising him, my<text:line-break/>saving help, my God. </text:span><text:span text:style-name="CharStyle25"><text:span text:style-name="T1">1 </text:span></text:span><text:span text:style-name="CharStyle25"><text:span text:style-name="T1"><text:note text:id="ftn24" text:note-class="footnote"><text:note-citation>0</text:note-citation><text:note-body><text:p text:style-name="P100"><text:span text:style-name="CharStyle4"><text:tab/></text:span><text:span text:style-name="CharStyle5">0</text:span><text:span text:style-name="CharStyle4"> God my stronghold, why dis­</text:span></text:p><text:p text:style-name="P895"><text:span text:style-name="CharStyle4">card me?</text:span></text:p><text:p text:style-name="P760"><text:span text:style-name="CharStyle4">Why must I mourn, as foes oppress me?</text:span></text:p></text:note-body></text:note></text:span></text:span><text:span text:style-name="CharStyle25"><text:span text:style-name="T1"> </text:span></text:span><text:span text:style-name="CharStyle25"><text:span text:style-name="T1"><text:note text:id="ftn25" text:note-class="footnote"><text:note-citation>0</text:note-citation><text:note-body><text:p text:style-name="P103"><text:span text:style-name="CharStyle4"><text:tab/>Oh send thy light and faithful­</text:span></text:p><text:p text:style-name="P890"><text:span text:style-name="CharStyle4">ness to lead me, to bring me home to thine own sacred hill, to where thou dwellest!</text:span></text:p></text:note-body></text:note></text:span></text:span><text:span text:style-name="CharStyle25"><text:span text:style-name="T1"> </text:span></text:span><text:span text:style-name="CharStyle25"><text:span text:style-name="T1"><text:note text:id="ftn26" text:note-class="footnote"><text:note-citation>0</text:note-citation><text:note-body><text:p text:style-name="P100"><text:span text:style-name="CharStyle4"><text:tab/>Let me come to the altar of God,</text:span></text:p><text:p text:style-name="P544"><text:span text:style-name="CharStyle4">to God my joy and delight, singing thy praise on the lyre, </text:span><text:span text:style-name="CharStyle5">0</text:span><text:span text:style-name="CharStyle4"> God, my God.</text:span></text:p></text:note-body></text:note></text:span></text:span><text:span text:style-name="CharStyle25"><text:span text:style-name="T1"> </text:span></text:span><text:span text:style-name="CharStyle25"><text:span text:style-name="T1"><text:note text:id="ftn27" text:note-class="footnote"><text:note-citation>0</text:note-citation><text:note-body><text:p text:style-name="P107"><text:span text:style-name="CharStyle4"><text:tab/>Why art thou downcast, </text:span><text:span text:style-name="CharStyle5">0</text:span></text:p><text:p text:style-name="P624"><text:span text:style-name="CharStyle4">my soul?</text:span></text:p><text:p text:style-name="P265"><text:span text:style-name="CharStyle4">Why so despairing?</text:span></text:p></text:note-body></text:note></text:span></text:span></text:p>
        <text:p text:style-name="P926"><text:span text:style-name="CharStyle25">Wait, wait for God; I shall 6 again</text:span></text:p>
        <text:p text:style-name="P927"><text:span text:style-name="CharStyle25">be praising him, my sav­ing help, my God.</text:span></text:p>
        <text:p text:style-name="P771"><text:span text:style-name="CharStyle28">From the Choirmaster’s collec­tion of Korahite songs. An ode.</text:span></text:p>
        <text:list xml:id="list6595249641985883315" text:style-name="L48">
          <text:list-item>
            <text:p text:style-name="P1393"><text:span text:style-name="CharStyle29"><text:tab/></text:span><text:span text:style-name="CharStyle25">God, we have heard with</text:span><text:span text:style-name="CharStyle65">^g </text:span><text:span text:style-name="CharStyle66">A</text:span><text:span text:style-name="CharStyle25"> i our ears,</text:span></text:p>
          </text:list-item>
        </text:list>
        <text:p text:style-name="P206"><text:span text:style-name="CharStyle25">our fathers have told us the tale,</text:span></text:p>
        <text:p text:style-name="P31"><text:span text:style-name="CharStyle25">of thy doings in ancient years, how thou didst plant them, 2 evicting the pagans, how thou didst shatter the nations and scatter them.</text:span></text:p>
        <text:p text:style-name="P31"><text:span text:style-name="CharStyle25">For the land was not won by </text:span><text:span text:style-name="CharStyle29">3 </text:span><text:span text:style-name="CharStyle25">the sword of our fathers, nor the victory gained by their arm;</text:span></text:p>
        <text:p text:style-name="P31"><text:span text:style-name="CharStyle25">thine was the hand and the arm, thine was the favour that smiled on them;</text:span></text:p>
        <text:p text:style-name="P31"><text:span text:style-name="CharStyle25">my King, my God, it was thou 4 by whose command Jacob was conqueror!</text:span></text:p>
        <text:p text:style-name="P168"><text:span text:style-name="CharStyle25">By thee we can thrust down 5 our foe,</text:span></text:p>
        <text:p text:style-name="P206"><text:span text:style-name="CharStyle25">by thee we can crush our at­tackers;</text:span></text:p>
        <text:p text:style-name="P79"><text:span text:style-name="CharStyle25">for I rely not on my bow,<text:tab/>6</text:span></text:p>
        <text:p text:style-name="P206"><text:span text:style-name="CharStyle25">’tis not my sword that wins the battle;</text:span></text:p>
        <text:p text:style-name="P29"><text:span text:style-name="CharStyle25">from thee the victory comes to 7</text:span></text:p>
        <text:p text:style-name="P427"><text:span text:style-name="CharStyle25">us,</text:span></text:p>
        <text:p text:style-name="P534"><text:soft-page-break/><text:span text:style-name="CharStyle25">the humbling to our haters; all day it is of God we boast, 8 unceasingly we praise thee.</text:span></text:p>
        <text:p text:style-name="P181"><text:span text:style-name="CharStyle25">And yet thou hast discarded us 9 in disgrace;</text:span></text:p>
        <text:p text:style-name="P533"><text:span text:style-name="CharStyle25">thou wilt not march with our</text:span></text:p>
        <text:p text:style-name="P430"><text:span text:style-name="CharStyle25">armies,</text:span></text:p>
        <text:p text:style-name="P58"><text:span text:style-name="CharStyle25">thou makest us fly from the foe, io till our haters plunder us at pleasure;</text:span></text:p>
        <text:p text:style-name="P173"><text:span text:style-name="CharStyle25">thou lettest us be eaten up like </text:span><text:span text:style-name="CharStyle32">ii </text:span><text:span text:style-name="CharStyle25">sheep,</text:span></text:p>
        <text:p text:style-name="P533"><text:span text:style-name="CharStyle25">thou scatterest us among the</text:span></text:p>
        <text:p text:style-name="P430"><text:span text:style-name="CharStyle25">pagans,</text:span></text:p>
      </text:section>
      <text:section text:style-name="Sect8" text:name="Section16">
        <text:list xml:id="list182129567311340" text:style-name="L13">
          <text:list-item>
            <text:p text:style-name="P1364"><text:span text:style-name="CharStyle25"><text:tab/>selling thy people cheap,</text:span></text:p>
          </text:list-item>
        </text:list>
        <text:p text:style-name="P365"><text:span text:style-name="CharStyle25">for a poor price—no profit to thyself!</text:span></text:p>
        <text:list xml:id="list182148393260453" text:continue-numbering="true" text:style-name="L13">
          <text:list-item>
            <text:p text:style-name="P1206"><text:span text:style-name="CharStyle25"><text:tab/>Thou makest us the butt of our</text:span></text:p>
          </text:list-item>
        </text:list>
        <text:p text:style-name="P343"><text:span text:style-name="CharStyle25">neighbours,</text:span></text:p>
        <text:p text:style-name="P365"><text:span text:style-name="CharStyle25">a scorn and a derision to all around,</text:span></text:p>
        <text:list xml:id="list182147959359955" text:continue-numbering="true" text:style-name="L13">
          <text:list-item>
            <text:p text:style-name="P1534"><text:span text:style-name="CharStyle37"><text:tab/>a byword among pagans,</text:span></text:p>
          </text:list-item>
        </text:list>
        <text:p text:style-name="P365"><text:span text:style-name="CharStyle25">jeered at by the nations;</text:span></text:p>
        <text:list xml:id="list182148240286474" text:continue-numbering="true" text:style-name="L13">
          <text:list-item>
            <text:p text:style-name="P1206"><text:span text:style-name="CharStyle25"><text:tab/>all day long the disgrace is be­</text:span></text:p>
          </text:list-item>
        </text:list>
        <text:p text:style-name="P343"><text:span text:style-name="CharStyle25">fore me,</text:span></text:p>
        <text:p text:style-name="P365"><text:span text:style-name="CharStyle25">the shame of it overclouds me,</text:span></text:p>
        <text:list xml:id="list182146930325152" text:continue-numbering="true" text:style-name="L13">
          <text:list-item>
            <text:p text:style-name="P1206"><text:span text:style-name="CharStyle25"><text:tab/>at the sound of the taunters</text:span></text:p>
          </text:list-item>
        </text:list>
        <text:p text:style-name="P343"><text:span text:style-name="CharStyle25">and scoffers,</text:span></text:p>
        <text:p text:style-name="P383"><text:span text:style-name="CharStyle25">at the sight of the vengeful foe.</text:span></text:p>
        <text:list xml:id="list182148532103281" text:continue-numbering="true" text:style-name="L13">
          <text:list-item>
            <text:p text:style-name="P1539"><text:span text:style-name="CharStyle37"><text:tab/>All this has come upon us,</text:span></text:p>
          </text:list-item>
        </text:list>
        <text:p text:style-name="P367"><text:span text:style-name="CharStyle25">yet never have we forgotten thee,</text:span></text:p>
        <text:p text:style-name="P367"><text:span text:style-name="CharStyle25">never proved false to thy bond;</text:span></text:p>
        <text:list xml:id="list182146960530996" text:continue-numbering="true" text:style-name="L13">
          <text:list-item>
            <text:p text:style-name="P981"><text:span text:style-name="CharStyle25"><text:tab/>our heart has never flinched,</text:span></text:p>
          </text:list-item>
        </text:list>
        <text:p text:style-name="P367"><text:span text:style-name="CharStyle25">our steps have never swerved from thine own road,</text:span></text:p>
        <text:list xml:id="list182146792906645" text:continue-numbering="true" text:style-name="L13">
          <text:list-item>
            <text:p text:style-name="P981"><text:span text:style-name="CharStyle25"><text:tab/>that thou should’st so crush us,</text:span></text:p>
          </text:list-item>
        </text:list>
        <text:p text:style-name="P367"><text:span text:style-name="CharStyle25">and plunge us into deathly gloom,</text:span></text:p>
        <text:p text:style-name="P367"><text:span text:style-name="CharStyle25">where jackals howl.</text:span></text:p>
        <text:list xml:id="list182148428927006" text:continue-numbering="true" text:style-name="L13">
          <text:list-item>
            <text:p text:style-name="P982"><text:span text:style-name="CharStyle25"><text:tab/>If we had forgotten the name</text:span></text:p>
          </text:list-item>
        </text:list>
        <text:p text:style-name="P345"><text:span text:style-name="CharStyle25">of our God,</text:span></text:p>
        <text:p text:style-name="P367"><text:span text:style-name="CharStyle25">or appealed to a foreign god,</text:span></text:p>
        <text:list xml:id="list182148231379439" text:continue-numbering="true" text:style-name="L13">
          <text:list-item>
            <text:p text:style-name="P982"><text:span text:style-name="CharStyle25"><text:tab/>would not God have found it</text:span></text:p>
          </text:list-item>
        </text:list>
        <text:p text:style-name="P358"><text:span text:style-name="CharStyle37">out?</text:span></text:p>
        <text:p text:style-name="P367"><text:span text:style-name="CharStyle25">He knows the very secrets of the heart.</text:span></text:p>
        <text:list xml:id="list182147316331823" text:continue-numbering="true" text:style-name="L13">
          <text:list-item>
            <text:p text:style-name="P982"><text:span text:style-name="CharStyle25"><text:tab/>But no, ’tis for thy sake we are</text:span></text:p>
          </text:list-item>
        </text:list>
        <text:p text:style-name="P345"><text:span text:style-name="CharStyle25">killed all day,</text:span></text:p>
        <text:p text:style-name="P367"><text:span text:style-name="CharStyle25">counted no better than sheep to be slaughtered.</text:span></text:p>
        <text:list xml:id="list182146838196283" text:continue-numbering="true" text:style-name="L13">
          <text:list-item>
            <text:p text:style-name="P982"><text:soft-page-break/><text:span text:style-name="CharStyle25"><text:tab/>Bestir thyself, Eternal One!</text:span></text:p>
          </text:list-item>
        </text:list>
        <text:p text:style-name="P345"><text:span text:style-name="CharStyle25">Why sleep?</text:span></text:p>
        <text:p text:style-name="P367"><text:span text:style-name="CharStyle25">Awaken! ah, discard us not for ever!</text:span></text:p>
        <text:list xml:id="list182147396893368" text:continue-numbering="true" text:style-name="L13">
          <text:list-item>
            <text:p text:style-name="P982"><text:span text:style-name="CharStyle25"><text:tab/>Why art thou hiding thy face,</text:span></text:p>
          </text:list-item>
        </text:list>
        <text:p text:style-name="P367"><text:span text:style-name="CharStyle25">forgetful of our woe and our distress?</text:span></text:p>
        <text:list xml:id="list182148289170797" text:continue-numbering="true" text:style-name="L13">
          <text:list-item>
            <text:p text:style-name="P982"><text:span text:style-name="CharStyle25"><text:tab/>For our soul is bowed to the</text:span></text:p>
          </text:list-item>
        </text:list>
        <text:p text:style-name="P345"><text:span text:style-name="CharStyle25">dust,</text:span></text:p>
        <text:p text:style-name="P471"><text:span text:style-name="CharStyle25">our body lies low on the ground.</text:span></text:p>
        <text:p text:style-name="P62"><text:span text:style-name="CharStyle25">Come to the rescue!<text:tab/>26</text:span></text:p>
        <text:p text:style-name="P477"><text:span text:style-name="CharStyle25">For thy love’s sake, oh save us.</text:span></text:p>
        <text:p text:style-name="P420"><text:span text:style-name="CharStyle28">From the Choirmaster’s collec­tion of Korahite songs. To the tune of “The Lilies." An ode or love-song.</text:span></text:p>
        <text:p text:style-name="P168"><text:span text:style-name="CharStyle25">A noble theme inspires my </text:span><text:span text:style-name="CharStyle30">a</text:span><text:span text:style-name="CharStyle31"> ff </text:span><text:span text:style-name="CharStyle25">soul!</text:span></text:p>
        <text:p text:style-name="P472"><text:span text:style-name="CharStyle25">Let me recite my verses to the king,</text:span></text:p>
        <text:p text:style-name="P473"><text:span text:style-name="CharStyle25">with tongue swift as a scribe’s nimble pen.</text:span></text:p>
        <text:p text:style-name="P31"><text:span text:style-name="CharStyle25">You are fairer than all mortals, 2 charm is playing on your lips, as you are ever blessed by God.</text:span></text:p>
        <text:p text:style-name="P183"><text:span text:style-name="CharStyle37">O<text:tab/>hero, gird your sword upon 3 your thigh,</text:span></text:p>
        <text:p text:style-name="P472"><text:span text:style-name="CharStyle25">array yourself in splendour and in state.</text:span></text:p>
        <text:p text:style-name="P31"><text:span text:style-name="CharStyle25">Success to you, as you ride forth 4 to succour loyal men, humble and just!</text:span></text:p>
        <text:p text:style-name="P472"><text:span text:style-name="CharStyle25">And may your courage lead to deeds of dread!</text:span></text:p>
        <text:p text:style-name="P144"><text:span text:style-name="CharStyle25">Sharp are your arrows; nations 5 fall before you, and the king’s foes lose heart.</text:span></text:p>
        <text:p text:style-name="P168"><text:span text:style-name="CharStyle25">Your throne shall stand for 6 evermore;</text:span></text:p>
        <text:p text:style-name="P472"><text:span text:style-name="CharStyle25">for, since your sceptre is a sceptre just,</text:span></text:p>
        <text:p text:style-name="P168"><text:span text:style-name="CharStyle25">since right you love and evil 7 you abhor,</text:span></text:p>
        <text:p text:style-name="P472"><text:span text:style-name="CharStyle25">so God, your God, crowns you with bliss</text:span></text:p>
        <text:p text:style-name="P473"><text:span text:style-name="CharStyle25">above your fellow-kings.</text:span></text:p>
        <text:p text:style-name="P31"><text:span text:style-name="CharStyle25">Fragrant are your robes with 8 orris, myrrh, and aloes; music of ivory harps is rav­ishing your heart;</text:span></text:p>
        <text:p text:style-name="P31"><text:span text:style-name="CharStyle25">kings’ daughters in their jewels 9 move to meet you, and on your right your queen wears gold of Ophir.</text:span></text:p>
      </text:section>
      <text:section text:style-name="Sect3" text:name="Section17">
        <text:list xml:id="list182129252724590" text:style-name="L1">
          <text:list-item>
            <text:p text:style-name="P1365"><text:span text:style-name="CharStyle25"><text:tab/>Listen, </text:span><text:span text:style-name="CharStyle29">0</text:span><text:span text:style-name="CharStyle25"> bride, and bend your</text:span></text:p>
          </text:list-item>
        </text:list>
        <text:p text:style-name="P75"><text:span text:style-name="CharStyle25">ear!</text:span></text:p>
        <text:p text:style-name="P245"><text:span text:style-name="CharStyle25">Forget your own folk and your father’s house;</text:span></text:p>
        <text:list xml:id="list182147772759765" text:continue-numbering="true" text:style-name="L1">
          <text:list-item>
            <text:p text:style-name="P1271"><text:span text:style-name="CharStyle25"><text:tab/>and when the king desires your</text:span></text:p>
          </text:list-item>
        </text:list>
        <text:p text:style-name="P75"><text:span text:style-name="CharStyle25">beauty,</text:span></text:p>
        <text:p text:style-name="P245"><text:span text:style-name="CharStyle25">yield to him—he is your lord.</text:span></text:p>
        <text:list xml:id="list182148182275832" text:continue-numbering="true" text:style-name="L1">
          <text:list-item>
            <text:p text:style-name="P1271"><text:span text:style-name="CharStyle25"><text:tab/>So Tyrian traders with their</text:span></text:p>
          </text:list-item>
        </text:list>
        <text:p text:style-name="P400"><text:span text:style-name="CharStyle25">gifts shall sue your fa­vour,</text:span></text:p>
        <text:p text:style-name="P253"><text:span text:style-name="CharStyle25">the wealthiest in the land shall offer you their treas­ures.</text:span></text:p>
        <text:list xml:id="list182148217542268" text:continue-numbering="true" text:style-name="L1">
          <text:list-item>
            <text:p text:style-name="P983"><text:span text:style-name="CharStyle25"><text:tab/>In pearls and gold embroidery</text:span></text:p>
          </text:list-item>
        </text:list>
        <text:p text:style-name="P248"><text:span text:style-name="CharStyle25">this daughter of a king is decked;</text:span></text:p>
        <text:list xml:id="list182147366246522" text:continue-numbering="true" text:style-name="L1">
          <text:list-item>
            <text:p text:style-name="P983"><text:span text:style-name="CharStyle25"><text:tab/>she is led to the king in col­</text:span></text:p>
          </text:list-item>
        </text:list>
        <text:p text:style-name="P52"><text:span text:style-name="CharStyle25">oured robes,</text:span></text:p>
        <text:p text:style-name="P248"><text:span text:style-name="CharStyle25">with the maidens of her train,</text:span></text:p>
        <text:list xml:id="list182147806701962" text:continue-numbering="true" text:style-name="L1">
          <text:list-item>
            <text:p text:style-name="P983"><text:span text:style-name="CharStyle25"><text:tab/>moving into the king’s palace</text:span></text:p>
          </text:list-item>
        </text:list>
        <text:p text:style-name="P257"><text:span text:style-name="CharStyle25">with gladness and rejoicing.</text:span></text:p>
        <text:list xml:id="list182147629326371" text:continue-numbering="true" text:style-name="L1">
          <text:list-item>
            <text:p text:style-name="P1271"><text:span text:style-name="CharStyle25"><text:tab/>Your sons shall step into your</text:span></text:p>
          </text:list-item>
        </text:list>
        <text:p text:style-name="P75"><text:span text:style-name="CharStyle25">fathers’ place,</text:span></text:p>
        <text:p text:style-name="P245"><text:span text:style-name="CharStyle25">and rise to be princes over all the land,</text:span></text:p>
        <text:list xml:id="list182148220122237" text:continue-numbering="true" text:style-name="L1">
          <text:list-item>
            <text:p text:style-name="P1271"><text:span text:style-name="CharStyle25"><text:tab/>carrying your name on from age</text:span></text:p>
          </text:list-item>
        </text:list>
        <text:p text:style-name="P75"><text:span text:style-name="CharStyle25">to age,</text:span></text:p>
        <text:p text:style-name="P253"><text:span text:style-name="CharStyle25">till nations praise you ever­more.</text:span></text:p>
        <text:p text:style-name="P914"><text:span text:style-name="CharStyle28">From the Choirmaster’s collec­tion of Korahite songs. For soprano voices.</text:span></text:p>
        <text:list xml:id="list182129244995692" text:style-name="L48">
          <text:list-item>
            <text:p text:style-name="P1080"><text:span text:style-name="CharStyle25"><text:tab/></text:span><text:span text:style-name="CharStyle31">AC.</text:span><text:span text:style-name="CharStyle25"> God is a shelter and strong-</text:span></text:p>
          </text:list-item>
        </text:list>
        <text:p text:style-name="P96"><text:span text:style-name="CharStyle25">hold for us,</text:span></text:p>
        <text:p text:style-name="P75"><text:span text:style-name="CharStyle25">we shall find him very near;</text:span></text:p>
        <text:list xml:id="list182147237797569" text:continue-numbering="true" text:style-name="L48">
          <text:list-item>
            <text:p text:style-name="P1469"><text:span text:style-name="CharStyle25"><text:tab/>therefore we never fear, though earth be overset,</text:span></text:p>
          </text:list-item>
        </text:list>
        <text:p text:style-name="P245"><text:span text:style-name="CharStyle25">though hills sink deep in the sea.</text:span></text:p>
        <text:list xml:id="list182147801602575" text:continue-numbering="true" text:style-name="L48">
          <text:list-item>
            <text:p text:style-name="P1273"><text:span text:style-name="CharStyle25"><text:tab/>Let billows roar and foam,</text:span></text:p>
          </text:list-item>
        </text:list>
        <text:p text:style-name="P935"><text:span text:style-name="CharStyle25">let mountains shake under the storm:</text:span></text:p>
        <text:p text:style-name="P653"><text:soft-page-break/><text:span text:style-name="CharStyle25">the Lord of Hosts is at our side,</text:span></text:p>
        <text:p text:style-name="P653"><text:span text:style-name="CharStyle25">the God of Jacob is our fortress.</text:span></text:p>
        <text:p text:style-name="P31"><text:span text:style-name="CharStyle25">The river divine has streams </text:span><text:span text:style-name="CharStyle29">4 </text:span><text:span text:style-name="CharStyle25">that gladden the city of God, the sacred shrine of the Most High.</text:span></text:p>
        <text:p text:style-name="P597"><text:span text:style-name="CharStyle25">God is within her, she cannot </text:span><text:span text:style-name="CharStyle29">5 </text:span><text:span text:style-name="CharStyle25">be shaken;</text:span></text:p>
        <text:p text:style-name="P605"><text:span text:style-name="CharStyle25">when morning comes, God is her aid.</text:span></text:p>
        <text:p text:style-name="P31"><text:span text:style-name="CharStyle25">Though nations rage, and 6 realms be shaken, though his thunders make the world dissolve:</text:span></text:p>
        <text:p text:style-name="P616"><text:span text:style-name="CharStyle25">the Lord of Hosts is at our 7 side,</text:span></text:p>
        <text:p text:style-name="P619"><text:span text:style-name="CharStyle25">the </text:span><text:span text:style-name="CharStyle60">God </text:span><text:span text:style-name="CharStyle25">of Jacob </text:span><text:span text:style-name="CharStyle60">is </text:span><text:span text:style-name="CharStyle25">our fortress.</text:span></text:p>
        <text:p text:style-name="P31"><text:span text:style-name="CharStyle25">Come, see the Eternal’s work, 8 the desolation he has wrought on earth;</text:span></text:p>
        <text:p text:style-name="P597"><text:span text:style-name="CharStyle25">wars he has ended all over the 9 world,</text:span></text:p>
        <text:p text:style-name="P605"><text:span text:style-name="CharStyle25">breaking the bow and snap­ping the spear,</text:span></text:p>
        <text:p text:style-name="P532"><text:span text:style-name="CharStyle25">burning the chariot in the fire. “Give in,” he cries, “admit that 10 I am God,</text:span></text:p>
        <text:p text:style-name="P605"><text:span text:style-name="CharStyle25">high over nations, high over the world.”</text:span></text:p>
        <text:p text:style-name="P616"><text:span text:style-name="CharStyle25">The Lord of Hosts is at our n side,</text:span></text:p>
        <text:p text:style-name="P620"><text:span text:style-name="CharStyle25">the God of Jacob is our fortress.</text:span></text:p>
        <text:p text:style-name="P413"><text:span text:style-name="CharStyle28">From the Choirmasters collec­tion of Korahite songs.</text:span></text:p>
        <text:p text:style-name="P174"><text:span text:style-name="CharStyle25">All nations, clap your/i </text:span><text:span text:style-name="CharStyle31">ry</text:span><text:span text:style-name="CharStyle25"> 1 hands,<text:tab/></text:span><text:span text:style-name="CharStyle25"><text:span text:style-name="T1">/</text:span></text:span><text:span text:style-name="CharStyle25">i</text:span><text:span text:style-name="CharStyle25"><text:span text:style-name="T1">l</text:span></text:span><text:span text:style-name="CharStyle25"> </text:span><text:span text:style-name="CharStyle29">4</text:span></text:p>
        <text:p text:style-name="P58"><text:span text:style-name="CharStyle25">with ringing homage to God; for the Eternal, the Most High, 2 is to be feared,</text:span></text:p>
        <text:p text:style-name="P173"><text:span text:style-name="CharStyle25">he is a great king over all the world.</text:span></text:p>
        <text:p text:style-name="P58"><text:span text:style-name="CharStyle25">He subdued nations to himself, 3 he conquered races, as he chose our heritage for us, 4 our land, the jewel of his be­loved Jacob;</text:span></text:p>
        <text:p text:style-name="P173"><text:span text:style-name="CharStyle25">he marched in amid shouts, 5 with trumpet-blasts.</text:span></text:p>
        <text:list xml:id="list182128659795093" text:style-name="L17">
          <text:list-item>
            <text:p text:style-name="P1366"><text:span text:style-name="CharStyle25"><text:tab/>Music of praise for God, sing</text:span></text:p>
          </text:list-item>
        </text:list>
        <text:p text:style-name="P343"><text:span text:style-name="CharStyle25">music!</text:span></text:p>
        <text:p text:style-name="P904"><text:span text:style-name="CharStyle25">Music of praise for our King!</text:span></text:p>
        <text:list xml:id="list182147802428096" text:continue-numbering="true" text:style-name="L17">
          <text:list-item>
            <text:p text:style-name="P1434"><text:span text:style-name="CharStyle25"><text:tab/>Music of praise with an ode— for over the whole world God</text:span></text:p>
          </text:list-item>
        </text:list>
        <text:p text:style-name="P343"><text:span text:style-name="CharStyle25">is King!</text:span></text:p>
        <text:list xml:id="list182147834005957" text:continue-numbering="true" text:style-name="L17">
          <text:list-item>
            <text:p text:style-name="P1435"><text:span text:style-name="CharStyle25"><text:tab/>God now reigns over the nations, seated on his sacred throne;</text:span></text:p>
          </text:list-item>
          <text:list-item>
            <text:p text:style-name="P1435"><text:span text:style-name="CharStyle25"><text:tab/>even foreign princes gather, joining the folk of Abraham’s</text:span></text:p>
          </text:list-item>
        </text:list>
        <text:p text:style-name="P343"><text:span text:style-name="CharStyle25">God;</text:span></text:p>
        <text:p text:style-name="P551"><text:span text:style-name="CharStyle25">for the world’s warriors belong to God,</text:span></text:p>
        <text:p text:style-name="P556"><text:span text:style-name="CharStyle25">to the supreme God, sovereign of the world.</text:span></text:p>
        <text:p text:style-name="P906"><text:span text:style-name="CharStyle28">A song for the Korahites, for music.</text:span></text:p>
        <text:list xml:id="list372564435889060462" text:style-name="L49">
          <text:list-item>
            <text:p text:style-name="P1433"><text:span text:style-name="CharStyle25"><text:tab/>/TQ Great is the Eternal, loudly ™ to be praised</text:span></text:p>
          </text:list-item>
        </text:list>
        <text:p text:style-name="P525"><text:span text:style-name="CharStyle25">within the city of our God, upon his sacred hill.</text:span></text:p>
        <text:list xml:id="list182146866565450" text:continue-numbering="true" text:style-name="L49">
          <text:list-item>
            <text:p text:style-name="P1149"><text:span text:style-name="CharStyle25"><text:tab/>High and fair on the northern</text:span></text:p>
          </text:list-item>
        </text:list>
        <text:p text:style-name="P343"><text:span text:style-name="CharStyle25">slope,</text:span></text:p>
        <text:p text:style-name="P896"><text:span text:style-name="CharStyle25">the joy of all the world, the hill of Sion lies, the city of the great King.</text:span></text:p>
        <text:list xml:id="list182146704659174" text:continue-numbering="true" text:style-name="L49">
          <text:list-item>
            <text:p text:style-name="P1149"><text:span text:style-name="CharStyle25"><text:tab/>Within her citadels has God</text:span></text:p>
          </text:list-item>
        </text:list>
        <text:p text:style-name="P582"><text:span text:style-name="CharStyle25">shown himself her defence.</text:span></text:p>
        <text:list xml:id="list182147371677940" text:continue-numbering="true" text:style-name="L49">
          <text:list-item>
            <text:p text:style-name="P1160"><text:span text:style-name="CharStyle25"><text:tab/>For yonder kings combined,</text:span></text:p>
          </text:list-item>
        </text:list>
        <text:p text:style-name="P582"><text:span text:style-name="CharStyle25">invaded her;</text:span></text:p>
        <text:list xml:id="list182147877094728" text:continue-numbering="true" text:style-name="L49">
          <text:list-item>
            <text:p text:style-name="P1160"><text:span text:style-name="CharStyle25"><text:tab/>but scared with panic at her</text:span></text:p>
          </text:list-item>
        </text:list>
        <text:p text:style-name="P343"><text:span text:style-name="CharStyle25">sight,</text:span></text:p>
        <text:p text:style-name="P582"><text:span text:style-name="CharStyle25">they took to flight,</text:span></text:p>
        <text:list xml:id="list182146798521051" text:continue-numbering="true" text:style-name="L49">
          <text:list-item>
            <text:p text:style-name="P1160"><text:span text:style-name="CharStyle25"><text:tab/>seized with a shudder,</text:span></text:p>
          </text:list-item>
        </text:list>
        <text:p text:style-name="P582"><text:span text:style-name="CharStyle25">like women in the pangs of labour,</text:span></text:p>
        <text:list xml:id="list182146963983500" text:continue-numbering="true" text:style-name="L49">
          <text:list-item>
            <text:p text:style-name="P1160"><text:span text:style-name="CharStyle25"><text:tab/>shattered like merchantmen</text:span></text:p>
          </text:list-item>
        </text:list>
        <text:p text:style-name="P582"><text:span text:style-name="CharStyle25">wrecked by an east wind. </text:span><text:span text:style-name="CharStyle25"><text:span text:style-name="T1"><text:note text:id="ftn28" text:note-class="footnote"><text:note-citation>0</text:note-citation><text:note-body><text:p text:style-name="P101"><text:span text:style-name="CharStyle4"><text:tab/>What once we heard of, now</text:span></text:p><text:p text:style-name="P243"><text:span text:style-name="CharStyle4">our eyes have seen within the city of the Lord of hosts;</text:span></text:p><text:p text:style-name="P691"><text:span text:style-name="CharStyle4">God does preserve it evermore, the city of our God.</text:span></text:p></text:note-body></text:note></text:span></text:span><text:span text:style-name="CharStyle25"><text:span text:style-name="T1"> </text:span></text:span><text:span text:style-name="CharStyle25"><text:span text:style-name="T1"><text:note text:id="ftn29" text:note-class="footnote"><text:note-citation>0</text:note-citation><text:note-body><text:p text:style-name="P103"><text:span text:style-name="CharStyle4"><text:tab/>And so within thy temple we</text:span></text:p><text:p text:style-name="P951"><text:span text:style-name="CharStyle4">are thinking of thy goodness, O God; to thy fame shall echo, like thy name,</text:span></text:p></text:note-body></text:note></text:span></text:span></text:p>
        <text:p text:style-name="P629"><text:span text:style-name="CharStyle25">to the very ends of earth, for thy right hand is full of victories.</text:span></text:p>
        <text:p text:style-name="P73"><text:span text:style-name="CharStyle25">Let Sion hill rejoice,<text:tab/></text:span><text:span text:style-name="CharStyle32">ii</text:span></text:p>
        <text:p text:style-name="P608"><text:span text:style-name="CharStyle25">let the towns of Judah joy, over thy saving deeds.</text:span></text:p>
        <text:p text:style-name="P33"><text:soft-page-break/><text:span text:style-name="CharStyle25">Walk about Sion, go round her, 12 count up her towers, review her ramparts,<text:tab/>13</text:span></text:p>
        <text:p text:style-name="P629"><text:span text:style-name="CharStyle25">scan her citadels, that you may tell the age to come</text:span></text:p>
        <text:p text:style-name="P321"><text:span text:style-name="CharStyle25">what a God our God is for 14 evermore.</text:span></text:p>
        <text:p text:style-name="P500"><text:span text:style-name="CharStyle28">From the Choirmaster’s collec­tion of Korahite songs.</text:span></text:p>
        <text:p text:style-name="P31"><text:span text:style-name="CharStyle25">Hear this, all ye nations, iQ x listen, all ye inhabitants vK' of the world,</text:span></text:p>
        <text:p text:style-name="P73"><text:span text:style-name="CharStyle25">low-born and high,<text:tab/>2</text:span></text:p>
        <text:p text:style-name="P629"><text:span text:style-name="CharStyle25">rich and poor, all of you.</text:span></text:p>
        <text:p text:style-name="P272"><text:span text:style-name="CharStyle25">My message will be wise and 3 good,</text:span></text:p>
        <text:p text:style-name="P629"><text:span text:style-name="CharStyle25">a baffling truth on which I</text:span></text:p>
        <text:p text:style-name="P451"><text:span text:style-name="CharStyle25">brood;</text:span></text:p>
        <text:p text:style-name="P156"><text:span text:style-name="CharStyle25">and as I catch its meaning dim, 4 I render on the lyre this hymn:</text:span></text:p>
        <text:p text:style-name="P272"><text:span text:style-name="CharStyle25">Why should I be afraid in evil 5 times,</text:span></text:p>
        <text:p text:style-name="P307"><text:span text:style-name="CharStyle25">when all around I behold treacherous foes,</text:span></text:p>
        <text:p text:style-name="P43"><text:span text:style-name="CharStyle25">men who rely upon their riches, 6 and boast of their abounding wealth?</text:span></text:p>
        <text:p text:style-name="P43"><text:span text:style-name="CharStyle25">Why, none can buy himself off; </text:span><text:span text:style-name="CharStyle39">7 </text:span><text:span text:style-name="CharStyle25">not one can purchase for a price from God</text:span></text:p>
        <text:p text:style-name="P72"><text:span text:style-name="CharStyle25">soul’s ransom is too dear<text:tab/>8</text:span></text:p>
        <text:p text:style-name="P641"><text:span text:style-name="CharStyle25">life that shall never end. 9</text:span></text:p>
        <text:p text:style-name="P282"><text:span text:style-name="CharStyle25">What! “Never die?” but die 10 they must—</text:span></text:p>
        <text:p text:style-name="P633"><text:span text:style-name="CharStyle25">men of sense have to die, stupid and senseless perish, leaving their wealth to others; their home eternal is the grave 11 below,</text:span></text:p>
      </text:section>
      <text:section text:style-name="Sect8" text:name="Section18">
        <text:p text:style-name="P1458"><text:span text:style-name="CharStyle25">a dwelling where they must remain;</text:span></text:p>
        <text:p text:style-name="P233"><text:span text:style-name="CharStyle25">they vanish from men’s mem­ory, although</text:span></text:p>
        <text:p text:style-name="P482"><text:span text:style-name="CharStyle25">they claimed lands for their own.</text:span></text:p>
        <text:list xml:id="list3000604296142581426" text:style-name="L50">
          <text:list-item>
            <text:p text:style-name="P1170"><text:span text:style-name="CharStyle25"><text:tab/>For all the splendour that they</text:span></text:p>
          </text:list-item>
        </text:list>
        <text:p text:style-name="P462"><text:span text:style-name="CharStyle25">cherish,</text:span></text:p>
        <text:p text:style-name="P485"><text:span text:style-name="CharStyle25">men pass, even as the beasts that perish.</text:span></text:p>
        <text:list xml:id="list182146672462745" text:continue-numbering="true" text:style-name="L50">
          <text:list-item>
            <text:p text:style-name="P1170"><text:span text:style-name="CharStyle25"><text:tab/>Such is the fate of the self-</text:span></text:p>
          </text:list-item>
        </text:list>
        <text:p text:style-name="P462"><text:span text:style-name="CharStyle25">satisfied,</text:span></text:p>
        <text:p text:style-name="P482"><text:span text:style-name="CharStyle25">the end of all whose faith is in themselves;</text:span></text:p>
        <text:list xml:id="list182147178735904" text:continue-numbering="true" text:style-name="L50">
          <text:list-item>
            <text:p text:style-name="P1170"><text:span text:style-name="CharStyle25"><text:tab/>death shepherds them </text:span><text:span text:style-name="CharStyle67">un­</text:span></text:p>
          </text:list-item>
        </text:list>
        <text:p text:style-name="P462"><text:span text:style-name="CharStyle25">checked,</text:span></text:p>
        <text:p text:style-name="P482"><text:span text:style-name="CharStyle25">driving them down to the world below;</text:span></text:p>
        <text:p text:style-name="P233"><text:span text:style-name="CharStyle25">ere long their form and fashion waste away,</text:span></text:p>
        <text:p text:style-name="P482"><text:span text:style-name="CharStyle25">and they abide within the world below.</text:span></text:p>
        <text:list xml:id="list182146735834222" text:continue-numbering="true" text:style-name="L50">
          <text:list-item>
            <text:p text:style-name="P1170"><text:span text:style-name="CharStyle25"><text:tab/>(But God can ransom me;</text:span></text:p>
          </text:list-item>
        </text:list>
        <text:p text:style-name="P482"><text:span text:style-name="CharStyle25">he will release me from the grasp of death.)</text:span></text:p>
        <text:list xml:id="list182147989736335" text:continue-numbering="true" text:style-name="L50">
          <text:list-item>
            <text:p text:style-name="P1170"><text:span text:style-name="CharStyle25"><text:tab/>So fear not when a man grows</text:span></text:p>
          </text:list-item>
        </text:list>
        <text:p text:style-name="P462"><text:span text:style-name="CharStyle25">rich,</text:span></text:p>
        <text:p text:style-name="P482"><text:span text:style-name="CharStyle25">and when the splendour of his house increases;</text:span></text:p>
        <text:list xml:id="list182147484713202" text:continue-numbering="true" text:style-name="L50">
          <text:list-item>
            <text:p text:style-name="P1170"><text:span text:style-name="CharStyle25"><text:tab/>he can take nothing with him</text:span></text:p>
          </text:list-item>
        </text:list>
        <text:p text:style-name="P462"><text:span text:style-name="CharStyle25">when he dies,</text:span></text:p>
        <text:p text:style-name="P482"><text:span text:style-name="CharStyle25">his splendour will not follow him below.</text:span></text:p>
        <text:list xml:id="list182147788752517" text:continue-numbering="true" text:style-name="L50">
          <text:list-item>
            <text:p text:style-name="P1170"><text:span text:style-name="CharStyle25"><text:tab/>In life he flatters himself on his</text:span></text:p>
          </text:list-item>
        </text:list>
        <text:p text:style-name="P462"><text:span text:style-name="CharStyle25">fortune,</text:span></text:p>
        <text:p text:style-name="P482"><text:span text:style-name="CharStyle25">praising himself for his pros­perity;</text:span></text:p>
        <text:list xml:id="list182148389387775" text:continue-numbering="true" text:style-name="L50">
          <text:list-item>
            <text:p text:style-name="P1170"><text:span text:style-name="CharStyle67"><text:tab/>but </text:span><text:span text:style-name="CharStyle25">down he goes </text:span><text:span text:style-name="CharStyle67">to </text:span><text:span text:style-name="CharStyle25">where his</text:span></text:p>
          </text:list-item>
        </text:list>
        <text:p text:style-name="P462"><text:span text:style-name="CharStyle25">fathers dwell,</text:span></text:p>
        <text:p text:style-name="P482"><text:span text:style-name="CharStyle25">who see no light to all eternity.</text:span></text:p>
        <text:list xml:id="list182147894190655" text:continue-numbering="true" text:style-name="L50">
          <text:list-item>
            <text:p text:style-name="P1115"><text:span text:style-name="CharStyle25"><text:tab/>For all the splendour that they</text:span></text:p>
          </text:list-item>
        </text:list>
        <text:p text:style-name="P462"><text:span text:style-name="CharStyle25">cherish,</text:span></text:p>
        <text:p text:style-name="P487"><text:soft-page-break/><text:span text:style-name="CharStyle25">men pass, even as the beasts that perish.</text:span></text:p>
        <text:p text:style-name="P844"><text:span text:style-name="CharStyle69">An Asaphite song.</text:span></text:p>
        <text:p text:style-name="P58"><text:span text:style-name="CharStyle25">1 Prt The Eternal speaks!-—from east to west earth falls a-trembling.</text:span></text:p>
        <text:p text:style-name="P168"><text:span text:style-name="CharStyle25">From Sion, so peerless in 2 beauty,</text:span></text:p>
        <text:p text:style-name="P206"><text:span text:style-name="CharStyle25">the God of gods is flashing!</text:span></text:p>
        <text:p text:style-name="P168"><text:span text:style-name="CharStyle25">Our God comes with a sum- 3 mons—</text:span></text:p>
        <text:p text:style-name="P196"><text:span text:style-name="CharStyle25">in front of him devouring fire, encircling him a mighty</text:span></text:p>
        <text:p text:style-name="P427"><text:span text:style-name="CharStyle25">storm—</text:span></text:p>
        <text:p text:style-name="P144"><text:span text:style-name="CharStyle25">calling high heaven and earth 4 to the trial of his people; the heavens announce his assize, 6 that God begins the trial.</text:span></text:p>
        <text:p text:style-name="P91"><text:span text:style-name="CharStyle25">“Gather me my followers,<text:tab/>5</text:span></text:p>
        <text:p text:style-name="P206"><text:span text:style-name="CharStyle25">who pledged their troth to me by sacrifice.</text:span></text:p>
        <text:p text:style-name="P91"><text:span text:style-name="CharStyle25">Listen, O my people,<text:tab/>7</text:span></text:p>
        <text:p text:style-name="P206"><text:span text:style-name="CharStyle25">let me speak, O Israel;</text:span></text:p>
        <text:p text:style-name="P29"><text:span text:style-name="CharStyle25">I would testify against you,</text:span></text:p>
        <text:p text:style-name="P206"><text:span text:style-name="CharStyle25">I who am God, your God.</text:span></text:p>
        <text:p text:style-name="P168"><text:span text:style-name="CharStyle25">I blame you not for lack of 8 sacrifice;</text:span></text:p>
        <text:p text:style-name="P206"><text:span text:style-name="CharStyle25">daily your offerings are set before me.</text:span></text:p>
        <text:p text:style-name="P168"><text:span text:style-name="CharStyle25">I need no bullock from your 9 farms,</text:span></text:p>
        <text:p text:style-name="P532"><text:span text:style-name="CharStyle25">no goat out of your herds; for all the wild things of the 10 wood are mine, and cattle in their thousands on the hills;</text:span></text:p>
        <text:p text:style-name="P31"><text:span text:style-name="CharStyle25">every bird in the air I know, ix I own all roaming creatures on the plains.</text:span></text:p>
        <text:p text:style-name="P168"><text:span text:style-name="CharStyle25">If I were hungry, I would not 12 tell you;</text:span></text:p>
        <text:p text:style-name="P206"><text:span text:style-name="CharStyle25">for the whole earth is mine, and all it holds.</text:span></text:p>
        <text:p text:style-name="P67"><text:span text:style-name="CharStyle25">Do I eat flesh of bulls?<text:tab/>13</text:span></text:p>
        <text:p text:style-name="P206"><text:span text:style-name="CharStyle25">Do I drink blood of goats?</text:span></text:p>
        <text:p text:style-name="P29"><text:span text:style-name="CharStyle25">No, offer to God thanks as your 14</text:span></text:p>
        <text:p text:style-name="P427"><text:span text:style-name="CharStyle25">sacrifice,</text:span></text:p>
        <text:p text:style-name="P206"><text:span text:style-name="CharStyle25">and pay your vows to the Most High;</text:span></text:p>
        <text:p text:style-name="P646"><text:span text:style-name="CharStyle25">call to me in your hour of need, 15<text:line-break/>then I will rescue you, and you</text:span></text:p>
        <text:p text:style-name="P434"><text:span text:style-name="CharStyle25">shall honour me.”</text:span></text:p>
        <text:p text:style-name="P58"><text:span text:style-name="CharStyle25">God speaks thus to the godless: 16 “What right have you to repeat my laws,</text:span></text:p>
      </text:section>
      <text:section text:style-name="Sect3" text:name="Section19">
        <text:p text:style-name="P1471"><text:span text:style-name="CharStyle25">and take my compact on your lips,</text:span></text:p>
        <text:list xml:id="list182129724644346" text:style-name="L32">
          <text:list-item>
            <text:p text:style-name="P1275"><text:span text:style-name="CharStyle25"><text:tab/>when you hate me to control you,</text:span></text:p>
          </text:list-item>
        </text:list>
        <text:p text:style-name="P539"><text:span text:style-name="CharStyle25">and toss my rules behind your backs?</text:span></text:p>
        <text:list xml:id="list182147390469096" text:continue-numbering="true" text:style-name="L32">
          <text:list-item>
            <text:p text:style-name="P1072"><text:span text:style-name="CharStyle25"><text:tab/>You are a friend to any thief</text:span></text:p>
          </text:list-item>
        </text:list>
        <text:p text:style-name="P270"><text:span text:style-name="CharStyle25">you see,</text:span></text:p>
        <text:p text:style-name="P539"><text:span text:style-name="CharStyle25">you ally yourselves with adul­terers,</text:span></text:p>
        <text:list xml:id="list182148022969360" text:continue-numbering="true" text:style-name="L32">
          <text:list-item>
            <text:p text:style-name="P1277"><text:span text:style-name="CharStyle25"><text:tab/>you let your tongue loose for</text:span></text:p>
          </text:list-item>
        </text:list>
        <text:p text:style-name="P270"><text:span text:style-name="CharStyle25">the evil word,</text:span></text:p>
        <text:p text:style-name="P539"><text:span text:style-name="CharStyle25">your mouths are weaving malice,</text:span></text:p>
        <text:list xml:id="list182148030522657" text:continue-numbering="true" text:style-name="L32">
          <text:list-item>
            <text:p text:style-name="P1077"><text:span text:style-name="CharStyle25"><text:tab/>as you sit and malign your</text:span></text:p>
          </text:list-item>
        </text:list>
        <text:p text:style-name="P270"><text:span text:style-name="CharStyle25">brother,</text:span></text:p>
        <text:p text:style-name="P539"><text:span text:style-name="CharStyle25">slandering the son of your own mother.</text:span></text:p>
        <text:list xml:id="list182147434293007" text:continue-numbering="true" text:style-name="L32">
          <text:list-item>
            <text:p text:style-name="P1077"><text:span text:style-name="CharStyle25"><text:tab/>This you have done—and be­</text:span></text:p>
          </text:list-item>
        </text:list>
        <text:p text:style-name="P270"><text:span text:style-name="CharStyle25">cause I said nothing, you thought I was no better than yourself!</text:span></text:p>
        <text:p text:style-name="P756"><text:span text:style-name="CharStyle25">But I will now convict you,</text:span></text:p>
        <text:p text:style-name="P539"><text:span text:style-name="CharStyle25">I will put it to you plainly.</text:span></text:p>
        <text:list xml:id="list182147753944882" text:continue-numbering="true" text:style-name="L32">
          <text:list-item>
            <text:p text:style-name="P1077"><text:span text:style-name="CharStyle25"><text:tab/>Mark this, you who ignore me,</text:span></text:p>
          </text:list-item>
        </text:list>
        <text:p text:style-name="P492"><text:span text:style-name="CharStyle25">or I will tear you to pieces, with none to protect you:</text:span></text:p>
        <text:list xml:id="list182147745541295" text:continue-numbering="true" text:style-name="L32">
          <text:list-item>
            <text:p text:style-name="P1077"><text:span text:style-name="CharStyle25"><text:tab/>whoever offers thanks to me as</text:span></text:p>
          </text:list-item>
        </text:list>
        <text:p text:style-name="P270"><text:span text:style-name="CharStyle25">sacrifice, he honours me;</text:span></text:p>
        <text:p text:style-name="P538"><text:span text:style-name="CharStyle25">whoever holds by my rules in his life,</text:span></text:p>
        <text:p text:style-name="P542"><text:span text:style-name="CharStyle25">I will let him enjoy my help.”</text:span></text:p>
        <text:p text:style-name="P757"><text:span text:style-name="CharStyle28">From the Choirmaster’s collec­tion. A song of David, when the prophet Nathan came to him, after he had visited Bath- sheba.</text:span></text:p>
        <text:list xml:id="list3141135297021996035" text:style-name="L51">
          <text:list-item>
            <text:p text:style-name="P1472"><text:span text:style-name="CharStyle25"><text:tab/></text:span><text:span text:style-name="CharStyle29">0</text:span><text:span text:style-name="CharStyle25"> God, as thou art kind, J- have mercy upon me,</text:span></text:p>
          </text:list-item>
        </text:list>
        <text:p text:style-name="P541"><text:span text:style-name="CharStyle48">in thy vast pity wipe out my offences,</text:span></text:p>
        <text:list xml:id="list182148257458969" text:continue-numbering="true" text:style-name="L51">
          <text:list-item>
            <text:p text:style-name="P1473"><text:span text:style-name="CharStyle25"><text:tab/>wash me from every stain of</text:span></text:p>
          </text:list-item>
        </text:list>
        <text:p text:style-name="P271"><text:span text:style-name="CharStyle25">guilt,</text:span></text:p>
        <text:p text:style-name="P540"><text:span text:style-name="CharStyle25">and purge me from my sin. </text:span><text:span text:style-name="CharStyle25"><text:span text:style-name="T1"><text:note text:id="ftn30" text:note-class="footnote"><text:note-citation>0</text:note-citation><text:note-body><text:p text:style-name="P733"><text:span text:style-name="CharStyle11"><text:tab/>Well do I </text:span><text:span text:style-name="CharStyle12">know </text:span><text:span text:style-name="CharStyle11">my offences;</text:span></text:p><text:p text:style-name="P842"><text:span text:style-name="CharStyle4">my sin is never out of mind.</text:span></text:p></text:note-body></text:note></text:span></text:span><text:span text:style-name="CharStyle25"><text:span text:style-name="T1"> </text:span></text:span><text:span text:style-name="CharStyle25"><text:span text:style-name="T1"><text:note text:id="ftn31" text:note-class="footnote"><text:note-citation>0</text:note-citation><text:note-body><text:p text:style-name="P735"><text:span text:style-name="CharStyle4"><text:tab/>It is against thee I have sinned,</text:span></text:p><text:p text:style-name="P937"><text:span text:style-name="CharStyle4">I have done evil in thy sight. Yes, thou art just in thy charge, justified in thy sentence.</text:span></text:p></text:note-body></text:note></text:span></text:span></text:p>
        <text:p text:style-name="P31"><text:span text:style-name="CharStyle25">Ah!’twas in guilt that I was born, 5 ’twas in sin that my mother conceived me.</text:span></text:p>
        <text:p text:style-name="P804"><text:span text:style-name="CharStyle25">Tis inward truth that thou de- 6 sirest;</text:span></text:p>
        <text:p text:style-name="P824"><text:soft-page-break/><text:span text:style-name="CharStyle25">grant me then wisdom in my secret heart.</text:span></text:p>
        <text:p text:style-name="P410"><text:span text:style-name="CharStyle25">Purge me clean with marjoram, 7 wash me whiter than snow;</text:span></text:p>
        <text:p text:style-name="P804"><text:span text:style-name="CharStyle25">fill me with gladness and re- 8 joicing,</text:span></text:p>
        <text:p text:style-name="P824"><text:span text:style-name="CharStyle25">that the life thou hast crushed may thrill with joy;</text:span></text:p>
        <text:p text:style-name="P410"><text:span text:style-name="CharStyle25">hide thy face from my sins, 9 and wipe out all my guilt;</text:span></text:p>
        <text:p text:style-name="P31"><text:span text:style-name="CharStyle25">make me a clean heart, O God, 10 and put a new, steadfast spirit in me;</text:span></text:p>
        <text:p text:style-name="P804"><text:span text:style-name="CharStyle25">banish me not from thy pres- 11 ence,</text:span></text:p>
        <text:p text:style-name="P824"><text:span text:style-name="CharStyle25">deprive me not of thy sacred Spirit;</text:span></text:p>
        <text:p text:style-name="P804"><text:span text:style-name="CharStyle25">gladden me with thy saving aid 12 again,</text:span></text:p>
        <text:p text:style-name="P824"><text:span text:style-name="CharStyle25">and give me a willing spirit as my strength,</text:span></text:p>
        <text:p text:style-name="P804"><text:span text:style-name="CharStyle25">that I may teach offenders how 13 thou dealest,</text:span></text:p>
        <text:p text:style-name="P826"><text:span text:style-name="CharStyle25">till sinful men turn back to thee.</text:span></text:p>
        <text:p text:style-name="P37"><text:span text:style-name="CharStyle25">O<text:tab/>God my saviour, save me 14 from mortal sin; and my tongue shall praise thy faithfulness aloud.</text:span></text:p>
        <text:p text:style-name="P804"><text:span text:style-name="CharStyle29">0</text:span><text:span text:style-name="CharStyle25"> thou Eternal, open thou my 15 lips,</text:span></text:p>
        <text:p text:style-name="P824"><text:span text:style-name="CharStyle25">till my mouth makes thy praises known.</text:span></text:p>
        <text:p text:style-name="P89"><text:span text:style-name="CharStyle25">Thou carest not for sacrifice,<text:tab/>16</text:span></text:p>
        <text:p text:style-name="P824"><text:span text:style-name="CharStyle25">thou would’st not have burnt- offerings from me;</text:span></text:p>
        <text:p text:style-name="P804"><text:span text:style-name="CharStyle25">God’s sacrifice is a soul with its 17 evil crushed:</text:span></text:p>
        <text:p text:style-name="P824"><text:span text:style-name="CharStyle25">a heart broken with penitence,</text:span></text:p>
        <text:list xml:id="list8104554127988444374" text:style-name="L52">
          <text:list-item>
            <text:p text:style-name="P1475"><text:span text:style-name="CharStyle29"><text:tab/></text:span><text:span text:style-name="CharStyle25">God, never wilt thou de­spise.</text:span></text:p>
          </text:list-item>
        </text:list>
        <text:p text:style-name="P49"><text:span text:style-name="CharStyle25">Grant happiness to Sion<text:tab/>18</text:span></text:p>
        <text:p text:style-name="P825"><text:span text:style-name="CharStyle25">by building up Jerusalem’s walls again;</text:span></text:p>
        <text:p text:style-name="P767"><text:span text:style-name="CharStyle25">19 then wilt thou welcome the due sacrifices,</text:span></text:p>
        <text:p text:style-name="P384"><text:span text:style-name="CharStyle25">and on thine altar bullocks shall be slain.</text:span></text:p>
        <text:p text:style-name="P872"><text:span text:style-name="CharStyle69">From the Choirmaster’s collec­tion. An ode sung by David when Doeg the Edomite went away and told Saul that David had gone to the house of Ahim- elek.</text:span></text:p>
        <text:list xml:id="list4197012931944478755" text:style-name="L53">
          <text:list-item>
            <text:p text:style-name="P1436"><text:span text:style-name="CharStyle25"><text:tab/>E?0 Why glory in your malice, •</text:span><text:span text:style-name="CharStyle75">5</text:span><text:span text:style-name="CharStyle25">“ O you tyrant,</text:span></text:p>
          </text:list-item>
        </text:list>
        <text:p text:style-name="P365"><text:span text:style-name="CharStyle25">against the faithful day by day?</text:span></text:p>
        <text:list xml:id="list182148456164917" text:continue-numbering="true" text:style-name="L53">
          <text:list-item>
            <text:p text:style-name="P1278"><text:span text:style-name="CharStyle25"><text:tab/>You plan their utter ruin,</text:span></text:p>
          </text:list-item>
        </text:list>
        <text:p text:style-name="P365"><text:span text:style-name="CharStyle25">your tongue like a whetted razor,</text:span></text:p>
        <text:p text:style-name="P670"><text:span text:style-name="CharStyle25">you deceitful schemer!</text:span></text:p>
        <text:list xml:id="list182148392328666" text:continue-numbering="true" text:style-name="L53">
          <text:list-item>
            <text:p text:style-name="P1278"><text:soft-page-break/><text:span text:style-name="CharStyle25"><text:tab/>Evil you prefer to good,</text:span></text:p>
          </text:list-item>
        </text:list>
        <text:p text:style-name="P670"><text:span text:style-name="CharStyle25">falsehood to honesty;</text:span></text:p>
        <text:list xml:id="list182147828765393" text:continue-numbering="true" text:style-name="L53">
          <text:list-item>
            <text:p text:style-name="P964"><text:span text:style-name="CharStyle25"><text:tab/>you revel in deadly speech,</text:span></text:p>
          </text:list-item>
        </text:list>
        <text:p text:style-name="P670"><text:span text:style-name="CharStyle25">you and your sly tongue!</text:span></text:p>
        <text:list xml:id="list182146584411280" text:continue-numbering="true" text:style-name="L53">
          <text:list-item>
            <text:p text:style-name="P964"><text:span text:style-name="CharStyle25"><text:tab/>But God will pull you down for</text:span></text:p>
          </text:list-item>
        </text:list>
        <text:p text:style-name="P343"><text:span text:style-name="CharStyle25">that,</text:span></text:p>
        <text:p text:style-name="P673"><text:span text:style-name="CharStyle25">he will snatch you right away, he will indeed dislodge you, and root you out of the land of the living.</text:span></text:p>
        <text:list xml:id="list182147520471816" text:continue-numbering="true" text:style-name="L53">
          <text:list-item>
            <text:p text:style-name="P984"><text:span text:style-name="CharStyle25"><text:tab/>Good men shall see it and be</text:span></text:p>
          </text:list-item>
        </text:list>
        <text:p text:style-name="P345"><text:span text:style-name="CharStyle25">awed;</text:span></text:p>
        <text:p text:style-name="P367"><text:span text:style-name="CharStyle25">then shall they laugh at him and cry,</text:span></text:p>
        <text:list xml:id="list182146624570534" text:continue-numbering="true" text:style-name="L53">
          <text:list-item>
            <text:p text:style-name="P984"><text:span text:style-name="CharStyle25"><text:tab/>“So this was the great man</text:span></text:p>
          </text:list-item>
        </text:list>
        <text:p text:style-name="P671"><text:span text:style-name="CharStyle25">who would not upon God rely, but leant on his abundant wealth,</text:span></text:p>
        <text:p text:style-name="P671"><text:span text:style-name="CharStyle25">and on his power of money!” </text:span><text:span text:style-name="CharStyle25"><text:span text:style-name="T1"><text:note text:id="ftn32" text:note-class="footnote"><text:note-citation>0</text:note-citation><text:note-body><text:p text:style-name="P113"><text:span text:style-name="CharStyle4"><text:tab/>But like an olive green am I,</text:span></text:p><text:p text:style-name="P483"><text:span text:style-name="CharStyle4">living within the house of God;</text:span></text:p><text:p text:style-name="P758"><text:span text:style-name="CharStyle4">upon God’s kindness I rely, for ever and for evermore.</text:span></text:p></text:note-body></text:note></text:span></text:span><text:span text:style-name="CharStyle25"><text:span text:style-name="T1"> </text:span></text:span><text:span text:style-name="CharStyle25"><text:span text:style-name="T1"><text:note text:id="ftn33" text:note-class="footnote"><text:note-citation>0</text:note-citation><text:note-body><text:p text:style-name="P697"><text:span text:style-name="CharStyle4"><text:tab/>I will praise thee for all that</text:span></text:p><text:p text:style-name="P465"><text:span text:style-name="CharStyle4">thou hast done,</text:span></text:p><text:p text:style-name="P888"><text:span text:style-name="CharStyle4">I will declare how good thou art,</text:span></text:p><text:p text:style-name="P888"><text:span text:style-name="CharStyle4">in presence of thy followers.</text:span></text:p></text:note-body></text:note></text:span></text:span></text:p>
        <text:p text:style-name="P835"><text:span text:style-name="CharStyle69">From the Choirmaster s collec­tion. To the tune of “Suffer­ing.” An ode of David.</text:span></text:p>
        <text:p text:style-name="P81"><text:span text:style-name="CharStyle25">Profane men think,<text:tab/></text:span><text:span text:style-name="CharStyle75">£5</text:span><text:span text:style-name="CharStyle25"> Q </text:span><text:span text:style-name="CharStyle25"><text:span text:style-name="T1">1</text:span></text:span></text:p>
        <text:p text:style-name="P200"><text:span text:style-name="CharStyle78">“There is no God!”<text:tab/>OO</text:span></text:p>
        <text:p text:style-name="P187"><text:span text:style-name="CharStyle78">Depraved their lives are and detestable,</text:span></text:p>
        <text:p text:style-name="P204"><text:span text:style-name="CharStyle78">not one of them does right.</text:span></text:p>
        <text:p text:style-name="P134"><text:span text:style-name="CharStyle78">God looks from heaven<text:tab/>2</text:span></text:p>
        <text:p text:style-name="P199"><text:span text:style-name="CharStyle78">upon mankind,</text:span></text:p>
        <text:p text:style-name="P886"><text:span text:style-name="CharStyle78">to see if any have the sense to care for God.</text:span></text:p>
        <text:p text:style-name="P134"><text:span text:style-name="CharStyle78">But everyone has lapsed,<text:tab/></text:span><text:span text:style-name="CharStyle79">3</text:span></text:p>
        <text:p text:style-name="P193"><text:span text:style-name="CharStyle25">one and all are tainted,</text:span></text:p>
        <text:p text:style-name="P843"><text:span text:style-name="CharStyle25">not one does right, no, not a single one.</text:span></text:p>
        <text:p text:style-name="P176"><text:span text:style-name="CharStyle25">Shall they not rue it, these ras- 4 cals,</text:span></text:p>
        <text:p text:style-name="P209"><text:span text:style-name="CharStyle25">devouring my people with their extortion?</text:span></text:p>
        <text:p text:style-name="P412"><text:span text:style-name="CharStyle25">Ha! here they are in a panic! </text:span><text:span text:style-name="CharStyle75">5 </text:span><text:span text:style-name="CharStyle25">God scatters them;</text:span></text:p>
        <text:p text:style-name="P885"><text:span text:style-name="CharStyle25">their evil plan is defeated, for God spurns them.</text:span></text:p>
        <text:p text:style-name="P176"><text:span text:style-name="CharStyle25">[[Oh that Israel’s deliverance 6 would come from Sion!</text:span></text:p>
        <text:p text:style-name="P156"><text:span text:style-name="CharStyle25">When God restores the fortunes of his people, how Jacob will exult, how glad will Israel be!]]</text:span></text:p>
        <text:p text:style-name="P835"><text:soft-page-break/><text:span text:style-name="CharStyle69">From the Choirmaster’s collec­tion. To a string accompani­ment. An ode sung by David when the Ziphites went and told Saul that David was hid­ing among them.</text:span></text:p>
        <text:p text:style-name="P170"><text:span text:style-name="CharStyle25">O God, help me with thy r» </text:span><text:span text:style-name="CharStyle30">a</text:span><text:span text:style-name="CharStyle32"> i </text:span><text:span text:style-name="CharStyle25">might,<text:tab/></text:span><text:span text:style-name="CharStyle75">04</text:span></text:p>
        <text:p text:style-name="P206"><text:span text:style-name="CharStyle25">as thou art strong, uphold my right;</text:span></text:p>
        <text:p text:style-name="P97"><text:span text:style-name="CharStyle25">O God, hear my prayer,<text:tab/>2</text:span></text:p>
        <text:p text:style-name="P193"><text:span text:style-name="CharStyle25">and listen to my plea.</text:span></text:p>
        <text:p text:style-name="P168"><text:span text:style-name="CharStyle25">Proud creatures are assailing 3 me,</text:span></text:p>
        <text:p text:style-name="P206"><text:span text:style-name="CharStyle25">and ruthless men would mur­der me,</text:span></text:p>
      </text:section>
      <text:section text:style-name="Sect3" text:name="Section20">
        <text:p text:style-name="P1476"><text:span text:style-name="CharStyle25">men who care nothing for God.</text:span></text:p>
        <text:list xml:id="list5264548290761930529" text:style-name="L54">
          <text:list-item>
            <text:p text:style-name="P1192"><text:span text:style-name="CharStyle25"><text:tab/>Ah, God my helper,</text:span></text:p>
          </text:list-item>
        </text:list>
        <text:p text:style-name="P362"><text:span text:style-name="CharStyle25">ah, Lord, upholder of my life,</text:span></text:p>
        <text:list xml:id="list182147614671703" text:continue-numbering="true" text:style-name="L54">
          <text:list-item>
            <text:p text:style-name="P1192"><text:span text:style-name="CharStyle25"><text:tab/>may evil recoil upon my foes!</text:span></text:p>
          </text:list-item>
        </text:list>
        <text:p text:style-name="P875"><text:span text:style-name="CharStyle25">O Lord, be true to me and crush them!</text:span></text:p>
        <text:list xml:id="list182147441977453" text:continue-numbering="true" text:style-name="L54">
          <text:list-item>
            <text:p text:style-name="P1192"><text:span text:style-name="CharStyle25"><text:tab/>Then gladly will I sacrifice to</text:span></text:p>
          </text:list-item>
        </text:list>
        <text:p text:style-name="P603"><text:span text:style-name="CharStyle25">thee,</text:span></text:p>
        <text:p text:style-name="P875"><text:span text:style-name="CharStyle25">with praise for all thy good­ness,</text:span></text:p>
        <text:list xml:id="list182147062357822" text:continue-numbering="true" text:style-name="L54">
          <text:list-item>
            <text:p text:style-name="P1192"><text:span text:style-name="CharStyle25"><text:tab/>when thou hast rescued me</text:span></text:p>
          </text:list-item>
        </text:list>
        <text:p text:style-name="P604"><text:span text:style-name="CharStyle25">from all my woes, and let me feast mine eyes on my defeated foes.</text:span></text:p>
        <text:p text:style-name="P569"><text:span text:style-name="CharStyle69">From the Choirmaster’s collec­tion. To a string accompani­ment. An ode of David.</text:span></text:p>
        <text:list xml:id="list5256510510069949698" text:style-name="L55">
          <text:list-item>
            <text:p text:style-name="P1279"><text:span text:style-name="CharStyle25"><text:tab/>ee Listen to my prayer, </text:span><text:span text:style-name="CharStyle75">0</text:span></text:p>
          </text:list-item>
        </text:list>
        <text:p text:style-name="P891"><text:span text:style-name="CharStyle25">God,</text:span></text:p>
        <text:p text:style-name="P362"><text:span text:style-name="CharStyle25">hide not from my entreaty;</text:span></text:p>
        <text:list xml:id="list182148160602081" text:continue-numbering="true" text:style-name="L55">
          <text:list-item>
            <text:p text:style-name="P1225"><text:span text:style-name="CharStyle25"><text:tab/>heed me and answer</text:span></text:p>
          </text:list-item>
        </text:list>
        <text:p text:style-name="P362"><text:span text:style-name="CharStyle25">my bitter lament,</text:span></text:p>
        <text:list xml:id="list182147577789222" text:continue-numbering="true" text:style-name="L55">
          <text:list-item>
            <text:p text:style-name="P1225"><text:span text:style-name="CharStyle25"><text:tab/>as I moan at the noise of the</text:span></text:p>
          </text:list-item>
        </text:list>
        <text:p text:style-name="P603"><text:span text:style-name="CharStyle25">foe,</text:span></text:p>
        <text:p text:style-name="P362"><text:span text:style-name="CharStyle25">at the shouts of godless men, who overwhelm me with their injuries,</text:span></text:p>
        <text:p text:style-name="P362"><text:span text:style-name="CharStyle25">setting upon me furiously.</text:span></text:p>
        <text:list xml:id="list182147501466916" text:continue-numbering="true" text:style-name="L55">
          <text:list-item>
            <text:p text:style-name="P1225"><text:span text:style-name="CharStyle25"><text:tab/>My heart is throbbing in my</text:span></text:p>
          </text:list-item>
        </text:list>
        <text:p text:style-name="P603"><text:span text:style-name="CharStyle25">breast,</text:span></text:p>
        <text:p text:style-name="P875"><text:span text:style-name="CharStyle25">and deadly anguish overpow­ers me;</text:span></text:p>
        <text:list xml:id="list182147787394449" text:continue-numbering="true" text:style-name="L55">
          <text:list-item>
            <text:p text:style-name="P1225"><text:span text:style-name="CharStyle25"><text:tab/>terror and. trembling seize on</text:span></text:p>
          </text:list-item>
        </text:list>
        <text:p text:style-name="P603"><text:span text:style-name="CharStyle25">me,</text:span></text:p>
        <text:p text:style-name="P362"><text:span text:style-name="CharStyle25">and horror folds me round.</text:span></text:p>
        <text:list xml:id="list182148354062696" text:continue-numbering="true" text:style-name="L55">
          <text:list-item>
            <text:p text:style-name="P1225"><text:span text:style-name="CharStyle25"><text:tab/>Oh for the wings of a dove</text:span></text:p>
          </text:list-item>
        </text:list>
        <text:p text:style-name="P362"><text:span text:style-name="CharStyle25">to fly afar and be at rest!</text:span></text:p>
        <text:list xml:id="list182146696635899" text:continue-numbering="true" text:style-name="L55">
          <text:list-item>
            <text:p text:style-name="P1225"><text:span text:style-name="CharStyle25"><text:tab/>Fain would I fly from it all,</text:span></text:p>
          </text:list-item>
        </text:list>
        <text:p text:style-name="P363"><text:span text:style-name="CharStyle81">and live within the desert;</text:span></text:p>
        <text:list xml:id="list182147127309982" text:continue-numbering="true" text:style-name="L55">
          <text:list-item>
            <text:p text:style-name="P1225"><text:soft-page-break/><text:span text:style-name="CharStyle25"><text:tab/>swiftly would I escape</text:span></text:p>
          </text:list-item>
        </text:list>
        <text:p text:style-name="P362"><text:span text:style-name="CharStyle25">from the fury of the blast, from all their storming and confusion,</text:span></text:p>
        <text:list xml:id="list182146853227376" text:continue-numbering="true" text:style-name="L55">
          <text:list-item>
            <text:p text:style-name="P1225"><text:span text:style-name="CharStyle25"><text:tab/>from their double tongues.</text:span></text:p>
          </text:list-item>
        </text:list>
        <text:p text:style-name="P568"><text:span text:style-name="CharStyle25">For here in the city I suffer the</text:span></text:p>
        <text:p text:style-name="P603"><text:span text:style-name="CharStyle25">sight</text:span></text:p>
        <text:p text:style-name="P362"><text:span text:style-name="CharStyle25">of violence and disorder</text:span></text:p>
        <text:list xml:id="list182147629760710" text:continue-numbering="true" text:style-name="L55">
          <text:list-item>
            <text:p text:style-name="P1241"><text:span text:style-name="CharStyle25"><text:tab/>patrolling day and night</text:span></text:p>
          </text:list-item>
        </text:list>
        <text:p text:style-name="P362"><text:span text:style-name="CharStyle25">the very walls;</text:span></text:p>
        <text:p text:style-name="P76"><text:span text:style-name="CharStyle25">mischief and misery are what In</text:span></text:p>
        <text:p text:style-name="P449"><text:span text:style-name="CharStyle25">see,</text:span></text:p>
        <text:p text:style-name="P639"><text:span text:style-name="CharStyle25">and corruption, in the street; the market-place is never free from fraud and guile.</text:span></text:p>
        <text:p text:style-name="P80"><text:span text:style-name="CharStyle25">It is not taunts of a foe—<text:tab/>12</text:span></text:p>
        <text:p text:style-name="P629"><text:span text:style-name="CharStyle25">that I could bear; it is not an enemy’s insolence— then I could hide from him.</text:span></text:p>
        <text:p text:style-name="P31"><text:span text:style-name="CharStyle25">No, you are an equal of my own, 13 my close companion and my trusted friend!</text:span></text:p>
        <text:p text:style-name="P272"><text:span text:style-name="CharStyle25">Sweet was our fellowship to- 14 gether</text:span></text:p>
        <text:p text:style-name="P629"><text:span text:style-name="CharStyle25">within the house of God.</text:span></text:p>
        <text:p text:style-name="P80"><text:span text:style-name="CharStyle25">May he go to perdition!<text:tab/>15</text:span></text:p>
        <text:p text:style-name="P629"><text:span text:style-name="CharStyle25">Death seize all such!</text:span></text:p>
        <text:p text:style-name="P272"><text:span text:style-name="CharStyle25">May they go living to the world below,</text:span></text:p>
        <text:p text:style-name="P303"><text:span text:style-name="CharStyle25">swept of! as their sins de­serve!</text:span></text:p>
        <text:p text:style-name="P272"><text:span text:style-name="CharStyle25">For he laid hands upon his 20 friends,</text:span></text:p>
        <text:p text:style-name="P629"><text:span text:style-name="CharStyle25">profaning friendship’s bond; his talk was smoother than but- 21 ter,</text:span></text:p>
        <text:p text:style-name="P303"><text:span text:style-name="CharStyle25">but his thoughts were of en­mity;</text:span></text:p>
        <text:p text:style-name="P509"><text:span text:style-name="CharStyle25">his words were softer than oil, yet sharp as a sword.</text:span></text:p>
        <text:p text:style-name="P31"><text:span text:style-name="CharStyle25">But as for me, I call to God, 16 and the Eternal helps me; evening, morning, and at noon, 17 I moan and wail.</text:span></text:p>
        <text:p text:style-name="P31"><text:span text:style-name="CharStyle25">He will hear my cry and give me peace and freedom from this 18 strife,</text:span></text:p>
        <text:p text:style-name="P303"><text:span text:style-name="CharStyle25">from the host of foes around me.</text:span></text:p>
        <text:p text:style-name="P80"><text:span text:style-name="CharStyle25">God will hear me,<text:tab/>19</text:span></text:p>
        <text:p text:style-name="P629"><text:span text:style-name="CharStyle25">God upon his ancient throne; he will lay them low, lax, lawless creatures, with no reverence for God.</text:span></text:p>
        <text:p text:style-name="P272"><text:span text:style-name="CharStyle25">Thou wilt toss them deep into 23 the grave,</text:span></text:p>
        <text:p text:style-name="P636"><text:soft-page-break/><text:span text:style-name="CharStyle25">these murderers and liars; they shall not five out half their days,</text:span></text:p>
        <text:p text:style-name="P1399"><draw:frame draw:style-name="fr5" draw:name="135" text:anchor-type="paragraph" svg:x="2.0555in" svg:y="0.0201in" svg:width="2.2264in" draw:z-index="201"><draw:text-box fo:min-height="6.4102in"><text:p text:style-name="P441"><text:span text:style-name="CharStyle70">but I will trust in thee.</text:span></text:p><text:p text:style-name="P766"><text:span text:style-name="CharStyle70">22 Leave all to the Eternal, who loves you;</text:span></text:p><text:p text:style-name="P377"><text:span text:style-name="CharStyle70">never will he let good men come to grief.</text:span></text:p><text:p text:style-name="P828"><text:span text:style-name="CharStyle71">From the Choirmaster’s collec­tion. To the tune of “Dove in isles afar.” A golden ode sung by David when the Philistines held him in Gath.</text:span></text:p><text:list xml:id="list7182467399064745129" text:style-name="L56"><text:list-item><text:p text:style-name="P1437"><text:span text:style-name="CharStyle70"><text:tab/>Have pity upon me, </text:span><text:span text:style-name="CharStyle72">0 </text:span><text:span text:style-name="CharStyle70">JO God;</text:span></text:p></text:list-item></text:list><text:p text:style-name="P439"><text:span text:style-name="CharStyle70">for men trample me down,</text:span></text:p><text:list xml:id="list182148225954529" text:continue-numbering="true" text:style-name="L56"><text:list-item><text:p text:style-name="P1285"><text:span text:style-name="CharStyle70"><text:tab/>pressing on me all day long,</text:span></text:p></text:list-item></text:list><text:p text:style-name="P439"><text:span text:style-name="CharStyle70">many and malignant.</text:span></text:p><text:list xml:id="list182147795346275" text:continue-numbering="true" text:style-name="L56"><text:list-item><text:p text:style-name="P1286"><text:span text:style-name="CharStyle70"><text:tab/>The day I am afraid,</text:span></text:p></text:list-item></text:list><text:p text:style-name="P439"><text:span text:style-name="CharStyle70">I put my trust in thee.</text:span></text:p><text:list xml:id="list182148523686165" text:continue-numbering="true" text:style-name="L56"><text:list-item><text:p text:style-name="P1287"><text:span text:style-name="CharStyle70"><text:tab/>By God’s help I shall maintain</text:span></text:p></text:list-item></text:list><text:p text:style-name="P343"><text:span text:style-name="CharStyle70">my cause;</text:span></text:p><text:p text:style-name="P444"><text:span text:style-name="CharStyle70">in God I trust without a fear: what can man do to me?</text:span></text:p><text:list xml:id="list182147924073933" text:continue-numbering="true" text:style-name="L56"><text:list-item><text:p text:style-name="P1286"><text:span text:style-name="CharStyle70"><text:tab/>All day long they would injure</text:span></text:p></text:list-item></text:list><text:p text:style-name="P343"><text:span text:style-name="CharStyle70">me,</text:span></text:p><text:p text:style-name="P439"><text:span text:style-name="CharStyle70">ever plotting harm to me;</text:span></text:p><text:list xml:id="list182147843040580" text:continue-numbering="true" text:style-name="L56"><text:list-item><text:p text:style-name="P1285"><text:span text:style-name="CharStyle70"><text:tab/>they are in league for evil, and</text:span></text:p></text:list-item></text:list><text:p text:style-name="P343"><text:span text:style-name="CharStyle70">they lurk,</text:span></text:p><text:p text:style-name="P365"><text:span text:style-name="CharStyle70">dogging my steps, like mur­derers.</text:span></text:p><text:list xml:id="list182147169029249" text:continue-numbering="true" text:style-name="L56"><text:list-item><text:p text:style-name="P1285"><text:span text:style-name="CharStyle70"><text:tab/>Pay them back for their malice!</text:span></text:p></text:list-item></text:list><text:p text:style-name="P377"><text:span text:style-name="CharStyle70">Down with these men of power, O God, in anger!</text:span></text:p><text:list xml:id="list182147470201517" text:continue-numbering="true" text:style-name="L56"><text:list-item><text:p text:style-name="P1285"><text:span text:style-name="CharStyle70"><text:tab/>Thou countest up my sleepless</text:span></text:p></text:list-item></text:list><text:p text:style-name="P343"><text:span text:style-name="CharStyle70">hours,</text:span></text:p><text:p text:style-name="P365"><text:span text:style-name="CharStyle70">my tears are gathered in thy bottle—</text:span></text:p><text:p text:style-name="P365"><text:span text:style-name="CharStyle70">are they not noted in thy book?</text:span></text:p><text:list xml:id="list182148269133411" text:continue-numbering="true" text:style-name="L56"><text:list-item><text:p text:style-name="P1537"><text:span text:style-name="CharStyle74"><text:tab/>God is on my side; I am sure</text:span></text:p></text:list-item></text:list><text:p text:style-name="P439"><text:span text:style-name="CharStyle70">my foes must turn their back, the day I call to him.</text:span></text:p><text:list xml:id="list182147947273913" text:continue-numbering="true" text:style-name="L56"><text:list-item><text:p text:style-name="P1288"><text:span text:style-name="CharStyle70"><text:tab/>By God’s help I shall maintain</text:span></text:p></text:list-item></text:list><text:p text:style-name="P343"><text:span text:style-name="CharStyle70">my cause;</text:span></text:p><text:list xml:id="list182148379717772" text:continue-numbering="true" text:style-name="L56"><text:list-item><text:p text:style-name="P1477"><text:span text:style-name="CharStyle70"><text:tab/>in God I trust without a fear: what can man do to me?</text:span></text:p></text:list-item><text:list-item><text:p text:style-name="P1130"><text:span text:style-name="CharStyle70"><text:tab/>I am under vows to thee, 0 I</text:span></text:p></text:list-item></text:list><text:p text:style-name="P349"><text:span text:style-name="CharStyle70">God:</text:span></text:p></draw:text-box></draw:frame><text:span text:style-name="CharStyle25">I will pay thee my offering of praise,</text:span></text:p>
        <text:p text:style-name="P410"><text:span text:style-name="CharStyle25">for thou hast saved my life 13 from death,</text:span></text:p>
        <text:p text:style-name="P410"><text:span text:style-name="CharStyle25">my feet from stumbling,</text:span></text:p>
        <text:p text:style-name="P410"><text:span text:style-name="CharStyle25">that I might live, ever mindful of God,</text:span></text:p>
        <text:p text:style-name="P417"><text:span text:style-name="CharStyle25">in the sunshine of life.</text:span></text:p>
        <text:p text:style-name="P866"><text:span text:style-name="CharStyle69">From the Choirmaster s collec­tion. To the tune of “Destroy it not.” A golden ode sung by David in the cave, when he fled from Saul.</text:span></text:p>
        <text:p text:style-name="P411"><text:span text:style-name="CharStyle25">Have pity on me, O God, 1 have pity,<text:tab/></text:span><text:span text:style-name="CharStyle31">&amp; •</text:span></text:p>
        <text:p text:style-name="P410"><text:span text:style-name="CharStyle25">for with thee I take shelter;</text:span></text:p>
        <text:p text:style-name="P410"><text:span text:style-name="CharStyle25">in the shadow of thy wings I shelter,</text:span></text:p>
        <text:p text:style-name="P410"><text:span text:style-name="CharStyle25">till the deadly danger passes.</text:span></text:p>
        <text:p text:style-name="P30"><text:span text:style-name="CharStyle25">I call to God Most High,<text:tab/>2</text:span></text:p>
        <text:p text:style-name="P410"><text:span text:style-name="CharStyle25">to God who acts on my be­half.</text:span></text:p>
        <text:p text:style-name="P31"><text:span text:style-name="CharStyle25">God send me help from heaven! 3 God send his love and loyalty, discomfiting those who would trample me down!</text:span></text:p>
        <text:p text:style-name="P29"><text:span text:style-name="CharStyle25">I have to live among lions, 4 who prey upon men;</text:span></text:p>
        <text:p text:style-name="P410"><text:span text:style-name="CharStyle25">their teeth are spears and ar­rows,</text:span></text:p>
        <text:p text:style-name="P29"><text:span text:style-name="CharStyle25">their tongue is a sharp sword.</text:span></text:p>
        <text:p text:style-name="P410"><text:span text:style-name="CharStyle25">They set a net to catch my 6 feet,</text:span></text:p>
        <text:p text:style-name="P410"><text:span text:style-name="CharStyle25">and they were caught in it themselves;</text:span></text:p>
        <text:p text:style-name="P31"><text:span text:style-name="CharStyle25">they dug a pit in front of me, and they fell into it!</text:span></text:p>
        <text:p text:style-name="P548"><text:span text:style-name="CharStyle25">* * *</text:span></text:p>
        <text:p text:style-name="P31"><text:span text:style-name="CharStyle25">Up, O God, high over heaven! 5 Up with thy glory over all the earth!</text:span></text:p>
        <text:p text:style-name="P410"><text:span text:style-name="CharStyle25">My heart is ready, ready, O 7 God,</text:span></text:p>
        <text:p text:style-name="P29"><text:span text:style-name="CharStyle25">for song and melody.</text:span></text:p>
        <text:p text:style-name="P410"><text:span text:style-name="CharStyle25">Awake, my soul! awake, my lute 8 and lyre!</text:span></text:p>
        <text:p text:style-name="P409"><text:span text:style-name="CharStyle25">Let me awake the dawn! would praise thee, Lord, 9 among the peoples,</text:span></text:p>
        <text:list xml:id="list827810545619598016" text:style-name="L57">
          <text:list-item>
            <text:p text:style-name="P1478"><text:span text:style-name="CharStyle25"><text:tab/>would chant thee among the nations;</text:span></text:p>
          </text:list-item>
        </text:list>
        <text:p text:style-name="P153"><text:span text:style-name="CharStyle25">io<text:tab/>for thy love is high over heaven, thy loyalty soars to the skies, ti Up, O God, high over heaven! Up with thy glory over all the earth!</text:span></text:p>
        <text:p text:style-name="P902"><text:span text:style-name="CharStyle69">From the Choirmaster’s collec­tion. To the tune of “Destroy it not.” A golden ode of David.</text:span></text:p>
        <text:p text:style-name="P426"><text:span text:style-name="CharStyle25">i £?Q Is it indeed justice you decree?</text:span></text:p>
        <text:p text:style-name="P751"><text:span text:style-name="CharStyle25">Is it aright that you rule men? 3 No, in secret you devise injustice, and on earth you deal out violence.</text:span></text:p>
        <text:list xml:id="list7546764275992653448" text:style-name="L58">
          <text:list-item>
            <text:p text:style-name="P1289"><text:span text:style-name="CharStyle25"><text:tab/>Evil men go astray from the</text:span></text:p>
          </text:list-item>
        </text:list>
        <text:p text:style-name="P575"><text:span text:style-name="CharStyle25">start,</text:span></text:p>
        <text:p text:style-name="P557"><text:span text:style-name="CharStyle25">false and erring from their birth,</text:span></text:p>
        <text:list xml:id="list182147055429672" text:continue-numbering="true" text:style-name="L58">
          <text:list-item>
            <text:p text:style-name="P1289"><text:span text:style-name="CharStyle25"><text:tab/>their venom like a viper’s;</text:span></text:p>
          </text:list-item>
        </text:list>
        <text:p text:style-name="P557"><text:span text:style-name="CharStyle25">they are deaf as any cobra,</text:span></text:p>
        <text:list xml:id="list182148300633624" text:continue-numbering="true" text:style-name="L58">
          <text:list-item>
            <text:p text:style-name="P1289"><text:span text:style-name="CharStyle25"><text:tab/>that will not listen to the</text:span></text:p>
          </text:list-item>
        </text:list>
        <text:p text:style-name="P678"><text:span text:style-name="CharStyle25">charmer’s voice, to the most cunning spell.</text:span></text:p>
        <text:list xml:id="list182147592863886" text:continue-numbering="true" text:style-name="L58">
          <text:list-item>
            <text:p text:style-name="P1173"><text:span text:style-name="CharStyle25"><text:tab/>Shatter their teeth, O God!</text:span></text:p>
          </text:list-item>
        </text:list>
        <text:p text:style-name="P558"><text:span text:style-name="CharStyle25">O<text:tab/>thou Eternal, tear out the young lions’ fangs!</text:span></text:p>
        <text:list xml:id="list182148132027871" text:continue-numbering="true" text:style-name="L58">
          <text:list-item>
            <text:p text:style-name="P1173"><text:span text:style-name="CharStyle25"><text:tab/>May they vanish like a freshet,</text:span></text:p>
          </text:list-item>
        </text:list>
        <text:p text:style-name="P557"><text:span text:style-name="CharStyle25">may they be trodden down like the green grass!</text:span></text:p>
        <text:list xml:id="list182146661306192" text:continue-numbering="true" text:style-name="L58">
          <text:list-item>
            <text:p text:style-name="P1173"><text:span text:style-name="CharStyle25"><text:tab/>May they melt like a snail as</text:span></text:p>
          </text:list-item>
        </text:list>
        <text:p text:style-name="P575"><text:span text:style-name="CharStyle25">it moves,</text:span></text:p>
        <text:p text:style-name="P557"><text:span text:style-name="CharStyle25">like an untimely birth, unseen by the sun!</text:span></text:p>
        <text:list xml:id="list182147071136749" text:continue-numbering="true" text:style-name="L58">
          <text:list-item>
            <text:p text:style-name="P1173"><text:span text:style-name="CharStyle25"><text:tab/>Ere ever your pot feels the heat</text:span></text:p>
          </text:list-item>
        </text:list>
        <text:p text:style-name="P575"><text:span text:style-name="CharStyle25">of the faggots,</text:span></text:p>
        <text:p text:style-name="P564"><text:span text:style-name="CharStyle25">may He sweep them away in his fury!</text:span></text:p>
        <text:list xml:id="list182147441259277" text:continue-numbering="true" text:style-name="L58">
          <text:list-item>
            <text:p text:style-name="P1124"><text:span text:style-name="CharStyle25"><text:tab/>At the sight of such vengeance,</text:span></text:p>
          </text:list-item>
        </text:list>
        <text:p text:style-name="P575"><text:span text:style-name="CharStyle25">the good shall exult, and bathe their feet in bad men’s blood;</text:span></text:p>
        <text:list xml:id="list182146900197081" text:continue-numbering="true" text:style-name="L58">
          <text:list-item>
            <text:p text:style-name="P1124"><text:span text:style-name="CharStyle25"><text:tab/>“Yes,” men shall say, “the good</text:span></text:p>
          </text:list-item>
        </text:list>
        <text:p text:style-name="P575"><text:span text:style-name="CharStyle25">do get their due; yes, a God rules on earth in­deed!”</text:span></text:p>
        <text:p text:style-name="P919"><text:span text:style-name="CharStyle69">From the Choirmaster’s collec­tion. To the tune of “Destroy it not.” A golden ode sung by David when Saul had the house watched, in order to murder him.</text:span></text:p>
        <text:p text:style-name="P168"><text:span text:style-name="CharStyle25">O my God, rescue me from C? Q </text:span><text:span text:style-name="CharStyle25"><text:span text:style-name="T1">1 </text:span></text:span><text:span text:style-name="CharStyle25">my foes,</text:span></text:p>
        <text:p text:style-name="P206"><text:span text:style-name="CharStyle25">protect me from those who assail me;</text:span></text:p>
        <text:p text:style-name="P74"><text:span text:style-name="CharStyle25">rescue me from evildoers,<text:tab/>2</text:span></text:p>
        <text:p text:style-name="P206"><text:soft-page-break/><text:span text:style-name="CharStyle25">save me from blood-thirsty men.</text:span></text:p>
        <text:p text:style-name="P168"><text:span text:style-name="CharStyle25">Here they are, lurking to take 3 my life,</text:span></text:p>
        <text:p text:style-name="P206"><text:span text:style-name="CharStyle25">a fierce gang to attack me!</text:span></text:p>
        <text:p text:style-name="P168"><text:span text:style-name="CharStyle25">And for no sin or crime of mine,</text:span></text:p>
        <text:p text:style-name="P207"><text:span text:style-name="CharStyle25">O<text:tab/>thou Eternal, for no fault of mine!</text:span></text:p>
        <text:p text:style-name="P31"><text:span text:style-name="CharStyle25">They run to their posts; oh 4 rouse thyself, rescue me, look to me!</text:span></text:p>
        <text:p text:style-name="P74"><text:span text:style-name="CharStyle75">0</text:span><text:span text:style-name="CharStyle25"> Lord of hosts,<text:tab/>5</text:span></text:p>
        <text:p text:style-name="P206"><text:span text:style-name="CharStyle75">0</text:span><text:span text:style-name="CharStyle25"> God of Israel, rouse thee,</text:span></text:p>
        <text:p text:style-name="P168"><text:span text:style-name="CharStyle25">punish the insolent, every one of them,</text:span></text:p>
        <text:p text:style-name="P215"><text:span text:style-name="CharStyle25">spare not one vile traitor.</text:span></text:p>
        <text:p text:style-name="P31"><text:span text:style-name="CharStyle25">They snarl and snarl like dogs, 6 they prowl at even round the town;</text:span></text:p>
        <text:p text:style-name="P168"><text:span text:style-name="CharStyle25">there they are, blustering, arro- 7 gant,</text:span></text:p>
        <text:p text:style-name="P205"><text:span text:style-name="CharStyle25">insults on their lips!— for “Who,” they think, “will hear us?”</text:span></text:p>
        <text:p text:style-name="P173"><text:span text:style-name="CharStyle25">Thou, </text:span><text:span text:style-name="CharStyle75">0</text:span><text:span text:style-name="CharStyle25"> Eternal, thou wilt 8 laugh at them,</text:span></text:p>
        <text:p text:style-name="P210"><text:span text:style-name="CharStyle25">wilt mock at all the insolent pagans.</text:span></text:p>
        <text:p text:style-name="P173"><text:span text:style-name="CharStyle25">O thou my Strength, to thee I 9 sing,</text:span></text:p>
        <text:p text:style-name="P210"><text:span text:style-name="CharStyle25">for thou, Eternal, art my for­tress.</text:span></text:p>
        <text:p text:style-name="P173"><text:span text:style-name="CharStyle25">God in his goodness come to io my rescue!</text:span></text:p>
        <text:p text:style-name="P210"><text:span text:style-name="CharStyle25">May the Eternal let me gloat over my foes!</text:span></text:p>
      </text:section>
      <text:section text:style-name="Sect9" text:name="Section21">
        <text:p text:style-name="P1445"><text:span text:style-name="CharStyle25">ix Pity them not, lest my people forget;</text:span></text:p>
        <text:p text:style-name="P246"><text:span text:style-name="CharStyle25">rout them, ruin them, by thy might,</text:span></text:p>
        <text:p text:style-name="P255"><text:span text:style-name="CharStyle25">O Lord who art shielding me.</text:span></text:p>
        <text:list xml:id="list182147785378916" text:continue-numbering="true" text:style-name="L58">
          <text:list-item>
            <text:p text:style-name="P1290"><text:span text:style-name="CharStyle25"><text:tab/>Each word they utter is a sin;</text:span></text:p>
          </text:list-item>
        </text:list>
        <text:p text:style-name="P246"><text:span text:style-name="CharStyle25">so let their own pride trap them,</text:span></text:p>
        <text:p text:style-name="P246"><text:span text:style-name="CharStyle25">for all their perjury and false talk.</text:span></text:p>
        <text:list xml:id="list182148409018172" text:continue-numbering="true" text:style-name="L58">
          <text:list-item>
            <text:p text:style-name="P1290"><text:span text:style-name="CharStyle25"><text:tab/>Destroy them in thy wrath,</text:span></text:p>
          </text:list-item>
        </text:list>
        <text:p text:style-name="P661"><text:span text:style-name="CharStyle25">destroy them, till they cease to be; let the world know from end to end</text:span></text:p>
        <text:p text:style-name="P256"><text:span text:style-name="CharStyle25">that God does rule in Jacob.</text:span></text:p>
        <text:list xml:id="list182147869919698" text:continue-numbering="true" text:style-name="L58">
          <text:list-item>
            <text:p text:style-name="P1022"><text:span text:style-name="CharStyle25"><text:tab/>They snarl and snarl like dogs,</text:span></text:p>
          </text:list-item>
        </text:list>
        <text:p text:style-name="P247"><text:span text:style-name="CharStyle25">and prowl at even round the town,</text:span></text:p>
        <text:list xml:id="list182146837673532" text:continue-numbering="true" text:style-name="L58">
          <text:list-item>
            <text:p text:style-name="P1022"><text:span text:style-name="CharStyle25"><text:tab/>roaming in search of prey,</text:span></text:p>
          </text:list-item>
        </text:list>
        <text:p text:style-name="P247"><text:span text:style-name="CharStyle25">and growling if they miss it.</text:span></text:p>
        <text:list xml:id="list182147743183647" text:continue-numbering="true" text:style-name="L58">
          <text:list-item>
            <text:p text:style-name="P1022"><text:span text:style-name="CharStyle25"><text:tab/>But I sing of thy strength,</text:span></text:p>
          </text:list-item>
        </text:list>
        <text:p text:style-name="P588"><text:span text:style-name="CharStyle25">a morning song to thy love; for thou art a fortress to me, a refuge in my day of danger.</text:span></text:p>
        <text:list xml:id="list182147330857320" text:continue-numbering="true" text:style-name="L58">
          <text:list-item>
            <text:p text:style-name="P1022"><text:span text:style-name="CharStyle25"><text:tab/>O thou my Strength, to thee I</text:span></text:p>
          </text:list-item>
        </text:list>
        <text:p text:style-name="P662"><text:span text:style-name="CharStyle25">sing,</text:span></text:p>
        <text:p text:style-name="P256"><text:span text:style-name="CharStyle25">for thou, Eternal, art my for­tress.</text:span></text:p>
        <text:p text:style-name="P686"><text:span text:style-name="CharStyle69">From the Choirmaster’s collec­tion. To the tune of "Lily of the Law.” A golden ode for recitation, sung by David dur­ing the campaign against Aram-naharaim and Aram- zobah, when Joab wheeled round and defeated twelve thousand Edomites in the wady of Salt.</text:span></text:p>
        <text:list xml:id="list4299519384401197466" text:style-name="L59">
          <text:list-item>
            <text:p text:style-name="P1023"><text:span text:style-name="CharStyle25"><text:tab/>Thou hast discarded us,</text:span></text:p>
          </text:list-item>
        </text:list>
        <text:p text:style-name="P75"><text:span text:style-name="CharStyle25">crushed us in anger, O</text:span></text:p>
        <text:p text:style-name="P661"><text:span text:style-name="CharStyle25">God;</text:span></text:p>
        <text:p text:style-name="P246"><text:span text:style-name="CharStyle25">restore us to power:</text:span></text:p>
        <text:list xml:id="list182146779057166" text:continue-numbering="true" text:style-name="L59">
          <text:list-item>
            <text:p text:style-name="P1291"><text:span text:style-name="CharStyle25"><text:tab/>thou hast shaken and shattered</text:span></text:p>
          </text:list-item>
        </text:list>
        <text:p text:style-name="P661"><text:span text:style-name="CharStyle25">the land;</text:span></text:p>
        <text:p text:style-name="P246"><text:span text:style-name="CharStyle25">repair its tottering breaches.</text:span></text:p>
        <text:list xml:id="list182148162186918" text:continue-numbering="true" text:style-name="L59">
          <text:list-item>
            <text:p text:style-name="P1291"><text:span text:style-name="CharStyle25"><text:tab/>Hard times thou hast given to</text:span></text:p>
          </text:list-item>
        </text:list>
        <text:p text:style-name="P661"><text:span text:style-name="CharStyle25">thy people,</text:span></text:p>
        <text:p text:style-name="P308"><text:span text:style-name="CharStyle25">and a cup of drink that has dazed them.</text:span></text:p>
        <text:p text:style-name="P282"><text:span text:style-name="CharStyle25">Hast thou given thy worship- 4 pers a flag,</text:span></text:p>
        <text:p text:style-name="P326"><text:soft-page-break/><text:span text:style-name="CharStyle25">only that they might fly from the archers?</text:span></text:p>
        <text:p text:style-name="P31"><text:span text:style-name="CharStyle25">To the rescue of thy dear folk! 5 Save by thy right hand, an­swer our entreaty,</text:span></text:p>
        <text:p text:style-name="P31"><text:span text:style-name="CharStyle25">O thou Eternal who hast dis- 10 carded us, shamed us, who would’st not march out with our army.</text:span></text:p>
        <text:p text:style-name="P48"><text:span text:style-name="CharStyle25">Help us against the foe,<text:tab/>11</text:span></text:p>
        <text:p text:style-name="P610"><text:span text:style-name="CharStyle25">for man’s help is in vain.</text:span></text:p>
        <text:p text:style-name="P648"><text:span text:style-name="CharStyle25">■With God we shall do bravely; 12<text:line-break/>he will trample down our foes.</text:span></text:p>
        <text:p text:style-name="P83"><text:span text:style-name="CharStyle25">God gave his sacred promise:<text:tab/>6</text:span></text:p>
        <text:p text:style-name="P303"><text:span text:style-name="CharStyle25">“I will divide up Shechem in triumph,</text:span></text:p>
        <text:p text:style-name="P303"><text:span text:style-name="CharStyle25">and parcel out the vale of Sukkoth;</text:span></text:p>
        <text:p text:style-name="P272"><text:span text:style-name="CharStyle25">Gilead is mine, Manasseh 7 mine,</text:span></text:p>
        <text:p text:style-name="P608"><text:span text:style-name="CharStyle25">Ephraim I take for helmet, Judah for my baton—</text:span></text:p>
        <text:p text:style-name="P31"><text:span text:style-name="CharStyle25">Moab I make a wash-basin, 8 Edom I claim as subject, and over Philistia I will triumph.”</text:span></text:p>
        <text:p text:style-name="P272"><text:span text:style-name="CharStyle25">Ah, who will lead us inside the 9 hill-fort?</text:span></text:p>
        <text:p text:style-name="P303"><text:span text:style-name="CharStyle25">Who will take us conquering into Edom?</text:span></text:p>
        <text:p text:style-name="P615"><text:span text:style-name="CharStyle25">Wilt not thou, O God?<text:tab/>10</text:span></text:p>
        <text:p text:style-name="P581"><text:span text:style-name="CharStyle69">From the Choirmaster’s collec­tion. For strings. A song of David.</text:span></text:p>
        <text:p text:style-name="P647"><text:span text:style-name="CharStyle25">Hear my cry, O God, zz -| 1<text:line-break/>and heed my prayer; ™ -B-</text:span></text:p>
        <text:p text:style-name="P284"><text:span text:style-name="CharStyle25">from earth’s far end I call to 2 thee,</text:span></text:p>
        <text:p text:style-name="P609"><text:span text:style-name="CharStyle25">as my heart faints.</text:span></text:p>
        <text:p text:style-name="P284"><text:span text:style-name="CharStyle25">When troubles are too strong for me,</text:span></text:p>
        <text:p text:style-name="P609"><text:span text:style-name="CharStyle25">do thou direct me,</text:span></text:p>
        <text:p text:style-name="P850"><text:span text:style-name="CharStyle25">0 thou who art my refuge, a fortress against the foe.</text:span></text:p>
      </text:section>
      <text:section text:style-name="Sect3" text:name="Section22">
        <text:list xml:id="list182146919758467" text:continue-numbering="true" text:style-name="L59">
          <text:list-item>
            <text:p text:style-name="P1367"><text:span text:style-name="CharStyle25"><text:tab/>Oh to be a guest of thine for</text:span></text:p>
          </text:list-item>
        </text:list>
        <text:p text:style-name="P422"><text:span text:style-name="CharStyle25">ever!</text:span></text:p>
        <text:p text:style-name="P334"><text:span text:style-name="CharStyle25">oh to be sheltered underneath thy wings!</text:span></text:p>
        <text:list xml:id="list182146935084968" text:continue-numbering="true" text:style-name="L59">
          <text:list-item>
            <text:p text:style-name="P1094"><text:span text:style-name="CharStyle25"><text:tab/>For thou hearest my vows, </text:span><text:span text:style-name="CharStyle75">0</text:span></text:p>
          </text:list-item>
        </text:list>
        <text:p text:style-name="P422"><text:span text:style-name="CharStyle25">God,</text:span></text:p>
        <text:p text:style-name="P339"><text:span text:style-name="CharStyle25">thou grantest the desire of reverent men.</text:span></text:p>
        <text:list xml:id="list182148372891649" text:continue-numbering="true" text:style-name="L59">
          <text:list-item>
            <text:p text:style-name="P1094"><text:span text:style-name="CharStyle25"><text:tab/>Add many a day to the life of</text:span></text:p>
          </text:list-item>
        </text:list>
        <text:p text:style-name="P422"><text:span text:style-name="CharStyle25">the king,</text:span></text:p>
        <text:p text:style-name="P334"><text:span text:style-name="CharStyle25">till his years are age on age.</text:span></text:p>
        <text:list xml:id="list182147407338331" text:continue-numbering="true" text:style-name="L59">
          <text:list-item>
            <text:p text:style-name="P1094"><text:span text:style-name="CharStyle25"><text:tab/>May he sit on his throne before</text:span></text:p>
          </text:list-item>
        </text:list>
        <text:p text:style-name="P422"><text:span text:style-name="CharStyle25">God for all time!</text:span></text:p>
        <text:p text:style-name="P334"><text:span text:style-name="CharStyle25">Bid thy love and loyalty safe­guard him.</text:span></text:p>
        <text:list xml:id="list182148198465047" text:continue-numbering="true" text:style-name="L59">
          <text:list-item>
            <text:p text:style-name="P1094"><text:span text:style-name="CharStyle25"><text:tab/>And I will ever sing thy</text:span></text:p>
          </text:list-item>
        </text:list>
        <text:p text:style-name="P422"><text:span text:style-name="CharStyle25">praise,</text:span></text:p>
        <text:p text:style-name="P341"><text:span text:style-name="CharStyle25">paying my vows through all my days.</text:span></text:p>
        <text:p text:style-name="P310"><text:span text:style-name="CharStyle69">From the Choirmaster s collec­tion. To Jeduthuns tune. A song of David.</text:span></text:p>
        <text:list xml:id="list8263965754449750171" text:style-name="L60">
          <text:list-item>
            <text:p text:style-name="P1292"><text:span text:style-name="CharStyle31"><text:tab/>fiiy</text:span><text:span text:style-name="CharStyle25"> Leave it all quietly to God,</text:span></text:p>
          </text:list-item>
        </text:list>
        <text:p text:style-name="P897"><text:span text:style-name="CharStyle25">my soul,</text:span></text:p>
        <text:p text:style-name="P334"><text:span text:style-name="CharStyle25">my rescue comes from him alone;</text:span></text:p>
        <text:list xml:id="list182147394369522" text:continue-numbering="true" text:style-name="L60">
          <text:list-item>
            <text:p text:style-name="P1095"><text:span text:style-name="CharStyle25"><text:tab/>rock, rescue, refuge, he is all to</text:span></text:p>
          </text:list-item>
        </text:list>
        <text:p text:style-name="P422"><text:span text:style-name="CharStyle25">me,</text:span></text:p>
        <text:p text:style-name="P571"><text:span text:style-name="CharStyle25">never shall I be overthrown.</text:span></text:p>
        <text:list xml:id="list182146617516603" text:continue-numbering="true" text:style-name="L60">
          <text:list-item>
            <text:p text:style-name="P1095"><text:span text:style-name="CharStyle25"><text:tab/>How long will you be threaten­</text:span></text:p>
          </text:list-item>
        </text:list>
        <text:p text:style-name="P606"><text:span text:style-name="CharStyle25">ing a man, you murderers all, as if he were a shaky fence, a tottering wall?</text:span></text:p>
        <text:list xml:id="list182147567015891" text:continue-numbering="true" text:style-name="L60">
          <text:list-item>
            <text:p text:style-name="P1024"><text:span text:style-name="CharStyle25"><text:tab/>They plan to push me from my</text:span></text:p>
          </text:list-item>
        </text:list>
        <text:p text:style-name="P423"><text:span text:style-name="CharStyle25">place,</text:span></text:p>
        <text:p text:style-name="P573"><text:span text:style-name="CharStyle25">delighting in a crafty part; blessings are on their lips, and curses in their heart. </text:span><text:span text:style-name="CharStyle25"><text:span text:style-name="T1"><text:note text:id="ftn34" text:note-class="footnote"><text:note-citation>0</text:note-citation><text:note-body><text:p text:style-name="P122"><text:span text:style-name="CharStyle4"><text:tab/>Leave it all quietly to God, my</text:span></text:p><text:p text:style-name="P522"><text:span text:style-name="CharStyle4">soul,</text:span></text:p><text:p text:style-name="P337"><text:span text:style-name="CharStyle4">my rescue comes from him alone;</text:span></text:p></text:note-body></text:note></text:span></text:span><text:span text:style-name="CharStyle25"><text:span text:style-name="T1"> </text:span></text:span><text:span text:style-name="CharStyle25"><text:span text:style-name="T1"><text:note text:id="ftn35" text:note-class="footnote"><text:note-citation>0</text:note-citation><text:note-body><text:p text:style-name="P111"><text:span text:style-name="CharStyle4"><text:tab/>rock, rescue, refuge, he is all to</text:span></text:p><text:p text:style-name="P522"><text:span text:style-name="CharStyle4">me,</text:span></text:p></text:note-body></text:note></text:span></text:span></text:p>
        <text:p text:style-name="P330"><text:span text:style-name="CharStyle25">never shall I be overthrown.</text:span></text:p>
        <text:p text:style-name="P272"><text:span text:style-name="CharStyle25">My safety and my honour rest 7 on God;</text:span></text:p>
        <text:p text:style-name="P303"><text:span text:style-name="CharStyle25">God is my strong rock and refuge.</text:span></text:p>
        <text:p text:style-name="P272"><text:soft-page-break/><text:span text:style-name="CharStyle25">Always rely on him, my follow- 8 ers,</text:span></text:p>
        <text:p text:style-name="P303"><text:span text:style-name="CharStyle25">pour out your prayers to him;</text:span></text:p>
        <text:p text:style-name="P321"><text:span text:style-name="CharStyle25">God is a refuge for us.</text:span></text:p>
        <text:p text:style-name="P272"><text:span text:style-name="CharStyle25">The lower ranks are but a thing 9 of naught,</text:span></text:p>
        <text:p text:style-name="P303"><text:span text:style-name="CharStyle25">the upper ranks are only a delusion;</text:span></text:p>
        <text:p text:style-name="P31"><text:span text:style-name="CharStyle25">weigh them, they prove to be lighter and slighter than a breath of air.</text:span></text:p>
        <text:p text:style-name="P67"><text:span text:style-name="CharStyle25">Rely not on extortion,<text:tab/>io</text:span></text:p>
        <text:p text:style-name="P303"><text:span text:style-name="CharStyle25">pride not yourselves on rob­bery; _</text:span></text:p>
        <text:p text:style-name="P908"><text:span text:style-name="CharStyle25">if wealth increases, set not your heart upon it.</text:span></text:p>
        <text:p text:style-name="P272"><text:span text:style-name="CharStyle25">There is one thing God has u said;</text:span></text:p>
        <text:p text:style-name="P303"><text:span text:style-name="CharStyle25">ay, twice have I heard him say it:</text:span></text:p>
        <text:p text:style-name="P494"><text:span text:style-name="CharStyle25">that power belongs to God, and kindness, Lord, to thee; 12</text:span></text:p>
        <text:p text:style-name="P732"><text:span text:style-name="CharStyle25">every man thou rewardest for whatever he has done.</text:span></text:p>
        <text:p text:style-name="P501"><text:span text:style-name="CharStyle69">A song of David, when he was in the desert of Judah.</text:span></text:p>
        <text:p text:style-name="P284"><text:span text:style-name="CharStyle25">O God, thou art my God, /"q i I yearn for thee, OO</text:span></text:p>
        <text:p text:style-name="P284"><text:span text:style-name="CharStyle25">body and soul, I thirst, I long for thee,</text:span></text:p>
        <text:p text:style-name="P295"><text:span text:style-name="CharStyle25">like a land without water, weary, dry.</text:span></text:p>
        <text:p text:style-name="P286"><text:span text:style-name="CharStyle25">As I have seen thee in the 2 sanctuary,</text:span></text:p>
        <text:p text:style-name="P303"><text:span text:style-name="CharStyle25">with visions of thy power and majesty,</text:span></text:p>
        <text:p text:style-name="P272"><text:span text:style-name="CharStyle25">so will I bless thee while I 4 live,</text:span></text:p>
        <text:p text:style-name="P303"><text:span text:style-name="CharStyle25">lifting my hands in prayer to thee.</text:span></text:p>
      </text:section>
      <text:section text:style-name="Sect3" text:name="Section23">
        <text:list xml:id="list6436114765733479072" text:style-name="L61">
          <text:list-item>
            <text:p text:style-name="P1479"><text:span text:style-name="CharStyle25"><text:tab/>Thy love is more than life to me; so my lips praise thee.</text:span></text:p>
          </text:list-item>
        </text:list>
        <text:list xml:id="list182129756603232" text:style-name="L60">
          <text:list-item>
            <text:p text:style-name="P1294"><text:span text:style-name="CharStyle25"><text:tab/>My soul is richly fed,</text:span></text:p>
          </text:list-item>
        </text:list>
        <text:p text:style-name="P255"><text:span text:style-name="CharStyle25">and with glad lips I sing thy praise.</text:span></text:p>
        <text:list xml:id="list182148468700285" text:continue-numbering="true" text:style-name="L60">
          <text:list-item>
            <text:p text:style-name="P1178"><text:span text:style-name="CharStyle25"><text:tab/>When I remember thee in bed,</text:span></text:p>
          </text:list-item>
        </text:list>
        <text:p text:style-name="P246"><text:span text:style-name="CharStyle25">and muse on thee by night,</text:span></text:p>
        <text:list xml:id="list182130157394686" text:style-name="L54">
          <text:list-item>
            <text:p text:style-name="P1181"><text:span text:style-name="CharStyle25"><text:tab/>my soul clings close to thee,</text:span></text:p>
          </text:list-item>
        </text:list>
        <text:p text:style-name="P246"><text:span text:style-name="CharStyle25">thy right hand holds me fast;</text:span></text:p>
        <text:list xml:id="list182128978106774" text:style-name="L60">
          <text:list-item>
            <text:p text:style-name="P1178"><text:span text:style-name="CharStyle25"><text:tab/>for thou hast been my help,</text:span></text:p>
          </text:list-item>
        </text:list>
        <text:p text:style-name="P255"><text:span text:style-name="CharStyle25">and shadowed by thy wings I sing thy praise.</text:span></text:p>
        <text:list xml:id="list182130596934681" text:style-name="L54">
          <text:list-item>
            <text:p text:style-name="P1161"><text:span text:style-name="CharStyle25"><text:tab/>Those who would take my life</text:span></text:p>
          </text:list-item>
        </text:list>
        <text:p text:style-name="P239"><text:span text:style-name="CharStyle25">shall be destroyed, they shall go down to death,</text:span></text:p>
        <text:list xml:id="list182146922273776" text:continue-numbering="true" text:style-name="L54">
          <text:list-item>
            <text:p text:style-name="P1295"><text:span text:style-name="CharStyle25"><text:tab/>flung to the sword,</text:span></text:p>
          </text:list-item>
        </text:list>
        <text:p text:style-name="P246"><text:span text:style-name="CharStyle25">left as a prey for jackals.</text:span></text:p>
        <text:list xml:id="list182146935266092" text:continue-numbering="true" text:style-name="L54">
          <text:list-item>
            <text:p text:style-name="P1295"><text:span text:style-name="CharStyle25"><text:tab/>But the king shall rejoice in</text:span></text:p>
          </text:list-item>
        </text:list>
        <text:p text:style-name="P239"><text:span text:style-name="CharStyle25">God,</text:span></text:p>
        <text:p text:style-name="P529"><text:span text:style-name="CharStyle25">and all the loyal shall exult [[for false rebels shall be silenced]].</text:span></text:p>
        <text:p text:style-name="P602"><text:span text:style-name="CharStyle69">From the Choirmaster’s collec­tion. A song of David. </text:span><text:span text:style-name="CharStyle82">i </text:span><text:span text:style-name="CharStyle83">rr</text:span><text:span text:style-name="CharStyle82">.| Listen to my plaint, O vx</text:span><text:span text:style-name="CharStyle82"><text:span text:style-name="T1">1</text:span></text:span><text:span text:style-name="CharStyle82"> God;</text:span></text:p>
        <text:p text:style-name="P247"><text:span text:style-name="CharStyle25">save me from the foe and his terrors,</text:span></text:p>
        <text:p text:style-name="P703"><text:span text:style-name="CharStyle25">a hide me from villains and their plots,</text:span></text:p>
        <text:p text:style-name="P247"><text:span text:style-name="CharStyle25">from gangs of evildoers,</text:span></text:p>
        <text:list xml:id="list8617206917275844184" text:style-name="L62">
          <text:list-item>
            <text:p text:style-name="P1012"><text:span text:style-name="CharStyle25"><text:tab/>whetting their tongue like a</text:span></text:p>
          </text:list-item>
        </text:list>
        <text:p text:style-name="P240"><text:span text:style-name="CharStyle25">sword,</text:span></text:p>
        <text:p text:style-name="P247"><text:span text:style-name="CharStyle25">and aiming bitter words like arrows,</text:span></text:p>
        <text:list xml:id="list182147335062901" text:continue-numbering="true" text:style-name="L62">
          <text:list-item>
            <text:p text:style-name="P1025"><text:span text:style-name="CharStyle25"><text:tab/>to shoot in secret at the honest</text:span></text:p>
          </text:list-item>
        </text:list>
        <text:p text:style-name="P240"><text:span text:style-name="CharStyle25">man,</text:span></text:p>
        <text:p text:style-name="P247"><text:span text:style-name="CharStyle25">shooting suddenly and un­afraid. </text:span><text:span text:style-name="CharStyle25"><text:span text:style-name="T1"><text:note text:id="ftn36" text:note-class="footnote"><text:note-citation>0</text:note-citation><text:note-body><text:p text:style-name="P111"><text:span text:style-name="CharStyle4"><text:tab/>They work out their dark de­</text:span></text:p><text:p text:style-name="P352"><text:span text:style-name="CharStyle4">sign,</text:span></text:p><text:p text:style-name="P528"><text:span text:style-name="CharStyle4">they talk of laying intrigues; for who, they think, will see them?</text:span></text:p></text:note-body></text:note></text:span></text:span><text:span text:style-name="CharStyle25"><text:span text:style-name="T1"> </text:span></text:span><text:span text:style-name="CharStyle25"><text:span text:style-name="T1"><text:note text:id="ftn37" text:note-class="footnote"><text:note-citation>0</text:note-citation><text:note-body><text:p text:style-name="P112"><text:span text:style-name="CharStyle4"><text:tab/>They have thought their plan</text:span></text:p><text:p text:style-name="P405"><text:span text:style-name="CharStyle4">out well,</text:span></text:p><text:p text:style-name="P480"><text:span text:style-name="CharStyle4">each with a cunning heart,</text:span></text:p></text:note-body></text:note></text:span></text:span></text:p>
        <text:p text:style-name="P629"><text:span text:style-name="CharStyle25">each in his deep craft.</text:span></text:p>
        <text:p text:style-name="P272"><text:span text:style-name="CharStyle25">But God shoots at them with </text:span><text:span text:style-name="CharStyle75">7 </text:span><text:span text:style-name="CharStyle25">his arrow,</text:span></text:p>
        <text:p text:style-name="P629"><text:span text:style-name="CharStyle25">wounding them suddenly; he trips them up in their own 8</text:span></text:p>
        <text:p text:style-name="P451"><text:span text:style-name="CharStyle25">plot,</text:span></text:p>
        <text:p text:style-name="P303"><text:soft-page-break/><text:span text:style-name="CharStyle25">till all who see them recoil in horror.</text:span></text:p>
        <text:p text:style-name="P272"><text:span text:style-name="CharStyle25">So all men, noting the deeds of 9 God,</text:span></text:p>
        <text:p text:style-name="P629"><text:span text:style-name="CharStyle25">shall tell of what he does; good men will rejoice in the io Eternal,</text:span></text:p>
        <text:p text:style-name="P639"><text:span text:style-name="CharStyle25">and take shelter beside him; right-minded men will all exult.</text:span></text:p>
        <text:p text:style-name="P580"><text:span text:style-name="CharStyle69">From the Choirmaster s collec­tion. A song of David, for music.</text:span></text:p>
        <text:p text:style-name="P495"><text:span text:style-name="CharStyle25">Tis fitting to praise thee in/" i _ Sion, </text:span><text:span text:style-name="CharStyle75">0</text:span><text:span text:style-name="CharStyle25"> God;<text:tab/>OD</text:span></text:p>
        <text:p text:style-name="P303"><text:span text:style-name="CharStyle25">in Jerusalem shall vows be paid to thee.</text:span></text:p>
        <text:list xml:id="list1729903353220346195" text:style-name="L63">
          <text:list-item>
            <text:p text:style-name="P1113"><text:span text:style-name="CharStyle25"><text:tab/>thou who hearest prayer, 2 all men shall come to thee. Though our sins be too much 3 for us,</text:span></text:p>
          </text:list-item>
        </text:list>
        <text:p text:style-name="P303"><text:span text:style-name="CharStyle25">’tis thine to cancel our trans­gressions.</text:span></text:p>
        <text:p text:style-name="P272"><text:span text:style-name="CharStyle25">Happy is he whom thus thou 4 choosest</text:span></text:p>
        <text:p text:style-name="P303"><text:span text:style-name="CharStyle25">to dwell in thy courts, close to thee.</text:span></text:p>
        <text:p text:style-name="P272"><text:span text:style-name="CharStyle25">Fain would we have our fill of this,</text:span></text:p>
        <text:p text:style-name="P325"><text:span text:style-name="CharStyle25">thy house, thy sacred shrine —its bliss!</text:span></text:p>
        <text:p text:style-name="P284"><text:span text:style-name="CharStyle25">God of our victory, answering 5 our prayers</text:span></text:p>
        <text:p text:style-name="P632"><text:span text:style-name="CharStyle25">with deeds of dread, so loyally, all ends of the earth come to rely on thee, and distant shores— thou by whose might the moun- 6 tains are made firm and strongly fixed, by whom the roaring seas are 7 stilled,</text:span></text:p>
        <text:p text:style-name="P632"><text:span text:style-name="CharStyle25">and the tumult of nations,</text:span></text:p>
      </text:section>
      <text:section text:style-name="Sect3" text:name="Section24">
        <text:list xml:id="list182130178604170" text:style-name="L60">
          <text:list-item>
            <text:p text:style-name="P1368"><text:span text:style-name="CharStyle25"><text:tab/>till dwellers at the world’s far</text:span></text:p>
          </text:list-item>
        </text:list>
        <text:p text:style-name="P239"><text:span text:style-name="CharStyle25">end</text:span></text:p>
        <text:p text:style-name="P246"><text:span text:style-name="CharStyle25">are awed at the proofs of thy power,</text:span></text:p>
        <text:p text:style-name="P255"><text:span text:style-name="CharStyle25">and lands of sunrise and of sunset sing joyfully of thee.</text:span></text:p>
        <text:list xml:id="list182147346531226" text:continue-numbering="true" text:style-name="L60">
          <text:list-item>
            <text:p text:style-name="P1297"><text:span text:style-name="CharStyle25"><text:tab/>Thou art good to the earth,</text:span></text:p>
          </text:list-item>
        </text:list>
        <text:p text:style-name="P239"><text:span text:style-name="CharStyle25">giving water,</text:span></text:p>
        <text:p text:style-name="P246"><text:span text:style-name="CharStyle25">enriching her greatly with rain</text:span></text:p>
        <text:p text:style-name="P246"><text:span text:style-name="CharStyle25">from brimming streams di­vine;</text:span></text:p>
        <text:p text:style-name="P917"><text:span text:style-name="CharStyle25">thou providest the grain by preparing her duly, xo watering her furrows well, soaking her ridges, softening her with showers, and blessing all her growth.</text:span></text:p>
        <text:list xml:id="list182130363285389" text:style-name="L55">
          <text:list-item>
            <text:p text:style-name="P1276"><text:span text:style-name="CharStyle25"><text:tab/>Thou art crowning the year</text:span></text:p>
          </text:list-item>
        </text:list>
        <text:p text:style-name="P239"><text:span text:style-name="CharStyle25">with thy goodness; rich stores drop where thou passest,</text:span></text:p>
        <text:list xml:id="list182146685827774" text:continue-numbering="true" text:style-name="L55">
          <text:list-item>
            <text:p text:style-name="P1299"><text:span text:style-name="CharStyle25"><text:tab/>the very pastures of the downs</text:span></text:p>
          </text:list-item>
        </text:list>
        <text:p text:style-name="P239"><text:span text:style-name="CharStyle25">o’erflow,</text:span></text:p>
        <text:p text:style-name="P246"><text:span text:style-name="CharStyle25">the hills wear girdles of joy,</text:span></text:p>
        <text:list xml:id="list182148667884209" text:continue-numbering="true" text:style-name="L55">
          <text:list-item>
            <text:p text:style-name="P1299"><text:span text:style-name="CharStyle25"><text:tab/>the meadows are clothed with</text:span></text:p>
          </text:list-item>
        </text:list>
        <text:p text:style-name="P239"><text:span text:style-name="CharStyle25">flocks,</text:span></text:p>
        <text:p text:style-name="P531"><text:span text:style-name="CharStyle25">the valleys covered with corn, shouting and singing for joy.</text:span></text:p>
        <text:p text:style-name="P685"><text:span text:style-name="CharStyle69">From the Choirmaster’s collec­tion. A song for mime.</text:span></text:p>
        <text:list xml:id="list4410051025039911029" text:style-name="L64">
          <text:list-item>
            <text:p text:style-name="P1481"><text:span text:style-name="CharStyle31"><text:tab/></text:span><text:span text:style-name="CharStyle76">£2</text:span><text:span text:style-name="CharStyle25"> Sing homage, all the earth,</text:span></text:p>
          </text:list-item>
        </text:list>
        <text:list xml:id="list182129080847756" text:style-name="L63">
          <text:list-item>
            <text:p text:style-name="P1266"><text:span text:style-name="CharStyle25"><text:tab/>OO to God,</text:span></text:p>
          </text:list-item>
          <text:list-item>
            <text:p text:style-name="P1301"><text:span text:style-name="CharStyle25"><text:tab/>sing out the glory of his</text:span></text:p>
          </text:list-item>
        </text:list>
        <text:p text:style-name="P239"><text:span text:style-name="CharStyle25">name,</text:span></text:p>
        <text:p text:style-name="P246"><text:span text:style-name="CharStyle25">and celebrate his praises.</text:span></text:p>
        <text:list xml:id="list182147581129172" text:continue-numbering="true" text:style-name="L63">
          <text:list-item>
            <text:p text:style-name="P1301"><text:span text:style-name="CharStyle25"><text:tab/>Say this to God: “How dread</text:span></text:p>
          </text:list-item>
        </text:list>
        <text:p text:style-name="P239"><text:span text:style-name="CharStyle25">thy deeds .are! thine enemies cower before thy power;</text:span></text:p>
        <text:list xml:id="list182146915011264" text:continue-numbering="true" text:style-name="L63">
          <text:list-item>
            <text:p text:style-name="P1301"><text:span text:style-name="CharStyle25"><text:tab/>all the earth bows to thee,</text:span></text:p>
          </text:list-item>
        </text:list>
        <text:p text:style-name="P525"><text:span text:style-name="CharStyle25">singing thy praise, singing praise to thy name.”</text:span></text:p>
        <text:list xml:id="list182146910017138" text:continue-numbering="true" text:style-name="L63">
          <text:list-item>
            <text:p text:style-name="P1301"><text:span text:style-name="CharStyle25"><text:tab/>Come and see what God has</text:span></text:p>
          </text:list-item>
        </text:list>
        <text:p text:style-name="P239"><text:span text:style-name="CharStyle25">done,</text:span></text:p>
        <text:p text:style-name="P246"><text:span text:style-name="CharStyle25">how dread his deeds are among men.</text:span></text:p>
        <text:list xml:id="list182147362637103" text:continue-numbering="true" text:style-name="L63">
          <text:list-item>
            <text:p text:style-name="P1301"><text:soft-page-break/><text:span text:style-name="CharStyle25"><text:tab/>He turns the sea to dry land,</text:span></text:p>
          </text:list-item>
        </text:list>
        <text:p text:style-name="P246"><text:span text:style-name="CharStyle25">till men cross floods on foot.</text:span></text:p>
        <text:p text:style-name="P31"><text:span text:style-name="CharStyle25">So let us joy in him who rules for ever by his 7 power,</text:span></text:p>
        <text:p text:style-name="P31"><text:span text:style-name="CharStyle25">whose eyes survey the nations, till not a rebel dares to raise his head.</text:span></text:p>
        <text:p text:style-name="P39"><text:span text:style-name="CharStyle25">Bless our God, O ye nations, 8 sound his praise aloud, who keeps us safe in life,<text:tab/>9</text:span></text:p>
        <text:p text:style-name="P303"><text:span text:style-name="CharStyle25">and never lets us come to grief.</text:span></text:p>
        <text:p text:style-name="P31"><text:span text:style-name="CharStyle25">For, though thou hast put us 10 to the proof, </text:span><text:span text:style-name="CharStyle75">0</text:span><text:span text:style-name="CharStyle25"> God, testing our mettle, like silver, though thou hast let us be cap- 11 tured,</text:span></text:p>
        <text:p text:style-name="P629"><text:span text:style-name="CharStyle25">let us be heavily chained, let conquerors ride over us, 12 though we had to pass through fire and water,</text:span></text:p>
        <text:p text:style-name="P303"><text:span text:style-name="CharStyle25">yet thou hast granted us a rich relief,</text:span></text:p>
        <text:p text:style-name="P323"><text:span text:style-name="CharStyle25">setting us free in liberty.</text:span></text:p>
        <text:p text:style-name="P282"><text:span text:style-name="CharStyle25">So I enter thy house with sacri- 13 flees,</text:span></text:p>
        <text:p text:style-name="P642"><text:span text:style-name="CharStyle25">to pay my vows to thee, vows poured out by my lips, 14 vows uttered in my agony; fat beasts I will offer thee, 15 the odour of burning rams, bullocks and goats in sacrifice.</text:span></text:p>
        <text:p text:style-name="P283"><text:span text:style-name="CharStyle25">Come, all ye worshippers of 16 God,</text:span></text:p>
        <text:p text:style-name="P633"><text:span text:style-name="CharStyle25">hear what he did for me: no sooner had I called to him 17 than I was praising him for answering me.</text:span></text:p>
        <text:p text:style-name="P282"><text:span text:style-name="CharStyle25">Had I been thinking secretly of 18 sin,</text:span></text:p>
        <text:p text:style-name="P307"><text:span text:style-name="CharStyle25">the Lord would never have listened;</text:span></text:p>
        <text:p text:style-name="P43"><text:span text:style-name="CharStyle25">but God has listened indeed, 19 and to my prayer he has paid heed.</text:span></text:p>
        <text:p text:style-name="P282"><text:span text:style-name="CharStyle25">Blessed be God who has not 20 checked</text:span></text:p>
        <text:p text:style-name="P307"><text:span text:style-name="CharStyle25">my prayer to him, nor his own love to me.</text:span></text:p>
        <text:p text:style-name="P1541"><text:span text:style-name="CharStyle69">From the Choirmaster s collec­tion. A song for a string ac­companiment.</text:span></text:p>
        <text:list xml:id="list5089977837649478313" text:style-name="L65">
          <text:list-item>
            <text:p text:style-name="P1418"><text:span text:style-name="CharStyle25"><text:tab/></text:span><text:span text:style-name="CharStyle31">finC</text:span><text:span text:style-name="CharStyle25"> God, bless us with thy O • favour,</text:span></text:p>
          </text:list-item>
        </text:list>
        <text:p text:style-name="P451"><text:span text:style-name="CharStyle25">may thy face smile on us,</text:span></text:p>
        <text:list xml:id="list182147947445358" text:continue-numbering="true" text:style-name="L65">
          <text:list-item>
            <text:p text:style-name="P1068"><text:span text:style-name="CharStyle25"><text:tab/>that so thy purpose may be</text:span></text:p>
          </text:list-item>
        </text:list>
        <text:p text:style-name="P519"><text:span text:style-name="CharStyle25">plain to men,</text:span></text:p>
        <text:p text:style-name="P334"><text:span text:style-name="CharStyle25">thy saving power to every nation.</text:span></text:p>
        <text:list xml:id="list182148615569181" text:continue-numbering="true" text:style-name="L65">
          <text:list-item>
            <text:p text:style-name="P1068"><text:span text:style-name="CharStyle25"><text:tab/></text:span><text:span text:style-name="CharStyle75">0</text:span><text:span text:style-name="CharStyle25"> God, may the whole world</text:span></text:p>
          </text:list-item>
        </text:list>
        <text:p text:style-name="P519"><text:span text:style-name="CharStyle25">praise thee,</text:span></text:p>
        <text:p text:style-name="P451"><text:span text:style-name="CharStyle25">may all races praise thee,</text:span></text:p>
        <text:list xml:id="list182147096138264" text:continue-numbering="true" text:style-name="L65">
          <text:list-item>
            <text:p text:style-name="P1005"><text:span text:style-name="CharStyle25"><text:tab/>may the nations sing for joy;</text:span></text:p>
          </text:list-item>
        </text:list>
        <text:p text:style-name="P334"><text:span text:style-name="CharStyle25">for thou rulest the world justly,</text:span></text:p>
        <text:p text:style-name="P334"><text:span text:style-name="CharStyle25">thou guidest the nations on earth!</text:span></text:p>
        <text:list xml:id="list182146936557221" text:continue-numbering="true" text:style-name="L65">
          <text:list-item>
            <text:p text:style-name="P1005"><text:span text:style-name="CharStyle25"><text:tab/>O God, may the whole world</text:span></text:p>
          </text:list-item>
        </text:list>
        <text:p text:style-name="P519"><text:span text:style-name="CharStyle25">praise thee,</text:span></text:p>
        <text:p text:style-name="P451"><text:span text:style-name="CharStyle25">may all races praise thee!</text:span></text:p>
        <text:list xml:id="list182148377603075" text:continue-numbering="true" text:style-name="L65">
          <text:list-item>
            <text:p text:style-name="P1005"><text:span text:style-name="CharStyle25"><text:tab/>The land has yielded her har­</text:span></text:p>
          </text:list-item>
        </text:list>
        <text:p text:style-name="P519"><text:span text:style-name="CharStyle25">vest</text:span></text:p>
        <text:p text:style-name="P334"><text:span text:style-name="CharStyle25">by the blessing of God, our God;</text:span></text:p>
        <text:list xml:id="list182148061561125" text:continue-numbering="true" text:style-name="L65">
          <text:list-item>
            <text:p text:style-name="P1005"><text:span text:style-name="CharStyle25"><text:tab/>bless us, O God, bless us,</text:span></text:p>
          </text:list-item>
        </text:list>
        <text:p text:style-name="P339"><text:span text:style-name="CharStyle25">till men revere thee to the world’s far end.</text:span></text:p>
        <text:p text:style-name="P310"><text:span text:style-name="CharStyle69">From the Choirmaster s collec­tion. A song of David, for music.</text:span></text:p>
        <text:p text:style-name="P58"><text:span text:style-name="CharStyle25">i /TO When God stirs, his ene- "O mies scatter, those who hate him fly before him;</text:span></text:p>
        <text:p text:style-name="P836"><text:span text:style-name="CharStyle25">a as smoke is driven before the wind,</text:span></text:p>
        <text:p text:style-name="P455"><text:span text:style-name="CharStyle25">as wax melts at a fire, so perish the ungodly before God!</text:span></text:p>
        <text:list xml:id="list3415286139286104559" text:style-name="L66">
          <text:list-item>
            <text:p text:style-name="P1029"><text:span text:style-name="CharStyle25"><text:tab/>But good men beforeGod rejoice,</text:span></text:p>
          </text:list-item>
        </text:list>
        <text:p text:style-name="P455"><text:span text:style-name="CharStyle25">exulting with a joyful voice. </text:span><text:span text:style-name="CharStyle25"><text:span text:style-name="T1"><text:note text:id="ftn38" text:note-class="footnote"><text:note-citation>0</text:note-citation><text:note-body><text:p text:style-name="P101"><text:span text:style-name="CharStyle4"><text:tab/>Sing to God, celebrate his name,</text:span></text:p><text:p text:style-name="P336"><text:span text:style-name="CharStyle4">extol him who rides on the clouds,</text:span></text:p><text:p text:style-name="P336"><text:span text:style-name="CharStyle4">bless him, exult before him,</text:span></text:p></text:note-body></text:note></text:span></text:span><text:span text:style-name="CharStyle25"><text:span text:style-name="T1"> </text:span></text:span><text:span text:style-name="CharStyle25"><text:span text:style-name="T1"><text:note text:id="ftn39" text:note-class="footnote"><text:note-citation>0</text:note-citation><text:note-body><text:p text:style-name="P103"><text:span text:style-name="CharStyle4"><text:tab/>before God in his sacred home,</text:span></text:p><text:p text:style-name="P336"><text:span text:style-name="CharStyle4">father of orphans, champion of widows.</text:span></text:p></text:note-body></text:note></text:span></text:span></text:p>
        <text:p text:style-name="P285"><text:span text:style-name="CharStyle25">the God who brings the lonely </text:span><text:span text:style-name="CharStyle75">6</text:span></text:p>
        <text:p text:style-name="P449"><text:span text:style-name="CharStyle25">home,</text:span></text:p>
        <text:p text:style-name="P303"><text:span text:style-name="CharStyle25">and frees the prisoner for prosperity—</text:span></text:p>
        <text:p text:style-name="P324"><text:span text:style-name="CharStyle25">only the rebels have to live forlorn.</text:span></text:p>
        <text:p text:style-name="P31"><text:soft-page-break/><text:span text:style-name="CharStyle75">0</text:span><text:span text:style-name="CharStyle25"> God, when thou didst march </text:span><text:span text:style-name="CharStyle75">7 </text:span><text:span text:style-name="CharStyle25">before thy people, when thou didst move across the steppes,</text:span></text:p>
        <text:p text:style-name="P272"><text:span text:style-name="CharStyle25">earth was quaking, the skies </text:span><text:span text:style-name="CharStyle75">8 </text:span><text:span text:style-name="CharStyle25">shaking,</text:span></text:p>
        <text:p text:style-name="P303"><text:span text:style-name="CharStyle25">before God, Israel’s God.</text:span></text:p>
        <text:p text:style-name="P272"><text:span text:style-name="CharStyle25">O God, thou didst pour down a </text:span><text:span text:style-name="CharStyle75">9 </text:span><text:span text:style-name="CharStyle25">generous rain,</text:span></text:p>
        <text:p text:style-name="P303"><text:span text:style-name="CharStyle25">reviving thy land as it lan­guished;</text:span></text:p>
        <text:p text:style-name="P272"><text:span text:style-name="CharStyle25">thy household were settled io</text:span></text:p>
        <text:p text:style-name="P451"><text:span text:style-name="CharStyle25">there,</text:span></text:p>
        <text:p text:style-name="P321"><text:span text:style-name="CharStyle25">and in thy goodness thou didst meet their needs.</text:span></text:p>
        <text:p text:style-name="P272"><text:span text:style-name="CharStyle25">When the Lord sent news of n victory,</text:span></text:p>
        <text:p text:style-name="P303"><text:span text:style-name="CharStyle25">the women who told it were a mighty host:</text:span></text:p>
        <text:p text:style-name="P31"><text:span text:style-name="CharStyle25">“Kings and their armies are 12 flying, are flying!— their spoil is divided by Israel the fair Dove at home,</text:span></text:p>
        <text:p text:style-name="P272"><text:span text:style-name="CharStyle25">till her wings are covered with 13 silver,</text:span></text:p>
        <text:p text:style-name="P303"><text:span text:style-name="CharStyle25">her pinions shimmer in gold.</text:span></text:p>
        <text:p text:style-name="P272"><text:span text:style-name="CharStyle25">When the kings were routed on 14 the field,</text:span></text:p>
        <text:p text:style-name="P325"><text:span text:style-name="CharStyle25">’twas like snow falling on mount Zalmon.”</text:span></text:p>
        <text:p text:style-name="P58"><text:span text:style-name="CharStyle25">A mighty range is Bashan range; 15 Bashan range has many a peak.</text:span></text:p>
        <text:p text:style-name="P284"><text:span text:style-name="CharStyle25">But what is your grudge, </text:span><text:span text:style-name="CharStyle75">0</text:span><text:span text:style-name="CharStyle25"> 16 range of peaks,</text:span></text:p>
        <text:p text:style-name="P304"><text:span text:style-name="CharStyle25">at the hill that God loves for his home,</text:span></text:p>
        <text:p text:style-name="P304"><text:span text:style-name="CharStyle25">where the Eternal dwells for evermore?</text:span></text:p>
        <text:p text:style-name="P284"><text:span text:style-name="CharStyle25">With mighty chariots in their 17 myriads</text:span></text:p>
        <text:p text:style-name="P365"><text:span text:style-name="CharStyle25">the Eternal came from Sinai to this sanctuary.</text:span></text:p>
        <text:list xml:id="list182130419424629" text:style-name="L58">
          <text:list-item>
            <text:p text:style-name="P1146"><text:span text:style-name="CharStyle25"><text:tab/>There didst thou triumph, with</text:span></text:p>
          </text:list-item>
        </text:list>
        <text:p text:style-name="P387"><text:span text:style-name="CharStyle25">captives in thy train, with tribute taken from men—</text:span></text:p>
        <text:p text:style-name="P377"><text:span text:style-name="CharStyle25">only the rebels dwell not there with God.</text:span></text:p>
        <text:list xml:id="list182147392462126" text:continue-numbering="true" text:style-name="L58">
          <text:list-item>
            <text:p text:style-name="P1146"><text:span text:style-name="CharStyle25"><text:tab/>Blessed be the Lord, our saving</text:span></text:p>
          </text:list-item>
        </text:list>
        <text:p text:style-name="P387"><text:span text:style-name="CharStyle25">God,</text:span></text:p>
        <text:p text:style-name="P365"><text:span text:style-name="CharStyle25">who daily bears the burden of our fife;</text:span></text:p>
        <text:list xml:id="list182147584065667" text:continue-numbering="true" text:style-name="L58">
          <text:list-item>
            <text:p text:style-name="P1143"><text:span text:style-name="CharStyle25"><text:tab/>God is for us a God of victories,</text:span></text:p>
          </text:list-item>
        </text:list>
        <text:p text:style-name="P365"><text:span text:style-name="CharStyle25">thanks to the Eternal we es­cape from death;</text:span></text:p>
        <text:list xml:id="list182147814613598" text:continue-numbering="true" text:style-name="L58">
          <text:list-item>
            <text:p text:style-name="P1143"><text:span text:style-name="CharStyle25"><text:tab/>yes, God will shatter the head</text:span></text:p>
          </text:list-item>
        </text:list>
        <text:p text:style-name="P387"><text:soft-page-break/><text:span text:style-name="CharStyle25">of his foes,</text:span></text:p>
        <text:p text:style-name="P365"><text:span text:style-name="CharStyle25">each long-haired sinner who defies him.</text:span></text:p>
        <text:list xml:id="list182148441653069" text:continue-numbering="true" text:style-name="L58">
          <text:list-item>
            <text:p text:style-name="P1303"><text:span text:style-name="CharStyle25"><text:tab/>The Lord’s word is, “Wherever</text:span></text:p>
          </text:list-item>
        </text:list>
        <text:p text:style-name="P387"><text:span text:style-name="CharStyle25">you may be,</text:span></text:p>
        <text:p text:style-name="P365"><text:span text:style-name="CharStyle25">I bring you from Bashan, from the sea,</text:span></text:p>
        <text:list xml:id="list182148532805101" text:continue-numbering="true" text:style-name="L58">
          <text:list-item>
            <text:p text:style-name="P1303"><text:span text:style-name="CharStyle25"><text:tab/>to bathe your feet in the blood</text:span></text:p>
          </text:list-item>
        </text:list>
        <text:p text:style-name="P387"><text:span text:style-name="CharStyle25">of the foe,</text:span></text:p>
        <text:p text:style-name="P377"><text:span text:style-name="CharStyle25">and let your very dogs share, as they lap it.”</text:span></text:p>
        <text:list xml:id="list182147744390157" text:continue-numbering="true" text:style-name="L58">
          <text:list-item>
            <text:p text:style-name="P1303"><text:span text:style-name="CharStyle25"><text:tab/>Behold God entering the sanc­</text:span></text:p>
          </text:list-item>
        </text:list>
        <text:p text:style-name="P387"><text:span text:style-name="CharStyle25">tuary,</text:span></text:p>
        <text:p text:style-name="P365"><text:span text:style-name="CharStyle25">my God, my King, in high procession,</text:span></text:p>
        <text:list xml:id="list182148330536232" text:continue-numbering="true" text:style-name="L58">
          <text:list-item>
            <text:p text:style-name="P1303"><text:span text:style-name="CharStyle25"><text:tab/>singers in front, musicians be­</text:span></text:p>
          </text:list-item>
        </text:list>
        <text:p text:style-name="P387"><text:span text:style-name="CharStyle25">hind,</text:span></text:p>
        <text:p text:style-name="P365"><text:span text:style-name="CharStyle25">between them girls with tam­bourines,</text:span></text:p>
        <text:list xml:id="list182148409490424" text:continue-numbering="true" text:style-name="L58">
          <text:list-item>
            <text:p text:style-name="P1303"><text:span text:style-name="CharStyle25"><text:tab/>singing, “Bless the Lord God</text:span></text:p>
          </text:list-item>
        </text:list>
        <text:p text:style-name="P387"><text:span text:style-name="CharStyle25">in your choirs,</text:span></text:p>
        <text:p text:style-name="P365"><text:span text:style-name="CharStyle25">O Israel’s offspring!”</text:span></text:p>
        <text:list xml:id="list182148515546453" text:continue-numbering="true" text:style-name="L58">
          <text:list-item>
            <text:p text:style-name="P1543"><text:span text:style-name="CharStyle81"><text:tab/>In front the Benjamites, so few,</text:span></text:p>
          </text:list-item>
        </text:list>
        <text:p text:style-name="P375"><text:span text:style-name="CharStyle81">the chiefs of Judah, a great company,</text:span></text:p>
        <text:p text:style-name="P382"><text:span text:style-name="CharStyle25">the chiefs of Zebulun and Naphtali!</text:span></text:p>
        <text:p text:style-name="P766"><text:span text:style-name="CharStyle25">29 From thy temple high above Jerusalem,</text:span></text:p>
        <text:list xml:id="list182147852367692" text:continue-numbering="true" text:style-name="L58">
          <text:list-item>
            <text:p text:style-name="P1438"><text:span text:style-name="CharStyle25"><text:tab/>display thy strength, O God, who hast so mightily prevailed</text:span></text:p>
          </text:list-item>
        </text:list>
        <text:p text:style-name="P387"><text:span text:style-name="CharStyle25">for us;</text:span></text:p>
        <text:p text:style-name="P303"><text:span text:style-name="CharStyle25">there kings must offer thee 29 tribute.</text:span></text:p>
        <text:p text:style-name="P272"><text:span text:style-name="CharStyle25">Check that Brute of a Nile- 30</text:span></text:p>
        <text:p text:style-name="P451"><text:span text:style-name="CharStyle25">power,</text:span></text:p>
        <text:p text:style-name="P303"><text:span text:style-name="CharStyle25">the bullocks and steers of pagans;</text:span></text:p>
        <text:p text:style-name="P31"><text:span text:style-name="CharStyle25">trample down crafty policy, rout all the races that re­joice in war,</text:span></text:p>
        <text:p text:style-name="P289"><text:span text:style-name="CharStyle37">till even Egypt sends ambassa- 31 dors,</text:span></text:p>
        <text:p text:style-name="P320"><text:span text:style-name="CharStyle25">and Ethiopia hurries to sub­mit to God.</text:span></text:p>
        <text:p text:style-name="P282"><text:soft-page-break/><text:span text:style-name="CharStyle25">Sing to God, O kingdoms of 32 the world,</text:span></text:p>
        <text:p text:style-name="P303"><text:span text:style-name="CharStyle25">oh celebrate the Lord!</text:span></text:p>
        <text:p text:style-name="P31"><text:span text:style-name="CharStyle25">Praise him who rides high on 33 the ancient heavens, whose voice thunders aloud.</text:span></text:p>
        <text:p text:style-name="P31"><text:span text:style-name="CharStyle25">Praise God for his might, 34 whose sovereign sway is over Israel,</text:span></text:p>
        <text:p text:style-name="P303"><text:span text:style-name="CharStyle25">whose might is in the skies.</text:span></text:p>
        <text:p text:style-name="P272"><text:span text:style-name="CharStyle25">God strikes awe from his sane- 35 tuary,</text:span></text:p>
        <text:p text:style-name="P303"><text:span text:style-name="CharStyle25">the God of Israel who be­stows</text:span></text:p>
        <text:p text:style-name="P321"><text:span text:style-name="CharStyle25">prowess and power on people blessed by God.</text:span></text:p>
        <text:p text:style-name="P580"><text:span text:style-name="CharStyle69">From the Choirmaster’s collec­tion. To the tune of “The Lilies.” A song of David.</text:span></text:p>
        <text:p text:style-name="P94"><text:span text:style-name="CharStyle25">Save me, O God,<text:tab/>/TQ 1</text:span></text:p>
        <text:p text:style-name="P303"><text:span text:style-name="CharStyle25">for the waters are threat- vry ening my life;</text:span></text:p>
        <text:list xml:id="list3563554142021971759" text:style-name="L67">
          <text:list-item>
            <text:p text:style-name="P1482"><text:span text:style-name="CharStyle25"><text:tab/>am sinking deep in the 2 mud,</text:span></text:p>
          </text:list-item>
        </text:list>
        <text:p text:style-name="P303"><text:span text:style-name="CharStyle25">where foothold there is none,</text:span></text:p>
        <text:p text:style-name="P494"><text:span text:style-name="CharStyle25">I have fallen into waters deep, floods o’er me sweep.</text:span></text:p>
        <text:p text:style-name="P79"><text:span text:style-name="CharStyle25">I am wearied with crying,<text:tab/>3</text:span></text:p>
        <text:p text:style-name="P303"><text:span text:style-name="CharStyle25">my throat is parched,</text:span></text:p>
        <text:p text:style-name="P29"><text:span text:style-name="CharStyle25">mine eyes are weak</text:span></text:p>
        <text:p text:style-name="P303"><text:span text:style-name="CharStyle25">with waiting for my God.</text:span></text:p>
        <text:p text:style-name="P289"><text:span text:style-name="CharStyle37">I have more men who hate me 4 wantonly</text:span></text:p>
        <text:p text:style-name="P303"><text:span text:style-name="CharStyle25">than hairs upon my head;</text:span></text:p>
        <text:p text:style-name="P272"><text:span text:style-name="CharStyle25">my murderous, false foes are more</text:span></text:p>
      </text:section>
      <text:section text:style-name="Sect10" text:name="Section25">
        <text:p text:style-name="P1404"><text:span text:style-name="CharStyle25">than the bones within my body;</text:span></text:p>
        <text:p text:style-name="P939"><text:span text:style-name="CharStyle25">they force me to repay what I never extorted.</text:span></text:p>
        <text:list xml:id="list182130087009710" text:style-name="L62">
          <text:list-item>
            <text:p text:style-name="P1174"><text:span text:style-name="CharStyle25"><text:tab/></text:span><text:span text:style-name="CharStyle75">0</text:span><text:span text:style-name="CharStyle25"> God, though well thou know-</text:span></text:p>
          </text:list-item>
        </text:list>
        <text:p text:style-name="P801"><text:span text:style-name="CharStyle25">est my sinful folly, although no fault of mine is hid from thee,</text:span></text:p>
        <text:list xml:id="list182148719952244" text:continue-numbering="true" text:style-name="L62">
          <text:list-item>
            <text:p text:style-name="P1136"><text:span text:style-name="CharStyle25"><text:tab/>may naught befall me that</text:span></text:p>
          </text:list-item>
        </text:list>
        <text:p text:style-name="P803"><text:span text:style-name="CharStyle25">would disconcert those who wait for thee, 0 Lord God of hosts; may naught befall me that would disappoint thy worshippers, </text:span><text:span text:style-name="CharStyle75">0</text:span><text:span text:style-name="CharStyle25"> God of Israel.</text:span></text:p>
        <text:list xml:id="list182146963899688" text:continue-numbering="true" text:style-name="L62">
          <text:list-item>
            <text:p text:style-name="P958"><text:span text:style-name="CharStyle25"><text:tab/>’Tis for thy sake that I have</text:span></text:p>
          </text:list-item>
        </text:list>
        <text:p text:style-name="P801"><text:span text:style-name="CharStyle25">suffered taunts, had insults cover me with shame,</text:span></text:p>
        <text:list xml:id="list182147602294204" text:continue-numbering="true" text:style-name="L62">
          <text:list-item>
            <text:p text:style-name="P958"><text:span text:style-name="CharStyle25"><text:tab/>till my own brothers held aloof</text:span></text:p>
          </text:list-item>
        </text:list>
        <text:p text:style-name="P801"><text:span text:style-name="CharStyle25">from me,</text:span></text:p>
        <text:p text:style-name="P365"><text:span text:style-name="CharStyle25">even my mother’s sons were distant to me.</text:span></text:p>
        <text:list xml:id="list182148278899559" text:continue-numbering="true" text:style-name="L62">
          <text:list-item>
            <text:p text:style-name="P958"><text:span text:style-name="CharStyle25"><text:tab/>’Tis zeal for thy house that</text:span></text:p>
          </text:list-item>
        </text:list>
        <text:p text:style-name="P801"><text:span text:style-name="CharStyle25">wears me away, and taunts against thee fall on me.</text:span></text:p>
        <text:list xml:id="list182148690794744" text:continue-numbering="true" text:style-name="L62">
          <text:list-item>
            <text:p text:style-name="P1126"><text:span text:style-name="CharStyle25"><text:tab/>when I chastened my soul with</text:span></text:p>
          </text:list-item>
        </text:list>
        <text:p text:style-name="P800"><text:span text:style-name="CharStyle37">fasting,</text:span></text:p>
        <text:p text:style-name="P436"><text:span text:style-name="CharStyle25">men jeered at me;</text:span></text:p>
        <text:list xml:id="list182148727013075" text:continue-numbering="true" text:style-name="L62">
          <text:list-item>
            <text:p text:style-name="P1126"><text:span text:style-name="CharStyle25"><text:tab/>when I clothed myself in sack­</text:span></text:p>
          </text:list-item>
        </text:list>
        <text:p text:style-name="P801"><text:span text:style-name="CharStyle25">cloth,</text:span></text:p>
        <text:list xml:id="list6832836751737168457" text:style-name="L68">
          <text:list-item>
            <text:p text:style-name="P1487"><text:span text:style-name="CharStyle25"><text:tab/>became their byword;</text:span></text:p>
          </text:list-item>
        </text:list>
        <text:list xml:id="list182129008186278" text:style-name="L62">
          <text:list-item>
            <text:p text:style-name="P1304"><text:span text:style-name="CharStyle25"><text:tab/>men make a jest of me in pub­</text:span></text:p>
          </text:list-item>
        </text:list>
        <text:p text:style-name="P801"><text:span text:style-name="CharStyle25">lic,</text:span></text:p>
        <text:p text:style-name="P379"><text:span text:style-name="CharStyle25">they put me into their maud­lin songs.</text:span></text:p>
        <text:list xml:id="list182147765758667" text:continue-numbering="true" text:style-name="L62">
          <text:list-item>
            <text:p text:style-name="P1540"><text:span text:style-name="CharStyle37"><text:tab/>But as for me, I pray to thee;</text:span></text:p>
          </text:list-item>
        </text:list>
        <text:p text:style-name="P665"><text:span text:style-name="CharStyle25">in thy great generosity, 0<text:line-break/>God, do thou accept me;<text:line-break/>answer me with thy loyal aid,</text:span></text:p>
        <text:list xml:id="list182148510445923" text:continue-numbering="true" text:style-name="L62">
          <text:list-item>
            <text:p text:style-name="P1030"><text:span text:style-name="CharStyle25"><text:tab/>save me from sinking in the</text:span></text:p>
          </text:list-item>
        </text:list>
        <text:p text:style-name="P802"><text:span text:style-name="CharStyle25">mud,</text:span></text:p>
        <text:p text:style-name="P366"><text:span text:style-name="CharStyle25">from the deep waters of ha­tred—</text:span></text:p>
        <text:list xml:id="list182148691804913" text:continue-numbering="true" text:style-name="L62">
          <text:list-item>
            <text:p text:style-name="P1030"><text:span text:style-name="CharStyle25"><text:tab/>let not the flood sweep over me,</text:span></text:p>
          </text:list-item>
        </text:list>
        <text:p text:style-name="P438"><text:span text:style-name="CharStyle25">let not the depths drown me; let not death close over me.</text:span></text:p>
        <text:p text:style-name="P282"><text:span text:style-name="CharStyle25">Answer me, </text:span><text:span text:style-name="CharStyle75">0</text:span><text:span text:style-name="CharStyle25"> Eternal, in thy 16 love,</text:span></text:p>
        <text:p text:style-name="P610"><text:soft-page-break/><text:span text:style-name="CharStyle25">in thy vast pity turn to me;</text:span></text:p>
        <text:p text:style-name="P282"><text:span text:style-name="CharStyle25">hide not thy face from thy 17 servant,</text:span></text:p>
        <text:p text:style-name="P303"><text:span text:style-name="CharStyle25">answer me quickly, for I am in misery;</text:span></text:p>
        <text:p text:style-name="P505"><text:span text:style-name="CharStyle25">come to me, rescue my life, 18 set me in safety from my foes.</text:span></text:p>
        <text:p text:style-name="P31"><text:span text:style-name="CharStyle25">Thou knowest how I am taunt- 19 ed, shamed, dishonoured, my foes are plain to thee;</text:span></text:p>
        <text:p text:style-name="P272"><text:span text:style-name="CharStyle25">their taunts have broken my 20 heart,</text:span></text:p>
        <text:list xml:id="list5592146603138534736" text:style-name="L69">
          <text:list-item>
            <text:p text:style-name="P1489"><text:span text:style-name="CharStyle25"><text:tab/>am sick to the soul;</text:span></text:p>
          </text:list-item>
        </text:list>
        <text:list xml:id="list3807708486648258646" text:style-name="L70">
          <text:list-item>
            <text:p text:style-name="P1420"><text:span text:style-name="CharStyle25"><text:tab/>look for pity—there is none, for comforters, but all in vain.</text:span></text:p>
          </text:list-item>
        </text:list>
        <text:p text:style-name="P282"><text:span text:style-name="CharStyle25">For food men hand me poison- 21 ous drugs,</text:span></text:p>
        <text:p text:style-name="P321"><text:span text:style-name="CharStyle25">and vinegar when I would drink.</text:span></text:p>
        <text:p text:style-name="P31"><text:span text:style-name="CharStyle25">May the table they spread be 22 their own ruin, may their offerings ensnare them,</text:span></text:p>
        <text:p text:style-name="P284"><text:span text:style-name="CharStyle25">may their eyes be blurred aDd 23 blind,</text:span></text:p>
        <text:p text:style-name="P304"><text:span text:style-name="CharStyle25">may their thighs be all a-quiver!</text:span></text:p>
        <text:p text:style-name="P60"><text:span text:style-name="CharStyle25">Vent thine anger on them,<text:tab/>£4</text:span></text:p>
        <text:p text:style-name="P304"><text:span text:style-name="CharStyle25">may thy burning fury seize them,</text:span></text:p>
        <text:p text:style-name="P60"><text:span text:style-name="CharStyle25">desolate be their dwellings,<text:tab/>25</text:span></text:p>
        <text:p text:style-name="P609"><text:span text:style-name="CharStyle25">empty be their tents,</text:span></text:p>
        <text:p text:style-name="P284"><text:span text:style-name="CharStyle25">for persecuting him whom thou 26 hast punished,</text:span></text:p>
        <text:p text:style-name="P304"><text:span text:style-name="CharStyle25">and adding to the pain thy wounds inflict!</text:span></text:p>
        <text:p text:style-name="P58"><text:span text:style-name="CharStyle25">Punish them for their crime, 27 exclude them from thy fa­vours,</text:span></text:p>
        <text:p text:style-name="P150"><text:span text:style-name="CharStyle25">blot them from the Book of life, 28 blot their name from the list of the upright!</text:span></text:p>
        <text:p text:style-name="P60"><text:span text:style-name="CharStyle25">But lift me safe, </text:span><text:span text:style-name="CharStyle75">0</text:span><text:span text:style-name="CharStyle25"> God,<text:tab/>29</text:span></text:p>
        <text:p text:style-name="P609"><text:span text:style-name="CharStyle25">out of my pain and misery,</text:span></text:p>
        <text:p text:style-name="P284"><text:span text:style-name="CharStyle25">and then I will sing praise to 30 God,</text:span></text:p>
        <text:p text:style-name="P1405"><text:span text:style-name="CharStyle25">and magnify him with thanks­giving;</text:span></text:p>
        <text:list xml:id="list312503224626217004" text:style-name="L71">
          <text:list-item>
            <text:p text:style-name="P985"><text:span text:style-name="CharStyle25"><text:tab/>’twill please the Eternal more</text:span></text:p>
          </text:list-item>
        </text:list>
        <text:p text:style-name="P812"><text:span text:style-name="CharStyle25">than any bull,</text:span></text:p>
        <text:p text:style-name="P367"><text:span text:style-name="CharStyle25">or any bullock that has horns and hoofs.</text:span></text:p>
        <text:list xml:id="list182147929629127" text:continue-numbering="true" text:style-name="L71">
          <text:list-item>
            <text:p text:style-name="P986"><text:span text:style-name="CharStyle25"><text:tab/>Mark all this and be glad, O</text:span></text:p>
          </text:list-item>
        </text:list>
        <text:p text:style-name="P812"><text:span text:style-name="CharStyle25">folk forlorn,</text:span></text:p>
        <text:p text:style-name="P367"><text:span text:style-name="CharStyle25">take heart, O worshippers of God;</text:span></text:p>
        <text:list xml:id="list182148312951331" text:continue-numbering="true" text:style-name="L71">
          <text:list-item>
            <text:p text:style-name="P986"><text:span text:style-name="CharStyle25"><text:tab/>the Eternal listens to a life in</text:span></text:p>
          </text:list-item>
        </text:list>
        <text:p text:style-name="P812"><text:span text:style-name="CharStyle25">need,</text:span></text:p>
        <text:p text:style-name="P367"><text:span text:style-name="CharStyle25">he never overlooks his own in prison.</text:span></text:p>
        <text:list xml:id="list182147115965404" text:continue-numbering="true" text:style-name="L71">
          <text:list-item>
            <text:p text:style-name="P987"><text:span text:style-name="CharStyle25"><text:tab/>Praise to him from heaven and</text:span></text:p>
          </text:list-item>
        </text:list>
        <text:p text:style-name="P812"><text:span text:style-name="CharStyle25">earth,</text:span></text:p>
        <text:p text:style-name="P551"><text:span text:style-name="CharStyle25">from seas and all that glide therein!</text:span></text:p>
        <text:list xml:id="list182148237429096" text:continue-numbering="true" text:style-name="L71">
          <text:list-item>
            <text:p text:style-name="P987"><text:span text:style-name="CharStyle25"><text:tab/>For God will succour Sion</text:span></text:p>
          </text:list-item>
        </text:list>
        <text:p text:style-name="P367"><text:span text:style-name="CharStyle25">and rebuild the towns of Judah,</text:span></text:p>
        <text:p text:style-name="P367"><text:span text:style-name="CharStyle25">till men dwell there and own them,</text:span></text:p>
        <text:list xml:id="list182147032756728" text:continue-numbering="true" text:style-name="L71">
          <text:list-item>
            <text:p text:style-name="P987"><text:span text:style-name="CharStyle25"><text:tab/>till his servants leave them to</text:span></text:p>
          </text:list-item>
        </text:list>
        <text:p text:style-name="P812"><text:span text:style-name="CharStyle25">their children,</text:span></text:p>
        <text:p text:style-name="P381"><text:span text:style-name="CharStyle25">and a race who love him live there.</text:span></text:p>
        <text:p text:style-name="P874"><text:span text:style-name="CharStyle69">From the Choirmaster’s collec­tion. A song of David. To be used when incense is offered.</text:span></text:p>
        <text:list xml:id="list8657414918465801461" text:style-name="L72">
          <text:list-item>
            <text:p text:style-name="P1140"><text:span text:style-name="CharStyle25"><text:tab/></text:span><text:span text:style-name="CharStyle31">*</text:span><text:span text:style-name="CharStyle76">7</text:span><text:span text:style-name="CharStyle31">(\</text:span><text:span text:style-name="CharStyle25"> To the rescue, </text:span><text:span text:style-name="CharStyle75">0</text:span><text:span text:style-name="CharStyle25"> God,</text:span></text:p>
          </text:list-item>
        </text:list>
        <text:p text:style-name="P553"><text:span text:style-name="CharStyle31">•</text:span><text:span text:style-name="CharStyle25"> v O thou Eternal, hasten to my help!</text:span></text:p>
        <text:list xml:id="list182146634927812" text:continue-numbering="true" text:style-name="L72">
          <text:list-item>
            <text:p text:style-name="P1141"><text:span text:style-name="CharStyle25"><text:tab/>Disgraced, discomfited, be those</text:span></text:p>
          </text:list-item>
        </text:list>
        <text:p text:style-name="P811"><text:span text:style-name="CharStyle25">who seek to murder me! Routed, dishonoured, be they who delight in harm to me!</text:span></text:p>
        <text:list xml:id="list182147642422160" text:continue-numbering="true" text:style-name="L72">
          <text:list-item>
            <text:p text:style-name="P1141"><text:span text:style-name="CharStyle25"><text:tab/>Thwarted and appalled be they</text:span></text:p>
          </text:list-item>
        </text:list>
        <text:p text:style-name="P811"><text:span text:style-name="CharStyle25">who taunt and scoff!</text:span></text:p>
        <text:list xml:id="list182148596859847" text:continue-numbering="true" text:style-name="L72">
          <text:list-item>
            <text:p text:style-name="P1141"><text:span text:style-name="CharStyle25"><text:tab/>But gladly may thy followers all</text:span></text:p>
          </text:list-item>
        </text:list>
        <text:p text:style-name="P811"><text:span text:style-name="CharStyle25">rejoice in thee!</text:span></text:p>
        <text:p text:style-name="P656"><text:span text:style-name="CharStyle25">May those who love thy saving help have ever cause to say, “All hail to God!”</text:span></text:p>
        <text:list xml:id="list182146766841786" text:continue-numbering="true" text:style-name="L72">
          <text:list-item>
            <text:p text:style-name="P1141"><text:span text:style-name="CharStyle25"><text:tab/>As for me, I am weak and</text:span></text:p>
          </text:list-item>
        </text:list>
        <text:p text:style-name="P811"><text:soft-page-break/><text:span text:style-name="CharStyle25">wretched;</text:span></text:p>
        <text:p text:style-name="P868"><text:span text:style-name="CharStyle25">O God, make haste to me.</text:span></text:p>
        <text:p text:style-name="P272"><text:span text:style-name="CharStyle25">Thou art my help and my de­liverer;</text:span></text:p>
        <text:p text:style-name="P143"><text:span text:style-name="CharStyle25">tarry not, O Eternal.</text:span></text:p>
        <text:p text:style-name="P277"><text:span text:style-name="CharStyle25">With thee, O thou Eternal, 1 I take shelter;<text:tab/></text:span><text:span text:style-name="CharStyle31">•</text:span></text:p>
        <text:p text:style-name="P608"><text:span text:style-name="CharStyle25">never let me be disappointed.</text:span></text:p>
        <text:p text:style-name="P272"><text:span text:style-name="CharStyle25">Oh rescue me, save me, as thou 2 art faithful,</text:span></text:p>
        <text:p text:style-name="P303"><text:span text:style-name="CharStyle25">turn thine ear to me and de­liver me.</text:span></text:p>
        <text:p text:style-name="P272"><text:span text:style-name="CharStyle25">Be a stronghold, a fortress, for </text:span><text:span text:style-name="CharStyle75">3 </text:span><text:span text:style-name="CharStyle25">me;</text:span></text:p>
        <text:p text:style-name="P303"><text:span text:style-name="CharStyle25">help me, for thou art my crag and castle.</text:span></text:p>
        <text:list xml:id="list7838572963900659332" text:style-name="L73">
          <text:list-item>
            <text:p text:style-name="P1007"><text:span text:style-name="CharStyle25"><text:tab/>my God, rescue me from evil 4</text:span></text:p>
          </text:list-item>
        </text:list>
        <text:p text:style-name="P451"><text:span text:style-name="CharStyle25">men,</text:span></text:p>
        <text:p text:style-name="P608"><text:span text:style-name="CharStyle25">from cruel, unjust hands;</text:span></text:p>
        <text:p text:style-name="P31"><text:span text:style-name="CharStyle25">for thou art my hope, </text:span><text:span text:style-name="CharStyle75">0</text:span><text:span text:style-name="CharStyle25"> Lord, </text:span><text:span text:style-name="CharStyle75">5 </text:span><text:span text:style-name="CharStyle25">I have trusted thee from youth,</text:span></text:p>
        <text:list xml:id="list182147226813313" text:continue-numbering="true" text:style-name="L73">
          <text:list-item>
            <text:p text:style-name="P1007"><text:span text:style-name="CharStyle25"><text:tab/>have leant on thee from my 6</text:span></text:p>
          </text:list-item>
        </text:list>
        <text:p text:style-name="P451"><text:span text:style-name="CharStyle25">birth,</text:span></text:p>
        <text:p text:style-name="P608"><text:span text:style-name="CharStyle25">’twas thou didst take me from my mother’s womb; my hope is ever in thee.</text:span></text:p>
        <text:p text:style-name="P272"><text:span text:style-name="CharStyle25">Through thee, my strength and </text:span><text:span text:style-name="CharStyle75">7 </text:span><text:span text:style-name="CharStyle25">shelter,</text:span></text:p>
        <text:p text:style-name="P608"><text:span text:style-name="CharStyle25">I am a marvel to many;</text:span></text:p>
        <text:p text:style-name="P272"><text:span text:style-name="CharStyle25">my lips shall be full of thy 8 praise,</text:span></text:p>
        <text:p text:style-name="P607"><text:span text:style-name="CharStyle25">singing thy glory all day long.</text:span></text:p>
        <text:p text:style-name="P31"><text:span text:style-name="CharStyle25">Cast me not off in my old age, 9 forsake me not when my powers fail;</text:span></text:p>
        <text:p text:style-name="P494"><text:span text:style-name="CharStyle25">for murderous foes are plotting, 10 my enemies say of me,</text:span></text:p>
        <text:p text:style-name="P31"><text:span text:style-name="CharStyle25">“Set on him, seize him, God ix has forsaken him, he has none to save him.”</text:span></text:p>
        <text:p text:style-name="P31"><text:span text:style-name="CharStyle25">O God, be not far from me, 12 my God, make haste to help me.</text:span></text:p>
        <text:p text:style-name="P31"><text:span text:style-name="CharStyle25">May all my enemies be dis- 13 graced, defeated, may insults and dishonour cover all who would injure me!</text:span></text:p>
        <text:p text:style-name="P494"><text:span text:style-name="CharStyle25">As for me, I hope on and on, 14 I praise thee more than ever;</text:span></text:p>
        <text:list xml:id="list4442440845641906861" text:style-name="L74">
          <text:list-item>
            <text:p text:style-name="P1306"><text:span text:style-name="CharStyle25"><text:tab/>all day long I will be telling</text:span></text:p>
          </text:list-item>
        </text:list>
        <text:p text:style-name="P365"><text:span text:style-name="CharStyle25">of thy victorious and faithful aid,</text:span></text:p>
        <text:p text:style-name="P365"><text:span text:style-name="CharStyle25">though never can I tell it to the full;</text:span></text:p>
        <text:list xml:id="list182146876922686" text:continue-numbering="true" text:style-name="L74">
          <text:list-item>
            <text:p text:style-name="P1307"><text:soft-page-break/><text:span text:style-name="CharStyle25"><text:tab/>I will recite the great deeds of</text:span></text:p>
          </text:list-item>
        </text:list>
        <text:p text:style-name="P864"><text:span text:style-name="CharStyle25">the Lord,</text:span></text:p>
        <text:p text:style-name="P365"><text:span text:style-name="CharStyle25">and praise thy faithful aid— and only thine.</text:span></text:p>
        <text:list xml:id="list182148608623390" text:continue-numbering="true" text:style-name="L74">
          <text:list-item>
            <text:p text:style-name="P1307"><text:span text:style-name="CharStyle25"><text:tab/>Thou hast been teaching it from</text:span></text:p>
          </text:list-item>
        </text:list>
        <text:p text:style-name="P387"><text:span text:style-name="CharStyle25">my youth, O God, and I have ever told thy wondrous deeds.</text:span></text:p>
        <text:list xml:id="list182148270851033" text:continue-numbering="true" text:style-name="L74">
          <text:list-item>
            <text:p text:style-name="P1307"><text:span text:style-name="CharStyle25"><text:tab/>Forsake me not, O God,</text:span></text:p>
          </text:list-item>
        </text:list>
        <text:p text:style-name="P749"><text:span text:style-name="CharStyle25">when I am old and grey; that I may tell the rising genera­tion</text:span></text:p>
        <text:p text:style-name="P379"><text:span text:style-name="CharStyle25">of thy strength and thy might.</text:span></text:p>
        <text:list xml:id="list182146644373499" text:continue-numbering="true" text:style-name="L74">
          <text:list-item>
            <text:p text:style-name="P1031"><text:span text:style-name="CharStyle25"><text:tab/>Thy faithful aid is high as</text:span></text:p>
          </text:list-item>
        </text:list>
        <text:p text:style-name="P388"><text:span text:style-name="CharStyle25">heaven, </text:span><text:span text:style-name="CharStyle75">0</text:span><text:span text:style-name="CharStyle25"> God, for great things thou hast done;</text:span></text:p>
        <text:p text:style-name="P366"><text:span text:style-name="CharStyle25">who is like thee, O God?</text:span></text:p>
        <text:list xml:id="list182148275203975" text:continue-numbering="true" text:style-name="L74">
          <text:list-item>
            <text:p text:style-name="P1032"><text:span text:style-name="CharStyle25"><text:tab/>Many a trial sore</text:span></text:p>
          </text:list-item>
        </text:list>
        <text:p text:style-name="P750"><text:span text:style-name="CharStyle25">hast thou made us suffer, but thou wilt revive us once more</text:span></text:p>
        <text:p text:style-name="P366"><text:span text:style-name="CharStyle25">and raise us from the depths;</text:span></text:p>
        <text:list xml:id="list182147308005421" text:continue-numbering="true" text:style-name="L74">
          <text:list-item>
            <text:p text:style-name="P1032"><text:span text:style-name="CharStyle25"><text:tab/>thou wilt add to our honour,</text:span></text:p>
          </text:list-item>
        </text:list>
        <text:p text:style-name="P366"><text:span text:style-name="CharStyle25">and comfort us once more.</text:span></text:p>
        <text:list xml:id="list182147581781465" text:continue-numbering="true" text:style-name="L74">
          <text:list-item>
            <text:p text:style-name="P1032"><text:span text:style-name="CharStyle25"><text:tab/>So shall I praise thee on the lute</text:span></text:p>
          </text:list-item>
        </text:list>
        <text:p text:style-name="P750"><text:span text:style-name="CharStyle25">for loyalty to me, my God, singing thy praises on the lyre, Majestic One of Israel.</text:span></text:p>
        <text:list xml:id="list182146859189841" text:continue-numbering="true" text:style-name="L74">
          <text:list-item>
            <text:p text:style-name="P1032"><text:span text:style-name="CharStyle25"><text:tab/>My lips shall ring with joy and</text:span></text:p>
          </text:list-item>
        </text:list>
        <text:p text:style-name="P863"><text:span text:style-name="CharStyle25">praise,</text:span></text:p>
        <text:p text:style-name="P366"><text:span text:style-name="CharStyle25">even the life which thou hast saved;</text:span></text:p>
        <text:list xml:id="list182148340783358" text:continue-numbering="true" text:style-name="L74">
          <text:list-item>
            <text:p text:style-name="P1032"><text:span text:style-name="CharStyle25"><text:tab/>all day long I will be talking</text:span></text:p>
          </text:list-item>
        </text:list>
        <text:p text:style-name="P863"><text:span text:style-name="CharStyle25">of thy faithful aid, for those who fain would injure me</text:span></text:p>
        <text:p text:style-name="P382"><text:span text:style-name="CharStyle25">are daunted and disgraced.</text:span></text:p>
        <text:p text:style-name="P798"><text:span text:style-name="CharStyle69">A song of Solomon.</text:span></text:p>
        <text:p text:style-name="P31"><text:span text:style-name="CharStyle25">1 </text:span><text:span text:style-name="CharStyle75">^70</text:span><text:span text:style-name="CharStyle25"> Inspire the king, O God, * “ with thine own justice, endow his majesty with thine own equity, that he may rule thy folk aright 2 and deal out justice for the poor;</text:span></text:p>
        <text:p text:style-name="P168"><text:span text:style-name="CharStyle25">may justice bring welfare to the </text:span><text:span text:style-name="CharStyle75">3 </text:span><text:span text:style-name="CharStyle25">people,</text:span></text:p>
        <text:p text:style-name="P206"><text:span text:style-name="CharStyle25">from the very hills and mountains!</text:span></text:p>
        <text:p text:style-name="P168"><text:span text:style-name="CharStyle25">May he prove the champion of </text:span><text:span text:style-name="CharStyle75">4 </text:span><text:span text:style-name="CharStyle25">the weak,</text:span></text:p>
        <text:p text:style-name="P196"><text:span text:style-name="CharStyle25">may he deliver the forlorn, and crush oppressors!</text:span></text:p>
        <text:p text:style-name="P31"><text:soft-page-break/><text:span text:style-name="CharStyle25">Long may he live, long as the sun, </text:span><text:span text:style-name="CharStyle75">5 </text:span><text:span text:style-name="CharStyle25">as the moon that shines for ever!</text:span></text:p>
        <text:p text:style-name="P31"><text:span text:style-name="CharStyle25">May his rule be like rainfall 6 on the meadows, like showers that water the land!</text:span></text:p>
        <text:p text:style-name="P168"><text:span text:style-name="CharStyle25">Justice and welfare flourish in 7 his days,</text:span></text:p>
        <text:p text:style-name="P218"><text:span text:style-name="CharStyle25">till the moon be no more!</text:span></text:p>
        <text:p text:style-name="P168"><text:span text:style-name="CharStyle25">From sea to sea may his do- 8 main extend,</text:span></text:p>
        <text:p text:style-name="P206"><text:span text:style-name="CharStyle25">from the Euphrates to the earth’s far end!</text:span></text:p>
        <text:p text:style-name="P168"><text:span text:style-name="CharStyle25">May the foe bow down before 9 him,</text:span></text:p>
        <text:p text:style-name="P532"><text:span text:style-name="CharStyle25">his enemies grovel in the dust! May kings of the west and the 10 seaboard</text:span></text:p>
        <text:p text:style-name="P532"><text:span text:style-name="CharStyle25">pay tribute to him, may kings of the south and of Arabia</text:span></text:p>
        <text:p text:style-name="P532"><text:span text:style-name="CharStyle25">offer him presents, all kings do homage to him, 11 all nations yield to him!</text:span></text:p>
        <text:p text:style-name="P31"><text:span text:style-name="CharStyle25">For he saves the forlorn who 12 cry to him, the weak and helpless; he pities the forlorn and weak, 13 he saves the life of the weak, rescuing them from outrage and 14 oppression—</text:span></text:p>
        <text:p text:style-name="P206"><text:span text:style-name="CharStyle25">they are not cheap to him.</text:span></text:p>
        <text:p text:style-name="P69"><text:span text:style-name="CharStyle25">Long may he live,<text:tab/>15</text:span></text:p>
        <text:p text:style-name="P532"><text:span text:style-name="CharStyle25">to receive gold from Arabia! For him may ceaseless prayer be made,</text:span></text:p>
        <text:p text:style-name="P206"><text:span text:style-name="CharStyle25">and all day long may he be blessed!</text:span></text:p>
        <text:list xml:id="list182129956323044" text:style-name="L62">
          <text:list-item>
            <text:p text:style-name="P1099"><text:span text:style-name="CharStyle25"><text:tab/>May the land be rich in waving</text:span></text:p>
          </text:list-item>
        </text:list>
        <text:p text:style-name="P343"><text:span text:style-name="CharStyle25">corn,</text:span></text:p>
        <text:p text:style-name="P365"><text:span text:style-name="CharStyle25">right up to the top of the hills!</text:span></text:p>
        <text:p text:style-name="P550"><text:span text:style-name="CharStyle25">May the folk flourish like trees in Lebanon,</text:span></text:p>
        <text:p text:style-name="P365"><text:span text:style-name="CharStyle25">may citizens flower like grass in the field!</text:span></text:p>
        <text:list xml:id="list182148380219225" text:continue-numbering="true" text:style-name="L62">
          <text:list-item>
            <text:p text:style-name="P1242"><text:span text:style-name="CharStyle25"><text:tab/>For ever blessed be his name,</text:span></text:p>
          </text:list-item>
        </text:list>
        <text:p text:style-name="P365"><text:span text:style-name="CharStyle25">sure as the sun itself his fame!</text:span></text:p>
        <text:p text:style-name="P654"><text:span text:style-name="CharStyle25">All races envy his high bliss, all nations hail him as the happy king!</text:span></text:p>
        <text:list xml:id="list182147324744795" text:continue-numbering="true" text:style-name="L62">
          <text:list-item>
            <text:p text:style-name="P1242"><text:span text:style-name="CharStyle25"><text:tab/>[[Blessed be the Eternal, Israel’s</text:span></text:p>
          </text:list-item>
        </text:list>
        <text:p text:style-name="P343"><text:span text:style-name="CharStyle25">God,</text:span></text:p>
        <text:p text:style-name="P436"><text:span text:style-name="CharStyle25">who alone works wonders!</text:span></text:p>
        <text:list xml:id="list182147820416358" text:continue-numbering="true" text:style-name="L62">
          <text:list-item>
            <text:p text:style-name="P1242"><text:span text:style-name="CharStyle25"><text:tab/>For ever blessed be his glorious</text:span></text:p>
          </text:list-item>
        </text:list>
        <text:p text:style-name="P343"><text:span text:style-name="CharStyle25">name;</text:span></text:p>
        <text:p text:style-name="P365"><text:span text:style-name="CharStyle25">may all the earth be full of his glory!</text:span></text:p>
        <text:p text:style-name="P446"><text:span text:style-name="CharStyle25">Even so, even so!]]</text:span></text:p>
        <text:list xml:id="list182148331028954" text:continue-numbering="true" text:style-name="L62">
          <text:list-item>
            <text:p text:style-name="P1441"><text:soft-page-break/><text:span text:style-name="CharStyle25"><text:tab/>Here end the devotions of David the son of Jesse.</text:span></text:p>
          </text:list-item>
        </text:list>
        <text:p text:style-name="P447"><text:span text:style-name="CharStyle86">* *<text:tab/>*</text:span></text:p>
        <text:p text:style-name="P788"><text:span text:style-name="CharStyle69">An Asaphite song.</text:span></text:p>
        <text:p text:style-name="P652"><text:span text:style-name="CharStyle25">1 ryo Yes, to the upright God is «O<text:tab/>good,</text:span></text:p>
        <text:p text:style-name="P445"><text:span text:style-name="CharStyle25">to hearts unstained!</text:span></text:p>
        <text:p text:style-name="P57"><text:span text:style-name="CharStyle25">■2 I almost slipped,</text:span></text:p>
        <text:p text:style-name="P438"><text:span text:style-name="CharStyle25">I nearly lost my footing,</text:span></text:p>
        <text:list xml:id="list5956944311843732140" text:style-name="L75">
          <text:list-item>
            <text:p text:style-name="P1026"><text:span text:style-name="CharStyle25"><text:tab/>in anger at the godless and their</text:span></text:p>
          </text:list-item>
        </text:list>
        <text:p text:style-name="P348"><text:span text:style-name="CharStyle25">arrogance,</text:span></text:p>
        <text:p text:style-name="P438"><text:span text:style-name="CharStyle25">at the sight of their success.</text:span></text:p>
        <text:list xml:id="list182147979058004" text:continue-numbering="true" text:style-name="L75">
          <text:list-item>
            <text:p text:style-name="P1033"><text:span text:style-name="CharStyle25"><text:tab/>No pain is theirs,</text:span></text:p>
          </text:list-item>
        </text:list>
        <text:p text:style-name="P438"><text:span text:style-name="CharStyle25">but sound, strong health;</text:span></text:p>
        <text:p text:style-name="P765"><text:span text:style-name="CharStyle75">.5</text:span><text:span text:style-name="CharStyle25"> no part have they in human cares,</text:span></text:p>
        <text:p text:style-name="P438"><text:span text:style-name="CharStyle25">no blows like other men.</text:span></text:p>
        <text:list xml:id="list182128813876192" text:style-name="L72">
          <text:list-item>
            <text:p text:style-name="P1036"><text:span text:style-name="CharStyle25"><text:tab/>So they vaunt them in their</text:span></text:p>
          </text:list-item>
        </text:list>
        <text:p text:style-name="P348"><text:span text:style-name="CharStyle25">pride,</text:span></text:p>
        <text:p text:style-name="P365"><text:span text:style-name="CharStyle25">and flaunt them in rough in­solence;</text:span></text:p>
        <text:list xml:id="list182148746581845" text:continue-numbering="true" text:style-name="L72">
          <text:list-item>
            <text:p text:style-name="P1150"><text:span text:style-name="CharStyle25"><text:tab/>vice oozes from their very soul,</text:span></text:p>
          </text:list-item>
        </text:list>
        <text:p text:style-name="P365"><text:span text:style-name="CharStyle25">their minds are rank and riotous,</text:span></text:p>
        <text:list xml:id="list182148594859651" text:continue-numbering="true" text:style-name="L72">
          <text:list-item>
            <text:p text:style-name="P1150"><text:span text:style-name="CharStyle25"><text:tab/>their talk is mocking and mali­</text:span></text:p>
          </text:list-item>
        </text:list>
        <text:p text:style-name="P343"><text:span text:style-name="CharStyle25">cious.</text:span></text:p>
        <text:p text:style-name="P303"><text:span text:style-name="CharStyle25">and haughtily they lay their plots;</text:span></text:p>
        <text:p text:style-name="P272"><text:span text:style-name="CharStyle25">lofty as heaven itself their 9 speech,</text:span></text:p>
        <text:p text:style-name="P303"><text:span text:style-name="CharStyle25">lording it over the world below.</text:span></text:p>
        <text:p text:style-name="P31"><text:span text:style-name="CharStyle25">So people turn to follow them, 10 and see no wrong in them, thinking, “What does God care? 11 How can the Almighty heed— when these,</text:span></text:p>
        <text:p text:style-name="P31"><text:span text:style-name="CharStyle25">the godless, prosperously fare, 12 thriving thus at their ease?” ’Tis all in vain I kept my heart 13 from stain, kept my life clean, when all day long blows fell on 14 me,</text:span></text:p>
        <text:p text:style-name="P321"><text:span text:style-name="CharStyle25">and every dawn brought me some chastening!</text:span></text:p>
        <text:p text:style-name="P272"><text:span text:style-name="CharStyle25">Yet, had I meant to utter this 15 aloud,</text:span></text:p>
        <text:p text:style-name="P303"><text:span text:style-name="CharStyle25">I had been faithless to thy family.</text:span></text:p>
        <text:p text:style-name="P272"><text:span text:style-name="CharStyle25">So I thought of it, thinking to 16 fathom it;</text:span></text:p>
        <text:p text:style-name="P629"><text:soft-page-break/><text:span text:style-name="CharStyle25">but sorely did it trouble me, till I found out God’s secret, 17 viewing their latter end.</text:span></text:p>
        <text:p text:style-name="P272"><text:span text:style-name="CharStyle25">Thou plantest them on slippery 18 ground,</text:span></text:p>
        <text:p text:style-name="P640"><text:span text:style-name="CharStyle25">thou hurlest them to ruin— laid low in a single moment, 19 scared away, swept away, like a dream when one awakens, 20 like phantoms despised by the day!</text:span></text:p>
        <text:p text:style-name="P496"><text:span text:style-name="CharStyle25">When my heart was sour, 21 when I felt sore,</text:span></text:p>
        <text:p text:style-name="P58"><text:span text:style-name="CharStyle25">I was a dull, stupid creature, 22 no better than a brute before thee.</text:span></text:p>
        <text:p text:style-name="P58"><text:span text:style-name="CharStyle25">Yet I am always beside thee; 23 thou holdest my right hand, guiding me with thy counsel, 24 leading me after thyself by the hand.</text:span></text:p>
        <text:p text:style-name="P284"><text:span text:style-name="CharStyle25">Whom have I in heaven but 25 thee?</text:span></text:p>
        <text:p text:style-name="P557"><text:span text:style-name="CharStyle25">On earth I care for nothing else.</text:span></text:p>
        <text:list xml:id="list2023465257943162475" text:style-name="L76">
          <text:list-item>
            <text:p text:style-name="P1308"><text:span text:style-name="CharStyle25"><text:tab/>Body and soul may fail,</text:span></text:p>
          </text:list-item>
        </text:list>
        <text:p text:style-name="P557"><text:span text:style-name="CharStyle25">but God my strength is mine, my own for evermore.</text:span></text:p>
        <text:list xml:id="list182148422181896" text:continue-numbering="true" text:style-name="L76">
          <text:list-item>
            <text:p text:style-name="P1308"><text:span text:style-name="CharStyle25"><text:tab/>Those who leave thee are lost;</text:span></text:p>
          </text:list-item>
        </text:list>
        <text:p text:style-name="P557"><text:span text:style-name="CharStyle25">all who are faithless to thee, thou destroyest.</text:span></text:p>
        <text:list xml:id="list182146977543773" text:continue-numbering="true" text:style-name="L76">
          <text:list-item>
            <text:p text:style-name="P1308"><text:span text:style-name="CharStyle25"><text:tab/>But to be near God is my bliss,</text:span></text:p>
          </text:list-item>
        </text:list>
        <text:p text:style-name="P444"><text:span text:style-name="CharStyle25">to shelter with the Lord [[that I may tell of all thy works]].</text:span></text:p>
        <text:p text:style-name="P667"><text:span text:style-name="CharStyle69">An AsapJUte ode.</text:span></text:p>
        <text:list xml:id="list2787567774678723060" text:style-name="L77">
          <text:list-item>
            <text:p text:style-name="P1293"><text:span text:style-name="CharStyle25"><text:tab/></text:span><text:span text:style-name="CharStyle31">rj </text:span><text:span text:style-name="CharStyle30">j</text:span><text:span text:style-name="CharStyle25">I Why discard us, </text:span><text:span text:style-name="CharStyle75">0</text:span><text:span text:style-name="CharStyle25"> God,</text:span></text:p>
          </text:list-item>
        </text:list>
        <text:p text:style-name="P820"><text:span text:style-name="CharStyle31">•</text:span><text:span text:style-name="CharStyle25"><text:tab/>for ever?</text:span></text:p>
        <text:p text:style-name="P233"><text:span text:style-name="CharStyle25">Why fume in anger at the flock of thine own pasture?</text:span></text:p>
        <text:list xml:id="list182148386522659" text:continue-numbering="true" text:style-name="L77">
          <text:list-item>
            <text:p text:style-name="P1309"><text:span text:style-name="CharStyle25"><text:tab/>Remember the community thou</text:span></text:p>
          </text:list-item>
        </text:list>
        <text:p text:style-name="P718"><text:span text:style-name="CharStyle25">didst win long ago, whom thou didst rescue to be thine own people, this hill of Sion, thine abode.</text:span></text:p>
        <text:list xml:id="list182148296667484" text:continue-numbering="true" text:style-name="L77">
          <text:list-item>
            <text:p text:style-name="P1309"><text:span text:style-name="CharStyle25"><text:tab/>Turn thy steps toward the</text:span></text:p>
          </text:list-item>
        </text:list>
        <text:p text:style-name="P718"><text:span text:style-name="CharStyle25">standing ruins,</text:span></text:p>
        <text:p text:style-name="P236"><text:span text:style-name="CharStyle25">to all the havoc of the foe within the sanctuary.</text:span></text:p>
        <text:list xml:id="list182147691666906" text:continue-numbering="true" text:style-name="L77">
          <text:list-item>
            <text:p text:style-name="P1038"><text:span text:style-name="CharStyle25"><text:tab/>Thine enemies bawled inside</text:span></text:p>
          </text:list-item>
        </text:list>
        <text:p text:style-name="P719"><text:span text:style-name="CharStyle25">thy house,</text:span></text:p>
        <text:p text:style-name="P821"><text:span text:style-name="CharStyle25">set up their emblems there;</text:span></text:p>
        <text:list xml:id="list182147140393866" text:continue-numbering="true" text:style-name="L77">
          <text:list-item>
            <text:p text:style-name="P1038"><text:span text:style-name="CharStyle25"><text:tab/>they smashed the doors down</text:span></text:p>
          </text:list-item>
        </text:list>
        <text:p text:style-name="P719"><text:span text:style-name="CharStyle25">with their axes, like woodmen felling trees,</text:span></text:p>
        <text:list xml:id="list182147985611747" text:continue-numbering="true" text:style-name="L77">
          <text:list-item>
            <text:p text:style-name="P1038"><text:span text:style-name="CharStyle25"><text:tab/>then broke up all the carved</text:span></text:p>
          </text:list-item>
        </text:list>
        <text:p text:style-name="P719"><text:span text:style-name="CharStyle25">work there</text:span></text:p>
        <text:p text:style-name="P665"><text:soft-page-break/><text:span text:style-name="CharStyle25">with hatchet and with hammer;</text:span></text:p>
        <text:list xml:id="list182148444914024" text:continue-numbering="true" text:style-name="L77">
          <text:list-item>
            <text:p text:style-name="P1452"><text:span text:style-name="CharStyle25"><text:tab/>they set thy sanctuary ablaze, laying it low, profaning thine</text:span></text:p>
          </text:list-item>
        </text:list>
        <text:p text:style-name="P719"><text:span text:style-name="CharStyle25">own dwelling.</text:span></text:p>
        <text:list xml:id="list182148721693314" text:continue-numbering="true" text:style-name="L77">
          <text:list-item>
            <text:p text:style-name="P1038"><text:span text:style-name="CharStyle25"><text:tab/>They said to themselves, “Let</text:span></text:p>
          </text:list-item>
        </text:list>
        <text:p text:style-name="P719"><text:span text:style-name="CharStyle25">us root them out!” so all the synagogues in the land they burned;</text:span></text:p>
        <text:list xml:id="list182147281274384" text:continue-numbering="true" text:style-name="L77">
          <text:list-item>
            <text:p text:style-name="P1038"><text:span text:style-name="CharStyle25"><text:tab/>not an emblem of ours is to be</text:span></text:p>
          </text:list-item>
        </text:list>
        <text:p text:style-name="P719"><text:span text:style-name="CharStyle25">seen.</text:span></text:p>
        <text:p text:style-name="P238"><text:span text:style-name="CharStyle25">No prophet now—none knows when this will end!</text:span></text:p>
        <text:list xml:id="list182146949252523" text:continue-numbering="true" text:style-name="L77">
          <text:list-item>
            <text:p text:style-name="P1491"><text:span text:style-name="CharStyle25"><text:tab/>O God, how long is the foe to be scoffing?</text:span></text:p>
          </text:list-item>
        </text:list>
        <text:p text:style-name="P168"><text:span text:style-name="CharStyle25">Are the enemy always to blas­pheme thee?</text:span></text:p>
        <text:p text:style-name="P168"><text:span text:style-name="CharStyle25">Why hold back thy hand, On God?</text:span></text:p>
        <text:p text:style-name="P168"><text:span text:style-name="CharStyle25">Stretch out thy right hand and strike,</text:span></text:p>
        <text:p text:style-name="P29"><text:span text:style-name="CharStyle25">thou who art our King of old, 12 gaining victories on earth!</text:span></text:p>
        <text:p text:style-name="P168"><text:span text:style-name="CharStyle25">Thou didst divide the ocean by 13 thy power,</text:span></text:p>
        <text:p text:style-name="P168"><text:span text:style-name="CharStyle25">shattering the Dragon’s heads upon the waves,</text:span></text:p>
        <text:p text:style-name="P168"><text:span text:style-name="CharStyle25">crushing the heads of Levia- 14 than to pieces,</text:span></text:p>
        <text:p text:style-name="P31"><text:span text:style-name="CharStyle25">leaving him a prey to jackals.</text:span></text:p>
        <text:p text:style-name="P168"><text:span text:style-name="CharStyle25">Thou didst open springs and 15 torrents,</text:span></text:p>
        <text:p text:style-name="P31"><text:span text:style-name="CharStyle25">thou didst dry up flowing</text:span></text:p>
        <text:p text:style-name="P427"><text:span text:style-name="CharStyle25">streams;</text:span></text:p>
        <text:p text:style-name="P176"><text:span text:style-name="CharStyle25">thine is the day and thine the 16 night,</text:span></text:p>
        <text:p text:style-name="P176"><text:span text:style-name="CharStyle25">thou hast provided sun and starlight;</text:span></text:p>
        <text:p text:style-name="P176"><text:span text:style-name="CharStyle25">thou hast arranged the earth in 17 its due order,</text:span></text:p>
        <text:p text:style-name="P189"><text:span text:style-name="CharStyle25">thou hast made summer and winter.</text:span></text:p>
        <text:p text:style-name="P176"><text:span text:style-name="CharStyle25">Thou to be scoffed at by foes, O 18 Eternal!</text:span></text:p>
        <text:p text:style-name="P173"><text:span text:style-name="CharStyle25">Thou for an impious race to blaspheme!</text:span></text:p>
        <text:p text:style-name="P173"><text:span text:style-name="CharStyle25">Leave not thy Dove Israel to a 19 brutal power;</text:span></text:p>
        <text:p text:style-name="P173"><text:span text:style-name="CharStyle25">forget not thy poor people for all time.</text:span></text:p>
        <text:p text:style-name="P58"><text:span text:style-name="CharStyle25">Look at these creatures, so sleek 20 and successful!— every corner is full of their vio­lence.</text:span></text:p>
        <text:p text:style-name="P58"><text:span text:style-name="CharStyle25">Let not the downtrodden turn 21 from thee disappointed, but may the weak and wretched have good cause to praise thee!</text:span></text:p>
        <text:p text:style-name="P58"><text:soft-page-break/><text:span text:style-name="CharStyle25">Up, O God, to vindicate the 22 cause that is thine own! Remember how the impious scoff at thee all day long; forget not the loud clamour of 23 thy foes,</text:span></text:p>
      </text:section>
      <text:section text:style-name="Sect3" text:name="Section26">
        <text:p text:style-name="P1493"><text:span text:style-name="CharStyle25">the endless din that rises from thine enemies.</text:span></text:p>
        <text:p text:style-name="P684"><text:span text:style-name="CharStyle69">From the Choirmasters collec­tion. To the tune of</text:span><text:span text:style-name="CharStyle87"> </text:span><text:span text:style-name="CharStyle69">“Destroy it not.” An Asaphite song, for music.</text:span></text:p>
        <text:list xml:id="list8565267613861518075" text:style-name="L78">
          <text:list-item>
            <text:p text:style-name="P1312"><text:span text:style-name="CharStyle25"><text:tab/></text:span><text:span text:style-name="CharStyle31">m</text:span><text:span text:style-name="CharStyle25"> We offer thanks to thee, </text:span><text:span text:style-name="CharStyle75">0</text:span></text:p>
          </text:list-item>
        </text:list>
        <text:p text:style-name="P688"><text:span text:style-name="CharStyle31">*</text:span><text:span text:style-name="CharStyle25"><text:tab/>God, we offer thanks</text:span></text:p>
        <text:p text:style-name="P239"><text:span text:style-name="CharStyle25">to thee,</text:span></text:p>
        <text:p text:style-name="P687"><text:span text:style-name="CharStyle25">telling of all thy wondrous deeds.</text:span></text:p>
        <text:list xml:id="list182147974746477" text:continue-numbering="true" text:style-name="L78">
          <text:list-item>
            <text:p text:style-name="P1313"><text:span text:style-name="CharStyle25"><text:tab/>God says, “Through all the long</text:span></text:p>
          </text:list-item>
        </text:list>
        <text:p text:style-name="P239"><text:span text:style-name="CharStyle25">delay</text:span></text:p>
        <text:p text:style-name="P687"><text:span text:style-name="CharStyle25">I am still ruling in my justice;</text:span></text:p>
        <text:list xml:id="list182147271541980" text:continue-numbering="true" text:style-name="L78">
          <text:list-item>
            <text:p text:style-name="P1313"><text:span text:style-name="CharStyle25"><text:tab/>when men in any panic melt</text:span></text:p>
          </text:list-item>
        </text:list>
        <text:p text:style-name="P239"><text:span text:style-name="CharStyle25">away,</text:span></text:p>
        <text:p text:style-name="P742"><text:span text:style-name="CharStyle25">I still uphold the order of the world.</text:span></text:p>
        <text:list xml:id="list182146766312432" text:continue-numbering="true" text:style-name="L78">
          <text:list-item>
            <text:p text:style-name="P1313"><text:span text:style-name="CharStyle25"><text:tab/>I tell the boastful, ‘Do not</text:span></text:p>
          </text:list-item>
        </text:list>
        <text:p text:style-name="P239"><text:span text:style-name="CharStyle25">boast,’</text:span></text:p>
        <text:p text:style-name="P744"><text:span text:style-name="CharStyle25">I tell the impious, ‘Never flaunt your power.’”</text:span></text:p>
        <text:list xml:id="list182148699793849" text:continue-numbering="true" text:style-name="L78">
          <text:list-item>
            <text:p text:style-name="P1313"><text:span text:style-name="CharStyle25"><text:tab/>No, never flaunt your power</text:span></text:p>
          </text:list-item>
        </text:list>
        <text:p text:style-name="P817"><text:span text:style-name="CharStyle25">thus proudly, defy not God thus loudly;</text:span></text:p>
        <text:list xml:id="list182146780441163" text:continue-numbering="true" text:style-name="L78">
          <text:list-item>
            <text:p text:style-name="P1313"><text:span text:style-name="CharStyle25"><text:tab/>rely not upon east or west,</text:span></text:p>
          </text:list-item>
        </text:list>
        <text:p text:style-name="P246"><text:span text:style-name="CharStyle25">on the south desert or the northern hills—</text:span></text:p>
        <text:list xml:id="list182147800120098" text:continue-numbering="true" text:style-name="L78">
          <text:list-item>
            <text:p text:style-name="P1313"><text:span text:style-name="CharStyle25"><text:tab/>’tis God who rules o’er men,</text:span></text:p>
          </text:list-item>
        </text:list>
        <text:p text:style-name="P255"><text:span text:style-name="CharStyle25">this one he lowers, this one he lifts.</text:span></text:p>
        <text:list xml:id="list182147011647646" text:continue-numbering="true" text:style-name="L78">
          <text:list-item>
            <text:p text:style-name="P1313"><text:span text:style-name="CharStyle25"><text:tab/>The Eternal holds a cup of wine,</text:span></text:p>
          </text:list-item>
        </text:list>
        <text:p text:style-name="P586"><text:span text:style-name="CharStyle25">foaming and spiced; he pours this out for all the wicked</text:span></text:p>
        <text:p text:style-name="P246"><text:span text:style-name="CharStyle25">to drink and drain it to the dregs.</text:span></text:p>
        <text:list xml:id="list182148277290779" text:continue-numbering="true" text:style-name="L78">
          <text:list-item>
            <text:p text:style-name="P1313"><text:span text:style-name="CharStyle25"><text:tab/>But I will rejoice for ever,</text:span></text:p>
          </text:list-item>
        </text:list>
        <text:p text:style-name="P249"><text:span text:style-name="CharStyle25">I will sing praise to Jacob’s God,</text:span></text:p>
        <text:p text:style-name="P702"><text:span text:style-name="CharStyle32">io<text:tab/></text:span><text:span text:style-name="CharStyle25">for lopping the power of evil men,</text:span></text:p>
        <text:p text:style-name="P261"><text:span text:style-name="CharStyle25">and rallying the power of the upright.</text:span></text:p>
        <text:p text:style-name="P684"><text:span text:style-name="CharStyle69">From the Choirmaster’s collec­tion. To a string accompani­ment. An Asaphite song, for music.</text:span></text:p>
        <text:p text:style-name="P35"><text:span text:style-name="CharStyle25">In Judah God is renowned, </text:span><text:span text:style-name="CharStyle31">i“7/Z</text:span><text:span text:style-name="CharStyle25"> i his fame is high in Israel. </text:span><text:span text:style-name="CharStyle31">•</text:span><text:span text:style-name="CharStyle25"> O In Salem, his pavilion,<text:tab/>2</text:span></text:p>
        <text:p text:style-name="P629"><text:soft-page-break/><text:span text:style-name="CharStyle25">at Sion, his abode, he has destroyed all flashing 3 arrows,</text:span></text:p>
        <text:p text:style-name="P321"><text:span text:style-name="CharStyle25">shields and swords and mar­tial weapons.</text:span></text:p>
        <text:p text:style-name="P88"><text:span text:style-name="CharStyle25">Thou didst strike terror<text:tab/>4</text:span></text:p>
        <text:p text:style-name="P629"><text:span text:style-name="CharStyle25">from the hills eternal; the valiant fell a prey to thee 5 and slept their last, the veterans—not a man of them could move a finger;</text:span></text:p>
        <text:list xml:id="list3595316118824901445" text:style-name="L79">
          <text:list-item>
            <text:p text:style-name="P1423"><text:span text:style-name="CharStyle25"><text:tab/>God of Jacob, at thy stroke 6 chariot and horse lay stunned.</text:span></text:p>
          </text:list-item>
        </text:list>
        <text:p text:style-name="P497"><text:span text:style-name="CharStyle25">Terrible art thou; who can stand 7 thy full weight of wrath?</text:span></text:p>
        <text:p text:style-name="P43"><text:span text:style-name="CharStyle25">The earth was hushed in terror 8 when thy sentence fell from heaven,</text:span></text:p>
        <text:p text:style-name="P507"><text:span text:style-name="CharStyle25">when God arose to act on earth, 9 in succour of the afflicted.</text:span></text:p>
        <text:p text:style-name="P282"><text:span text:style-name="CharStyle25">All pagans shall give praise to 10 thee;</text:span></text:p>
        <text:p text:style-name="P307"><text:span text:style-name="CharStyle25">the rest of us shall keep thy festival.</text:span></text:p>
        <text:p text:style-name="P282"><text:span text:style-name="CharStyle25">Let vows be paid to your God, 11 the Eternal;</text:span></text:p>
        <text:p text:style-name="P633"><text:span text:style-name="CharStyle25">to his dread majesty let all around pay tribute, who strips chiefs of their cour- 12 age,</text:span></text:p>
        <text:p text:style-name="P326"><text:span text:style-name="CharStyle25">who terrifies a tyrant.</text:span></text:p>
        <text:p text:style-name="P580"><text:span text:style-name="CharStyle69">From the Choirmaster’s collec­tion. To Jeduthun’s tune. An Asaphite song.</text:span></text:p>
        <text:list xml:id="list182147423469562" text:continue-numbering="true" text:style-name="L79">
          <text:list-item>
            <text:p text:style-name="P1316"><text:span text:style-name="CharStyle25"><text:tab/>cry aloud to God,<text:tab/></text:span><text:span text:style-name="CharStyle75">77</text:span><text:span text:style-name="CharStyle25"> </text:span><text:span text:style-name="CharStyle25"><text:span text:style-name="T1">1</text:span></text:span></text:p>
          </text:list-item>
        </text:list>
        <text:p text:style-name="P303"><text:span text:style-name="CharStyle25">I cry to God to listen, </text:span><text:span text:style-name="CharStyle31">*</text:span><text:span text:style-name="CharStyle25"> *</text:span></text:p>
        <text:p text:style-name="P272"><text:span text:style-name="CharStyle25">I turn to the Lord in my hour of 2 need,</text:span></text:p>
        <text:p text:style-name="P303"><text:span text:style-name="CharStyle25">I stretch my hands out cease­lessly,</text:span></text:p>
        <text:p text:style-name="P303"><text:span text:style-name="CharStyle25">refusing to be comforted.</text:span></text:p>
        <text:p text:style-name="P494"><text:span text:style-name="CharStyle25">I moan as I remember God, 3 I muse upon him till I faint;</text:span></text:p>
        <text:list xml:id="list182128829587830" text:style-name="L66">
          <text:list-item>
            <text:p text:style-name="P1369"><text:span text:style-name="CharStyle25"><text:tab/>all night I never close my eyes,</text:span></text:p>
          </text:list-item>
        </text:list>
        <text:p text:style-name="P365"><text:span text:style-name="CharStyle25">I am so troubled that I can­not speak.</text:span></text:p>
        <text:list xml:id="list182148521132835" text:continue-numbering="true" text:style-name="L66">
          <text:list-item>
            <text:p text:style-name="P1193"><text:span text:style-name="CharStyle25"><text:tab/>I dwell on days of old,</text:span></text:p>
          </text:list-item>
        </text:list>
        <text:p text:style-name="P365"><text:span text:style-name="CharStyle25">I recall the years gone by,</text:span></text:p>
        <text:list xml:id="list182147988788039" text:continue-numbering="true" text:style-name="L66">
          <text:list-item>
            <text:p text:style-name="P1193"><text:span text:style-name="CharStyle25"><text:tab/>thinking to myself by night,</text:span></text:p>
          </text:list-item>
        </text:list>
        <text:p text:style-name="P365"><text:span text:style-name="CharStyle25">musing in my inward quest:</text:span></text:p>
        <text:list xml:id="list182147181758710" text:continue-numbering="true" text:style-name="L66">
          <text:list-item>
            <text:p text:style-name="P1193"><text:span text:style-name="CharStyle25"><text:tab/>“Will the Lord for ever discard</text:span></text:p>
          </text:list-item>
        </text:list>
        <text:p text:style-name="P343"><text:span text:style-name="CharStyle25">us,</text:span></text:p>
        <text:p text:style-name="P365"><text:span text:style-name="CharStyle25">will he never be kind again?</text:span></text:p>
        <text:list xml:id="list182148768013949" text:continue-numbering="true" text:style-name="L66">
          <text:list-item>
            <text:p text:style-name="P1193"><text:span text:style-name="CharStyle25"><text:tab/>Has his love left us for ever,</text:span></text:p>
          </text:list-item>
        </text:list>
        <text:p text:style-name="P365"><text:span text:style-name="CharStyle25">has his faithfulness utterly failed?</text:span></text:p>
        <text:list xml:id="list182148005962475" text:continue-numbering="true" text:style-name="L66">
          <text:list-item>
            <text:p text:style-name="P1193"><text:span text:style-name="CharStyle25"><text:tab/>Has God forgotten to be gra­</text:span></text:p>
          </text:list-item>
        </text:list>
        <text:p text:style-name="P343"><text:span text:style-name="CharStyle25">cious?</text:span></text:p>
        <text:p text:style-name="P365"><text:span text:style-name="CharStyle25">Has he, in anger, stopped his</text:span></text:p>
        <text:p text:style-name="P356"><text:span text:style-name="CharStyle89">pity? .</text:span></text:p>
        <text:list xml:id="list182148014763069" text:continue-numbering="true" text:style-name="L66">
          <text:list-item>
            <text:p text:style-name="P1207"><text:span text:style-name="CharStyle25"><text:tab/>Yes, this is my grief, that the</text:span></text:p>
          </text:list-item>
        </text:list>
        <text:p text:style-name="P343"><text:span text:style-name="CharStyle25">Most High</text:span></text:p>
        <text:p text:style-name="P377"><text:span text:style-name="CharStyle25">no longer has the strength he had.</text:span></text:p>
        <text:list xml:id="list182146752256645" text:continue-numbering="true" text:style-name="L66">
          <text:list-item>
            <text:p text:style-name="P1207"><text:span text:style-name="CharStyle25"><text:tab/>Let me recall what the Eternal</text:span></text:p>
          </text:list-item>
        </text:list>
        <text:p text:style-name="P343"><text:span text:style-name="CharStyle25">did,</text:span></text:p>
        <text:p text:style-name="P365"><text:span text:style-name="CharStyle25">let me remember thy wonders of old,</text:span></text:p>
        <text:list xml:id="list182148436457424" text:continue-numbering="true" text:style-name="L66">
          <text:list-item>
            <text:p text:style-name="P1207"><text:span text:style-name="CharStyle25"><text:tab/>let me think of all that thou</text:span></text:p>
          </text:list-item>
        </text:list>
        <text:p text:style-name="P343"><text:span text:style-name="CharStyle25">hast done,</text:span></text:p>
        <text:p text:style-name="P365"><text:span text:style-name="CharStyle25">and muse upon thy deeds.</text:span></text:p>
        <text:list xml:id="list182148084895332" text:continue-numbering="true" text:style-name="L66">
          <text:list-item>
            <text:p text:style-name="P1207"><text:span text:style-name="CharStyle25"><text:tab/>Thy dealings were divine, </text:span><text:span text:style-name="CharStyle75">0</text:span></text:p>
          </text:list-item>
        </text:list>
        <text:p text:style-name="P343"><text:span text:style-name="CharStyle25">God;</text:span></text:p>
        <text:p text:style-name="P365"><text:span text:style-name="CharStyle25">what god was great like the Eternal?</text:span></text:p>
        <text:list xml:id="list182147206791261" text:continue-numbering="true" text:style-name="L66">
          <text:list-item>
            <text:p text:style-name="P1207"><text:span text:style-name="CharStyle25"><text:tab/>Thou wast a God of wonders,</text:span></text:p>
          </text:list-item>
        </text:list>
        <text:p text:style-name="P365"><text:span text:style-name="CharStyle25">thou didst show the world thy strength,</text:span></text:p>
        <text:list xml:id="list182147920845758" text:continue-numbering="true" text:style-name="L66">
          <text:list-item>
            <text:p text:style-name="P1207"><text:span text:style-name="CharStyle25"><text:tab/>rescuing thy people by thy</text:span></text:p>
          </text:list-item>
        </text:list>
        <text:p text:style-name="P343"><text:soft-page-break/><text:span text:style-name="CharStyle25">power,</text:span></text:p>
        <text:p text:style-name="P751"><text:span text:style-name="CharStyle25">the sons of Jacob and Joseph, 20 leading thy people like a flock by the hand of Moses and Aaron.</text:span></text:p>
        <text:list xml:id="list182148195732544" text:continue-numbering="true" text:style-name="L66">
          <text:list-item>
            <text:p text:style-name="P1207"><text:span text:style-name="CharStyle25"><text:tab/>O God, the waters saw thee,</text:span></text:p>
          </text:list-item>
        </text:list>
        <text:p text:style-name="P365"><text:span text:style-name="CharStyle25">the waters saw thee and quiv­ered,</text:span></text:p>
        <text:p text:style-name="P365"><text:span text:style-name="CharStyle25">the depths of ocean shivered;</text:span></text:p>
        <text:list xml:id="list182148734186950" text:continue-numbering="true" text:style-name="L66">
          <text:list-item>
            <text:p text:style-name="P1207"><text:span text:style-name="CharStyle25"><text:tab/>rain rushed from the clouds,</text:span></text:p>
          </text:list-item>
        </text:list>
        <text:p text:style-name="P436"><text:span text:style-name="CharStyle25">the skies in thunder crashed, thine arrows flew and flashed,</text:span></text:p>
        <text:list xml:id="list182147758260253" text:continue-numbering="true" text:style-name="L66">
          <text:list-item>
            <text:p text:style-name="P1207"><text:span text:style-name="CharStyle25"><text:tab/>thy thunder rolled and re­</text:span></text:p>
          </text:list-item>
        </text:list>
        <text:p text:style-name="P343"><text:span text:style-name="CharStyle25">sounded,</text:span></text:p>
        <text:p text:style-name="P635"><text:span text:style-name="CharStyle37">lightning lit up the world, earth shook and was con­founded,</text:span></text:p>
        <text:p text:style-name="P508"><text:span text:style-name="CharStyle37">as thou didst tread upon the sea, iy marching through deep waters, thy footprints all unseen.”</text:span></text:p>
        <text:p text:style-name="P621"><text:span text:style-name="CharStyle69">An Asaphite ode.</text:span></text:p>
        <text:p text:style-name="P290"><text:span text:style-name="CharStyle37">Listen to my teaching, </text:span><text:span text:style-name="CharStyle90">0</text:span><text:span text:style-name="CharStyle37"> «n </text:span><text:span text:style-name="CharStyle90"><text:span text:style-name="T1">1 </text:span></text:span><text:span text:style-name="CharStyle37">my people,<text:tab/></text:span><text:span text:style-name="CharStyle91">•</text:span><text:span text:style-name="CharStyle37"> ®</text:span></text:p>
        <text:p text:style-name="P635"><text:span text:style-name="CharStyle37">give ear to what I say, as I open my lips in a poem 2 on deep lessons of the past, that we know as we have heard, </text:span><text:span text:style-name="CharStyle90">3 </text:span><text:span text:style-name="CharStyle37">that our fathers told to us, hiding it not from their children, 4 but telling the next gener­ation</text:span></text:p>
        <text:p text:style-name="P508"><text:span text:style-name="CharStyle37">the Eternal’s praise and power, the wonders he has done.</text:span></text:p>
        <text:p text:style-name="P129"><text:span text:style-name="CharStyle37">He set up his witness in Jacob, </text:span><text:span text:style-name="CharStyle90">5 </text:span><text:span text:style-name="CharStyle37">he appointed a law within Israel,</text:span></text:p>
        <text:p text:style-name="P289"><text:span text:style-name="CharStyle37">bidding our fathers instruct their children,</text:span></text:p>
        <text:p text:style-name="P635"><text:span text:style-name="CharStyle37">that the next generation </text:span><text:span text:style-name="CharStyle90">6 </text:span><text:span text:style-name="CharStyle37">might understand, that children yet unborn might rise</text:span></text:p>
        <text:p text:style-name="P316"><text:span text:style-name="CharStyle37">and tell their children after them,</text:span></text:p>
        <text:p text:style-name="P129"><text:span text:style-name="CharStyle37">to put their confidence in God, </text:span><text:span text:style-name="CharStyle90">7 </text:span><text:span text:style-name="CharStyle37">and not forget the deeds of God,</text:span></text:p>
        <text:p text:style-name="P635"><text:span text:style-name="CharStyle37">but loyally obey him; that they might not be like their </text:span><text:span text:style-name="CharStyle90">8 </text:span><text:span text:style-name="CharStyle37">fathers,</text:span></text:p>
        <text:p text:style-name="P640"><text:span text:style-name="CharStyle25">a stubborn and unruly race, a wavering race— no loyal hearts for God.</text:span></text:p>
        <text:p text:style-name="P128"><text:span text:style-name="CharStyle37">The Ephraimites were like a dis- 9 appointing bow, that fails upon the day of battle;</text:span></text:p>
        <text:p text:style-name="P128"><text:span text:style-name="CharStyle37">they would not hold to their 10 compact with God, they would not follow his directions,</text:span></text:p>
        <text:p text:style-name="P128"><text:span text:style-name="CharStyle37">they forgot what he had done, 11</text:span></text:p>
      </text:section>
      <text:section text:style-name="Sect11" text:name="Section27">
        <text:p text:style-name="P1406"><text:span text:style-name="CharStyle25">the wonders he had shown them.</text:span></text:p>
        <text:list xml:id="list182128570370448" text:style-name="L64">
          <text:list-item>
            <text:p text:style-name="P1208"><text:span text:style-name="CharStyle25"><text:tab/>Marvels he wrought, under</text:span></text:p>
          </text:list-item>
        </text:list>
        <text:p text:style-name="P387"><text:span text:style-name="CharStyle25">their fathers’ eyes, in Egypt, in the land of Zoan;</text:span></text:p>
        <text:list xml:id="list182147707975001" text:continue-numbering="true" text:style-name="L64">
          <text:list-item>
            <text:p text:style-name="P1208"><text:span text:style-name="CharStyle25"><text:tab/>he split the sea and led them</text:span></text:p>
          </text:list-item>
        </text:list>
        <text:p text:style-name="P387"><text:span text:style-name="CharStyle25">through,</text:span></text:p>
        <text:p text:style-name="P365"><text:span text:style-name="CharStyle25">piling the water up like walls,</text:span></text:p>
        <text:list xml:id="list182147107577066" text:continue-numbering="true" text:style-name="L64">
          <text:list-item>
            <text:p text:style-name="P1208"><text:span text:style-name="CharStyle25"><text:tab/>he led them with a cloud by day,</text:span></text:p>
          </text:list-item>
        </text:list>
        <text:p text:style-name="P365"><text:span text:style-name="CharStyle25">and all night with a blazing fire;</text:span></text:p>
        <text:list xml:id="list182148132289586" text:continue-numbering="true" text:style-name="L64">
          <text:list-item>
            <text:p text:style-name="P1208"><text:span text:style-name="CharStyle25"><text:tab/>he split rocks in the wilderness,</text:span></text:p>
          </text:list-item>
        </text:list>
        <text:p text:style-name="P365"><text:span text:style-name="CharStyle25">to give them a flow of drink in the desert,</text:span></text:p>
        <text:list xml:id="list182147600400702" text:continue-numbering="true" text:style-name="L64">
          <text:list-item>
            <text:p text:style-name="P1208"><text:span text:style-name="CharStyle25"><text:tab/>he brought streams out of the</text:span></text:p>
          </text:list-item>
        </text:list>
        <text:p text:style-name="P387"><text:span text:style-name="CharStyle25">rock,</text:span></text:p>
        <text:p text:style-name="P365"><text:span text:style-name="CharStyle25">made water run like a river.</text:span></text:p>
        <text:list xml:id="list182147593286015" text:continue-numbering="true" text:style-name="L64">
          <text:list-item>
            <text:p text:style-name="P1208"><text:span text:style-name="CharStyle25"><text:tab/>But still they sinned against</text:span></text:p>
          </text:list-item>
        </text:list>
        <text:p text:style-name="P387"><text:span text:style-name="CharStyle25">him, in the desert they defied the Most High;</text:span></text:p>
        <text:list xml:id="list182146862864482" text:continue-numbering="true" text:style-name="L64">
          <text:list-item>
            <text:p text:style-name="P1208"><text:span text:style-name="CharStyle25"><text:tab/>with a doubt of God in their</text:span></text:p>
          </text:list-item>
        </text:list>
        <text:p text:style-name="P387"><text:span text:style-name="CharStyle25">mind,</text:span></text:p>
        <text:p text:style-name="P365"><text:span text:style-name="CharStyle25">they demanded the food they craved,</text:span></text:p>
        <text:list xml:id="list182146698457582" text:continue-numbering="true" text:style-name="L64">
          <text:list-item>
            <text:p text:style-name="P1208"><text:span text:style-name="CharStyle25"><text:tab/>they questioned God—was he</text:span></text:p>
          </text:list-item>
        </text:list>
        <text:p text:style-name="P387"><text:span text:style-name="CharStyle25">able</text:span></text:p>
        <text:p text:style-name="P365"><text:span text:style-name="CharStyle25">here in the desert to spread us a table?</text:span></text:p>
        <text:list xml:id="list182146931059449" text:continue-numbering="true" text:style-name="L64">
          <text:list-item>
            <text:p text:style-name="P1116"><text:span text:style-name="CharStyle25"><text:tab/>He struck the rock till waters</text:span></text:p>
          </text:list-item>
        </text:list>
        <text:p text:style-name="P387"><text:span text:style-name="CharStyle25">flowed</text:span></text:p>
        <text:p text:style-name="P670"><text:span text:style-name="CharStyle25">and streams poured out; but can he give us food as well,</text:span></text:p>
        <text:p text:style-name="P550"><text:span text:style-name="CharStyle25">and furnish flesh to his peo- ple?</text:span></text:p>
        <text:list xml:id="list182147403356680" text:continue-numbering="true" text:style-name="L64">
          <text:list-item>
            <text:p text:style-name="P1116"><text:span text:style-name="CharStyle25"><text:tab/>When the Eternal heard this, he</text:span></text:p>
          </text:list-item>
        </text:list>
        <text:p text:style-name="P387"><text:span text:style-name="CharStyle25">was wroth,</text:span></text:p>
        <text:p text:style-name="P436"><text:span text:style-name="CharStyle25">he blazed out against Jacob, his wrath broke upon Israel,</text:span></text:p>
        <text:list xml:id="list182147143190827" text:continue-numbering="true" text:style-name="L64">
          <text:list-item>
            <text:p text:style-name="P1116"><text:span text:style-name="CharStyle25"><text:tab/>for failing to believe in God,</text:span></text:p>
          </text:list-item>
        </text:list>
        <text:p text:style-name="P365"><text:span text:style-name="CharStyle25">for trusting not his saving aid.</text:span></text:p>
        <text:list xml:id="list182148285485363" text:continue-numbering="true" text:style-name="L64">
          <text:list-item>
            <text:p text:style-name="P1116"><text:soft-page-break/><text:span text:style-name="CharStyle25"><text:tab/>So, at his bidding, from the</text:span></text:p>
          </text:list-item>
        </text:list>
        <text:p text:style-name="P387"><text:span text:style-name="CharStyle25">skies,</text:span></text:p>
        <text:p text:style-name="P365"><text:span text:style-name="CharStyle25">as he opened the sluices of heaven,</text:span></text:p>
        <text:list xml:id="list182147823518586" text:continue-numbering="true" text:style-name="L64">
          <text:list-item>
            <text:p text:style-name="P1116"><text:span text:style-name="CharStyle25"><text:tab/>manna rained down for their</text:span></text:p>
          </text:list-item>
        </text:list>
        <text:p text:style-name="P387"><text:span text:style-name="CharStyle25">food,</text:span></text:p>
        <text:p text:style-name="P365"><text:span text:style-name="CharStyle25">and he gave them heaven’s own grain;</text:span></text:p>
        <text:list xml:id="list182147239000121" text:continue-numbering="true" text:style-name="L64">
          <text:list-item>
            <text:p text:style-name="P1116"><text:span text:style-name="CharStyle25"><text:tab/>men ate the bread of angels,</text:span></text:p>
          </text:list-item>
        </text:list>
        <text:p text:style-name="P365"><text:span text:style-name="CharStyle25">he sent them food to the full.</text:span></text:p>
        <text:p text:style-name="P168"><text:span text:style-name="CharStyle25">He brought an east wind over 26 the sky,</text:span></text:p>
        <text:p text:style-name="P206"><text:span text:style-name="CharStyle25">he drove a strong wind from the south,</text:span></text:p>
        <text:p text:style-name="P168"><text:span text:style-name="CharStyle25">raining flesh on them like the 27 dust,</text:span></text:p>
        <text:p text:style-name="P206"><text:span text:style-name="CharStyle25">and birds like sand upon the beach,</text:span></text:p>
        <text:p text:style-name="P410"><text:span text:style-name="CharStyle25">that dropped inside the camp, 28 close to their very tents.</text:span></text:p>
        <text:p text:style-name="P168"><text:span text:style-name="CharStyle25">They ate, and they were gorged 29 then with</text:span></text:p>
        <text:p text:style-name="P206"><text:span text:style-name="CharStyle25">the food they craved;</text:span></text:p>
        <text:p text:style-name="P168"><text:span text:style-name="CharStyle25">and still they were at their sur- 30 feit,</text:span></text:p>
        <text:p text:style-name="P206"><text:span text:style-name="CharStyle25">still eating up their food,</text:span></text:p>
        <text:p text:style-name="P168"><text:span text:style-name="CharStyle25">when the anger of God broke on 31 them</text:span></text:p>
        <text:p text:style-name="P203"><text:span text:style-name="CharStyle25">and slew their lusty men, laying the pick of Israel low.</text:span></text:p>
        <text:p text:style-name="P74"><text:span text:style-name="CharStyle25">Yet on they went in sin;<text:tab/>32</text:span></text:p>
        <text:p text:style-name="P206"><text:span text:style-name="CharStyle25">for all his wonders, they would not believe.</text:span></text:p>
        <text:p text:style-name="P168"><text:span text:style-name="CharStyle25">So he made their days brief as 33 a breath,</text:span></text:p>
        <text:p text:style-name="P206"><text:span text:style-name="CharStyle25">and the end of their life sud­den death.</text:span></text:p>
        <text:p text:style-name="P31"><text:span text:style-name="CharStyle25">Then, if he slew them, they 34 sought after him, they would earnestly seek God again,</text:span></text:p>
        <text:p text:style-name="P168"><text:span text:style-name="CharStyle25">remembering God was their 35 strength,</text:span></text:p>
        <text:p text:style-name="P206"><text:span text:style-name="CharStyle25">and God Most High their preserver.</text:span></text:p>
        <text:p text:style-name="P168"><text:span text:style-name="CharStyle25">But it was smooth words and no 36 more,</text:span></text:p>
        <text:p text:style-name="P206"><text:span text:style-name="CharStyle25">their promises to him were false;</text:span></text:p>
        <text:p text:style-name="P144"><text:span text:style-name="CharStyle25">they had a wavering mind, 37 they were not loyal to his compact.</text:span></text:p>
        <text:p text:style-name="P410"><text:span text:style-name="CharStyle25">He in his great pity cancels sin, 38 dooms not to death;</text:span></text:p>
        <text:p text:style-name="P168"><text:soft-page-break/><text:span text:style-name="CharStyle25">often he will avert his wrath,</text:span></text:p>
        <text:p text:style-name="P206"><text:span text:style-name="CharStyle25">without one angry breath.</text:span></text:p>
        <text:p text:style-name="P168"><text:span text:style-name="CharStyle25">So he remembered they were 39 mortal men,</text:span></text:p>
      </text:section>
      <text:section text:style-name="Sect11" text:name="Section28">
        <text:p text:style-name="P1407"><text:span text:style-name="CharStyle25">their life no better than a passing breeze;</text:span></text:p>
        <text:list xml:id="list1091679199877691730" text:style-name="L80">
          <text:list-item>
            <text:p text:style-name="P1104"><text:span text:style-name="CharStyle25"><text:tab/>though often they defied him in</text:span></text:p>
          </text:list-item>
        </text:list>
        <text:p text:style-name="P387"><text:span text:style-name="CharStyle25">the desert,</text:span></text:p>
        <text:p text:style-name="P365"><text:span text:style-name="CharStyle25">and vexed him in the wilder­ness,</text:span></text:p>
        <text:list xml:id="list182146726306707" text:continue-numbering="true" text:style-name="L80">
          <text:list-item>
            <text:p text:style-name="P1104"><text:span text:style-name="CharStyle25"><text:tab/>with doubts of God again and</text:span></text:p>
          </text:list-item>
        </text:list>
        <text:p text:style-name="P387"><text:span text:style-name="CharStyle25">again,</text:span></text:p>
        <text:p text:style-name="P365"><text:span text:style-name="CharStyle25">that pained the Majestic One of Israel.</text:span></text:p>
        <text:list xml:id="list182147551738059" text:continue-numbering="true" text:style-name="L80">
          <text:list-item>
            <text:p text:style-name="P1104"><text:span text:style-name="CharStyle25"><text:tab/>They remembered not his power,</text:span></text:p>
          </text:list-item>
        </text:list>
        <text:p text:style-name="P365"><text:span text:style-name="CharStyle25">nor the day he saved them from the foe,</text:span></text:p>
        <text:list xml:id="list182148166203494" text:continue-numbering="true" text:style-name="L80">
          <text:list-item>
            <text:p text:style-name="P1104"><text:span text:style-name="CharStyle25"><text:tab/>the portents that he wrought in</text:span></text:p>
          </text:list-item>
        </text:list>
        <text:p text:style-name="P387"><text:span text:style-name="CharStyle25">Egypt,</text:span></text:p>
        <text:p text:style-name="P365"><text:span text:style-name="CharStyle25">his marvels in the land of Zoan;</text:span></text:p>
        <text:list xml:id="list182147317632029" text:continue-numbering="true" text:style-name="L80">
          <text:list-item>
            <text:p text:style-name="P1117"><text:span text:style-name="CharStyle25"><text:tab/>how he turned streams into</text:span></text:p>
          </text:list-item>
        </text:list>
        <text:p text:style-name="P387"><text:span text:style-name="CharStyle25">blood,</text:span></text:p>
        <text:p text:style-name="P365"><text:span text:style-name="CharStyle25">till none could drink the water,</text:span></text:p>
        <text:p text:style-name="P766"><text:span text:style-name="CharStyle75">43</text:span><text:span text:style-name="CharStyle25"> sent out swarms of dog-flies to devour,</text:span></text:p>
        <text:p text:style-name="P365"><text:span text:style-name="CharStyle25">frogs to destroy,</text:span></text:p>
        <text:list xml:id="list4105517114926756485" text:style-name="L81">
          <text:list-item>
            <text:p text:style-name="P1105"><text:span text:style-name="CharStyle25"><text:tab/>let caterpillars have the crops,</text:span></text:p>
          </text:list-item>
        </text:list>
        <text:p text:style-name="P365"><text:span text:style-name="CharStyle25">and locusts all the fruit of the foe’s labour;</text:span></text:p>
        <text:list xml:id="list182146870627935" text:continue-numbering="true" text:style-name="L81">
          <text:list-item>
            <text:p text:style-name="P1105"><text:span text:style-name="CharStyle25"><text:tab/>he killed their vines with</text:span></text:p>
          </text:list-item>
        </text:list>
        <text:p text:style-name="P387"><text:span text:style-name="CharStyle25">hail,</text:span></text:p>
        <text:p text:style-name="P365"><text:span text:style-name="CharStyle25">the sycomores with frost,</text:span></text:p>
        <text:list xml:id="list182147042119893" text:continue-numbering="true" text:style-name="L81">
          <text:list-item>
            <text:p text:style-name="P1105"><text:span text:style-name="CharStyle25"><text:tab/>gave cattle over to the plague,</text:span></text:p>
          </text:list-item>
        </text:list>
        <text:p text:style-name="P365"><text:span text:style-name="CharStyle25">and beasts to the murrain.</text:span></text:p>
        <text:list xml:id="list182148648740302" text:continue-numbering="true" text:style-name="L81">
          <text:list-item>
            <text:p text:style-name="P1118"><text:span text:style-name="CharStyle25"><text:tab/>His blazing anger he let loose,</text:span></text:p>
          </text:list-item>
        </text:list>
        <text:p text:style-name="P439"><text:span text:style-name="CharStyle25">fury and rage and ruin, the messengers of woe;</text:span></text:p>
        <text:list xml:id="list182148591921208" text:continue-numbering="true" text:style-name="L81">
          <text:list-item>
            <text:p text:style-name="P1118"><text:span text:style-name="CharStyle25"><text:tab/>straight and swift his anger</text:span></text:p>
          </text:list-item>
        </text:list>
        <text:p text:style-name="P387"><text:span text:style-name="CharStyle25">sped, unsparing, letting the deadly pestilence prey on life;</text:span></text:p>
        <text:list xml:id="list182147216790872" text:continue-numbering="true" text:style-name="L81">
          <text:list-item>
            <text:p text:style-name="P1118"><text:span text:style-name="CharStyle25"><text:tab/>he struck down all the first­</text:span></text:p>
          </text:list-item>
        </text:list>
        <text:p text:style-name="P388"><text:span text:style-name="CharStyle92">born within Egypt, </text:span><text:span text:style-name="CharStyle25">each oldest male child in the tents of Khem.</text:span></text:p>
        <text:list xml:id="list182147649182465" text:continue-numbering="true" text:style-name="L81">
          <text:list-item>
            <text:p text:style-name="P1040"><text:soft-page-break/><text:span text:style-name="CharStyle25"><text:tab/>But his own people he led out</text:span></text:p>
          </text:list-item>
        </text:list>
        <text:p text:style-name="P388"><text:span text:style-name="CharStyle25">like sheep,</text:span></text:p>
        <text:p text:style-name="P366"><text:span text:style-name="CharStyle25">guiding them in the desert like a flock;</text:span></text:p>
        <text:list xml:id="list182147119672136" text:continue-numbering="true" text:style-name="L81">
          <text:list-item>
            <text:p text:style-name="P1040"><text:span text:style-name="CharStyle25"><text:tab/>he led them safely on, past any</text:span></text:p>
          </text:list-item>
        </text:list>
        <text:p text:style-name="P388"><text:span text:style-name="CharStyle25">fear,</text:span></text:p>
        <text:p text:style-name="P366"><text:span text:style-name="CharStyle25">when the sea drowned their foes;</text:span></text:p>
        <text:p text:style-name="P168"><text:span text:style-name="CharStyle25">he brought them to his sacred 54 soil,</text:span></text:p>
        <text:p text:style-name="P206"><text:span text:style-name="CharStyle25">to hills he had won for him­self;</text:span></text:p>
        <text:p text:style-name="P168"><text:span text:style-name="CharStyle25">he drove out nations before </text:span><text:span text:style-name="CharStyle75">55 </text:span><text:span text:style-name="CharStyle25">them,</text:span></text:p>
        <text:p text:style-name="P203"><text:span text:style-name="CharStyle25">and duly divided their land, for Israel’s clans to occupy.</text:span></text:p>
        <text:p text:style-name="P31"><text:span text:style-name="CharStyle25">Yet they doubted and defied 56 the Most High God, they would not obey his rules;</text:span></text:p>
        <text:p text:style-name="P168"><text:span text:style-name="CharStyle25">they fell back, false like their 57 fathers,</text:span></text:p>
        <text:p text:style-name="P206"><text:span text:style-name="CharStyle25">they failed, like a disappoint­ing bow;</text:span></text:p>
        <text:p text:style-name="P168"><text:span text:style-name="CharStyle25">their idols angered him upon the 58 heights,</text:span></text:p>
        <text:p text:style-name="P206"><text:span text:style-name="CharStyle25">their images provoked his jealousy.</text:span></text:p>
        <text:p text:style-name="P168"><text:span text:style-name="CharStyle25">God heard of it, and he was 59 furious—</text:span></text:p>
        <text:p text:style-name="P206"><text:span text:style-name="CharStyle25">he was done with Israel!</text:span></text:p>
        <text:p text:style-name="P168"><text:span text:style-name="CharStyle25">He abandoned his Dwelling at 60 Shilo,</text:span></text:p>
        <text:p text:style-name="P206"><text:span text:style-name="CharStyle25">the tent he had pitched among men,</text:span></text:p>
        <text:p text:style-name="P31"><text:span text:style-name="CharStyle25">he let his great ark be captured, 61 let his splendid ark fall to the foe;</text:span></text:p>
        <text:p text:style-name="P31"><text:span text:style-name="CharStyle25">he abandoned his folk to the 62 edge of the sword, so furious was he with his own,</text:span></text:p>
        <text:p text:style-name="P168"><text:span text:style-name="CharStyle25">till their youth fell in the 63 flames of war,</text:span></text:p>
        <text:p text:style-name="P206"><text:span text:style-name="CharStyle25">and girls had never a wedding song,</text:span></text:p>
        <text:p text:style-name="P168"><text:span text:style-name="CharStyle25">till their priests were cut to 64 pieces,</text:span></text:p>
        <text:p text:style-name="P232"><text:span text:style-name="CharStyle25">and widows dared not raise a dirge.</text:span></text:p>
        <text:p text:style-name="P173"><text:span text:style-name="CharStyle25">Then the Lord started up, as 65 from a sleep,</text:span></text:p>
        <text:p text:style-name="P210"><text:span text:style-name="CharStyle25">and, like a hero wild with wine,</text:span></text:p>
        <text:p text:style-name="P64"><text:span text:style-name="CharStyle25">he made rout of his foes,<text:tab/>66</text:span></text:p>
        <text:p text:style-name="P210"><text:span text:style-name="CharStyle25">defeating and disgracing them for ever;</text:span></text:p>
        <text:p text:style-name="P173"><text:span text:style-name="CharStyle25">and then, disowning the tents of 67 Joseph,</text:span></text:p>
      </text:section>
      <text:section text:style-name="Sect12" text:name="Section29">
        <text:p text:style-name="P5"><text:soft-page-break/></text:p>
        <text:p text:style-name="P1"/>
      </text:section>
      <text:section text:style-name="Sect3" text:name="Section30">
        <text:p text:style-name="P1459"><text:span text:style-name="CharStyle25">passing by Ephraim’s clan,</text:span></text:p>
        <text:list xml:id="list1803702150457196464" text:style-name="L82">
          <text:list-item>
            <text:p text:style-name="P1171"><text:span text:style-name="CharStyle25"><text:tab/>he chose the clan of Judah,</text:span></text:p>
          </text:list-item>
        </text:list>
        <text:p text:style-name="P482"><text:span text:style-name="CharStyle25">his beloved hill of Sion,</text:span></text:p>
        <text:list xml:id="list182147533356041" text:continue-numbering="true" text:style-name="L82">
          <text:list-item>
            <text:p text:style-name="P1171"><text:span text:style-name="CharStyle25"><text:tab/>where he built his shrine like</text:span></text:p>
          </text:list-item>
        </text:list>
        <text:p text:style-name="P513"><text:span text:style-name="CharStyle25">heaven on high, firm as the earth he has founded for ever.</text:span></text:p>
        <text:list xml:id="list182147354679166" text:continue-numbering="true" text:style-name="L82">
          <text:list-item>
            <text:p text:style-name="P1171"><text:span text:style-name="CharStyle25"><text:tab/>He chose his servant David,</text:span></text:p>
          </text:list-item>
        </text:list>
        <text:p text:style-name="P482"><text:span text:style-name="CharStyle25">took him from the sheep- folds,</text:span></text:p>
        <text:list xml:id="list182147189197989" text:continue-numbering="true" text:style-name="L82">
          <text:list-item>
            <text:p text:style-name="P1171"><text:span text:style-name="CharStyle25"><text:tab/>fetched him from the care of</text:span></text:p>
          </text:list-item>
        </text:list>
        <text:p text:style-name="P513"><text:span text:style-name="CharStyle25">ewes,</text:span></text:p>
        <text:p text:style-name="P716"><text:span text:style-name="CharStyle25">to tend his people Jacob, to shepherd his own Israel;</text:span></text:p>
        <text:list xml:id="list182146920395403" text:continue-numbering="true" text:style-name="L82">
          <text:list-item>
            <text:p text:style-name="P1171"><text:span text:style-name="CharStyle25"><text:tab/>and he did tend them honestly,</text:span></text:p>
          </text:list-item>
        </text:list>
        <text:p text:style-name="P484"><text:span text:style-name="CharStyle25">he led them with ability.</text:span></text:p>
        <text:p text:style-name="P922"><text:span text:style-name="CharStyle69">An Asaphite song.</text:span></text:p>
        <text:list xml:id="list6716635027246579873" text:style-name="L83">
          <text:list-item>
            <text:p text:style-name="P1495"><text:span text:style-name="CharStyle25"><text:tab/>O God, the pagans have * </text:span><text:span text:style-name="CharStyle31">Z</text:span><text:span text:style-name="CharStyle76">7</text:span><text:span text:style-name="CharStyle25"> invaded thy preserve,</text:span></text:p>
          </text:list-item>
        </text:list>
        <text:p text:style-name="P482"><text:span text:style-name="CharStyle25">thy sacred shrine they have profaned,</text:span></text:p>
        <text:p text:style-name="P482"><text:span text:style-name="CharStyle25">Jerusalem have they laid in ruins;</text:span></text:p>
        <text:list xml:id="list182148645655204" text:continue-numbering="true" text:style-name="L83">
          <text:list-item>
            <text:p text:style-name="P1474"><text:span text:style-name="CharStyle25"><text:tab/>they have flung the corpses of</text:span></text:p>
          </text:list-item>
        </text:list>
        <text:p text:style-name="P513"><text:span text:style-name="CharStyle25">thy servants</text:span></text:p>
        <text:p text:style-name="P492"><text:span text:style-name="CharStyle25">to wild birds as their food, the flesh of thy followers to wild beasts;</text:span></text:p>
        <text:list xml:id="list182147957880825" text:continue-numbering="true" text:style-name="L83">
          <text:list-item>
            <text:p text:style-name="P1474"><text:span text:style-name="CharStyle25"><text:tab/>all round Jerusalem</text:span></text:p>
          </text:list-item>
        </text:list>
        <text:p text:style-name="P482"><text:span text:style-name="CharStyle25">their blood has been poured out like water,</text:span></text:p>
        <text:p text:style-name="P482"><text:span text:style-name="CharStyle25">and there was none to give them burial. </text:span><text:span text:style-name="CharStyle25"><text:span text:style-name="T1"><text:note text:id="ftn40" text:note-class="footnote"><text:note-citation>0</text:note-citation><text:note-body><text:p text:style-name="P734"><text:span text:style-name="CharStyle4"><text:tab/>Eternal One, how long wilt thou</text:span></text:p><text:p text:style-name="P944"><text:span text:style-name="CharStyle4">be angry?</text:span></text:p><text:p text:style-name="P762"><text:span text:style-name="CharStyle4">Is thy passion to burn on for ever,</text:span></text:p><text:p text:style-name="P762"><text:span text:style-name="CharStyle4">like a fire, against us?</text:span></text:p></text:note-body></text:note></text:span></text:span><text:span text:style-name="CharStyle25"><text:span text:style-name="T1"> </text:span></text:span><text:span text:style-name="CharStyle25"><text:span text:style-name="T1"><text:note text:id="ftn41" text:note-class="footnote"><text:note-citation>0</text:note-citation><text:note-body><text:p text:style-name="P735"><text:span text:style-name="CharStyle4"><text:tab/>Vent thy rage on pagans who</text:span></text:p><text:p text:style-name="P945"><text:span text:style-name="CharStyle15">disown thee,</text:span></text:p><text:p text:style-name="P762"><text:span text:style-name="CharStyle4">on realms that never invoke thee,</text:span></text:p></text:note-body></text:note></text:span></text:span><text:span text:style-name="CharStyle25"><text:span text:style-name="T1"> </text:span></text:span><text:span text:style-name="CharStyle25"><text:span text:style-name="T1"><text:note text:id="ftn42" text:note-class="footnote"><text:note-citation>0</text:note-citation><text:note-body><text:p text:style-name="P737"><text:span text:style-name="CharStyle4"><text:tab/>who devour Jacob and lay</text:span></text:p><text:p text:style-name="P266"><text:span text:style-name="CharStyle4">waste his homestead.</text:span></text:p></text:note-body></text:note></text:span></text:span><text:span text:style-name="CharStyle25"><text:span text:style-name="T1"> </text:span></text:span><text:span text:style-name="CharStyle25"><text:span text:style-name="T1"><text:note text:id="ftn43" text:note-class="footnote"><text:note-citation>0</text:note-citation><text:note-body><text:p text:style-name="P736"><text:span text:style-name="CharStyle4"><text:tab/>Remember not our fathers’ sins</text:span></text:p><text:p text:style-name="P944"><text:span text:style-name="CharStyle4">against us;.</text:span></text:p><text:p text:style-name="P921"><text:span text:style-name="CharStyle4">let thy compassion hasten to our need,</text:span></text:p><text:p text:style-name="P921"><text:span text:style-name="CharStyle4">for we are low indeed.</text:span></text:p></text:note-body></text:note></text:span></text:span></text:p>
        <text:p text:style-name="P31"><text:span text:style-name="CharStyle25">Help us, O God our saviour, 9 for the sake of thine own honour,</text:span></text:p>
        <text:p text:style-name="P824"><text:span text:style-name="CharStyle25">and cancel thou our sins;</text:span></text:p>
        <text:p text:style-name="P410"><text:span text:style-name="CharStyle25">rescue us, as thou art God, for why should pagans sneer, 10 “Where is their God?”</text:span></text:p>
        <text:p text:style-name="P31"><text:span text:style-name="CharStyle25">Oh may we live to see thy vengeance fall on pagans, for spilling the blood of thy servants!</text:span></text:p>
        <text:p text:style-name="P804"><text:span text:style-name="CharStyle25">Oh may the moan of prisoners 11 reach thee,</text:span></text:p>
        <text:p text:style-name="P196"><text:span text:style-name="CharStyle25">and by thy mighty power release those who are doomed to die.</text:span></text:p>
        <text:p text:style-name="P31"><text:span text:style-name="CharStyle25">Pay back our neighbours, Lord, 12 punish them seven times over for the taunts</text:span></text:p>
        <text:p text:style-name="P824"><text:span text:style-name="CharStyle25">that they have heaped on thee.</text:span></text:p>
        <text:p text:style-name="P166"><text:soft-page-break/><text:span text:style-name="CharStyle25">Then we thy people, the sheep 13 of thy pasture, will ever give thee thanks, and to all ages tell thy praise.</text:span></text:p>
        <text:p text:style-name="P773"><text:span text:style-name="CharStyle69">From the Choirmaster’s collec­tion. To the tune of “Lilies of the Law.” An Asaphite song.</text:span></text:p>
        <text:p text:style-name="P160"><text:span text:style-name="CharStyle25">O<text:tab/>shepherd of Israel, hear gQ 1</text:span></text:p>
        <text:p text:style-name="P824"><text:span text:style-name="CharStyle25">who leadest Joseph like a flock!</text:span></text:p>
        <text:p text:style-name="P804"><text:span text:style-name="CharStyle25">Shine from thy throne above the kherubs,</text:span></text:p>
        <text:p text:style-name="P824"><text:span text:style-name="CharStyle25">for Ephraim and Manasseh! 2</text:span></text:p>
        <text:p text:style-name="P412"><text:span text:style-name="CharStyle25">Oh stir thy strength and come to our rescue!</text:span></text:p>
        <text:p text:style-name="P876"><text:span text:style-name="CharStyle25">O God of hosts, restore us 3 to power;</text:span></text:p>
        <text:p text:style-name="P879"><text:span text:style-name="CharStyle25">a smile of thy favour, and we are saved!</text:span></text:p>
        <text:p text:style-name="P58"><text:span text:style-name="CharStyle25">O Lord of hosts, how long will 4 thine anger fume, though thy people are pray­ing?</text:span></text:p>
        <text:p text:style-name="P804"><text:span text:style-name="CharStyle25">Thou hast made tears our daily 5 bread,</text:span></text:p>
        <text:p text:style-name="P824"><text:span text:style-name="CharStyle25">and tears on tears our drink;</text:span></text:p>
        <text:p text:style-name="P804"><text:span text:style-name="CharStyle25">thou hast made us the butt of 6 our neighbours.</text:span></text:p>
        <text:p text:style-name="P1413"><text:span text:style-name="CharStyle25">the jest of our foes.</text:span></text:p>
        <text:list xml:id="list182128860137536" text:style-name="L63">
          <text:list-item>
            <text:p text:style-name="P1317"><text:span text:style-name="CharStyle25"><text:tab/>O God of hosts, restore us</text:span></text:p>
          </text:list-item>
        </text:list>
        <text:p text:style-name="P887"><text:span text:style-name="CharStyle25">to power;</text:span></text:p>
        <text:p text:style-name="P397"><text:span text:style-name="CharStyle25">a smile of thy favour, and we are saved!</text:span></text:p>
        <text:list xml:id="list182147307359694" text:continue-numbering="true" text:style-name="L63">
          <text:list-item>
            <text:p text:style-name="P1151"><text:span text:style-name="CharStyle25"><text:tab/>Thou didst bring a vine from</text:span></text:p>
          </text:list-item>
        </text:list>
        <text:p text:style-name="P395"><text:span text:style-name="CharStyle25">Egypt,</text:span></text:p>
        <text:p text:style-name="P246"><text:span text:style-name="CharStyle25">thou didst plant her, driving out the nations;</text:span></text:p>
        <text:list xml:id="list182148233592483" text:continue-numbering="true" text:style-name="L63">
          <text:list-item>
            <text:p text:style-name="P1162"><text:span text:style-name="CharStyle25"><text:tab/>when thou didst clear a place for</text:span></text:p>
          </text:list-item>
        </text:list>
        <text:p text:style-name="P395"><text:span text:style-name="CharStyle25">her,</text:span></text:p>
        <text:p text:style-name="P246"><text:span text:style-name="CharStyle25">she took root and she spread over the land,</text:span></text:p>
        <text:list xml:id="list182148852542112" text:continue-numbering="true" text:style-name="L63">
          <text:list-item>
            <text:p text:style-name="P1209"><text:span text:style-name="CharStyle25"><text:tab/>till her shadow lay over the</text:span></text:p>
          </text:list-item>
        </text:list>
        <text:p text:style-name="P395"><text:span text:style-name="CharStyle25">mountains,</text:span></text:p>
        <text:p text:style-name="P246"><text:span text:style-name="CharStyle25">and her boughs covered even the mighty cedars;</text:span></text:p>
        <text:list xml:id="list182147387080883" text:continue-numbering="true" text:style-name="L63">
          <text:list-item>
            <text:p text:style-name="P1209"><text:span text:style-name="CharStyle25"><text:tab/>she pushed her tendrils to the</text:span></text:p>
          </text:list-item>
        </text:list>
        <text:p text:style-name="P395"><text:span text:style-name="CharStyle25">sea,</text:span></text:p>
        <text:p text:style-name="P246"><text:span text:style-name="CharStyle25">her shoots to the Euphrates.</text:span></text:p>
        <text:list xml:id="list182148808676808" text:continue-numbering="true" text:style-name="L63">
          <text:list-item>
            <text:p text:style-name="P1209"><text:span text:style-name="CharStyle25"><text:tab/>Why hast thou torn her fences</text:span></text:p>
          </text:list-item>
        </text:list>
        <text:p text:style-name="P396"><text:span text:style-name="CharStyle37">down,</text:span></text:p>
        <text:p text:style-name="P246"><text:span text:style-name="CharStyle25">till passers-by all strip her,</text:span></text:p>
        <text:list xml:id="list182147858967653" text:continue-numbering="true" text:style-name="L63">
          <text:list-item>
            <text:p text:style-name="P1209"><text:span text:style-name="CharStyle25"><text:tab/>till the boar from the forest</text:span></text:p>
          </text:list-item>
        </text:list>
        <text:p text:style-name="P395"><text:span text:style-name="CharStyle25">gnaws her,</text:span></text:p>
        <text:p text:style-name="P246"><text:span text:style-name="CharStyle25">and wild beasts graze on her?</text:span></text:p>
        <text:list xml:id="list182147480190251" text:continue-numbering="true" text:style-name="L63">
          <text:list-item>
            <text:p text:style-name="P1535"><text:span text:style-name="CharStyle37"><text:tab/>O God of hosts, we pray thee,</text:span></text:p>
          </text:list-item>
        </text:list>
        <text:p text:style-name="P246"><text:span text:style-name="CharStyle25">look once again from heaven, look on her;</text:span></text:p>
        <text:list xml:id="list182148075734797" text:continue-numbering="true" text:style-name="L63">
          <text:list-item>
            <text:p text:style-name="P1209"><text:span text:style-name="CharStyle25"><text:tab/>take this vine, thy charge, re­</text:span></text:p>
          </text:list-item>
        </text:list>
        <text:p text:style-name="P395"><text:span text:style-name="CharStyle25">plant her,</text:span></text:p>
        <text:p text:style-name="P246"><text:span text:style-name="CharStyle25">this the vine thy right hand planted.</text:span></text:p>
        <text:list xml:id="list182147904224394" text:continue-numbering="true" text:style-name="L63">
          <text:list-item>
            <text:p text:style-name="P1209"><text:span text:style-name="CharStyle25"><text:tab/>Men have burned her, cut her</text:span></text:p>
          </text:list-item>
        </text:list>
        <text:p text:style-name="P395"><text:span text:style-name="CharStyle25">down—</text:span></text:p>
        <text:p text:style-name="P246"><text:span text:style-name="CharStyle25">may they perish at thy frown!</text:span></text:p>
        <text:list xml:id="list182147263608463" text:continue-numbering="true" text:style-name="L63">
          <text:list-item>
            <text:p text:style-name="P1209"><text:soft-page-break/><text:span text:style-name="CharStyle25"><text:tab/>Do thou protect thy chosen</text:span></text:p>
          </text:list-item>
        </text:list>
        <text:p text:style-name="P395"><text:span text:style-name="CharStyle25">folk,</text:span></text:p>
        <text:p text:style-name="P246"><text:span text:style-name="CharStyle25">those thou hast nurtured for thyself;</text:span></text:p>
        <text:list xml:id="list182148714113544" text:continue-numbering="true" text:style-name="L63">
          <text:list-item>
            <text:p text:style-name="P1209"><text:span text:style-name="CharStyle25"><text:tab/>then shall we never be faithless</text:span></text:p>
          </text:list-item>
        </text:list>
        <text:p text:style-name="P395"><text:span text:style-name="CharStyle25">to thee;</text:span></text:p>
        <text:p text:style-name="P246"><text:span text:style-name="CharStyle25">revive us, and we will wor­ship thee.</text:span></text:p>
        <text:list xml:id="list182147646019440" text:continue-numbering="true" text:style-name="L63">
          <text:list-item>
            <text:p text:style-name="P1538"><text:span text:style-name="CharStyle37"><text:tab/>O God of hosts, restore us</text:span></text:p>
          </text:list-item>
        </text:list>
        <text:p text:style-name="P887"><text:span text:style-name="CharStyle25">to power;</text:span></text:p>
        <text:p text:style-name="P395"><text:span text:style-name="CharStyle25">a smile of thy favour, and we are saved!</text:span></text:p>
        <text:p text:style-name="P501"><text:span text:style-name="CharStyle69">From the Choirmaster’s collec­tion. Set to a vintage melody.</text:span></text:p>
        <text:p text:style-name="P309"><text:span text:style-name="CharStyle69">An Asaphite song.</text:span></text:p>
        <text:p text:style-name="P278"><text:span text:style-name="CharStyle25">Sing aloud to God our o"| 1 strength,<text:tab/>O A</text:span></text:p>
        <text:p text:style-name="P303"><text:span text:style-name="CharStyle25">shout for joy to Jacob’s God;</text:span></text:p>
        <text:p text:style-name="P272"><text:span text:style-name="CharStyle25">raise the chorus, sound the 2 drum,</text:span></text:p>
        <text:p text:style-name="P303"><text:span text:style-name="CharStyle25">sound the sweet lyre and the lute,</text:span></text:p>
        <text:p text:style-name="P272"><text:span text:style-name="CharStyle25">at the new moon blow the trum- </text:span><text:span text:style-name="CharStyle75">3</text:span></text:p>
        <text:p text:style-name="P451"><text:span text:style-name="CharStyle25">pet,</text:span></text:p>
        <text:p text:style-name="P303"><text:span text:style-name="CharStyle25">and at full moon, for our festival.</text:span></text:p>
        <text:p text:style-name="P494"><text:span text:style-name="CharStyle25">This is laid down for Israel, 4 a rule of Jacob’s God;</text:span></text:p>
        <text:p text:style-name="P272"><text:span text:style-name="CharStyle25">he made it a law in Joseph, 5</text:span></text:p>
        <text:p text:style-name="P303"><text:span text:style-name="CharStyle25">on leaving Egypt’s land.</text:span></text:p>
        <text:p text:style-name="P915"><text:span text:style-name="CharStyle94">* * *</text:span></text:p>
        <text:list xml:id="list6227708901023884123" text:style-name="L84">
          <text:list-item>
            <text:p text:style-name="P1483"><text:span text:style-name="CharStyle25"><text:tab/>heard one whom I knew not, saying:</text:span></text:p>
          </text:list-item>
        </text:list>
        <text:p text:style-name="P272"><text:span text:style-name="CharStyle25">“I freed your shoulder from the 6 load,</text:span></text:p>
        <text:p text:style-name="P303"><text:span text:style-name="CharStyle25">your hands from the heavy hod;</text:span></text:p>
        <text:p text:style-name="P272"><text:span text:style-name="CharStyle25">at your cry of distress I rescued 7 you,</text:span></text:p>
        <text:p text:style-name="P303"><text:span text:style-name="CharStyle25">I answered you from thunder­clouds,</text:span></text:p>
        <text:p text:style-name="P303"><text:span text:style-name="CharStyle25">I tested you at the waters of Meribah.</text:span></text:p>
        <text:p text:style-name="P272"><text:span text:style-name="CharStyle25">Listen, my people, to my warn- 8 ing—</text:span></text:p>
        <text:p text:style-name="P303"><text:span text:style-name="CharStyle75">0</text:span><text:span text:style-name="CharStyle25"> Israel, if you would only lis­ten:</text:span></text:p>
        <text:p text:style-name="P494"><text:soft-page-break/><text:span text:style-name="CharStyle25">you must allow no foreign god, 9 no worship of an outside god;</text:span></text:p>
        <text:p text:style-name="P31"><text:span text:style-name="CharStyle25">I am your God, I the Eternal, 10 who brought you out of Egypt’s land;</text:span></text:p>
        <text:p text:style-name="P325"><text:span text:style-name="CharStyle25">open your mouth and I will fill it.</text:span></text:p>
        <text:p text:style-name="P496"><text:span text:style-name="CharStyle25">But my people would not listen, 11 Israel would have none of me;</text:span></text:p>
        <text:p text:style-name="P284"><text:span text:style-name="CharStyle25">so I left them to their own self- 12 will,</text:span></text:p>
        <text:p text:style-name="P304"><text:span text:style-name="CharStyle25">to follow their own devices.</text:span></text:p>
        <text:p text:style-name="P284"><text:span text:style-name="CharStyle25">Oh that my people would listen 13 to me,</text:span></text:p>
        <text:p text:style-name="P304"><text:span text:style-name="CharStyle25">that Israel would live my life!</text:span></text:p>
      </text:section>
      <text:section text:style-name="Sect3" text:name="Section31">
        <text:list xml:id="list182130562858804" text:style-name="L55">
          <text:list-item>
            <text:p text:style-name="P1370"><text:span text:style-name="CharStyle25"><text:tab/>I would soon subdue their foes,</text:span></text:p>
          </text:list-item>
        </text:list>
        <text:p text:style-name="P246"><text:span text:style-name="CharStyle25">and strike at their oppressors;</text:span></text:p>
        <text:list xml:id="list182147717140023" text:continue-numbering="true" text:style-name="L55">
          <text:list-item>
            <text:p text:style-name="P1210"><text:span text:style-name="CharStyle25"><text:tab/>those who hate them would</text:span></text:p>
          </text:list-item>
        </text:list>
        <text:p text:style-name="P883"><text:span text:style-name="CharStyle25">cower before them, in unending terror;</text:span></text:p>
        <text:list xml:id="list182147595676803" text:continue-numbering="true" text:style-name="L55">
          <text:list-item>
            <text:p text:style-name="P1210"><text:span text:style-name="CharStyle25"><text:tab/>and I would feed them with the</text:span></text:p>
          </text:list-item>
        </text:list>
        <text:p text:style-name="P239"><text:span text:style-name="CharStyle25">finest wheat,</text:span></text:p>
        <text:p text:style-name="P255"><text:span text:style-name="CharStyle25">with honey from the rock to their hearts’ content.”</text:span></text:p>
        <text:p text:style-name="P841"><text:span text:style-name="CharStyle28">An Asaphite song.</text:span></text:p>
        <text:list xml:id="list3064163811818656508" text:style-name="L85">
          <text:list-item>
            <text:p text:style-name="P1280"><text:span text:style-name="CharStyle25"><text:tab/>R9 God stands out in the</text:span></text:p>
          </text:list-item>
        </text:list>
        <text:p text:style-name="P833"><text:span text:style-name="CharStyle25">council of the gods, among the gods he rules supreme.</text:span></text:p>
        <text:list xml:id="list182147307257839" text:continue-numbering="true" text:style-name="L85">
          <text:list-item>
            <text:p text:style-name="P1194"><text:span text:style-name="CharStyle25"><text:tab/>“How long will you rule un­</text:span></text:p>
          </text:list-item>
        </text:list>
        <text:p text:style-name="P239"><text:span text:style-name="CharStyle25">justly,</text:span></text:p>
        <text:p text:style-name="P246"><text:span text:style-name="CharStyle25">favouring evil men?</text:span></text:p>
        <text:list xml:id="list182148582279183" text:continue-numbering="true" text:style-name="L85">
          <text:list-item>
            <text:p text:style-name="P1194"><text:span text:style-name="CharStyle25"><text:tab/>Uphold the weak, the fatherless,</text:span></text:p>
          </text:list-item>
        </text:list>
        <text:p text:style-name="P246"><text:span text:style-name="CharStyle25">let the forlorn and poor have justice;</text:span></text:p>
        <text:list xml:id="list182148829649144" text:continue-numbering="true" text:style-name="L85">
          <text:list-item>
            <text:p text:style-name="P1194"><text:span text:style-name="CharStyle25"><text:tab/>rescue the weak and wretched</text:span></text:p>
          </text:list-item>
        </text:list>
        <text:p text:style-name="P246"><text:span text:style-name="CharStyle25">from the grip of evil men.</text:span></text:p>
        <text:list xml:id="list3997709867493249389" text:style-name="L86">
          <text:list-item>
            <text:p text:style-name="P1152"><text:span text:style-name="CharStyle25"><text:tab/>Or, I say, though you are gods,</text:span></text:p>
          </text:list-item>
        </text:list>
        <text:p text:style-name="P246"><text:span text:style-name="CharStyle25">all sons of the Most High,</text:span></text:p>
        <text:list xml:id="list182147893117936" text:continue-numbering="true" text:style-name="L86">
          <text:list-item>
            <text:p text:style-name="P1152"><text:span text:style-name="CharStyle25"><text:tab/>yet, like mere men, you shall die,</text:span></text:p>
          </text:list-item>
        </text:list>
        <text:p text:style-name="P254"><text:span text:style-name="CharStyle25">you shall perish like a demon.”</text:span></text:p>
        <text:list xml:id="list182148430048432" text:continue-numbering="true" text:style-name="L86">
          <text:list-item>
            <text:p text:style-name="P990"><text:span text:style-name="CharStyle25"><text:tab/>Up, </text:span><text:span text:style-name="CharStyle75">0</text:span><text:span text:style-name="CharStyle25"> God, rule thou the earth,</text:span></text:p>
          </text:list-item>
        </text:list>
        <text:p text:style-name="P249"><text:span text:style-name="CharStyle25">the true Lord of all pagans—</text:span></text:p>
        <text:list xml:id="list182129959683198" text:style-name="L85">
          <text:list-item>
            <text:p text:style-name="P992"><text:span text:style-name="CharStyle25"><text:tab/>senseless and ignorant, they</text:span></text:p>
          </text:list-item>
        </text:list>
        <text:p text:style-name="P241"><text:span text:style-name="CharStyle25">blindly move,</text:span></text:p>
        <text:p text:style-name="P258"><text:span text:style-name="CharStyle25">till the world shakes to its base!</text:span></text:p>
        <text:p text:style-name="P251"><text:span text:style-name="CharStyle69">An Asaphite song, for music.</text:span></text:p>
        <text:list xml:id="list9075408441875585875" text:style-name="L87">
          <text:list-item>
            <text:p text:style-name="P1281"><text:span text:style-name="CharStyle25"><text:tab/>QO Keep not still, O God,</text:span></text:p>
          </text:list-item>
        </text:list>
        <text:p text:style-name="P845"><text:span text:style-name="CharStyle25">Oi) speak, stir, </text:span><text:span text:style-name="CharStyle75">0</text:span><text:span text:style-name="CharStyle25"> God!</text:span></text:p>
        <text:list xml:id="list182147933963532" text:continue-numbering="true" text:style-name="L87">
          <text:list-item>
            <text:p text:style-name="P1153"><text:span text:style-name="CharStyle25"><text:tab/>Here are thy foes in uproar,</text:span></text:p>
          </text:list-item>
        </text:list>
        <text:p text:style-name="P246"><text:soft-page-break/><text:span text:style-name="CharStyle25">thine enemies are alert,</text:span></text:p>
        <text:list xml:id="list182148303784584" text:continue-numbering="true" text:style-name="L87">
          <text:list-item>
            <text:p text:style-name="P1153"><text:span text:style-name="CharStyle25"><text:tab/>plotting against thy folk with</text:span></text:p>
          </text:list-item>
        </text:list>
        <text:p text:style-name="P239"><text:span text:style-name="CharStyle25">cunning,</text:span></text:p>
        <text:p text:style-name="P246"><text:span text:style-name="CharStyle25">conspiring against thy pre­cious people,</text:span></text:p>
        <text:list xml:id="list182147093080154" text:continue-numbering="true" text:style-name="L87">
          <text:list-item>
            <text:p text:style-name="P1195"><text:span text:style-name="CharStyle25"><text:tab/>saying, “Come, let us blot them</text:span></text:p>
          </text:list-item>
        </text:list>
        <text:p text:style-name="P239"><text:span text:style-name="CharStyle25">out of being,</text:span></text:p>
        <text:p text:style-name="P246"><text:span text:style-name="CharStyle25">till Israel be no more a nation.”</text:span></text:p>
        <text:list xml:id="list182147438309995" text:continue-numbering="true" text:style-name="L87">
          <text:list-item>
            <text:p text:style-name="P1195"><text:span text:style-name="CharStyle25"><text:tab/>So they plan, with one consent,</text:span></text:p>
          </text:list-item>
        </text:list>
        <text:p text:style-name="P246"><text:span text:style-name="CharStyle25">in a league against thee—</text:span></text:p>
        <text:p text:style-name="P135"><text:span text:style-name="CharStyle78">Edomites and Ishmaelites,<text:tab/>6</text:span></text:p>
        <text:p text:style-name="P318"><text:span text:style-name="CharStyle78">Moabites and Hagrites,</text:span></text:p>
        <text:p text:style-name="P137"><text:span text:style-name="CharStyle78">Gebal, Ammon, and Amalek,<text:tab/>7</text:span></text:p>
        <text:p text:style-name="P638"><text:span text:style-name="CharStyle78">the Philistines and Tyre, Samaria a confederate,<text:tab/>8</text:span></text:p>
        <text:p text:style-name="P327"><text:span text:style-name="CharStyle78">allied to the sons of Lot.</text:span></text:p>
        <text:p text:style-name="P136"><text:span text:style-name="CharStyle78">Treat them like Sisera and Jabin 9 at the_ torrent of the Kishon, who perished at Endor,<text:tab/>10</text:span></text:p>
        <text:p text:style-name="P304"><text:span text:style-name="CharStyle25">dropping like dung.</text:span></text:p>
        <text:p text:style-name="P272"><text:span text:style-name="CharStyle25">Treat their chiefs like Oreb and 11 Zeeb,</text:span></text:p>
        <text:p text:style-name="P303"><text:span text:style-name="CharStyle25">their lords like Zeba and Zal- munna,</text:span></text:p>
        <text:p text:style-name="P272"><text:span text:style-name="CharStyle25">for thinking they could seize 12 and hold</text:span></text:p>
        <text:p text:style-name="P323"><text:span text:style-name="CharStyle25">the fields of God!</text:span></text:p>
        <text:p text:style-name="P282"><text:span text:style-name="CharStyle25">My God, whirl them away like 13 dust,</text:span></text:p>
        <text:p text:style-name="P633"><text:span text:style-name="CharStyle25">like straw before the wind; as fire burns up the forest, 14 as flames set hills ablaze, so drive them as thou stormest, 15 and scare them in thy rage; bring them to blank dishonour, 16 till they turn to thee, O Eter­nal!</text:span></text:p>
        <text:p text:style-name="P282"><text:span text:style-name="CharStyle25">Theirs be defeat and dismay un- 17 ending,</text:span></text:p>
        <text:p text:style-name="P633"><text:span text:style-name="CharStyle25">disgrace and destruction!— to teach them that thou, O Eter- 18 nal, thou</text:span></text:p>
        <text:p text:style-name="P320"><text:span text:style-name="CharStyle25">art God Most High o’er all the world.</text:span></text:p>
        <text:p text:style-name="P503"><text:span text:style-name="CharStyle69">From the Choirmaster’s collec­tion. Set to a vintage melody.</text:span></text:p>
        <text:p text:style-name="P319"><text:span text:style-name="CharStyle28">A Korahite song.</text:span></text:p>
        <text:p text:style-name="P498"><text:span text:style-name="CharStyle25">How dear thy dwelling is, Q/i </text:span><text:span text:style-name="CharStyle25"><text:span text:style-name="T1">1 </text:span></text:span><text:span text:style-name="CharStyle25">O Lord of hosts!<text:tab/>O</text:span><text:span text:style-name="CharStyle75">4</text:span><text:span text:style-name="CharStyle25">*</text:span></text:p>
        <text:p text:style-name="P282"><text:span text:style-name="CharStyle25">My soul has been panting, pin- 2 ing</text:span></text:p>
        <text:p text:style-name="P634"><text:span text:style-name="CharStyle25">for the courts of the Eternal; now soul and body thrill with joy over the living God, over thine own altars,<text:tab/>3</text:span></text:p>
        <text:p text:style-name="P315"><text:soft-page-break/><text:span text:style-name="CharStyle25">O<text:tab/>Lord of hosts, my King, my God;</text:span></text:p>
        <text:p text:style-name="P1494"><draw:frame draw:style-name="fr6" draw:name="136" text:anchor-type="paragraph" svg:x="2.6374in" svg:y="1.7299in" draw:z-index="202"><draw:text-box fo:min-height="0.1409in" fo:min-width="0.1929in"><text:p text:style-name="P78"><text:span text:style-name="CharStyle70">go,</text:span></text:p></draw:text-box></draw:frame><text:span text:style-name="CharStyle25">the bird has found her home at last,</text:span></text:p>
        <text:p text:style-name="P530"><text:span text:style-name="CharStyle25">a nest to lay her young!</text:span></text:p>
        <text:list xml:id="list182130336542902" text:style-name="L83">
          <text:list-item>
            <text:p text:style-name="P1002"><text:span text:style-name="CharStyle25"><text:tab/>Happy are they who live within</text:span></text:p>
          </text:list-item>
        </text:list>
        <text:p text:style-name="P402"><text:span text:style-name="CharStyle25">thy house,</text:span></text:p>
        <text:p text:style-name="P523"><text:span text:style-name="CharStyle25">praising thee all day long!</text:span></text:p>
        <text:list xml:id="list182147885361574" text:continue-numbering="true" text:style-name="L83">
          <text:list-item>
            <text:p text:style-name="P1002"><text:span text:style-name="CharStyle25"><text:tab/>Happy are they who, nerved by</text:span></text:p>
          </text:list-item>
        </text:list>
        <text:p text:style-name="P402"><text:span text:style-name="CharStyle25">thee,</text:span></text:p>
        <text:p text:style-name="P523"><text:span text:style-name="CharStyle25">set out on pilgrimage!</text:span></text:p>
        <text:list xml:id="list182147224765527" text:continue-numbering="true" text:style-name="L83">
          <text:list-item>
            <text:p text:style-name="P1002"><text:span text:style-name="CharStyle25"><text:tab/>When they pass through Weary-</text:span></text:p>
          </text:list-item>
        </text:list>
        <text:p text:style-name="P402"><text:span text:style-name="CharStyle25">glen,</text:span></text:p>
        <text:p text:style-name="P246"><text:span text:style-name="CharStyle25">fountains flow for their re­freshing,</text:span></text:p>
        <text:p text:style-name="P523"><text:span text:style-name="CharStyle25">blessings rain upon them;</text:span></text:p>
        <text:list xml:id="list182148815880140" text:continue-numbering="true" text:style-name="L83">
          <text:list-item>
            <text:p text:style-name="P1002"><text:span text:style-name="CharStyle25"><text:tab/>they are the stronger as they</text:span></text:p>
          </text:list-item>
        </text:list>
        <text:p text:style-name="P254"><text:span text:style-name="CharStyle25">till God at last reveals him­self in Sion.</text:span></text:p>
        <text:list xml:id="list182148140177555" text:continue-numbering="true" text:style-name="L83">
          <text:list-item>
            <text:p text:style-name="P993"><text:span text:style-name="CharStyle25"><text:tab/>Hear my prayer, O Lord of</text:span></text:p>
          </text:list-item>
        </text:list>
        <text:p text:style-name="P401"><text:span text:style-name="CharStyle25">hosts,</text:span></text:p>
        <text:p text:style-name="P527"><text:span text:style-name="CharStyle25">O<text:tab/>God of Jacob, listen;</text:span></text:p>
        <text:list xml:id="list182147968172317" text:continue-numbering="true" text:style-name="L83">
          <text:list-item>
            <text:p text:style-name="P994"><text:span text:style-name="CharStyle25"><text:tab/>God, our protector, look on us,</text:span></text:p>
          </text:list-item>
        </text:list>
        <text:p text:style-name="P249"><text:span text:style-name="CharStyle25">welcome thy chosen to thy presence.</text:span></text:p>
        <text:list xml:id="list182147962713965" text:continue-numbering="true" text:style-name="L83">
          <text:list-item>
            <text:p text:style-name="P988"><text:span text:style-name="CharStyle25"><text:tab/>Better a single day within thy</text:span></text:p>
          </text:list-item>
        </text:list>
        <text:p text:style-name="P401"><text:span text:style-name="CharStyle25">courts</text:span></text:p>
        <text:p text:style-name="P587"><text:span text:style-name="CharStyle25">than a thousand days outside! I would rather sit at the thresh­old of God’s house than live inside the tents of worldly men.</text:span></text:p>
        <text:list xml:id="list182147366390177" text:continue-numbering="true" text:style-name="L83">
          <text:list-item>
            <text:p text:style-name="P988"><text:span text:style-name="CharStyle25"><text:tab/>For God the Eternal is a sun and</text:span></text:p>
          </text:list-item>
        </text:list>
        <text:p text:style-name="P401"><text:span text:style-name="CharStyle25">shield,</text:span></text:p>
        <text:p text:style-name="P249"><text:span text:style-name="CharStyle25">favour and honour he be­stows;</text:span></text:p>
        <text:p text:style-name="P249"><text:span text:style-name="CharStyle25">he never denies bliss to the upright.</text:span></text:p>
        <text:list xml:id="list182148642646933" text:continue-numbering="true" text:style-name="L83">
          <text:list-item>
            <text:p text:style-name="P988"><text:span text:style-name="CharStyle25"><text:tab/>O Lord of hosts,</text:span></text:p>
          </text:list-item>
        </text:list>
        <text:p text:style-name="P259"><text:span text:style-name="CharStyle25">happy the man who trusts in thee!</text:span></text:p>
        <text:p text:style-name="P683"><text:span text:style-name="CharStyle82">From </text:span><text:span text:style-name="CharStyle69">the Choirmaster’s collec­tion. A Korahite song.</text:span></text:p>
        <text:list xml:id="list7013482744449102028" text:style-name="L88">
          <text:list-item>
            <text:p text:style-name="P1463"><text:span text:style-name="CharStyle25"><text:tab/>of Once thou didst favour O'J thy land, O Eternal,</text:span></text:p>
          </text:list-item>
        </text:list>
        <text:p text:style-name="P249"><text:soft-page-break/><text:span text:style-name="CharStyle25">restoring the fortunes of Jacob,</text:span></text:p>
        <text:list xml:id="list182148204363482" text:continue-numbering="true" text:style-name="L88">
          <text:list-item>
            <text:p text:style-name="P1357"><text:span text:style-name="CharStyle25"><text:tab/>pardoning thy people’s guilt,</text:span></text:p>
          </text:list-item>
        </text:list>
        <text:p text:style-name="P639"><text:span text:style-name="CharStyle25">forgiving all their sins, recalling all thy wrath, averting thy hot anger.</text:span></text:p>
        <text:p text:style-name="P272"><text:span text:style-name="CharStyle25">Deliver us again, O God our </text:span><text:span text:style-name="CharStyle75">4 </text:span><text:span text:style-name="CharStyle25">saviour,</text:span></text:p>
        <text:p text:style-name="P303"><text:span text:style-name="CharStyle25">and break off thy displeasure.</text:span></text:p>
        <text:p text:style-name="P272"><text:span text:style-name="CharStyle25">Wilt thou be always angry with </text:span><text:span text:style-name="CharStyle75">5 </text:span><text:span text:style-name="CharStyle25">us?</text:span></text:p>
        <text:p text:style-name="P303"><text:span text:style-name="CharStyle25">Wilt thou prolong thy wrath, age after age?</text:span></text:p>
        <text:p text:style-name="P31"><text:span text:style-name="CharStyle25">Wilt thou not again revive us, </text:span><text:span text:style-name="CharStyle75">6 </text:span><text:span text:style-name="CharStyle25">that thy people may rejoice in thee?</text:span></text:p>
        <text:p text:style-name="P272"><text:span text:style-name="CharStyle25">Let us enjoy thy kindness, </text:span><text:span text:style-name="CharStyle75">0</text:span><text:span text:style-name="CharStyle25"> </text:span><text:span text:style-name="CharStyle75">7 </text:span><text:span text:style-name="CharStyle25">Eternal,</text:span></text:p>
        <text:p text:style-name="P325"><text:span text:style-name="CharStyle25">grant us thy saving aid.</text:span></text:p>
        <text:p text:style-name="P496"><text:span text:style-name="CharStyle25">Let me listen to God speaking, </text:span><text:span text:style-name="CharStyle75">8 </text:span><text:span text:style-name="CharStyle25">speaking surely of prosperity</text:span></text:p>
        <text:p text:style-name="P496"><text:span text:style-name="CharStyle25">to his people, to devout men, whose hearts turn to himself;</text:span></text:p>
        <text:p text:style-name="P151"><text:span text:style-name="CharStyle25">soon shall his worshippers be- </text:span><text:span text:style-name="CharStyle75">9 </text:span><text:span text:style-name="CharStyle25">hold his saving aid, till his Great Presence dwells within our land.</text:span></text:p>
        <text:p text:style-name="P494"><text:span text:style-name="CharStyle25">Kindness and faithfulness unite, io victory and peace embrace,</text:span></text:p>
        <text:p text:style-name="P272"><text:span text:style-name="CharStyle25">faithfulness rising from the </text:span><text:span text:style-name="CharStyle32">ii </text:span><text:span text:style-name="CharStyle25">earth,</text:span></text:p>
        <text:p text:style-name="P303"><text:span text:style-name="CharStyle25">and kindness looking down from heaven,</text:span></text:p>
        <text:p text:style-name="P31"><text:span text:style-name="CharStyle25">victory marching before God, 13 peace following in his foot­steps.</text:span></text:p>
        <text:p text:style-name="P509"><text:span text:style-name="CharStyle25">{[Yes, the Eternal brings us bliss; 12 our land is yielding fruit.]]</text:span></text:p>
        <text:p text:style-name="P657"><text:span text:style-name="CharStyle69">A ■grayer of David.</text:span></text:p>
        <text:p text:style-name="P272"><text:span text:style-name="CharStyle25">Bend thine ear to me, O </text:span><text:span text:style-name="CharStyle31">OfZ</text:span><text:span text:style-name="CharStyle25"> 1 thou Eternal, answer OU me,</text:span></text:p>
        <text:p text:style-name="P303"><text:span text:style-name="CharStyle25">for I am weak and wretched;</text:span></text:p>
        <text:p text:style-name="P272"><text:span text:style-name="CharStyle25">Oh save my life, for I am true to 2 thee,</text:span></text:p>
        <text:p text:style-name="P303"><text:span text:style-name="CharStyle25">rescue thy servant who relies on thee.</text:span></text:p>
        <text:p text:style-name="P272"><text:span text:style-name="CharStyle25">Thou art my God, be gracious, </text:span><text:span text:style-name="CharStyle75">3 </text:span><text:span text:style-name="CharStyle25">O Eternal,</text:span></text:p>
        <text:p text:style-name="P314"><text:span text:style-name="CharStyle25">for all day long I cry to thee;</text:span></text:p>
        <text:list xml:id="list182129922496485" text:style-name="L61">
          <text:list-item>
            <text:p text:style-name="P1318"><text:span text:style-name="CharStyle25"><text:tab/>gladden the soul of thy servant,</text:span></text:p>
          </text:list-item>
        </text:list>
        <text:p text:style-name="P365"><text:span text:style-name="CharStyle25">for on thee, O Lord, I set my heart.</text:span></text:p>
        <text:list xml:id="list182147800170480" text:continue-numbering="true" text:style-name="L61">
          <text:list-item>
            <text:p text:style-name="P1318"><text:span text:style-name="CharStyle25"><text:tab/>Lord, thou art kind and ready to</text:span></text:p>
          </text:list-item>
        </text:list>
        <text:p text:style-name="P342"><text:span text:style-name="CharStyle25">forgive,</text:span></text:p>
        <text:p text:style-name="P365"><text:span text:style-name="CharStyle25">rich in thy love to all who call on thee.</text:span></text:p>
        <text:list xml:id="list182148468186079" text:continue-numbering="true" text:style-name="L61">
          <text:list-item>
            <text:p text:style-name="P1318"><text:span text:style-name="CharStyle25"><text:tab/>O thou Eternal, listen to my</text:span></text:p>
          </text:list-item>
        </text:list>
        <text:p text:style-name="P342"><text:span text:style-name="CharStyle25">prayer,</text:span></text:p>
        <text:p text:style-name="P365"><text:span text:style-name="CharStyle25">and hear my pleading cry;</text:span></text:p>
        <text:list xml:id="list182147039442607" text:continue-numbering="true" text:style-name="L61">
          <text:list-item>
            <text:p text:style-name="P1318"><text:span text:style-name="CharStyle25"><text:tab/>I call upon thee in my hour of</text:span></text:p>
          </text:list-item>
        </text:list>
        <text:p text:style-name="P342"><text:span text:style-name="CharStyle25">need,</text:span></text:p>
        <text:p text:style-name="P365"><text:span text:style-name="CharStyle25">for thou wilt answer me.</text:span></text:p>
        <text:list xml:id="list182148145642976" text:continue-numbering="true" text:style-name="L61">
          <text:list-item>
            <text:p text:style-name="P1319"><text:span text:style-name="CharStyle25"><text:tab/>There is no god like thee, </text:span><text:span text:style-name="CharStyle75">0</text:span></text:p>
          </text:list-item>
        </text:list>
        <text:p text:style-name="P342"><text:span text:style-name="CharStyle25">Lord,</text:span></text:p>
        <text:p text:style-name="P365"><text:span text:style-name="CharStyle25">there are no deeds like thine;</text:span></text:p>
        <text:list xml:id="list182148730077853" text:continue-numbering="true" text:style-name="L61">
          <text:list-item>
            <text:p text:style-name="P1320"><text:span text:style-name="CharStyle25"><text:tab/>all nations thou hast made shall</text:span></text:p>
          </text:list-item>
        </text:list>
        <text:p text:style-name="P342"><text:span text:style-name="CharStyle25">come</text:span></text:p>
        <text:p text:style-name="P751"><text:span text:style-name="CharStyle25">and bow down before thee, glorifying thee, O Lord, </text:span><text:span text:style-name="CharStyle32">io</text:span><text:span text:style-name="CharStyle25"> for thou art great, thou workest wonders,</text:span></text:p>
        <text:p text:style-name="P377"><text:span text:style-name="CharStyle25">thou, only thou, art God.</text:span></text:p>
        <text:p text:style-name="P31"><text:span text:style-name="CharStyle25">n Teach me what is thy way, O thou Eternal, how to live loyal to thee; may reverence for thee rejoice my heart.</text:span></text:p>
        <text:list xml:id="list182130455207775" text:style-name="L54">
          <text:list-item>
            <text:p text:style-name="P1321"><text:span text:style-name="CharStyle25"><text:tab/>With all my heart I thank thee,</text:span></text:p>
          </text:list-item>
        </text:list>
        <text:p text:style-name="P342"><text:span text:style-name="CharStyle75">0</text:span><text:span text:style-name="CharStyle25"> my God,</text:span></text:p>
        <text:p text:style-name="P365"><text:span text:style-name="CharStyle25">for ever will I glorify thee;</text:span></text:p>
        <text:list xml:id="list182148093176541" text:continue-numbering="true" text:style-name="L54">
          <text:list-item>
            <text:p text:style-name="P1321"><text:span text:style-name="CharStyle25"><text:tab/>for thou hast a great love to me,</text:span></text:p>
          </text:list-item>
        </text:list>
        <text:p text:style-name="P346"><text:span text:style-name="CharStyle25">O<text:tab/>Lord,</text:span></text:p>
        <text:p text:style-name="P365"><text:span text:style-name="CharStyle25">saving me from the very depths of death.</text:span></text:p>
        <text:list xml:id="list182148276741632" text:continue-numbering="true" text:style-name="L54">
          <text:list-item>
            <text:p text:style-name="P1321"><text:span text:style-name="CharStyle25"><text:tab/>Proud creatures are assailing</text:span></text:p>
          </text:list-item>
        </text:list>
        <text:p text:style-name="P342"><text:span text:style-name="CharStyle25">me, O God,</text:span></text:p>
        <text:p text:style-name="P365"><text:span text:style-name="CharStyle25">a gang of ruthless men would murder me,</text:span></text:p>
        <text:p text:style-name="P365"><text:span text:style-name="CharStyle25">men who care nothing for thee.</text:span></text:p>
        <text:list xml:id="list182148246759499" text:continue-numbering="true" text:style-name="L54">
          <text:list-item>
            <text:p text:style-name="P1321"><text:span text:style-name="CharStyle25"><text:tab/>But thou art a God pitiful and</text:span></text:p>
          </text:list-item>
        </text:list>
        <text:p text:style-name="P342"><text:soft-page-break/><text:span text:style-name="CharStyle25">gracious,</text:span></text:p>
        <text:p text:style-name="P365"><text:span text:style-name="CharStyle25">slow to be angry, rich in love and loyalty;</text:span></text:p>
        <text:list xml:id="list182147098775819" text:continue-numbering="true" text:style-name="L54">
          <text:list-item>
            <text:p text:style-name="P1322"><text:span text:style-name="CharStyle25"><text:tab/>turn and have pity upon me,</text:span></text:p>
          </text:list-item>
        </text:list>
        <text:p text:style-name="P351"><text:span text:style-name="CharStyle25">O<text:tab/>Lord,</text:span></text:p>
        <text:p text:style-name="P550"><text:span text:style-name="CharStyle25">grant thy strength to thy serv­ant,</text:span></text:p>
        <text:p text:style-name="P303"><text:span text:style-name="CharStyle25">help thy retainer;</text:span></text:p>
        <text:p text:style-name="P272"><text:span text:style-name="CharStyle25">let me have some sign of thy 17 favour,</text:span></text:p>
        <text:p text:style-name="P303"><text:span text:style-name="CharStyle25">a sight of thine own aid and consolation,</text:span></text:p>
        <text:p text:style-name="P329"><text:span text:style-name="CharStyle25">to the dismay of those who hate me.</text:span></text:p>
        <text:p text:style-name="P311"><text:span text:style-name="CharStyle69">A Korahite song, for music.</text:span></text:p>
        <text:p text:style-name="P272"><text:span text:style-name="CharStyle25">The Eternal founded her o'? 1 upon the sacred hills; O *</text:span></text:p>
        <text:p text:style-name="P272"><text:span text:style-name="CharStyle25">ay, Sion and her gates are more 2 to him</text:span></text:p>
        <text:p text:style-name="P29"><text:span text:style-name="CharStyle25">than any dwelling in the land.</text:span></text:p>
        <text:p text:style-name="P272"><text:span text:style-name="CharStyle25">Dear city of God, he utters thy 3 glories:</text:span></text:p>
        <text:p text:style-name="P272"><text:span text:style-name="CharStyle25">“Egypt and Babylon, Philistia, 4 Tyre, and Ethiopia,</text:span></text:p>
        <text:list xml:id="list3376770204800421937" text:style-name="L89">
          <text:list-item>
            <text:p text:style-name="P1490"><text:span text:style-name="CharStyle25"><text:tab/>count them as mine, for there this follower and that was born;</text:span></text:p>
          </text:list-item>
        </text:list>
        <text:p text:style-name="P272"><text:span text:style-name="CharStyle25">but Sion!—her name shall be 5 Mother,</text:span></text:p>
        <text:p text:style-name="P272"><text:span text:style-name="CharStyle25">for every follower of mine be­longs to her by birth.”</text:span></text:p>
        <text:p text:style-name="P272"><text:span text:style-name="CharStyle25">The Eternal writes of every 6 nation, in his census,</text:span></text:p>
        <text:p text:style-name="P272"><text:span text:style-name="CharStyle25">“This follower of mine was born in it”;</text:span></text:p>
        <text:p text:style-name="P293"><text:span text:style-name="CharStyle25">but, prince or people, everyone has his home in thee, O Sion.</text:span></text:p>
        <text:p text:style-name="P479"><text:span text:style-name="CharStyle69">A Korahite song for music from the Choirmaster s collection.</text:span></text:p>
        <text:p text:style-name="P931"><text:span text:style-name="CharStyle69">To the tune of “Suffering sore.” An ode of Heman the Ezrahite.</text:span></text:p>
        <text:list xml:id="list4096704922099273509" text:style-name="L90">
          <text:list-item>
            <text:p text:style-name="P977"><text:span text:style-name="CharStyle25"><text:tab/>thou Eternal, I cry for OO </text:span><text:span text:style-name="CharStyle25"><text:span text:style-name="T1">1</text:span></text:span></text:p>
          </text:list-item>
        </text:list>
        <text:p text:style-name="P572"><text:span text:style-name="CharStyle25">help in the day-time, OO and at night I moan before thee;</text:span></text:p>
        <text:p text:style-name="P282"><text:span text:style-name="CharStyle25">let my prayer reach thy pres- 3 ence,</text:span></text:p>
        <text:p text:style-name="P307"><text:span text:style-name="CharStyle25">bend an ear to my cry.</text:span></text:p>
        <text:p text:style-name="P282"><text:span text:style-name="CharStyle25">For trouble fills my soul to the 3 full,</text:span></text:p>
        <text:p text:style-name="P307"><text:span text:style-name="CharStyle25">my life is on the verge of death;</text:span></text:p>
        <text:list xml:id="list182147807887013" text:continue-numbering="true" text:style-name="L90">
          <text:list-item>
            <text:p text:style-name="P977"><text:span text:style-name="CharStyle25"><text:tab/>am already reckoned among 4</text:span></text:p>
          </text:list-item>
        </text:list>
        <text:p text:style-name="P572"><text:soft-page-break/><text:span text:style-name="CharStyle25">the departed,</text:span></text:p>
      </text:section>
      <text:section text:style-name="Sect3" text:name="Section32">
        <text:list xml:id="list7260421642835043401" text:style-name="L91">
          <text:list-item>
            <text:p text:style-name="P1488"><text:span text:style-name="CharStyle25"><text:tab/>am but the shadow of a man,</text:span></text:p>
          </text:list-item>
        </text:list>
        <text:list xml:id="list182128672825267" text:style-name="L75">
          <text:list-item>
            <text:p text:style-name="P1298"><text:span text:style-name="CharStyle25"><text:tab/>left to myself among the dead,</text:span></text:p>
          </text:list-item>
        </text:list>
        <text:p text:style-name="P365"><text:span text:style-name="CharStyle25">like the slain lying in their graves,</text:span></text:p>
        <text:p text:style-name="P550"><text:span text:style-name="CharStyle25">of whom thou hast mind no more—</text:span></text:p>
        <text:p text:style-name="P436"><text:span text:style-name="CharStyle25">they are deprived of thee.</text:span></text:p>
        <text:list xml:id="list182147546432048" text:continue-numbering="true" text:style-name="L75">
          <text:list-item>
            <text:p text:style-name="P1274"><text:span text:style-name="CharStyle25"><text:tab/>In the nethermost pit thou hast</text:span></text:p>
          </text:list-item>
        </text:list>
        <text:p text:style-name="P387"><text:span text:style-name="CharStyle25">placed me,</text:span></text:p>
        <text:p text:style-name="P436"><text:span text:style-name="CharStyle25">in abysses dark and deep;</text:span></text:p>
        <text:list xml:id="list182148213981988" text:continue-numbering="true" text:style-name="L75">
          <text:list-item>
            <text:p text:style-name="P1274"><text:span text:style-name="CharStyle25"><text:tab/>thy wrath lies heavy upon</text:span></text:p>
          </text:list-item>
        </text:list>
        <text:p text:style-name="P387"><text:span text:style-name="CharStyle25">me,</text:span></text:p>
        <text:p text:style-name="P436"><text:span text:style-name="CharStyle25">thy waves all overwhelm me.</text:span></text:p>
        <text:list xml:id="list182148348832010" text:continue-numbering="true" text:style-name="L75">
          <text:list-item>
            <text:p text:style-name="P1274"><text:span text:style-name="CharStyle25"><text:tab/>Thou hast removed my friends</text:span></text:p>
          </text:list-item>
        </text:list>
        <text:p text:style-name="P387"><text:span text:style-name="CharStyle25">afar,</text:span></text:p>
        <text:p text:style-name="P436"><text:span text:style-name="CharStyle25">and made them loathe me;</text:span></text:p>
        <text:list xml:id="list3694165779794923855" text:style-name="L92">
          <text:list-item>
            <text:p text:style-name="P1454"><text:span text:style-name="CharStyle25"><text:tab/>cannot escape from my prison,</text:span></text:p>
          </text:list-item>
        </text:list>
        <text:list xml:id="list182129341062379" text:style-name="L75">
          <text:list-item>
            <text:p text:style-name="P1323"><text:span text:style-name="CharStyle25"><text:tab/>and my health pines away</text:span></text:p>
          </text:list-item>
        </text:list>
        <text:p text:style-name="P394"><text:span text:style-name="CharStyle25">under my trouble.</text:span></text:p>
        <text:p text:style-name="P550"><text:span text:style-name="CharStyle25">Daily I call to thee, </text:span><text:span text:style-name="CharStyle75">0</text:span><text:span text:style-name="CharStyle25"> thou Eter­nal,</text:span></text:p>
        <text:p text:style-name="P436"><text:span text:style-name="CharStyle25">I stretch my hands to thee.</text:span></text:p>
        <text:list xml:id="list182147171729724" text:continue-numbering="true" text:style-name="L75">
          <text:list-item>
            <text:p text:style-name="P1324"><text:span text:style-name="CharStyle25"><text:tab/>Canst thou work wonders for</text:span></text:p>
          </text:list-item>
        </text:list>
        <text:p text:style-name="P387"><text:span text:style-name="CharStyle25">the dead?</text:span></text:p>
        <text:p text:style-name="P365"><text:span text:style-name="CharStyle25">Can ghosts arise to praise thee?</text:span></text:p>
        <text:list xml:id="list182147470108286" text:continue-numbering="true" text:style-name="L75">
          <text:list-item>
            <text:p text:style-name="P1324"><text:span text:style-name="CharStyle25"><text:tab/>Can thy love be recounted in</text:span></text:p>
          </text:list-item>
        </text:list>
        <text:p text:style-name="P387"><text:span text:style-name="CharStyle25">the grave,</text:span></text:p>
        <text:p text:style-name="P365"><text:span text:style-name="CharStyle25">thy faithfulness within the world below?</text:span></text:p>
        <text:p text:style-name="P31"><text:span text:style-name="CharStyle25">is Can thy wonders be known in the darkness of death, thy saving help in the land of oblivion?</text:span></text:p>
        <text:list xml:id="list182130409883278" text:style-name="L83">
          <text:list-item>
            <text:p text:style-name="P1078"><text:span text:style-name="CharStyle25"><text:tab/>I am crying for help, O Eternal,</text:span></text:p>
          </text:list-item>
        </text:list>
        <text:p text:style-name="P387"><text:span text:style-name="CharStyle25">to thee,</text:span></text:p>
        <text:p text:style-name="P365"><text:span text:style-name="CharStyle25">my prayer comes to thee in the morning.</text:span></text:p>
        <text:list xml:id="list182146936473643" text:continue-numbering="true" text:style-name="L83">
          <text:list-item>
            <text:p text:style-name="P1260"><text:span text:style-name="CharStyle25"><text:tab/>Why discard me, </text:span><text:span text:style-name="CharStyle75">0</text:span><text:span text:style-name="CharStyle25"> Eternal?</text:span></text:p>
          </text:list-item>
        </text:list>
        <text:p text:style-name="P365"><text:soft-page-break/><text:span text:style-name="CharStyle25">Why hide thy face from me?</text:span></text:p>
        <text:list xml:id="list182148261508105" text:continue-numbering="true" text:style-name="L83">
          <text:list-item>
            <text:p text:style-name="P1260"><text:span text:style-name="CharStyle25"><text:tab/>Ever since youth I have suffered</text:span></text:p>
          </text:list-item>
        </text:list>
        <text:p text:style-name="P387"><text:span text:style-name="CharStyle25">and languished, crushed by the dread of thee, I faint;</text:span></text:p>
        <text:list xml:id="list182147314947693" text:continue-numbering="true" text:style-name="L83">
          <text:list-item>
            <text:p text:style-name="P1325"><text:span text:style-name="CharStyle25"><text:tab/>thy burnidg wrath sweeps over</text:span></text:p>
          </text:list-item>
        </text:list>
        <text:p text:style-name="P387"><text:span text:style-name="CharStyle25">me,</text:span></text:p>
        <text:p text:style-name="P365"><text:span text:style-name="CharStyle25">thy terrors have undone me,</text:span></text:p>
        <text:p text:style-name="P272"><text:span text:style-name="CharStyle25">surging round me all day 17 long,</text:span></text:p>
        <text:p text:style-name="P627"><text:span text:style-name="CharStyle25">closing round on every side.</text:span></text:p>
        <text:p text:style-name="P144"><text:span text:style-name="CharStyle25">Thou hast put far every friend, 18 and darkness is my one com­panion.</text:span></text:p>
        <text:p text:style-name="P291"><text:span text:style-name="CharStyle69">An ode of Ethan the Ezrahite.</text:span></text:p>
        <text:p text:style-name="P281"><text:span text:style-name="CharStyle25">I will sing always of the QO </text:span><text:span text:style-name="CharStyle25"><text:span text:style-name="T1">1 </text:span></text:span><text:span text:style-name="CharStyle25">Eternal’s love,<text:tab/>Oy</text:span></text:p>
        <text:p text:style-name="P627"><text:span text:style-name="CharStyle25">telling all ages of thy faithful­ness;</text:span></text:p>
        <text:p text:style-name="P272"><text:span text:style-name="CharStyle25">for thy love thou hast promised 2 to be lasting,</text:span></text:p>
        <text:p text:style-name="P627"><text:span text:style-name="CharStyle25">thy faithfulness is firmly fixed in heaven,</text:span></text:p>
        <text:p text:style-name="P31"><text:span text:style-name="CharStyle25">and heaven is praising, </text:span><text:span text:style-name="CharStyle75">0</text:span><text:span text:style-name="CharStyle25"> Eter- 5 nal, heaven’s own host, the marvel of thy faithfulness.</text:span></text:p>
        <text:p text:style-name="P272"><text:span text:style-name="CharStyle25">For who above can rank with 6 the Eternal,</text:span></text:p>
        <text:p text:style-name="P627"><text:span text:style-name="CharStyle25">what angel can compare with the Eternal?—</text:span></text:p>
        <text:p text:style-name="P31"><text:span text:style-name="CharStyle25">a God to be dreaded at the 7 heavenly council, an overawing God.</text:span></text:p>
        <text:p text:style-name="P145"><text:span text:style-name="CharStyle25">O<text:tab/>thou Eternal, God of hosts, 8 who can compare with thee, in all thy love and faithful­ness?</text:span></text:p>
        <text:p text:style-name="P31"><text:span text:style-name="CharStyle25">Thy sway is over the proud sea; 9 when the waves toss, thou stillest them.</text:span></text:p>
        <text:p text:style-name="P31"><text:span text:style-name="CharStyle25">The Rahab thou didst cut and 10 crush to pieces, scattering thy foes by the force of thine arm.</text:span></text:p>
        <text:p text:style-name="P272"><text:span text:style-name="CharStyle25">The heavens are thine, the earth 11 is thine,</text:span></text:p>
        <text:p text:style-name="P627"><text:span text:style-name="CharStyle25">’twas thou didst found the world and all it holds;</text:span></text:p>
        <text:p text:style-name="P272"><text:span text:style-name="CharStyle25">the north and south, thou 12 madest them,</text:span></text:p>
        <text:p text:style-name="P627"><text:span text:style-name="CharStyle25">Tabor and Hermon hills ac­claim thee.</text:span></text:p>
        <text:p text:style-name="P31"><text:span text:style-name="CharStyle25">Thine is a right powerful arm, 13 a strong hand, a right hand swung high;</text:span></text:p>
        <text:p text:style-name="P272"><text:span text:style-name="CharStyle25">thy throne rests upon equity 14 and justice,</text:span></text:p>
        <text:p text:style-name="P1496"><text:span text:style-name="CharStyle25">Love and Faithfulness are thine attendants.</text:span></text:p>
        <text:list xml:id="list6556708591460544850" text:style-name="L93">
          <text:list-item>
            <text:p text:style-name="P1100"><text:span text:style-name="CharStyle25"><text:tab/>Happy the people who know</text:span></text:p>
          </text:list-item>
        </text:list>
        <text:p text:style-name="P721"><text:span text:style-name="CharStyle25">thy festal songs, who live within the sunshine of thy favour!</text:span></text:p>
        <text:list xml:id="list182148228468254" text:continue-numbering="true" text:style-name="L93">
          <text:list-item>
            <text:p text:style-name="P1100"><text:span text:style-name="CharStyle25"><text:tab/>All day long they exult, O thou</text:span></text:p>
          </text:list-item>
        </text:list>
        <text:p text:style-name="P721"><text:span text:style-name="CharStyle25">Eternal,</text:span></text:p>
        <text:p text:style-name="P490"><text:span text:style-name="CharStyle25">and they extol thine equity.</text:span></text:p>
        <text:list xml:id="list182147702434893" text:continue-numbering="true" text:style-name="L93">
          <text:list-item>
            <text:p text:style-name="P1243"><text:span text:style-name="CharStyle25"><text:tab/>For thou art our pride, thou</text:span></text:p>
          </text:list-item>
        </text:list>
        <text:p text:style-name="P721"><text:span text:style-name="CharStyle25">our strength,</text:span></text:p>
        <text:p text:style-name="P192"><text:span text:style-name="CharStyle25">and, thanks to thy favour, our honour is high;</text:span></text:p>
        <text:list xml:id="list182147387511208" text:continue-numbering="true" text:style-name="L93">
          <text:list-item>
            <text:p text:style-name="P1211"><text:span text:style-name="CharStyle25"><text:tab/>we are defended by the Eternal,</text:span></text:p>
          </text:list-item>
        </text:list>
        <text:p text:style-name="P490"><text:span text:style-name="CharStyle25">by our King, the Majestic</text:span></text:p>
        <text:p text:style-name="P721"><text:span text:style-name="CharStyle25">One of Israel.</text:span></text:p>
        <text:p text:style-name="P722"><text:span text:style-name="CharStyle97">■* * *</text:span></text:p>
        <text:list xml:id="list182130551212329" text:style-name="L88">
          <text:list-item>
            <text:p text:style-name="P1037"><text:span text:style-name="CharStyle25"><text:tab/>Thou saidst, </text:span><text:span text:style-name="CharStyle31">“I</text:span><text:span text:style-name="CharStyle25"> make a com­</text:span></text:p>
          </text:list-item>
        </text:list>
        <text:p text:style-name="P720"><text:span text:style-name="CharStyle25">pact with my chosen,</text:span></text:p>
        <text:list xml:id="list7023263761324134609" text:style-name="L94">
          <text:list-item>
            <text:p text:style-name="P1497"><text:span text:style-name="CharStyle25"><text:tab/>swear to my servant David,</text:span></text:p>
          </text:list-item>
        </text:list>
        <text:list xml:id="list182129507470830" text:style-name="L88">
          <text:list-item>
            <text:p text:style-name="P1034"><text:span text:style-name="CharStyle25"><text:tab/>to make his dynasty endure,</text:span></text:p>
          </text:list-item>
        </text:list>
        <text:p text:style-name="P191"><text:span text:style-name="CharStyle25">to make his throne last for all time”;</text:span></text:p>
        <text:list xml:id="list182129332644097" text:style-name="L93">
          <text:list-item>
            <text:p text:style-name="P1018"><text:span text:style-name="CharStyle25"><text:tab/>thou didst tell thy trusted seer,</text:span></text:p>
          </text:list-item>
        </text:list>
        <text:p text:style-name="P491"><text:span text:style-name="CharStyle25">thy voice came in a vision:</text:span></text:p>
        <text:p text:style-name="P822"><text:span text:style-name="CharStyle25">“I have crowned a hero, chosen a youth from the peo­ple,</text:span></text:p>
        <text:list xml:id="list182148585012702" text:continue-numbering="true" text:style-name="L93">
          <text:list-item>
            <text:p text:style-name="P1043"><text:span text:style-name="CharStyle25"><text:tab/>I have picked out my servant</text:span></text:p>
          </text:list-item>
        </text:list>
        <text:p text:style-name="P720"><text:span text:style-name="CharStyle25">David</text:span></text:p>
        <text:p text:style-name="P491"><text:span text:style-name="CharStyle25">and consecrated him as king.</text:span></text:p>
        <text:list xml:id="list182147507653133" text:continue-numbering="true" text:style-name="L93">
          <text:list-item>
            <text:p text:style-name="P1043"><text:span text:style-name="CharStyle25"><text:tab/>My hand shall always be a help</text:span></text:p>
          </text:list-item>
        </text:list>
        <text:p text:style-name="P720"><text:span text:style-name="CharStyle25">to him,</text:span></text:p>
        <text:p text:style-name="P191"><text:span text:style-name="CharStyle25">my arm shall make him strong;</text:span></text:p>
        <text:list xml:id="list182147690013413" text:continue-numbering="true" text:style-name="L93">
          <text:list-item>
            <text:p text:style-name="P1043"><text:span text:style-name="CharStyle25"><text:tab/>no foe shall ever surprise him,</text:span></text:p>
          </text:list-item>
        </text:list>
        <text:p text:style-name="P491"><text:span text:style-name="CharStyle25">no miscreant shall master him;</text:span></text:p>
        <text:list xml:id="list182147512474329" text:continue-numbering="true" text:style-name="L93">
          <text:list-item>
            <text:p text:style-name="P1043"><text:span text:style-name="CharStyle25"><text:tab/>I will shatter his enemies before</text:span></text:p>
          </text:list-item>
        </text:list>
        <text:p text:style-name="P720"><text:soft-page-break/><text:span text:style-name="CharStyle25">him,</text:span></text:p>
        <text:p text:style-name="P191"><text:span text:style-name="CharStyle25">and strike down all who hate him;</text:span></text:p>
        <text:list xml:id="list182147718830479" text:continue-numbering="true" text:style-name="L93">
          <text:list-item>
            <text:p text:style-name="P1043"><text:span text:style-name="CharStyle25"><text:tab/>my loyalty and love shall be</text:span></text:p>
          </text:list-item>
        </text:list>
        <text:p text:style-name="P720"><text:span text:style-name="CharStyle25">with him,</text:span></text:p>
        <text:p text:style-name="P191"><text:span text:style-name="CharStyle25">and I will lift him high in honour;</text:span></text:p>
        <text:list xml:id="list182147651274939" text:continue-numbering="true" text:style-name="L93">
          <text:list-item>
            <text:p text:style-name="P1043"><text:span text:style-name="CharStyle25"><text:tab/>I will extend his power to the sea,</text:span></text:p>
          </text:list-item>
        </text:list>
        <text:p text:style-name="P191"><text:span text:style-name="CharStyle25">and his authority far as the Euphrates;</text:span></text:p>
        <text:list xml:id="list182147904097999" text:continue-numbering="true" text:style-name="L93">
          <text:list-item>
            <text:p text:style-name="P1043"><text:span text:style-name="CharStyle25"><text:tab/>he shall say, ‘Thou art my</text:span></text:p>
          </text:list-item>
        </text:list>
        <text:p text:style-name="P720"><text:span text:style-name="CharStyle25">Father,</text:span></text:p>
        <text:p text:style-name="P532"><text:span text:style-name="CharStyle25">my God, my saving strength!’ And I will make him my first- 27 born son,</text:span></text:p>
        <text:p text:style-name="P206"><text:span text:style-name="CharStyle25">highest of all kings on earth.</text:span></text:p>
        <text:p text:style-name="P168"><text:span text:style-name="CharStyle25">I will always keep my word to 28 him,</text:span></text:p>
        <text:p text:style-name="P206"><text:span text:style-name="CharStyle25">my compact with him stands secure;</text:span></text:p>
        <text:p text:style-name="P31"><text:span text:style-name="CharStyle25">I make his dynasty eternal, 29 his throne unending as the heavens.</text:span></text:p>
        <text:p text:style-name="P38"><text:span text:style-name="CharStyle25">If his sons forsake my law, 30 and follow not my orders, if they violate my rules,<text:tab/>31</text:span></text:p>
        <text:p text:style-name="P532"><text:span text:style-name="CharStyle25">and obey not my commands, then I will scourge them for 32 their sin</text:span></text:p>
        <text:p text:style-name="P206"><text:span text:style-name="CharStyle25">and lash them for their law­lessness,</text:span></text:p>
        <text:p text:style-name="P168"><text:span text:style-name="CharStyle25">but I will never take my love 33 from him,</text:span></text:p>
        <text:p text:style-name="P532"><text:span text:style-name="CharStyle25">never will I belie my loyalty; my compact I will never violate, 34 my spoken word I will not change.</text:span></text:p>
        <text:p text:style-name="P168"><text:span text:style-name="CharStyle25">Once and for all I took a solemn </text:span><text:span text:style-name="CharStyle75">35 </text:span><text:span text:style-name="CharStyle25">oath,</text:span></text:p>
        <text:p text:style-name="P206"><text:span text:style-name="CharStyle25">and I will keep my word to David,</text:span></text:p>
        <text:p text:style-name="P168"><text:span text:style-name="CharStyle25">that for all time his dynasty 3d should last,</text:span></text:p>
        <text:p text:style-name="P206"><text:span text:style-name="CharStyle25">his throne endure before me like the sun,</text:span></text:p>
        <text:p text:style-name="P419"><text:span text:style-name="CharStyle25">fixed as the moon for evermore, </text:span><text:span text:style-name="CharStyle75">37 </text:span><text:span text:style-name="CharStyle25">firm as the constant sky.”</text:span></text:p>
        <text:p text:style-name="P176"><text:span text:style-name="CharStyle25">And yet thou hast scorned, dis- 38 carded,</text:span></text:p>
        <text:p text:style-name="P209"><text:span text:style-name="CharStyle25">stormed against thy chosen!</text:span></text:p>
        <text:p text:style-name="P43"><text:span text:style-name="CharStyle25">Thou hast abjured the compact </text:span><text:span text:style-name="CharStyle75">39 </text:span><text:span text:style-name="CharStyle25">with thy servant, and thrown his sacred crown into the dust;</text:span></text:p>
        <text:p text:style-name="P43"><text:span text:style-name="CharStyle25">thou hast demolished all his walls 4° and laid his forts in ruin; the passers-by aH plunder him, 41 and he is the butt of his neighbours.</text:span></text:p>
        <text:p text:style-name="P176"><text:span text:style-name="CharStyle25">Thou hast allowed his enemies 42 to triumph,</text:span></text:p>
        <text:p text:style-name="P365"><text:span text:style-name="CharStyle25">giving delight to all his foes;</text:span></text:p>
        <text:list xml:id="list3931500695629566312" text:style-name="L95">
          <text:list-item>
            <text:p text:style-name="P1326"><text:soft-page-break/><text:span text:style-name="CharStyle25"><text:tab/>thou hast made him retreat</text:span></text:p>
          </text:list-item>
        </text:list>
        <text:p text:style-name="P387"><text:span text:style-name="CharStyle25">before them,</text:span></text:p>
        <text:p text:style-name="P365"><text:span text:style-name="CharStyle25">and hast not upheld him in battle.</text:span></text:p>
        <text:list xml:id="list182148345511569" text:continue-numbering="true" text:style-name="L95">
          <text:list-item>
            <text:p text:style-name="P1334"><text:span text:style-name="CharStyle25"><text:tab/>Thou hast removed his splendid</text:span></text:p>
          </text:list-item>
        </text:list>
        <text:p text:style-name="P387"><text:span text:style-name="CharStyle25">sceptre</text:span></text:p>
        <text:p text:style-name="P365"><text:span text:style-name="CharStyle25">and dashed his throne to the ground;</text:span></text:p>
        <text:list xml:id="list182147465460410" text:continue-numbering="true" text:style-name="L95">
          <text:list-item>
            <text:p text:style-name="P1334"><text:span text:style-name="CharStyle25"><text:tab/>thou hast shortened the days of</text:span></text:p>
          </text:list-item>
        </text:list>
        <text:p text:style-name="P387"><text:span text:style-name="CharStyle25">his youth</text:span></text:p>
        <text:p text:style-name="P385"><text:span text:style-name="CharStyle25">and heaped disgrace on him.</text:span></text:p>
        <text:list xml:id="list182148195973872" text:continue-numbering="true" text:style-name="L95">
          <text:list-item>
            <text:p text:style-name="P1334"><text:span text:style-name="CharStyle25"><text:tab/>How long, O thou Eternal, wilt</text:span></text:p>
          </text:list-item>
        </text:list>
        <text:p text:style-name="P387"><text:span text:style-name="CharStyle25">thou hide away?</text:span></text:p>
        <text:p text:style-name="P365"><text:span text:style-name="CharStyle25">Shall thy wrath, like a fire, burn on for ever?</text:span></text:p>
        <text:list xml:id="list182148448514001" text:continue-numbering="true" text:style-name="L95">
          <text:list-item>
            <text:p text:style-name="P1334"><text:span text:style-name="CharStyle25"><text:tab/>Remember, Lord, what life is!—</text:span></text:p>
          </text:list-item>
        </text:list>
        <text:p text:style-name="P365"><text:span text:style-name="CharStyle25">how frail and futile thou hast made all men!</text:span></text:p>
        <text:list xml:id="list182147724548844" text:continue-numbering="true" text:style-name="L95">
          <text:list-item>
            <text:p text:style-name="P1334"><text:span text:style-name="CharStyle25"><text:tab/>Who can live on and die not,</text:span></text:p>
          </text:list-item>
        </text:list>
        <text:p text:style-name="P365"><text:span text:style-name="CharStyle25">who can escape the grave?</text:span></text:p>
        <text:list xml:id="list182148584150851" text:continue-numbering="true" text:style-name="L95">
          <text:list-item>
            <text:p text:style-name="P1334"><text:span text:style-name="CharStyle25"><text:tab/>Where is thy former love, </text:span><text:span text:style-name="CharStyle75">0</text:span></text:p>
          </text:list-item>
        </text:list>
        <text:p text:style-name="P387"><text:span text:style-name="CharStyle25">Lord,</text:span></text:p>
        <text:p text:style-name="P365"><text:span text:style-name="CharStyle25">which thou didst pledge to David faithfully?</text:span></text:p>
        <text:list xml:id="list182148243184862" text:continue-numbering="true" text:style-name="L95">
          <text:list-item>
            <text:p text:style-name="P1334"><text:span text:style-name="CharStyle25"><text:tab/>Remember, Lord, the taunts</text:span></text:p>
          </text:list-item>
        </text:list>
        <text:p text:style-name="P387"><text:span text:style-name="CharStyle25">thrown at thy servants, the insults of the world we have to bear,</text:span></text:p>
        <text:list xml:id="list182146817852615" text:continue-numbering="true" text:style-name="L95">
          <text:list-item>
            <text:p text:style-name="P1334"><text:span text:style-name="CharStyle25"><text:tab/>the taunts of thine own enemies,</text:span></text:p>
          </text:list-item>
        </text:list>
        <text:p text:style-name="P350"><text:span text:style-name="CharStyle25">O<text:tab/>Eternal,</text:span></text:p>
        <text:p text:style-name="P386"><text:span text:style-name="CharStyle25">taunting at every step thy chosen ones.</text:span></text:p>
        <text:list xml:id="list182147393691270" text:continue-numbering="true" text:style-name="L95">
          <text:list-item>
            <text:p text:style-name="P995"><text:span text:style-name="CharStyle25"><text:tab/>[[Blessed be the Eternal for ever</text:span></text:p>
          </text:list-item>
        </text:list>
        <text:p text:style-name="P344"><text:span text:style-name="CharStyle25">and ever!</text:span></text:p>
        <text:p text:style-name="P367"><text:span text:style-name="CharStyle25">Even so, even so!]]</text:span></text:p>
        <text:p text:style-name="P390"><text:span text:style-name="CharStyle25">* * *</text:span></text:p>
        <text:p text:style-name="P659"><text:span text:style-name="CharStyle83">A </text:span><text:span text:style-name="CharStyle69">-prayer of Moses the </text:span><text:span text:style-name="CharStyle83">man of</text:span></text:p>
        <text:list xml:id="list6837627417280591718" text:style-name="L96">
          <text:list-item>
            <text:p text:style-name="P1282"><text:span text:style-name="CharStyle32"><text:tab/>qa</text:span><text:span text:style-name="CharStyle25"> Age after age, Lord, thou</text:span></text:p>
          </text:list-item>
        </text:list>
        <text:p text:style-name="P947"><text:soft-page-break/><text:span text:style-name="CharStyle25">hast been our home; from all eternity thou hast been God,</text:span></text:p>
        <text:list xml:id="list182146921886127" text:continue-numbering="true" text:style-name="L96">
          <text:list-item>
            <text:p text:style-name="P1226"><text:span text:style-name="CharStyle25"><text:tab/>ere ever hills were born,</text:span></text:p>
          </text:list-item>
        </text:list>
        <text:p text:style-name="P365"><text:span text:style-name="CharStyle25">ere ever earth and world were made.</text:span></text:p>
        <text:list xml:id="list182147190335094" text:continue-numbering="true" text:style-name="L96">
          <text:list-item>
            <text:p text:style-name="P1226"><text:span text:style-name="CharStyle25"><text:tab/>Thou crumbiest man away,</text:span></text:p>
          </text:list-item>
        </text:list>
        <text:p text:style-name="P365"><text:span text:style-name="CharStyle25">summoning men back to the dust,</text:span></text:p>
        <text:p text:style-name="P31"><text:span text:style-name="CharStyle25">thou to whom a thousand years 4 are like the flight of yesterday, like an hour passing in the night.</text:span></text:p>
        <text:p text:style-name="P504"><text:span text:style-name="CharStyle37">Year after year thou sowest men </text:span><text:span text:style-name="CharStyle90">5 </text:span><text:span text:style-name="CharStyle37">like grass that grows anew,</text:span></text:p>
        <text:p text:style-name="P272"><text:span text:style-name="CharStyle25">that in the dawn is fresh and 6 flourishing,</text:span></text:p>
        <text:p text:style-name="P303"><text:span text:style-name="CharStyle25">then by twilight fades and withers.</text:span></text:p>
        <text:p text:style-name="P289"><text:span text:style-name="CharStyle37">For under thine anger we </text:span><text:span text:style-name="CharStyle90">7 </text:span><text:span text:style-name="CharStyle37">perish,</text:span></text:p>
        <text:p text:style-name="P303"><text:span text:style-name="CharStyle25">we sink in terror at thy wrath;</text:span></text:p>
        <text:p text:style-name="P74"><text:span text:style-name="CharStyle25">thou dost expose our sins<text:tab/>8</text:span></text:p>
        <text:p text:style-name="P303"><text:span text:style-name="CharStyle25">and layest our guilty secrets bare before thee;</text:span></text:p>
        <text:p text:style-name="P272"><text:span text:style-name="CharStyle25">our days all droop under thy dis- 9 pleasure,</text:span></text:p>
        <text:p text:style-name="P303"><text:span text:style-name="CharStyle25">our life is over like a sigh.</text:span></text:p>
        <text:p text:style-name="P494"><text:span text:style-name="CharStyle25">Our life is seventy years at most, 10 or eighty at the best,</text:span></text:p>
        <text:p text:style-name="P881"><text:span text:style-name="CharStyle25">a span of toil and trouble, soon over, and we flit away.</text:span></text:p>
        <text:p text:style-name="P272"><text:span text:style-name="CharStyle25">Yet who weighs the full sum of n thy displeasure?</text:span></text:p>
        <text:p text:style-name="P316"><text:span text:style-name="CharStyle37">Which of us dreads thine anger?</text:span></text:p>
        <text:p text:style-name="P29"><text:span text:style-name="CharStyle25">Oh teach us so to count our 12</text:span></text:p>
        <text:p text:style-name="P456"><text:span text:style-name="CharStyle37">days,</text:span></text:p>
        <text:p text:style-name="P323"><text:span text:style-name="CharStyle25">that we may take it to heart.</text:span></text:p>
        <text:p text:style-name="P288"><text:span text:style-name="CharStyle37">Relent, </text:span><text:span text:style-name="CharStyle90">0</text:span><text:span text:style-name="CharStyle37"> thou Eternal, and 13 delay not,</text:span></text:p>
        <text:p text:style-name="P317"><text:span text:style-name="CharStyle37">be sorry for thy servants.</text:span></text:p>
        <text:p text:style-name="P282"><text:span text:style-name="CharStyle25">Let thy love dawn on us un- 14 dimmed,</text:span></text:p>
        <text:p text:style-name="P307"><text:span text:style-name="CharStyle25">that all our life we may be glad and sing;</text:span></text:p>
        <text:p text:style-name="P130"><text:span text:style-name="CharStyle37">grant joy as long as thou hast 15 been afflicting us, for all the years we have had suffering;</text:span></text:p>
        <text:p text:style-name="P288"><text:span text:style-name="CharStyle37">let thy servants see thee at thy 16 saving work,</text:span></text:p>
        <text:p text:style-name="P307"><text:span text:style-name="CharStyle25">and let their children see thy glorious power.</text:span></text:p>
        <text:p text:style-name="P288"><text:span text:style-name="CharStyle37">Lord, may thy loving favour 17 rest on us,</text:span></text:p>
        <text:p text:style-name="P307"><text:soft-page-break/><text:span text:style-name="CharStyle25">and prosper all the work we undertake.</text:span></text:p>
      </text:section>
      <text:section text:style-name="Sect3" text:name="Section33">
        <text:list xml:id="list477247851085238076" text:style-name="L97">
          <text:list-item>
            <text:p text:style-name="P1442"><draw:frame draw:style-name="fr9" draw:name="137" text:anchor-type="paragraph" svg:x="2.261in" svg:y="5.1571in" svg:width="1.2134in" svg:height="0.0161in" draw:z-index="203"><draw:image xlink:href="Pictures/10000000000000B600000022D8F5EBA0.jpg" xlink:type="simple" xlink:show="embed" xlink:actuate="onLoad"/><draw:contour-polygon svg:width="1.2134in" svg:height="0.2264in" svg:viewBox="0 0 3082 575" draw:points="0,0 3082,0 3082,575 0,575" draw:recreate-on-edit="true"/></draw:frame><text:span text:style-name="CharStyle25"><text:tab/>Q1 Happy the man who stays -'■l by the Most High in</text:span></text:p>
          </text:list-item>
        </text:list>
        <text:p text:style-name="P810"><text:span text:style-name="CharStyle25">shelter,</text:span></text:p>
        <text:p text:style-name="P550"><text:span text:style-name="CharStyle25">who lives under the shadow of Almighty God,</text:span></text:p>
        <text:list xml:id="list182147662995525" text:continue-numbering="true" text:style-name="L97">
          <text:list-item>
            <text:p text:style-name="P1196"><text:span text:style-name="CharStyle25"><text:tab/>who calls the Eternal “My</text:span></text:p>
          </text:list-item>
        </text:list>
        <text:p text:style-name="P748"><text:span text:style-name="CharStyle25">refuge and my fortress, my God in whom I trust”!</text:span></text:p>
        <text:list xml:id="list182148683895527" text:continue-numbering="true" text:style-name="L97">
          <text:list-item>
            <text:p text:style-name="P1196"><text:span text:style-name="CharStyle25"><text:tab/>He saves you from the fowler’s</text:span></text:p>
          </text:list-item>
        </text:list>
        <text:p text:style-name="P810"><text:span text:style-name="CharStyle25">snare</text:span></text:p>
        <text:p text:style-name="P550"><text:span text:style-name="CharStyle25">and from the deadly pit;</text:span></text:p>
        <text:list xml:id="list182147357291737" text:continue-numbering="true" text:style-name="L97">
          <text:list-item>
            <text:p text:style-name="P1439"><text:span text:style-name="CharStyle25"><text:tab/>he protects you with his pinions and hides you underneath his</text:span></text:p>
          </text:list-item>
        </text:list>
        <text:p text:style-name="P816"><text:span text:style-name="CharStyle25">wings.</text:span></text:p>
        <text:list xml:id="list182148076565629" text:continue-numbering="true" text:style-name="L97">
          <text:list-item>
            <text:p text:style-name="P1196"><text:span text:style-name="CharStyle25"><text:tab/>You need not fear the terrors of</text:span></text:p>
          </text:list-item>
        </text:list>
        <text:p text:style-name="P810"><text:span text:style-name="CharStyle25">the night,</text:span></text:p>
        <text:p text:style-name="P550"><text:span text:style-name="CharStyle25">nor arrows flying in the day;</text:span></text:p>
        <text:list xml:id="list182148847253294" text:continue-numbering="true" text:style-name="L97">
          <text:list-item>
            <text:p text:style-name="P1196"><text:span text:style-name="CharStyle25"><text:tab/>you need not fear plague stalk­</text:span></text:p>
          </text:list-item>
        </text:list>
        <text:p text:style-name="P748"><text:span text:style-name="CharStyle25">ing in the dark, nor sudden death at noon;</text:span></text:p>
        <text:list xml:id="list182147772066829" text:continue-numbering="true" text:style-name="L97">
          <text:list-item>
            <text:p text:style-name="P1498"><text:span text:style-name="CharStyle25"><text:tab/>hundreds may fall beside you, thousands at your right hand, but the plague will never reach</text:span></text:p>
          </text:list-item>
        </text:list>
        <text:p text:style-name="P810"><text:span text:style-name="CharStyle25">you,</text:span></text:p>
        <text:list xml:id="list182130642258785" text:style-name="L96">
          <text:list-item>
            <text:p text:style-name="P1388"><text:span text:style-name="CharStyle25"><text:tab/>safe shielded by his faithfulness.</text:span></text:p>
          </text:list-item>
        </text:list>
        <text:list xml:id="list182130720998002" text:style-name="L97">
          <text:list-item>
            <text:p text:style-name="P1196"><text:span text:style-name="CharStyle25"><text:tab/>You have only to look on and</text:span></text:p>
          </text:list-item>
        </text:list>
        <text:p text:style-name="P810"><text:span text:style-name="CharStyle25">see</text:span></text:p>
        <text:p text:style-name="P550"><text:span text:style-name="CharStyle25">how evil men are punished;</text:span></text:p>
        <text:list xml:id="list182148471795609" text:continue-numbering="true" text:style-name="L97">
          <text:list-item>
            <text:p text:style-name="P1196"><text:span text:style-name="CharStyle25"><text:tab/>but you have sheltered beside</text:span></text:p>
          </text:list-item>
        </text:list>
        <text:p text:style-name="P810"><text:span text:style-name="CharStyle25">the Eternal,</text:span></text:p>
        <text:p text:style-name="P550"><text:span text:style-name="CharStyle25">and made the Most High God your home,</text:span></text:p>
        <text:list xml:id="list182147041406659" text:continue-numbering="true" text:style-name="L97">
          <text:list-item>
            <text:p text:style-name="P1212"><text:span text:style-name="CharStyle25"><text:tab/>so no scathe can befall you,</text:span></text:p>
          </text:list-item>
        </text:list>
        <text:p text:style-name="P550"><text:span text:style-name="CharStyle25">no plague can approach your tent.</text:span></text:p>
        <text:list xml:id="list182148549001224" text:continue-numbering="true" text:style-name="L97">
          <text:list-item>
            <text:p text:style-name="P1212"><text:span text:style-name="CharStyle25"><text:tab/>For he puts you under his</text:span></text:p>
          </text:list-item>
        </text:list>
        <text:p text:style-name="P810"><text:span text:style-name="CharStyle25">angels’ charge,</text:span></text:p>
        <text:p text:style-name="P550"><text:span text:style-name="CharStyle25">to guard you wherever you</text:span></text:p>
        <text:p text:style-name="P552"><text:span text:style-name="CharStyle25">lest you trip over a stone;</text:span></text:p>
        <text:list xml:id="list1231039075567093140" text:style-name="L98">
          <text:list-item>
            <text:p text:style-name="P1044"><text:soft-page-break/><text:span text:style-name="CharStyle25"><text:tab/>you can walk over reptiles and</text:span></text:p>
          </text:list-item>
        </text:list>
        <text:p text:style-name="P813"><text:span text:style-name="CharStyle25">cobras,</text:span></text:p>
        <text:p text:style-name="P554"><text:span text:style-name="CharStyle25">trampling on lions and on drag­ons.</text:span></text:p>
        <text:list xml:id="list182148496137217" text:continue-numbering="true" text:style-name="L98">
          <text:list-item>
            <text:p text:style-name="P1213"><text:span text:style-name="CharStyle25"><text:tab/>“He clings to me, so I deliver</text:span></text:p>
          </text:list-item>
        </text:list>
        <text:p text:style-name="P810"><text:span text:style-name="CharStyle25">him;</text:span></text:p>
        <text:list xml:id="list995963366156838616" text:style-name="L99">
          <text:list-item>
            <text:p text:style-name="P1455"><text:span text:style-name="CharStyle25"><text:tab/>set him safe, because he cares for me;</text:span></text:p>
          </text:list-item>
        </text:list>
        <text:p text:style-name="P168"><text:span text:style-name="CharStyle25">I will answer his cry and be with 15 him in trouble,</text:span></text:p>
        <text:p text:style-name="P168"><text:span text:style-name="CharStyle25">delivering him and honouring</text:span></text:p>
        <text:p text:style-name="P427"><text:span text:style-name="CharStyle25">him;</text:span></text:p>
        <text:p text:style-name="P158"><text:span text:style-name="CharStyle25">I will satisfy him with long life, 16 and let him see my saving care.”</text:span></text:p>
        <text:p text:style-name="P188"><text:span text:style-name="CharStyle69">A song for the sabbath. To be</text:span></text:p>
        <text:p text:style-name="P213"><text:span text:style-name="CharStyle69">accompanied.</text:span></text:p>
        <text:p text:style-name="P168"><text:span text:style-name="CharStyle25">It is a joy to give thanks to nn 1 the Eternal,</text:span></text:p>
        <text:p text:style-name="P206"><text:span text:style-name="CharStyle25">to sing thy praise, 0 thou Most High,</text:span></text:p>
        <text:p text:style-name="P168"><text:span text:style-name="CharStyle25">to proclaim thy goodness in the 2 morning</text:span></text:p>
        <text:p text:style-name="P532"><text:span text:style-name="CharStyle25">and thy faithfulness at night, to the sound of a ten-stringed 3 lute,</text:span></text:p>
        <text:p text:style-name="P532"><text:span text:style-name="CharStyle25">to the sweet music of the lyre; thy doings have made me glad, 4 </text:span><text:span text:style-name="CharStyle75">0</text:span><text:span text:style-name="CharStyle25"> thou Eternal,</text:span></text:p>
        <text:p text:style-name="P206"><text:span text:style-name="CharStyle25">I sing for joy at all that thou hast done.</text:span></text:p>
        <text:p text:style-name="P168"><text:span text:style-name="CharStyle25">How great thy deeds are, </text:span><text:span text:style-name="CharStyle75">0</text:span><text:span text:style-name="CharStyle25"> 5 Eternal,</text:span></text:p>
        <text:p text:style-name="P206"><text:span text:style-name="CharStyle25">how deep are thy designs!</text:span></text:p>
        <text:p text:style-name="P168"><text:span text:style-name="CharStyle25">The dull man does not see, 6</text:span></text:p>
        <text:p text:style-name="P206"><text:span text:style-name="CharStyle25">the senseless does not under­stand,</text:span></text:p>
        <text:p text:style-name="P168"><text:span text:style-name="CharStyle25">that when bad men thrive like 7 grass,</text:span></text:p>
        <text:p text:style-name="P206"><text:span text:style-name="CharStyle25">and evildoers flourish,</text:span></text:p>
        <text:p text:style-name="P168"><text:span text:style-name="CharStyle25">’tis only to be rooted up for ever,</text:span></text:p>
        <text:p text:style-name="P215"><text:span text:style-name="CharStyle25">while thou art supreme ever, 8 </text:span><text:span text:style-name="CharStyle75">0</text:span><text:span text:style-name="CharStyle25"> Eternal.</text:span></text:p>
        <text:p text:style-name="P168"><text:span text:style-name="CharStyle25">Yonder are thy foes, O thou 9 Eternal,</text:span></text:p>
        <text:p text:style-name="P210"><text:span text:style-name="CharStyle25">yonder are thy foes, de­stroyed!—</text:span></text:p>
        <text:p text:style-name="P210"><text:span text:style-name="CharStyle25">all evildoers scattered!</text:span></text:p>
        <text:p text:style-name="P173"><text:span text:style-name="CharStyle25">But thou dost raise me high to 10 honour,</text:span></text:p>
        <text:p text:style-name="P210"><text:soft-page-break/><text:span text:style-name="CharStyle25">thou dost revive my failing strength;</text:span></text:p>
        <text:p text:style-name="P173"><text:span text:style-name="CharStyle25">I feast mine eyes on my defeated 11 foes,</text:span></text:p>
        <text:p text:style-name="P216"><text:span text:style-name="CharStyle25">I hear with joy my enemies’ doom.</text:span></text:p>
        <text:p text:style-name="P186"><text:span text:style-name="CharStyle25">But good men flourish like a 12 palm,</text:span></text:p>
        <text:p text:style-name="P1414"><text:span text:style-name="CharStyle25">and grow like ce'dars on Leb­anon;</text:span></text:p>
        <text:list xml:id="list5962117665384541086" text:style-name="L100">
          <text:list-item>
            <text:p text:style-name="P1086"><text:span text:style-name="CharStyle25"><text:tab/>planted inside the Eternal’s pre­</text:span></text:p>
          </text:list-item>
        </text:list>
        <text:p text:style-name="P402"><text:span text:style-name="CharStyle25">cincts,</text:span></text:p>
        <text:p text:style-name="P246"><text:span text:style-name="CharStyle25">they flourish in the courts of our God,</text:span></text:p>
        <text:list xml:id="list182148661921441" text:continue-numbering="true" text:style-name="L100">
          <text:list-item>
            <text:p text:style-name="P1244"><text:span text:style-name="CharStyle25"><text:tab/>still bearing fruit when they</text:span></text:p>
          </text:list-item>
        </text:list>
        <text:p text:style-name="P402"><text:span text:style-name="CharStyle25">are old,</text:span></text:p>
        <text:p text:style-name="P246"><text:span text:style-name="CharStyle25">still fresh and green—</text:span></text:p>
        <text:list xml:id="list182147180679687" text:continue-numbering="true" text:style-name="L100">
          <text:list-item>
            <text:p text:style-name="P1244"><text:span text:style-name="CharStyle25"><text:tab/>showing how just the Eternal is,</text:span></text:p>
          </text:list-item>
        </text:list>
        <text:p text:style-name="P255"><text:span text:style-name="CharStyle25">my Strength who never errs.</text:span></text:p>
        <text:p text:style-name="P31"><text:span text:style-name="CharStyle25">iQO The Eternal is reigning, </text:span><text:span text:style-name="CharStyle75">-^'4</text:span><text:span text:style-name="CharStyle25"> robed in majesty; the Eternal is robed with a girdle of power.</text:span></text:p>
        <text:p text:style-name="P689"><text:span text:style-name="CharStyle25">Thou hast steadied and settled the world,</text:span></text:p>
        <text:list xml:id="list182129925205126" text:style-name="L90">
          <text:list-item>
            <text:p text:style-name="P1091"><text:span text:style-name="CharStyle25"><text:tab/>thy throne stands firm from of</text:span></text:p>
          </text:list-item>
        </text:list>
        <text:p text:style-name="P402"><text:span text:style-name="CharStyle25">old,</text:span></text:p>
        <text:p text:style-name="P246"><text:span text:style-name="CharStyle25">thou art from all eternity.</text:span></text:p>
        <text:list xml:id="list182147947070577" text:continue-numbering="true" text:style-name="L90">
          <text:list-item>
            <text:p text:style-name="P1091"><text:span text:style-name="CharStyle25"><text:tab/>The floods may storm, O thou</text:span></text:p>
          </text:list-item>
        </text:list>
        <text:p text:style-name="P402"><text:span text:style-name="CharStyle25">Eternal,</text:span></text:p>
        <text:p text:style-name="P525"><text:span text:style-name="CharStyle25">the floods may storm aloud, the floods may storm and thunder;</text:span></text:p>
        <text:list xml:id="list182147237888891" text:continue-numbering="true" text:style-name="L90">
          <text:list-item>
            <text:p text:style-name="P1154"><text:span text:style-name="CharStyle25"><text:tab/>but high above the roaring bil­</text:span></text:p>
          </text:list-item>
        </text:list>
        <text:p text:style-name="P402"><text:span text:style-name="CharStyle25">lows,</text:span></text:p>
        <text:p text:style-name="P246"><text:span text:style-name="CharStyle25">high above the ocean break­ers,</text:span></text:p>
        <text:p text:style-name="P246"><text:span text:style-name="CharStyle25">the Eternal stands supreme.</text:span></text:p>
        <text:list xml:id="list182147343301625" text:continue-numbering="true" text:style-name="L90">
          <text:list-item>
            <text:p text:style-name="P1154"><text:span text:style-name="CharStyle25"><text:tab/>Thine own authority will never</text:span></text:p>
          </text:list-item>
        </text:list>
        <text:p text:style-name="P402"><text:span text:style-name="CharStyle25">fail,</text:span></text:p>
        <text:p text:style-name="P246"><text:span text:style-name="CharStyle25">thy house will never lose its sanctity,</text:span></text:p>
        <text:p text:style-name="P246"><text:span text:style-name="CharStyle25">O thou Eternal One. </text:span><text:span text:style-name="CharStyle25"><text:span text:style-name="T1"><text:note text:id="ftn44" text:note-class="footnote"><text:note-citation>0</text:note-citation><text:note-body><text:p text:style-name="P102"><text:span text:style-name="CharStyle4"><text:tab/>Q/l O thou Eternal, thou</text:span></text:p><text:p text:style-name="P676"><text:span text:style-name="CharStyle4">avenging God,</text:span></text:p><text:p text:style-name="P676"><text:span text:style-name="CharStyle4">O thou avenging God, appear;</text:span></text:p></text:note-body></text:note></text:span></text:span><text:span text:style-name="CharStyle25"><text:span text:style-name="T1"> </text:span></text:span><text:span text:style-name="CharStyle25"><text:span text:style-name="T1"><text:note text:id="ftn45" text:note-class="footnote"><text:note-citation>0</text:note-citation><text:note-body><text:p text:style-name="P103"><text:span text:style-name="CharStyle4"><text:tab/>rise up, O Ruler of the world,</text:span></text:p><text:p text:style-name="P617"><text:span text:style-name="CharStyle4">and let the haughty have what they deserve!</text:span></text:p></text:note-body></text:note></text:span></text:span><text:span text:style-name="CharStyle25"><text:span text:style-name="T1"> </text:span></text:span><text:span text:style-name="CharStyle25"><text:span text:style-name="T1"><text:note text:id="ftn46" text:note-class="footnote"><text:note-citation>0</text:note-citation><text:note-body><text:p text:style-name="P103"><text:span text:style-name="CharStyle4"><text:tab/>How long is it to last, O thou</text:span></text:p><text:p text:style-name="P708"><text:span text:style-name="CharStyle4">Eternal,</text:span></text:p><text:p text:style-name="P595"><text:span text:style-name="CharStyle4">this exultation of ungodly men,</text:span></text:p></text:note-body></text:note></text:span></text:span><text:span text:style-name="CharStyle25"><text:span text:style-name="T1"> </text:span></text:span><text:span text:style-name="CharStyle25"><text:span text:style-name="T1"><text:note text:id="ftn47" text:note-class="footnote"><text:note-citation>0</text:note-citation><text:note-body><text:p text:style-name="P100"><text:span text:style-name="CharStyle4"><text:tab/>blustering insolently, the evil­</text:span></text:p><text:p text:style-name="P837"><text:span text:style-name="CharStyle4">doers—</text:span></text:p><text:p text:style-name="P431"><text:span text:style-name="CharStyle4">lording it arrogantly?</text:span></text:p></text:note-body></text:note></text:span></text:span></text:p>
        <text:p text:style-name="P168"><text:span text:style-name="CharStyle25">They crush thy people, O Eter- </text:span><text:span text:style-name="CharStyle75">5 </text:span><text:span text:style-name="CharStyle25">nal,</text:span></text:p>
        <text:p text:style-name="P206"><text:span text:style-name="CharStyle25">thy heritage they are harry- . ing,</text:span></text:p>
        <text:p text:style-name="P168"><text:span text:style-name="CharStyle25">killing the widow and the for- </text:span><text:span text:style-name="CharStyle75">6 </text:span><text:span text:style-name="CharStyle25">eigner</text:span></text:p>
        <text:p text:style-name="P206"><text:span text:style-name="CharStyle25">and murdering the fatherless;</text:span></text:p>
        <text:p text:style-name="P206"><text:span text:style-name="CharStyle25">and they think the Eternal </text:span><text:span text:style-name="CharStyle75">7 </text:span><text:span text:style-name="CharStyle25">never sees them—</text:span></text:p>
        <text:p text:style-name="P214"><text:soft-page-break/><text:span text:style-name="CharStyle25">Jacob’s God will never heed them!</text:span></text:p>
        <text:p text:style-name="P176"><text:span text:style-name="CharStyle25">But mark this, dullest of the </text:span><text:span text:style-name="CharStyle75">8 </text:span><text:span text:style-name="CharStyle25">dull—</text:span></text:p>
        <text:p text:style-name="P206"><text:span text:style-name="CharStyle25">when will you understand, O senseless men?—</text:span></text:p>
        <text:p text:style-name="P168"><text:span text:style-name="CharStyle25">is he deaf, he who made the </text:span><text:span text:style-name="CharStyle75">9 </text:span><text:span text:style-name="CharStyle25">ear?</text:span></text:p>
        <text:p text:style-name="P206"><text:span text:style-name="CharStyle25">Is he blind, he who formed the eye?</text:span></text:p>
        <text:p text:style-name="P168"><text:span text:style-name="CharStyle25">Can he not punish men, he who 10 is training them?</text:span></text:p>
        <text:p text:style-name="P206"><text:span text:style-name="CharStyle25">Has he no knowledge, he who teaches men?</text:span></text:p>
        <text:p text:style-name="P168"><text:span text:style-name="CharStyle25">Knowledge! The Eternal knows n that human plans</text:span></text:p>
        <text:p text:style-name="P218"><text:span text:style-name="CharStyle25">are but an empty breath!</text:span></text:p>
        <text:p text:style-name="P168"><text:span text:style-name="CharStyle25">Happy is he who has thy dis- 12 cipline</text:span></text:p>
        <text:p text:style-name="P206"><text:span text:style-name="CharStyle25">and thine instruction, train­ing him</text:span></text:p>
        <text:p text:style-name="P168"><text:span text:style-name="CharStyle25">calmly to wait on, in adversity, 13</text:span></text:p>
        <text:p text:style-name="P206"><text:span text:style-name="CharStyle25">till a pit is dug for the un­godly!</text:span></text:p>
        <text:p text:style-name="P168"><text:span text:style-name="CharStyle25">For the Eternal will not leave 14 his people,</text:span></text:p>
        <text:p text:style-name="P206"><text:span text:style-name="CharStyle25">never will he forsake his own;</text:span></text:p>
        <text:p text:style-name="P176"><text:span text:style-name="CharStyle25">no, goodness shall have justice 15 done to it—</text:span></text:p>
        <text:p text:style-name="P214"><text:span text:style-name="CharStyle25">the future is with men of up­right mind.</text:span></text:p>
        <text:p text:style-name="P176"><text:span text:style-name="CharStyle25">Who is my champion against 16 the ungodly?</text:span></text:p>
        <text:p text:style-name="P206"><text:span text:style-name="CharStyle25">Who sides with me against the evildoers?</text:span></text:p>
        <text:p text:style-name="P168"><text:span text:style-name="CharStyle25">If the Eternal had not been my 17 help,</text:span></text:p>
        <text:p text:style-name="P206"><text:span text:style-name="CharStyle25">I would have soon passed to the silent land.</text:span></text:p>
        <text:list xml:id="list2791005764929777748" text:style-name="L101">
          <text:list-item>
            <text:p text:style-name="P1245"><text:span text:style-name="CharStyle25"><text:tab/>When I think my foot is slip­</text:span></text:p>
          </text:list-item>
        </text:list>
        <text:p text:style-name="P357"><text:span text:style-name="CharStyle37">ping.</text:span></text:p>
        <text:p text:style-name="P365"><text:span text:style-name="CharStyle25">thy goodness, </text:span><text:span text:style-name="CharStyle75">0</text:span><text:span text:style-name="CharStyle25"> Eternal, holds me up;</text:span></text:p>
        <text:list xml:id="list182148084856389" text:continue-numbering="true" text:style-name="L101">
          <text:list-item>
            <text:p text:style-name="P1214"><text:span text:style-name="CharStyle25"><text:tab/>when doubts crowd into my</text:span></text:p>
          </text:list-item>
        </text:list>
        <text:p text:style-name="P343"><text:span text:style-name="CharStyle25">mind,</text:span></text:p>
        <text:p text:style-name="P377"><text:span text:style-name="CharStyle25">thy comforts cheer me.</text:span></text:p>
        <text:list xml:id="list182147382239528" text:continue-numbering="true" text:style-name="L101">
          <text:list-item>
            <text:p text:style-name="P1106"><text:span text:style-name="CharStyle25"><text:tab/>Can evil rulers have thee for an</text:span></text:p>
          </text:list-item>
        </text:list>
        <text:p text:style-name="P343"><text:span text:style-name="CharStyle25">ally,</text:span></text:p>
        <text:p text:style-name="P365"><text:span text:style-name="CharStyle25">who work us injury by law,</text:span></text:p>
        <text:list xml:id="list182147974172200" text:continue-numbering="true" text:style-name="L101">
          <text:list-item>
            <text:p text:style-name="P1106"><text:soft-page-break/><text:span text:style-name="CharStyle25"><text:tab/>who make an onset upon honest</text:span></text:p>
          </text:list-item>
        </text:list>
        <text:p text:style-name="P343"><text:span text:style-name="CharStyle25">men,</text:span></text:p>
        <text:p text:style-name="P365"><text:span text:style-name="CharStyle25">and doom the innocent to death?</text:span></text:p>
        <text:list xml:id="list182148926716013" text:continue-numbering="true" text:style-name="L101">
          <text:list-item>
            <text:p text:style-name="P1119"><text:span text:style-name="CharStyle25"><text:tab/>No, the Eternal who is my pro­</text:span></text:p>
          </text:list-item>
        </text:list>
        <text:p text:style-name="P343"><text:span text:style-name="CharStyle25">tection,</text:span></text:p>
        <text:p text:style-name="P365"><text:span text:style-name="CharStyle25">my God who is my strength, my safety—</text:span></text:p>
        <text:list xml:id="list182148438974904" text:continue-numbering="true" text:style-name="L101">
          <text:list-item>
            <text:p text:style-name="P1119"><text:span text:style-name="CharStyle25"><text:tab/>may he requite them for their</text:span></text:p>
          </text:list-item>
        </text:list>
        <text:p text:style-name="P343"><text:span text:style-name="CharStyle25">crime,</text:span></text:p>
        <text:p text:style-name="P377"><text:span text:style-name="CharStyle25">and for their evil make an end of them!</text:span></text:p>
        <text:list xml:id="list254461018742547751" text:style-name="L102">
          <text:list-item>
            <text:p text:style-name="P1340"><text:span text:style-name="CharStyle25"><text:tab/>np Oh come let us sing to the</text:span></text:p>
          </text:list-item>
        </text:list>
        <text:p text:style-name="P365"><text:span text:style-name="CharStyle25">O Eternal,</text:span></text:p>
        <text:p text:style-name="P365"><text:span text:style-name="CharStyle25">let us sing loudly to our saving Strength,</text:span></text:p>
        <text:list xml:id="list182147785100958" text:continue-numbering="true" text:style-name="L102">
          <text:list-item>
            <text:p text:style-name="P1227"><text:span text:style-name="CharStyle25"><text:tab/>let us come before him with</text:span></text:p>
          </text:list-item>
        </text:list>
        <text:p text:style-name="P343"><text:span text:style-name="CharStyle25">thanksgiving,</text:span></text:p>
        <text:p text:style-name="P365"><text:span text:style-name="CharStyle25">shouting to him songs of praise!</text:span></text:p>
        <text:list xml:id="list182148776275844" text:continue-numbering="true" text:style-name="L102">
          <text:list-item>
            <text:p text:style-name="P1227"><text:span text:style-name="CharStyle25"><text:tab/>For a great God is the Eter­</text:span></text:p>
          </text:list-item>
        </text:list>
        <text:p text:style-name="P343"><text:span text:style-name="CharStyle25">nal,</text:span></text:p>
        <text:p text:style-name="P365"><text:span text:style-name="CharStyle25">the great King of all the gods;</text:span></text:p>
        <text:list xml:id="list182148809714132" text:continue-numbering="true" text:style-name="L102">
          <text:list-item>
            <text:p text:style-name="P1227"><text:span text:style-name="CharStyle25"><text:tab/>the depths of earth he in his</text:span></text:p>
          </text:list-item>
        </text:list>
        <text:p text:style-name="P343"><text:span text:style-name="CharStyle25">hand,</text:span></text:p>
        <text:p text:style-name="P365"><text:span text:style-name="CharStyle25">the mountain-peaks are his,</text:span></text:p>
        <text:list xml:id="list182147660562842" text:continue-numbering="true" text:style-name="L102">
          <text:list-item>
            <text:p text:style-name="P1227"><text:span text:style-name="CharStyle25"><text:tab/>he made the sea, he made the</text:span></text:p>
          </text:list-item>
        </text:list>
        <text:p text:style-name="P343"><text:span text:style-name="CharStyle25">land,</text:span></text:p>
        <text:p text:style-name="P365"><text:span text:style-name="CharStyle25">and sea and land are his.</text:span></text:p>
        <text:list xml:id="list182148778992617" text:continue-numbering="true" text:style-name="L102">
          <text:list-item>
            <text:p text:style-name="P1227"><text:span text:style-name="CharStyle25"><text:tab/>Come, let us worship and how</text:span></text:p>
          </text:list-item>
        </text:list>
        <text:p text:style-name="P343"><text:span text:style-name="CharStyle25">dowh,</text:span></text:p>
        <text:p text:style-name="P365"><text:span text:style-name="CharStyle25">kneeling to him who made us;</text:span></text:p>
        <text:list xml:id="list182147777293120" text:continue-numbering="true" text:style-name="L102">
          <text:list-item>
            <text:p text:style-name="P1227"><text:span text:style-name="CharStyle25"><text:tab/>the Eternal is our God, and we</text:span></text:p>
          </text:list-item>
        </text:list>
        <text:p text:style-name="P365"><text:span text:style-name="CharStyle25">the people whom he shep­herds.</text:span></text:p>
        <text:p text:style-name="P626"><text:span text:style-name="CharStyle25">* </text:span><text:span text:style-name="CharStyle31">*</text:span><text:span text:style-name="CharStyle25"> *</text:span></text:p>
        <text:p text:style-name="P929"><text:soft-page-break/><text:span text:style-name="CharStyle25">... if you would only listen to my voice to-day,</text:span></text:p>
        <text:p text:style-name="P272"><text:span text:style-name="CharStyle25">and be not stubborn as at 8 Meribah,</text:span></text:p>
        <text:p text:style-name="P303"><text:span text:style-name="CharStyle25">as once at Massa in the wilderness,</text:span></text:p>
        <text:p text:style-name="P272"><text:span text:style-name="CharStyle25">when your forefathers doubted 9 me,</text:span></text:p>
        <text:p text:style-name="P303"><text:span text:style-name="CharStyle25">and tested me, though they had felt my power.</text:span></text:p>
        <text:p text:style-name="P272"><text:span text:style-name="CharStyle25">For forty years I loathed that 10 generation;</text:span></text:p>
        <text:p text:style-name="P303"><text:span text:style-name="CharStyle25">I said, “They are a senseless people,</text:span></text:p>
        <text:p text:style-name="P303"><text:span text:style-name="CharStyle25">who care not for my ways”;</text:span></text:p>
        <text:p text:style-name="P272"><text:span text:style-name="CharStyle25">so I swore in solemn anger, 11</text:span></text:p>
        <text:p text:style-name="P326"><text:span text:style-name="CharStyle25">they should never reach my rest.</text:span></text:p>
        <text:p text:style-name="P272"><text:span text:style-name="CharStyle25">Sing a new song to the </text:span><text:span text:style-name="CharStyle31">(\/Z</text:span><text:span text:style-name="CharStyle25"> </text:span><text:span text:style-name="CharStyle25"><text:span text:style-name="T1">1 </text:span></text:span><text:span text:style-name="CharStyle25">Eternal,</text:span></text:p>
        <text:p text:style-name="P303"><text:span text:style-name="CharStyle25">sing, all the earth, to the Eternal,</text:span></text:p>
        <text:p text:style-name="P272"><text:span text:style-name="CharStyle25">sing to the Eternal, praise him, 2</text:span></text:p>
        <text:p text:style-name="P303"><text:span text:style-name="CharStyle25">day after day tell of his saving aid;</text:span></text:p>
        <text:p text:style-name="P272"><text:span text:style-name="CharStyle25">let the heathen hear his glory, 3</text:span></text:p>
        <text:p text:style-name="P303"><text:span text:style-name="CharStyle25">let every nation know his wondrous deeds.</text:span></text:p>
        <text:p text:style-name="P272"><text:span text:style-name="CharStyle25">For great is the Eternal, loudly 4 to be praised,</text:span></text:p>
        <text:p text:style-name="P303"><text:span text:style-name="CharStyle25">and to be feared above all gods;</text:span></text:p>
        <text:p text:style-name="P272"><text:span text:style-name="CharStyle25">for all gods of the nations are 5 mere idols,</text:span></text:p>
        <text:p text:style-name="P303"><text:span text:style-name="CharStyle25">but the Eternal made the heavens;</text:span></text:p>
        <text:p text:style-name="P272"><text:span text:style-name="CharStyle25">grandeur and majesty attend 6 him,</text:span></text:p>
        <text:p text:style-name="P321"><text:span text:style-name="CharStyle25">splendour and power are in his sanctuary.</text:span></text:p>
        <text:p text:style-name="P272"><text:span text:style-name="CharStyle25">Praise the Eternal, O families of 7 the nations,</text:span></text:p>
        <text:p text:style-name="P272"><text:span text:style-name="CharStyle25">praise the Eternal for his glory and his might!</text:span></text:p>
        <text:p text:style-name="P272"><text:span text:style-name="CharStyle25">praise the Eternal for his own 8 open glory,</text:span></text:p>
        <text:p text:style-name="P272"><text:span text:style-name="CharStyle25">enter his courts with an offering,</text:span></text:p>
        <text:p text:style-name="P272"><text:span text:style-name="CharStyle25">kneel before God in sacred vest- 9 ments,</text:span></text:p>
        <text:p text:style-name="P272"><text:span text:style-name="CharStyle25">tremble before him, all the earth.</text:span></text:p>
      </text:section>
      <text:section text:style-name="Sect3" text:name="Section34">
        <text:list xml:id="list182129734085542" text:style-name="L61">
          <text:list-item>
            <text:p text:style-name="P1371"><text:span text:style-name="CharStyle25"><text:tab/>Proclaim to pagans that the</text:span></text:p>
          </text:list-item>
        </text:list>
        <text:p text:style-name="P343"><text:span text:style-name="CharStyle25">Eternal reigns;</text:span></text:p>
        <text:p text:style-name="P913"><text:span text:style-name="CharStyle25">he has steadied and settled the world,</text:span></text:p>
        <text:p text:style-name="P849"><text:span text:style-name="CharStyle25">he will rule the nations justly.</text:span></text:p>
        <text:list xml:id="list182146937721322" text:continue-numbering="true" text:style-name="L61">
          <text:list-item>
            <text:p text:style-name="P1327"><text:span text:style-name="CharStyle25"><text:tab/>Let the skies be glad, let earth</text:span></text:p>
          </text:list-item>
        </text:list>
        <text:p text:style-name="P343"><text:span text:style-name="CharStyle25">rejoice,</text:span></text:p>
        <text:p text:style-name="P913"><text:span text:style-name="CharStyle25">let the sea and all within it thunder praise,</text:span></text:p>
        <text:list xml:id="list182147320561089" text:continue-numbering="true" text:style-name="L61">
          <text:list-item>
            <text:p text:style-name="P1327"><text:span text:style-name="CharStyle25"><text:tab/>let the land and all it holds</text:span></text:p>
          </text:list-item>
        </text:list>
        <text:p text:style-name="P343"><text:span text:style-name="CharStyle25">exult,</text:span></text:p>
        <text:p text:style-name="P913"><text:span text:style-name="CharStyle25">let all trees of the forest sing for joy</text:span></text:p>
        <text:list xml:id="list182147760656719" text:continue-numbering="true" text:style-name="L61">
          <text:list-item>
            <text:p text:style-name="P1327"><text:span text:style-name="CharStyle25"><text:tab/>at the Eternal’s presence—for</text:span></text:p>
          </text:list-item>
        </text:list>
        <text:p text:style-name="P343"><text:span text:style-name="CharStyle25">he comes,</text:span></text:p>
        <text:p text:style-name="P848"><text:span text:style-name="CharStyle25">he comes to rule the earth, to rule the world with justice and the nations faithfully.</text:span></text:p>
        <text:list xml:id="list1481658338337594524" text:style-name="L103">
          <text:list-item>
            <text:p text:style-name="P1499"><text:span text:style-name="CharStyle25"><text:tab/>The Eternal reigns! Let </text:span><text:span text:style-name="CharStyle31">•</text:span><text:span text:style-name="CharStyle25"> earth rejoice,</text:span></text:p>
          </text:list-item>
        </text:list>
        <text:p text:style-name="P365"><text:span text:style-name="CharStyle25">let many a shore be glad.</text:span></text:p>
        <text:list xml:id="list182146924978891" text:continue-numbering="true" text:style-name="L103">
          <text:list-item>
            <text:p text:style-name="P1228"><text:span text:style-name="CharStyle25"><text:tab/>His throne rests upon equity</text:span></text:p>
          </text:list-item>
        </text:list>
        <text:p text:style-name="P343"><text:span text:style-name="CharStyle25">and justice;</text:span></text:p>
        <text:p text:style-name="P365"><text:span text:style-name="CharStyle25">clouds and darkness surround him,</text:span></text:p>
        <text:list xml:id="list182147478102557" text:continue-numbering="true" text:style-name="L103">
          <text:list-item>
            <text:p text:style-name="P1228"><text:span text:style-name="CharStyle25"><text:tab/>fire burns in front of him</text:span></text:p>
          </text:list-item>
        </text:list>
        <text:p text:style-name="P365"><text:span text:style-name="CharStyle25">and blazes round his steps,</text:span></text:p>
        <text:list xml:id="list182148001743081" text:continue-numbering="true" text:style-name="L103">
          <text:list-item>
            <text:p text:style-name="P1228"><text:span text:style-name="CharStyle25"><text:tab/>his lightnings illumine the</text:span></text:p>
          </text:list-item>
        </text:list>
        <text:p text:style-name="P343"><text:span text:style-name="CharStyle25">world,</text:span></text:p>
        <text:p text:style-name="P365"><text:span text:style-name="CharStyle25">till earth shivers at the sight;</text:span></text:p>
        <text:list xml:id="list182148604394665" text:continue-numbering="true" text:style-name="L103">
          <text:list-item>
            <text:p text:style-name="P1228"><text:span text:style-name="CharStyle25"><text:tab/>the mountains melt like wax</text:span></text:p>
          </text:list-item>
        </text:list>
        <text:p text:style-name="P365"><text:span text:style-name="CharStyle25">before the Lord of all the earth;</text:span></text:p>
        <text:list xml:id="list182148430324666" text:continue-numbering="true" text:style-name="L103">
          <text:list-item>
            <text:p text:style-name="P1228"><text:span text:style-name="CharStyle25"><text:tab/>the heavens proclaim his high</text:span></text:p>
          </text:list-item>
        </text:list>
        <text:p text:style-name="P343"><text:span text:style-name="CharStyle25">authority,</text:span></text:p>
        <text:p text:style-name="P365"><text:span text:style-name="CharStyle25">all nations see his majesty. </text:span><text:span text:style-name="CharStyle25"><text:span text:style-name="T1"><text:note text:id="ftn48" text:note-class="footnote"><text:note-citation>0</text:note-citation><text:note-body><text:p text:style-name="P101"><text:span text:style-name="CharStyle4"><text:tab/>All worshippers of images were</text:span></text:p><text:p text:style-name="P354"><text:span text:style-name="CharStyle4">confounded—</text:span></text:p><text:p text:style-name="P371"><text:span text:style-name="CharStyle4">so proud of their empty idols!—</text:span></text:p><text:p text:style-name="P371"><text:span text:style-name="CharStyle4">all gods lay prostrate at his feet.</text:span></text:p></text:note-body></text:note></text:span></text:span><text:span text:style-name="CharStyle25"><text:span text:style-name="T1"> </text:span></text:span><text:span text:style-name="CharStyle25"><text:span text:style-name="T1"><text:note text:id="ftn49" text:note-class="footnote"><text:note-citation>0</text:note-citation><text:note-body><text:p text:style-name="P100"><text:span text:style-name="CharStyle4"><text:tab/>Sion heard it and rejoiced,</text:span></text:p><text:p text:style-name="P443"><text:span text:style-name="CharStyle4">the towns of Judah were in joy at thy saving deeds, O thou Eternal;</text:span></text:p></text:note-body></text:note></text:span></text:span><text:span text:style-name="CharStyle25"><text:span text:style-name="T1"> </text:span></text:span><text:span text:style-name="CharStyle25"><text:span text:style-name="T1"><text:note text:id="ftn50" text:note-class="footnote"><text:note-citation>0</text:note-citation><text:note-body><text:p text:style-name="P100"><text:span text:style-name="CharStyle4"><text:tab/>for thou art the Most High o’er</text:span></text:p><text:p text:style-name="P354"><text:span text:style-name="CharStyle4">all the earth,</text:span></text:p></text:note-body></text:note></text:span></text:span></text:p>
        <text:p text:style-name="P332"><text:span text:style-name="CharStyle25">thou hast proved greater far than any god.</text:span></text:p>
        <text:p text:style-name="P272"><text:span text:style-name="CharStyle25">Those who hate evil the Eternal 10 loves,</text:span></text:p>
        <text:p text:style-name="P631"><text:soft-page-break/><text:span text:style-name="CharStyle25">he saves his followers alive, rescuing them from evil men. Light dawns for the just,<text:tab/>n</text:span></text:p>
        <text:p text:style-name="P303"><text:span text:style-name="CharStyle25">and happiness for men of up­right mind;</text:span></text:p>
        <text:p text:style-name="P159"><text:span text:style-name="CharStyle25">rejoice, ye just, in the Eternal, 12 give thanks as you recall his sacred name.</text:span></text:p>
        <text:p text:style-name="P614"><text:span text:style-name="CharStyle69">A song.</text:span></text:p>
        <text:p text:style-name="P276"><text:span text:style-name="CharStyle25">Oh sing a new song to the </text:span><text:span text:style-name="CharStyle32">aq i E</text:span><text:span text:style-name="CharStyle25">ternal,<text:tab/></text:span><text:span text:style-name="CharStyle31">ZrO</text:span></text:p>
        <text:p text:style-name="P629"><text:span text:style-name="CharStyle25">for marvels he has done, his right hand has won victory by his majestic power; the Eternal has let the nations see </text:span><text:span text:style-name="CharStyle75">2 </text:span><text:span text:style-name="CharStyle25">his triumph and his victory.</text:span></text:p>
        <text:p text:style-name="P272"><text:span text:style-name="CharStyle25">He has remembered to be kind 3 to Jacob</text:span></text:p>
        <text:p text:style-name="P303"><text:span text:style-name="CharStyle25">and loyal to the house of Israel;</text:span></text:p>
        <text:p text:style-name="P31"><text:span text:style-name="CharStyle25">from end to end the world has</text:span></text:p>
        <text:p text:style-name="P451"><text:span text:style-name="CharStyle25">seen</text:span></text:p>
        <text:p text:style-name="P643"><text:span text:style-name="CharStyle25">the victory of our God.</text:span></text:p>
        <text:p text:style-name="P272"><text:span text:style-name="CharStyle25">Shout praise, all earth, to the 4 Eternal,</text:span></text:p>
        <text:p text:style-name="P629"><text:span text:style-name="CharStyle25">break into music and song, praise the Eternal with the lyre, 5 with lyre and song, shout praise before the King, 6 the Eternal,</text:span></text:p>
        <text:p text:style-name="P612"><text:span text:style-name="CharStyle25">with bugle and with cornet.</text:span></text:p>
        <text:p text:style-name="P163"><text:span text:style-name="CharStyle25">Let the sea and all within it </text:span><text:span text:style-name="CharStyle75">7 </text:span><text:span text:style-name="CharStyle25">thunder praise, the world and its inhabitants, let rivers clap their hands, 8 let mountains sing in chorus before the Eternal—for he comes 9 to rule the world, to rule the world with justice, nations with equity.</text:span></text:p>
        <text:p text:style-name="P58"><text:span text:style-name="CharStyle25">The Eternal is king! Let QQ </text:span><text:span text:style-name="CharStyle25"><text:span text:style-name="T1">1 </text:span></text:span><text:span text:style-name="CharStyle25">the nations shake! </text:span><text:span text:style-name="CharStyle31">ZsZs </text:span><text:span text:style-name="CharStyle25">He is enthroned! Let the world quake!</text:span></text:p>
        <text:list xml:id="list182130471573543" text:style-name="L79">
          <text:list-item>
            <text:p text:style-name="P1372"><text:span text:style-name="CharStyle25"><text:tab/>Great is the Eternal within Sion,</text:span></text:p>
          </text:list-item>
        </text:list>
        <text:p text:style-name="P334"><text:span text:style-name="CharStyle25">high over all nations.</text:span></text:p>
        <text:list xml:id="list182148858978025" text:continue-numbering="true" text:style-name="L79">
          <text:list-item>
            <text:p text:style-name="P1341"><text:span text:style-name="CharStyle25"><text:tab/>Praise to him, so great and</text:span></text:p>
          </text:list-item>
        </text:list>
        <text:p text:style-name="P469"><text:span text:style-name="CharStyle25">dread!</text:span></text:p>
        <text:p text:style-name="P339"><text:span text:style-name="CharStyle25">A mighty Majesty is he.</text:span></text:p>
        <text:list xml:id="list182147854497086" text:continue-numbering="true" text:style-name="L79">
          <text:list-item>
            <text:p text:style-name="P1341"><text:span text:style-name="CharStyle25"><text:tab/>Thou art a King, in love with</text:span></text:p>
          </text:list-item>
        </text:list>
        <text:p text:style-name="P469"><text:span text:style-name="CharStyle25">justice,</text:span></text:p>
        <text:p text:style-name="P451"><text:span text:style-name="CharStyle25">thou hast restored equity, thou maintainest right and justice.</text:span></text:p>
        <text:list xml:id="list182148768777690" text:continue-numbering="true" text:style-name="L79">
          <text:list-item>
            <text:p text:style-name="P1341"><text:span text:style-name="CharStyle25"><text:tab/>Exalt the Eternal One, our God,</text:span></text:p>
          </text:list-item>
        </text:list>
        <text:p text:style-name="P458"><text:span text:style-name="CharStyle25">and worship at his footstool; a mighty Majesty is he.</text:span></text:p>
        <text:list xml:id="list182147195665402" text:continue-numbering="true" text:style-name="L79">
          <text:list-item>
            <text:p text:style-name="P1341"><text:span text:style-name="CharStyle25"><text:tab/>His priests have still a Moses</text:span></text:p>
          </text:list-item>
        </text:list>
        <text:p text:style-name="P469"><text:span text:style-name="CharStyle25">and an Aaron,</text:span></text:p>
        <text:p text:style-name="P334"><text:span text:style-name="CharStyle25">his worshippers have still a Samuel;</text:span></text:p>
        <text:p text:style-name="P334"><text:span text:style-name="CharStyle25">and the Eternal answers when they call to him,</text:span></text:p>
        <text:list xml:id="list182147481358532" text:continue-numbering="true" text:style-name="L79">
          <text:list-item>
            <text:p text:style-name="P1341"><text:span text:style-name="CharStyle25"><text:tab/>still through a cloudy pillar</text:span></text:p>
          </text:list-item>
        </text:list>
        <text:p text:style-name="P469"><text:span text:style-name="CharStyle25">speaks to them, when they keep the com­mands he has laid down.</text:span></text:p>
        <text:p text:style-name="P31"><text:span text:style-name="CharStyle25">? O Eternal, our God, thou answerest them; thou hast been a forgiving God to them,</text:span></text:p>
        <text:p text:style-name="P341"><text:span text:style-name="CharStyle25">and hast avenged their wrongs.</text:span></text:p>
        <text:list xml:id="list182130433520591" text:style-name="L86">
          <text:list-item>
            <text:p text:style-name="P1389"><text:span text:style-name="CharStyle76"><text:tab/></text:span><text:span text:style-name="CharStyle25">Exalt the Eternal One, our God, and worship at his sacred hill: for the Eternal is a mighty Majesty.</text:span></text:p>
          </text:list-item>
        </text:list>
        <text:p text:style-name="P313"><text:span text:style-name="CharStyle69">A song for the thank-offering service.</text:span></text:p>
        <text:list xml:id="list4538985718754197818" text:style-name="L104">
          <text:list-item>
            <text:p text:style-name="P1419"><text:span text:style-name="CharStyle32"><text:tab/>-| aa</text:span><text:span text:style-name="CharStyle25"> Shout praise, all earth, — WV to the Eternal,</text:span></text:p>
          </text:list-item>
          <text:list-item>
            <text:p text:style-name="P1484"><text:span text:style-name="CharStyle25"><text:tab/>sacrifice gladly to the Eternal, </text:span><text:span text:style-name="CharStyle92">enter his presence with songs</text:span></text:p>
          </text:list-item>
        </text:list>
        <text:p text:style-name="P469"><text:span text:style-name="CharStyle25">of praise;</text:span></text:p>
        <text:list xml:id="list182148197079865" text:continue-numbering="true" text:style-name="L104">
          <text:list-item>
            <text:p text:style-name="P1283"><text:span text:style-name="CharStyle25"><text:tab/>confess that the Eternal, he is</text:span></text:p>
          </text:list-item>
        </text:list>
        <text:p text:style-name="P469"><text:span text:style-name="CharStyle25">God,</text:span></text:p>
        <text:p text:style-name="P334"><text:span text:style-name="CharStyle25">’tis he who made us, we are his,</text:span></text:p>
        <text:p text:style-name="P334"><text:span text:style-name="CharStyle25">the people whom he shep­herds;</text:span></text:p>
        <text:list xml:id="list182147926821260" text:continue-numbering="true" text:style-name="L104">
          <text:list-item>
            <text:p text:style-name="P1137"><text:span text:style-name="CharStyle25"><text:tab/>enter his gates with thanks­</text:span></text:p>
          </text:list-item>
        </text:list>
        <text:p text:style-name="P469"><text:span text:style-name="CharStyle25">giving,</text:span></text:p>
        <text:p text:style-name="P608"><text:span text:style-name="CharStyle25">his courts with praise,</text:span></text:p>
        <text:p text:style-name="P608"><text:soft-page-break/><text:span text:style-name="CharStyle25">give thanks and praise to him,</text:span></text:p>
        <text:p text:style-name="P68"><text:span text:style-name="CharStyle25">for kind is the Eternal,<text:tab/>5</text:span></text:p>
        <text:p text:style-name="P607"><text:span text:style-name="CharStyle25">his love will last for ever, his faithfulness from age to age.</text:span></text:p>
        <text:p text:style-name="P124"><text:span text:style-name="CharStyle69">A song of David.</text:span></text:p>
        <text:p text:style-name="P272"><text:span text:style-name="CharStyle25">I will be kind and just 1 </text:span><text:span text:style-name="CharStyle32">ai</text:span><text:span text:style-name="CharStyle25"> X before thee, O Eter- nai;</text:span></text:p>
        <text:p text:style-name="P272"><text:span text:style-name="CharStyle25">let a just man’s case come up, 2 and I will deal with it.</text:span></text:p>
        <text:p text:style-name="P272"><text:span text:style-name="CharStyle25">I will five uprightly in my own house,</text:span></text:p>
        <text:p text:style-name="P68"><text:span text:style-name="CharStyle25">I will have no base aims.<text:tab/>3</text:span></text:p>
        <text:p text:style-name="P272"><text:span text:style-name="CharStyle25">Apostates and their practices I hate;</text:span></text:p>
        <text:p text:style-name="P29"><text:span text:style-name="CharStyle25">they appeal not to me.</text:span></text:p>
        <text:p text:style-name="P29"><text:span text:style-name="CharStyle25">I banish purposes perverse, 4</text:span></text:p>
        <text:p text:style-name="P29"><text:span text:style-name="CharStyle25">I disown evil men.</text:span></text:p>
        <text:p text:style-name="P272"><text:span text:style-name="CharStyle25">If a man slander secretly his </text:span><text:span text:style-name="CharStyle75">5 </text:span><text:span text:style-name="CharStyle25">fellow,</text:span></text:p>
        <text:p text:style-name="P29"><text:span text:style-name="CharStyle25">I silence him;</text:span></text:p>
        <text:p text:style-name="P272"><text:span text:style-name="CharStyle25">if any man is proud and haughty,</text:span></text:p>
        <text:p text:style-name="P29"><text:span text:style-name="CharStyle25">I will not suffer him.</text:span></text:p>
        <text:p text:style-name="P272"><text:span text:style-name="CharStyle25">I look out for the faithful in the 6 land,</text:span></text:p>
        <text:p text:style-name="P29"><text:span text:style-name="CharStyle25">to have them at my court;</text:span></text:p>
        <text:p text:style-name="P272"><text:span text:style-name="CharStyle25">men of integrity shall be my ministers;</text:span></text:p>
        <text:p text:style-name="P272"><text:span text:style-name="CharStyle25">deceitful men shall not dwell in 7 my household,</text:span></text:p>
        <text:p text:style-name="P272"><text:span text:style-name="CharStyle25">no man who tells a lie has a po­sition with me.</text:span></text:p>
        <text:p text:style-name="P272"><text:span text:style-name="CharStyle25">I will be active to wipe out all 8 wicked natives from the land,</text:span></text:p>
        <text:p text:style-name="P294"><text:span text:style-name="CharStyle25">to root out every evildoer from the Eternal’s city.</text:span></text:p>
        <text:p text:style-name="P601"><text:span text:style-name="CharStyle69">The prayer of an unhappy soul who is overwhelmed and pours out his plaint before the Eter­nal.</text:span></text:p>
        <text:p text:style-name="P272"><text:span text:style-name="CharStyle25">Listen to my prayer, O "l </text:span><text:span text:style-name="CharStyle32">aa i </text:span><text:span text:style-name="CharStyle25">thou Eternal,</text:span></text:p>
        <text:p text:style-name="P608"><text:span text:style-name="CharStyle25">let my cry for help reach thee;</text:span></text:p>
        <text:p text:style-name="P494"><text:span text:style-name="CharStyle25">hide not thy face from me 2 on my day of trouble,</text:span></text:p>
        <text:p text:style-name="P660"><text:span text:style-name="CharStyle25">bend thine ear to me, answer me quickly when I call.</text:span></text:p>
        <text:list xml:id="list4991392120138840540" text:style-name="L105">
          <text:list-item>
            <text:p text:style-name="P1092"><text:span text:style-name="CharStyle25"><text:tab/>My days are vanishing like</text:span></text:p>
          </text:list-item>
        </text:list>
        <text:p text:style-name="P342"><text:span text:style-name="CharStyle25">smoke;</text:span></text:p>
        <text:p text:style-name="P365"><text:soft-page-break/><text:span text:style-name="CharStyle25">my limbs are fevered like a fire,</text:span></text:p>
        <text:list xml:id="list182147809931071" text:continue-numbering="true" text:style-name="L105">
          <text:list-item>
            <text:p text:style-name="P1229"><text:span text:style-name="CharStyle25"><text:tab/>my health is blighted, withering</text:span></text:p>
          </text:list-item>
        </text:list>
        <text:p text:style-name="P342"><text:span text:style-name="CharStyle25">like grass—</text:span></text:p>
        <text:p text:style-name="P365"><text:span text:style-name="CharStyle25">I forget to take my food;</text:span></text:p>
        <text:list xml:id="list182148700848753" text:continue-numbering="true" text:style-name="L105">
          <text:list-item>
            <text:p text:style-name="P1229"><text:span text:style-name="CharStyle25"><text:tab/>my skin is stretched tight on the</text:span></text:p>
          </text:list-item>
        </text:list>
        <text:p text:style-name="P342"><text:span text:style-name="CharStyle25">bone,</text:span></text:p>
        <text:p text:style-name="P377"><text:span text:style-name="CharStyle25">so bitterly I moan.</text:span></text:p>
        <text:list xml:id="list182148762887367" text:continue-numbering="true" text:style-name="L105">
          <text:list-item>
            <text:p text:style-name="P1229"><text:span text:style-name="CharStyle25"><text:tab/>I am like a pelican in the des­</text:span></text:p>
          </text:list-item>
        </text:list>
        <text:p text:style-name="P342"><text:span text:style-name="CharStyle25">ert,</text:span></text:p>
        <text:p text:style-name="P365"><text:span text:style-name="CharStyle25">like an owl moping in the ruins;</text:span></text:p>
        <text:list xml:id="list182147555532930" text:continue-numbering="true" text:style-name="L105">
          <text:list-item>
            <text:p text:style-name="P1229"><text:span text:style-name="CharStyle25"><text:tab/>I cannot sleep, I mourn</text:span></text:p>
          </text:list-item>
        </text:list>
        <text:p text:style-name="P365"><text:span text:style-name="CharStyle25">like a lonely bird on the roof;</text:span></text:p>
        <text:list xml:id="list182147950246965" text:continue-numbering="true" text:style-name="L105">
          <text:list-item>
            <text:p text:style-name="P1229"><text:span text:style-name="CharStyle25"><text:tab/>all day long my foes are taunting</text:span></text:p>
          </text:list-item>
        </text:list>
        <text:p text:style-name="P342"><text:span text:style-name="CharStyle25">me,</text:span></text:p>
        <text:p text:style-name="P377"><text:span text:style-name="CharStyle25">those who mock me call me “The accursed.”</text:span></text:p>
        <text:list xml:id="list182148765526009" text:continue-numbering="true" text:style-name="L105">
          <text:list-item>
            <text:p text:style-name="P1229"><text:span text:style-name="CharStyle25"><text:tab/>I eat ashes with my food,</text:span></text:p>
          </text:list-item>
        </text:list>
        <text:p text:style-name="P365"><text:span text:style-name="CharStyle25">tears fall into my drink,</text:span></text:p>
        <text:list xml:id="list182148190978231" text:continue-numbering="true" text:style-name="L105">
          <text:list-item>
            <text:p text:style-name="P1215"><text:span text:style-name="CharStyle25"><text:tab/>so angry and so furious art thou</text:span></text:p>
          </text:list-item>
        </text:list>
        <text:p text:style-name="P365"><text:span text:style-name="CharStyle25">—thou who didst lift me and hast thrown me down!</text:span></text:p>
        <text:list xml:id="list182148416489463" text:continue-numbering="true" text:style-name="L105">
          <text:list-item>
            <text:p text:style-name="P1215"><text:span text:style-name="CharStyle25"><text:tab/>My days are brief as any eve­</text:span></text:p>
          </text:list-item>
        </text:list>
        <text:p text:style-name="P342"><text:span text:style-name="CharStyle25">ning shadow,</text:span></text:p>
        <text:p text:style-name="P379"><text:span text:style-name="CharStyle25">and I am withering away like grass.</text:span></text:p>
        <text:list xml:id="list447270397797857011" text:style-name="L106">
          <text:list-item>
            <text:p text:style-name="P1046"><text:span text:style-name="CharStyle25"><text:tab/>He has broken my strength,</text:span></text:p>
          </text:list-item>
          <text:list-item>
            <text:p text:style-name="P1048"><text:span text:style-name="CharStyle25"><text:tab/>he has shortened my days, till</text:span></text:p>
          </text:list-item>
        </text:list>
        <text:list xml:id="list6523508877047825737" text:style-name="L107">
          <text:list-item>
            <text:p text:style-name="P1500"><text:span text:style-name="CharStyle25"><text:tab/>cry;</text:span></text:p>
          </text:list-item>
        </text:list>
        <text:p text:style-name="P552"><text:span text:style-name="CharStyle25">“My God, remove me not before my days are done,</text:span></text:p>
        <text:p text:style-name="P366"><text:span text:style-name="CharStyle25">O thou whose years endure age after age!”</text:span></text:p>
        <text:p text:style-name="P361"><text:span text:style-name="CharStyle100">* * *</text:span></text:p>
        <text:list xml:id="list182129851321101" text:style-name="L105">
          <text:list-item>
            <text:p text:style-name="P1215"><text:span text:style-name="CharStyle25"><text:tab/>O thou Eternal, throned for ever,</text:span></text:p>
          </text:list-item>
        </text:list>
        <text:p text:style-name="P365"><text:span text:style-name="CharStyle25">from age to age thy fame en­dures;</text:span></text:p>
        <text:list xml:id="list182148206837768" text:continue-numbering="true" text:style-name="L105">
          <text:list-item>
            <text:p text:style-name="P1215"><text:soft-page-break/><text:span text:style-name="CharStyle25"><text:tab/>thou wilt rise to have pity on</text:span></text:p>
          </text:list-item>
        </text:list>
        <text:p text:style-name="P342"><text:span text:style-name="CharStyle25">Sion—</text:span></text:p>
        <text:p text:style-name="P365"><text:span text:style-name="CharStyle25">’tis time, ’tis time to favour her;</text:span></text:p>
        <text:p text:style-name="P272"><text:span text:style-name="CharStyle25">her scattered stones are dear to 14 thy servants,</text:span></text:p>
        <text:p text:style-name="P326"><text:span text:style-name="CharStyle25">and they are distressed at the dust of her ruins.</text:span></text:p>
        <text:p text:style-name="P272"><text:span text:style-name="CharStyle25">When the Eternal builds up 16 Sion,</text:span></text:p>
        <text:p text:style-name="P630"><text:span text:style-name="CharStyle25">appearing in his majesty, when he turns to the forlorn, 17 despising not their prayer, then pagans will revere thee,<text:tab/>15</text:span></text:p>
        <text:p text:style-name="P321"><text:span text:style-name="CharStyle25">all kings on earth will own thy majesty.</text:span></text:p>
        <text:p text:style-name="P31"><text:span text:style-name="CharStyle25">When the Eternal bends from 19 his sacred height, and looks from heaven to earth,</text:span></text:p>
        <text:p text:style-name="P31"><text:span text:style-name="CharStyle25">to hear the prisoner’s groan, 20 and to release the doomed; let this be set down for future 18 generations,</text:span></text:p>
        <text:p text:style-name="P629"><text:span text:style-name="CharStyle25">that people yet unborn may praise the Eternal, rehearsing his fame in Sion 21 and praising him at Jerusa­lem,</text:span></text:p>
        <text:p text:style-name="P272"><text:span text:style-name="CharStyle25">when realms and nations gather 22 there</text:span></text:p>
        <text:p text:style-name="P321"><text:span text:style-name="CharStyle25">to worship the Eternal.</text:span></text:p>
        <text:p text:style-name="P272"><text:span text:style-name="CharStyle25">Thou didst found the earth of 23 old,</text:span></text:p>
        <text:p text:style-name="P303"><text:span text:style-name="CharStyle25">the heavens are the work of thy hands;</text:span></text:p>
        <text:p text:style-name="P272"><text:span text:style-name="CharStyle25">they vanish, but thou shalt 26 endure,</text:span></text:p>
        <text:p text:style-name="P629"><text:span text:style-name="CharStyle25">they wear out like a robe; thou changest them like gar­ments, and they change, but thou art still the same, 27 O thou Eternal, thy years shall never end; and in thy presence live thy serv- 28 ants’ children,</text:span></text:p>
        <text:p text:style-name="P331"><text:span text:style-name="CharStyle25">and their posterity perpet­ually.</text:span></text:p>
        <text:p text:style-name="P724"><text:span text:style-name="CharStyle69">A song of David.</text:span></text:p>
        <text:p text:style-name="P287"><text:span text:style-name="CharStyle25">Bless the Eternal, O "| r|*&gt; 1 my soul,<text:tab/>XvK&gt;</text:span></text:p>
      </text:section>
      <text:section text:style-name="Sect3" text:name="Section35">
        <text:p text:style-name="P1502"><text:span text:style-name="CharStyle25">let all my being bless his sacred name;</text:span></text:p>
        <text:list xml:id="list6000025173063792374" text:style-name="L108">
          <text:list-item>
            <text:p text:style-name="P1163"><text:span text:style-name="CharStyle25"><text:tab/>bless the Eternal, O my soul,</text:span></text:p>
          </text:list-item>
        </text:list>
        <text:p text:style-name="P582"><text:span text:style-name="CharStyle25">remember all his benefits;</text:span></text:p>
        <text:list xml:id="list182148926171203" text:continue-numbering="true" text:style-name="L108">
          <text:list-item>
            <text:p text:style-name="P1163"><text:span text:style-name="CharStyle25"><text:tab/>he pardons all your sins,</text:span></text:p>
          </text:list-item>
        </text:list>
        <text:p text:style-name="P582"><text:span text:style-name="CharStyle25">and all your sicknesses he heals,</text:span></text:p>
        <text:list xml:id="list182147246784290" text:continue-numbering="true" text:style-name="L108">
          <text:list-item>
            <text:p text:style-name="P1230"><text:span text:style-name="CharStyle25"><text:tab/>he saves your life from death,</text:span></text:p>
          </text:list-item>
        </text:list>
        <text:p text:style-name="P582"><text:span text:style-name="CharStyle25">he crowns you with his love and pity,</text:span></text:p>
        <text:p text:style-name="P766"><text:span text:style-name="CharStyle25">3 he gives you all your heart’s desire,</text:span></text:p>
        <text:p text:style-name="P585"><text:span text:style-name="CharStyle25">renewing your youth like an eagle’s.</text:span></text:p>
        <text:list xml:id="list7733074892590249898" text:style-name="L109">
          <text:list-item>
            <text:p text:style-name="P1231"><text:span text:style-name="CharStyle25"><text:tab/>The Eternal vindicates the</text:span></text:p>
          </text:list-item>
        </text:list>
        <text:p text:style-name="P343"><text:span text:style-name="CharStyle25">cause</text:span></text:p>
        <text:p text:style-name="P582"><text:span text:style-name="CharStyle25">of any who are wronged;</text:span></text:p>
        <text:list xml:id="list182148941723141" text:continue-numbering="true" text:style-name="L109">
          <text:list-item>
            <text:p text:style-name="P1231"><text:span text:style-name="CharStyle25"><text:tab/>he let Moses see this purpose,</text:span></text:p>
          </text:list-item>
        </text:list>
        <text:p text:style-name="P582"><text:span text:style-name="CharStyle25">and Israel his methods.</text:span></text:p>
        <text:list xml:id="list182148766326952" text:continue-numbering="true" text:style-name="L109">
          <text:list-item>
            <text:p text:style-name="P1197"><text:span text:style-name="CharStyle25"><text:tab/>The Eternal is pitiful and gra­</text:span></text:p>
          </text:list-item>
        </text:list>
        <text:p text:style-name="P343"><text:span text:style-name="CharStyle25">cious,</text:span></text:p>
        <text:p text:style-name="P582"><text:span text:style-name="CharStyle25">slow to be angry, rich in love;</text:span></text:p>
        <text:list xml:id="list182147522235809" text:continue-numbering="true" text:style-name="L109">
          <text:list-item>
            <text:p text:style-name="P1197"><text:span text:style-name="CharStyle25"><text:tab/>he will not always chafe,</text:span></text:p>
          </text:list-item>
        </text:list>
        <text:p text:style-name="P582"><text:span text:style-name="CharStyle25">he will not hold to his anger for all time;</text:span></text:p>
        <text:list xml:id="list182148338935238" text:continue-numbering="true" text:style-name="L109">
          <text:list-item>
            <text:p text:style-name="P1328"><text:span text:style-name="CharStyle25"><text:tab/>he treats us not according to our</text:span></text:p>
          </text:list-item>
        </text:list>
        <text:p text:style-name="P343"><text:span text:style-name="CharStyle25">sins,</text:span></text:p>
        <text:p text:style-name="P582"><text:span text:style-name="CharStyle25">he deals not with us as our guilt deserves;</text:span></text:p>
        <text:list xml:id="list182148936090425" text:continue-numbering="true" text:style-name="L109">
          <text:list-item>
            <text:p text:style-name="P1328"><text:span text:style-name="CharStyle25"><text:tab/>but, high as heaven is over</text:span></text:p>
          </text:list-item>
        </text:list>
        <text:p text:style-name="P343"><text:span text:style-name="CharStyle25">earth,</text:span></text:p>
        <text:p text:style-name="P582"><text:span text:style-name="CharStyle25">so vast his love is to his wor­shippers;</text:span></text:p>
        <text:p text:style-name="P31"><text:span text:style-name="CharStyle31">is</text:span><text:span text:style-name="CharStyle25"> as far as east from the west, so far he puts our sins away from us.</text:span></text:p>
        <text:list xml:id="list7189396541299066852" text:style-name="L110">
          <text:list-item>
            <text:p text:style-name="P1087"><text:span text:style-name="CharStyle25"><text:tab/>As a father pities his children,</text:span></text:p>
          </text:list-item>
        </text:list>
        <text:p text:style-name="P582"><text:span text:style-name="CharStyle25">so the Eternal pities his wor­shippers;</text:span></text:p>
        <text:list xml:id="list182148595500081" text:continue-numbering="true" text:style-name="L110">
          <text:list-item>
            <text:p text:style-name="P1216"><text:span text:style-name="CharStyle25"><text:tab/>he knows what we are made</text:span></text:p>
          </text:list-item>
        </text:list>
        <text:p text:style-name="P343"><text:span text:style-name="CharStyle25">of,</text:span></text:p>
        <text:p text:style-name="P582"><text:soft-page-break/><text:span text:style-name="CharStyle25">he remembers we are dust.</text:span></text:p>
        <text:list xml:id="list182147747050100" text:continue-numbering="true" text:style-name="L110">
          <text:list-item>
            <text:p text:style-name="P1216"><text:span text:style-name="CharStyle25"><text:tab/>Poor man!—his days are like the</text:span></text:p>
          </text:list-item>
        </text:list>
        <text:p text:style-name="P343"><text:span text:style-name="CharStyle25">grass,</text:span></text:p>
        <text:p text:style-name="P582"><text:span text:style-name="CharStyle25">he blooms like a flower in the meadow;</text:span></text:p>
        <text:list xml:id="list182148806309354" text:continue-numbering="true" text:style-name="L110">
          <text:list-item>
            <text:p text:style-name="P1216"><text:span text:style-name="CharStyle25"><text:tab/>at the breath of a breeze it is</text:span></text:p>
          </text:list-item>
        </text:list>
        <text:p text:style-name="P343"><text:span text:style-name="CharStyle25">gone,</text:span></text:p>
        <text:p text:style-name="P582"><text:span text:style-name="CharStyle25">and its place never sees it again.</text:span></text:p>
        <text:p text:style-name="P168"><text:span text:style-name="CharStyle25">But the Eternal’s love is ever- 17 lasting,</text:span></text:p>
        <text:p text:style-name="P206"><text:span text:style-name="CharStyle25">his loyalty goes on to chil­dren’s children,</text:span></text:p>
        <text:p text:style-name="P144"><text:span text:style-name="CharStyle25">when they obey his compact 18 and remember to do his bid­ding.</text:span></text:p>
        <text:p text:style-name="P168"><text:span text:style-name="CharStyle25">In heaven has the Eternal fixed 19 his throne,</text:span></text:p>
        <text:p text:style-name="P206"><text:span text:style-name="CharStyle25">and his dominion covers all the world.</text:span></text:p>
        <text:p text:style-name="P31"><text:span text:style-name="CharStyle25">Bless the Eternal, O his angels, 20 ye strong spirits who obey his word!</text:span></text:p>
        <text:p text:style-name="P31"><text:span text:style-name="CharStyle25">Bless the Eternal, all his hosts, 21 ye servants who carry out his will!</text:span></text:p>
        <text:p text:style-name="P144"><text:span text:style-name="CharStyle25">Bless the Eternal, all his works </text:span><text:span text:style-name="CharStyle31">22 </text:span><text:span text:style-name="CharStyle25">in every sphere of his do­minion!</text:span></text:p>
        <text:p text:style-name="P168"><text:span text:style-name="CharStyle25">Bless the Eternal, O "l 1 my soul!</text:span></text:p>
        <text:p text:style-name="P196"><text:span text:style-name="CharStyle25">Eternal One, my God, thou art most great, arrayed in glorious majesty.</text:span></text:p>
        <text:p text:style-name="P168"><text:span text:style-name="CharStyle25">Thou wrappest thyself in a robe 2 of light,</text:span></text:p>
        <text:p text:style-name="P206"><text:span text:style-name="CharStyle25">thou spreadest the sky like a tent,</text:span></text:p>
        <text:p text:style-name="P206"><text:span text:style-name="CharStyle25">thou buildest thy chambers 3 on the waters above;</text:span></text:p>
        <text:p text:style-name="P31"><text:span text:style-name="CharStyle25">thou makest clouds thy chariot, thou ridest on the wings of the wind;</text:span></text:p>
        <text:p text:style-name="P168"><text:span text:style-name="CharStyle25">thou makest winds thy messen- 4 gers,</text:span></text:p>
        <text:p text:style-name="P221"><text:span text:style-name="CharStyle25">fire and flame thy servants.</text:span></text:p>
        <text:p text:style-name="P58"><text:span text:style-name="CharStyle25">Thou didst found the earth upon 5 its pillars, never to be shaken,</text:span></text:p>
        <text:p text:style-name="P62"><text:span text:style-name="CharStyle25">drawing the deep over it,<text:tab/>6</text:span></text:p>
        <text:p text:style-name="P210"><text:span text:style-name="CharStyle25">till the waters rose over the mountains;</text:span></text:p>
        <text:p text:style-name="P58"><text:span text:style-name="CharStyle25">but they retired at thy rebuke, 7 scared at the sound of thy thunder,</text:span></text:p>
        <text:p text:style-name="P173"><text:span text:style-name="CharStyle25">never to pass thine appointed 9 bounds,</text:span></text:p>
        <text:p text:style-name="P1408"><text:span text:style-name="CharStyle25">or cover earth again;</text:span></text:p>
        <text:list xml:id="list622811644074198882" text:style-name="L111">
          <text:list-item>
            <text:p text:style-name="P1503"><text:span text:style-name="CharStyle25"><text:tab/>the mountains rose, the valleys sank,</text:span></text:p>
          </text:list-item>
        </text:list>
        <text:p text:style-name="P377"><text:span text:style-name="CharStyle25">to the place thou madest for them.</text:span></text:p>
        <text:list xml:id="list5791570556538620503" text:style-name="L112">
          <text:list-item>
            <text:p text:style-name="P1246"><text:span text:style-name="CharStyle25"><text:tab/>He pours the streams into the</text:span></text:p>
          </text:list-item>
        </text:list>
        <text:p text:style-name="P387"><text:span text:style-name="CharStyle25">valleys,</text:span></text:p>
        <text:p text:style-name="P365"><text:span text:style-name="CharStyle25">that flow between the moun­tains,</text:span></text:p>
        <text:list xml:id="list182148540853617" text:continue-numbering="true" text:style-name="L112">
          <text:list-item>
            <text:p text:style-name="P1246"><text:span text:style-name="CharStyle25"><text:tab/>where all the wild beasts drink,</text:span></text:p>
          </text:list-item>
        </text:list>
        <text:p text:style-name="P365"><text:span text:style-name="CharStyle25">wild asses quench their thirst;</text:span></text:p>
        <text:list xml:id="list182148934629276" text:continue-numbering="true" text:style-name="L112">
          <text:list-item>
            <text:p text:style-name="P1217"><text:span text:style-name="CharStyle25"><text:tab/>there the wild birds settle,</text:span></text:p>
          </text:list-item>
        </text:list>
        <text:p text:style-name="P365"><text:span text:style-name="CharStyle25">singing among the branches,</text:span></text:p>
        <text:list xml:id="list8367362713675558260" text:style-name="L113">
          <text:list-item>
            <text:p text:style-name="P1247"><text:span text:style-name="CharStyle25"><text:tab/>as the great trees drink their</text:span></text:p>
          </text:list-item>
        </text:list>
        <text:p text:style-name="P387"><text:span text:style-name="CharStyle25">fill,</text:span></text:p>
        <text:p text:style-name="P365"><text:span text:style-name="CharStyle25">the cedars the Eternal sowed on Lebanon,</text:span></text:p>
        <text:list xml:id="list182148309987772" text:continue-numbering="true" text:style-name="L113">
          <text:list-item>
            <text:p text:style-name="P1218"><text:span text:style-name="CharStyle25"><text:tab/>where birds build their nests,</text:span></text:p>
          </text:list-item>
        </text:list>
        <text:p text:style-name="P377"><text:span text:style-name="CharStyle25">the stork with her home in the cypress.</text:span></text:p>
        <text:list xml:id="list182148322629388" text:continue-numbering="true" text:style-name="L113">
          <text:list-item>
            <text:p text:style-name="P1218"><text:span text:style-name="CharStyle25"><text:tab/>The high hills shelter the wild</text:span></text:p>
          </text:list-item>
        </text:list>
        <text:p text:style-name="P387"><text:span text:style-name="CharStyle25">goat,</text:span></text:p>
        <text:p text:style-name="P365"><text:span text:style-name="CharStyle25">the marmot hides in the rocks.</text:span></text:p>
        <text:list xml:id="list182128820846975" text:style-name="L112">
          <text:list-item>
            <text:p text:style-name="P1217"><text:span text:style-name="CharStyle25"><text:tab/>He waters the hills from his</text:span></text:p>
          </text:list-item>
        </text:list>
        <text:p text:style-name="P387"><text:span text:style-name="CharStyle25">high chambers, and rains abundantly upon the land,</text:span></text:p>
        <text:list xml:id="list182148757237852" text:continue-numbering="true" text:style-name="L112">
          <text:list-item>
            <text:p text:style-name="P1217"><text:span text:style-name="CharStyle25"><text:tab/>till grass grows for the cattle,</text:span></text:p>
          </text:list-item>
        </text:list>
        <text:p text:style-name="P365"><text:span text:style-name="CharStyle25">and fodder for the beasts that serve mankind;</text:span></text:p>
        <text:p text:style-name="P913"><text:span text:style-name="CharStyle25">that he may bring food from the earth,</text:span></text:p>
        <text:list xml:id="list182148575646149" text:continue-numbering="true" text:style-name="L112">
          <text:list-item>
            <text:p text:style-name="P1217"><text:span text:style-name="CharStyle25"><text:tab/>wine to cheer up the heart of</text:span></text:p>
          </text:list-item>
        </text:list>
        <text:p text:style-name="P387"><text:span text:style-name="CharStyle25">man,</text:span></text:p>
        <text:p text:style-name="P903"><text:span text:style-name="CharStyle25">oil, that his skin may shine, bread to sustain his strength.</text:span></text:p>
        <text:list xml:id="list182130298025893" text:style-name="L113">
          <text:list-item>
            <text:p text:style-name="P1047"><text:span text:style-name="CharStyle25"><text:tab/>He marks the seasons by the</text:span></text:p>
          </text:list-item>
        </text:list>
        <text:p text:style-name="P388"><text:span text:style-name="CharStyle25">moon,</text:span></text:p>
        <text:p text:style-name="P366"><text:span text:style-name="CharStyle25">he tells the sun when it must set.</text:span></text:p>
        <text:p text:style-name="P58"><text:span text:style-name="CharStyle25">30 Thou makest it dark; night falls, and every wild beast in the wood is moving—</text:span></text:p>
        <text:list xml:id="list4463455705343054160" text:style-name="L114">
          <text:list-item>
            <text:p text:style-name="P1045"><text:soft-page-break/><text:span text:style-name="CharStyle25"><text:tab/>lions roaring for their prey</text:span></text:p>
          </text:list-item>
        </text:list>
        <text:p text:style-name="P366"><text:span text:style-name="CharStyle25">and claiming food from God;</text:span></text:p>
        <text:list xml:id="list182146945390722" text:continue-numbering="true" text:style-name="L114">
          <text:list-item>
            <text:p text:style-name="P1041"><text:span text:style-name="CharStyle25"><text:tab/>when the sun rises, then they</text:span></text:p>
          </text:list-item>
        </text:list>
        <text:p text:style-name="P388"><text:span text:style-name="CharStyle25">slink away</text:span></text:p>
        <text:p text:style-name="P366"><text:span text:style-name="CharStyle25">to lie down in their lairs,</text:span></text:p>
        <text:p text:style-name="P509"><text:span text:style-name="CharStyle25">but man comes out to work, 23 and labours till the evening.</text:span></text:p>
        <text:p text:style-name="P272"><text:span text:style-name="CharStyle25">How manifold thy works, Eter- 24 nal One,</text:span></text:p>
        <text:p text:style-name="P303"><text:span text:style-name="CharStyle25">all of them wisely made!</text:span></text:p>
        <text:p text:style-name="P272"><text:span text:style-name="CharStyle25">Yonder the sea lies, vast and 25 broad,</text:span></text:p>
        <text:p text:style-name="P608"><text:span text:style-name="CharStyle25">with its countless swarms, with creatures small and great,</text:span></text:p>
        <text:p text:style-name="P494"><text:span text:style-name="CharStyle25">with fleets of the nautilus, 26 with leviathan at his play!</text:span></text:p>
        <text:p text:style-name="P31"><text:span text:style-name="CharStyle25">The world is full of thy crea- 24 tures, all looking to thee 27 for their food in season due;</text:span></text:p>
        <text:p text:style-name="P272"><text:span text:style-name="CharStyle25">what thou givest, that they 28 gather,</text:span></text:p>
        <text:p text:style-name="P303"><text:span text:style-name="CharStyle25">feasting from thine open hand.</text:span></text:p>
        <text:p text:style-name="P31"><text:span text:style-name="CharStyle25">But when thy face is hidden, 29 they are scared, when thou recallest their breath, they die.</text:span></text:p>
        <text:p text:style-name="P31"><text:span text:style-name="CharStyle25">Yet a breath from thee brings 30 them into being, renewing the face of the earth.</text:span></text:p>
        <text:p text:style-name="P272"><text:span text:style-name="CharStyle25">For ever may the glorious might 31 of the Eternal last!</text:span></text:p>
        <text:p text:style-name="P303"><text:span text:style-name="CharStyle25">May the Eternal joy in his own works!</text:span></text:p>
        <text:p text:style-name="P272"><text:span text:style-name="CharStyle25">Earth trembles at a glance from 32 him,</text:span></text:p>
        <text:p text:style-name="P325"><text:span text:style-name="CharStyle25">the mountains smoke at his touch.</text:span></text:p>
        <text:p text:style-name="P284"><text:span text:style-name="CharStyle25">Long as I live, I will sing to the 33 Eternal,</text:span></text:p>
        <text:p text:style-name="P304"><text:span text:style-name="CharStyle25">and praise my God while I have breath.</text:span></text:p>
        <text:p text:style-name="P284"><text:span text:style-name="CharStyle25">May these my thoughts please 34 him—</text:span></text:p>
        <text:p text:style-name="P304"><text:span text:style-name="CharStyle25">I find my joy in the Eternal!</text:span></text:p>
        <text:p text:style-name="P284"><text:span text:style-name="CharStyle25">May sinners be swept out of the </text:span><text:span text:style-name="CharStyle101">35 </text:span><text:span text:style-name="CharStyle25">world,</text:span></text:p>
        <text:p text:style-name="P304"><text:span text:style-name="CharStyle25">may evil men no longer live in it!</text:span></text:p>
        <text:p text:style-name="P512"><text:span text:style-name="CharStyle25">Bless the Eternal, O my soul! Hallelujah!</text:span></text:p>
        <text:p text:style-name="P272"><text:span text:style-name="CharStyle25">Give thanks to the "J rkff </text:span><text:span text:style-name="CharStyle25"><text:span text:style-name="T1">1 </text:span></text:span><text:span text:style-name="CharStyle25">Eternal, proclaim his fame,</text:span></text:p>
        <text:p text:style-name="P246"><text:span text:style-name="CharStyle25">celebrate among the nations his exploits,</text:span></text:p>
        <text:list xml:id="list1164419984567429591" text:style-name="L115">
          <text:list-item>
            <text:p text:style-name="P1232"><text:span text:style-name="CharStyle25"><text:tab/>sing to him, make music to</text:span></text:p>
          </text:list-item>
        </text:list>
        <text:p text:style-name="P402"><text:soft-page-break/><text:span text:style-name="CharStyle25">him,</text:span></text:p>
        <text:p text:style-name="P246"><text:span text:style-name="CharStyle25">go over all the wonders he has done,</text:span></text:p>
        <text:list xml:id="list182148981083310" text:continue-numbering="true" text:style-name="L115">
          <text:list-item>
            <text:p text:style-name="P1232"><text:span text:style-name="CharStyle25"><text:tab/>glory in his sacred name,</text:span></text:p>
          </text:list-item>
        </text:list>
        <text:p text:style-name="P246"><text:span text:style-name="CharStyle25">let the Eternal’s worshippers rejoice in heart.</text:span></text:p>
        <text:list xml:id="list182148610330097" text:continue-numbering="true" text:style-name="L115">
          <text:list-item>
            <text:p text:style-name="P1232"><text:span text:style-name="CharStyle25"><text:tab/>Worship the Eternal and be</text:span></text:p>
          </text:list-item>
        </text:list>
        <text:p text:style-name="P402"><text:span text:style-name="CharStyle25">strengthened,</text:span></text:p>
        <text:p text:style-name="P246"><text:span text:style-name="CharStyle25">worship in his presence ever­more;</text:span></text:p>
        <text:list xml:id="list182147386895878" text:continue-numbering="true" text:style-name="L115">
          <text:list-item>
            <text:p text:style-name="P1232"><text:span text:style-name="CharStyle25"><text:tab/>never forget the wonders he has</text:span></text:p>
          </text:list-item>
        </text:list>
        <text:p text:style-name="P402"><text:span text:style-name="CharStyle25">done,</text:span></text:p>
        <text:p text:style-name="P246"><text:span text:style-name="CharStyle25">his marvels and his sentences of doom,</text:span></text:p>
        <text:list xml:id="list182148231057021" text:continue-numbering="true" text:style-name="L115">
          <text:list-item>
            <text:p text:style-name="P1232"><text:span text:style-name="CharStyle25"><text:tab/>O race of Abraham his servant,</text:span></text:p>
          </text:list-item>
        </text:list>
        <text:list xml:id="list1977471974898126680" text:style-name="L116">
          <text:list-item>
            <text:p text:style-name="P1415"><text:span text:style-name="CharStyle101"><text:tab/></text:span><text:span text:style-name="CharStyle25">sons of Jacob whom he chose.</text:span></text:p>
          </text:list-item>
        </text:list>
        <text:list xml:id="list182130712195661" text:style-name="L115">
          <text:list-item>
            <text:p text:style-name="P1232"><text:span text:style-name="CharStyle25"><text:tab/>The Eternal, he is our God,</text:span></text:p>
          </text:list-item>
        </text:list>
        <text:p text:style-name="P246"><text:span text:style-name="CharStyle25">supreme over all nations.</text:span></text:p>
        <text:list xml:id="list182148081224590" text:continue-numbering="true" text:style-name="L115">
          <text:list-item>
            <text:p text:style-name="P1232"><text:span text:style-name="CharStyle25"><text:tab/>He never forgets his com­</text:span></text:p>
          </text:list-item>
        </text:list>
        <text:p text:style-name="P402"><text:span text:style-name="CharStyle25">pact,</text:span></text:p>
        <text:p text:style-name="P246"><text:span text:style-name="CharStyle25">the pledge given for a thou­sand generations,</text:span></text:p>
        <text:list xml:id="list182148187191458" text:continue-numbering="true" text:style-name="L115">
          <text:list-item>
            <text:p text:style-name="P1232"><text:span text:style-name="CharStyle25"><text:tab/>the compact made with Abra­</text:span></text:p>
          </text:list-item>
        </text:list>
        <text:p text:style-name="P402"><text:span text:style-name="CharStyle25">ham,</text:span></text:p>
        <text:p text:style-name="P535"><text:span text:style-name="CharStyle25">the oath he swore to Isaac, io confirming it as a decree to Jacob,</text:span></text:p>
        <text:p text:style-name="P246"><text:span text:style-name="CharStyle25">for Israel as a lasting com­pact,</text:span></text:p>
        <text:p text:style-name="P700"><text:span text:style-name="CharStyle25">n that he would give them Ca­naan’s land,</text:span></text:p>
        <text:p text:style-name="P256"><text:span text:style-name="CharStyle25">to hold it as their own pos­session.</text:span></text:p>
        <text:list xml:id="list182130671111353" text:style-name="L109">
          <text:list-item>
            <text:p text:style-name="P1049"><text:span text:style-name="CharStyle25"><text:tab/>Few in number were our fathers,</text:span></text:p>
          </text:list-item>
        </text:list>
        <text:p text:style-name="P247"><text:span text:style-name="CharStyle25">few and foreigners,</text:span></text:p>
        <text:list xml:id="list182147051048786" text:continue-numbering="true" text:style-name="L109">
          <text:list-item>
            <text:p text:style-name="P1049"><text:span text:style-name="CharStyle25"><text:tab/>wandering from one nation to</text:span></text:p>
          </text:list-item>
        </text:list>
        <text:p text:style-name="P404"><text:span text:style-name="CharStyle25">another,</text:span></text:p>
        <text:p text:style-name="P247"><text:span text:style-name="CharStyle25">and from realm to realm;</text:span></text:p>
        <text:list xml:id="list182148985938504" text:continue-numbering="true" text:style-name="L109">
          <text:list-item>
            <text:p text:style-name="P1049"><text:span text:style-name="CharStyle25"><text:tab/>but he would not let a man</text:span></text:p>
          </text:list-item>
        </text:list>
        <text:p text:style-name="P404"><text:span text:style-name="CharStyle25">oppress them,</text:span></text:p>
        <text:p text:style-name="P247"><text:soft-page-break/><text:span text:style-name="CharStyle25">he would punish kings on their account,</text:span></text:p>
        <text:list xml:id="list182148057692224" text:continue-numbering="true" text:style-name="L109">
          <text:list-item>
            <text:p text:style-name="P1049"><text:span text:style-name="CharStyle25"><text:tab/>saying, “Never touch my cho­</text:span></text:p>
          </text:list-item>
        </text:list>
        <text:p text:style-name="P404"><text:span text:style-name="CharStyle25">sen,</text:span></text:p>
        <text:p text:style-name="P247"><text:span text:style-name="CharStyle25">never harm my prophets.”</text:span></text:p>
        <text:p text:style-name="P31"><text:span text:style-name="CharStyle25">He called a famine on the land, 16 destroying all the Egyptians’ sustenance.</text:span></text:p>
        <text:p text:style-name="P31"><text:span text:style-name="CharStyle25">He sent a man in front of them, 17 Joseph, sold as a slave; his feet were forced into fetters, 18 he was laid in irons, till the promise of the Eternal 19 came true,</text:span></text:p>
        <text:p text:style-name="P206"><text:span text:style-name="CharStyle25">the promise that tested him.</text:span></text:p>
        <text:p text:style-name="P168"><text:span text:style-name="CharStyle25">Then the king sent and released 20 him,</text:span></text:p>
        <text:p text:style-name="P532"><text:span text:style-name="CharStyle25">the monarch set him free, and made him master of his pal- 21 ace,</text:span></text:p>
        <text:p text:style-name="P532"><text:span text:style-name="CharStyle25">lord of all that he possessed, to control his nobles as he 22 pleased,</text:span></text:p>
        <text:p text:style-name="P218"><text:span text:style-name="CharStyle25">and dictate to his councillors.</text:span></text:p>
        <text:p text:style-name="P31"><text:span text:style-name="CharStyle25">Then Israel entered Egypt, 23 Jacob lived in the land of Khem.</text:span></text:p>
        <text:p text:style-name="P650"><text:span text:style-name="CharStyle25">God multiplied his people 24 . greatly,</text:span></text:p>
        <text:p text:style-name="P206"><text:span text:style-name="CharStyle25">till they outnumbered the Egyptians,</text:span></text:p>
        <text:p text:style-name="P410"><text:span text:style-name="CharStyle25">who turned to hate his people, 25 to handle his servants craftily.</text:span></text:p>
        <text:p text:style-name="P31"><text:span text:style-name="CharStyle25">So he sent his servant Moses, 26 and Aaron whom he chose; he wrought portents within £7 Egypt,,</text:span></text:p>
        <text:p text:style-name="P532"><text:span text:style-name="CharStyle25">marvels in the land of Khem; darkness he sent, he made it 28 dark,</text:span></text:p>
        <text:p text:style-name="P206"><text:span text:style-name="CharStyle25">but they would not heed his word;</text:span></text:p>
        <text:p text:style-name="P168"><text:span text:style-name="CharStyle25">he turned their waters into 29 blood,</text:span></text:p>
        <text:p text:style-name="P532"><text:span text:style-name="CharStyle25">and killed their fish; frogs swarmed over their 30 country,</text:span></text:p>
        <text:p text:style-name="P206"><text:span text:style-name="CharStyle25">into the very chambers of the king;</text:span></text:p>
        <text:p text:style-name="P168"><text:span text:style-name="CharStyle25">dog-flies swarmed at his com- 31 mand,</text:span></text:p>
        <text:p text:style-name="P206"><text:span text:style-name="CharStyle25">and lice through all their lahd;</text:span></text:p>
        <text:p text:style-name="P410"><text:span text:style-name="CharStyle25">he gave them hail for rain, 32 as fire flashed over the land,</text:span></text:p>
      </text:section>
      <text:section text:style-name="Sect3" text:name="Section36">
        <text:list xml:id="list738736577620089364" text:style-name="L117">
          <text:list-item>
            <text:p text:style-name="P1373"><text:span text:style-name="CharStyle25"><text:tab/>striking their vines and fig-</text:span></text:p>
          </text:list-item>
        </text:list>
        <text:p text:style-name="P387"><text:span text:style-name="CharStyle25">trees,</text:span></text:p>
        <text:p text:style-name="P365"><text:span text:style-name="CharStyle25">breaking the trees of the coun­try;</text:span></text:p>
        <text:list xml:id="list182147181700998" text:continue-numbering="true" text:style-name="L117">
          <text:list-item>
            <text:p text:style-name="P1335"><text:span text:style-name="CharStyle25"><text:tab/>at his bidding locusts came,</text:span></text:p>
          </text:list-item>
        </text:list>
        <text:p text:style-name="P365"><text:span text:style-name="CharStyle25">and grasshoppers past count­ing,</text:span></text:p>
        <text:list xml:id="list182148594654948" text:continue-numbering="true" text:style-name="L117">
          <text:list-item>
            <text:p text:style-name="P1335"><text:span text:style-name="CharStyle25"><text:tab/>that ate up all the green growth</text:span></text:p>
          </text:list-item>
        </text:list>
        <text:p text:style-name="P437"><text:span text:style-name="CharStyle25">of the land,<text:line-break/>and every crop;</text:span></text:p>
        <text:list xml:id="list182148362280101" text:continue-numbering="true" text:style-name="L117">
          <text:list-item>
            <text:p text:style-name="P1335"><text:span text:style-name="CharStyle25"><text:tab/>he struck down all the first­</text:span></text:p>
          </text:list-item>
        </text:list>
        <text:p text:style-name="P782"><text:span text:style-name="CharStyle25">born in their land, each oldest male child.</text:span></text:p>
        <text:list xml:id="list182148018066036" text:continue-numbering="true" text:style-name="L117">
          <text:list-item>
            <text:p text:style-name="P1335"><text:span text:style-name="CharStyle25"><text:tab/>Then he led out his clansmen,</text:span></text:p>
          </text:list-item>
        </text:list>
        <text:p text:style-name="P365"><text:span text:style-name="CharStyle25">carrying spoil of gold and silver,</text:span></text:p>
        <text:p text:style-name="P365"><text:span text:style-name="CharStyle25">not a weary man among them;</text:span></text:p>
        <text:list xml:id="list182147612072911" text:continue-numbering="true" text:style-name="L117">
          <text:list-item>
            <text:p text:style-name="P1335"><text:span text:style-name="CharStyle25"><text:tab/>glad was Egypt when they</text:span></text:p>
          </text:list-item>
        </text:list>
        <text:p text:style-name="P387"><text:span text:style-name="CharStyle25">left,</text:span></text:p>
        <text:p text:style-name="P365"><text:span text:style-name="CharStyle25">for they were dreaded.</text:span></text:p>
        <text:list xml:id="list182148556738796" text:continue-numbering="true" text:style-name="L117">
          <text:list-item>
            <text:p text:style-name="P1335"><text:span text:style-name="CharStyle25"><text:tab/>He spread out clouds to shelter</text:span></text:p>
          </text:list-item>
        </text:list>
        <text:p text:style-name="P387"><text:span text:style-name="CharStyle25">them,</text:span></text:p>
        <text:p text:style-name="P365"><text:span text:style-name="CharStyle25">and lit them in the night with fire;</text:span></text:p>
        <text:list xml:id="list182147708224506" text:continue-numbering="true" text:style-name="L117">
          <text:list-item>
            <text:p text:style-name="P1335"><text:span text:style-name="CharStyle25"><text:tab/>he sent them quails, at their</text:span></text:p>
          </text:list-item>
        </text:list>
        <text:p text:style-name="P387"><text:span text:style-name="CharStyle25">demand,</text:span></text:p>
        <text:p text:style-name="P365"><text:span text:style-name="CharStyle25">and bread of heaven in plenty;</text:span></text:p>
        <text:list xml:id="list182148106708947" text:continue-numbering="true" text:style-name="L117">
          <text:list-item>
            <text:p text:style-name="P1335"><text:span text:style-name="CharStyle25"><text:tab/>he opened rocks, and through</text:span></text:p>
          </text:list-item>
        </text:list>
        <text:p text:style-name="P387"><text:span text:style-name="CharStyle25">the sand</text:span></text:p>
        <text:p text:style-name="P365"><text:span text:style-name="CharStyle25">water rushed like a river.</text:span></text:p>
        <text:list xml:id="list182149014026833" text:continue-numbering="true" text:style-name="L117">
          <text:list-item>
            <text:p text:style-name="P1335"><text:span text:style-name="CharStyle25"><text:tab/>Eor he remembered his own</text:span></text:p>
          </text:list-item>
        </text:list>
        <text:p text:style-name="P783"><text:span text:style-name="CharStyle25">sacred pledge to Abraham his servant.</text:span></text:p>
        <text:list xml:id="list182147765796305" text:continue-numbering="true" text:style-name="L117">
          <text:list-item>
            <text:p text:style-name="P1335"><text:span text:style-name="CharStyle25"><text:tab/>So he brought his people out</text:span></text:p>
          </text:list-item>
        </text:list>
        <text:p text:style-name="P387"><text:span text:style-name="CharStyle25">with joy,</text:span></text:p>
        <text:p text:style-name="P365"><text:span text:style-name="CharStyle25">his chosen with a song and shout;</text:span></text:p>
        <text:list xml:id="list182147729027130" text:continue-numbering="true" text:style-name="L117">
          <text:list-item>
            <text:p text:style-name="P1335"><text:span text:style-name="CharStyle25"><text:tab/>he gave them the lands of the</text:span></text:p>
          </text:list-item>
        </text:list>
        <text:p text:style-name="P387"><text:soft-page-break/><text:span text:style-name="CharStyle25">nations,</text:span></text:p>
        <text:p text:style-name="P365"><text:span text:style-name="CharStyle25">and they possessed the fruit of others’ toils.</text:span></text:p>
        <text:list xml:id="list182148296637653" text:continue-numbering="true" text:style-name="L117">
          <text:list-item>
            <text:p text:style-name="P1335"><text:span text:style-name="CharStyle25"><text:tab/>’Twas all that they should carry</text:span></text:p>
          </text:list-item>
        </text:list>
        <text:p text:style-name="P783"><text:span text:style-name="CharStyle25">out his orders and obey his laws. </text:span><text:span text:style-name="CharStyle25"><text:span text:style-name="T1"><text:note text:id="ftn51" text:note-class="footnote"><text:note-citation>0</text:note-citation><text:note-body><text:p text:style-name="P103"><text:span text:style-name="CharStyle4"><text:tab/>"I A/" Hallelujah!</text:span></text:p><text:p text:style-name="P911"><text:span text:style-name="CharStyle4">Give thanks tP the Eternal!—he is good, his kindness never fails.</text:span></text:p></text:note-body></text:note></text:span></text:span></text:p>
        <text:p text:style-name="P272"><text:span text:style-name="CharStyle25">Who can proclaim the Eternal’s 2 mighty deeds,</text:span></text:p>
        <text:p text:style-name="P321"><text:span text:style-name="CharStyle25">or do full justice to his praise?</text:span></text:p>
        <text:p text:style-name="P272"><text:span text:style-name="CharStyle25">Happy are they who hold to 3 what is right,</text:span></text:p>
        <text:p text:style-name="P303"><text:span text:style-name="CharStyle25">who do their duty at all times!</text:span></text:p>
        <text:p text:style-name="P272"><text:span text:style-name="CharStyle25">They share the welfare of thy </text:span><text:span text:style-name="CharStyle101">5 </text:span><text:span text:style-name="CharStyle25">chosen band,</text:span></text:p>
        <text:p text:style-name="P321"><text:span text:style-name="CharStyle25">thy nation’s joy, the triumph of thy land.</text:span></text:p>
        <text:p text:style-name="P272"><text:span text:style-name="CharStyle25">Remember us in thy goodwill, 4 Eternal,</text:span></text:p>
        <text:p text:style-name="P307"><text:span text:style-name="CharStyle25">oh save and prosper thine own people.</text:span></text:p>
        <text:p text:style-name="P272"><text:span text:style-name="CharStyle25">For, like our fathers, we have 6 sinned,</text:span></text:p>
        <text:p text:style-name="P325"><text:span text:style-name="CharStyle25">we have done evil, have done wickedly.</text:span></text:p>
        <text:p text:style-name="P284"><text:span text:style-name="CharStyle25">At the Reed Sea our fathers </text:span><text:span text:style-name="CharStyle101">7 </text:span><text:span text:style-name="CharStyle25">defied the Most High,</text:span></text:p>
        <text:p text:style-name="P303"><text:span text:style-name="CharStyle25">heedless of his wonders done in Egypt,</text:span></text:p>
        <text:p text:style-name="P303"><text:span text:style-name="CharStyle25">forgetting all the kindness he had shown them.</text:span></text:p>
        <text:p text:style-name="P272"><text:span text:style-name="CharStyle25">Yet he saved them for his own 8 sake,</text:span></text:p>
        <text:p text:style-name="P303"><text:span text:style-name="CharStyle25">to display his power;</text:span></text:p>
        <text:p text:style-name="P272"><text:span text:style-name="CharStyle25">the Reed Sea dried up at his 9 bidding,</text:span></text:p>
        <text:p text:style-name="P303"><text:span text:style-name="CharStyle25">through the deep he led them like a desert,</text:span></text:p>
        <text:p text:style-name="P272"><text:span text:style-name="CharStyle25">saving them from hostile hands, 10</text:span></text:p>
        <text:p text:style-name="P303"><text:span text:style-name="CharStyle25">rescuing them from the foe;</text:span></text:p>
        <text:p text:style-name="P272"><text:span text:style-name="CharStyle25">the waters rose over their ene- 11 mies,</text:span></text:p>
        <text:p text:style-name="P303"><text:span text:style-name="CharStyle25">till not a man was left.</text:span></text:p>
        <text:p text:style-name="P272"><text:span text:style-name="CharStyle25">Then they believed his promise, 12</text:span></text:p>
        <text:p text:style-name="P321"><text:span text:style-name="CharStyle25">and they sang his praise.</text:span></text:p>
        <text:p text:style-name="P272"><text:span text:style-name="CharStyle25">But soon they forgot what he 13 had done,</text:span></text:p>
        <text:p text:style-name="P303"><text:span text:style-name="CharStyle25">they would not be patient with his purposes;</text:span></text:p>
        <text:p text:style-name="P272"><text:span text:style-name="CharStyle25">they had a craving in the wil- 14 derness,</text:span></text:p>
        <text:p text:style-name="P303"><text:soft-page-break/><text:span text:style-name="CharStyle25">that made them doubt God in the desert;</text:span></text:p>
        <text:list xml:id="list4349419300760968652" text:style-name="L118">
          <text:list-item>
            <text:p text:style-name="P1374"><text:span text:style-name="CharStyle25"><text:tab/>he let them have what they</text:span></text:p>
          </text:list-item>
        </text:list>
        <text:p text:style-name="P387"><text:span text:style-name="CharStyle25">desired,</text:span></text:p>
        <text:p text:style-name="P377"><text:span text:style-name="CharStyle25">then—made them loathe it!</text:span></text:p>
        <text:list xml:id="list182148175678483" text:continue-numbering="true" text:style-name="L118">
          <text:list-item>
            <text:p text:style-name="P1248"><text:span text:style-name="CharStyle25"><text:tab/>When they were jealous of</text:span></text:p>
          </text:list-item>
        </text:list>
        <text:p text:style-name="P387"><text:span text:style-name="CharStyle25">Moses in the camp, and of Aaron, whom the Eter­nal consecrated,</text:span></text:p>
        <text:list xml:id="list4151753140174001134" text:style-name="L119">
          <text:list-item>
            <text:p text:style-name="P1249"><text:span text:style-name="CharStyle25"><text:tab/>fire broke out in their company,</text:span></text:p>
          </text:list-item>
        </text:list>
        <text:p text:style-name="P365"><text:span text:style-name="CharStyle25">and flames burned up the wicked;</text:span></text:p>
        <text:list xml:id="list182129644530406" text:style-name="L118">
          <text:list-item>
            <text:p text:style-name="P1248"><text:span text:style-name="CharStyle25"><text:tab/>earth opened to swallow Dathan</text:span></text:p>
          </text:list-item>
        </text:list>
        <text:p text:style-name="P387"><text:span text:style-name="CharStyle25">up,</text:span></text:p>
        <text:p text:style-name="P377"><text:span text:style-name="CharStyle25">and closed over Abiram’s crew.</text:span></text:p>
        <text:list xml:id="list182130196395794" text:style-name="L119">
          <text:list-item>
            <text:p text:style-name="P1219"><text:span text:style-name="CharStyle25"><text:tab/>At Horeb they made a calf,</text:span></text:p>
          </text:list-item>
        </text:list>
        <text:p text:style-name="P365"><text:span text:style-name="CharStyle25">and worshipped a metal image,</text:span></text:p>
        <text:list xml:id="list182147798190017" text:continue-numbering="true" text:style-name="L119">
          <text:list-item>
            <text:p text:style-name="P1107"><text:span text:style-name="CharStyle25"><text:tab/>bartering God their glory</text:span></text:p>
          </text:list-item>
        </text:list>
        <text:p text:style-name="P365"><text:span text:style-name="CharStyle25">for the image of an ox that munches grass!</text:span></text:p>
        <text:list xml:id="list182148448270603" text:continue-numbering="true" text:style-name="L119">
          <text:list-item>
            <text:p text:style-name="P1107"><text:span text:style-name="CharStyle25"><text:tab/>They forgot God their deliverer,</text:span></text:p>
          </text:list-item>
        </text:list>
        <text:p text:style-name="P365"><text:span text:style-name="CharStyle25">who had done great deeds in Egypt,</text:span></text:p>
        <text:list xml:id="list182149073684609" text:continue-numbering="true" text:style-name="L119">
          <text:list-item>
            <text:p text:style-name="P1107"><text:span text:style-name="CharStyle25"><text:tab/>marvels in the land of Khem,</text:span></text:p>
          </text:list-item>
        </text:list>
        <text:p text:style-name="P365"><text:span text:style-name="CharStyle25">deeds of awe at the Reed Sea.</text:span></text:p>
        <text:list xml:id="list182146988944131" text:continue-numbering="true" text:style-name="L119">
          <text:list-item>
            <text:p text:style-name="P1107"><text:span text:style-name="CharStyle25"><text:tab/>So he threatened to destroy</text:span></text:p>
          </text:list-item>
        </text:list>
        <text:p text:style-name="P387"><text:span text:style-name="CharStyle25">them,</text:span></text:p>
        <text:p text:style-name="P365"><text:span text:style-name="CharStyle25">had not Moses stepped into the breach,</text:span></text:p>
        <text:p text:style-name="P658"><text:span text:style-name="CharStyle25">had not Moses, whom he had chosen, faced him, to avert his deadly wrath.</text:span></text:p>
        <text:list xml:id="list182147842501623" text:continue-numbering="true" text:style-name="L119">
          <text:list-item>
            <text:p text:style-name="P1050"><text:span text:style-name="CharStyle25"><text:tab/>And then they scorned the land</text:span></text:p>
          </text:list-item>
        </text:list>
        <text:p text:style-name="P388"><text:span text:style-name="CharStyle25">of delight;</text:span></text:p>
        <text:p text:style-name="P366"><text:span text:style-name="CharStyle25">they would not believe what he promised,</text:span></text:p>
        <text:list xml:id="list182147809565989" text:continue-numbering="true" text:style-name="L119">
          <text:list-item>
            <text:p text:style-name="P1050"><text:span text:style-name="CharStyle25"><text:tab/>but grumbled in their tents</text:span></text:p>
          </text:list-item>
        </text:list>
        <text:p text:style-name="P366"><text:span text:style-name="CharStyle25">and would not listen to his word;</text:span></text:p>
        <text:list xml:id="list182147855168709" text:continue-numbering="true" text:style-name="L119">
          <text:list-item>
            <text:p text:style-name="P1050"><text:span text:style-name="CharStyle25"><text:tab/>so he swore solemnly</text:span></text:p>
          </text:list-item>
        </text:list>
        <text:p text:style-name="P366"><text:span text:style-name="CharStyle25">to lay them low in the desert,</text:span></text:p>
        <text:list xml:id="list182147333749689" text:continue-numbering="true" text:style-name="L119">
          <text:list-item>
            <text:p text:style-name="P1050"><text:span text:style-name="CharStyle25"><text:tab/>to scatter their children among</text:span></text:p>
          </text:list-item>
        </text:list>
        <text:p text:style-name="P388"><text:soft-page-break/><text:span text:style-name="CharStyle25">heathen men,</text:span></text:p>
        <text:p text:style-name="P382"><text:span text:style-name="CharStyle25">and disperse them over the world.</text:span></text:p>
        <text:list xml:id="list182148539886052" text:continue-numbering="true" text:style-name="L119">
          <text:list-item>
            <text:p text:style-name="P1336"><text:span text:style-name="CharStyle25"><text:tab/>When they joined the Baal of</text:span></text:p>
          </text:list-item>
        </text:list>
        <text:p text:style-name="P387"><text:span text:style-name="CharStyle25">Peor,</text:span></text:p>
        <text:p text:style-name="P365"><text:span text:style-name="CharStyle25">and ate food offered to the dead,</text:span></text:p>
        <text:p text:style-name="P272"><text:span text:style-name="CharStyle25">they angered him with their 29 misdeeds,</text:span></text:p>
        <text:p text:style-name="P303"><text:span text:style-name="CharStyle25">and plague broke out among them.</text:span></text:p>
        <text:p text:style-name="P31"><text:span text:style-name="CharStyle25">But Phinehas rose to interpose, 3&lt;&gt; and so the plague Was checked—</text:span></text:p>
        <text:p text:style-name="P505"><text:span text:style-name="CharStyle25">which was counted in his favour, 31 as a merit for all time.</text:span></text:p>
        <text:p text:style-name="P272"><text:span text:style-name="CharStyle25">At the waters of Meribah they 3</text:span><text:span text:style-name="CharStyle25"><text:span text:style-name="T1">2 </text:span></text:span><text:span text:style-name="CharStyle25">enraged God,</text:span></text:p>
        <text:p text:style-name="P147"><text:span text:style-name="CharStyle25">rebelling against his Spirit, 33 till they made Moses go wrong 32 and utter words in haste. 33</text:span></text:p>
        <text:p text:style-name="P272"><text:span text:style-name="CharStyle25">Nor did they root out the pa- </text:span><text:span text:style-name="CharStyle101">34 </text:span><text:span text:style-name="CharStyle25">gans,</text:span></text:p>
        <text:p text:style-name="P629"><text:span text:style-name="CharStyle25">as the Eternal ordered; they mixed with heathen men 35 and learned their ways, and worshipping their idols were 36 ensnared;</text:span></text:p>
        <text:p text:style-name="P31"><text:span text:style-name="CharStyle25">they sacrificed to demons, </text:span><text:span text:style-name="CharStyle101">37 </text:span><text:span text:style-name="CharStyle25">sacrificed their sons and daughters,</text:span></text:p>
        <text:p text:style-name="P31"><text:span text:style-name="CharStyle25">pouring out innocent blood, 38 till the land was stained with murder.</text:span></text:p>
        <text:p text:style-name="P272"><text:span text:style-name="CharStyle25">They were befouled by what </text:span><text:span text:style-name="CharStyle101">39 </text:span><text:span text:style-name="CharStyle25">they did,</text:span></text:p>
        <text:p text:style-name="P321"><text:span text:style-name="CharStyle25">and broke faith by their practices.</text:span></text:p>
        <text:p text:style-name="P31"><text:span text:style-name="CharStyle25">So the Eternal’s anger blazed 40 against his people, he loathed his heritage; he abandoned them to pagans, 41 to be ruled by those who hated them;</text:span></text:p>
        <text:p text:style-name="P31"><text:span text:style-name="CharStyle25">their foes oppressed them, 42 forced them to submission. Many a time he rescued them; </text:span><text:span text:style-name="CharStyle101">43 </text:span><text:span text:style-name="CharStyle25">but they would take their own rebellious way,</text:span></text:p>
        <text:p text:style-name="P303"><text:span text:style-name="CharStyle25">till evildoing wasted them away.</text:span></text:p>
        <text:p text:style-name="P31"><text:span text:style-name="CharStyle25">Yet he regarded their distress, 44 when he heard them wailing; he remembered for their sake his 45 compact,</text:span></text:p>
        <text:p text:style-name="P365"><text:span text:style-name="CharStyle25">in his great goodness he re­lented;</text:span></text:p>
        <text:list xml:id="list182129911052410" text:style-name="L117">
          <text:list-item>
            <text:p text:style-name="P1101"><text:span text:style-name="CharStyle25"><text:tab/>he made their very captors</text:span></text:p>
          </text:list-item>
        </text:list>
        <text:p text:style-name="P377"><text:span text:style-name="CharStyle25">have compassion upon them.</text:span></text:p>
        <text:list xml:id="list182149044057148" text:continue-numbering="true" text:style-name="L117">
          <text:list-item>
            <text:p text:style-name="P1250"><text:span text:style-name="CharStyle25"><text:tab/></text:span><text:span text:style-name="CharStyle101">0</text:span><text:span text:style-name="CharStyle25"> thou Eternal, our God, save</text:span></text:p>
          </text:list-item>
        </text:list>
        <text:p text:style-name="P342"><text:span text:style-name="CharStyle25">us,</text:span></text:p>
        <text:p text:style-name="P365"><text:span text:style-name="CharStyle25">gather us out of the na­tions,</text:span></text:p>
        <text:p text:style-name="P550"><text:span text:style-name="CharStyle25">that we may give thanks to thy sacred name,</text:span></text:p>
        <text:p text:style-name="P377"><text:span text:style-name="CharStyle25">and triumph in thy deeds of praise.</text:span></text:p>
        <text:list xml:id="list182148195428160" text:continue-numbering="true" text:style-name="L117">
          <text:list-item>
            <text:p text:style-name="P1250"><text:span text:style-name="CharStyle25"><text:tab/>Blessed be the Eternal, Israel’s</text:span></text:p>
          </text:list-item>
        </text:list>
        <text:p text:style-name="P342"><text:soft-page-break/><text:span text:style-name="CharStyle25">God, from age to age, for ever!</text:span></text:p>
        <text:p text:style-name="P365"><text:span text:style-name="CharStyle25">Let all the people add “Amen.”</text:span></text:p>
        <text:p text:style-name="P517"><text:span text:style-name="CharStyle104">* * *</text:span></text:p>
        <text:list xml:id="list182129420038047" text:style-name="L116">
          <text:list-item>
            <text:p text:style-name="P1343"><text:span text:style-name="CharStyle25"><text:tab/>1<text:tab/>Hallelujah!</text:span></text:p>
          </text:list-item>
        </text:list>
        <text:p text:style-name="P654"><text:span text:style-name="CharStyle25">Av </text:span><text:span text:style-name="CharStyle101">4</text:span><text:span text:style-name="CharStyle25"> “Give thanks to the Eternal!—he is good, his kindness never fails!”</text:span></text:p>
        <text:list xml:id="list182148450451468" text:continue-numbering="true" text:style-name="L116">
          <text:list-item>
            <text:p text:style-name="P1342"><text:span text:style-name="CharStyle25"><text:tab/>Be this the song of the re­</text:span></text:p>
          </text:list-item>
        </text:list>
        <text:p text:style-name="P342"><text:span text:style-name="CharStyle25">deemed,</text:span></text:p>
        <text:p text:style-name="P365"><text:span text:style-name="CharStyle25">redeemed by the Eternal from their foes,</text:span></text:p>
        <text:list xml:id="list182147684105140" text:continue-numbering="true" text:style-name="L116">
          <text:list-item>
            <text:p text:style-name="P1342"><text:span text:style-name="CharStyle25"><text:tab/>gathered from lands afar,</text:span></text:p>
          </text:list-item>
        </text:list>
        <text:p text:style-name="P365"><text:span text:style-name="CharStyle25">from east and west, from north and south. </text:span><text:span text:style-name="CharStyle25"><text:span text:style-name="T1"><text:note text:id="ftn52" text:note-class="footnote"><text:note-citation>0</text:note-citation><text:note-body><text:p text:style-name="P110"><text:span text:style-name="CharStyle4"><text:tab/>Some wandered in the lonely</text:span></text:p><text:p text:style-name="P405"><text:span text:style-name="CharStyle4">wilderness,</text:span></text:p><text:p text:style-name="P747"><text:span text:style-name="CharStyle4">they could not find a settled town;</text:span></text:p></text:note-body></text:note></text:span></text:span><text:span text:style-name="CharStyle25"><text:span text:style-name="T1"> </text:span></text:span><text:span text:style-name="CharStyle25"><text:span text:style-name="T1"><text:note text:id="ftn53" text:note-class="footnote"><text:note-citation>0</text:note-citation><text:note-body><text:p text:style-name="P122"><text:span text:style-name="CharStyle4"><text:tab/>their soul was faint</text:span></text:p><text:p text:style-name="P119"><text:span text:style-name="CharStyle4">with hunger and with thirst.</text:span></text:p></text:note-body></text:note></text:span></text:span><text:span text:style-name="CharStyle25"><text:span text:style-name="T1"> </text:span></text:span><text:span text:style-name="CharStyle25"><text:span text:style-name="T1"><text:note text:id="ftn54" text:note-class="footnote"><text:note-citation>0</text:note-citation><text:note-body><text:p text:style-name="P111"><text:span text:style-name="CharStyle4"><text:tab/>They cried to the Eternal in</text:span></text:p><text:p text:style-name="P405"><text:span text:style-name="CharStyle4">their need,</text:span></text:p><text:p text:style-name="P747"><text:span text:style-name="CharStyle4">to save them from their evil plight,</text:span></text:p></text:note-body></text:note></text:span></text:span><text:span text:style-name="CharStyle25"><text:span text:style-name="T1"> </text:span></text:span><text:span text:style-name="CharStyle25"><text:span text:style-name="T1"><text:note text:id="ftn55" text:note-class="footnote"><text:note-citation>0</text:note-citation><text:note-body><text:p text:style-name="P112"><text:span text:style-name="CharStyle4"><text:tab/>and straight he led them</text:span></text:p><text:p text:style-name="P545"><text:span text:style-name="CharStyle4">to a settled town.</text:span></text:p></text:note-body></text:note></text:span></text:span><text:span text:style-name="CharStyle25"><text:span text:style-name="T1"> </text:span></text:span><text:span text:style-name="CharStyle25"><text:span text:style-name="T1"><text:note text:id="ftn56" text:note-class="footnote"><text:note-citation>0</text:note-citation><text:note-body><text:p text:style-name="P112"><text:span text:style-name="CharStyle4"><text:tab/>Let them thank the Eternal for</text:span></text:p><text:p text:style-name="P838"><text:span text:style-name="CharStyle4">his kindness,</text:span></text:p><text:p text:style-name="P877"><text:span text:style-name="CharStyle4">and for the wonders that he does for men;</text:span></text:p></text:note-body></text:note></text:span></text:span><text:span text:style-name="CharStyle25"><text:span text:style-name="T1"> </text:span></text:span><text:span text:style-name="CharStyle25"><text:span text:style-name="T1"><text:note text:id="ftn57" text:note-class="footnote"><text:note-citation>0</text:note-citation><text:note-body><text:p text:style-name="P111"><text:span text:style-name="CharStyle4"><text:tab/>he satisfies their longing thirst,</text:span></text:p><text:p text:style-name="P119"><text:span text:style-name="CharStyle4">and fills them in their hunger.</text:span></text:p></text:note-body></text:note></text:span></text:span></text:p>
        <text:p text:style-name="P168"><text:span text:style-name="CharStyle25">Some lay in darkness and in 10 gloom,</text:span></text:p>
        <text:p text:style-name="P206"><text:span text:style-name="CharStyle25">prisoners in chains and mis­ery,</text:span></text:p>
        <text:p text:style-name="P31"><text:span text:style-name="CharStyle25">because they had rebelled at 11 God’s commands and scorned what the Most High enjoined;</text:span></text:p>
        <text:p text:style-name="P410"><text:span text:style-name="CharStyle25">hard labour crushed their spirit, 12 and wearied out, forlorn,</text:span></text:p>
        <text:p text:style-name="P168"><text:span text:style-name="CharStyle25">they cried to the Eternal in their 13 need,</text:span></text:p>
        <text:p text:style-name="P206"><text:span text:style-name="CharStyle25">to save them from their evil plight;</text:span></text:p>
        <text:p text:style-name="P31"><text:span text:style-name="CharStyle25">he took them from the darkness 14 and the gloom, he snapped their chains.</text:span></text:p>
        <text:p text:style-name="P168"><text:span text:style-name="CharStyle25">Let them thank the Eternal for 15 his kindness,</text:span></text:p>
        <text:p text:style-name="P206"><text:span text:style-name="CharStyle25">and for the wonders that he does for men;</text:span></text:p>
        <text:p text:style-name="P417"><text:span text:style-name="CharStyle25">he breaks the gates of bronze, 16 and shatters iron bars.</text:span></text:p>
        <text:p text:style-name="P168"><text:span text:style-name="CharStyle25">Some, weakened by their sinful 17 ways,</text:span></text:p>
        <text:p text:style-name="P206"><text:span text:style-name="CharStyle25">were sick and suffering through evildoing;</text:span></text:p>
        <text:p text:style-name="P168"><text:span text:style-name="CharStyle25">they had a loathing for all 18 food,</text:span></text:p>
        <text:p text:style-name="P206"><text:span text:style-name="CharStyle25">were on the verge of death;</text:span></text:p>
        <text:p text:style-name="P168"><text:span text:style-name="CharStyle25">they cried to the Eternal in their 19 need,</text:span></text:p>
        <text:p text:style-name="P206"><text:span text:style-name="CharStyle25">to save them from their evil plight;</text:span></text:p>
        <text:p text:style-name="P168"><text:span text:style-name="CharStyle25">he sent his word to heal them 20 and preserve their life.</text:span></text:p>
        <text:p text:style-name="P168"><text:span text:style-name="CharStyle25">Let them thank the Eternal for 21 his kindness,</text:span></text:p>
        <text:p text:style-name="P206"><text:span text:style-name="CharStyle25">and for the wonders that he does for men;</text:span></text:p>
        <text:p text:style-name="P168"><text:span text:style-name="CharStyle25">let them offer the sacrifice of 22 thanksgiving,</text:span></text:p>
        <text:p text:style-name="P214"><text:soft-page-break/><text:span text:style-name="CharStyle25">and joyfully recount what he has done.</text:span></text:p>
        <text:p text:style-name="P412"><text:span text:style-name="CharStyle25">Some crossed the sea in ships, 23 trading in great waters;</text:span></text:p>
        <text:p text:style-name="P176"><text:span text:style-name="CharStyle25">they saw what the Eternal 24 does,</text:span></text:p>
        <text:p text:style-name="P209"><text:span text:style-name="CharStyle25">his marvels in the deep.</text:span></text:p>
        <text:list xml:id="list182128830815761" text:style-name="L106">
          <text:list-item>
            <text:p text:style-name="P1251"><text:span text:style-name="CharStyle25"><text:tab/>When the gale rose at his bid­</text:span></text:p>
          </text:list-item>
        </text:list>
        <text:p text:style-name="P343"><text:span text:style-name="CharStyle25">ding,</text:span></text:p>
        <text:p text:style-name="P365"><text:span text:style-name="CharStyle25">and the waves tossed with the storm,</text:span></text:p>
        <text:list xml:id="list182148082746022" text:continue-numbering="true" text:style-name="L106">
          <text:list-item>
            <text:p text:style-name="P1329"><text:span text:style-name="CharStyle25"><text:tab/>they soared to heaven, sank to</text:span></text:p>
          </text:list-item>
        </text:list>
        <text:p text:style-name="P343"><text:span text:style-name="CharStyle25">the depth,</text:span></text:p>
        <text:p text:style-name="P365"><text:span text:style-name="CharStyle25">their courage melting;</text:span></text:p>
        <text:list xml:id="list182148437338203" text:continue-numbering="true" text:style-name="L106">
          <text:list-item>
            <text:p text:style-name="P1329"><text:span text:style-name="CharStyle25"><text:tab/>they reeled and staggered like a</text:span></text:p>
          </text:list-item>
        </text:list>
        <text:p text:style-name="P343"><text:span text:style-name="CharStyle25">drunken man,</text:span></text:p>
        <text:p text:style-name="P365"><text:span text:style-name="CharStyle25">and were at their wit’s end.</text:span></text:p>
        <text:list xml:id="list182148845378218" text:continue-numbering="true" text:style-name="L106">
          <text:list-item>
            <text:p text:style-name="P1329"><text:span text:style-name="CharStyle25"><text:tab/>They cried to the Eternal in</text:span></text:p>
          </text:list-item>
        </text:list>
        <text:p text:style-name="P343"><text:span text:style-name="CharStyle25">their need,</text:span></text:p>
        <text:p text:style-name="P365"><text:span text:style-name="CharStyle25">to save them from their evil plight;</text:span></text:p>
        <text:list xml:id="list182147964994877" text:continue-numbering="true" text:style-name="L106">
          <text:list-item>
            <text:p text:style-name="P1120"><text:span text:style-name="CharStyle25"><text:tab/>he stilled the storm to a whisper,</text:span></text:p>
          </text:list-item>
        </text:list>
        <text:p text:style-name="P365"><text:span text:style-name="CharStyle25">till the waves were hushed—</text:span></text:p>
        <text:list xml:id="list182148446835103" text:continue-numbering="true" text:style-name="L106">
          <text:list-item>
            <text:p text:style-name="P1120"><text:span text:style-name="CharStyle25"><text:tab/>glad were they for the calm—</text:span></text:p>
          </text:list-item>
        </text:list>
        <text:p text:style-name="P365"><text:span text:style-name="CharStyle25">and then he brought them to their longed-for haven.</text:span></text:p>
        <text:list xml:id="list182148076175826" text:continue-numbering="true" text:style-name="L106">
          <text:list-item>
            <text:p text:style-name="P1120"><text:span text:style-name="CharStyle25"><text:tab/>Let them thank the Eternal for</text:span></text:p>
          </text:list-item>
        </text:list>
        <text:p text:style-name="P343"><text:span text:style-name="CharStyle25">his kindness,</text:span></text:p>
        <text:p text:style-name="P365"><text:span text:style-name="CharStyle25">and for the wonders that he does for men;</text:span></text:p>
        <text:list xml:id="list182148572353800" text:continue-numbering="true" text:style-name="L106">
          <text:list-item>
            <text:p text:style-name="P1337"><text:span text:style-name="CharStyle25"><text:tab/>let them extol him, when the</text:span></text:p>
          </text:list-item>
        </text:list>
        <text:p text:style-name="P343"><text:span text:style-name="CharStyle25">people meet,</text:span></text:p>
        <text:p text:style-name="P377"><text:span text:style-name="CharStyle25">and praise him in the council of the sheikhs.</text:span></text:p>
        <text:list xml:id="list182147569927846" text:continue-numbering="true" text:style-name="L106">
          <text:list-item>
            <text:p text:style-name="P1337"><text:span text:style-name="CharStyle25"><text:tab/>He turns streams into a desert,</text:span></text:p>
          </text:list-item>
        </text:list>
        <text:p text:style-name="P365"><text:span text:style-name="CharStyle25">and fountains into dry land;</text:span></text:p>
        <text:list xml:id="list182148833994921" text:continue-numbering="true" text:style-name="L106">
          <text:list-item>
            <text:p text:style-name="P1337"><text:span text:style-name="CharStyle25"><text:tab/>he turns an oasis into a salt</text:span></text:p>
          </text:list-item>
        </text:list>
        <text:p text:style-name="P343"><text:span text:style-name="CharStyle25">waste,</text:span></text:p>
        <text:p text:style-name="P365"><text:soft-page-break/><text:span text:style-name="CharStyle25">to punish people for their sins.</text:span></text:p>
        <text:list xml:id="list182148457028091" text:continue-numbering="true" text:style-name="L106">
          <text:list-item>
            <text:p text:style-name="P1337"><text:span text:style-name="CharStyle25"><text:tab/>He turns a desert into pools of</text:span></text:p>
          </text:list-item>
        </text:list>
        <text:p text:style-name="P343"><text:span text:style-name="CharStyle25">water,</text:span></text:p>
        <text:p text:style-name="P365"><text:span text:style-name="CharStyle25">and dry land into fountains,</text:span></text:p>
        <text:list xml:id="list182147010527268" text:continue-numbering="true" text:style-name="L106">
          <text:list-item>
            <text:p text:style-name="P1337"><text:span text:style-name="CharStyle25"><text:tab/>where he settles famished folk,</text:span></text:p>
          </text:list-item>
        </text:list>
        <text:p text:style-name="P365"><text:span text:style-name="CharStyle25">to build a town for habitation,</text:span></text:p>
        <text:list xml:id="list182147624405875" text:continue-numbering="true" text:style-name="L106">
          <text:list-item>
            <text:p text:style-name="P1337"><text:span text:style-name="CharStyle25"><text:tab/>sowing fields and planting vine­</text:span></text:p>
          </text:list-item>
        </text:list>
        <text:p text:style-name="P343"><text:span text:style-name="CharStyle25">yards,</text:span></text:p>
        <text:p text:style-name="P365"><text:span text:style-name="CharStyle25">gathering in their harvest;</text:span></text:p>
        <text:list xml:id="list182148775075697" text:continue-numbering="true" text:style-name="L106">
          <text:list-item>
            <text:p text:style-name="P1337"><text:span text:style-name="CharStyle25"><text:tab/>by his blessing they increase,</text:span></text:p>
          </text:list-item>
        </text:list>
        <text:p text:style-name="P378"><text:span text:style-name="CharStyle25">and their herds never dimin­ish.</text:span></text:p>
        <text:p text:style-name="P31"><text:span text:style-name="CharStyle25">40 He pours contempt on lords, and sets them in a pathless waste astray,</text:span></text:p>
        <text:list xml:id="list182147338376791" text:continue-numbering="true" text:style-name="L106">
          <text:list-item>
            <text:p text:style-name="P1131"><text:span text:style-name="CharStyle25"><text:tab/>till they grow few and faint</text:span></text:p>
          </text:list-item>
        </text:list>
        <text:p text:style-name="P369"><text:span text:style-name="CharStyle25">under the weight of misery;</text:span></text:p>
        <text:p text:style-name="P31"><text:span text:style-name="CharStyle25">but he lifts poor men from their 41</text:span></text:p>
        <text:p text:style-name="P448"><text:span text:style-name="CharStyle25">woes,</text:span></text:p>
        <text:p text:style-name="P303"><text:span text:style-name="CharStyle25">and makes their household like a fruitful flock.</text:span></text:p>
        <text:p text:style-name="P494"><text:span text:style-name="CharStyle25">Good men rejoice to see this, 42 wrongdoers are silenced.</text:span></text:p>
        <text:p text:style-name="P161"><text:span text:style-name="CharStyle25">Let any wise man ponder it, 43 and lay to heart how kind the Eternal is.</text:span></text:p>
        <text:p text:style-name="P312"><text:span text:style-name="CharStyle69">A song of David</text:span><text:span text:style-name="CharStyle87">, </text:span><text:span text:style-name="CharStyle69">for music.</text:span></text:p>
        <text:p text:style-name="P93"><text:span text:style-name="CharStyle25">My heart is ready, O "| </text:span><text:span text:style-name="CharStyle32">ao 1</text:span></text:p>
        <text:h text:style-name="P1546" text:outline-level="2"><text:bookmark-start text:name="bookmark2"/><text:span text:style-name="CharStyle106">God,<text:tab/></text:span><text:span text:style-name="CharStyle107">JLUO</text:span><text:bookmark-end text:name="bookmark2"/></text:h>
        <text:p text:style-name="P303"><text:span text:style-name="CharStyle25">for song and melody.</text:span></text:p>
        <text:p text:style-name="P272"><text:span text:style-name="CharStyle25">Awake, my soul! awake, my 2 lute and lyre!</text:span></text:p>
        <text:p text:style-name="P325"><text:span text:style-name="CharStyle25">Let me awake the dawn!</text:span></text:p>
        <text:list xml:id="list219111597698788881" text:style-name="L120">
          <text:list-item>
            <text:p text:style-name="P1486"><text:span text:style-name="CharStyle25"><text:tab/>would praise thee, O Eternal, 3 among the peoples,</text:span></text:p>
          </text:list-item>
        </text:list>
        <text:list xml:id="list4623543299981262847" text:style-name="L121">
          <text:list-item>
            <text:p text:style-name="P1425"><text:span text:style-name="CharStyle25"><text:tab/>would chant thee among the nations,</text:span></text:p>
          </text:list-item>
        </text:list>
        <text:p text:style-name="P506"><text:span text:style-name="CharStyle25">for thy love is high over heaven, 4 thy loyalty soars to the skies.</text:span></text:p>
        <text:p text:style-name="P58"><text:span text:style-name="CharStyle25">Up, </text:span><text:span text:style-name="CharStyle101">0</text:span><text:span text:style-name="CharStyle25"> God, high over heaven! 5 Up with thy glory over all the earth!</text:span></text:p>
        <text:p text:style-name="P155"><text:span text:style-name="CharStyle25">To the rescue of thy dear folk! 6 Save by thy right hand, answer our entreaty.</text:span></text:p>
        <text:p text:style-name="P63"><text:soft-page-break/><text:span text:style-name="CharStyle25">God gave his sacred promise:<text:tab/></text:span><text:span text:style-name="CharStyle102">7</text:span></text:p>
        <text:p text:style-name="P304"><text:span text:style-name="CharStyle25">“I will divide up Shechem in triumph,</text:span></text:p>
        <text:p text:style-name="P303"><text:span text:style-name="CharStyle25">and parcel out the vale of Sukkoth;</text:span></text:p>
        <text:p text:style-name="P494"><text:span text:style-name="CharStyle25">Gilead is mine, Manasseh mine, 8 Ephraim I take for helmet, Judah for my baton—</text:span></text:p>
        <text:p text:style-name="P31"><text:span text:style-name="CharStyle25">Moab I make a wash-basin, 9 Edom I claim as subject, and over Philistia I will triumph.”</text:span></text:p>
        <text:p text:style-name="P272"><text:span text:style-name="CharStyle25">Ah, who will lead us inside the 10 hill-fort?</text:span></text:p>
        <text:p text:style-name="P303"><text:span text:style-name="CharStyle25">Who will take us conquering into Edom?</text:span></text:p>
        <text:p text:style-name="P31"><text:span text:style-name="CharStyle25">Hast thou not discarded us, n shamed us, O God? thou would’st not march out with our army.</text:span></text:p>
        <text:list xml:id="list4019574007500825552" text:style-name="L122">
          <text:list-item>
            <text:p text:style-name="P1252"><text:span text:style-name="CharStyle25"><text:tab/>Help us against the foe,</text:span></text:p>
          </text:list-item>
        </text:list>
        <text:p text:style-name="P539"><text:span text:style-name="CharStyle25">for man’s help is in vain.</text:span></text:p>
        <text:list xml:id="list182148691778327" text:continue-numbering="true" text:style-name="L122">
          <text:list-item>
            <text:p text:style-name="P1252"><text:span text:style-name="CharStyle25"><text:tab/>With God we shaE do bravely;</text:span></text:p>
          </text:list-item>
        </text:list>
        <text:p text:style-name="P543"><text:span text:style-name="CharStyle25">he wiE trample down our foes.</text:span></text:p>
        <text:p text:style-name="P909"><text:span text:style-name="CharStyle69">From the Choirmaster's collec­tion. A song of David.</text:span></text:p>
        <text:list xml:id="list3576593048835332734" text:style-name="L123">
          <text:list-item>
            <text:p text:style-name="P959"><text:span text:style-name="CharStyle32"><text:tab/>-I aq</text:span><text:span text:style-name="CharStyle25"> God of my praise, he</text:span></text:p>
          </text:list-item>
        </text:list>
        <text:p text:style-name="P932"><text:span text:style-name="CharStyle25"><text:span text:style-name="T2">n</text:span></text:span><text:span text:style-name="CharStyle25">ot thou silent;</text:span></text:p>
        <text:list xml:id="list182147337447946" text:continue-numbering="true" text:style-name="L123">
          <text:list-item>
            <text:p text:style-name="P1233"><text:span text:style-name="CharStyle25"><text:tab/>for wicked men talk loud</text:span></text:p>
          </text:list-item>
        </text:list>
        <text:p text:style-name="P920"><text:span text:style-name="CharStyle25">against me, falsely charging me;</text:span></text:p>
        <text:list xml:id="list182147196892718" text:continue-numbering="true" text:style-name="L123">
          <text:list-item>
            <text:p text:style-name="P1233"><text:span text:style-name="CharStyle25"><text:tab/>they beset me with their words</text:span></text:p>
          </text:list-item>
        </text:list>
        <text:p text:style-name="P270"><text:span text:style-name="CharStyle25">of malice,</text:span></text:p>
        <text:p text:style-name="P539"><text:span text:style-name="CharStyle25">they attack me wantonly;</text:span></text:p>
        <text:list xml:id="list182147541330663" text:continue-numbering="true" text:style-name="L123">
          <text:list-item>
            <text:p text:style-name="P1233"><text:span text:style-name="CharStyle25"><text:tab/>they return enmity for love,</text:span></text:p>
          </text:list-item>
        </text:list>
        <text:p text:style-name="P539"><text:span text:style-name="CharStyle25">even as I pray for them,</text:span></text:p>
        <text:list xml:id="list182148874117115" text:continue-numbering="true" text:style-name="L123">
          <text:list-item>
            <text:p text:style-name="P1233"><text:span text:style-name="CharStyle25"><text:tab/>rewarding me with cruelty for</text:span></text:p>
          </text:list-item>
        </text:list>
        <text:p text:style-name="P933"><text:span text:style-name="CharStyle25">my kindness, and hatred for my love,</text:span></text:p>
        <text:list xml:id="list182147107338631" text:continue-numbering="true" text:style-name="L123">
          <text:list-item>
            <text:p text:style-name="P1233"><text:span text:style-name="CharStyle25"><text:tab/>Arrest yon evil knave,</text:span></text:p>
          </text:list-item>
        </text:list>
        <text:p text:style-name="P539"><text:span text:style-name="CharStyle25">let some accuser face him!—</text:span></text:p>
        <text:list xml:id="list182147032095143" text:continue-numbering="true" text:style-name="L123">
          <text:list-item>
            <text:p text:style-name="P1233"><text:span text:style-name="CharStyle25"><text:tab/>let him be tried and sentenced,</text:span></text:p>
          </text:list-item>
        </text:list>
        <text:p text:style-name="P539"><text:span text:style-name="CharStyle25">let his prayer pass for a sin!</text:span></text:p>
        <text:list xml:id="list182147798587091" text:continue-numbering="true" text:style-name="L123">
          <text:list-item>
            <text:p text:style-name="P1233"><text:span text:style-name="CharStyle25"><text:tab/>Few days be his!</text:span></text:p>
          </text:list-item>
        </text:list>
        <text:p text:style-name="P539"><text:span text:style-name="CharStyle25">May another seize his office!</text:span></text:p>
        <text:list xml:id="list182147993510405" text:continue-numbering="true" text:style-name="L123">
          <text:list-item>
            <text:p text:style-name="P1233"><text:soft-page-break/><text:span text:style-name="CharStyle25"><text:tab/>May his children become father­</text:span></text:p>
          </text:list-item>
        </text:list>
        <text:p text:style-name="P270"><text:span text:style-name="CharStyle25">less,</text:span></text:p>
        <text:p text:style-name="P539"><text:span text:style-name="CharStyle25">his wife a widow!</text:span></text:p>
        <text:list xml:id="list182148256483844" text:continue-numbering="true" text:style-name="L123">
          <text:list-item>
            <text:p text:style-name="P1253"><text:span text:style-name="CharStyle25"><text:tab/>May they be vagabonds and</text:span></text:p>
          </text:list-item>
        </text:list>
        <text:p text:style-name="P270"><text:span text:style-name="CharStyle25">beggars,</text:span></text:p>
        <text:p text:style-name="P539"><text:span text:style-name="CharStyle25">driven out of their ruined home!</text:span></text:p>
        <text:list xml:id="list182148963058583" text:continue-numbering="true" text:style-name="L123">
          <text:list-item>
            <text:p text:style-name="P1253"><text:span text:style-name="CharStyle25"><text:tab/>May creditors seize all he has,</text:span></text:p>
          </text:list-item>
        </text:list>
        <text:p text:style-name="P539"><text:span text:style-name="CharStyle25">and strangers help themselves to all he made!</text:span></text:p>
        <text:list xml:id="list182148866391346" text:continue-numbering="true" text:style-name="L123">
          <text:list-item>
            <text:p text:style-name="P1220"><text:span text:style-name="CharStyle25"><text:tab/>May not a soul be kind to</text:span></text:p>
          </text:list-item>
        </text:list>
        <text:p text:style-name="P270"><text:span text:style-name="CharStyle25">him,</text:span></text:p>
        <text:p text:style-name="P539"><text:span text:style-name="CharStyle25">may no one pity his fatherless </text:span><text:span text:style-name="CharStyle67">children!</text:span></text:p>
        <text:list xml:id="list182148243627242" text:continue-numbering="true" text:style-name="L123">
          <text:list-item>
            <text:p text:style-name="P1220"><text:span text:style-name="CharStyle25"><text:tab/>May his posterity be rooted out,</text:span></text:p>
          </text:list-item>
        </text:list>
        <text:p text:style-name="P539"><text:span text:style-name="CharStyle25">and his name blotted out in a single generation!</text:span></text:p>
        <text:list xml:id="list182148083088454" text:continue-numbering="true" text:style-name="L123">
          <text:list-item>
            <text:p text:style-name="P1330"><text:span text:style-name="CharStyle25"><text:tab/>But never may his father’s evil</text:span></text:p>
          </text:list-item>
        </text:list>
        <text:p text:style-name="P270"><text:span text:style-name="CharStyle25">be forgotten,</text:span></text:p>
        <text:p text:style-name="P539"><text:span text:style-name="CharStyle25">or his mother’s sin be blotted out!</text:span></text:p>
        <text:list xml:id="list182147415376735" text:continue-numbering="true" text:style-name="L123">
          <text:list-item>
            <text:p text:style-name="P1330"><text:span text:style-name="CharStyle25"><text:tab/>(The Eternal ever keep them in</text:span></text:p>
          </text:list-item>
        </text:list>
        <text:p text:style-name="P270"><text:span text:style-name="CharStyle25">his mind,</text:span></text:p>
        <text:p text:style-name="P539"><text:span text:style-name="CharStyle25">to root them from the earth!)</text:span></text:p>
        <text:p text:style-name="P168"><text:span text:style-name="CharStyle25">Never did he remember to be 16 kind;</text:span></text:p>
        <text:p text:style-name="P206"><text:span text:style-name="CharStyle25">but wretched, weak, and broken-hearted creatures</text:span></text:p>
        <text:p text:style-name="P206"><text:span text:style-name="CharStyle25">he persecuted to the death.</text:span></text:p>
        <text:p text:style-name="P168"><text:span text:style-name="CharStyle25">He would not bless?—blessings 17 be far from him!</text:span></text:p>
        <text:p text:style-name="P206"><text:span text:style-name="CharStyle25">He loved to curse?—may curses light on him!</text:span></text:p>
        <text:p text:style-name="P168"><text:span text:style-name="CharStyle25">May curses cling to him Eke 18 clothes!</text:span></text:p>
        <text:p text:style-name="P206"><text:span text:style-name="CharStyle25">Curses soak into him Eke water,</text:span></text:p>
        <text:p text:style-name="P532"><text:span text:style-name="CharStyle25">sink to his very bones Eke oE! May curses be the garment he 19 puts on!</text:span></text:p>
        <text:p text:style-name="P218"><text:span text:style-name="CharStyle25">Curses be Eke his girdle day by day!</text:span></text:p>
        <text:p text:style-name="P168"><text:span text:style-name="CharStyle25">So may the Eternal reward my 20</text:span></text:p>
        <text:p text:style-name="P427"><text:span text:style-name="CharStyle25">accusers,</text:span></text:p>
        <text:p text:style-name="P206"><text:soft-page-break/><text:span text:style-name="CharStyle25">and all who threaten my Efe!</text:span></text:p>
        <text:p text:style-name="P171"><text:span text:style-name="CharStyle25">O<text:tab/>Lord the Eternal, act on my 21 behalf,</text:span></text:p>
        <text:p text:style-name="P646"><text:span text:style-name="CharStyle25">Oh rescue me in thy kind love;<text:line-break/>for I am weak and wretched, </text:span><text:span text:style-name="CharStyle101">23</text:span></text:p>
        <text:p text:style-name="P532"><text:span text:style-name="CharStyle25">my heart is in anguish, my days are brief as any eve- 23 ning shadow,</text:span></text:p>
        <text:list xml:id="list4665905677177671222" text:style-name="L124">
          <text:list-item>
            <text:p text:style-name="P1507"><text:span text:style-name="CharStyle25"><text:tab/>am whirled off Eke a locust, my knees are giving way with 24 fasting,</text:span></text:p>
          </text:list-item>
        </text:list>
        <text:p text:style-name="P206"><text:span text:style-name="CharStyle25">my flesh is thin and shriv- eEed;</text:span></text:p>
        <text:p text:style-name="P168"><text:span text:style-name="CharStyle25">they are taunting, taunting me, 25</text:span></text:p>
        <text:p text:style-name="P206"><text:span text:style-name="CharStyle25">tossing their heads at the sight of me!</text:span></text:p>
        <text:p text:style-name="P168"><text:span text:style-name="CharStyle25">Eternal One, my God, oh help 26 me,</text:span></text:p>
        <text:p text:style-name="P532"><text:span text:style-name="CharStyle25">save me in thy love— to let them know thy power by 27 this,</text:span></text:p>
        <text:p text:style-name="P206"><text:span text:style-name="CharStyle25">what thou canst do, Eternal One!</text:span></text:p>
        <text:p text:style-name="P168"><text:span text:style-name="CharStyle25">They may curse, but do thou 28 bless;</text:span></text:p>
        <text:p text:style-name="P206"><text:span text:style-name="CharStyle25">confounded be my foes, but let thy servant joy.</text:span></text:p>
        <text:p text:style-name="P168"><text:span text:style-name="CharStyle25">May my opponents be covered 29 with disgrace,</text:span></text:p>
        <text:p text:style-name="P206"><text:span text:style-name="CharStyle25">robed in their own dishonour!</text:span></text:p>
      </text:section>
      <text:section text:style-name="Sect3" text:name="Section37">
        <text:list xml:id="list4311752307502633622" text:style-name="L125">
          <text:list-item>
            <text:p text:style-name="P1375"><text:span text:style-name="CharStyle25"><text:tab/>I will give thanks aloud to the</text:span></text:p>
          </text:list-item>
        </text:list>
        <text:p text:style-name="P513"><text:span text:style-name="CharStyle25">Eternal;</text:span></text:p>
        <text:p text:style-name="P482"><text:span text:style-name="CharStyle25">yes, I will praise him in the congregation,</text:span></text:p>
        <text:list xml:id="list182149123506472" text:continue-numbering="true" text:style-name="L125">
          <text:list-item>
            <text:p text:style-name="P1254"><text:span text:style-name="CharStyle25"><text:tab/>for he supports a helpless man,</text:span></text:p>
          </text:list-item>
        </text:list>
        <text:p text:style-name="P484"><text:span text:style-name="CharStyle25">to save him from his perse­cutors.</text:span></text:p>
        <text:p text:style-name="P679"><text:span text:style-name="CharStyle28">A song of David.</text:span></text:p>
        <text:list xml:id="list123418597583943812" text:style-name="L126">
          <text:list-item>
            <text:p text:style-name="P1508"><text:span text:style-name="CharStyle25"><text:tab/>-| 1 This oracle has the </text:span><text:span text:style-name="CharStyle108">-L A1/ </text:span><text:span text:style-name="CharStyle25">Eternal for my lord:</text:span></text:p>
          </text:list-item>
        </text:list>
        <text:p text:style-name="P492"><text:span text:style-name="CharStyle25">“Sit throned at my right hand, until I make your foes your footstool.”</text:span></text:p>
        <text:list xml:id="list182148746765625" text:continue-numbering="true" text:style-name="L126">
          <text:list-item>
            <text:p text:style-name="P1509"><text:span text:style-name="CharStyle25"><text:tab/>Yes, the Eternal shall send you</text:span></text:p>
          </text:list-item>
        </text:list>
        <text:p text:style-name="P513"><text:span text:style-name="CharStyle25">from Sion</text:span></text:p>
        <text:p text:style-name="P918"><text:span text:style-name="CharStyle25">the sceptre of your sway, that you may reign amid your foes,</text:span></text:p>
        <text:p text:style-name="P482"><text:span text:style-name="CharStyle25">arrayed in sacred vestments.</text:span></text:p>
        <text:list xml:id="list182148574407851" text:continue-numbering="true" text:style-name="L126">
          <text:list-item>
            <text:p text:style-name="P1509"><text:span text:style-name="CharStyle25"><text:tab/>The day you come to power,</text:span></text:p>
          </text:list-item>
        </text:list>
        <text:p text:style-name="P513"><text:span text:style-name="CharStyle25">you are supreme, vital and fresh like dew-drops of the dawn;</text:span></text:p>
        <text:list xml:id="list182149132285635" text:continue-numbering="true" text:style-name="L126">
          <text:list-item>
            <text:p text:style-name="P1510"><text:span text:style-name="CharStyle25"><text:tab/>“You are to be a priest for</text:span></text:p>
          </text:list-item>
        </text:list>
        <text:p text:style-name="P513"><text:span text:style-name="CharStyle25">life”—</text:span></text:p>
        <text:p text:style-name="P482"><text:span text:style-name="CharStyle25">so swears the Eternal, his oath will not change—</text:span></text:p>
        <text:p text:style-name="P482"><text:span text:style-name="CharStyle25">“a priest as once Melkizedek was.”</text:span></text:p>
        <text:list xml:id="list182148451320412" text:continue-numbering="true" text:style-name="L126">
          <text:list-item>
            <text:p text:style-name="P1510"><text:span text:style-name="CharStyle25"><text:tab/>The Lord is at your side,</text:span></text:p>
          </text:list-item>
        </text:list>
        <text:p text:style-name="P484"><text:span text:style-name="CharStyle25">shattering kings upon his day of wrath.</text:span></text:p>
        <text:list xml:id="list182147391550532" text:continue-numbering="true" text:style-name="L126">
          <text:list-item>
            <text:p text:style-name="P1510"><text:span text:style-name="CharStyle25"><text:tab/>My lord sends pagans to their</text:span></text:p>
          </text:list-item>
        </text:list>
        <text:p text:style-name="P513"><text:span text:style-name="CharStyle25">doom,</text:span></text:p>
        <text:p text:style-name="P482"><text:span text:style-name="CharStyle25">filling the valleys with their corpses,</text:span></text:p>
        <text:p text:style-name="P482"><text:span text:style-name="CharStyle25">shattering their chiefs far and wide;</text:span></text:p>
        <text:list xml:id="list182147068500840" text:continue-numbering="true" text:style-name="L126">
          <text:list-item>
            <text:p text:style-name="P1510"><text:span text:style-name="CharStyle25"><text:tab/>he drinks from any stream he</text:span></text:p>
          </text:list-item>
        </text:list>
        <text:p text:style-name="P513"><text:span text:style-name="CharStyle25">has to cross,</text:span></text:p>
        <text:p text:style-name="P482"><text:span text:style-name="CharStyle25">then charges forward tri­umphing. </text:span><text:span text:style-name="CharStyle25"><text:span text:style-name="T1"><text:note text:id="ftn58" text:note-class="footnote"><text:note-citation>0</text:note-citation><text:note-body><text:p text:style-name="P547"><text:span text:style-name="CharStyle4"><text:tab/>1 1 -j Hallelujah.</text:span></text:p><text:p text:style-name="P923"><text:span text:style-name="CharStyle17">XXX </text:span><text:span text:style-name="CharStyle4">With all my heart I thank the Eternal, in gatherings of good men for fellowship.</text:span></text:p></text:note-body></text:note></text:span></text:span><text:span text:style-name="CharStyle25"><text:span text:style-name="T1"> </text:span></text:span><text:span text:style-name="CharStyle25"><text:span text:style-name="T1"><text:note text:id="ftn59" text:note-class="footnote"><text:note-citation>0</text:note-citation><text:note-body><text:p text:style-name="P546"><text:span text:style-name="CharStyle4"><text:tab/>Great are the Eternal’s doings,</text:span></text:p></text:note-body></text:note></text:span></text:span></text:p>
        <text:p text:style-name="P206"><text:span text:style-name="CharStyle25">to be studied by all who de­light in them;</text:span></text:p>
        <text:p text:style-name="P168"><text:span text:style-name="CharStyle25">splendid and glorious are his 3 deeds,</text:span></text:p>
        <text:p text:style-name="P206"><text:span text:style-name="CharStyle25">his victories know no end;</text:span></text:p>
        <text:p text:style-name="P31"><text:soft-page-break/><text:span text:style-name="CharStyle25">he will have us celebrate his 4 wondrous deeds, for the Eternal is gracious and pitiful.</text:span></text:p>
        <text:p text:style-name="P30"><text:span text:style-name="CharStyle25">He feeds his worshippers;<text:tab/>5</text:span></text:p>
        <text:p text:style-name="P206"><text:span text:style-name="CharStyle25">never does he forget his com­pact.</text:span></text:p>
        <text:p text:style-name="P31"><text:span text:style-name="CharStyle25">He has shown his people his 6 power in action, as he gave them the homes of the heathen.</text:span></text:p>
        <text:p text:style-name="P31"><text:span text:style-name="CharStyle25">Faithfully he deals and justly, </text:span><text:span text:style-name="CharStyle101">7 </text:span><text:span text:style-name="CharStyle25">trustworthy are all his pre­cepts;</text:span></text:p>
        <text:p text:style-name="P168"><text:span text:style-name="CharStyle25">his orders are enacted for all 8 time,</text:span></text:p>
        <text:p text:style-name="P206"><text:span text:style-name="CharStyle25">issued in faithfulness and justice;</text:span></text:p>
        <text:p text:style-name="P31"><text:span text:style-name="CharStyle25">he has sent his people freedom, 9 fixing his compact with them for all time— a God majestic, terrible.</text:span></text:p>
        <text:p text:style-name="P165"><text:span text:style-name="CharStyle25">The first thing in knowledge is 10 reverence for the Eternal: it is sound sense for everyone. His praise endures for ever.</text:span></text:p>
        <text:p text:style-name="P43"><text:span text:style-name="CharStyle25">Happy the man who XX^ reverences the Eternal, who finds rich joy in his com­mands!</text:span></text:p>
        <text:p text:style-name="P176"><text:span text:style-name="CharStyle25">His children rise to power with- 2 in the land;</text:span></text:p>
        <text:p text:style-name="P209"><text:span text:style-name="CharStyle25">the race of the upright are blessed.</text:span></text:p>
        <text:p text:style-name="P176"><text:span text:style-name="CharStyle25">Riches and wealth are in Ms 3 house,</text:span></text:p>
        <text:p text:style-name="P209"><text:span text:style-name="CharStyle25">good fortune never fails him.</text:span></text:p>
        <text:p text:style-name="P43"><text:span text:style-name="CharStyle25">Light dawns on the good man, 4 the upright man so mild and merciful.</text:span></text:p>
        <text:p text:style-name="P43"><text:span text:style-name="CharStyle25">All goes well with the generous, </text:span><text:span text:style-name="CharStyle101">5 </text:span><text:span text:style-name="CharStyle25">open-handed, who will act fairly;</text:span></text:p>
        <text:list xml:id="list4305919491946313034" text:style-name="L127">
          <text:list-item>
            <text:p text:style-name="P1376"><text:span text:style-name="CharStyle25"><text:tab/>never shall that man come to</text:span></text:p>
          </text:list-item>
        </text:list>
        <text:p text:style-name="P400"><text:span text:style-name="CharStyle25">grief;</text:span></text:p>
        <text:p text:style-name="P246"><text:span text:style-name="CharStyle25">the good man’s memory never fades.</text:span></text:p>
        <text:list xml:id="list182147273567007" text:continue-numbering="true" text:style-name="L127">
          <text:list-item>
            <text:p text:style-name="P1164"><text:span text:style-name="CharStyle25"><text:tab/>He has no fear of evil tidings,</text:span></text:p>
          </text:list-item>
        </text:list>
        <text:p text:style-name="P246"><text:span text:style-name="CharStyle25">he trusts the Eternal with a steady heart;</text:span></text:p>
        <text:list xml:id="list182147422009162" text:continue-numbering="true" text:style-name="L127">
          <text:list-item>
            <text:p text:style-name="P1164"><text:span text:style-name="CharStyle25"><text:tab/>his heart is firm and fearless,</text:span></text:p>
          </text:list-item>
        </text:list>
        <text:p text:style-name="P246"><text:span text:style-name="CharStyle25">certain that he will see his foes collapse.</text:span></text:p>
        <text:list xml:id="list182147497264877" text:continue-numbering="true" text:style-name="L127">
          <text:list-item>
            <text:p text:style-name="P1234"><text:span text:style-name="CharStyle25"><text:tab/>He gives to the poor lavishly,</text:span></text:p>
          </text:list-item>
        </text:list>
        <text:p text:style-name="P246"><text:span text:style-name="CharStyle25">and so good fortune never fails him—</text:span></text:p>
        <text:p text:style-name="P246"><text:span text:style-name="CharStyle25">he rises to high power and honour.</text:span></text:p>
        <text:p text:style-name="P701"><text:span text:style-name="CharStyle25">io<text:tab/>Ungodly men look on and grieve,</text:span></text:p>
        <text:p text:style-name="P246"><text:span text:style-name="CharStyle25">they gnash their teeth and— disappear;</text:span></text:p>
        <text:p text:style-name="P255"><text:span text:style-name="CharStyle25">the ungodly’s hope will come to nothing.</text:span></text:p>
        <text:list xml:id="list9126690223758508291" text:style-name="L128">
          <text:list-item>
            <text:p text:style-name="P1284"><text:span text:style-name="CharStyle25"><text:tab/>I I 9 Hallelujah.</text:span></text:p>
          </text:list-item>
        </text:list>
        <text:p text:style-name="P740"><text:span text:style-name="CharStyle25">X-LO Praise the Eternal, serv­ants of the Eternal, praise his name!</text:span></text:p>
        <text:list xml:id="list182147149626786" text:continue-numbering="true" text:style-name="L128">
          <text:list-item>
            <text:p text:style-name="P1235"><text:span text:style-name="CharStyle25"><text:tab/>Blessed be the Eternal’s name</text:span></text:p>
          </text:list-item>
        </text:list>
        <text:p text:style-name="P400"><text:span text:style-name="CharStyle25">from now and evermore!</text:span></text:p>
        <text:list xml:id="list182147998369637" text:continue-numbering="true" text:style-name="L128">
          <text:list-item>
            <text:p text:style-name="P1235"><text:span text:style-name="CharStyle25"><text:tab/>Praise to the Eternal’s name</text:span></text:p>
          </text:list-item>
        </text:list>
        <text:p text:style-name="P408"><text:span text:style-name="CharStyle25">from sunrise to sunset!</text:span></text:p>
        <text:list xml:id="list182147490005015" text:continue-numbering="true" text:style-name="L128">
          <text:list-item>
            <text:p text:style-name="P1198"><text:span text:style-name="CharStyle25"><text:tab/>The Eternal is supreme over the</text:span></text:p>
          </text:list-item>
        </text:list>
        <text:p text:style-name="P400"><text:span text:style-name="CharStyle25">nations, majestic over the heavens;</text:span></text:p>
        <text:list xml:id="list182148896064576" text:continue-numbering="true" text:style-name="L128">
          <text:list-item>
            <text:p text:style-name="P1198"><text:span text:style-name="CharStyle25"><text:tab/>who is like the Eternal, our</text:span></text:p>
          </text:list-item>
        </text:list>
        <text:p text:style-name="P400"><text:span text:style-name="CharStyle25">God, dwelling in high heaven,</text:span></text:p>
        <text:list xml:id="list182148319283683" text:continue-numbering="true" text:style-name="L128">
          <text:list-item>
            <text:p text:style-name="P1198"><text:span text:style-name="CharStyle25"><text:tab/>stooping to cast his eyes on</text:span></text:p>
          </text:list-item>
        </text:list>
        <text:p text:style-name="P399"><text:span text:style-name="CharStyle25">earth below?</text:span></text:p>
        <text:list xml:id="list182148372668910" text:continue-numbering="true" text:style-name="L128">
          <text:list-item>
            <text:p text:style-name="P1021"><text:span text:style-name="CharStyle25"><text:tab/>He raises poor men from the</text:span></text:p>
          </text:list-item>
        </text:list>
        <text:p text:style-name="P403"><text:span text:style-name="CharStyle25">dust, the wretched from the dunghill,</text:span></text:p>
        <text:list xml:id="list182147199829146" text:continue-numbering="true" text:style-name="L128">
          <text:list-item>
            <text:p text:style-name="P1021"><text:span text:style-name="CharStyle25"><text:tab/>to seat them beside princes, the</text:span></text:p>
          </text:list-item>
        </text:list>
        <text:p text:style-name="P403"><text:span text:style-name="CharStyle25">princes of his people;</text:span></text:p>
        <text:list xml:id="list182149021966984" text:continue-numbering="true" text:style-name="L128">
          <text:list-item>
            <text:p text:style-name="P1021"><text:span text:style-name="CharStyle25"><text:tab/>he makes the barren wife a</text:span></text:p>
          </text:list-item>
        </text:list>
        <text:p text:style-name="P403"><text:soft-page-break/><text:span text:style-name="CharStyle25">happy mother in her home. </text:span><text:span text:style-name="CharStyle25"><text:span text:style-name="T1"><text:note text:id="ftn60" text:note-class="footnote"><text:note-citation>0</text:note-citation><text:note-body><text:p text:style-name="P123"><text:span text:style-name="CharStyle4"><text:s/>"l "I </text:span><text:span text:style-name="CharStyle18">yt</text:span><text:span text:style-name="CharStyle4"> Hallelujah.</text:span></text:p><text:p text:style-name="P743"><text:span text:style-name="CharStyle4">XX'X' When Israel went from Egypt,</text:span></text:p></text:note-body></text:note></text:span></text:span></text:p>
        <text:p text:style-name="P303"><text:span text:style-name="CharStyle25">and Jacob’s household from a foreign folk,</text:span></text:p>
        <text:p text:style-name="P509"><text:span text:style-name="CharStyle25">Judah he took to be his own, 3 and Israel for his domain.</text:span></text:p>
        <text:p text:style-name="P494"><text:span text:style-name="CharStyle25">The sea fled at the sight of it, 3 Jordan made way for them;</text:span></text:p>
        <text:p text:style-name="P509"><text:span text:style-name="CharStyle25">the mountains leaped like rams, 4 the hills like lambs.</text:span></text:p>
        <text:p text:style-name="P272"><text:span text:style-name="CharStyle25">What ails you, sea, that thus 5 you flee?</text:span></text:p>
        <text:p text:style-name="P303"><text:span text:style-name="CharStyle25">Jordan, that you make way?</text:span></text:p>
        <text:p text:style-name="P272"><text:span text:style-name="CharStyle25">you mountains, to leap thus like 6 rams?</text:span></text:p>
        <text:p text:style-name="P321"><text:span text:style-name="CharStyle25">you hills like lambs?</text:span></text:p>
        <text:p text:style-name="P31"><text:span text:style-name="CharStyle25">Ay, tremble, earth, at the Eter- </text:span><text:span text:style-name="CharStyle101">7 </text:span><text:span text:style-name="CharStyle25">nal’s presence, before Jacob’s God,</text:span></text:p>
        <text:p text:style-name="P505"><text:span text:style-name="CharStyle25">who turns a rock into a pool, 8 flint into fountains!</text:span></text:p>
        <text:p text:style-name="P31"><text:span text:style-name="CharStyle25">Not for us, O thou i f r i Eternal, not for us, J-</text:span><text:span text:style-name="CharStyle101">1</text:span><text:span text:style-name="CharStyle25">D but for thyself, win praise, to prove that thou thyself art kind and true.</text:span></text:p>
        <text:p text:style-name="P31"><text:span text:style-name="CharStyle25">Why should pagans sneer, 2 “Where is that God of theirs?”</text:span></text:p>
        <text:p text:style-name="P494"><text:span text:style-name="CharStyle25">Ah, he is in heaven, our God, 3 he does whate’er he pleases.</text:span></text:p>
        <text:p text:style-name="P272"><text:span text:style-name="CharStyle25">Their idols are mere gold and 4 silver,</text:span></text:p>
        <text:p text:style-name="P303"><text:span text:style-name="CharStyle25">made by the hands of men,</text:span></text:p>
        <text:p text:style-name="P272"><text:span text:style-name="CharStyle25">with mouths—but they never 5 speak,</text:span></text:p>
        <text:p text:style-name="P303"><text:span text:style-name="CharStyle25">with eyes—but they cannot see,</text:span></text:p>
        <text:p text:style-name="P31"><text:span text:style-name="CharStyle25">with ears—but they cannot hear, 6 with noses—but they cannot smell,</text:span></text:p>
        <text:p text:style-name="P272"><text:span text:style-name="CharStyle25">with hands—but they cannot 7 feel,</text:span></text:p>
        <text:p text:style-name="P303"><text:span text:style-name="CharStyle25">with feet—but they cannot walk!</text:span></text:p>
        <text:p text:style-name="P494"><text:span text:style-name="CharStyle25">No sound from them!</text:span></text:p>
        <text:p text:style-name="P303"><text:span text:style-name="CharStyle25">No breath of life is in them!</text:span></text:p>
        <text:p text:style-name="P494"><text:span text:style-name="CharStyle25">So be it -with their makers, 8 with all who trust in them!</text:span></text:p>
        <text:list xml:id="list182130134053944" text:style-name="L111">
          <text:list-item>
            <text:p text:style-name="P1480"><text:span text:style-name="CharStyle101"><text:tab/></text:span><text:span text:style-name="CharStyle25">But Israel trusts in the Eternal; he is their shield and succour.</text:span></text:p>
          </text:list-item>
          <text:list-item>
            <text:p text:style-name="P1255"><text:span text:style-name="CharStyle25"><text:tab/>Aaron’s household trusts in the</text:span></text:p>
          </text:list-item>
        </text:list>
        <text:p text:style-name="P239"><text:span text:style-name="CharStyle25">Eternal;</text:span></text:p>
        <text:p text:style-name="P246"><text:span text:style-name="CharStyle25">he is their shield and succour.</text:span></text:p>
        <text:list xml:id="list182147286873313" text:continue-numbering="true" text:style-name="L111">
          <text:list-item>
            <text:p text:style-name="P1255"><text:span text:style-name="CharStyle25"><text:tab/>The Eternal’s worshippers</text:span></text:p>
          </text:list-item>
        </text:list>
        <text:p text:style-name="P239"><text:span text:style-name="CharStyle25">trust in the Eternal; he is their shield and succour.</text:span></text:p>
        <text:list xml:id="list182147384315401" text:continue-numbering="true" text:style-name="L111">
          <text:list-item>
            <text:p text:style-name="P1255"><text:soft-page-break/><text:span text:style-name="CharStyle25"><text:tab/>The Eternal remembers us, and</text:span></text:p>
          </text:list-item>
        </text:list>
        <text:p text:style-name="P239"><text:span text:style-name="CharStyle25">he will bless us, he will bless Israel and Aaron’s household,</text:span></text:p>
        <text:list xml:id="list182147639479496" text:continue-numbering="true" text:style-name="L111">
          <text:list-item>
            <text:p text:style-name="P1255"><text:span text:style-name="CharStyle25"><text:tab/>he will bless his worshippers,</text:span></text:p>
          </text:list-item>
        </text:list>
        <text:p text:style-name="P246"><text:span text:style-name="CharStyle25">both high and low alike.</text:span></text:p>
        <text:list xml:id="list182148186321439" text:continue-numbering="true" text:style-name="L111">
          <text:list-item>
            <text:p text:style-name="P1221"><text:span text:style-name="CharStyle25"><text:tab/>The Eternal will make you in­</text:span></text:p>
          </text:list-item>
        </text:list>
        <text:p text:style-name="P239"><text:span text:style-name="CharStyle25">crease,</text:span></text:p>
        <text:p text:style-name="P246"><text:span text:style-name="CharStyle25">will multiply you and your children.</text:span></text:p>
        <text:list xml:id="list182148418076642" text:continue-numbering="true" text:style-name="L111">
          <text:list-item>
            <text:p text:style-name="P1221"><text:span text:style-name="CharStyle25"><text:tab/>Your blessing comes from the</text:span></text:p>
          </text:list-item>
        </text:list>
        <text:p text:style-name="P239"><text:span text:style-name="CharStyle25">Eternal,</text:span></text:p>
        <text:p text:style-name="P246"><text:span text:style-name="CharStyle25">who made heaven and earth,</text:span></text:p>
        <text:list xml:id="list182147248053237" text:continue-numbering="true" text:style-name="L111">
          <text:list-item>
            <text:p text:style-name="P1221"><text:span text:style-name="CharStyle25"><text:tab/>the heaven that the Eternal</text:span></text:p>
          </text:list-item>
        </text:list>
        <text:p text:style-name="P239"><text:span text:style-name="CharStyle25">holds himself,</text:span></text:p>
        <text:p text:style-name="P262"><text:span text:style-name="CharStyle25">the earth he has assigned to men.</text:span></text:p>
        <text:list xml:id="list182147334906488" text:continue-numbering="true" text:style-name="L111">
          <text:list-item>
            <text:p text:style-name="P1221"><text:span text:style-name="CharStyle25"><text:tab/>The dead cannot praise the</text:span></text:p>
          </text:list-item>
        </text:list>
        <text:p text:style-name="P239"><text:span text:style-name="CharStyle25">Eternal,</text:span></text:p>
        <text:p text:style-name="P246"><text:span text:style-name="CharStyle25">nor any who sink to the silent land;</text:span></text:p>
        <text:list xml:id="list182147446152870" text:continue-numbering="true" text:style-name="L111">
          <text:list-item>
            <text:p text:style-name="P1132"><text:span text:style-name="CharStyle25"><text:tab/>but we Bless the Eternal now</text:span></text:p>
          </text:list-item>
        </text:list>
        <text:p text:style-name="P244"><text:span text:style-name="CharStyle25">and evermore.</text:span></text:p>
        <text:list xml:id="list4036690049321316927" text:style-name="L129">
          <text:list-item>
            <text:p text:style-name="P1133"><text:span text:style-name="CharStyle25"><text:tab/>1 1 Z" Hallelujah.</text:span></text:p>
          </text:list-item>
        </text:list>
        <text:p text:style-name="P655"><text:span text:style-name="CharStyle25">HO I love to know that the</text:span></text:p>
        <text:p text:style-name="P241"><text:span text:style-name="CharStyle25">Eternal listens to the voice of my appeal;</text:span></text:p>
        <text:list xml:id="list182148901650751" text:continue-numbering="true" text:style-name="L129">
          <text:list-item>
            <text:p text:style-name="P991"><text:span text:style-name="CharStyle25"><text:tab/>because he bends his ear to me,</text:span></text:p>
          </text:list-item>
        </text:list>
        <text:p text:style-name="P249"><text:span text:style-name="CharStyle25">I will pray to him all my life. </text:span><text:span text:style-name="CharStyle25"><text:span text:style-name="T1"><text:note text:id="ftn61" text:note-class="footnote"><text:note-citation>0</text:note-citation><text:note-body><text:p text:style-name="P104"><text:span text:style-name="CharStyle4"><text:tab/>Death had netted me, in desper­</text:span></text:p><text:p text:style-name="P354"><text:span text:style-name="CharStyle4">ate straits,</text:span></text:p><text:p text:style-name="P105"><text:span text:style-name="CharStyle4">I was in anguish and despair;</text:span></text:p></text:note-body></text:note></text:span></text:span><text:span text:style-name="CharStyle25"><text:span text:style-name="T1"> </text:span></text:span><text:span text:style-name="CharStyle25"><text:span text:style-name="T1"><text:note text:id="ftn62" text:note-class="footnote"><text:note-citation>0</text:note-citation><text:note-body><text:p text:style-name="P101"><text:span text:style-name="CharStyle4"><text:tab/>so I appealed to the Eternal,</text:span></text:p><text:p text:style-name="P373"><text:span text:style-name="CharStyle16">“0</text:span><text:span text:style-name="CharStyle4"> thou Eternal, save my life!”</text:span></text:p></text:note-body></text:note></text:span></text:span><text:span text:style-name="CharStyle25"><text:span text:style-name="T1"> </text:span></text:span><text:span text:style-name="CharStyle25"><text:span text:style-name="T1"><text:note text:id="ftn63" text:note-class="footnote"><text:note-citation>0</text:note-citation><text:note-body><text:p text:style-name="P112"><text:span text:style-name="CharStyle4"><text:tab/>Tender and true is the Eternal,</text:span></text:p><text:p text:style-name="P266"><text:span text:style-name="CharStyle4">our God indeed is pitiful;</text:span></text:p></text:note-body></text:note></text:span></text:span><text:span text:style-name="CharStyle25"><text:span text:style-name="T1"> </text:span></text:span><text:span text:style-name="CharStyle25"><text:span text:style-name="T1"><text:note text:id="ftn64" text:note-class="footnote"><text:note-citation>0</text:note-citation><text:note-body><text:p text:style-name="P112"><text:span text:style-name="CharStyle4"><text:tab/>the Eternal protects poor souls—</text:span></text:p><text:p text:style-name="P370"><text:span text:style-name="CharStyle4">when I am helpless, he is my saving help.</text:span></text:p></text:note-body></text:note></text:span></text:span></text:p>
        <text:p text:style-name="P31"><text:span text:style-name="CharStyle25">Return to thy rest, </text:span><text:span text:style-name="CharStyle101">0</text:span><text:span text:style-name="CharStyle25"> my soul, 7 for the Eternal has dealt lov­ingly with thee.</text:span></text:p>
        <text:p text:style-name="P272"><text:span text:style-name="CharStyle25">Thou hast saved my life from </text:span><text:span text:style-name="CharStyle101">8 </text:span><text:span text:style-name="CharStyle25">death,</text:span></text:p>
        <text:p text:style-name="P936"><text:span text:style-name="CharStyle25">mine eyes from tears, my feet from stumbling;</text:span></text:p>
        <text:p text:style-name="P509"><text:span text:style-name="CharStyle25">I will live mindful of thee now 9 in the land of the living.</text:span></text:p>
        <text:p text:style-name="P272"><text:span text:style-name="CharStyle25">Though I cried out, “I am 10 crushed,”</text:span></text:p>
        <text:p text:style-name="P31"><text:span text:style-name="CharStyle25">thinking, in my distraction, 11 “All men are a failure,” yet I had faith.</text:span></text:p>
        <text:p text:style-name="P272"><text:span text:style-name="CharStyle25">Now, what can I render to the 12 Eternal</text:span></text:p>
        <text:p text:style-name="P303"><text:soft-page-break/><text:span text:style-name="CharStyle25">for all his benefits to me?</text:span></text:p>
        <text:p text:style-name="P272"><text:span text:style-name="CharStyle25">I will offer a libation for my 13 rescue,</text:span></text:p>
        <text:p text:style-name="P303"><text:span text:style-name="CharStyle25">and proclaim the Eternal aloud;</text:span></text:p>
        <text:p text:style-name="P272"><text:span text:style-name="CharStyle25">I will pay what I vowed to the 14 Eternal,</text:span></text:p>
        <text:p text:style-name="P323"><text:span text:style-name="CharStyle25">in presence of all his people.</text:span></text:p>
        <text:p text:style-name="P282"><text:span text:style-name="CharStyle25">Precious in the eyes of the 15 Eternal</text:span></text:p>
        <text:p text:style-name="P307"><text:span text:style-name="CharStyle25">is the death of his devoted.</text:span></text:p>
        <text:p text:style-name="P282"><text:span text:style-name="CharStyle25">Eternal One, I am indeed thy 16 servant,</text:span></text:p>
        <text:p text:style-name="P611"><text:span text:style-name="CharStyle25">thy servant, thy retainer; thou hast delivered me.</text:span></text:p>
        <text:p text:style-name="P282"><text:span text:style-name="CharStyle25">I will offer thee the sacrifice of 17 thanksgiving,</text:span></text:p>
        <text:p text:style-name="P307"><text:span text:style-name="CharStyle25">and proclaim the Eternal aloud;</text:span></text:p>
        <text:p text:style-name="P282"><text:span text:style-name="CharStyle25">I will pay what I vowed to the 18 Eternal,</text:span></text:p>
        <text:p text:style-name="P307"><text:span text:style-name="CharStyle25">in presence of all his people,</text:span></text:p>
        <text:p text:style-name="P497"><text:span text:style-name="CharStyle25">in the courts of the Eternal’s 19</text:span></text:p>
        <text:p text:style-name="P450"><text:span text:style-name="CharStyle25">house,</text:span></text:p>
        <text:p text:style-name="P320"><text:span text:style-name="CharStyle25">within thee, </text:span><text:span text:style-name="CharStyle101">0</text:span><text:span text:style-name="CharStyle25"> Jerusalem.</text:span></text:p>
        <text:p text:style-name="P52"><text:span text:style-name="CharStyle25">Hallelujah. -| -| /■* 1</text:span></text:p>
        <text:p text:style-name="P282"><text:span text:style-name="CharStyle25">Praise the Eternal, all X-L • ye nations,</text:span></text:p>
        <text:p text:style-name="P307"><text:span text:style-name="CharStyle25">laud him, all ye races;</text:span></text:p>
        <text:p text:style-name="P497"><text:span text:style-name="CharStyle25">for his kind love to us is vast, 3 his loyalty will ever last.</text:span></text:p>
      </text:section>
      <text:section text:style-name="Sect13" text:name="Section38">
        <text:list xml:id="list679140149642462203" text:style-name="L130">
          <text:list-item>
            <text:p text:style-name="P1377"><text:span text:style-name="CharStyle25"><text:tab/>| in Hallelujah.</text:span></text:p>
          </text:list-item>
        </text:list>
        <text:p text:style-name="P654"><text:span text:style-name="CharStyle25">A AO Give thanks to the Eter­nal!—he is good, his kindness never fails.</text:span></text:p>
        <text:list xml:id="list182147449223326" text:continue-numbering="true" text:style-name="L130">
          <text:list-item>
            <text:p text:style-name="P1199"><text:span text:style-name="CharStyle25"><text:tab/>Let Israel repeat,</text:span></text:p>
          </text:list-item>
        </text:list>
        <text:p text:style-name="P365"><text:span text:style-name="CharStyle25">“His kindness never fails”;</text:span></text:p>
        <text:list xml:id="list182147488845868" text:continue-numbering="true" text:style-name="L130">
          <text:list-item>
            <text:p text:style-name="P1199"><text:span text:style-name="CharStyle25"><text:tab/>let Aaron’s household repeat,</text:span></text:p>
          </text:list-item>
        </text:list>
        <text:p text:style-name="P365"><text:span text:style-name="CharStyle25">“His kindness never fails”;</text:span></text:p>
        <text:list xml:id="list182148971106735" text:continue-numbering="true" text:style-name="L130">
          <text:list-item>
            <text:p text:style-name="P1199"><text:span text:style-name="CharStyle25"><text:tab/>let the Eternal’s worshippers re­</text:span></text:p>
          </text:list-item>
        </text:list>
        <text:p text:style-name="P343"><text:span text:style-name="CharStyle25">peat,</text:span></text:p>
        <text:p text:style-name="P377"><text:span text:style-name="CharStyle25">“His kindness never fails.”</text:span></text:p>
        <text:list xml:id="list182148410396003" text:continue-numbering="true" text:style-name="L130">
          <text:list-item>
            <text:p text:style-name="P1199"><text:span text:style-name="CharStyle25"><text:tab/>I was hard pressed, I called to</text:span></text:p>
          </text:list-item>
        </text:list>
        <text:p text:style-name="P343"><text:span text:style-name="CharStyle25">the Eternal;</text:span></text:p>
        <text:p text:style-name="P365"><text:span text:style-name="CharStyle25">the Eternal answered, and he set me free.</text:span></text:p>
        <text:list xml:id="list182148414124351" text:continue-numbering="true" text:style-name="L130">
          <text:list-item>
            <text:p text:style-name="P1199"><text:span text:style-name="CharStyle25"><text:tab/>The Eternal is upon my side; I</text:span></text:p>
          </text:list-item>
        </text:list>
        <text:p text:style-name="P343"><text:span text:style-name="CharStyle25">have no fear.</text:span></text:p>
        <text:p text:style-name="P365"><text:span text:style-name="CharStyle25">What can man do to me?</text:span></text:p>
        <text:list xml:id="list182147726303250" text:continue-numbering="true" text:style-name="L130">
          <text:list-item>
            <text:p text:style-name="P1199"><text:span text:style-name="CharStyle25"><text:tab/>I have the Eternal as my</text:span></text:p>
          </text:list-item>
        </text:list>
        <text:p text:style-name="P343"><text:span text:style-name="CharStyle25">Helper;</text:span></text:p>
        <text:p text:style-name="P365"><text:span text:style-name="CharStyle25">so I shall feast mine eyes on my defeated foes.</text:span></text:p>
        <text:list xml:id="list182148008990072" text:continue-numbering="true" text:style-name="L130">
          <text:list-item>
            <text:p text:style-name="P1199"><text:span text:style-name="CharStyle25"><text:tab/>Far better to rely on the Eternal</text:span></text:p>
          </text:list-item>
        </text:list>
        <text:p text:style-name="P343"><text:span text:style-name="CharStyle25">than put faith in men;</text:span></text:p>
        <text:list xml:id="list182147759084158" text:continue-numbering="true" text:style-name="L130">
          <text:list-item>
            <text:p text:style-name="P1199"><text:span text:style-name="CharStyle25"><text:tab/>far better to rely on the Eter­</text:span></text:p>
          </text:list-item>
        </text:list>
        <text:p text:style-name="P343"><text:span text:style-name="CharStyle25">nal than put faith in princes.</text:span></text:p>
        <text:list xml:id="list182147567280821" text:continue-numbering="true" text:style-name="L130">
          <text:list-item>
            <text:p text:style-name="P1256"><text:span text:style-name="CharStyle25"><text:tab/>The pagans were all swarming</text:span></text:p>
          </text:list-item>
        </text:list>
        <text:p text:style-name="P343"><text:span text:style-name="CharStyle25">round me;</text:span></text:p>
        <text:p text:style-name="P365"><text:span text:style-name="CharStyle25">I routed them, relying on the Eternal.</text:span></text:p>
        <text:list xml:id="list182148617750153" text:continue-numbering="true" text:style-name="L130">
          <text:list-item>
            <text:p text:style-name="P1256"><text:span text:style-name="CharStyle25"><text:tab/>Swarming round me, they beset</text:span></text:p>
          </text:list-item>
        </text:list>
        <text:p text:style-name="P343"><text:span text:style-name="CharStyle25">me;</text:span></text:p>
        <text:p text:style-name="P365"><text:span text:style-name="CharStyle25">I routed them, relying on the Eternal.</text:span></text:p>
        <text:p text:style-name="P766"><text:span text:style-name="CharStyle101">13</text:span><text:span text:style-name="CharStyle25"> They swarmed like bees about me;</text:span></text:p>
        <text:p text:style-name="P365"><text:span text:style-name="CharStyle25">I routed them, relying on the Eternal.</text:span></text:p>
        <text:p text:style-name="P550"><text:soft-page-break/><text:span text:style-name="CharStyle25">They blazed like the fire among thorns;</text:span></text:p>
        <text:p text:style-name="P365"><text:span text:style-name="CharStyle25">I routed them, relying on the Eternal.</text:span></text:p>
        <text:list xml:id="list3460508764889275394" text:style-name="L131">
          <text:list-item>
            <text:p text:style-name="P1257"><text:span text:style-name="CharStyle25"><text:tab/>Hard pressed was I, about to</text:span></text:p>
          </text:list-item>
        </text:list>
        <text:p text:style-name="P343"><text:span text:style-name="CharStyle25">fall,</text:span></text:p>
        <text:p text:style-name="P365"><text:span text:style-name="CharStyle25">but the Eternal helped me.</text:span></text:p>
        <text:list xml:id="list182147172263366" text:continue-numbering="true" text:style-name="L131">
          <text:list-item>
            <text:p text:style-name="P1331"><text:span text:style-name="CharStyle25"><text:tab/>The Eternal is my strength, of</text:span></text:p>
          </text:list-item>
        </text:list>
        <text:p text:style-name="P343"><text:span text:style-name="CharStyle25">him I sing,</text:span></text:p>
        <text:p text:style-name="P365"><text:span text:style-name="CharStyle25">he has delivered me indeed.</text:span></text:p>
        <text:list xml:id="list182147210644029" text:continue-numbering="true" text:style-name="L131">
          <text:list-item>
            <text:p text:style-name="P1331"><text:span text:style-name="CharStyle25"><text:tab/>Hark,the joyful shout of triumph</text:span></text:p>
          </text:list-item>
        </text:list>
        <text:p text:style-name="P343"><text:span text:style-name="CharStyle25">in the tents of the just!—</text:span></text:p>
        <text:p text:style-name="P272"><text:span text:style-name="CharStyle25">“The Eternal’s right hand car­ries the day,”</text:span></text:p>
        <text:p text:style-name="P272"><text:span text:style-name="CharStyle25">“The Eternal’s right hand tri- 16 umphs,”</text:span></text:p>
        <text:p text:style-name="P272"><text:span text:style-name="CharStyle25">“The Eternal’s right hand car­ries the day!”</text:span></text:p>
        <text:p text:style-name="P67"><text:span text:style-name="CharStyle25">I shall not die, but live<text:tab/>17</text:span></text:p>
        <text:p text:style-name="P29"><text:span text:style-name="CharStyle25">to proclaim the Eternal’s deeds;</text:span></text:p>
        <text:p text:style-name="P272"><text:span text:style-name="CharStyle25">The Eternal has been chastening 18 me sorely,</text:span></text:p>
        <text:p text:style-name="P143"><text:span text:style-name="CharStyle25">but he has not left me to die.</text:span></text:p>
        <text:p text:style-name="P272"><text:span text:style-name="CharStyle25">Open to me the gates of Vic- 19 tory,</text:span></text:p>
        <text:p text:style-name="P303"><text:span text:style-name="CharStyle25">that I may enter in to thank the Eternal.</text:span></text:p>
        <text:p text:style-name="P29"><text:span text:style-name="CharStyle25">“Here is the Eternal’s gate; 20</text:span></text:p>
        <text:p text:style-name="P303"><text:span text:style-name="CharStyle25">the just alone can enter.”</text:span></text:p>
        <text:p text:style-name="P272"><text:span text:style-name="CharStyle25">Thanks unto thee for answering 21 me,</text:span></text:p>
        <text:p text:style-name="P303"><text:span text:style-name="CharStyle25">for thy deliverance.</text:span></text:p>
        <text:p text:style-name="P272"><text:span text:style-name="CharStyle25">The stone the builders cast 22 aside</text:span></text:p>
        <text:p text:style-name="P303"><text:span text:style-name="CharStyle25">is now the building’s strength and pride;</text:span></text:p>
        <text:p text:style-name="P29"><text:span text:style-name="CharStyle25">this is the doing of the Eternal— 23</text:span></text:p>
        <text:p text:style-name="P320"><text:span text:style-name="CharStyle25">we can but watch and won­der.</text:span></text:p>
        <text:p text:style-name="P282"><text:span text:style-name="CharStyle25">“This is a day we owe to the 24 Eternal;</text:span></text:p>
        <text:p text:style-name="P303"><text:span text:style-name="CharStyle25">let us be glad and rejoice in it.</text:span></text:p>
        <text:p text:style-name="P29"><text:span text:style-name="CharStyle101">0</text:span><text:span text:style-name="CharStyle25"> thou Eternal, lend thine aid! 25</text:span></text:p>
        <text:p text:style-name="P303"><text:soft-page-break/><text:span text:style-name="CharStyle101">0</text:span><text:span text:style-name="CharStyle25"> thou Eternal, prosper us!</text:span></text:p>
        <text:p text:style-name="P272"><text:span text:style-name="CharStyle25">In the Eternal’s name, blessed 26 be he who enters!”</text:span></text:p>
        <text:p text:style-name="P303"><text:span text:style-name="CharStyle25">“We bless you from the house of the Eternal,</text:span></text:p>
        <text:p text:style-name="P303"><text:span text:style-name="CharStyle25">our God, the Eternal, who has 27 brought us light.”</text:span></text:p>
        <text:p text:style-name="P29"><text:span text:style-name="CharStyle25">Round and round the altar</text:span></text:p>
        <text:p text:style-name="P451"><text:span text:style-name="CharStyle25">dance,</text:span></text:p>
        <text:p text:style-name="P303"><text:span text:style-name="CharStyle25">waving your boughs, linked together,</text:span></text:p>
        <text:p text:style-name="P272"><text:span text:style-name="CharStyle25">singing, “Thou art my God, I 28 praise thee,</text:span></text:p>
        <text:p text:style-name="P303"><text:span text:style-name="CharStyle25">thou art my God, I extol thee.”</text:span></text:p>
        <text:p text:style-name="P272"><text:span text:style-name="CharStyle25">Give thanks to the Eternal!— 29 he is good,</text:span></text:p>
        <text:p text:style-name="P303"><text:span text:style-name="CharStyle25">his kindness never fails.</text:span></text:p>
        <text:list xml:id="list8518038153642961616" text:style-name="L132">
          <text:list-item>
            <text:p text:style-name="P1378"><text:span text:style-name="CharStyle25"><text:tab/>1 IQ Happy are they who live</text:span></text:p>
          </text:list-item>
        </text:list>
        <text:p text:style-name="P599"><text:span text:style-name="CharStyle25">uprightly, living by the Eternal’s law!</text:span></text:p>
        <text:list xml:id="list182148695974972" text:continue-numbering="true" text:style-name="L132">
          <text:list-item>
            <text:p text:style-name="P1344"><text:span text:style-name="CharStyle25"><text:tab/>Happy are they who follow</text:span></text:p>
          </text:list-item>
        </text:list>
        <text:p text:style-name="P342"><text:span text:style-name="CharStyle25">his injunctions, giving him undivided hearts,</text:span></text:p>
        <text:list xml:id="list182149131429716" text:continue-numbering="true" text:style-name="L132">
          <text:list-item>
            <text:p text:style-name="P1344"><text:span text:style-name="CharStyle25"><text:tab/>who do no wrong, who keep</text:span></text:p>
          </text:list-item>
        </text:list>
        <text:p text:style-name="P342"><text:span text:style-name="CharStyle25">to his paths!</text:span></text:p>
        <text:list xml:id="list182148176386744" text:continue-numbering="true" text:style-name="L132">
          <text:list-item>
            <text:p text:style-name="P1344"><text:span text:style-name="CharStyle25"><text:tab/>Thou hast laid down thy be­</text:span></text:p>
          </text:list-item>
        </text:list>
        <text:p text:style-name="P342"><text:span text:style-name="CharStyle25">hests for us to do them dili­gently;</text:span></text:p>
        <text:list xml:id="list182147687976828" text:continue-numbering="true" text:style-name="L132">
          <text:list-item>
            <text:p text:style-name="P1344"><text:span text:style-name="CharStyle25"><text:tab/>oh that my life were set on</text:span></text:p>
          </text:list-item>
        </text:list>
        <text:p text:style-name="P342"><text:span text:style-name="CharStyle25">thine obedience!</text:span></text:p>
        <text:list xml:id="list182147520206364" text:continue-numbering="true" text:style-name="L132">
          <text:list-item>
            <text:p text:style-name="P1344"><text:span text:style-name="CharStyle25"><text:tab/>No shame befalls me when I</text:span></text:p>
          </text:list-item>
        </text:list>
        <text:p text:style-name="P342"><text:span text:style-name="CharStyle25">heed thy commands.</text:span></text:p>
        <text:list xml:id="list182148255706551" text:continue-numbering="true" text:style-name="L132">
          <text:list-item>
            <text:p text:style-name="P1344"><text:span text:style-name="CharStyle25"><text:tab/>As I learn the justice of thy rul­</text:span></text:p>
          </text:list-item>
        </text:list>
        <text:p text:style-name="P342"><text:span text:style-name="CharStyle25">ings, I thank thee with un­feigned heart;</text:span></text:p>
        <text:list xml:id="list182147132275651" text:continue-numbering="true" text:style-name="L132">
          <text:list-item>
            <text:p text:style-name="P1344"><text:span text:style-name="CharStyle25"><text:tab/>I will obey thee: never do</text:span></text:p>
          </text:list-item>
        </text:list>
        <text:p text:style-name="P359"><text:span text:style-name="CharStyle25">thou forsake me.</text:span></text:p>
        <text:list xml:id="list182148698170576" text:continue-numbering="true" text:style-name="L132">
          <text:list-item>
            <text:p text:style-name="P1344"><text:span text:style-name="CharStyle25"><text:tab/>How can a young man keep life</text:span></text:p>
          </text:list-item>
        </text:list>
        <text:p text:style-name="P342"><text:span text:style-name="CharStyle25">clean? By keeping to thy word.</text:span></text:p>
        <text:p text:style-name="P764"><text:span text:style-name="CharStyle32">io<text:tab/></text:span><text:span text:style-name="CharStyle25">I give thee an undivided heart; oh never may I stray from thy control!</text:span></text:p>
        <text:p text:style-name="P763"><text:span text:style-name="CharStyle25">xi I store thy word within my heart, to keep myself from sinning against thee.</text:span></text:p>
        <text:list xml:id="list182128939146738" text:style-name="L130">
          <text:list-item>
            <text:p text:style-name="P1504"><text:span text:style-name="CharStyle25"><text:tab/>Blessed be thou, </text:span><text:span text:style-name="CharStyle101">0</text:span><text:span text:style-name="CharStyle25"> Eternal;</text:span></text:p>
          </text:list-item>
        </text:list>
        <text:p text:style-name="P342"><text:span text:style-name="CharStyle25">teach me thy will.</text:span></text:p>
        <text:list xml:id="list182147071169585" text:continue-numbering="true" text:style-name="L130">
          <text:list-item>
            <text:p text:style-name="P1504"><text:span text:style-name="CharStyle25"><text:tab/>My lips recount all that thy</text:span></text:p>
          </text:list-item>
        </text:list>
        <text:p text:style-name="P342"><text:span text:style-name="CharStyle25">lips enjoin;</text:span></text:p>
        <text:list xml:id="list182147302483267" text:continue-numbering="true" text:style-name="L130">
          <text:list-item>
            <text:p text:style-name="P1505"><text:span text:style-name="CharStyle25"><text:tab/>I find more joy in thine in­</text:span></text:p>
          </text:list-item>
        </text:list>
        <text:p text:style-name="P342"><text:span text:style-name="CharStyle25">junctions than in any wealth.</text:span></text:p>
        <text:list xml:id="list182147222790509" text:continue-numbering="true" text:style-name="L130">
          <text:list-item>
            <text:p text:style-name="P1505"><text:span text:style-name="CharStyle25"><text:tab/>I muse on thy behests and mark</text:span></text:p>
          </text:list-item>
        </text:list>
        <text:p text:style-name="P342"><text:span text:style-name="CharStyle25">thy paths;</text:span></text:p>
        <text:list xml:id="list182148432317743" text:continue-numbering="true" text:style-name="L130">
          <text:list-item>
            <text:p text:style-name="P1505"><text:span text:style-name="CharStyle25"><text:tab/>in thy will I delight, I never</text:span></text:p>
          </text:list-item>
        </text:list>
        <text:p text:style-name="P359"><text:span text:style-name="CharStyle25">will forget thy word.</text:span></text:p>
        <text:list xml:id="list182147801266294" text:continue-numbering="true" text:style-name="L130">
          <text:list-item>
            <text:p text:style-name="P1505"><text:soft-page-break/><text:span text:style-name="CharStyle25"><text:tab/>Deal kindly with thy servant,</text:span></text:p>
          </text:list-item>
        </text:list>
        <text:p text:style-name="P342"><text:span text:style-name="CharStyle25">till I five to do thy bid­ding;</text:span></text:p>
        <text:list xml:id="list182147524174452" text:continue-numbering="true" text:style-name="L130">
          <text:list-item>
            <text:p text:style-name="P1504"><text:span text:style-name="CharStyle25"><text:tab/>open mine eyes to see the</text:span></text:p>
          </text:list-item>
        </text:list>
        <text:p text:style-name="P342"><text:span text:style-name="CharStyle25">wonders of thy law;</text:span></text:p>
        <text:list xml:id="list182147080611448" text:continue-numbering="true" text:style-name="L130">
          <text:list-item>
            <text:p text:style-name="P1504"><text:span text:style-name="CharStyle25"><text:tab/>hide not thy commands from</text:span></text:p>
          </text:list-item>
        </text:list>
        <text:p text:style-name="P342"><text:span text:style-name="CharStyle25">me, an alien on the earth.</text:span></text:p>
        <text:list xml:id="list182148555212010" text:continue-numbering="true" text:style-name="L130">
          <text:list-item>
            <text:p text:style-name="P1506"><text:span text:style-name="CharStyle25"><text:tab/>My soul yearns all the time for</text:span></text:p>
          </text:list-item>
        </text:list>
        <text:p text:style-name="P342"><text:span text:style-name="CharStyle25">thee to intervene,</text:span></text:p>
        <text:p text:style-name="P303"><text:span text:style-name="CharStyle25">to check the arrogant, to curse 21 all who swerve from thy control;</text:span></text:p>
        <text:p text:style-name="P303"><text:span text:style-name="CharStyle25">relieve me from their insults 22 and contempt, for I follow thine injunctions.</text:span></text:p>
        <text:p text:style-name="P272"><text:span text:style-name="CharStyle25">Nobles may plan to attack me, 23 but thy servant muses on thine orders;</text:span></text:p>
        <text:p text:style-name="P321"><text:span text:style-name="CharStyle25">my advisers are thine own 24 injunctions—I delight in them.</text:span></text:p>
        <text:p text:style-name="P272"><text:span text:style-name="CharStyle25">My soul is bowed to the dust: 25 revive me, even as thou hast promised;</text:span></text:p>
        <text:p text:style-name="P608"><text:span text:style-name="CharStyle25">teach me thine orders, thou 26 who answerest me when I tell thee of my plight; show me how thy will works, 27 that I may muse upon thy wondrous deeds.</text:span></text:p>
        <text:p text:style-name="P272"><text:span text:style-name="CharStyle25">My sou! is melting under 28 trouble: nerve me, as thou hast promised;</text:span></text:p>
        <text:p text:style-name="P303"><text:span text:style-name="CharStyle25">keep me from being false to 29 tfiee, and graciously direct me.</text:span></text:p>
        <text:p text:style-name="P272"><text:span text:style-name="CharStyle25">A faithful life is what I choose, 30 thy demands are my desire;</text:span></text:p>
        <text:list xml:id="list8330918442266580194" text:style-name="L133">
          <text:list-item>
            <text:p text:style-name="P1426"><text:span text:style-name="CharStyle25"><text:tab/>thou Eternal, disappoint me 31 not, I bind me to thy bid­ding;</text:span></text:p>
          </text:list-item>
          <text:list-item>
            <text:p text:style-name="P1428"><text:span text:style-name="CharStyle25"><text:tab/>will obey thee eagerly, as 32 thou dost open up my life.</text:span></text:p>
          </text:list-item>
        </text:list>
        <text:p text:style-name="P31"><text:span text:style-name="CharStyle25">Teach me, Eternal, how thine 33 orders run, and I will follow them step by step; instruct me how to carry out 34 thy law, and with my whole heart I will keep it; lead me along in thine obedi- 35 ence, for this is my joy.</text:span></text:p>
        <text:p text:style-name="P31"><text:span text:style-name="CharStyle25">Incline my heart to thy behests, 36 and to no love of gain, make me alive to follow thee, </text:span><text:span text:style-name="CharStyle109">37 </text:span><text:span text:style-name="CharStyle25">and turn mine eyes from cravings vain.</text:span></text:p>
        <text:p text:style-name="P272"><text:span text:style-name="CharStyle25">Fulfil thy promise to thy serv- 38 ant, to advance thy faith;</text:span></text:p>
        <text:list xml:id="list8478380224245810299" text:style-name="L134">
          <text:list-item>
            <text:p text:style-name="P1121"><text:span text:style-name="CharStyle25"><text:tab/>remove the insults that I</text:span></text:p>
          </text:list-item>
        </text:list>
        <text:p text:style-name="P461"><text:span text:style-name="CharStyle25">dread, and intervene for good;</text:span></text:p>
        <text:list xml:id="list182147487451379" text:continue-numbering="true" text:style-name="L134">
          <text:list-item>
            <text:p text:style-name="P1338"><text:span text:style-name="CharStyle25"><text:tab/>as thou art true, revive me; I</text:span></text:p>
          </text:list-item>
        </text:list>
        <text:p text:style-name="P468"><text:span text:style-name="CharStyle25">am yearning for thy will.</text:span></text:p>
        <text:list xml:id="list182148348890936" text:continue-numbering="true" text:style-name="L134">
          <text:list-item>
            <text:p text:style-name="P1338"><text:span text:style-name="CharStyle25"><text:tab/>Let thy love come to my rescue,</text:span></text:p>
          </text:list-item>
        </text:list>
        <text:p text:style-name="P461"><text:span text:style-name="CharStyle25">even as thou hast promised;</text:span></text:p>
        <text:list xml:id="list182148593023187" text:continue-numbering="true" text:style-name="L134">
          <text:list-item>
            <text:p text:style-name="P1338"><text:span text:style-name="CharStyle25"><text:tab/>then I can face my revilers,</text:span></text:p>
          </text:list-item>
        </text:list>
        <text:p text:style-name="P461"><text:span text:style-name="CharStyle25">relying on thy promise;</text:span></text:p>
        <text:list xml:id="list182147384440881" text:continue-numbering="true" text:style-name="L134">
          <text:list-item>
            <text:p text:style-name="P1338"><text:soft-page-break/><text:span text:style-name="CharStyle25"><text:tab/>leave me not speechless for</text:span></text:p>
          </text:list-item>
        </text:list>
        <text:p text:style-name="P463"><text:span text:style-name="CharStyle25">the truth:<text:tab/>my hope is,</text:span></text:p>
        <text:p text:style-name="P461"><text:span text:style-name="CharStyle25">thou wilt intervene.</text:span></text:p>
        <text:list xml:id="list182148910871375" text:continue-numbering="true" text:style-name="L134">
          <text:list-item>
            <text:p text:style-name="P1338"><text:span text:style-name="CharStyle25"><text:tab/>I would obey thy law contin­</text:span></text:p>
          </text:list-item>
        </text:list>
        <text:p text:style-name="P461"><text:span text:style-name="CharStyle25">ually, always and evermore;</text:span></text:p>
        <text:list xml:id="list182148409695346" text:continue-numbering="true" text:style-name="L134">
          <text:list-item>
            <text:p text:style-name="P1338"><text:span text:style-name="CharStyle25"><text:tab/>let me live unhampered, for I</text:span></text:p>
          </text:list-item>
        </text:list>
        <text:p text:style-name="P461"><text:span text:style-name="CharStyle25">study thy behests.</text:span></text:p>
        <text:list xml:id="list182148712603693" text:continue-numbering="true" text:style-name="L134">
          <text:list-item>
            <text:p text:style-name="P1108"><text:span text:style-name="CharStyle25"><text:tab/>I bear testimony to thy law</text:span></text:p>
          </text:list-item>
        </text:list>
        <text:p text:style-name="P461"><text:span text:style-name="CharStyle25">before kings, unashamed;</text:span></text:p>
        <text:list xml:id="list182147058237950" text:continue-numbering="true" text:style-name="L134">
          <text:list-item>
            <text:p text:style-name="P1108"><text:span text:style-name="CharStyle25"><text:tab/>I take delight in thy com­</text:span></text:p>
          </text:list-item>
        </text:list>
        <text:p text:style-name="P461"><text:span text:style-name="CharStyle25">mands, so dear to me,</text:span></text:p>
        <text:list xml:id="list182147767316741" text:continue-numbering="true" text:style-name="L134">
          <text:list-item>
            <text:p text:style-name="P1121"><text:span text:style-name="CharStyle25"><text:tab/>I adore thy commands and</text:span></text:p>
          </text:list-item>
        </text:list>
        <text:p text:style-name="P468"><text:span text:style-name="CharStyle25">muse upon thine orders.</text:span></text:p>
        <text:list xml:id="list182149007448511" text:continue-numbering="true" text:style-name="L134">
          <text:list-item>
            <text:p text:style-name="P1338"><text:span text:style-name="CharStyle25"><text:tab/>Remember thy promise to thy</text:span></text:p>
          </text:list-item>
        </text:list>
        <text:p text:style-name="P461"><text:span text:style-name="CharStyle25">servant, for thou didst bid me hope;</text:span></text:p>
        <text:list xml:id="list182149072211325" text:continue-numbering="true" text:style-name="L134">
          <text:list-item>
            <text:p text:style-name="P1338"><text:span text:style-name="CharStyle25"><text:tab/>this comforts me in trouble,</text:span></text:p>
          </text:list-item>
        </text:list>
        <text:p text:style-name="P461"><text:span text:style-name="CharStyle25">thy promise puts life into me.</text:span></text:p>
        <text:list xml:id="list182147412404564" text:continue-numbering="true" text:style-name="L134">
          <text:list-item>
            <text:p text:style-name="P1121"><text:span text:style-name="CharStyle25"><text:tab/>Arrogant men may deride me,</text:span></text:p>
          </text:list-item>
        </text:list>
        <text:p text:style-name="P461"><text:span text:style-name="CharStyle25">but from thy law I never swerve;</text:span></text:p>
        <text:list xml:id="list182149056839335" text:continue-numbering="true" text:style-name="L134">
          <text:list-item>
            <text:p text:style-name="P1332"><text:span text:style-name="CharStyle25"><text:tab/>I console myself, remembering</text:span></text:p>
          </text:list-item>
        </text:list>
        <text:p text:style-name="P461"><text:span text:style-name="CharStyle25">thy judgments of old.</text:span></text:p>
        <text:list xml:id="list182147494995632" text:continue-numbering="true" text:style-name="L134">
          <text:list-item>
            <text:p text:style-name="P1332"><text:span text:style-name="CharStyle25"><text:tab/>Hot indignation seizes me at</text:span></text:p>
          </text:list-item>
        </text:list>
        <text:p text:style-name="P461"><text:span text:style-name="CharStyle25">the ungodly who forsake thy law.</text:span></text:p>
        <text:list xml:id="list182147686305062" text:continue-numbering="true" text:style-name="L134">
          <text:list-item>
            <text:p text:style-name="P1108"><text:span text:style-name="CharStyle25"><text:tab/>Thy statutes are my songs, as I</text:span></text:p>
          </text:list-item>
        </text:list>
        <text:p text:style-name="P461"><text:span text:style-name="CharStyle25">wander through the world.</text:span></text:p>
        <text:list xml:id="list182148759075634" text:continue-numbering="true" text:style-name="L134">
          <text:list-item>
            <text:p text:style-name="P1108"><text:span text:style-name="CharStyle25"><text:tab/>I remember thy name by</text:span></text:p>
          </text:list-item>
        </text:list>
        <text:p text:style-name="P467"><text:span text:style-name="CharStyle111">night and I obey thy law;</text:span></text:p>
        <text:list xml:id="list182148557176170" text:continue-numbering="true" text:style-name="L134">
          <text:list-item>
            <text:p text:style-name="P1332"><text:span text:style-name="CharStyle25"><text:tab/>this is my blessed lot, to carry</text:span></text:p>
          </text:list-item>
        </text:list>
        <text:p text:style-name="P461"><text:span text:style-name="CharStyle25">out thy behests.</text:span></text:p>
        <text:list xml:id="list182149175145326" text:continue-numbering="true" text:style-name="L134">
          <text:list-item>
            <text:p text:style-name="P1108"><text:span text:style-name="CharStyle25"><text:tab/>Yes, O Eternal, to obey thy bid­</text:span></text:p>
          </text:list-item>
        </text:list>
        <text:p text:style-name="P461"><text:soft-page-break/><text:span text:style-name="CharStyle25">ding, this is my lot;</text:span></text:p>
        <text:list xml:id="list182148239593206" text:continue-numbering="true" text:style-name="L134">
          <text:list-item>
            <text:p text:style-name="P1108"><text:span text:style-name="CharStyle25"><text:tab/>with all my heart I pray thee</text:span></text:p>
          </text:list-item>
        </text:list>
        <text:p text:style-name="P461"><text:span text:style-name="CharStyle25">to revive me, as thou hast promised.</text:span></text:p>
        <text:list xml:id="list182148718606633" text:continue-numbering="true" text:style-name="L134">
          <text:list-item>
            <text:p text:style-name="P1332"><text:span text:style-name="CharStyle25"><text:tab/>Thinking on how to live, I turn</text:span></text:p>
          </text:list-item>
        </text:list>
        <text:p text:style-name="P461"><text:span text:style-name="CharStyle25">to thy directions,</text:span></text:p>
        <text:p text:style-name="P307"><text:span text:style-name="CharStyle25">I hasten instantly to follow 60 thy commands;</text:span></text:p>
        <text:p text:style-name="P303"><text:span text:style-name="CharStyle25">evil men may ensnare me, 61 but I never forget thy law.</text:span></text:p>
        <text:p text:style-name="P272"><text:span text:style-name="CharStyle25">At midnight I rise to praise thee 62 for thy just interventions;</text:span></text:p>
        <text:p text:style-name="P303"><text:span text:style-name="CharStyle25">I keep company with all thy 63 worshippers who carry out thy will;</text:span></text:p>
        <text:p text:style-name="P321"><text:span text:style-name="CharStyle25">teach me thine orders, for the 64 world is full of thy good­ness.</text:span></text:p>
        <text:p text:style-name="P272"><text:span text:style-name="CharStyle25">Thou hast been good to thy serv- 65 ant, as thou didst promise;</text:span></text:p>
        <text:p text:style-name="P303"><text:span text:style-name="CharStyle25">train me in judgment and </text:span><text:span text:style-name="CharStyle102">66 </text:span><text:span text:style-name="CharStyle25">knowledge, for I believe in</text:span></text:p>
        <text:p text:style-name="P451"><text:span text:style-name="CharStyle25">thy commands;</text:span></text:p>
        <text:p text:style-name="P303"><text:span text:style-name="CharStyle25">before my trouble I went 67 wrong, but now I do thy bidding.</text:span></text:p>
        <text:p text:style-name="P272"><text:span text:style-name="CharStyle25">Thou art good and doest good, 68 teach me thine orders;</text:span></text:p>
        <text:p text:style-name="P303"><text:span text:style-name="CharStyle25">proud men bespatter me with 69 lies, but I carry out thy behests;</text:span></text:p>
        <text:p text:style-name="P303"><text:span text:style-name="CharStyle25">their minds are gross and dull, 70 but I thrill to thy law.</text:span></text:p>
        <text:p text:style-name="P272"><text:span text:style-name="CharStyle25">It is good for me to have been in 71 trouble—-to learn thy will;</text:span></text:p>
        <text:p text:style-name="P321"><text:span text:style-name="CharStyle25">thy law means more to me 72 than piles of gold and silver.</text:span></text:p>
        <text:p text:style-name="P272"><text:span text:style-name="CharStyle25">Thy hands made and moulded 73 me, to understand thine orders;</text:span></text:p>
        <text:p text:style-name="P303"><text:span text:style-name="CharStyle25">may thy worshippers rejoice 74 to see me waiting on thy word!</text:span></text:p>
        <text:p text:style-name="P272"><text:span text:style-name="CharStyle25">Just are thy dealings, I know-— 75 thou wert faithful in afflict­ing me;</text:span></text:p>
        <text:p text:style-name="P303"><text:span text:style-name="CharStyle25">but now console me with thy 76 love, as thou hast promised thy servant;</text:span></text:p>
        <text:p text:style-name="P303"><text:span text:style-name="CharStyle25">let thy compassion bring me 77 life, for my delight is in thy law.</text:span></text:p>
        <text:p text:style-name="P272"><text:span text:style-name="CharStyle25">Confound the arrogant who ill- 78 treat me, as I muse on thy behests;</text:span></text:p>
      </text:section>
      <text:section text:style-name="Sect3" text:name="Section39">
        <text:list xml:id="list4998861687900888580" text:style-name="L135">
          <text:list-item>
            <text:p text:style-name="P1379"><text:span text:style-name="CharStyle25"><text:tab/>let thy worshippers learn how</text:span></text:p>
          </text:list-item>
        </text:list>
        <text:p text:style-name="P347"><text:span text:style-name="CharStyle25">thou rulest, by turning to</text:span></text:p>
        <text:p text:style-name="P347"><text:span text:style-name="CharStyle25">my case;</text:span></text:p>
        <text:list xml:id="list182148211776649" text:continue-numbering="true" text:style-name="L135">
          <text:list-item>
            <text:p text:style-name="P1042"><text:span text:style-name="CharStyle25"><text:tab/>let my obedience to thee be</text:span></text:p>
          </text:list-item>
        </text:list>
        <text:p text:style-name="P360"><text:span text:style-name="CharStyle25">perfect, that I may not be disgraced.</text:span></text:p>
        <text:list xml:id="list182148525600657" text:continue-numbering="true" text:style-name="L135">
          <text:list-item>
            <text:p text:style-name="P1122"><text:span text:style-name="CharStyle25"><text:tab/>My soul pines for thy saving aid,</text:span></text:p>
          </text:list-item>
        </text:list>
        <text:list xml:id="list1589347796432331073" text:style-name="L136">
          <text:list-item>
            <text:p text:style-name="P1501"><text:span text:style-name="CharStyle25"><text:tab/>am waiting for thy promise;</text:span></text:p>
          </text:list-item>
        </text:list>
        <text:list xml:id="list182130723552298" text:style-name="L135">
          <text:list-item>
            <text:p text:style-name="P1339"><text:span text:style-name="CharStyle25"><text:tab/>I pine with looking for thy</text:span></text:p>
          </text:list-item>
        </text:list>
        <text:p text:style-name="P342"><text:span text:style-name="CharStyle25">promises; when wilt thou comfort me?</text:span></text:p>
        <text:list xml:id="list182148028914524" text:continue-numbering="true" text:style-name="L135">
          <text:list-item>
            <text:p text:style-name="P1339"><text:span text:style-name="CharStyle25"><text:tab/>Though shrivelled like a wine­</text:span></text:p>
          </text:list-item>
        </text:list>
        <text:p text:style-name="P342"><text:span text:style-name="CharStyle25">skin in the smoke, I never forget thine orders.</text:span></text:p>
        <text:list xml:id="list182148929763699" text:continue-numbering="true" text:style-name="L135">
          <text:list-item>
            <text:p text:style-name="P1339"><text:span text:style-name="CharStyle25"><text:tab/>How few are thy servant’s days?</text:span></text:p>
          </text:list-item>
        </text:list>
        <text:p text:style-name="P342"><text:span text:style-name="CharStyle25">When wilt thou doom my persecutors?</text:span></text:p>
        <text:list xml:id="list182147159761907" text:continue-numbering="true" text:style-name="L135">
          <text:list-item>
            <text:p text:style-name="P1122"><text:span text:style-name="CharStyle25"><text:tab/>Insolent creatures, reckless of</text:span></text:p>
          </text:list-item>
        </text:list>
        <text:p text:style-name="P342"><text:span text:style-name="CharStyle25">thy law, they dig pitfalls for me;</text:span></text:p>
        <text:list xml:id="list182147685273676" text:continue-numbering="true" text:style-name="L135">
          <text:list-item>
            <text:p text:style-name="P1333"><text:span text:style-name="CharStyle25"><text:tab/>help me against their wanton</text:span></text:p>
          </text:list-item>
        </text:list>
        <text:p text:style-name="P342"><text:span text:style-name="CharStyle25">wiles, O faithful lawgiver!</text:span></text:p>
        <text:list xml:id="list182147549164071" text:continue-numbering="true" text:style-name="L135">
          <text:list-item>
            <text:p text:style-name="P1109"><text:span text:style-name="CharStyle25"><text:tab/>They nearly made an end of me,</text:span></text:p>
          </text:list-item>
        </text:list>
        <text:p text:style-name="P342"><text:span text:style-name="CharStyle25">but I would not give up thy laws;</text:span></text:p>
        <text:list xml:id="list182147861820139" text:continue-numbering="true" text:style-name="L135">
          <text:list-item>
            <text:p text:style-name="P1109"><text:span text:style-name="CharStyle25"><text:tab/>as thou art loving, revive me,</text:span></text:p>
          </text:list-item>
        </text:list>
        <text:p text:style-name="P359"><text:span text:style-name="CharStyle25">and I will do thy bidding.</text:span></text:p>
        <text:list xml:id="list182148474091041" text:continue-numbering="true" text:style-name="L135">
          <text:list-item>
            <text:p text:style-name="P1109"><text:span text:style-name="CharStyle25"><text:tab/>O thou Eternal, evermore thy</text:span></text:p>
          </text:list-item>
        </text:list>
        <text:p text:style-name="P342"><text:span text:style-name="CharStyle25">law stands fast in heaven,</text:span></text:p>
        <text:list xml:id="list182148334391113" text:continue-numbering="true" text:style-name="L135">
          <text:list-item>
            <text:p text:style-name="P1109"><text:span text:style-name="CharStyle25"><text:tab/>thy faithful promise holds</text:span></text:p>
          </text:list-item>
        </text:list>
        <text:p text:style-name="P342"><text:span text:style-name="CharStyle25">from age to age, sure upon earth;</text:span></text:p>
        <text:list xml:id="list182147136083827" text:continue-numbering="true" text:style-name="L135">
          <text:list-item>
            <text:p text:style-name="P1333"><text:span text:style-name="CharStyle25"><text:tab/>thy rule and order last to-day,</text:span></text:p>
          </text:list-item>
        </text:list>
        <text:p text:style-name="P342"><text:span text:style-name="CharStyle25">for all things are thy serv­ants.</text:span></text:p>
        <text:list xml:id="list182148884119395" text:continue-numbering="true" text:style-name="L135">
          <text:list-item>
            <text:p text:style-name="P1109"><text:span text:style-name="CharStyle25"><text:tab/>Unless thy law had been my</text:span></text:p>
          </text:list-item>
        </text:list>
        <text:p text:style-name="P342"><text:span text:style-name="CharStyle25">comfort, I would have died in my misery;</text:span></text:p>
        <text:list xml:id="list182148128278328" text:continue-numbering="true" text:style-name="L135">
          <text:list-item>
            <text:p text:style-name="P1109"><text:span text:style-name="CharStyle25"><text:tab/>never shall I forget thy laws,</text:span></text:p>
          </text:list-item>
        </text:list>
        <text:p text:style-name="P342"><text:soft-page-break/><text:span text:style-name="CharStyle25">for they put new life into me.</text:span></text:p>
        <text:list xml:id="list182147734307767" text:continue-numbering="true" text:style-name="L135">
          <text:list-item>
            <text:p text:style-name="P1122"><text:span text:style-name="CharStyle25"><text:tab/>Help me, for I am thine, I</text:span></text:p>
          </text:list-item>
        </text:list>
        <text:p text:style-name="P342"><text:span text:style-name="CharStyle25">study thy behests;</text:span></text:p>
        <text:list xml:id="list182148050440513" text:continue-numbering="true" text:style-name="L135">
          <text:list-item>
            <text:p text:style-name="P1122"><text:span text:style-name="CharStyle25"><text:tab/>the ungodly lie in wait to kill</text:span></text:p>
          </text:list-item>
        </text:list>
        <text:p text:style-name="P342"><text:span text:style-name="CharStyle25">me, but I pay close heed to thine orders.</text:span></text:p>
        <text:list xml:id="list182147964941340" text:continue-numbering="true" text:style-name="L135">
          <text:list-item>
            <text:p text:style-name="P1333"><text:span text:style-name="CharStyle25"><text:tab/>I see a limit to all things, but</text:span></text:p>
          </text:list-item>
        </text:list>
        <text:p text:style-name="P342"><text:span text:style-name="CharStyle25">thy law has a boundless range.</text:span></text:p>
        <text:p text:style-name="P664"><text:span text:style-name="CharStyle25">Oh how I love thy law! I 97<text:line-break/>muse upon it all day long;</text:span></text:p>
        <text:p text:style-name="P303"><text:span text:style-name="CharStyle25">thy commands make me 98 wiser than my foes; I am never without them.</text:span></text:p>
        <text:p text:style-name="P272"><text:span text:style-name="CharStyle25">I have more insight than all 99 these oracles, for I muse on thine injunctions!</text:span></text:p>
        <text:p text:style-name="P303"><text:span text:style-name="CharStyle25">I know more than these 10c sages, for I carry out thy behests!</text:span></text:p>
        <text:p text:style-name="P272"><text:span text:style-name="CharStyle25">I avoid all evil courses, that I ioi may do thy bidding;</text:span></text:p>
        <text:p text:style-name="P303"><text:span text:style-name="CharStyle25">thou art my teacher, never 102 can I swerve from thine in­structions.</text:span></text:p>
        <text:p text:style-name="P272"><text:span text:style-name="CharStyle25">How sweet thy sayings are, 103 sweeter than honey to the taste!</text:span></text:p>
        <text:p text:style-name="P321"><text:span text:style-name="CharStyle25">I learn sense from thy be- 104 bests, learn to hate god­less ways.</text:span></text:p>
        <text:p text:style-name="P272"><text:span text:style-name="CharStyle25">Thy law is a lamp for my feet, a 105 light on my path;</text:span></text:p>
        <text:p text:style-name="P303"><text:span text:style-name="CharStyle25">I swore to follow thy just 106 decrees, and I will do it;</text:span></text:p>
        <text:p text:style-name="P303"><text:span text:style-name="CharStyle25">revive me as thou hast prom- 107 ised, O Eternal, in my great misery.</text:span></text:p>
        <text:p text:style-name="P272"><text:span text:style-name="CharStyle25">Accept the vows I breathe to 108 thee, and teach me thy decrees;</text:span></text:p>
        <text:p text:style-name="P303"><text:span text:style-name="CharStyle25">my life is ever in danger, but 109 I never forget thy law;</text:span></text:p>
        <text:p text:style-name="P303"><text:span text:style-name="CharStyle25">ungodly men set snares for no me, but I never give up thine orders.</text:span></text:p>
        <text:p text:style-name="P272"><text:span text:style-name="CharStyle25">I have a lasting heritage in thy in commands, they are my heart’s delight;</text:span></text:p>
        <text:p text:style-name="P321"><text:span text:style-name="CharStyle25">I set myself to execute thine 112 orders ever, at every step.</text:span></text:p>
        <text:p text:style-name="P272"><text:span text:style-name="CharStyle25">I hate men who are half and 113 half, I love thy law;</text:span></text:p>
        <text:p text:style-name="P303"><text:span text:style-name="CharStyle25">I await thy promise, thou 114 my shield and shelter.</text:span></text:p>
        <text:p text:style-name="P303"><text:span text:style-name="CharStyle25">Begone, you villains, let me 115 keep my God’s com­mands!</text:span></text:p>
        <text:list xml:id="list7240036842038809336" text:style-name="L137">
          <text:list-item>
            <text:p text:style-name="P1380"><text:span text:style-name="CharStyle25"><text:tab/>Uphold me, as thou hast prom­</text:span></text:p>
          </text:list-item>
        </text:list>
        <text:p text:style-name="P299"><text:span text:style-name="CharStyle25">ised, disappoint not my hope, but let me live;</text:span></text:p>
        <text:list xml:id="list182147513258924" text:continue-numbering="true" text:style-name="L137">
          <text:list-item>
            <text:p text:style-name="P1345"><text:span text:style-name="CharStyle25"><text:tab/>hold me up safe, let me de­</text:span></text:p>
          </text:list-item>
        </text:list>
        <text:p text:style-name="P857"><text:span text:style-name="CharStyle25">light for ever in thy will. 1x8 All who swerve from thy will, thou spumest; their no­tions end in nothing.</text:span></text:p>
        <text:list xml:id="list6453595918963315651" text:style-name="L138">
          <text:list-item>
            <text:p text:style-name="P1346"><text:span text:style-name="CharStyle25"><text:tab/>I count all the ungodly so</text:span></text:p>
          </text:list-item>
        </text:list>
        <text:p text:style-name="P299"><text:span text:style-name="CharStyle25">much dross; I love thy ride and order;</text:span></text:p>
        <text:list xml:id="list182147359656603" text:continue-numbering="true" text:style-name="L138">
          <text:list-item>
            <text:p text:style-name="P1346"><text:span text:style-name="CharStyle25"><text:tab/>my being shudders before</text:span></text:p>
          </text:list-item>
        </text:list>
        <text:p text:style-name="P301"><text:span text:style-name="CharStyle25">thee, in awe of thy judg­ments.</text:span></text:p>
        <text:list xml:id="list182148047586947" text:continue-numbering="true" text:style-name="L138">
          <text:list-item>
            <text:p text:style-name="P1346"><text:span text:style-name="CharStyle25"><text:tab/>Leave me not to be oppressed,</text:span></text:p>
          </text:list-item>
        </text:list>
        <text:p text:style-name="P299"><text:span text:style-name="CharStyle25">for I have done right and justice;</text:span></text:p>
        <text:list xml:id="list182147973083282" text:continue-numbering="true" text:style-name="L138">
          <text:list-item>
            <text:p text:style-name="P1348"><text:span text:style-name="CharStyle25"><text:tab/>pledge thy word to succour</text:span></text:p>
          </text:list-item>
        </text:list>
        <text:p text:style-name="P299"><text:span text:style-name="CharStyle25">me, let not the arrogant op­press me;</text:span></text:p>
        <text:list xml:id="list182147379606465" text:continue-numbering="true" text:style-name="L138">
          <text:list-item>
            <text:p text:style-name="P1348"><text:span text:style-name="CharStyle25"><text:tab/>I pine with looking for thy</text:span></text:p>
          </text:list-item>
        </text:list>
        <text:p text:style-name="P299"><text:span text:style-name="CharStyle25">rescue, for thy saving promise.</text:span></text:p>
        <text:list xml:id="list182148236610395" text:continue-numbering="true" text:style-name="L138">
          <text:list-item>
            <text:p text:style-name="P1348"><text:span text:style-name="CharStyle25"><text:tab/>Deal in kindness with thy serv­</text:span></text:p>
          </text:list-item>
        </text:list>
        <text:p text:style-name="P299"><text:span text:style-name="CharStyle25">ant, teach thy laws to me;</text:span></text:p>
        <text:list xml:id="list182147318517267" text:continue-numbering="true" text:style-name="L138">
          <text:list-item>
            <text:p text:style-name="P1346"><text:span text:style-name="CharStyle25"><text:tab/>instruct thy servant, let me</text:span></text:p>
          </text:list-item>
        </text:list>
        <text:p text:style-name="P857"><text:span text:style-name="CharStyle25">understand thine orders.</text:span></text:p>
        <text:list xml:id="list182148717407130" text:continue-numbering="true" text:style-name="L138">
          <text:list-item>
            <text:p text:style-name="P1349"><text:span text:style-name="CharStyle25"><text:tab/>High time for thee to act!—</text:span></text:p>
          </text:list-item>
        </text:list>
        <text:p text:style-name="P857"><text:span text:style-name="CharStyle25">men break thy law;</text:span></text:p>
        <text:list xml:id="list182147966220511" text:continue-numbering="true" text:style-name="L138">
          <text:list-item>
            <text:p text:style-name="P1349"><text:span text:style-name="CharStyle25"><text:tab/>but I love thy commands</text:span></text:p>
          </text:list-item>
        </text:list>
        <text:p text:style-name="P299"><text:span text:style-name="CharStyle25">above all things, above solid gold;</text:span></text:p>
        <text:list xml:id="list182148067554771" text:continue-numbering="true" text:style-name="L138">
          <text:list-item>
            <text:p text:style-name="P1348"><text:span text:style-name="CharStyle25"><text:tab/>I order all my life by thy</text:span></text:p>
          </text:list-item>
        </text:list>
        <text:p text:style-name="P299"><text:span text:style-name="CharStyle25">behests, I hate all godless ways.</text:span></text:p>
        <text:list xml:id="list182149030352384" text:continue-numbering="true" text:style-name="L138">
          <text:list-item>
            <text:p text:style-name="P1348"><text:span text:style-name="CharStyle25"><text:tab/>Thy laws are a wondrous mys­</text:span></text:p>
          </text:list-item>
        </text:list>
        <text:p text:style-name="P299"><text:span text:style-name="CharStyle25">tery — my soul obeys them—</text:span></text:p>
        <text:list xml:id="list182147828486524" text:continue-numbering="true" text:style-name="L138">
          <text:list-item>
            <text:p text:style-name="P1348"><text:span text:style-name="CharStyle25"><text:tab/>the interpretation of thy</text:span></text:p>
          </text:list-item>
        </text:list>
        <text:p text:style-name="P299"><text:span text:style-name="CharStyle25">words enlightens and in­structs the open-minded;</text:span></text:p>
        <text:list xml:id="list182148945908902" text:continue-numbering="true" text:style-name="L138">
          <text:list-item>
            <text:p text:style-name="P1348"><text:span text:style-name="CharStyle25"><text:tab/>and I am open, eager, pant­</text:span></text:p>
          </text:list-item>
        </text:list>
        <text:p text:style-name="P857"><text:span text:style-name="CharStyle25">ing for thy commands.</text:span></text:p>
        <text:list xml:id="list182147815083352" text:continue-numbering="true" text:style-name="L138">
          <text:list-item>
            <text:p text:style-name="P1348"><text:soft-page-break/><text:span text:style-name="CharStyle25"><text:tab/>Turn to me and have pity—it</text:span></text:p>
          </text:list-item>
        </text:list>
        <text:p text:style-name="P299"><text:span text:style-name="CharStyle25">is due to those who love thee;</text:span></text:p>
        <text:list xml:id="list182149044294754" text:continue-numbering="true" text:style-name="L138">
          <text:list-item>
            <text:p text:style-name="P1348"><text:span text:style-name="CharStyle25"><text:tab/>direct my steps as thou hast</text:span></text:p>
          </text:list-item>
        </text:list>
        <text:p text:style-name="P299"><text:span text:style-name="CharStyle25">promised, free from evil influence;</text:span></text:p>
        <text:p text:style-name="P206"><text:span text:style-name="CharStyle25">deliver me from man’s op- </text:span><text:span text:style-name="CharStyle101">134 </text:span><text:span text:style-name="CharStyle25">pression, that I may do thy behests.</text:span></text:p>
        <text:p text:style-name="P168"><text:span text:style-name="CharStyle25">Smile on thy servant, teach thy 13S laws to me;</text:span></text:p>
        <text:p text:style-name="P218"><text:span text:style-name="CharStyle25">when men are disobedient to 136 thy law, mine eyes stream with tears.</text:span></text:p>
        <text:list xml:id="list8581434859177013265" text:style-name="L139">
          <text:list-item>
            <text:p text:style-name="P1082"><text:span text:style-name="CharStyle25"><text:tab/>thou Eternal, thou art just, </text:span><text:span text:style-name="CharStyle101">137</text:span></text:p>
          </text:list-item>
        </text:list>
        <text:p text:style-name="P427"><text:span text:style-name="CharStyle25">thy sentences are true;</text:span></text:p>
        <text:p text:style-name="P206"><text:span text:style-name="CharStyle25">the rules thou hast enjoined 138 are just and absolutely sure.</text:span></text:p>
        <text:p text:style-name="P168"><text:span text:style-name="CharStyle25">Zeal carries me away, when my 139 foes forget thy laws;</text:span></text:p>
        <text:p text:style-name="P206"><text:span text:style-name="CharStyle25">thy promises are tried and 140 true, thy servant loves them;</text:span></text:p>
        <text:list xml:id="list1389413098443601543" text:style-name="L140">
          <text:list-item>
            <text:p text:style-name="P1514"><text:span text:style-name="CharStyle25"><text:tab/>am weak and despised, but 141 I never forget thy be­hests.</text:span></text:p>
          </text:list-item>
        </text:list>
        <text:p text:style-name="P168"><text:span text:style-name="CharStyle25">Thy justice is eternal justice, 142 and thy law is truth it­self;</text:span></text:p>
        <text:p text:style-name="P206"><text:span text:style-name="CharStyle25">trouble and anguish seize me, 143 but thy commands are my comfort;</text:span></text:p>
        <text:p text:style-name="P218"><text:span text:style-name="CharStyle25">thy laws are ever just; let me 144 know them and so live.</text:span></text:p>
        <text:p text:style-name="P168"><text:span text:style-name="CharStyle25">Answer me as I cry with all my 145 heart, for I would obey thine orders;</text:span></text:p>
        <text:list xml:id="list755862054682219129" text:style-name="L141">
          <text:list-item>
            <text:p text:style-name="P1515"><text:span text:style-name="CharStyle25"><text:tab/>call to thee, O Eternal, help 146 me, and I will do thy bid­ding.</text:span></text:p>
          </text:list-item>
        </text:list>
        <text:list xml:id="list182130299097457" text:style-name="L139">
          <text:list-item>
            <text:p text:style-name="P1082"><text:span text:style-name="CharStyle25"><text:tab/>am up before the dawn to 147</text:span></text:p>
          </text:list-item>
        </text:list>
        <text:p text:style-name="P427"><text:span text:style-name="CharStyle25">pray, waiting for thy promises;</text:span></text:p>
        <text:list xml:id="list8188577554802788077" text:style-name="L142">
          <text:list-item>
            <text:p text:style-name="P1516"><text:span text:style-name="CharStyle25"><text:tab/>waken through the night to 148 muse upon thy word;</text:span></text:p>
          </text:list-item>
        </text:list>
        <text:p text:style-name="P206"><text:span text:style-name="CharStyle25">oh listen—thou art kind; re- 149 vive me—thou art just.</text:span></text:p>
        <text:p text:style-name="P168"><text:span text:style-name="CharStyle25">My pursuers draw near in mal- 150 ice, far away from thy law;</text:span></text:p>
        <text:p text:style-name="P206"><text:span text:style-name="CharStyle25">but, </text:span><text:span text:style-name="CharStyle101">0</text:span><text:span text:style-name="CharStyle25"> Eternal, thou art near, 151 all thy commands are true;</text:span></text:p>
        <text:list xml:id="list1791389510111659585" text:style-name="L143">
          <text:list-item>
            <text:p text:style-name="P1517"><text:span text:style-name="CharStyle25"><text:tab/>have long seen that thy 152 decrees are valid for all time.</text:span></text:p>
          </text:list-item>
        </text:list>
        <text:list xml:id="list9122727911156025275" text:style-name="L144">
          <text:list-item>
            <text:p text:style-name="P1347"><text:span text:style-name="CharStyle25"><text:tab/>Look at what I suffer, save me,</text:span></text:p>
          </text:list-item>
        </text:list>
        <text:p text:style-name="P300"><text:span text:style-name="CharStyle25">for I never forget<text:tab/>thy</text:span></text:p>
        <text:p text:style-name="P299"><text:span text:style-name="CharStyle25">law;</text:span></text:p>
        <text:list xml:id="list182148677235905" text:continue-numbering="true" text:style-name="L144">
          <text:list-item>
            <text:p text:style-name="P1350"><text:span text:style-name="CharStyle25"><text:tab/>take my part, avenge, revive</text:span></text:p>
          </text:list-item>
        </text:list>
        <text:p text:style-name="P299"><text:span text:style-name="CharStyle25">me as thou hast promised.</text:span></text:p>
        <text:list xml:id="list182148576546217" text:continue-numbering="true" text:style-name="L144">
          <text:list-item>
            <text:p text:style-name="P1350"><text:soft-page-break/><text:span text:style-name="CharStyle25"><text:tab/>The ungodly are far from help,</text:span></text:p>
          </text:list-item>
        </text:list>
        <text:p text:style-name="P299"><text:span text:style-name="CharStyle25">for they have no mind to thy laws;</text:span></text:p>
        <text:list xml:id="list182147646652410" text:continue-numbering="true" text:style-name="L144">
          <text:list-item>
            <text:p text:style-name="P1347"><text:span text:style-name="CharStyle25"><text:tab/>O Eternal, rich in pity, re­</text:span></text:p>
          </text:list-item>
        </text:list>
        <text:p text:style-name="P299"><text:span text:style-name="CharStyle25">vive me—thou art just;</text:span></text:p>
        <text:list xml:id="list182147862193259" text:continue-numbering="true" text:style-name="L144">
          <text:list-item>
            <text:p text:style-name="P1351"><text:span text:style-name="CharStyle25"><text:tab/>I never swerve from<text:tab/>thy</text:span></text:p>
          </text:list-item>
        </text:list>
        <text:p text:style-name="P300"><text:span text:style-name="CharStyle25">control, though many<text:tab/>per­</text:span></text:p>
        <text:p text:style-name="P299"><text:span text:style-name="CharStyle25">secute and press me.</text:span></text:p>
        <text:list xml:id="list182147364983791" text:continue-numbering="true" text:style-name="L144">
          <text:list-item>
            <text:p text:style-name="P1347"><text:span text:style-name="CharStyle25"><text:tab/>I loathe apostates, when I see</text:span></text:p>
          </text:list-item>
        </text:list>
        <text:p text:style-name="P299"><text:span text:style-name="CharStyle25">how they will not obey thy law;</text:span></text:p>
        <text:list xml:id="list182147528959391" text:continue-numbering="true" text:style-name="L144">
          <text:list-item>
            <text:p text:style-name="P1350"><text:span text:style-name="CharStyle25"><text:tab/>look at my own love for thy</text:span></text:p>
          </text:list-item>
        </text:list>
        <text:p text:style-name="P299"><text:span text:style-name="CharStyle25">law, and in thy love revive me;</text:span></text:p>
        <text:list xml:id="list182148956682404" text:continue-numbering="true" text:style-name="L144">
          <text:list-item>
            <text:p text:style-name="P1350"><text:span text:style-name="CharStyle25"><text:tab/>the sum of thy commands is</text:span></text:p>
          </text:list-item>
        </text:list>
        <text:p text:style-name="P301"><text:span text:style-name="CharStyle25">truth, and all thy just commands are ever bind­ing.</text:span></text:p>
        <text:list xml:id="list182147531445111" text:continue-numbering="true" text:style-name="L144">
          <text:list-item>
            <text:p text:style-name="P1350"><text:span text:style-name="CharStyle25"><text:tab/>Nobles persecute me wantonly,</text:span></text:p>
          </text:list-item>
        </text:list>
        <text:p text:style-name="P299"><text:span text:style-name="CharStyle25">but my heart stands in awe of thy commands.</text:span></text:p>
        <text:list xml:id="list182148095548981" text:continue-numbering="true" text:style-name="L144">
          <text:list-item>
            <text:p text:style-name="P1352"><text:span text:style-name="CharStyle25"><text:tab/>In thy promise I delight, as</text:span></text:p>
          </text:list-item>
        </text:list>
        <text:p text:style-name="P299"><text:span text:style-name="CharStyle25">in ample spoil;</text:span></text:p>
        <text:list xml:id="list182148219918293" text:continue-numbering="true" text:style-name="L144">
          <text:list-item>
            <text:p text:style-name="P1352"><text:span text:style-name="CharStyle25"><text:tab/>ungodliness I hate and I ab­</text:span></text:p>
          </text:list-item>
        </text:list>
        <text:p text:style-name="P299"><text:span text:style-name="CharStyle25">hor, but I do love thy law.</text:span></text:p>
        <text:list xml:id="list182148815735033" text:continue-numbering="true" text:style-name="L144">
          <text:list-item>
            <text:p text:style-name="P1352"><text:span text:style-name="CharStyle25"><text:tab/>Seven times a day I praise thee</text:span></text:p>
          </text:list-item>
        </text:list>
        <text:p text:style-name="P299"><text:span text:style-name="CharStyle25">for the justice of thy rule;</text:span></text:p>
        <text:list xml:id="list182148188668624" text:continue-numbering="true" text:style-name="L144">
          <text:list-item>
            <text:p text:style-name="P1352"><text:span text:style-name="CharStyle25"><text:tab/>right well they fare who</text:span></text:p>
          </text:list-item>
        </text:list>
        <text:p text:style-name="P299"><text:span text:style-name="CharStyle25">love thy law; their road is clear.</text:span></text:p>
        <text:list xml:id="list182148113970781" text:continue-numbering="true" text:style-name="L144">
          <text:list-item>
            <text:p text:style-name="P1352"><text:span text:style-name="CharStyle25"><text:tab/>I do thy bidding, O Eternal,</text:span></text:p>
          </text:list-item>
        </text:list>
        <text:p text:style-name="P299"><text:span text:style-name="CharStyle25">and I hope for thy deliv­erance;</text:span></text:p>
        <text:list xml:id="list182148317075234" text:continue-numbering="true" text:style-name="L144">
          <text:list-item>
            <text:p text:style-name="P1352"><text:span text:style-name="CharStyle25"><text:tab/>my soul obeys thy laws, I</text:span></text:p>
          </text:list-item>
        </text:list>
        <text:p text:style-name="P299"><text:span text:style-name="CharStyle25">love them dearly;</text:span></text:p>
        <text:list xml:id="list182147327896475" text:continue-numbering="true" text:style-name="L144">
          <text:list-item>
            <text:p text:style-name="P1352"><text:span text:style-name="CharStyle25"><text:tab/>I obey thy laws and thy be­</text:span></text:p>
          </text:list-item>
        </text:list>
        <text:p text:style-name="P301"><text:span text:style-name="CharStyle25">hests, I live all my life under thine eye.</text:span></text:p>
        <text:list xml:id="list182148502762972" text:continue-numbering="true" text:style-name="L144">
          <text:list-item>
            <text:p text:style-name="P1350"><text:span text:style-name="CharStyle25"><text:tab/>Let my cry come before thee, O</text:span></text:p>
          </text:list-item>
        </text:list>
        <text:p text:style-name="P299"><text:soft-page-break/><text:span text:style-name="CharStyle25">Eternal, enlighten me as thou hast promised;</text:span></text:p>
        <text:list xml:id="list182148641119647" text:continue-numbering="true" text:style-name="L144">
          <text:list-item>
            <text:p text:style-name="P1350"><text:span text:style-name="CharStyle25"><text:tab/>let my entreaty reach thee,</text:span></text:p>
          </text:list-item>
        </text:list>
        <text:p text:style-name="P299"><text:span text:style-name="CharStyle25">and relieve me as thou hast promised.</text:span></text:p>
        <text:p text:style-name="P31"><text:span text:style-name="CharStyle25">Let my lips praise thee for 171 teaching me thine orders; let me sing of thy word, for 172 just are all thy commands; let thy hand come to my </text:span><text:span text:style-name="CharStyle109">173 </text:span><text:span text:style-name="CharStyle25">help, for I have chosen to obey thee.</text:span></text:p>
        <text:p text:style-name="P272"><text:span text:style-name="CharStyle25">I am longing for thy help, 0 174 thou Eternal, and thy law is my delight;</text:span></text:p>
        <text:p text:style-name="P488"><text:span text:style-name="CharStyle25">let me live that I may 175 praise thee, help me by thy judgments;</text:span></text:p>
        <text:p text:style-name="P489"><text:span text:style-name="CharStyle25">seek out thy servant in his 176 wanderings, for I forget not thy commands.</text:span></text:p>
        <text:p text:style-name="P621"><text:span text:style-name="CharStyle69">A •pilgrim song.</text:span></text:p>
        <text:p text:style-name="P280"><text:span text:style-name="CharStyle25">I cried to the Eternal </text:span><text:span text:style-name="CharStyle113">minA </text:span><text:span text:style-name="CharStyle25">my woe—and the<text:tab/>1</text:span></text:p>
        <text:p text:style-name="P623"><text:span text:style-name="CharStyle25">Eternal answered me—</text:span></text:p>
        <text:p text:style-name="P272"><text:span text:style-name="CharStyle25">“Save me from lying lips and 2 crafty tongues!”</text:span></text:p>
        <text:p text:style-name="P272"><text:span text:style-name="CharStyle25">What will you get from Him, O 3 crafty tongue, what punish­ment in full?</text:span></text:p>
        <text:p text:style-name="P272"><text:span text:style-name="CharStyle25">Sharp arrows poured on you, 4 and burning coals!</text:span></text:p>
        <text:p text:style-name="P272"><text:span text:style-name="CharStyle25">Alas, I have to dwell in Me- 5 shek!</text:span></text:p>
        <text:p text:style-name="P272"><text:span text:style-name="CharStyle25">Alas, I have to live in Kedar’s tents!</text:span></text:p>
        <text:p text:style-name="P272"><text:span text:style-name="CharStyle25">Too long have I been living 6 where men hate peace;</text:span></text:p>
        <text:p text:style-name="P298"><text:span text:style-name="CharStyle25">however peaceably I talk, they 7 are for war.</text:span></text:p>
        <text:p text:style-name="P622"><text:span text:style-name="CharStyle69">A pilgrim song.</text:span></text:p>
        <text:p text:style-name="P284"><text:span text:style-name="CharStyle25">I lift mine eyes to the </text:span><text:span text:style-name="CharStyle114">1 ni </text:span><text:span text:style-name="CharStyle25">1 </text:span><text:span text:style-name="CharStyle113">mountains;</text:span><text:span text:style-name="CharStyle25"> ah, where is help to come from?</text:span></text:p>
        <text:p text:style-name="P293"><text:span text:style-name="CharStyle25">Help comes from the Eternal 2 who made heaven and earth.</text:span></text:p>
        <text:p text:style-name="P282"><text:span text:style-name="CharStyle25">Never will he let you slip; he 3 who guards you never sleeps:</text:span></text:p>
        <text:p text:style-name="P297"><text:span text:style-name="CharStyle25">he who guards Israel will 4 neither sleep nor slumber.</text:span></text:p>
        <text:p text:style-name="P272"><text:span text:style-name="CharStyle25">The Eternal guards you, shel- 5 tering you upon the right;</text:span></text:p>
      </text:section>
      <text:section text:style-name="Sect3" text:name="Section40">
        <text:list xml:id="list6808728921506514543" text:style-name="L145">
          <text:list-item>
            <text:p text:style-name="P1518"><text:span text:style-name="CharStyle25"><text:tab/>the sun shall never hurt you in</text:span></text:p>
          </text:list-item>
        </text:list>
        <text:p text:style-name="P713"><text:span text:style-name="CharStyle25">the day, nor the moon by night.</text:span></text:p>
        <text:list xml:id="list182147786660760" text:continue-numbering="true" text:style-name="L145">
          <text:list-item>
            <text:p text:style-name="P1519"><text:span text:style-name="CharStyle25"><text:tab/>The Eternal will guard you</text:span></text:p>
          </text:list-item>
        </text:list>
        <text:p text:style-name="P706"><text:span text:style-name="CharStyle25">from all harm, he will pre­serve your life;</text:span></text:p>
        <text:list xml:id="list182148022236539" text:continue-numbering="true" text:style-name="L145">
          <text:list-item>
            <text:p text:style-name="P1519"><text:span text:style-name="CharStyle25"><text:tab/>he will protect you as you come</text:span></text:p>
          </text:list-item>
        </text:list>
        <text:p text:style-name="P710"><text:span text:style-name="CharStyle25">and go, now and for ever­more.</text:span></text:p>
        <text:p text:style-name="P682"><text:span text:style-name="CharStyle69">A -pilgrim song, by David.</text:span></text:p>
        <text:list xml:id="list3978186907845383663" text:style-name="L146">
          <text:list-item>
            <text:p text:style-name="P1520"><text:span text:style-name="CharStyle25"><text:tab/>ian I am glad whenever</text:span></text:p>
          </text:list-item>
        </text:list>
        <text:p text:style-name="P781"><text:span text:style-name="CharStyle25">they tell me, “We go to the Eternal’s house,” a glad when our feet stand at last inside Jerusalem—</text:span></text:p>
        <text:list xml:id="list182130833714827" text:style-name="L129">
          <text:list-item>
            <text:p text:style-name="P1521"><text:span text:style-name="CharStyle25"><text:tab/>Jerusalem that is now rebuilt, a</text:span></text:p>
          </text:list-item>
        </text:list>
        <text:p text:style-name="P807"><text:span text:style-name="CharStyle25">city solid and unbroken.</text:span></text:p>
        <text:list xml:id="list182148804521669" text:continue-numbering="true" text:style-name="L129">
          <text:list-item>
            <text:p text:style-name="P1522"><text:span text:style-name="CharStyle25"><text:tab/>Thither go the clans on pilgrim­</text:span></text:p>
          </text:list-item>
        </text:list>
        <text:p text:style-name="P680"><text:span text:style-name="CharStyle25">age, the Eternal’s clans,</text:span></text:p>
        <text:list xml:id="list182148623954030" text:continue-numbering="true" text:style-name="L129">
          <text:list-item>
            <text:p text:style-name="P1522"><text:span text:style-name="CharStyle25"><text:tab/>to offer the Eternal praise, as he</text:span></text:p>
          </text:list-item>
        </text:list>
        <text:p text:style-name="P809"><text:span text:style-name="CharStyle25">prescribed for Israel [[there were the seats of justice, the royal tribunals of Da­vid]].</text:span></text:p>
        <text:p text:style-name="P598"><text:span text:style-name="CharStyle25">.6 Pray for the welfare of Jerusa­lem, “May all thy homes be safe,</text:span></text:p>
        <text:list xml:id="list6988175524175915259" text:style-name="L147">
          <text:list-item>
            <text:p text:style-name="P1523"><text:span text:style-name="CharStyle25"><text:tab/>may all go well within thy walls,</text:span></text:p>
          </text:list-item>
        </text:list>
        <text:p text:style-name="P807"><text:span text:style-name="CharStyle25">within thy palaces!”</text:span></text:p>
        <text:list xml:id="list182148693360466" text:continue-numbering="true" text:style-name="L147">
          <text:list-item>
            <text:p text:style-name="P1523"><text:span text:style-name="CharStyle25"><text:tab/>For the sake of my friends and</text:span></text:p>
          </text:list-item>
        </text:list>
        <text:p text:style-name="P704"><text:span text:style-name="CharStyle25">fellows I pray, “May all be well with thee!”</text:span></text:p>
        <text:list xml:id="list182147399854017" text:continue-numbering="true" text:style-name="L147">
          <text:list-item>
            <text:p text:style-name="P1523"><text:span text:style-name="CharStyle25"><text:tab/>For the sake of the house of our</text:span></text:p>
          </text:list-item>
        </text:list>
        <text:p text:style-name="P709"><text:span text:style-name="CharStyle25">God the Eternal, I would have thee prosper.</text:span></text:p>
        <text:p text:style-name="P681"><text:span text:style-name="CharStyle69">A pilgrim song.</text:span></text:p>
        <text:p text:style-name="P65"><text:span text:style-name="CharStyle115">lino </text:span><text:span text:style-name="CharStyle25">To thee </text:span><text:span text:style-name="CharStyle115">I </text:span><text:span text:style-name="CharStyle25">lift mine eyes, enthroned in</text:span></text:p>
        <text:p text:style-name="P808"><text:span text:style-name="CharStyle25">heaven.</text:span></text:p>
        <text:list xml:id="list182130307232545" text:style-name="L146">
          <text:list-item>
            <text:p text:style-name="P1524"><text:span text:style-name="CharStyle25"><text:tab/>As the eyes of servants are fixed</text:span></text:p>
          </text:list-item>
        </text:list>
        <text:p text:style-name="P705"><text:span text:style-name="CharStyle25">on the hand of their lord,</text:span></text:p>
        <text:p text:style-name="P791"><text:span text:style-name="CharStyle25">and as a maid’s eyes on the hand of her mistress,</text:span></text:p>
        <text:p text:style-name="P791"><text:span text:style-name="CharStyle25">so our eyes look to our God, the Eternal, till he take pity on us.</text:span></text:p>
        <text:p text:style-name="P272"><text:span text:style-name="CharStyle25">Take pity on us, </text:span><text:span text:style-name="CharStyle101">0</text:span><text:span text:style-name="CharStyle25"> Eternal, oh </text:span><text:span text:style-name="CharStyle101">3 </text:span><text:span text:style-name="CharStyle25">take pity;</text:span></text:p>
        <text:p text:style-name="P272"><text:soft-page-break/><text:span text:style-name="CharStyle25">for we have had our fill, and 4 more, of scorn and sneers,</text:span></text:p>
        <text:p text:style-name="P294"><text:span text:style-name="CharStyle25">from arrogant creatures living at their ease.</text:span></text:p>
        <text:p text:style-name="P309"><text:span text:style-name="CharStyle69">A pilgrim song, by David.</text:span></text:p>
        <text:p text:style-name="P82"><text:span text:style-name="CharStyle25">“Had not the Eternal 1<text:tab/></text:span><text:span text:style-name="CharStyle102"><text:span text:style-name="T1">1</text:span></text:span></text:p>
        <text:p text:style-name="P938"><text:span text:style-name="CharStyle25">been upon our side”—</text:span></text:p>
        <text:p text:style-name="P303"><text:span text:style-name="CharStyle25">so let Israel say—</text:span></text:p>
        <text:p text:style-name="P272"><text:span text:style-name="CharStyle25">“had not the Eternal been upon </text:span><text:span text:style-name="CharStyle31">2 </text:span><text:span text:style-name="CharStyle25">our side,</text:span></text:p>
        <text:p text:style-name="P303"><text:span text:style-name="CharStyle25">when men rose to attack us,</text:span></text:p>
        <text:p text:style-name="P272"><text:span text:style-name="CharStyle25">they would have swallowed us 3 alive,</text:span></text:p>
        <text:p text:style-name="P303"><text:span text:style-name="CharStyle25">so fierce their anger flamed;</text:span></text:p>
        <text:p text:style-name="P272"><text:span text:style-name="CharStyle25">the floods would have swept us 4 away,</text:span></text:p>
        <text:p text:style-name="P303"><text:span text:style-name="CharStyle25">the streams would have surged over us,</text:span></text:p>
        <text:p text:style-name="P82"><text:span text:style-name="CharStyle25">surging clean over us,<text:tab/>5</text:span></text:p>
        <text:p text:style-name="P303"><text:span text:style-name="CharStyle25">with proud, wild waves.</text:span></text:p>
        <text:p text:style-name="P82"><text:span text:style-name="CharStyle25">But, blessed be the Eternal!<text:tab/>6</text:span></text:p>
        <text:p text:style-name="P303"><text:span text:style-name="CharStyle25">he did not leave us for their teeth to tear;</text:span></text:p>
        <text:p text:style-name="P31"><text:span text:style-name="CharStyle25">we escaped like a bird from the 7 fowler’s snare— the snare broke, we escaped!</text:span></text:p>
        <text:p text:style-name="P149"><text:span text:style-name="CharStyle25">Our help lies in the Eternal, 8<text:line-break/>who made heaven and earth!”</text:span></text:p>
        <text:p text:style-name="P739"><text:span text:style-name="CharStyle69">A pilgrim song.</text:span></text:p>
        <text:p text:style-name="P272"><text:span text:style-name="CharStyle25">Those who trust in the inp i Eternal are like Sion hill, never to be shaken;</text:span></text:p>
        <text:p text:style-name="P272"><text:span text:style-name="CharStyle25">Jerusalem sits enthroned for 2 ever, with the hills around her,</text:span></text:p>
        <text:p text:style-name="P272"><text:span text:style-name="CharStyle25">and the Eternal is around his people now and evermore.</text:span></text:p>
        <text:p text:style-name="P272"><text:span text:style-name="CharStyle25">He 'null not leave the land of the 3 just under the sway of knaves;</text:span></text:p>
        <text:p text:style-name="P272"><text:span text:style-name="CharStyle25">or else just men themselves might take to evil.</text:span></text:p>
        <text:list xml:id="list637624901618469772" text:style-name="L148">
          <text:list-item>
            <text:p text:style-name="P1485"><text:span text:style-name="CharStyle101"><text:tab/></text:span><text:span text:style-name="CharStyle25">thou Eternal, be good to the 4 good, to those who are upright in heart;</text:span></text:p>
          </text:list-item>
        </text:list>
        <text:p text:style-name="P1528"><text:span text:style-name="CharStyle101">5</text:span><text:span text:style-name="CharStyle25"> as for the shifty and disloyal— may the Eternal scatter them [[with evildoers, and Israel prosper]]!</text:span></text:p>
        <text:p text:style-name="P667"><text:span text:style-name="CharStyle69">A</text:span><text:span text:style-name="CharStyle87"> </text:span><text:span text:style-name="CharStyle69">;pilgrim song.</text:span></text:p>
        <text:list xml:id="list182147820947501" text:continue-numbering="true" text:style-name="L148">
          <text:list-item>
            <text:p text:style-name="P1525"><text:span text:style-name="CharStyle25"><text:tab/>I When the </text:span><text:span text:style-name="CharStyle113">Eternal</text:span></text:p>
          </text:list-item>
        </text:list>
        <text:p text:style-name="P925"><text:span text:style-name="CharStyle25">brought the exiles back to Sion,</text:span></text:p>
        <text:p text:style-name="P592"><text:span text:style-name="CharStyle25">we were like men who dreamed;</text:span></text:p>
        <text:list xml:id="list182148657487997" text:continue-numbering="true" text:style-name="L148">
          <text:list-item>
            <text:p text:style-name="P1526"><text:span text:style-name="CharStyle25"><text:tab/>laughter filled our lips,</text:span></text:p>
          </text:list-item>
        </text:list>
        <text:p text:style-name="P592"><text:span text:style-name="CharStyle25">shouts of joy were on our tongues;</text:span></text:p>
        <text:p text:style-name="P608"><text:span text:style-name="CharStyle25">the very heathen said,</text:span></text:p>
        <text:p text:style-name="P592"><text:span text:style-name="CharStyle25">“The Eternal has done great things for them.”</text:span></text:p>
        <text:list xml:id="list182147401848851" text:continue-numbering="true" text:style-name="L148">
          <text:list-item>
            <text:p text:style-name="P1526"><text:span text:style-name="CharStyle25"><text:tab/>Yes, great things he had done</text:span></text:p>
          </text:list-item>
        </text:list>
        <text:p text:style-name="P715"><text:span text:style-name="CharStyle25">for us,</text:span></text:p>
        <text:p text:style-name="P596"><text:span text:style-name="CharStyle25">and we rejoiced at it.</text:span></text:p>
        <text:list xml:id="list182148850817074" text:continue-numbering="true" text:style-name="L148">
          <text:list-item>
            <text:p text:style-name="P1527"><text:span text:style-name="CharStyle25"><text:tab/>O thou Eternal, bring back now</text:span></text:p>
          </text:list-item>
        </text:list>
        <text:p text:style-name="P715"><text:span text:style-name="CharStyle25">the rest of our exiles, to fill us up, like streams in the dry south.</text:span></text:p>
        <text:list xml:id="list182148525412061" text:continue-numbering="true" text:style-name="L148">
          <text:list-item>
            <text:p text:style-name="P1527"><text:span text:style-name="CharStyle25"><text:tab/>Those who are sowing in tears</text:span></text:p>
          </text:list-item>
        </text:list>
        <text:p text:style-name="P592"><text:span text:style-name="CharStyle25">shall reap with shouts of joy;</text:span></text:p>
        <text:list xml:id="list182147122543481" text:continue-numbering="true" text:style-name="L148">
          <text:list-item>
            <text:p text:style-name="P1527"><text:span text:style-name="CharStyle25"><text:tab/>sadly they bear seed to the field,</text:span></text:p>
          </text:list-item>
        </text:list>
        <text:p text:style-name="P596"><text:span text:style-name="CharStyle25">gladly they bear home the sheaves.</text:span></text:p>
        <text:p text:style-name="P594"><text:span text:style-name="CharStyle69">A pilgrim song, by Solomon.</text:span></text:p>
        <text:p text:style-name="P31"><text:span text:style-name="CharStyle25">i i </text:span><text:span text:style-name="CharStyle31">eyrj</text:span><text:span text:style-name="CharStyle25"> Unless the </text:span><text:span text:style-name="CharStyle113">Eternal </text:span><text:span text:style-name="CharStyle31">•</text:span><text:span text:style-name="CharStyle25"> builds the house, workmen build in vain; unless the Eternal guards the town,</text:span></text:p>
        <text:p text:style-name="P668"><text:span text:style-name="CharStyle25">sentries are on guard in vain.</text:span></text:p>
        <text:p text:style-name="P598"><text:span text:style-name="CharStyle25">a Vain is it to rise early for your work,</text:span></text:p>
        <text:p text:style-name="P940"><text:span text:style-name="CharStyle25">and keep at work so late, gaining your bread with anxious toil!</text:span></text:p>
        <text:p text:style-name="P592"><text:span text:style-name="CharStyle25">God’s gifts come to his loved ones, as they sleep.</text:span></text:p>
        <text:p text:style-name="P493"><text:span text:style-name="CharStyle117">*• * *</text:span></text:p>
        <text:list xml:id="list182130977421530" text:style-name="L146">
          <text:list-item>
            <text:p text:style-name="P1051"><text:span text:style-name="CharStyle25"><text:tab/>Sons are a gift of the Eternal, and children are a boon from him.</text:span></text:p>
          </text:list-item>
        </text:list>
        <text:p text:style-name="P168"><text:span text:style-name="CharStyle25">Strong sons, born when one is 4 young,</text:span></text:p>
        <text:p text:style-name="P206"><text:span text:style-name="CharStyle25">are like arrows in an archer’s hand;</text:span></text:p>
        <text:p text:style-name="P168"><text:span text:style-name="CharStyle25">happy the man who has a quiver 5 full of them,</text:span></text:p>
        <text:p text:style-name="P218"><text:span text:style-name="CharStyle25">he need not fear to face a hostile band.</text:span></text:p>
        <text:p text:style-name="P696"><text:soft-page-break/><text:span text:style-name="CharStyle69">A pilgrim song.</text:span></text:p>
        <text:p text:style-name="P31"><text:span text:style-name="CharStyle25">Happy is everyone who 1 OO </text:span><text:span text:style-name="CharStyle25"><text:span text:style-name="T1">1 </text:span></text:span><text:span text:style-name="CharStyle25">reveres the Eternal, L“t) who fives His life!</text:span></text:p>
        <text:p text:style-name="P31"><text:span text:style-name="CharStyle25">You shall earn your daily bread, 2 you happy man and pros­perous!</text:span></text:p>
        <text:p text:style-name="P84"><text:span text:style-name="CharStyle25">Your wife within your house<text:tab/>3</text:span></text:p>
        <text:p text:style-name="P695"><text:span text:style-name="CharStyle25">shall be like a fruitful vine;</text:span></text:p>
        <text:p text:style-name="P840"><text:span text:style-name="CharStyle25">your children, round your table, like slips of olive evergreen.</text:span></text:p>
        <text:p text:style-name="P84"><text:span text:style-name="CharStyle25">Here is the blessing<text:tab/>4</text:span></text:p>
        <text:p text:style-name="P206"><text:span text:style-name="CharStyle25">for one who reveres the Eter­nal!</text:span></text:p>
        <text:p text:style-name="P31"><text:span text:style-name="CharStyle25">The Eternal will send you this 5 blessing from Sion; you shall see Jerusalem flour­ish all your days, you shall five to see your 6 children’s children.</text:span></text:p>
        <text:p text:style-name="P218"><text:span text:style-name="CharStyle25">[[May Israel prosper!]]</text:span></text:p>
        <text:p text:style-name="P696"><text:span text:style-name="CharStyle69">A pilgrim song.</text:span></text:p>
        <text:p text:style-name="P31"><text:span text:style-name="CharStyle25">“Cruelly have they har- T OQ 1 ried me from my youth”— so let Israel say—</text:span></text:p>
        <text:p text:style-name="P31"><text:span text:style-name="CharStyle25">“cruelly have they harried me 2 from my youth, but they have never crushed me.</text:span></text:p>
        <text:p text:style-name="P168"><text:span text:style-name="CharStyle25">The ploughmen ploughed my 3 back,</text:span></text:p>
        <text:p text:style-name="P206"><text:span text:style-name="CharStyle25">and long they drew their furrows;</text:span></text:p>
        <text:p text:style-name="P790"><text:span text:style-name="CharStyle25">but the Eternal, he is just, 4<text:line-break/>he has cut down the ungodly.”</text:span></text:p>
        <text:p text:style-name="P31"><text:span text:style-name="CharStyle25">May all who hate Sion be 5 routed and shamed! let them fare like grass-blades 6 on a roof,</text:span></text:p>
        <text:p text:style-name="P448"><text:span text:style-name="CharStyle25">that fade ere ever they flourish,</text:span></text:p>
        <text:list xml:id="list182130170650369" text:style-name="L148">
          <text:list-item>
            <text:p text:style-name="P1165"><text:span text:style-name="CharStyle25"><text:tab/>that fill no reaper’s arms,</text:span></text:p>
          </text:list-item>
        </text:list>
        <text:p text:style-name="P334"><text:span text:style-name="CharStyle25">that none shall gather as he binds the sheaves,</text:span></text:p>
        <text:list xml:id="list182149104518096" text:continue-numbering="true" text:style-name="L148">
          <text:list-item>
            <text:p text:style-name="P1165"><text:span text:style-name="CharStyle25"><text:tab/>that move no passer-by to say,</text:span></text:p>
          </text:list-item>
        </text:list>
        <text:p text:style-name="P334"><text:span text:style-name="CharStyle25">“The blessing of the Eternal be upon you!</text:span></text:p>
        <text:p text:style-name="P340"><text:span text:style-name="CharStyle25">In the Eternal’s name we bless you!”</text:span></text:p>
        <text:p text:style-name="P699"><text:span text:style-name="CharStyle69">A ‘pilgrim, song.</text:span></text:p>
        <text:list xml:id="list6200239667389533216" text:style-name="L149">
          <text:list-item>
            <text:p text:style-name="P1422"><text:span text:style-name="CharStyle25"><text:tab/>T Q A Out of the depths I call J-Ovr t</text:span><text:span text:style-name="CharStyle25"><text:span text:style-name="T2">0</text:span></text:span><text:span text:style-name="CharStyle25"> thee, O thou</text:span></text:p>
          </text:list-item>
        </text:list>
        <text:p text:style-name="P519"><text:span text:style-name="CharStyle25">Eternal;</text:span></text:p>
        <text:list xml:id="list182147607621503" text:continue-numbering="true" text:style-name="L149">
          <text:list-item>
            <text:p text:style-name="P1236"><text:span text:style-name="CharStyle25"><text:tab/>Lord, listen to my cry,</text:span></text:p>
          </text:list-item>
        </text:list>
        <text:p text:style-name="P334"><text:span text:style-name="CharStyle25">let thine ears heed my en­treaty.</text:span></text:p>
        <text:list xml:id="list182147829062313" text:continue-numbering="true" text:style-name="L149">
          <text:list-item>
            <text:p text:style-name="P1236"><text:span text:style-name="CharStyle25"><text:tab/>If thou didst keep strict tally of</text:span></text:p>
          </text:list-item>
        </text:list>
        <text:p text:style-name="P519"><text:span text:style-name="CharStyle25">sins,</text:span></text:p>
        <text:p text:style-name="P453"><text:soft-page-break/><text:span text:style-name="CharStyle25">O<text:tab/>Lord, who could live on?</text:span></text:p>
        <text:list xml:id="list182148377096405" text:continue-numbering="true" text:style-name="L149">
          <text:list-item>
            <text:p text:style-name="P1200"><text:span text:style-name="CharStyle25"><text:tab/>But thou hast pardon,</text:span></text:p>
          </text:list-item>
        </text:list>
        <text:p text:style-name="P334"><text:span text:style-name="CharStyle25">that thou mayest be wor­shipped.</text:span></text:p>
        <text:list xml:id="list182147471493395" text:continue-numbering="true" text:style-name="L149">
          <text:list-item>
            <text:p text:style-name="P1200"><text:span text:style-name="CharStyle25"><text:tab/>So I wait in hope for the Eter­</text:span></text:p>
          </text:list-item>
        </text:list>
        <text:p text:style-name="P519"><text:span text:style-name="CharStyle25">nal,</text:span></text:p>
        <text:p text:style-name="P334"><text:span text:style-name="CharStyle25">my soul waits hoping for his promise;</text:span></text:p>
        <text:list xml:id="list182149236902340" text:continue-numbering="true" text:style-name="L149">
          <text:list-item>
            <text:p text:style-name="P1200"><text:span text:style-name="CharStyle25"><text:tab/>my soul looks for the Lord</text:span></text:p>
          </text:list-item>
        </text:list>
        <text:p text:style-name="P334"><text:span text:style-name="CharStyle25">more eagerly than watchmen for the dawn,</text:span></text:p>
        <text:p text:style-name="P448"><text:span text:style-name="CharStyle25">than watchmen for the dawn.</text:span></text:p>
        <text:list xml:id="list182148399183381" text:continue-numbering="true" text:style-name="L149">
          <text:list-item>
            <text:p text:style-name="P1200"><text:span text:style-name="CharStyle25"><text:tab/>Put your hope in the Eternal,</text:span></text:p>
          </text:list-item>
        </text:list>
        <text:p text:style-name="P519"><text:span text:style-name="CharStyle25">Israel,</text:span></text:p>
        <text:p text:style-name="P334"><text:span text:style-name="CharStyle25">for with the Eternal there is love,</text:span></text:p>
        <text:p text:style-name="P334"><text:span text:style-name="CharStyle25">there is a wealth of saving power;</text:span></text:p>
        <text:list xml:id="list182148874614199" text:continue-numbering="true" text:style-name="L149">
          <text:list-item>
            <text:p text:style-name="P1200"><text:span text:style-name="CharStyle25"><text:tab/>’tis he who shall save Israel</text:span></text:p>
          </text:list-item>
        </text:list>
        <text:p text:style-name="P460"><text:span text:style-name="CharStyle25">from all their sins.</text:span></text:p>
        <text:p text:style-name="P457"><text:span text:style-name="CharStyle28">A pilgrim song, by David.</text:span></text:p>
        <text:list xml:id="list4350315375730124683" text:style-name="L150">
          <text:list-item>
            <text:p text:style-name="P1052"><text:span text:style-name="CharStyle25"><text:tab/>I O] No haughty heart is</text:span></text:p>
          </text:list-item>
        </text:list>
        <text:p text:style-name="P941"><text:span text:style-name="CharStyle25">-i- mine, O thou Eter­nal,</text:span></text:p>
        <text:p text:style-name="P454"><text:span text:style-name="CharStyle25">no lofty looks are mine;</text:span></text:p>
        <text:list xml:id="list5863176107817434784" text:style-name="L151">
          <text:list-item>
            <text:p text:style-name="P1529"><text:span text:style-name="CharStyle25"><text:tab/>never meddle with high schemes,</text:span></text:p>
          </text:list-item>
        </text:list>
        <text:p text:style-name="P335"><text:span text:style-name="CharStyle25">with matters far beyond me.</text:span></text:p>
        <text:list xml:id="list182129515234877" text:style-name="L150">
          <text:list-item>
            <text:p text:style-name="P1027"><text:span text:style-name="CharStyle25"><text:tab/>No, I have soothed and stilled</text:span></text:p>
          </text:list-item>
        </text:list>
        <text:p text:style-name="P520"><text:span text:style-name="CharStyle25">my soul,</text:span></text:p>
        <text:p text:style-name="P472"><text:span text:style-name="CharStyle25">as a mother calms her weaned child;</text:span></text:p>
        <text:p text:style-name="P473"><text:span text:style-name="CharStyle25">my soul is like a weaned child.</text:span></text:p>
        <text:list xml:id="list5574704090926074018" text:style-name="L152">
          <text:list-item>
            <text:p text:style-name="P1302"><text:span text:style-name="CharStyle25"><text:tab/>Israel, put your hope in the </text:span><text:span text:style-name="CharStyle101">3</text:span></text:p>
          </text:list-item>
        </text:list>
        <text:p text:style-name="P427"><text:span text:style-name="CharStyle25">Eternal,</text:span></text:p>
        <text:p text:style-name="P473"><text:span text:style-name="CharStyle25">now and for evermore.</text:span></text:p>
        <text:p text:style-name="P657"><text:span text:style-name="CharStyle69">A pilgrim song.</text:span></text:p>
        <text:p text:style-name="P168"><text:span text:style-name="CharStyle25">For David’s sake, Ol 09 </text:span><text:span text:style-name="CharStyle25"><text:span text:style-name="T1"><text:note text:id="ftn65" text:note-class="footnote"><text:note-citation>0</text:note-citation><text:note-body><text:p text:style-name="P123"><text:span text:style-name="CharStyle4"><text:s/>I Of Hallelujah.</text:span></text:p><text:p text:style-name="P861"><text:span text:style-name="CharStyle4">-LOO praise the Eternal’s name,</text:span></text:p><text:p text:style-name="P618"><text:span text:style-name="CharStyle4">praise him, ye servants of the Eternal,</text:span></text:p></text:note-body></text:note></text:span></text:span><text:span text:style-name="CharStyle25"><text:span text:style-name="T1"> </text:span></text:span><text:span text:style-name="CharStyle25">thou Eternal, re- member all his piety,</text:span></text:p>
        <text:p text:style-name="P168"><text:soft-page-break/><text:span text:style-name="CharStyle25">how he swore to the Eternal, 2 vowing to the Mighty One of Jacob,</text:span></text:p>
        <text:p text:style-name="P168"><text:span text:style-name="CharStyle25">“I will not enter my house, I 3 will not lie on my bed,</text:span></text:p>
        <text:list xml:id="list182149001930553" text:continue-numbering="true" text:style-name="L152">
          <text:list-item>
            <text:p text:style-name="P1302"><text:span text:style-name="CharStyle25"><text:tab/>will not close my eyes in sleep, 4</text:span></text:p>
          </text:list-item>
        </text:list>
        <text:p text:style-name="P427"><text:span text:style-name="CharStyle25">I will not shut my eyelids,</text:span></text:p>
        <text:p text:style-name="P189"><text:span text:style-name="CharStyle25">till I find some residence for the 5 Eternal, some dwelling for the Mighty One of Jacob.”</text:span></text:p>
        <text:p text:style-name="P176"><text:span text:style-name="CharStyle25">We heard of the ark at Ephra- 6 thah, we found it in the woodland;</text:span></text:p>
        <text:p text:style-name="P176"><text:span text:style-name="CharStyle25">we went to where he dwelt, and 7 at his footstool knelt:</text:span></text:p>
        <text:p text:style-name="P176"><text:span text:style-name="CharStyle25">“Ascend, Eternal, to thy rest- 8 ing-place, thou and thy mighty ark!—</text:span></text:p>
        <text:p text:style-name="P176"><text:span text:style-name="CharStyle25">thy priests in triumphant array, 9 thy worshippers loudly re­joicing!</text:span></text:p>
        <text:p text:style-name="P176"><text:span text:style-name="CharStyle25">For the sake of thy servant io David, reject not thine own king.”</text:span></text:p>
        <text:p text:style-name="P176"><text:span text:style-name="CharStyle25">The Eternal swore an oath to xi David, and he will not break his word:</text:span></text:p>
        <text:p text:style-name="P176"><text:span text:style-name="CharStyle25">“I will set one of your own sons upon your throne;</text:span></text:p>
        <text:p text:style-name="P176"><text:span text:style-name="CharStyle25">and if your sons will keep my 12 compact and the laws I teach them,</text:span></text:p>
        <text:p text:style-name="P190"><text:span text:style-name="CharStyle25">their sons shall also sit for ever on your throne.”</text:span></text:p>
        <text:p text:style-name="P180"><text:span text:style-name="CharStyle25">For the Eternal has chosen Sion 13 as the seat that he desires;</text:span></text:p>
      </text:section>
      <text:section text:style-name="Sect3" text:name="Section41">
        <text:list xml:id="list182129304629935" text:style-name="L122">
          <text:list-item>
            <text:p text:style-name="P1381"><text:span text:style-name="CharStyle25"><text:tab/>“Here is my resting-place,” he</text:span></text:p>
          </text:list-item>
        </text:list>
        <text:p text:style-name="P400"><text:span text:style-name="CharStyle25">says, “the seat I choose for evermore;</text:span></text:p>
        <text:list xml:id="list182148931941548" text:continue-numbering="true" text:style-name="L122">
          <text:list-item>
            <text:p text:style-name="P1186"><text:span text:style-name="CharStyle25"><text:tab/>I will enrich her food-supplies,</text:span></text:p>
          </text:list-item>
        </text:list>
        <text:p text:style-name="P400"><text:span text:style-name="CharStyle25">and satisfy her poor with bread.</text:span></text:p>
        <text:list xml:id="list182147267023173" text:continue-numbering="true" text:style-name="L122">
          <text:list-item>
            <text:p text:style-name="P1296"><text:span text:style-name="CharStyle25"><text:tab/>I will robe her priests in tri­</text:span></text:p>
          </text:list-item>
        </text:list>
        <text:p text:style-name="P400"><text:span text:style-name="CharStyle25">umph, and make her wor­shippers shout for joy.</text:span></text:p>
        <text:list xml:id="list182148676156371" text:continue-numbering="true" text:style-name="L122">
          <text:list-item>
            <text:p text:style-name="P1296"><text:span text:style-name="CharStyle25"><text:tab/>There will I make David’s dy­</text:span></text:p>
          </text:list-item>
        </text:list>
        <text:p text:style-name="P400"><text:span text:style-name="CharStyle25">nasty flourish, and my chosen king shine prosper­ously;</text:span></text:p>
        <text:list xml:id="list182147291990810" text:continue-numbering="true" text:style-name="L122">
          <text:list-item>
            <text:p text:style-name="P1296"><text:span text:style-name="CharStyle25"><text:tab/>his foes I shroud with dark dis­</text:span></text:p>
          </text:list-item>
        </text:list>
        <text:p text:style-name="P408"><text:span text:style-name="CharStyle25">grace, but his own crown shall sparkle.”</text:span></text:p>
        <text:p text:style-name="P761"><text:span text:style-name="CharStyle69">A pilgrim, song, by David.</text:span></text:p>
        <text:list xml:id="list2060229160964264161" text:style-name="L153">
          <text:list-item>
            <text:p text:style-name="P1175"><text:span text:style-name="CharStyle25"><text:tab/>TOO How rare it is, how</text:span></text:p>
          </text:list-item>
        </text:list>
        <text:p text:style-name="P664"><text:span text:style-name="CharStyle25">lovely,</text:span></text:p>
        <text:p text:style-name="P246"><text:span text:style-name="CharStyle25">this fellowship of those who meet together!—</text:span></text:p>
        <text:list xml:id="list182147404541570" text:continue-numbering="true" text:style-name="L153">
          <text:list-item>
            <text:p text:style-name="P1182"><text:span text:style-name="CharStyle25"><text:tab/>sweet as the sacred oil poured on</text:span></text:p>
          </text:list-item>
        </text:list>
        <text:p text:style-name="P400"><text:span text:style-name="CharStyle25">the head,</text:span></text:p>
        <text:p text:style-name="P525"><text:span text:style-name="CharStyle25">that flows down Aaron’s beard, down to the very collar of his robe;</text:span></text:p>
        <text:list xml:id="list182148990488190" text:continue-numbering="true" text:style-name="L153">
          <text:list-item>
            <text:p text:style-name="P1182"><text:span text:style-name="CharStyle25"><text:tab/>vital as dew of Hermon,</text:span></text:p>
          </text:list-item>
        </text:list>
        <text:p text:style-name="P730"><text:span text:style-name="CharStyle25">that falls on the hills of Sion. For in this fellowship has the Eternal fixed</text:span></text:p>
        <text:p text:style-name="P759"><text:span text:style-name="CharStyle25">the blessing of an endless life. </text:span><text:span text:style-name="CharStyle118">A pilgrim song.</text:span></text:p>
        <text:list xml:id="list7667239143868520392" text:style-name="L154">
          <text:list-item>
            <text:p text:style-name="P1470"><text:span text:style-name="CharStyle25"><text:tab/>I Qyf Come, all ye servants of J-Ort the Eternal, bless</text:span></text:p>
          </text:list-item>
        </text:list>
        <text:p text:style-name="P400"><text:span text:style-name="CharStyle25">the Eternal,</text:span></text:p>
        <text:p text:style-name="P942"><text:span text:style-name="CharStyle25">ye who stand by night in the Eternal’s house,</text:span></text:p>
        <text:list xml:id="list182149003525394" text:continue-numbering="true" text:style-name="L154">
          <text:list-item>
            <text:p text:style-name="P1183"><text:span text:style-name="CharStyle25"><text:tab/>lift hands of prayer to the</text:span></text:p>
          </text:list-item>
        </text:list>
        <text:p text:style-name="P399"><text:span text:style-name="CharStyle25">shrine, bless the Eternal!</text:span></text:p>
        <text:list xml:id="list182148240629949" text:continue-numbering="true" text:style-name="L154">
          <text:list-item>
            <text:p text:style-name="P1039"><text:span text:style-name="CharStyle25"><text:tab/>“And may the Eternal, who</text:span></text:p>
          </text:list-item>
        </text:list>
        <text:p text:style-name="P240"><text:span text:style-name="CharStyle25">made heaven and earth, bless you from Sion!” </text:span><text:span text:style-name="CharStyle25"><text:span text:style-name="T1">1</text:span></text:span></text:p>
        <text:p text:style-name="P179"><text:span text:style-name="CharStyle25">who stand within the Eternal’s 2</text:span></text:p>
        <text:p text:style-name="P429"><text:span text:style-name="CharStyle25">house,</text:span></text:p>
        <text:p text:style-name="P475"><text:span text:style-name="CharStyle25">in the courts of the house of our God.</text:span></text:p>
        <text:p text:style-name="P31"><text:soft-page-break/><text:span text:style-name="CharStyle25">Praise the Eternal, he is good; 3 sing to his name, for he is gracious;</text:span></text:p>
        <text:p text:style-name="P176"><text:span text:style-name="CharStyle25">the Eternal has chosen Jacob to 4 be his,</text:span></text:p>
        <text:p text:style-name="P476"><text:span text:style-name="CharStyle25">and Israel as his prized pos­session.</text:span></text:p>
        <text:p text:style-name="P31"><text:span text:style-name="CharStyle25">We know the Eternal is great, 5 and our Lord high over all gods.</text:span></text:p>
        <text:p text:style-name="P168"><text:span text:style-name="CharStyle25">The Eternal does whate’er he 6 pleases,</text:span></text:p>
        <text:p text:style-name="P472"><text:span text:style-name="CharStyle25">in heaven and earth, the seas and all abysses;</text:span></text:p>
        <text:p text:style-name="P31"><text:span text:style-name="CharStyle25">he makes mists rise from the 7 ends of the earth, sends lightning to bring on the rain,</text:span></text:p>
        <text:p text:style-name="P472"><text:span text:style-name="CharStyle25">and wind out of his store­houses.</text:span></text:p>
        <text:p text:style-name="P31"><text:span text:style-name="CharStyle25">’Twas he who killed the first- 8 born within Egypt, both of man and beast, who sent portents upon Egypt, 9 on the Pharaoh and on all his servants;</text:span></text:p>
        <text:p text:style-name="P494"><text:span text:style-name="CharStyle25">many a nation he struck down, 10 and mighty kings he slew,</text:span></text:p>
        <text:p text:style-name="P34"><text:span text:style-name="CharStyle25">Sihon king of the Amorites, n Og the king of Bashan, and all the powers of Canaan, giving their land to Israel,<text:tab/>12</text:span></text:p>
        <text:p text:style-name="P474"><text:span text:style-name="CharStyle25">to his people to possess.</text:span></text:p>
        <text:p text:style-name="P173"><text:span text:style-name="CharStyle25">Thy name, O thou Eternal, lives 13 for ever,</text:span></text:p>
        <text:p text:style-name="P632"><text:span text:style-name="CharStyle25">thy fame from age to age; the Eternal will right his peo- 14 pie’s wrongs,</text:span></text:p>
        <text:p text:style-name="P477"><text:span text:style-name="CharStyle25">he will be sorry for his serv­ants.</text:span></text:p>
        <text:p text:style-name="P168"><text:span text:style-name="CharStyle25">Pagan idols are mere gold and 15 silver,</text:span></text:p>
        <text:p text:style-name="P472"><text:span text:style-name="CharStyle25">made by the hands of men,</text:span></text:p>
      </text:section>
      <text:section text:style-name="Sect3" text:name="Section42">
        <text:list xml:id="list182130747809624" text:style-name="L131">
          <text:list-item>
            <text:p text:style-name="P1382"><text:span text:style-name="CharStyle25"><text:tab/>with mouths—but they never</text:span></text:p>
          </text:list-item>
        </text:list>
        <text:p text:style-name="P349"><text:span text:style-name="CharStyle25">speak,</text:span></text:p>
        <text:p text:style-name="P368"><text:span text:style-name="CharStyle25">with eyes—but they cannot see,</text:span></text:p>
        <text:list xml:id="list182148049065191" text:continue-numbering="true" text:style-name="L131">
          <text:list-item>
            <text:p text:style-name="P1257"><text:span text:style-name="CharStyle25"><text:tab/>with ears—but they cannot hear,</text:span></text:p>
          </text:list-item>
        </text:list>
        <text:p text:style-name="P365"><text:span text:style-name="CharStyle25">with no breath in their lips!</text:span></text:p>
        <text:list xml:id="list182148738966874" text:continue-numbering="true" text:style-name="L131">
          <text:list-item>
            <text:p text:style-name="P1257"><text:span text:style-name="CharStyle25"><text:tab/>So be it with their makers,</text:span></text:p>
          </text:list-item>
        </text:list>
        <text:p text:style-name="P365"><text:span text:style-name="CharStyle25">with all who trust in them!</text:span></text:p>
        <text:list xml:id="list182147684800564" text:continue-numbering="true" text:style-name="L131">
          <text:list-item>
            <text:p text:style-name="P1257"><text:span text:style-name="CharStyle25"><text:tab/>Bless the Eternal, Israel’s house­</text:span></text:p>
          </text:list-item>
        </text:list>
        <text:p text:style-name="P343"><text:span text:style-name="CharStyle25">hold!</text:span></text:p>
        <text:p text:style-name="P365"><text:span text:style-name="CharStyle25">Bless the Eternal, Aaron’s household!</text:span></text:p>
        <text:list xml:id="list182148826055372" text:continue-numbering="true" text:style-name="L131">
          <text:list-item>
            <text:p text:style-name="P1110"><text:span text:style-name="CharStyle25"><text:tab/>Bless the Eternal, Levi’s house­</text:span></text:p>
          </text:list-item>
        </text:list>
        <text:p text:style-name="P343"><text:span text:style-name="CharStyle25">hold!</text:span></text:p>
        <text:p text:style-name="P365"><text:span text:style-name="CharStyle25">Bless the Eternal, ye his worshippers!</text:span></text:p>
        <text:list xml:id="list182147360599482" text:continue-numbering="true" text:style-name="L131">
          <text:list-item>
            <text:p text:style-name="P1110"><text:span text:style-name="CharStyle25"><text:tab/>Blessed be the Eternal in Sion,</text:span></text:p>
          </text:list-item>
        </text:list>
        <text:p text:style-name="P377"><text:span text:style-name="CharStyle25">who dwells at Jerusalem!</text:span></text:p>
        <text:list xml:id="list2816415038307962707" text:style-name="L155">
          <text:list-item>
            <text:p text:style-name="P1511"><text:span text:style-name="CharStyle25"><text:tab/>1 </text:span><text:span text:style-name="CharStyle101">0/7</text:span><text:span text:style-name="CharStyle25"> Hallelujah.</text:span></text:p>
          </text:list-item>
        </text:list>
        <text:p text:style-name="P819"><text:span text:style-name="CharStyle25">.LOO Give thanks to the Eternal!—he is good, his kindness never fails.</text:span></text:p>
        <text:list xml:id="list182148954798507" text:continue-numbering="true" text:style-name="L155">
          <text:list-item>
            <text:p text:style-name="P1512"><text:span text:style-name="CharStyle25"><text:tab/>Give thanks to the God of gods;</text:span></text:p>
          </text:list-item>
        </text:list>
        <text:p text:style-name="P365"><text:span text:style-name="CharStyle25">his kindness never fails.</text:span></text:p>
        <text:list xml:id="list182147983151988" text:continue-numbering="true" text:style-name="L155">
          <text:list-item>
            <text:p text:style-name="P1512"><text:span text:style-name="CharStyle25"><text:tab/>Give thanks to the Lord of</text:span></text:p>
          </text:list-item>
        </text:list>
        <text:p text:style-name="P343"><text:span text:style-name="CharStyle25">lords;</text:span></text:p>
        <text:p text:style-name="P365"><text:span text:style-name="CharStyle25">his kindness never fails:</text:span></text:p>
        <text:list xml:id="list182148803762389" text:continue-numbering="true" text:style-name="L155">
          <text:list-item>
            <text:p text:style-name="P1513"><text:span text:style-name="CharStyle25"><text:tab/>to him who alone works wonders;</text:span></text:p>
          </text:list-item>
        </text:list>
        <text:p text:style-name="P365"><text:span text:style-name="CharStyle25">his kindness never fails:</text:span></text:p>
        <text:list xml:id="list182148523778054" text:continue-numbering="true" text:style-name="L155">
          <text:list-item>
            <text:p text:style-name="P1513"><text:span text:style-name="CharStyle25"><text:tab/>to him whose wisdom made the</text:span></text:p>
          </text:list-item>
        </text:list>
        <text:p text:style-name="P343"><text:span text:style-name="CharStyle25">heavens;</text:span></text:p>
        <text:p text:style-name="P365"><text:span text:style-name="CharStyle25">his kindness never fails:</text:span></text:p>
        <text:list xml:id="list182148343527495" text:continue-numbering="true" text:style-name="L155">
          <text:list-item>
            <text:p text:style-name="P1201"><text:span text:style-name="CharStyle25"><text:tab/>to him who spread earth o’er</text:span></text:p>
          </text:list-item>
        </text:list>
        <text:p text:style-name="P343"><text:span text:style-name="CharStyle25">the abyss;</text:span></text:p>
        <text:p text:style-name="P365"><text:span text:style-name="CharStyle25">his kindness never fails:</text:span></text:p>
        <text:list xml:id="list182148784770432" text:continue-numbering="true" text:style-name="L155">
          <text:list-item>
            <text:p text:style-name="P1201"><text:soft-page-break/><text:span text:style-name="CharStyle25"><text:tab/>to him who made great lights;</text:span></text:p>
          </text:list-item>
        </text:list>
        <text:p text:style-name="P365"><text:span text:style-name="CharStyle25">his kindness never fails:</text:span></text:p>
        <text:list xml:id="list182148475335279" text:continue-numbering="true" text:style-name="L155">
          <text:list-item>
            <text:p text:style-name="P1201"><text:span text:style-name="CharStyle25"><text:tab/>the sun to rule the day;</text:span></text:p>
          </text:list-item>
        </text:list>
        <text:p text:style-name="P365"><text:span text:style-name="CharStyle25">his kindness never fails:</text:span></text:p>
        <text:list xml:id="list182148934165136" text:continue-numbering="true" text:style-name="L155">
          <text:list-item>
            <text:p text:style-name="P1513"><text:span text:style-name="CharStyle25"><text:tab/>the moon and stars to rule the</text:span></text:p>
          </text:list-item>
        </text:list>
        <text:p text:style-name="P343"><text:span text:style-name="CharStyle25">night;</text:span></text:p>
        <text:p text:style-name="P377"><text:span text:style-name="CharStyle25">his kindness never fails.</text:span></text:p>
        <text:list xml:id="list182149095646248" text:continue-numbering="true" text:style-name="L155">
          <text:list-item>
            <text:p text:style-name="P1222"><text:span text:style-name="CharStyle25"><text:tab/>To him who killed Egypt’s first­</text:span></text:p>
          </text:list-item>
        </text:list>
        <text:p text:style-name="P343"><text:span text:style-name="CharStyle25">born;</text:span></text:p>
        <text:p text:style-name="P365"><text:span text:style-name="CharStyle25">his kindness never fails:</text:span></text:p>
        <text:list xml:id="list182149208980349" text:continue-numbering="true" text:style-name="L155">
          <text:list-item>
            <text:p text:style-name="P1222"><text:span text:style-name="CharStyle25"><text:tab/>and brought out Israel;</text:span></text:p>
          </text:list-item>
        </text:list>
        <text:p text:style-name="P365"><text:span text:style-name="CharStyle25">his kindness never fails:</text:span></text:p>
        <text:list xml:id="list182148648554341" text:continue-numbering="true" text:style-name="L155">
          <text:list-item>
            <text:p text:style-name="P1222"><text:span text:style-name="CharStyle25"><text:tab/>with strong hand and with out­</text:span></text:p>
          </text:list-item>
        </text:list>
        <text:p text:style-name="P343"><text:span text:style-name="CharStyle25">stretched arm;</text:span></text:p>
        <text:p text:style-name="P532"><text:span text:style-name="CharStyle25">his kindness never fails: who severed the Reed Sea; 13 his kindness never fails: who brought Israel through it; 14 his kindness never fails: and drowned the Pharaoh and 15 his host;</text:span></text:p>
        <text:p text:style-name="P215"><text:span text:style-name="CharStyle25">his kindness never fails.</text:span></text:p>
        <text:p text:style-name="P168"><text:span text:style-name="CharStyle25">Who led his people through the 16 desert;</text:span></text:p>
        <text:p text:style-name="P532"><text:span text:style-name="CharStyle25">his kindness never fails: who struck down powerful kings; 17 his kindness never fails: who slaughtered mighty kings; 18 his kindness never fails:</text:span></text:p>
        <text:p text:style-name="P32"><text:span text:style-name="CharStyle25">Sihon king of the Amorites; 19 his kindness never fails: and Og the king of Bashan; 20 his kindness never fails: and gave their land to Israel; 21 his kindness never fails: to his servants to possess;<text:tab/>22</text:span></text:p>
        <text:p text:style-name="P215"><text:span text:style-name="CharStyle25">his kindness never fails.</text:span></text:p>
        <text:p text:style-name="P168"><text:span text:style-name="CharStyle25">Who remembered us when we 23 were low;</text:span></text:p>
        <text:p text:style-name="P532"><text:span text:style-name="CharStyle25">his kindness never fails: and saved us from our foe; 24 his kindness never fails: who furnishes all with food; 25 his kindness never fails: give thanks to the God of 26 heaven;</text:span></text:p>
        <text:p text:style-name="P215"><text:span text:style-name="CharStyle25">his kindness never fails.</text:span></text:p>
        <text:p text:style-name="P31"><text:span text:style-name="CharStyle25">By the streams of Baby- | 07 </text:span><text:span text:style-name="CharStyle25"><text:span text:style-name="T1">1 </text:span></text:span><text:span text:style-name="CharStyle25">Ion, there we sat AO </text:span><text:span text:style-name="CharStyle101">4 </text:span><text:span text:style-name="CharStyle25">and wept at the thought of Sion!</text:span></text:p>
        <text:p text:style-name="P168"><text:span text:style-name="CharStyle25">There on the poplars we hung 2 up our harps,</text:span></text:p>
        <text:p text:style-name="P206"><text:span text:style-name="CharStyle25">when our tyrants asked for a 3 song;</text:span></text:p>
        <text:p text:style-name="P168"><text:span text:style-name="CharStyle25">those who had harried us bade us be merry,</text:span></text:p>
        <text:p text:style-name="P206"><text:span text:style-name="CharStyle25">“Sing us a song of Sion,” they said.</text:span></text:p>
        <text:p text:style-name="P168"><text:span text:style-name="CharStyle25">But how can we sing the Eter- 4 nal’s songs,</text:span></text:p>
        <text:p text:style-name="P206"><text:span text:style-name="CharStyle25">here, in a foreign land?</text:span></text:p>
        <text:p text:style-name="P168"><text:soft-page-break/><text:span text:style-name="CharStyle25">Jerusalem, if ever I forget thee, 5</text:span></text:p>
        <text:p text:style-name="P334"><text:span text:style-name="CharStyle25">withered be this my hand!</text:span></text:p>
        <text:list xml:id="list182129719704742" text:style-name="L129">
          <text:list-item>
            <text:p text:style-name="P1065"><text:span text:style-name="CharStyle25"><text:tab/>May my tongue cleave to my</text:span></text:p>
          </text:list-item>
        </text:list>
        <text:p text:style-name="P422"><text:span text:style-name="CharStyle25">mouth,</text:span></text:p>
        <text:p text:style-name="P459"><text:span text:style-name="CharStyle25">if ever I think not of thee, if ever I prize not Jerusalem above all joys!</text:span></text:p>
        <text:list xml:id="list182149208983030" text:continue-numbering="true" text:style-name="L129">
          <text:list-item>
            <text:p text:style-name="P1065"><text:span text:style-name="CharStyle25"><text:tab/>The Edomites! remember</text:span></text:p>
          </text:list-item>
        </text:list>
        <text:p text:style-name="P422"><text:span text:style-name="CharStyle25">against them, Eternal, that day of Jerusalem’s fall, •when “Down with her! down with her!” Edomites cried, “Raze her to the ground!”</text:span></text:p>
        <text:list xml:id="list182148439183624" text:continue-numbering="true" text:style-name="L129">
          <text:list-item>
            <text:p text:style-name="P1069"><text:span text:style-name="CharStyle25"><text:tab/>And you, Babylonians, you who</text:span></text:p>
          </text:list-item>
        </text:list>
        <text:p text:style-name="P422"><text:span text:style-name="CharStyle25">plundered us,</text:span></text:p>
        <text:p text:style-name="P334"><text:span text:style-name="CharStyle25">a blessing on him who deals to you</text:span></text:p>
        <text:p text:style-name="P334"><text:span text:style-name="CharStyle25">all that you dealt to us!</text:span></text:p>
        <text:list xml:id="list182148286247901" text:continue-numbering="true" text:style-name="L129">
          <text:list-item>
            <text:p text:style-name="P1069"><text:span text:style-name="CharStyle25"><text:tab/>A blessing on him who snatches</text:span></text:p>
          </text:list-item>
        </text:list>
        <text:p text:style-name="P422"><text:span text:style-name="CharStyle25">your babes</text:span></text:p>
        <text:p text:style-name="P339"><text:span text:style-name="CharStyle25">and dashes them down on the rocks!</text:span></text:p>
        <text:p text:style-name="P745"><text:span text:style-name="CharStyle69">A song of David.</text:span></text:p>
        <text:list xml:id="list1728880484294896603" text:style-name="L156">
          <text:list-item>
            <text:p text:style-name="P1267"><text:span text:style-name="CharStyle25"><text:tab/>1 Q Q With all my heart I</text:span></text:p>
          </text:list-item>
        </text:list>
        <text:p text:style-name="P698"><text:span text:style-name="CharStyle25">thank thee,</text:span></text:p>
        <text:p text:style-name="P334"><text:span text:style-name="CharStyle25">I sing thy praise in face of all the gods,</text:span></text:p>
        <text:p text:style-name="P334"><text:span text:style-name="CharStyle25">for thou hast listened to my cry;</text:span></text:p>
        <text:list xml:id="list182147495849517" text:continue-numbering="true" text:style-name="L156">
          <text:list-item>
            <text:p text:style-name="P1070"><text:span text:style-name="CharStyle25"><text:tab/>I bow before thy sacred shrine</text:span></text:p>
          </text:list-item>
        </text:list>
        <text:p text:style-name="P334"><text:span text:style-name="CharStyle25">to praise thee for thy love so true,</text:span></text:p>
        <text:p text:style-name="P334"><text:span text:style-name="CharStyle25">that far excels all ever known of thee;</text:span></text:p>
        <text:list xml:id="list182147224349626" text:continue-numbering="true" text:style-name="L156">
          <text:list-item>
            <text:p text:style-name="P1070"><text:span text:style-name="CharStyle25"><text:tab/>the very day I call, thine answer</text:span></text:p>
          </text:list-item>
        </text:list>
        <text:p text:style-name="P422"><text:span text:style-name="CharStyle25">comes</text:span></text:p>
        <text:p text:style-name="P334"><text:span text:style-name="CharStyle25">with courage to inspire my soul! </text:span><text:span text:style-name="CharStyle25"><text:span text:style-name="T1"><text:note text:id="ftn66" text:note-class="footnote"><text:note-citation>0</text:note-citation><text:note-body><text:p text:style-name="P110"><text:span text:style-name="CharStyle4"><text:tab/>When kings on earth hear of thy</text:span></text:p><text:p text:style-name="P470"><text:span text:style-name="CharStyle4">mind and methods, they shall all praise thee, O Eternal One,</text:span></text:p></text:note-body></text:note></text:span></text:span><text:span text:style-name="CharStyle25"><text:span text:style-name="T1"> </text:span></text:span><text:span text:style-name="CharStyle25"><text:span text:style-name="T1"><text:note text:id="ftn67" text:note-class="footnote"><text:note-citation>0</text:note-citation><text:note-body><text:p text:style-name="P118"><text:span text:style-name="CharStyle4"><text:tab/>and sing thy providence;</text:span></text:p><text:p text:style-name="P746"><text:span text:style-name="CharStyle4">for great is the Eternal’s sov­ereign might,</text:span></text:p></text:note-body></text:note></text:span></text:span><text:span text:style-name="CharStyle25"><text:span text:style-name="T1"> </text:span></text:span><text:span text:style-name="CharStyle25"><text:span text:style-name="T1"><text:note text:id="ftn68" text:note-class="footnote"><text:note-citation>0</text:note-citation><text:note-body><text:p text:style-name="P120"><text:span text:style-name="CharStyle4"><text:tab/>he looks upon the lowly from</text:span></text:p><text:p text:style-name="P707"><text:span text:style-name="CharStyle4">his height,</text:span></text:p><text:p text:style-name="P731"><text:span text:style-name="CharStyle4">and from afar he strikes the haughty down.</text:span></text:p></text:note-body></text:note></text:span></text:span></text:p>
        <text:p text:style-name="P272"><text:span text:style-name="CharStyle25">Though I must pass through the </text:span><text:span text:style-name="CharStyle101">7 </text:span><text:span text:style-name="CharStyle25">thick of trouble, thou wilt preserve me;</text:span></text:p>
        <text:p text:style-name="P303"><text:span text:style-name="CharStyle25">thy hand shall fall upon my angry foes,</text:span></text:p>
        <text:p text:style-name="P303"><text:span text:style-name="CharStyle25">thy right hand rescues me.</text:span></text:p>
        <text:p text:style-name="P272"><text:span text:style-name="CharStyle25">The Eternal intervenes on my 8 behalf:</text:span></text:p>
        <text:p text:style-name="P303"><text:span text:style-name="CharStyle25">Eternal One, thy kindness never fails,</text:span></text:p>
        <text:p text:style-name="P322"><text:soft-page-break/><text:span text:style-name="CharStyle25">thou wilt not drop the work thou hast begun.</text:span></text:p>
        <text:p text:style-name="P502"><text:span text:style-name="CharStyle69">From the Choirmaster s collec­tion. A song of David.</text:span></text:p>
        <text:p text:style-name="P272"><text:span text:style-name="CharStyle25">Thou searchest me, "| QA I Eternal One, thou knowest me,</text:span></text:p>
        <text:p text:style-name="P303"><text:span text:style-name="CharStyle25">thou knowest me sitting or </text:span><text:span text:style-name="CharStyle31">2 </text:span><text:span text:style-name="CharStyle25">rising,</text:span></text:p>
        <text:p text:style-name="P303"><text:span text:style-name="CharStyle25">my very thoughts thou read- est from afar;</text:span></text:p>
        <text:p text:style-name="P272"><text:span text:style-name="CharStyle25">walking or resting, I am scanned </text:span><text:span text:style-name="CharStyle102">3 </text:span><text:span text:style-name="CharStyle25">by thee,</text:span></text:p>
        <text:p text:style-name="P303"><text:span text:style-name="CharStyle25">and all my life to thee lies open;</text:span></text:p>
        <text:p text:style-name="P272"><text:span text:style-name="CharStyle25">ere ever a word comes to my 4 tongue,</text:span></text:p>
        <text:list xml:id="list8096062379792077601" text:style-name="L157">
          <text:list-item>
            <text:p text:style-name="P1427"><text:span text:style-name="CharStyle25"><text:tab/>thou Eternal, ’tis well known to thee;</text:span></text:p>
          </text:list-item>
        </text:list>
        <text:p text:style-name="P272"><text:span text:style-name="CharStyle25">thou art on every side, behind 5 me and before,</text:span></text:p>
        <text:p text:style-name="P303"><text:span text:style-name="CharStyle25">laying thy hand on me.</text:span></text:p>
        <text:p text:style-name="P272"><text:span text:style-name="CharStyle25">Such knowledge is too wonder- 6 ful for me;</text:span></text:p>
        <text:p text:style-name="P321"><text:span text:style-name="CharStyle25">it is far, far beyond me.</text:span></text:p>
        <text:p text:style-name="P272"><text:span text:style-name="CharStyle25">Where could I go from thy </text:span><text:span text:style-name="CharStyle101">7 </text:span><text:span text:style-name="CharStyle25">Spirit,</text:span></text:p>
        <text:p text:style-name="P303"><text:span text:style-name="CharStyle25">where could I flee from thy face?</text:span></text:p>
        <text:p text:style-name="P272"><text:span text:style-name="CharStyle25">I climb to heaven?—but thou 8 art there;</text:span></text:p>
        <text:list xml:id="list182148731014433" text:continue-numbering="true" text:style-name="L157">
          <text:list-item>
            <text:p text:style-name="P1427"><text:span text:style-name="CharStyle25"><text:tab/>nestle in the nether­world?—and there thou art!</text:span></text:p>
          </text:list-item>
        </text:list>
        <text:p text:style-name="P272"><text:span text:style-name="CharStyle25">If I darted swift to the dawn, 9</text:span></text:p>
        <text:p text:style-name="P303"><text:span text:style-name="CharStyle25">to the verge of ocean afar,</text:span></text:p>
        <text:p text:style-name="P272"><text:span text:style-name="CharStyle25">thy hand even there would fall 10 on me,</text:span></text:p>
        <text:p text:style-name="P303"><text:span text:style-name="CharStyle25">thy right hand would reach me.</text:span></text:p>
      </text:section>
      <text:section text:style-name="Sect14" text:name="Section43">
        <text:p text:style-name="P1492"><text:span text:style-name="CharStyle25">xi If I say, “The dark will screen me,</text:span></text:p>
        <text:p text:style-name="P557"><text:span text:style-name="CharStyle25">night will hide me in its cur­tains,”</text:span></text:p>
        <text:p text:style-name="P157"><text:span text:style-name="CharStyle25">is yet darkness is not dark to thee, the night is clear as daylight.</text:span></text:p>
        <text:p text:style-name="P58"><text:span text:style-name="CharStyle25">141 praise thee for the awful wonder of my birth; thy work is wonderful.</text:span></text:p>
        <text:list xml:id="list182129229219795" text:style-name="L155">
          <text:list-item>
            <text:p text:style-name="P1300"><text:span text:style-name="CharStyle25"><text:tab/>For thou didst form my being,</text:span></text:p>
          </text:list-item>
        </text:list>
        <text:p text:style-name="P557"><text:span text:style-name="CharStyle25">didst weave me in my mother’s womb.</text:span></text:p>
        <text:list xml:id="list182149193048358" text:continue-numbering="true" text:style-name="L155">
          <text:list-item>
            <text:p text:style-name="P1272"><text:span text:style-name="CharStyle25"><text:tab/>Thou knewest all about my soul,</text:span></text:p>
          </text:list-item>
          <text:list-item>
            <text:p text:style-name="P1272"><text:span text:style-name="CharStyle25"><text:tab/>my body was no mystery to</text:span></text:p>
          </text:list-item>
        </text:list>
        <text:p text:style-name="P718"><text:span text:style-name="CharStyle25">thee,</text:span></text:p>
        <text:p text:style-name="P819"><text:span text:style-name="CharStyle25">as I was being moulded secretly and put together in the world below;</text:span></text:p>
        <text:list xml:id="list182148305582599" text:continue-numbering="true" text:style-name="L155">
          <text:list-item>
            <text:p text:style-name="P1074"><text:span text:style-name="CharStyle25"><text:tab/>all the days of my life were fore­</text:span></text:p>
          </text:list-item>
        </text:list>
        <text:p text:style-name="P718"><text:span text:style-name="CharStyle25">seen by thee, set down within thy book; ere ever they took shape, they were assigned me, ere ever one of them was mine.</text:span></text:p>
        <text:list xml:id="list182149119185102" text:continue-numbering="true" text:style-name="L155">
          <text:list-item>
            <text:p text:style-name="P1074"><text:span text:style-name="CharStyle25"><text:tab/>O God, what mysteries I find in</text:span></text:p>
          </text:list-item>
        </text:list>
        <text:p text:style-name="P718"><text:span text:style-name="CharStyle25">thee!</text:span></text:p>
        <text:p text:style-name="P557"><text:span text:style-name="CharStyle25">How vast the number of thy purposes!</text:span></text:p>
        <text:list xml:id="list182148835348438" text:continue-numbering="true" text:style-name="L155">
          <text:list-item>
            <text:p text:style-name="P1074"><text:span text:style-name="CharStyle25"><text:tab/>I try to count them?—they are</text:span></text:p>
          </text:list-item>
        </text:list>
        <text:p text:style-name="P718"><text:span text:style-name="CharStyle25">more than the sand;</text:span></text:p>
        <text:p text:style-name="P562"><text:span text:style-name="CharStyle25">I wake from my reverie, and I am still lost in thee.</text:span></text:p>
        <text:list xml:id="list182149240685009" text:continue-numbering="true" text:style-name="L155">
          <text:list-item>
            <text:p text:style-name="P1053"><text:span text:style-name="CharStyle25"><text:tab/>O God, that thou would’st slay</text:span></text:p>
          </text:list-item>
        </text:list>
        <text:p text:style-name="P719"><text:span text:style-name="CharStyle25">the ungodly,</text:span></text:p>
        <text:p text:style-name="P559"><text:span text:style-name="CharStyle25">and bid blood-thirsty men be­gone from me!—</text:span></text:p>
        <text:list xml:id="list182147669248143" text:continue-numbering="true" text:style-name="L155">
          <text:list-item>
            <text:p text:style-name="P1054"><text:span text:style-name="CharStyle25"><text:tab/>men who defy thee lawlessly,</text:span></text:p>
          </text:list-item>
        </text:list>
        <text:p text:style-name="P559"><text:span text:style-name="CharStyle25">rising up against thee!</text:span></text:p>
        <text:list xml:id="list182148194851018" text:continue-numbering="true" text:style-name="L155">
          <text:list-item>
            <text:p text:style-name="P1054"><text:span text:style-name="CharStyle25"><text:tab/>Shall I not hate all who hate</text:span></text:p>
          </text:list-item>
        </text:list>
        <text:p text:style-name="P719"><text:span text:style-name="CharStyle25">thee, Eternal,</text:span></text:p>
        <text:p text:style-name="P559"><text:span text:style-name="CharStyle25">shall I not loathe these rebels?</text:span></text:p>
        <text:list xml:id="list182147865640582" text:continue-numbering="true" text:style-name="L155">
          <text:list-item>
            <text:p text:style-name="P1054"><text:span text:style-name="CharStyle25"><text:tab/>I hate them with a perfect</text:span></text:p>
          </text:list-item>
        </text:list>
        <text:p text:style-name="P719"><text:span text:style-name="CharStyle25">hatred,</text:span></text:p>
        <text:p text:style-name="P565"><text:span text:style-name="CharStyle25">I count them enemies to my­self.</text:span></text:p>
        <text:list xml:id="list182147959783950" text:continue-numbering="true" text:style-name="L155">
          <text:list-item>
            <text:p text:style-name="P989"><text:span text:style-name="CharStyle25"><text:tab/>Search me, O God, and know</text:span></text:p>
          </text:list-item>
        </text:list>
        <text:p text:style-name="P717"><text:soft-page-break/><text:span text:style-name="CharStyle25">my heart,</text:span></text:p>
        <text:p text:style-name="P560"><text:span text:style-name="CharStyle25">test me and try my thoughts;</text:span></text:p>
        <text:p text:style-name="P179"><text:span text:style-name="CharStyle25">see if I am taking a wrong 24</text:span></text:p>
        <text:p text:style-name="P429"><text:span text:style-name="CharStyle25">course,</text:span></text:p>
        <text:p text:style-name="P231"><text:span text:style-name="CharStyle25">and do thou lead me on the fines of fife eternal.</text:span></text:p>
        <text:p text:style-name="P416"><text:span text:style-name="CharStyle69">From the Choirmaster’s collec­tion. A song of David.</text:span></text:p>
        <text:p text:style-name="P31"><text:span text:style-name="CharStyle25">From evil men deliver 1 ^ A 1 me, O Eternal, xffrvr save me from violent men, from those who in their hearts 2 plot evil,</text:span></text:p>
        <text:p text:style-name="P532"><text:span text:style-name="CharStyle25">all the time making mischief, their tongue sharp as a snake, </text:span><text:span text:style-name="CharStyle101">3 </text:span><text:span text:style-name="CharStyle25">with vipers’ venom on their lips.</text:span></text:p>
        <text:p text:style-name="P31"><text:span text:style-name="CharStyle25">Preserve me, O Eternal, from 4 the grip of the ungodly, save me from outrageous men, who plan to overthrow me, from the arrogant who set a trap 5 for me,</text:span></text:p>
        <text:p text:style-name="P206"><text:span text:style-name="CharStyle25">and spread their nets to catch me,</text:span></text:p>
        <text:p text:style-name="P215"><text:span text:style-name="CharStyle25">their snares beside my path,</text:span></text:p>
        <text:p text:style-name="P168"><text:span text:style-name="CharStyle25">“Thou art my God,” I cry to the 6 Eternal,</text:span></text:p>
        <text:p text:style-name="P206"><text:span text:style-name="CharStyle25">“oh listen to my plea.</text:span></text:p>
        <text:p text:style-name="P168"><text:span text:style-name="CharStyle25">Eternal One, my Lord, my sav- 7 ing strength,</text:span></text:p>
        <text:p text:style-name="P206"><text:span text:style-name="CharStyle25">who screenest me against attack,</text:span></text:p>
        <text:p text:style-name="P168"><text:span text:style-name="CharStyle25">let not ungodly men have their 8 desires,</text:span></text:p>
        <text:p text:style-name="P225"><text:span text:style-name="CharStyle25">let not their plots succeed!”</text:span></text:p>
        <text:p text:style-name="P58"><text:span text:style-name="CharStyle25">When they dare to beset me, 9 may their own intrigues over­whelm them!</text:span></text:p>
        <text:p text:style-name="P173"><text:span text:style-name="CharStyle25">God rain upon them burning 10 coals!</text:span></text:p>
        <text:p text:style-name="P210"><text:span text:style-name="CharStyle25">God hurl them down, never to rise again!</text:span></text:p>
        <text:p text:style-name="P173"><text:span text:style-name="CharStyle25">Away with slanderers! may vio- n lent men</text:span></text:p>
        <text:p text:style-name="P210"><text:span text:style-name="CharStyle25">be hunted from one woe to another!</text:span></text:p>
        <text:p text:style-name="P173"><text:span text:style-name="CharStyle25">They shall find the Eternal 12 champions</text:span></text:p>
        <text:p text:style-name="P210"><text:span text:style-name="CharStyle25">the rights of the forlorn and feeble.</text:span></text:p>
        <text:p text:style-name="P1387"><text:span text:style-name="CharStyle25">13 Just men shall one day give thee thanks for this, and upright men shall dwell within thy presence.</text:span></text:p>
        <text:p text:style-name="P682"><text:span text:style-name="CharStyle69">A song of David.</text:span></text:p>
        <text:list xml:id="list7233603054495908522" text:style-name="L158">
          <text:list-item>
            <text:p text:style-name="P1353"><text:span text:style-name="CharStyle25"><text:tab/>1^1 Eternal One, I call thee,</text:span></text:p>
          </text:list-item>
        </text:list>
        <text:p text:style-name="P786"><text:span text:style-name="CharStyle25">hasten to me; listen, when I call thee.</text:span></text:p>
        <text:list xml:id="list182148192330743" text:continue-numbering="true" text:style-name="L158">
          <text:list-item>
            <text:p text:style-name="P1314"><text:span text:style-name="CharStyle25"><text:tab/>Let my prayer rise like incense</text:span></text:p>
          </text:list-item>
        </text:list>
        <text:p text:style-name="P387"><text:span text:style-name="CharStyle25">before thee,</text:span></text:p>
        <text:p text:style-name="P377"><text:span text:style-name="CharStyle25">my lifted hands like the eve­ning sacrifice.</text:span></text:p>
        <text:list xml:id="list182148451163812" text:continue-numbering="true" text:style-name="L158">
          <text:list-item>
            <text:p text:style-name="P1314"><text:span text:style-name="CharStyle25"><text:tab/>Set a watch upon my mouth, O</text:span></text:p>
          </text:list-item>
        </text:list>
        <text:p text:style-name="P387"><text:span text:style-name="CharStyle25">thou Eternal,</text:span></text:p>
        <text:p text:style-name="P365"><text:span text:style-name="CharStyle25">guard thou the door of my lips;</text:span></text:p>
        <text:list xml:id="list182147572152707" text:continue-numbering="true" text:style-name="L158">
          <text:list-item>
            <text:p text:style-name="P1310"><text:span text:style-name="CharStyle25"><text:tab/>may I have no mind to evil,</text:span></text:p>
          </text:list-item>
        </text:list>
        <text:p text:style-name="P753"><text:span text:style-name="CharStyle25">to take part in godless doings.</text:span></text:p>
        <text:list xml:id="list182148093921423" text:continue-numbering="true" text:style-name="L158">
          <text:list-item>
            <text:p text:style-name="P1059"><text:span text:style-name="CharStyle25"><text:tab/>When good men wound us and</text:span></text:p>
          </text:list-item>
        </text:list>
        <text:p text:style-name="P387"><text:span text:style-name="CharStyle25">reprove us, ’tis a kindness; I would pray ever to have their goodwill.</text:span></text:p>
        <text:list xml:id="list182129405459948" text:style-name="L156">
          <text:list-item>
            <text:p text:style-name="P1385"><text:span text:style-name="CharStyle25"><text:tab/>But as for evildoers, never would I taste their feasts, never would I be their guest.</text:span></text:p>
          </text:list-item>
        </text:list>
        <text:list xml:id="list182129383746048" text:style-name="L158">
          <text:list-item>
            <text:p text:style-name="P1314"><text:span text:style-name="CharStyle25"><text:tab/>[[They are given over to their</text:span></text:p>
          </text:list-item>
        </text:list>
        <text:p text:style-name="P387"><text:span text:style-name="CharStyle25">tyrants—</text:span></text:p>
        <text:p text:style-name="P365"><text:span text:style-name="CharStyle25">to teach them that the Eter­nal’s threats are true;</text:span></text:p>
        <text:list xml:id="list182147662483879" text:continue-numbering="true" text:style-name="L158">
          <text:list-item>
            <text:p text:style-name="P1314"><text:span text:style-name="CharStyle25"><text:tab/>their bones lie scattered for the</text:span></text:p>
          </text:list-item>
        </text:list>
        <text:p text:style-name="P391"><text:span text:style-name="CharStyle25">grave to swallow, like stones splintered and crushed upon the road!]]</text:span></text:p>
        <text:list xml:id="list182148934825754" text:continue-numbering="true" text:style-name="L158">
          <text:list-item>
            <text:p text:style-name="P1055"><text:span text:style-name="CharStyle25"><text:tab/></text:span><text:span text:style-name="CharStyle101">0</text:span><text:span text:style-name="CharStyle25"> Lord, I turn mine eyes to thee;</text:span></text:p>
          </text:list-item>
        </text:list>
        <text:p text:style-name="P366"><text:span text:style-name="CharStyle25">let me not perish, I am shelter­ing with thee.</text:span></text:p>
        <text:list xml:id="list182149196413827" text:continue-numbering="true" text:style-name="L158">
          <text:list-item>
            <text:p text:style-name="P1015"><text:span text:style-name="CharStyle25"><text:tab/>Save me from the snare they</text:span></text:p>
          </text:list-item>
        </text:list>
        <text:p text:style-name="P388"><text:span text:style-name="CharStyle25">laid,</text:span></text:p>
        <text:p text:style-name="P752"><text:span text:style-name="CharStyle25">from evildoers and their trap; 10 let the ungodly fall into their own net,</text:span></text:p>
        <text:p text:style-name="P754"><text:span text:style-name="CharStyle25">while I pass on rejoicing!</text:span></text:p>
        <text:p text:style-name="P873"><text:span text:style-name="CharStyle69">An ode or prayer of David, when he was in the cave.</text:span></text:p>
        <text:p text:style-name="P98"><text:span text:style-name="CharStyle25">1<text:tab/>I cry aloud to the Eter-</text:span></text:p>
        <text:p text:style-name="P303"><text:span text:style-name="CharStyle25">loudly I entreat him,</text:span></text:p>
        <text:p text:style-name="P510"><text:span text:style-name="CharStyle25">I pour out before him my plaint, 2 and tell him all my trouble, when my spirits faint.<text:tab/>3</text:span></text:p>
        <text:p text:style-name="P272"><text:soft-page-break/><text:span text:style-name="CharStyle25">They have laid a hidden snare for me</text:span></text:p>
        <text:p text:style-name="P303"><text:span text:style-name="CharStyle25">on the road I have to go;</text:span></text:p>
        <text:p text:style-name="P85"><text:span text:style-name="CharStyle25">I look to right and left,<text:tab/>4</text:span></text:p>
        <text:p text:style-name="P882"><text:span text:style-name="CharStyle25">but no man cares to know; all help has failed me, none cares for my life.</text:span></text:p>
        <text:p text:style-name="P43"><text:span text:style-name="CharStyle25">But thou knowest my path, 3 Eternal One, I cry to thee; 5 I say, “Thou art my help,</text:span></text:p>
        <text:p text:style-name="P303"><text:span text:style-name="CharStyle25">I have thee as my very own, in the land of the living.</text:span></text:p>
        <text:p text:style-name="P85"><text:span text:style-name="CharStyle25">Oh listen to my cry,<text:tab/>6</text:span></text:p>
        <text:p text:style-name="P321"><text:span text:style-name="CharStyle25">for I am brought very low;</text:span></text:p>
        <text:p text:style-name="P40"><text:span text:style-name="CharStyle25">save me from my pursuers, they are too strong for me; bring me from my prison,<text:tab/>7</text:span></text:p>
        <text:p text:style-name="P639"><text:span text:style-name="CharStyle25">that I may praise thee; for good men are waiting till thou deal kindly with me.”</text:span></text:p>
        <text:p text:style-name="P201"><text:span text:style-name="CharStyle69">A song of David.</text:span></text:p>
        <text:list xml:id="list1589550739120292634" text:style-name="L159">
          <text:list-item>
            <text:p text:style-name="P1096"><text:span text:style-name="CharStyle25"><text:tab/>thou Eternal, hear my 140 1</text:span></text:p>
          </text:list-item>
        </text:list>
        <text:p text:style-name="P451"><text:span text:style-name="CharStyle25">prayer,</text:span></text:p>
        <text:p text:style-name="P629"><text:span text:style-name="CharStyle25">listen to my entreaties, as thou art faithful and true, oh answer me;</text:span></text:p>
        <text:p text:style-name="P162"><text:span text:style-name="CharStyle25">put not thy servant on his trial, 2 for before thee no living soul can be acquitted.</text:span></text:p>
        <text:p text:style-name="P66"><text:span text:style-name="CharStyle25">The foe pursues me,<text:tab/>3</text:span></text:p>
        <text:p text:style-name="P632"><text:span text:style-name="CharStyle25">stamps me to the ground; he forces me to dwell in dark­ness,</text:span></text:p>
        <text:p text:style-name="P303"><text:span text:style-name="CharStyle25">like those who have been dead for long.</text:span></text:p>
        <text:p text:style-name="P55"><text:span text:style-name="CharStyle25">And so my spirits faint,<text:tab/>4</text:span></text:p>
        <text:p text:style-name="P320"><text:span text:style-name="CharStyle25">my heart grows numb within me.</text:span></text:p>
        <text:list xml:id="list182148473110985" text:continue-numbering="true" text:style-name="L159">
          <text:list-item>
            <text:p text:style-name="P1421"><text:span text:style-name="CharStyle25"><text:tab/>remember the days of old, 5 I meditate on all that thou</text:span></text:p>
          </text:list-item>
        </text:list>
        <text:p text:style-name="P449"><text:span text:style-name="CharStyle25">hast done,</text:span></text:p>
        <text:p text:style-name="P246"><text:span text:style-name="CharStyle25">I muse on what thy hands have wrought;</text:span></text:p>
        <text:list xml:id="list8187130069618365280" text:style-name="L160">
          <text:list-item>
            <text:p text:style-name="P960"><text:span text:style-name="CharStyle25"><text:tab/>and I stretch my hands to thee,</text:span></text:p>
          </text:list-item>
        </text:list>
        <text:p text:style-name="P246"><text:span text:style-name="CharStyle25">my soul thirsts for thee like dry land;</text:span></text:p>
        <text:list xml:id="list182148271124109" text:continue-numbering="true" text:style-name="L160">
          <text:list-item>
            <text:p text:style-name="P1386"><text:span text:style-name="CharStyle25"><text:tab/>make haste to answer me.</text:span></text:p>
          </text:list-item>
        </text:list>
        <text:p text:style-name="P742"><text:span text:style-name="CharStyle101">0</text:span><text:span text:style-name="CharStyle25"> thou Eternal, my spirits are failing,</text:span></text:p>
        <text:p text:style-name="P246"><text:span text:style-name="CharStyle25">withhold not thy favour from</text:span></text:p>
        <text:p text:style-name="P239"><text:span text:style-name="CharStyle25">me,</text:span></text:p>
        <text:p text:style-name="P246"><text:span text:style-name="CharStyle25">lest I become like a dying man.</text:span></text:p>
        <text:list xml:id="list182148470851714" text:continue-numbering="true" text:style-name="L160">
          <text:list-item>
            <text:p text:style-name="P960"><text:soft-page-break/><text:span text:style-name="CharStyle25"><text:tab/>Satisfy me with the dawn of</text:span></text:p>
          </text:list-item>
        </text:list>
        <text:p text:style-name="P239"><text:span text:style-name="CharStyle25">thy love,</text:span></text:p>
        <text:p text:style-name="P586"><text:span text:style-name="CharStyle25">for in thee do I trust: teach me what is the road to take,</text:span></text:p>
        <text:p text:style-name="P255"><text:span text:style-name="CharStyle25">for my heart is set on thee;</text:span></text:p>
        <text:list xml:id="list182149241714961" text:continue-numbering="true" text:style-name="L160">
          <text:list-item>
            <text:p text:style-name="P960"><text:span text:style-name="CharStyle25"><text:tab/></text:span><text:span text:style-name="CharStyle101">0</text:span><text:span text:style-name="CharStyle25"> thou Eternal, save me from</text:span></text:p>
          </text:list-item>
        </text:list>
        <text:p text:style-name="P239"><text:span text:style-name="CharStyle25">my foes,</text:span></text:p>
        <text:p text:style-name="P246"><text:span text:style-name="CharStyle25">I flee to thee for refuge;</text:span></text:p>
        <text:list xml:id="list182148541074296" text:continue-numbering="true" text:style-name="L160">
          <text:list-item>
            <text:p text:style-name="P1305"><text:span text:style-name="CharStyle25"><text:tab/>teach me to do thy will,</text:span></text:p>
          </text:list-item>
        </text:list>
        <text:p text:style-name="P589"><text:span text:style-name="CharStyle25">thou art my God; guide me by thy good Spirit on a straight road;</text:span></text:p>
        <text:list xml:id="list182148712008194" text:continue-numbering="true" text:style-name="L160">
          <text:list-item>
            <text:p text:style-name="P1305"><text:span text:style-name="CharStyle25"><text:tab/></text:span><text:span text:style-name="CharStyle101">0</text:span><text:span text:style-name="CharStyle25"> thou Eternal, as thou art thy­</text:span></text:p>
          </text:list-item>
        </text:list>
        <text:p text:style-name="P239"><text:span text:style-name="CharStyle25">self, revive me, as thou art faithful, bring me out of trouble;</text:span></text:p>
        <text:list xml:id="list182147942579573" text:continue-numbering="true" text:style-name="L160">
          <text:list-item>
            <text:p text:style-name="P1305"><text:span text:style-name="CharStyle25"><text:tab/>in love to me, wipe out my foes,</text:span></text:p>
          </text:list-item>
        </text:list>
        <text:p text:style-name="P946"><text:span text:style-name="CharStyle25">destroy all who harass me— for I am thy servant.</text:span></text:p>
        <text:p text:style-name="P865"><text:span text:style-name="CharStyle69">A song of David.</text:span></text:p>
        <text:list xml:id="list8897036767292772202" text:style-name="L161">
          <text:list-item>
            <text:p text:style-name="P1464"><text:span text:style-name="CharStyle25"><text:tab/>1 /f </text:span><text:span text:style-name="CharStyle31">/t</text:span><text:span text:style-name="CharStyle25"> Blest be the Eternal J- *</text:span><text:span text:style-name="CharStyle101">1</text:span><text:span text:style-name="CharStyle25">' One, my Strength,</text:span></text:p>
          </text:list-item>
        </text:list>
        <text:p text:style-name="P524"><text:span text:style-name="CharStyle25">who trains my hands to war, my fingers how to fight!—</text:span></text:p>
        <text:list xml:id="list182147428038575" text:continue-numbering="true" text:style-name="L161">
          <text:list-item>
            <text:p text:style-name="P1056"><text:span text:style-name="CharStyle25"><text:tab/>my Crag, my Stronghold, my</text:span></text:p>
          </text:list-item>
        </text:list>
        <text:p text:style-name="P240"><text:span text:style-name="CharStyle25">Fortalice and Deliverer, the Shield behind whom I shelter,</text:span></text:p>
        <text:p text:style-name="P247"><text:span text:style-name="CharStyle25">the Subduer of nations before me!</text:span></text:p>
        <text:list xml:id="list182149197530140" text:continue-numbering="true" text:style-name="L161">
          <text:list-item>
            <text:p text:style-name="P1056"><text:span text:style-name="CharStyle25"><text:tab/>[[What is man that thou</text:span></text:p>
          </text:list-item>
        </text:list>
        <text:p text:style-name="P240"><text:span text:style-name="CharStyle25">should’st care for him, or mortal man that thou should’st think of him?</text:span></text:p>
        <text:p text:style-name="P144"><text:span text:style-name="CharStyle25">Man is like a passing breath, </text:span><text:span text:style-name="CharStyle101">4 </text:span><text:span text:style-name="CharStyle25">his days are like a flitting shadow.]]</text:span></text:p>
        <text:p text:style-name="P31"><text:span text:style-name="CharStyle25">Eternal One, come down upon 5 the bending heavens, touch the mountains till they smoke,</text:span></text:p>
        <text:p text:style-name="P168"><text:span text:style-name="CharStyle25">flash lightning out to scatter my 6 foes,</text:span></text:p>
        <text:p text:style-name="P206"><text:span text:style-name="CharStyle25">shoot thine arrows to discom­fit them;</text:span></text:p>
        <text:p text:style-name="P31"><text:span text:style-name="CharStyle25">reach from on high to raise me </text:span><text:span text:style-name="CharStyle101">7 </text:span><text:span text:style-name="CharStyle25">from these floods, rescue me from these alien hordes,</text:span></text:p>
        <text:p text:style-name="P30"><text:span text:style-name="CharStyle25">with lies upon their lips,<text:tab/>8</text:span></text:p>
        <text:p text:style-name="P218"><text:span text:style-name="CharStyle25">with right hand raised in a false oath!</text:span></text:p>
        <text:p text:style-name="P168"><text:span text:style-name="CharStyle101">0</text:span><text:span text:style-name="CharStyle25"> God, I would sing thee a new 9 song,</text:span></text:p>
        <text:p text:style-name="P206"><text:span text:style-name="CharStyle25">and play to thee on a ten­stringed lute,</text:span></text:p>
        <text:p text:style-name="P168"><text:soft-page-break/><text:span text:style-name="CharStyle25">0 thou who makest kings vie- io torious,</text:span></text:p>
        <text:p text:style-name="P206"><text:span text:style-name="CharStyle25">who savest thy servant Da­vid.</text:span></text:p>
        <text:p text:style-name="P31"><text:span text:style-name="CharStyle25">Save me from peril of the sword, rescue me from these alien </text:span><text:span text:style-name="CharStyle32">ii </text:span><text:span text:style-name="CharStyle25">hordes,</text:span></text:p>
        <text:p text:style-name="P31"><text:span text:style-name="CharStyle25">with lies upon their lips, with right hand raised in a false oath!</text:span></text:p>
        <text:p text:style-name="P625"><text:span text:style-name="CharStyle120">* * *</text:span></text:p>
        <text:p text:style-name="P31"><text:span text:style-name="CharStyle25">May our sons be straight and 12 strong like saplings, our daughters like cornices carved in a palace!</text:span></text:p>
        <text:p text:style-name="P31"><text:span text:style-name="CharStyle25">May our barns be bursting with 13 all sorts of produce, may our sheep in the fields mul­tiply in myriads!</text:span></text:p>
        <text:p text:style-name="P31"><text:span text:style-name="CharStyle25">May our rulers be strong, may 14 nothing go wrong— no raids or retreats, no panic in our streets!</text:span></text:p>
        <text:p text:style-name="P31"><text:span text:style-name="CharStyle25">Happy the nation that so fares! 15 Happy the nation whose God is the Eternal!</text:span></text:p>
      </text:section>
      <text:section text:style-name="Sect14" text:name="Section44">
        <text:p text:style-name="P1542"><text:span text:style-name="CharStyle69">A song of praise, by David.</text:span></text:p>
        <text:list xml:id="list4386915597782548579" text:style-name="L162">
          <text:list-item>
            <text:p text:style-name="P1465"><text:span text:style-name="CharStyle25"><text:tab/>liffl will extol thee, my </text:span><text:span text:style-name="CharStyle101">±40</text:span><text:span text:style-name="CharStyle25"> God, </text:span><text:span text:style-name="CharStyle101">0</text:span><text:span text:style-name="CharStyle25"> King,</text:span></text:p>
          </text:list-item>
        </text:list>
        <text:p text:style-name="P246"><text:span text:style-name="CharStyle25">and bless thee for ever and ever;</text:span></text:p>
        <text:list xml:id="list182148205332247" text:continue-numbering="true" text:style-name="L162">
          <text:list-item>
            <text:p text:style-name="P1166"><text:span text:style-name="CharStyle25"><text:tab/>all the day long will I bless thee,</text:span></text:p>
          </text:list-item>
        </text:list>
        <text:p text:style-name="P246"><text:span text:style-name="CharStyle25">and praise thee for ever and ever.</text:span></text:p>
        <text:list xml:id="list182148320680143" text:continue-numbering="true" text:style-name="L162">
          <text:list-item>
            <text:p text:style-name="P1166"><text:span text:style-name="CharStyle25"><text:tab/>Great is the Eternal, loudly to</text:span></text:p>
          </text:list-item>
        </text:list>
        <text:p text:style-name="P239"><text:span text:style-name="CharStyle25">be praised,</text:span></text:p>
        <text:p text:style-name="P246"><text:span text:style-name="CharStyle25">his greatness is unsearchable.</text:span></text:p>
        <text:list xml:id="list182148871834421" text:continue-numbering="true" text:style-name="L162">
          <text:list-item>
            <text:p text:style-name="P1202"><text:span text:style-name="CharStyle25"><text:tab/>One age shall praise thy doings</text:span></text:p>
          </text:list-item>
        </text:list>
        <text:p text:style-name="P239"><text:span text:style-name="CharStyle25">to another,</text:span></text:p>
        <text:p text:style-name="P246"><text:span text:style-name="CharStyle25">uttering thy mighty acts,</text:span></text:p>
        <text:list xml:id="list182147984896365" text:continue-numbering="true" text:style-name="L162">
          <text:list-item>
            <text:p text:style-name="P1202"><text:span text:style-name="CharStyle25"><text:tab/>dwelling on the glorious splen­</text:span></text:p>
          </text:list-item>
        </text:list>
        <text:p text:style-name="P239"><text:span text:style-name="CharStyle25">dour of thy state, and on thy marvellous doings;</text:span></text:p>
        <text:list xml:id="list182148130283093" text:continue-numbering="true" text:style-name="L162">
          <text:list-item>
            <text:p text:style-name="P1202"><text:span text:style-name="CharStyle25"><text:tab/>they shall proclaim thine awful</text:span></text:p>
          </text:list-item>
        </text:list>
        <text:p text:style-name="P239"><text:span text:style-name="CharStyle25">powers,</text:span></text:p>
        <text:p text:style-name="P246"><text:span text:style-name="CharStyle25">and tell thy mighty deeds;</text:span></text:p>
        <text:list xml:id="list182148249894560" text:continue-numbering="true" text:style-name="L162">
          <text:list-item>
            <text:p text:style-name="P1202"><text:span text:style-name="CharStyle25"><text:tab/>they shall spread the fame of</text:span></text:p>
          </text:list-item>
        </text:list>
        <text:p text:style-name="P239"><text:span text:style-name="CharStyle25">thy great goodness, and sing songs of thy faithful­ness.</text:span></text:p>
        <text:list xml:id="list182148437895805" text:continue-numbering="true" text:style-name="L162">
          <text:list-item>
            <text:p text:style-name="P1202"><text:span text:style-name="CharStyle25"><text:tab/>The Eternal is gracious and</text:span></text:p>
          </text:list-item>
        </text:list>
        <text:p text:style-name="P239"><text:span text:style-name="CharStyle25">pitiful,</text:span></text:p>
        <text:p text:style-name="P246"><text:span text:style-name="CharStyle25">slow to be angry, very kind;</text:span></text:p>
        <text:list xml:id="list182149023441003" text:continue-numbering="true" text:style-name="L162">
          <text:list-item>
            <text:p text:style-name="P1202"><text:span text:style-name="CharStyle25"><text:tab/>the Eternal is good to all who</text:span></text:p>
          </text:list-item>
        </text:list>
        <text:p text:style-name="P239"><text:span text:style-name="CharStyle25">look to him,</text:span></text:p>
        <text:p text:style-name="P535"><text:span text:style-name="CharStyle25">and his compassion covers all that he has made, xo All whom thou hast made shall praise thee, O Eternal, thy faithful followers shall bless thee,</text:span></text:p>
        <text:list xml:id="list2501719505686994326" text:style-name="L163">
          <text:list-item>
            <text:p text:style-name="P1354"><text:span text:style-name="CharStyle25"><text:tab/>telling of thy glorious kingdom,</text:span></text:p>
          </text:list-item>
        </text:list>
        <text:p text:style-name="P239"><text:span text:style-name="CharStyle25">talking of thy might,</text:span></text:p>
        <text:list xml:id="list182148808900036" text:continue-numbering="true" text:style-name="L163">
          <text:list-item>
            <text:p text:style-name="P1258"><text:span text:style-name="CharStyle25"><text:tab/>letting men hear of thy mighty</text:span></text:p>
          </text:list-item>
        </text:list>
        <text:p text:style-name="P239"><text:span text:style-name="CharStyle25">acts,</text:span></text:p>
        <text:p text:style-name="P246"><text:span text:style-name="CharStyle25">of the glorious splendour of thy kingdom.</text:span></text:p>
        <text:list xml:id="list182148420515546" text:continue-numbering="true" text:style-name="L163">
          <text:list-item>
            <text:p text:style-name="P1258"><text:span text:style-name="CharStyle25"><text:tab/>Thy kingdom is an everlasting</text:span></text:p>
          </text:list-item>
        </text:list>
        <text:p text:style-name="P239"><text:soft-page-break/><text:span text:style-name="CharStyle25">kingdom,</text:span></text:p>
        <text:p text:style-name="P256"><text:span text:style-name="CharStyle25">and thy dominion lasts from age to age.</text:span></text:p>
        <text:p text:style-name="P846"><text:span text:style-name="CharStyle25">The Eternal is true to all his</text:span></text:p>
        <text:p text:style-name="P240"><text:span text:style-name="CharStyle25">promises,</text:span></text:p>
        <text:p text:style-name="P247"><text:span text:style-name="CharStyle25">and kind in all his dealings;</text:span></text:p>
        <text:list xml:id="list182147940036857" text:continue-numbering="true" text:style-name="L163">
          <text:list-item>
            <text:p text:style-name="P1019"><text:span text:style-name="CharStyle25"><text:tab/>the Eternal holds up any who</text:span></text:p>
          </text:list-item>
        </text:list>
        <text:p text:style-name="P240"><text:span text:style-name="CharStyle25">are falling,</text:span></text:p>
        <text:p text:style-name="P303"><text:span text:style-name="CharStyle25">and raises all who are bowed down.</text:span></text:p>
        <text:p text:style-name="P272"><text:span text:style-name="CharStyle25">All thy creatures look to 15 thee,</text:span></text:p>
        <text:p text:style-name="P303"><text:span text:style-name="CharStyle25">for their food in season due,</text:span></text:p>
        <text:p text:style-name="P92"><text:span text:style-name="CharStyle25">and from thine open hand<text:tab/>16</text:span></text:p>
        <text:p text:style-name="P303"><text:span text:style-name="CharStyle25">they feast upon thy favour.</text:span></text:p>
        <text:p text:style-name="P272"><text:span text:style-name="CharStyle25">Faithful in all his dealings is the 17 Eternal,</text:span></text:p>
        <text:p text:style-name="P303"><text:span text:style-name="CharStyle25">loving in all he does;</text:span></text:p>
        <text:p text:style-name="P272"><text:span text:style-name="CharStyle25">the Eternal is near all who call 18 on him,</text:span></text:p>
        <text:p text:style-name="P303"><text:span text:style-name="CharStyle25">who call on him sincerely;</text:span></text:p>
        <text:p text:style-name="P92"><text:span text:style-name="CharStyle25">he satisfies his worshippers,<text:tab/>19</text:span></text:p>
        <text:p text:style-name="P303"><text:span text:style-name="CharStyle25">he hears their cry and helps them;</text:span></text:p>
        <text:p text:style-name="P272"><text:span text:style-name="CharStyle25">the Eternal preserves all who 20 love him,</text:span></text:p>
        <text:p text:style-name="P303"><text:span text:style-name="CharStyle25">but all the ungodly he de­stroys.</text:span></text:p>
        <text:p text:style-name="P272"><text:span text:style-name="CharStyle25">My lips shall pour out the Eter- 2t nal’s praise;</text:span></text:p>
        <text:p text:style-name="P321"><text:span text:style-name="CharStyle25">let all men bless his sacred name for ever.</text:span></text:p>
        <text:p text:style-name="P858"><text:span text:style-name="CharStyle25">Hallelujah, i<text:tab/>1</text:span></text:p>
        <text:p text:style-name="P272"><text:span text:style-name="CharStyle25">Praise the Eternal, O </text:span><text:span text:style-name="CharStyle101">±40 </text:span><text:span text:style-name="CharStyle25">my soul!</text:span></text:p>
        <text:p text:style-name="P303"><text:span text:style-name="CharStyle25">As long as I live, I will praise 2 the Eternal,</text:span></text:p>
        <text:p text:style-name="P303"><text:span text:style-name="CharStyle25">and sing to my God, as long as I survive.</text:span></text:p>
        <text:p text:style-name="P92"><text:span text:style-name="CharStyle25">Rely not upon great men—<text:tab/>3</text:span></text:p>
        <text:p text:style-name="P303"><text:span text:style-name="CharStyle25">mere mortals who can give no help;</text:span></text:p>
        <text:p text:style-name="P155"><text:span text:style-name="CharStyle25">when their breath goes, they re- 4 turn to the dust, and on that very day their projects perish.</text:span></text:p>
        <text:p text:style-name="P284"><text:span text:style-name="CharStyle25">Happy the man whose help is 5 Jacob’s God,</text:span></text:p>
        <text:p text:style-name="P304"><text:soft-page-break/><text:span text:style-name="CharStyle25">whose hope lies in the Eternal One, his God,</text:span></text:p>
        <text:p text:style-name="P496"><text:span text:style-name="CharStyle25">Maker of heaven and earth 6 and sea, and all they hold.</text:span></text:p>
        <text:p text:style-name="P58"><text:span text:style-name="CharStyle25">He remains ever true, he rights those who are 7 wronged,</text:span></text:p>
        <text:p text:style-name="P304"><text:span text:style-name="CharStyle25">he feeds those who are hungry;</text:span></text:p>
        <text:p text:style-name="P57"><text:span text:style-name="CharStyle25">the Eternal sets the captives free.</text:span></text:p>
        <text:list xml:id="list182130495570789" text:style-name="L126">
          <text:list-item>
            <text:p text:style-name="P1383"><text:span text:style-name="CharStyle25"><text:tab/>the Eternal gives the blind</text:span></text:p>
          </text:list-item>
        </text:list>
        <text:p text:style-name="P343"><text:span text:style-name="CharStyle25">their sight,</text:span></text:p>
        <text:p text:style-name="P538"><text:span text:style-name="CharStyle25">the Eternal raises those who are bowed down,</text:span></text:p>
        <text:list xml:id="list182148068518812" text:continue-numbering="true" text:style-name="L126">
          <text:list-item>
            <text:p text:style-name="P1167"><text:span text:style-name="CharStyle25"><text:tab/>the Eternal preserves poor</text:span></text:p>
          </text:list-item>
        </text:list>
        <text:p text:style-name="P343"><text:span text:style-name="CharStyle25">foreigners,</text:span></text:p>
        <text:p text:style-name="P538"><text:span text:style-name="CharStyle25">the widow and the orphan he relieves,</text:span></text:p>
        <text:list xml:id="list6191452066192948832" text:style-name="L164">
          <text:list-item>
            <text:p text:style-name="P1155"><text:span text:style-name="CharStyle25"><text:tab/>the Eternal loves those who are</text:span></text:p>
          </text:list-item>
        </text:list>
        <text:p text:style-name="P343"><text:span text:style-name="CharStyle25">good,</text:span></text:p>
        <text:list xml:id="list182147599312328" text:continue-numbering="true" text:style-name="L164">
          <text:list-item>
            <text:p text:style-name="P1223"><text:span text:style-name="CharStyle25"><text:tab/>but the ungodly life he ruins. </text:span><text:span text:style-name="CharStyle32">io</text:span><text:span text:style-name="CharStyle25"> The Eternal shall be king for</text:span></text:p>
          </text:list-item>
        </text:list>
        <text:p text:style-name="P343"><text:span text:style-name="CharStyle25">ever,</text:span></text:p>
        <text:p text:style-name="P948"><text:span text:style-name="CharStyle25">thy God, O Sion, for all ages. Hallelujah.</text:span></text:p>
        <text:list xml:id="list616435061823788400" text:style-name="L165">
          <text:list-item>
            <text:p text:style-name="P961"><text:span text:style-name="CharStyle25"><text:tab/>"I </text:span><text:span text:style-name="CharStyle30">/» fj</text:span><text:span text:style-name="CharStyle25"> Hallelujah.</text:span></text:p>
          </text:list-item>
        </text:list>
        <text:p text:style-name="P949"><text:span text:style-name="CharStyle31">J-*±! </text:span><text:span text:style-name="CharStyle102">4</text:span><text:span text:style-name="CharStyle25"> Praise the Eternal, for he is good;</text:span></text:p>
        <text:p text:style-name="P365"><text:span text:style-name="CharStyle25">make melody to our God, for he is gracious.</text:span></text:p>
        <text:list xml:id="list182147512489367" text:continue-numbering="true" text:style-name="L165">
          <text:list-item>
            <text:p text:style-name="P1168"><text:span text:style-name="CharStyle25"><text:tab/>The Eternal restores Jerusalem,</text:span></text:p>
          </text:list-item>
        </text:list>
        <text:p text:style-name="P365"><text:span text:style-name="CharStyle25">he gathers the outcasts of Is­rael,</text:span></text:p>
        <text:list xml:id="list182148521918706" text:continue-numbering="true" text:style-name="L165">
          <text:list-item>
            <text:p text:style-name="P1168"><text:span text:style-name="CharStyle25"><text:tab/>he heals the broken-hearted</text:span></text:p>
          </text:list-item>
        </text:list>
        <text:p text:style-name="P751"><text:span text:style-name="CharStyle25">and binds up their wounds.</text:span></text:p>
        <text:list xml:id="list182148292029202" text:continue-numbering="true" text:style-name="L165">
          <text:list-item>
            <text:p text:style-name="P1168"><text:span text:style-name="CharStyle25"><text:tab/>He fixes the number of the stars,</text:span></text:p>
          </text:list-item>
        </text:list>
        <text:p text:style-name="P751"><text:span text:style-name="CharStyle25">and gives a name to each.</text:span></text:p>
        <text:list xml:id="list182148507392393" text:continue-numbering="true" text:style-name="L165">
          <text:list-item>
            <text:p text:style-name="P1168"><text:span text:style-name="CharStyle25"><text:tab/>Great is our Lord, mighty in</text:span></text:p>
          </text:list-item>
        </text:list>
        <text:p text:style-name="P343"><text:span text:style-name="CharStyle25">power,</text:span></text:p>
        <text:p text:style-name="P751"><text:span text:style-name="CharStyle25">his wisdom is unsearchable.</text:span></text:p>
        <text:list xml:id="list182147919461888" text:continue-numbering="true" text:style-name="L165">
          <text:list-item>
            <text:p text:style-name="P1168"><text:span text:style-name="CharStyle25"><text:tab/>The Eternal has relief for the</text:span></text:p>
          </text:list-item>
        </text:list>
        <text:p text:style-name="P343"><text:span text:style-name="CharStyle25">afflicted,</text:span></text:p>
        <text:p text:style-name="P379"><text:span text:style-name="CharStyle25">he brings the ungodly to the ground.</text:span></text:p>
        <text:list xml:id="list182149076364593" text:continue-numbering="true" text:style-name="L165">
          <text:list-item>
            <text:p text:style-name="P1028"><text:span text:style-name="CharStyle25"><text:tab/>Sing thanks to the Eternal,</text:span></text:p>
          </text:list-item>
        </text:list>
        <text:p text:style-name="P366"><text:span text:style-name="CharStyle25">make melody to our God upon the lyre,</text:span></text:p>
        <text:list xml:id="list182148269319013" text:continue-numbering="true" text:style-name="L165">
          <text:list-item>
            <text:p text:style-name="P1028"><text:span text:style-name="CharStyle25"><text:tab/>who covers the sky with clouds,</text:span></text:p>
          </text:list-item>
        </text:list>
        <text:p text:style-name="P752"><text:span text:style-name="CharStyle25">provides rain for the earth, till grass grows on the very hills,</text:span></text:p>
        <text:p text:style-name="P366"><text:soft-page-break/><text:span text:style-name="CharStyle25">and fodder for the beasts that serve mankind,</text:span></text:p>
        <text:list xml:id="list182149176175886" text:continue-numbering="true" text:style-name="L165">
          <text:list-item>
            <text:p text:style-name="P1035"><text:span text:style-name="CharStyle25"><text:tab/>who gives wild animals their</text:span></text:p>
          </text:list-item>
        </text:list>
        <text:p text:style-name="P348"><text:span text:style-name="CharStyle25">food,</text:span></text:p>
        <text:p text:style-name="P752"><text:span text:style-name="CharStyle25">that cry for it at eventide, io He cares not for the strength of the war-horse,</text:span></text:p>
        <text:p text:style-name="P752"><text:span text:style-name="CharStyle25">delights not in man’s armour;</text:span></text:p>
        <text:p text:style-name="P144"><text:span text:style-name="CharStyle25">the Eternal delights in those </text:span><text:span text:style-name="CharStyle32">ii </text:span><text:span text:style-name="CharStyle25">who revere him, who trust to his own goodness.</text:span></text:p>
        <text:p text:style-name="P31"><text:span text:style-name="CharStyle25">Praise the Eternal, </text:span><text:span text:style-name="CharStyle101">0</text:span><text:span text:style-name="CharStyle25"> Jerusalem, 12 praise your God, </text:span><text:span text:style-name="CharStyle101">0</text:span><text:span text:style-name="CharStyle25"> Sion; for he has fortified your gate- 13</text:span></text:p>
        <text:p text:style-name="P429"><text:span text:style-name="CharStyle25">ways,</text:span></text:p>
        <text:p text:style-name="P209"><text:span text:style-name="CharStyle25">and blessed your citizens within,</text:span></text:p>
        <text:p text:style-name="P176"><text:span text:style-name="CharStyle25">has made Peace guard your 14 boundaries,</text:span></text:p>
        <text:p text:style-name="P222"><text:span text:style-name="CharStyle25">and filled you with the finest wheat.</text:span></text:p>
        <text:p text:style-name="P168"><text:span text:style-name="CharStyle25">He issues his commands to 15 earth,</text:span></text:p>
        <text:p text:style-name="P532"><text:span text:style-name="CharStyle25">his orders run apace, showering snow white as wool, 16 scattering hoar-frost thick as ashes,</text:span></text:p>
        <text:p text:style-name="P206"><text:span text:style-name="CharStyle25">casting hail-stones down like 17 crumbs.</text:span></text:p>
        <text:p text:style-name="P31"><text:span text:style-name="CharStyle25">The waters freeze; he sends an order, and they 18 melt;</text:span></text:p>
        <text:p text:style-name="P950"><text:span text:style-name="CharStyle25">once he makes the wind blow, then the waters flow.</text:span></text:p>
        <text:p text:style-name="P168"><text:span text:style-name="CharStyle25">He makes his purpose known to 19 Jacob,</text:span></text:p>
        <text:p text:style-name="P206"><text:span text:style-name="CharStyle25">his orders and his laws to Is­rael;</text:span></text:p>
        <text:p text:style-name="P168"><text:span text:style-name="CharStyle25">never has he done so to other 20 nations—</text:span></text:p>
        <text:p text:style-name="P221"><text:span text:style-name="CharStyle25">they know not his commands.</text:span></text:p>
        <text:p text:style-name="P785"><text:span text:style-name="CharStyle25">Hallelujah. *| </text:span><text:span text:style-name="CharStyle30">a</text:span><text:span text:style-name="CharStyle32"> o i P</text:span><text:span text:style-name="CharStyle25">raise the Eternal from the heavens,</text:span></text:p>
        <text:p text:style-name="P59"><text:span text:style-name="CharStyle25">praise him in the heights, praise him, all his angels,<text:tab/>2</text:span></text:p>
        <text:p text:style-name="P58"><text:span text:style-name="CharStyle25">praise him, all his hosts, praise him, sun and moon, 3 praise him, all stars of light, praise him, heaven of heavens, 4 ye waters higher than the heavens!</text:span></text:p>
        <text:p text:style-name="P173"><text:span text:style-name="CharStyle25">Let them praise the Eternal’s 5 name;</text:span></text:p>
        <text:p text:style-name="P173"><text:span text:style-name="CharStyle25">for he commanded and they were created,</text:span></text:p>
        <text:list xml:id="list4457549945527408022" text:style-name="L166">
          <text:list-item>
            <text:p text:style-name="P1315"><text:span text:style-name="CharStyle25"><text:tab/>he fixed them fast for ever­</text:span></text:p>
          </text:list-item>
        </text:list>
        <text:p text:style-name="P402"><text:span text:style-name="CharStyle25">more,</text:span></text:p>
        <text:p text:style-name="P744"><text:span text:style-name="CharStyle25">he set them boundaries they should never pass.</text:span></text:p>
        <text:list xml:id="list182149307203107" text:continue-numbering="true" text:style-name="L166">
          <text:list-item>
            <text:p text:style-name="P1355"><text:span text:style-name="CharStyle25"><text:tab/>Praise the Eternal from the</text:span></text:p>
          </text:list-item>
        </text:list>
        <text:p text:style-name="P402"><text:span text:style-name="CharStyle25">earth,</text:span></text:p>
        <text:p text:style-name="P742"><text:soft-page-break/><text:span text:style-name="CharStyle25">ye depths of ocean and ye water­spouts,</text:span></text:p>
        <text:list xml:id="list182147399138897" text:continue-numbering="true" text:style-name="L166">
          <text:list-item>
            <text:p text:style-name="P1311"><text:span text:style-name="CharStyle25"><text:tab/>lightning and hail and snow and</text:span></text:p>
          </text:list-item>
        </text:list>
        <text:p text:style-name="P402"><text:span text:style-name="CharStyle25">ice,</text:span></text:p>
        <text:p text:style-name="P742"><text:span text:style-name="CharStyle25">storms carrying out his will,</text:span></text:p>
        <text:list xml:id="list182148017751893" text:continue-numbering="true" text:style-name="L166">
          <text:list-item>
            <text:p text:style-name="P1466"><text:span text:style-name="CharStyle25"><text:tab/>mountains and every hill, fruit-trees and every cedar,</text:span></text:p>
          </text:list-item>
        </text:list>
        <text:p text:style-name="P36"><text:span text:style-name="CharStyle25">io<text:tab/>wild animals and every beast, crawling things, birds on the wing,</text:span></text:p>
        <text:p text:style-name="P778"><text:span text:style-name="CharStyle25">ix kings of earth, every nation, princes and all authorities,</text:span></text:p>
        <text:list xml:id="list419286232713610280" text:style-name="L167">
          <text:list-item>
            <text:p text:style-name="P1467"><text:span text:style-name="CharStyle25"><text:tab/>young men and maidens too, old men and boys;</text:span></text:p>
          </text:list-item>
          <text:list-item>
            <text:p text:style-name="P1356"><text:span text:style-name="CharStyle25"><text:tab/>let them praise the Eternal’s</text:span></text:p>
          </text:list-item>
        </text:list>
        <text:p text:style-name="P402"><text:span text:style-name="CharStyle25">name,</text:span></text:p>
        <text:p text:style-name="P845"><text:span text:style-name="CharStyle25">for his name only is supreme; his majesty is above heaven and earth,</text:span></text:p>
        <text:list xml:id="list182147717680956" text:continue-numbering="true" text:style-name="L167">
          <text:list-item>
            <text:p text:style-name="P1356"><text:span text:style-name="CharStyle25"><text:tab/>and he has raised his people to</text:span></text:p>
          </text:list-item>
        </text:list>
        <text:p text:style-name="P402"><text:span text:style-name="CharStyle25">high honour.</text:span></text:p>
        <text:p text:style-name="P742"><text:span text:style-name="CharStyle25">To praise him is for all his faith­ful,</text:span></text:p>
        <text:p text:style-name="P666"><text:span text:style-name="CharStyle25">for Israel, a folk pleasing to him.<text:line-break/>Hallelujah.</text:span></text:p>
        <text:list xml:id="list3266410743218023797" text:style-name="L168">
          <text:list-item>
            <text:p text:style-name="P1057"><text:span text:style-name="CharStyle25"><text:tab/>1 &gt;IA Sing a new song to the</text:span></text:p>
          </text:list-item>
        </text:list>
        <text:p text:style-name="P665"><text:span text:style-name="CharStyle31">'</text:span><text:span text:style-name="CharStyle25"> Eternal,</text:span></text:p>
        <text:p text:style-name="P247"><text:span text:style-name="CharStyle25">praise him where his faithful gather;</text:span></text:p>
        <text:list xml:id="list182149182913039" text:continue-numbering="true" text:style-name="L168">
          <text:list-item>
            <text:p text:style-name="P1016"><text:span text:style-name="CharStyle25"><text:tab/>let Israel be joyful in their</text:span></text:p>
          </text:list-item>
        </text:list>
        <text:p text:style-name="P404"><text:span text:style-name="CharStyle25">Maker,</text:span></text:p>
        <text:p text:style-name="P247"><text:span text:style-name="CharStyle25">let the sons of Sion triumph in </text:span><text:span text:style-name="CharStyle67">their King,</text:span></text:p>
        <text:list xml:id="list182147883827671" text:continue-numbering="true" text:style-name="L168">
          <text:list-item>
            <text:p text:style-name="P1016"><text:span text:style-name="CharStyle25"><text:tab/>let them dance in praise of him,</text:span></text:p>
          </text:list-item>
        </text:list>
        <text:p text:style-name="P247"><text:span text:style-name="CharStyle25">make melody to him with drum and lyre;</text:span></text:p>
        <text:p text:style-name="P272"><text:span text:style-name="CharStyle25">for the Eternal delights in his </text:span><text:span text:style-name="CharStyle101">4 </text:span><text:span text:style-name="CharStyle25">people,</text:span></text:p>
        <text:p text:style-name="P303"><text:span text:style-name="CharStyle25">adorning the afflicted with a victory.</text:span></text:p>
        <text:p text:style-name="P272"><text:span text:style-name="CharStyle25">Let the faithful exult over their </text:span><text:span text:style-name="CharStyle101">5 </text:span><text:span text:style-name="CharStyle25">triumph,</text:span></text:p>
        <text:p text:style-name="P303"><text:span text:style-name="CharStyle25">shouting joyfully in their great temple,</text:span></text:p>
        <text:p text:style-name="P99"><text:span text:style-name="CharStyle25">God’s praise upon their lips,<text:tab/></text:span><text:span text:style-name="CharStyle101">6</text:span></text:p>
        <text:p text:style-name="P303"><text:span text:style-name="CharStyle25">and a sharp sword in their hands,</text:span></text:p>
        <text:p text:style-name="P99"><text:span text:style-name="CharStyle25">for vengeance upon pagans,<text:tab/></text:span><text:span text:style-name="CharStyle101">7</text:span></text:p>
        <text:p text:style-name="P793"><text:soft-page-break/><text:span text:style-name="CharStyle25">for punishment on nations,</text:span></text:p>
        <text:p text:style-name="P272"><text:span text:style-name="CharStyle25">putting their monarchs into </text:span><text:span text:style-name="CharStyle101">8 </text:span><text:span text:style-name="CharStyle25">chains,</text:span></text:p>
        <text:p text:style-name="P793"><text:span text:style-name="CharStyle25">their nobles into iron gyves.</text:span></text:p>
        <text:p text:style-name="P272"><text:span text:style-name="CharStyle25">To execute on such their ap- </text:span><text:span text:style-name="CharStyle101">9 </text:span><text:span text:style-name="CharStyle25">pointed doom,</text:span></text:p>
        <text:p text:style-name="P794"><text:span text:style-name="CharStyle25">this is an honour for God’s faithful ones.</text:span></text:p>
        <text:p text:style-name="P75"><text:span text:style-name="CharStyle25">Hallelujah. -j PA i</text:span></text:p>
        <text:p text:style-name="P272"><text:span text:style-name="CharStyle25">Praise God in his sane- -LOU tuary,</text:span></text:p>
        <text:p text:style-name="P272"><text:span text:style-name="CharStyle25">praise him in his heaven of power,</text:span></text:p>
        <text:p text:style-name="P272"><text:span text:style-name="CharStyle25">praise him for his mighty 2 deeds,</text:span></text:p>
        <text:p text:style-name="P272"><text:span text:style-name="CharStyle25">praise him for his sovereign strength;</text:span></text:p>
        <text:p text:style-name="P29"><text:span text:style-name="CharStyle25">praise him with a bugle blast, </text:span><text:span text:style-name="CharStyle101">3</text:span></text:p>
        <text:p text:style-name="P272"><text:span text:style-name="CharStyle25">praise him with lute and lyre,</text:span></text:p>
        <text:p text:style-name="P272"><text:span text:style-name="CharStyle25">praise him with the drum and </text:span><text:span text:style-name="CharStyle101">4 </text:span><text:span text:style-name="CharStyle25">dance,</text:span></text:p>
        <text:p text:style-name="P272"><text:span text:style-name="CharStyle25">praise him with strings and flute,</text:span></text:p>
        <text:p text:style-name="P272"><text:span text:style-name="CharStyle25">praise him with resounding </text:span><text:span text:style-name="CharStyle101">5 </text:span><text:span text:style-name="CharStyle25">cymbals,</text:span></text:p>
        <text:p text:style-name="P272"><text:span text:style-name="CharStyle25">praise him with the clash of cymbals.</text:span></text:p>
        <text:p text:style-name="P272"><text:span text:style-name="CharStyle25">Let everything that breathes, </text:span><text:span text:style-name="CharStyle101">6 </text:span><text:span text:style-name="CharStyle25">praise the Eternal!</text:span></text:p>
        <text:p text:style-name="P669"><text:span text:style-name="CharStyle25">Hallelujah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David" svg:font-family="David"/>
    <style:font-face style:name="Franklin Gothic Medium" svg:font-family="'Franklin Gothic Medium'"/>
    <style:font-face style:name="Georgia" svg:font-family="Georgia"/>
    <style:font-face style:name="Impact" svg:font-family="Impact"/>
    <style:font-face style:name="Microsoft Sans Serif" svg:font-family="'Microsoft Sans Serif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class="extra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3335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Footnote_20__28_2_29_" style:display-name="Footnote (2)" style:family="paragraph" style:master-page-name="">
      <style:graphic-properties draw:fill="solid" draw:fill-color="#ffffff" draw:opacity="100%"/>
      <style:paragraph-properties fo:line-height="0.1228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Footnote_20__28_3_29_" style:display-name="Footnote (3)" style:family="paragraph" style:master-page-name="">
      <style:graphic-properties draw:fill="solid" draw:fill-color="#ffffff" draw:opacity="100%"/>
      <style:paragraph-properties fo:line-height="0.1272in" fo:text-align="justify" style:justify-single-word="false" style:page-number="auto" fo:background-color="#ffffff"/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Footnote_20__28_4_29_" style:display-name="Footnote (4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9pt" fo:font-style="normal" style:text-underline-style="none" fo:font-weight="bold" style:font-name-asian="David" style:font-family-asian="David" style:font-size-asian="9pt" style:font-style-asian="normal" style:font-weight-asian="bold" style:font-name-complex="David" style:font-family-complex="David" style:font-size-complex="9pt" style:font-style-complex="normal" style:font-weight-complex="bold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639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72in" fo:text-align="end" style:justify-single-word="false" fo:text-indent="-0.152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Impact" fo:font-family="Impact" fo:font-size="5.5pt" fo:font-style="normal" style:text-underline-style="none" fo:font-weight="normal" style:font-name-asian="Impact" style:font-family-asian="Impact" style:font-size-asian="5.5pt" style:font-style-asian="normal" style:font-weight-asian="normal" style:font-name-complex="Impact" style:font-family-complex="Impact" style:font-size-complex="5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in" fo:text-align="justify" style:justify-single-word="false" fo:text-indent="-0.263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Picture_20_caption" style:display-name="Picture caption" style:family="paragraph" style:master-page-name="">
      <style:graphic-properties draw:fill="solid" draw:fill-color="#ffffff" draw:opacity="100%"/>
      <style:paragraph-properties fo:margin-left="0in" fo:margin-right="0in" fo:line-height="0.1299in" fo:text-align="justify" style:justify-single-word="false" fo:text-indent="-0.139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Picture_20_caption_20__28_2_29_" style:display-name="Picture caption (2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6_29_" style:display-name="Body text (6)" style:family="paragraph" style:master-page-name="">
      <style:graphic-properties draw:fill="solid" draw:fill-color="#ffffff" draw:opacity="100%"/>
      <style:paragraph-properties fo:margin-left="0in" fo:margin-right="0in" fo:margin-top="0in" fo:margin-bottom="0.0835in" loext:contextual-spacing="false" fo:line-height="0.1272in" fo:text-indent="-0.3335in" style:auto-text-indent="false" style:page-number="auto" fo:background-color="#ffffff"/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Heading_20__23_3" style:display-name="Heading #3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7_29_" style:display-name="Body text (7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8_29_" style:display-name="Body text (8)" style:family="paragraph" style:master-page-name="">
      <style:graphic-properties draw:fill="solid" draw:fill-color="#ffffff" draw:opacity="100%"/>
      <style:paragraph-properties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9_29_" style:display-name="Body text (9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Georgia" fo:font-family="Georgia" fo:font-size="8.5pt" fo:letter-spacing="-0.0071in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10_29_" style:display-name="Body text (10)" style:family="paragraph" style:master-page-name="">
      <style:graphic-properties draw:fill="solid" draw:fill-color="#ffffff" draw:opacity="100%"/>
      <style:paragraph-properties fo:margin-top="0.1252in" fo:margin-bottom="0in" loext:contextual-spacing="false" fo:line-height="0.1228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Table_20_of_20_contents" style:display-name="Table of contents" style:family="paragraph" style:master-page-name="">
      <style:graphic-properties draw:fill="solid" draw:fill-color="#ffffff" draw:opacity="100%"/>
      <style:paragraph-properties fo:margin-left="0in" fo:margin-right="0in" fo:line-height="0.1272in" fo:text-align="justify" style:justify-single-word="false" fo:text-indent="-0.263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11_29_" style:display-name="Body text (11)" style:family="paragraph" style:master-page-name="">
      <style:graphic-properties draw:fill="solid" draw:fill-color="#ffffff" draw:opacity="100%"/>
      <style:paragraph-properties fo:margin-left="0in" fo:margin-right="0in" fo:line-height="0.1272in" fo:text-indent="-0.111in" style:auto-text-indent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12_29_" style:display-name="Body text (12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13_29_" style:display-name="Body text (13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14_29_" style:display-name="Body text (14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5pt" fo:font-style="normal" style:text-underline-style="none" fo:font-weight="normal" style:font-name-asian="Georgia" style:font-family-asian="Georgia" style:font-size-asian="5pt" style:font-style-asian="normal" style:font-weight-asian="normal" style:font-name-complex="Georgia" style:font-family-complex="Georgia" style:font-size-complex="5pt" style:font-style-complex="normal" style:font-weight-complex="normal"/>
    </style:style>
    <style:style style:name="Body_20_text_20__28_15_29_" style:display-name="Body text (15)" style:family="paragraph" style:master-page-name="">
      <style:graphic-properties draw:fill="solid" draw:fill-color="#ffffff" draw:opacity="100%"/>
      <style:paragraph-properties fo:margin-left="0in" fo:margin-right="0in" fo:margin-top="0in" fo:margin-bottom="0.0835in" loext:contextual-spacing="false" fo:line-height="0in" fo:text-indent="0.1252in" style:auto-text-indent="false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16_29_" style:display-name="Body text (16)" style:family="paragraph" style:master-page-name="">
      <style:graphic-properties draw:fill="solid" draw:fill-color="#ffffff" draw:opacity="100%"/>
      <style:paragraph-properties fo:margin-top="0in" fo:margin-bottom="0.0417in" loext:contextual-spacing="false" fo:line-height="0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17_29_" style:display-name="Body text (17)" style:family="paragraph" style:master-page-name="">
      <style:graphic-properties draw:fill="solid" draw:fill-color="#ffffff" draw:opacity="100%"/>
      <style:paragraph-properties fo:margin-top="0in" fo:margin-bottom="0.1665in" loext:contextual-spacing="false" fo:line-height="0in" style:page-number="auto" fo:background-color="#ffffff"/>
      <style:text-properties style:text-line-through-style="none" style:text-line-through-type="none" style:font-name="David" fo:font-family="David" fo:font-size="7pt" fo:font-style="normal" style:text-underline-style="none" fo:font-weight="normal" style:font-name-asian="David" style:font-family-asian="David" style:font-size-asian="7pt" style:font-style-asian="normal" style:font-weight-asian="normal" style:font-name-complex="David" style:font-family-complex="David" style:font-size-complex="7pt" style:font-style-complex="normal" style:font-weight-complex="normal"/>
    </style:style>
    <style:style style:name="Heading_20__23_2" style:display-name="Heading #2" style:family="paragraph" style:master-page-name="">
      <style:graphic-properties draw:fill="solid" draw:fill-color="#ffffff" draw:opacity="100%"/>
      <style:paragraph-properties fo:line-height="0.1201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18_29_" style:display-name="Body text (18)" style:family="paragraph" style:master-page-name="">
      <style:graphic-properties draw:fill="solid" draw:fill-color="#ffffff" draw:opacity="100%"/>
      <style:paragraph-properties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19_29_" style:display-name="Body text (19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in" style:page-number="auto" fo:background-color="#ffffff"/>
      <style:text-properties style:text-line-through-style="none" style:text-line-through-type="none" style:font-name="David" fo:font-family="David" fo:font-size="5.5pt" fo:letter-spacing="-0.0071in" fo:font-style="normal" style:text-underline-style="none" fo:font-weight="normal" style:font-name-asian="David" style:font-family-asian="David" style:font-size-asian="5.5pt" style:font-style-asian="normal" style:font-weight-asian="normal" style:font-name-complex="David" style:font-family-complex="David" style:font-size-complex="5.5pt" style:font-style-complex="normal" style:font-weight-complex="normal"/>
    </style:style>
    <style:style style:name="Body_20_text_20__28_20_29_" style:display-name="Body text (20)" style:family="paragraph" style:master-page-name="">
      <style:graphic-properties draw:fill="solid" draw:fill-color="#ffffff" draw:opacity="100%"/>
      <style:paragraph-properties fo:line-height="0.1272in" style:page-number="auto" fo:background-color="#ffffff"/>
      <style:text-properties style:text-line-through-style="none" style:text-line-through-type="none" style:font-name="Georgia" fo:font-family="Georgia" fo:font-size="5pt" fo:font-style="normal" style:text-underline-style="none" fo:font-weight="normal" style:font-name-asian="Georgia" style:font-family-asian="Georgia" style:font-size-asian="5pt" style:font-style-asian="normal" style:font-weight-asian="normal" style:font-name-complex="Georgia" style:font-family-complex="Georgia" style:font-size-complex="5pt" style:font-style-complex="normal" style:font-weight-complex="normal"/>
    </style:style>
    <style:style style:name="Body_20_text_20__28_2_29__20__2b__20_DropCap1" style:display-name="Body text (2) + DropCap1" style:family="paragraph" style:parent-style-name="Body_20_text_20__28_2_29_" style:master-page-name="">
      <style:paragraph-properties fo:margin-left="0in" fo:margin-right="0in" fo:margin-top="0in" fo:margin-bottom="0in" loext:contextual-spacing="false" fo:text-indent="0in" style:auto-text-indent="false" style:page-number="auto">
        <style:drop-cap style:lines="2" style:distance="0.0429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5" style:family="text" style:parent-style-name="CharStyle4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6" style:family="text" style:parent-style-name="CharStyle4">
      <style:text-properties fo:color="#000000" style:text-position="0% 100%" style:font-name="David" fo:font-family="David" fo:font-size="9pt" fo:letter-spacing="normal" fo:language="en" fo:country="US" fo:font-style="italic" style:font-name-asian="David" style:font-family-asian="David" style:font-size-asian="9pt" style:language-asian="en" style:country-asian="US" style:font-style-asian="italic" style:font-name-complex="David" style:font-family-complex="David" style:font-size-complex="9pt" style:language-complex="en" style:country-complex="US" style:font-style-complex="italic" style:text-scale="100%"/>
    </style:style>
    <style:style style:name="CharStyle8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9" style:family="text" style:parent-style-name="CharStyle8">
      <style:text-properties fo:color="#000000" style:text-position="0% 100%" style:font-name="Courier New" fo:font-family="'Courier New'" fo:font-size="10pt" fo:letter-spacing="normal" fo:language="en" fo:country="US" fo:font-weight="normal" style:font-name-asian="Courier New" style:font-family-asian="'Courier New'" style:font-size-asian="10pt" style:language-asian="en" style:country-asian="US" style:font-weight-asian="normal" style:font-name-complex="Courier New" style:font-family-complex="'Courier New'" style:font-size-complex="10pt" style:language-complex="en" style:country-complex="US" style:font-weight-complex="normal" style:text-scale="100%"/>
    </style:style>
    <style:style style:name="CharStyle11" style:family="text" style:parent-style-name="DefaultFontStyle"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CharStyle12" style:family="text" style:parent-style-name="CharStyle11">
      <style:text-properties fo:color="#000000" style:text-position="0% 100%" style:font-name="Georgia" fo:font-family="Georgia" fo:font-size="8.5pt" fo:letter-spacing="normal" fo:language="en" fo:country="US" style:font-name-asian="Georgia" style:font-family-asian="Georgia" style:font-size-asian="8.5pt" style:language-asian="en" style:country-asian="US" style:font-name-complex="Georgia" style:font-family-complex="Georgia" style:font-size-complex="8.5pt" style:language-complex="en" style:country-complex="US" style:text-scale="100%"/>
    </style:style>
    <style:style style:name="CharStyle13" style:family="text" style:parent-style-name="CharStyle4">
      <style:text-properties fo:color="#000000" style:text-position="0% 100%" style:font-name="David" fo:font-family="David" fo:font-size="9.5pt" fo:letter-spacing="-0.0071in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5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6" style:family="text" style:parent-style-name="CharStyle4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7" style:family="text" style:parent-style-name="CharStyle4">
      <style:text-properties fo:color="#000000" style:text-position="0% 100%" fo:font-size="8pt" fo:letter-spacing="0.028in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 style:text-scale="100%"/>
    </style:style>
    <style:style style:name="CharStyle18" style:family="text" style:parent-style-name="CharStyle4">
      <style:text-properties fo:color="#000000" style:text-position="0% 100%" fo:letter-spacing="normal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20" style:family="text" style:parent-style-name="DefaultFontStyle"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CharStyle22" style:family="text" style:parent-style-name="DefaultFontStyle">
      <style:text-properties style:text-line-through-style="none" style:text-line-through-type="none" style:font-name="David" fo:font-family="David" fo:font-size="9pt" fo:font-style="normal" style:text-underline-style="none" fo:font-weight="bold" style:font-name-asian="David" style:font-family-asian="David" style:font-size-asian="9pt" style:font-style-asian="normal" style:font-weight-asian="bold" style:font-name-complex="David" style:font-family-complex="David" style:font-size-complex="9pt" style:font-style-complex="normal" style:font-weight-complex="bold"/>
    </style:style>
    <style:style style:name="CharStyle23" style:family="text" style:parent-style-name="CharStyle22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25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26" style:family="text" style:parent-style-name="CharStyle25">
      <style:text-properties fo:color="#000000" style:text-position="0% 100%" fo:letter-spacing="-0.0138in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28" style:family="text" style:parent-style-name="DefaultFontStyle"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CharStyle29" style:family="text" style:parent-style-name="CharStyle25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30" style:family="text" style:parent-style-name="CharStyle25">
      <style:text-properties fo:font-variant="small-caps" fo:color="#000000" style:text-position="0% 100%" fo:letter-spacing="normal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31" style:family="text" style:parent-style-name="CharStyle25">
      <style:text-properties fo:color="#000000" style:text-position="0% 100%" fo:letter-spacing="normal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32" style:family="text" style:parent-style-name="CharStyle25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34" style:family="text" style:parent-style-name="DefaultFontStyle">
      <style:text-properties style:text-line-through-style="none" style:text-line-through-type="none" style:font-name="Impact" fo:font-family="Impact" fo:font-size="5.5pt" fo:font-style="normal" style:text-underline-style="none" fo:font-weight="normal" style:font-name-asian="Impact" style:font-family-asian="Impact" style:font-size-asian="5.5pt" style:font-style-asian="normal" style:font-weight-asian="normal" style:font-name-complex="Impact" style:font-family-complex="Impact" style:font-size-complex="5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4% 58%" style:font-name="Courier New" fo:font-family="'Courier New'" fo:font-size="19pt" fo:letter-spacing="normal" fo:font-style="normal" style:text-underline-style="none" fo:font-weight="normal" style:font-name-asian="Courier New" style:font-family-asian="'Courier New'" style:font-size-asian="19pt" style:font-style-asian="normal" style:font-weight-asian="normal" style:font-name-complex="Courier New" style:font-family-complex="'Courier New'" style:font-size-complex="19pt" style:font-style-complex="normal" style:font-weight-complex="normal" style:text-scale="100%"/>
    </style:style>
    <style:style style:name="CharStyle37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38" style:family="text" style:parent-style-name="CharStyle28">
      <style:text-properties fo:color="#000000" style:text-position="0% 100%" fo:letter-spacing="normal" fo:language="en" fo:country="US" fo:font-style="normal" style:language-asian="en" style:country-asian="US" style:font-style-asian="normal" style:language-complex="en" style:country-complex="US" style:font-style-complex="normal" style:text-scale="100%"/>
    </style:style>
    <style:style style:name="CharStyle39" style:family="text" style:parent-style-name="CharStyle25">
      <style:text-properties fo:color="#000000" style:text-position="0% 100%" style:font-name="David" fo:font-family="David" fo:font-size="9pt" fo:letter-spacing="normal" fo:language="en" fo:country="US" fo:font-style="italic" style:font-name-asian="David" style:font-family-asian="David" style:font-size-asian="9pt" style:language-asian="en" style:country-asian="US" style:font-style-asian="italic" style:font-name-complex="David" style:font-family-complex="David" style:font-size-complex="9pt" style:language-complex="en" style:country-complex="US" style:font-style-complex="italic" style:text-scale="100%"/>
    </style:style>
    <style:style style:name="CharStyle41" style:family="text" style:parent-style-name="DefaultFontStyle"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CharStyle43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44" style:family="text" style:parent-style-name="CharStyle28">
      <style:text-properties fo:color="#000000" style:text-position="0% 100%" fo:letter-spacing="0.0555in" fo:language="en" fo:country="US" fo:font-style="normal" style:language-asian="en" style:country-asian="US" style:font-style-asian="normal" style:language-complex="en" style:country-complex="US" style:font-style-complex="normal" style:text-scale="100%"/>
    </style:style>
    <style:style style:name="CharStyle45" style:family="text" style:parent-style-name="CharStyle25">
      <style:text-properties fo:color="#000000" style:text-position="0% 100%" fo:letter-spacing="0.0346in" fo:language="en" fo:country="US" style:language-asian="en" style:country-asian="US" style:language-complex="en" style:country-complex="US" style:text-scale="100%"/>
    </style:style>
    <style:style style:name="CharStyle46" style:family="text" style:parent-style-name="CharStyle25">
      <style:text-properties fo:color="#000000" style:text-position="0% 100%" fo:letter-spacing="-0.0138in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48" style:family="text" style:parent-style-name="DefaultFontStyle">
      <style:text-properties style:text-line-through-style="none" style:text-line-through-type="none" style:font-name="David" fo:font-family="David" fo:font-size="9pt" fo:font-style="normal" style:text-underline-style="none" fo:font-weight="normal" style:font-name-asian="David" style:font-family-asian="David" style:font-size-asian="9pt" style:font-style-asian="normal" style:font-weight-asian="normal" style:font-name-complex="David" style:font-family-complex="David" style:font-size-complex="9pt" style:font-style-complex="normal" style:font-weight-complex="normal"/>
    </style:style>
    <style:style style:name="CharStyle49" style:family="text" style:parent-style-name="CharStyle22">
      <style:text-properties fo:color="#000000" style:text-position="0% 100%" fo:font-size="8.5pt" fo:letter-spacing="normal" fo:language="en" fo:country="US" fo:font-weight="normal" style:font-size-asian="8.5pt" style:language-asian="en" style:country-asian="US" style:font-weight-asian="normal" style:font-size-complex="8.5pt" style:language-complex="en" style:country-complex="US" style:font-weight-complex="normal" style:text-scale="100%"/>
    </style:style>
    <style:style style:name="CharStyle50" style:family="text" style:parent-style-name="CharStyle22">
      <style:text-properties fo:color="#000000" style:text-position="0% 100%" style:font-name="Georgia" fo:font-family="Georgia" fo:font-size="13pt" fo:letter-spacing="normal" fo:language="en" fo:country="US" fo:font-style="italic" style:font-name-asian="Georgia" style:font-family-asian="Georgia" style:font-size-asian="13pt" style:language-asian="en" style:country-asian="US" style:font-style-asian="italic" style:font-name-complex="Georgia" style:font-family-complex="Georgia" style:font-size-complex="13pt" style:language-complex="en" style:country-complex="US" style:font-style-complex="italic" style:text-scale="100%"/>
    </style:style>
    <style:style style:name="CharStyle5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53" style:family="text" style:parent-style-name="CharStyle52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55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57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58" style:family="text" style:parent-style-name="CharStyle57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59" style:family="text" style:parent-style-name="CharStyle25">
      <style:text-properties fo:font-variant="small-caps" fo:color="#000000" style:text-position="0% 100%" fo:font-size="8.5pt" fo:letter-spacing="0.0138in" fo:language="en" fo:country="US" fo:font-weight="bold" style:font-size-asian="8.5pt" style:language-asian="en" style:country-asian="US" style:font-weight-asian="bold" style:font-size-complex="8.5pt" style:language-complex="en" style:country-complex="US" style:font-weight-complex="bold" style:text-scale="100%"/>
    </style:style>
    <style:style style:name="CharStyle60" style:family="text" style:parent-style-name="CharStyle25">
      <style:text-properties fo:color="#000000" style:text-position="0% 100%" style:font-name="David" fo:font-family="David" fo:font-size="9pt" fo:letter-spacing="normal" fo:language="en" fo:country="US" style:font-name-asian="David" style:font-family-asian="David" style:font-size-asian="9pt" style:language-asian="en" style:country-asian="US" style:font-name-complex="David" style:font-family-complex="David" style:font-size-complex="9pt" style:language-complex="en" style:country-complex="US" style:text-scale="100%"/>
    </style:style>
    <style:style style:name="CharStyle62" style:family="text" style:parent-style-name="DefaultFontStyle">
      <style:text-properties style:text-line-through-style="none" style:text-line-through-type="none" style:font-name="Georgia" fo:font-family="Georgia" fo:font-size="8.5pt" fo:letter-spacing="-0.0071in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63" style:family="text" style:parent-style-name="CharStyle28">
      <style:text-properties fo:color="#000000" style:text-position="0% 100%" style:font-name="David" fo:font-family="David" fo:font-size="9.5pt" fo:letter-spacing="normal" fo:language="en" fo:country="US" fo:font-style="normal" style:font-name-asian="David" style:font-family-asian="David" style:font-size-asian="9.5pt" style:language-asian="en" style:country-asian="US" style:font-style-asian="normal" style:font-name-complex="David" style:font-family-complex="David" style:font-size-complex="9.5pt" style:language-complex="en" style:country-complex="US" style:font-style-complex="normal" style:text-scale="100%"/>
    </style:style>
    <style:style style:name="CharStyle64" style:family="text" style:parent-style-name="CharStyle48">
      <style:text-properties fo:color="#000000" style:text-position="0% 100%" style:font-name="Georgia" fo:font-family="Georgia" fo:font-size="8.5pt" fo:letter-spacing="normal" fo:language="en" fo:country="US" style:font-name-asian="Georgia" style:font-family-asian="Georgia" style:font-size-asian="8.5pt" style:language-asian="en" style:country-asian="US" style:font-name-complex="Georgia" style:font-family-complex="Georgia" style:font-size-complex="8.5pt" style:language-complex="en" style:country-complex="US" style:text-scale="100%"/>
    </style:style>
    <style:style style:name="CharStyle65" style:family="text" style:parent-style-name="CharStyle25">
      <style:text-properties fo:color="#000000" style:text-position="0% 100%" fo:letter-spacing="normal" fo:language="en" fo:country="US" style:text-underline-style="solid" style:text-underline-width="auto" style:text-underline-color="font-color" style:language-asian="en" style:country-asian="US" style:language-complex="en" style:country-complex="US" style:text-scale="100%"/>
    </style:style>
    <style:style style:name="CharStyle66" style:family="text" style:parent-style-name="CharStyle25">
      <style:text-properties fo:color="#000000" style:text-position="0% 100%" fo:letter-spacing="normal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 style:text-scale="100%"/>
    </style:style>
    <style:style style:name="CharStyle67" style:family="text" style:parent-style-name="CharStyle25">
      <style:text-properties fo:color="#000000" style:text-position="0% 100%" fo:font-size="7pt" fo:letter-spacing="normal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 style:text-scale="100%"/>
    </style:style>
    <style:style style:name="CharStyle69" style:family="text" style:parent-style-name="DefaultFontStyle"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CharStyle70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71" style:family="text" style:parent-style-name="DefaultFontStyle"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CharStyle72" style:family="text" style:parent-style-name="CharStyle25">
      <style:text-properties fo:color="#000000" style:text-position="0% 100%" style:font-name="David" fo:font-family="David" fo:font-size="9.5pt" fo:letter-spacing="-0.0071in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73" style:family="text" style:parent-style-name="CharStyle37">
      <style:text-properties fo:color="#000000" style:text-position="0% 100%" style:font-name="David" fo:font-family="David" fo:font-size="10pt" fo:letter-spacing="normal" fo:language="en" fo:country="US" fo:font-weight="normal" style:font-name-asian="David" style:font-family-asian="David" style:font-size-asian="10pt" style:language-asian="en" style:country-asian="US" style:font-weight-asian="normal" style:font-name-complex="David" style:font-family-complex="David" style:font-size-complex="10pt" style:language-complex="en" style:country-complex="US" style:font-weight-complex="normal" style:text-scale="100%"/>
    </style:style>
    <style:style style:name="CharStyle74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75" style:family="text" style:parent-style-name="CharStyle25">
      <style:text-properties fo:color="#000000" style:text-position="0% 100%" style:font-name="David" fo:font-family="David" fo:font-size="9.5pt" fo:letter-spacing="-0.0071in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76" style:family="text" style:parent-style-name="CharStyle25">
      <style:text-properties fo:color="#000000" style:text-position="0% 100%" style:font-name="David" fo:font-family="David" fo:font-size="9pt" fo:letter-spacing="-0.0138in" fo:language="en" fo:country="US" fo:font-style="italic" style:font-name-asian="David" style:font-family-asian="David" style:font-size-asian="9pt" style:language-asian="en" style:country-asian="US" style:font-style-asian="italic" style:font-name-complex="David" style:font-family-complex="David" style:font-size-complex="9pt" style:language-complex="en" style:country-complex="US" style:font-style-complex="italic" style:text-scale="100%"/>
    </style:style>
    <style:style style:name="CharStyle78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79" style:family="text" style:parent-style-name="CharStyle78">
      <style:text-properties fo:color="#000000" style:text-position="0% 100%" style:font-name="David" fo:font-family="David" fo:font-size="9.5pt" fo:letter-spacing="-0.0071in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81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82" style:family="text" style:parent-style-name="CharStyle69">
      <style:text-properties fo:color="#000000" style:text-position="0% 100%" fo:font-size="8.5pt" fo:letter-spacing="normal" fo:language="en" fo:country="US" fo:font-style="normal" fo:font-weight="normal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scale="100%"/>
    </style:style>
    <style:style style:name="CharStyle83" style:family="text" style:parent-style-name="CharStyle69">
      <style:text-properties fo:color="#000000" style:text-position="0% 100%" fo:font-size="8.5pt" fo:letter-spacing="normal" fo:language="en" fo:country="US" fo:font-weight="normal" style:font-size-asian="8.5pt" style:language-asian="en" style:country-asian="US" style:font-weight-asian="normal" style:font-size-complex="8.5pt" style:language-complex="en" style:country-complex="US" style:font-weight-complex="normal" style:text-scale="100%"/>
    </style:style>
    <style:style style:name="CharStyle84" style:family="text" style:parent-style-name="CharStyle81">
      <style:text-properties fo:color="#000000" style:text-position="0% 100%" fo:font-size="8.5pt" fo:letter-spacing="normal" fo:language="en" fo:country="US" fo:font-style="italic" fo:font-weight="normal" style:font-size-asian="8.5pt" style:language-asian="en" style:country-asian="US" style:font-style-asian="italic" style:font-weight-asian="normal" style:font-size-complex="8.5pt" style:language-complex="en" style:country-complex="US" style:font-style-complex="italic" style:font-weight-complex="normal" style:text-scale="100%"/>
    </style:style>
    <style:style style:name="CharStyle86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87" style:family="text" style:parent-style-name="CharStyle69">
      <style:text-properties fo:color="#000000" style:text-position="0% 100%" fo:font-size="7pt" fo:letter-spacing="normal" fo:language="en" fo:country="US" fo:font-style="normal" fo:font-weight="bold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scale="100%"/>
    </style:style>
    <style:style style:name="CharStyle89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90" style:family="text" style:parent-style-name="CharStyle37">
      <style:text-properties fo:color="#000000" style:text-position="0% 100%" style:font-name="David" fo:font-family="David" fo:font-size="10pt" fo:letter-spacing="normal" fo:language="en" fo:country="US" fo:font-weight="normal" style:font-name-asian="David" style:font-family-asian="David" style:font-size-asian="10pt" style:language-asian="en" style:country-asian="US" style:font-weight-asian="normal" style:font-name-complex="David" style:font-family-complex="David" style:font-size-complex="10pt" style:language-complex="en" style:country-complex="US" style:font-weight-complex="normal" style:text-scale="100%"/>
    </style:style>
    <style:style style:name="CharStyle91" style:family="text" style:parent-style-name="CharStyle37">
      <style:text-properties fo:color="#000000" style:text-position="0% 100%" fo:font-size="8.5pt" fo:letter-spacing="normal" fo:language="en" fo:country="US" fo:font-style="italic" style:font-size-asian="8.5pt" style:language-asian="en" style:country-asian="US" style:font-style-asian="italic" style:font-size-complex="8.5pt" style:language-complex="en" style:country-complex="US" style:font-style-complex="italic" style:text-scale="100%"/>
    </style:style>
    <style:style style:name="CharStyle92" style:family="text" style:parent-style-name="CharStyle25">
      <style:text-properties fo:color="#000000" style:text-position="0% 100%" fo:font-size="7pt" fo:letter-spacing="normal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 style:text-scale="100%"/>
    </style:style>
    <style:style style:name="CharStyle94" style:family="text" style:parent-style-name="DefaultFontStyle">
      <style:text-properties style:text-line-through-style="none" style:text-line-through-type="none" style:font-name="Georgia" fo:font-family="Georgia" fo:font-size="5pt" fo:font-style="normal" style:text-underline-style="none" fo:font-weight="normal" style:font-name-asian="Georgia" style:font-family-asian="Georgia" style:font-size-asian="5pt" style:font-style-asian="normal" style:font-weight-asian="normal" style:font-name-complex="Georgia" style:font-family-complex="Georgia" style:font-size-complex="5pt" style:font-style-complex="normal" style:font-weight-complex="normal"/>
    </style:style>
    <style:style style:name="CharStyle95" style:family="text" style:parent-style-name="CharStyle22">
      <style:text-properties fo:color="#000000" style:text-position="0% 100%" style:font-name="Franklin Gothic Medium" fo:font-family="'Franklin Gothic Medium'" fo:font-size="8pt" fo:letter-spacing="normal" fo:language="en" fo:country="US" fo:font-weight="normal" style:font-name-asian="Franklin Gothic Medium" style:font-family-asian="'Franklin Gothic Medium'" style:font-size-asian="8pt" style:language-asian="en" style:country-asian="US" style:font-weight-asian="normal" style:font-name-complex="Franklin Gothic Medium" style:font-family-complex="'Franklin Gothic Medium'" style:font-size-complex="8pt" style:language-complex="en" style:country-complex="US" style:font-weight-complex="normal" style:text-scale="100%"/>
    </style:style>
    <style:style style:name="CharStyle97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98" style:family="text" style:parent-style-name="CharStyle22">
      <style:text-properties fo:color="#000000" style:text-position="0% 100%" style:font-name="Calibri" fo:font-family="Calibri" fo:font-size="8.5pt" fo:letter-spacing="normal" fo:language="en" fo:country="US" fo:font-weight="normal" style:font-name-asian="Calibri" style:font-family-asian="Calibri" style:font-size-asian="8.5pt" style:language-asian="en" style:country-asian="US" style:font-weight-asian="normal" style:font-name-complex="Calibri" style:font-family-complex="Calibri" style:font-size-complex="8.5pt" style:language-complex="en" style:country-complex="US" style:font-weight-complex="normal" style:text-scale="100%"/>
    </style:style>
    <style:style style:name="CharStyle100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CharStyle101" style:family="text" style:parent-style-name="CharStyle25">
      <style:text-properties fo:color="#000000" style:text-position="0% 100%" style:font-name="David" fo:font-family="David" fo:font-size="9.5pt" fo:letter-spacing="normal" fo:language="en" fo:country="US" style:font-name-asian="David" style:font-family-asian="David" style:font-size-asian="9.5pt" style:language-asian="en" style:country-asian="US" style:font-name-complex="David" style:font-family-complex="David" style:font-size-complex="9.5pt" style:language-complex="en" style:country-complex="US" style:text-scale="100%"/>
    </style:style>
    <style:style style:name="CharStyle102" style:family="text" style:parent-style-name="CharStyle25">
      <style:text-properties fo:color="#000000" style:text-position="0% 100%" style:font-name="David" fo:font-family="David" fo:font-size="9pt" fo:letter-spacing="normal" fo:language="en" fo:country="US" fo:font-style="italic" style:font-name-asian="David" style:font-family-asian="David" style:font-size-asian="9pt" style:language-asian="en" style:country-asian="US" style:font-style-asian="italic" style:font-name-complex="David" style:font-family-complex="David" style:font-size-complex="9pt" style:language-complex="en" style:country-complex="US" style:font-style-complex="italic" style:text-scale="100%"/>
    </style:style>
    <style:style style:name="CharStyle104" style:family="text" style:parent-style-name="DefaultFontStyle">
      <style:text-properties style:text-line-through-style="none" style:text-line-through-type="none" style:font-name="David" fo:font-family="David" fo:font-size="7pt" fo:font-style="normal" style:text-underline-style="none" fo:font-weight="normal" style:font-name-asian="David" style:font-family-asian="David" style:font-size-asian="7pt" style:font-style-asian="normal" style:font-weight-asian="normal" style:font-name-complex="David" style:font-family-complex="David" style:font-size-complex="7pt" style:font-style-complex="normal" style:font-weight-complex="normal"/>
    </style:style>
    <style:style style:name="CharStyle106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07" style:family="text" style:parent-style-name="CharStyle106">
      <style:text-properties fo:color="#000000" style:text-position="0% 100%" style:font-name="Impact" fo:font-family="Impact" fo:font-size="10.5pt" fo:letter-spacing="normal" fo:language="en" fo:country="US" fo:font-weight="normal" style:font-name-asian="Impact" style:font-family-asian="Impact" style:font-size-asian="10.5pt" style:language-asian="en" style:country-asian="US" style:font-weight-asian="normal" style:font-name-complex="Impact" style:font-family-complex="Impact" style:font-size-complex="10.5pt" style:language-complex="en" style:country-complex="US" style:font-weight-complex="normal" style:text-scale="100%"/>
    </style:style>
    <style:style style:name="CharStyle108" style:family="text" style:parent-style-name="CharStyle25">
      <style:text-properties fo:color="#000000" style:text-position="0% 100%" style:font-name="David" fo:font-family="David" fo:font-size="11pt" fo:letter-spacing="normal" fo:language="en" fo:country="US" fo:font-weight="normal" style:font-name-asian="David" style:font-family-asian="David" style:font-size-asian="11pt" style:language-asian="en" style:country-asian="US" style:font-weight-asian="normal" style:font-name-complex="David" style:font-family-complex="David" style:font-size-complex="11pt" style:language-complex="en" style:country-complex="US" style:font-weight-complex="normal" style:text-scale="100%"/>
    </style:style>
    <style:style style:name="CharStyle109" style:family="text" style:parent-style-name="CharStyle25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111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112" style:family="text" style:parent-style-name="CharStyle22">
      <style:text-properties fo:color="#000000" style:text-position="0% 100%" style:font-name="Microsoft Sans Serif" fo:font-family="'Microsoft Sans Serif'" fo:font-size="8pt" fo:letter-spacing="normal" fo:language="en" fo:country="US" fo:font-weight="normal" style:font-name-asian="Microsoft Sans Serif" style:font-family-asian="'Microsoft Sans Serif'" style:font-size-asian="8pt" style:language-asian="en" style:country-asian="US" style:font-weight-asian="normal" style:font-name-complex="Microsoft Sans Serif" style:font-family-complex="'Microsoft Sans Serif'" style:font-size-complex="8pt" style:language-complex="en" style:country-complex="US" style:font-weight-complex="normal" style:text-scale="100%"/>
    </style:style>
    <style:style style:name="CharStyle113" style:family="text" style:parent-style-name="CharStyle25">
      <style:text-properties fo:color="#000000" style:text-position="0% 100%" fo:letter-spacing="0.028in" fo:language="en" fo:country="US" style:language-asian="en" style:country-asian="US" style:language-complex="en" style:country-complex="US" style:text-scale="100%"/>
    </style:style>
    <style:style style:name="CharStyle114" style:family="text" style:parent-style-name="CharStyle25">
      <style:text-properties fo:color="#000000" style:text-position="0% 100%" fo:font-size="8.5pt" fo:letter-spacing="0.0209in" fo:language="en" fo:country="US" fo:font-weight="bold" style:font-size-asian="8.5pt" style:language-asian="en" style:country-asian="US" style:font-weight-asian="bold" style:font-size-complex="8.5pt" style:language-complex="en" style:country-complex="US" style:font-weight-complex="bold" style:text-scale="150%"/>
    </style:style>
    <style:style style:name="CharStyle115" style:family="text" style:parent-style-name="CharStyle25">
      <style:text-properties fo:color="#000000" style:text-position="0% 100%" fo:letter-spacing="0.028in" fo:language="en" fo:country="US" fo:font-weight="bold" style:language-asian="en" style:country-asian="US" style:font-weight-asian="bold" style:language-complex="en" style:country-complex="US" style:font-weight-complex="bold" style:text-scale="150%"/>
    </style:style>
    <style:style style:name="CharStyle117" style:family="text" style:parent-style-name="DefaultFontStyle">
      <style:text-properties style:text-line-through-style="none" style:text-line-through-type="none" style:font-name="David" fo:font-family="David" fo:font-size="5.5pt" fo:letter-spacing="-0.0071in" fo:font-style="normal" style:text-underline-style="none" fo:font-weight="normal" style:font-name-asian="David" style:font-family-asian="David" style:font-size-asian="5.5pt" style:font-style-asian="normal" style:font-weight-asian="normal" style:font-name-complex="David" style:font-family-complex="David" style:font-size-complex="5.5pt" style:font-style-complex="normal" style:font-weight-complex="normal"/>
    </style:style>
    <style:style style:name="CharStyle118" style:family="text" style:parent-style-name="CharStyle25">
      <style:text-properties fo:color="#000000" style:text-position="0% 100%" fo:font-size="8.5pt" fo:letter-spacing="normal" fo:language="en" fo:country="US" fo:font-style="italic" fo:font-weight="normal" style:font-size-asian="8.5pt" style:language-asian="en" style:country-asian="US" style:font-style-asian="italic" style:font-weight-asian="normal" style:font-size-complex="8.5pt" style:language-complex="en" style:country-complex="US" style:font-style-complex="italic" style:font-weight-complex="normal" style:text-scale="100%"/>
    </style:style>
    <style:style style:name="CharStyle120" style:family="text" style:parent-style-name="DefaultFontStyle">
      <style:text-properties style:text-line-through-style="none" style:text-line-through-type="none" style:font-name="Georgia" fo:font-family="Georgia" fo:font-size="5pt" fo:font-style="normal" style:text-underline-style="none" fo:font-weight="normal" style:font-name-asian="Georgia" style:font-family-asian="Georgia" style:font-size-asian="5pt" style:font-style-asian="normal" style:font-weight-asian="normal" style:font-name-complex="Georgia" style:font-family-complex="Georgia" style:font-size-complex="5pt" style:font-style-complex="normal" style:font-weight-complex="normal"/>
    </style:style>
    <style:style style:name="FootnoteNumberInBody" style:family="text" style:parent-style-name="DefaultFontStyle">
      <style:text-properties fo:color="#000000" style:text-line-through-style="none" style:text-line-through-type="none" style:text-position="0% 100%" style:font-name="Georgia" fo:font-family="Georgia" fo:font-size="8.5pt" fo:letter-spacing="normal" fo:language="en" fo:country="US" fo:font-style="normal" style:text-underline-style="none" fo:font-weight="normal" style:font-name-asian="Georgia" style:font-family-asian="Georgia" style:font-size-asian="8.5pt" style:language-asian="en" style:country-asian="US" style:font-style-asian="normal" style:font-weight-asian="normal" style:font-name-complex="Georgia" style:font-family-complex="Georgia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NumberInBody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22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035in" style:type="right"/>
        </style:tab-stops>
      </style:paragraph-properties>
    </style:style>
    <style:style style:name="MP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98in" style:type="right"/>
        </style:tab-stops>
      </style:paragraph-properties>
    </style:style>
    <style:style style:name="MP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665in" style:type="right"/>
        </style:tab-stops>
      </style:paragraph-properties>
    </style:style>
    <style:style style:name="MP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35in" style:type="right"/>
        </style:tab-stops>
      </style:paragraph-properties>
    </style:style>
    <style:style style:name="MP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634in" style:type="right"/>
        </style:tab-stops>
      </style:paragraph-properties>
    </style:style>
    <style:style style:name="MP1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71in" style:type="right"/>
        </style:tab-stops>
      </style:paragraph-properties>
    </style:style>
    <style:style style:name="MP1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5in" style:type="right"/>
        </style:tab-stops>
      </style:paragraph-properties>
    </style:style>
    <style:style style:name="MP1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29in" style:type="right"/>
        </style:tab-stops>
      </style:paragraph-properties>
    </style:style>
    <style:style style:name="MP1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02in" style:type="right"/>
        </style:tab-stops>
      </style:paragraph-properties>
    </style:style>
    <style:style style:name="MP1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366in" style:type="right"/>
        </style:tab-stops>
      </style:paragraph-properties>
    </style:style>
    <style:style style:name="MP1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465in" style:type="right"/>
        </style:tab-stops>
      </style:paragraph-properties>
    </style:style>
    <style:style style:name="MP16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01in" style:type="right"/>
        </style:tab-stops>
      </style:paragraph-properties>
    </style:style>
    <style:style style:name="MP17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02in" style:type="right"/>
        </style:tab-stops>
      </style:paragraph-properties>
    </style:style>
    <style:style style:name="MP18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99in" style:type="right"/>
        </style:tab-stops>
      </style:paragraph-properties>
    </style:style>
    <style:style style:name="MP19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035in" style:type="right"/>
        </style:tab-stops>
      </style:paragraph-properties>
    </style:style>
    <style:style style:name="MP20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835in" style:type="right"/>
        </style:tab-stops>
      </style:paragraph-properties>
    </style:style>
    <style:style style:name="MP2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29in" style:type="right"/>
        </style:tab-stops>
      </style:paragraph-properties>
    </style:style>
    <style:style style:name="MP2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28in" style:type="right"/>
        </style:tab-stops>
      </style:paragraph-properties>
    </style:style>
    <style:style style:name="MP2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965in" style:type="right"/>
        </style:tab-stops>
      </style:paragraph-properties>
    </style:style>
    <style:style style:name="MP2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772in" style:type="right"/>
        </style:tab-stops>
      </style:paragraph-properties>
    </style:style>
    <style:style style:name="MP2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3866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1.5618in" fo:margin-right="2.90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78in" fo:margin-left="0in" fo:margin-right="0in" fo:margin-bottom="0in"/>
      </style:header-style>
      <style:footer-style>
        <style:header-footer-properties fo:min-height="3.6543in" fo:margin-left="0in" fo:margin-right="0in" fo:margin-top="3.6543in"/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1.5618in" fo:margin-right="2.90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83in" fo:margin-left="0in" fo:margin-right="0in" fo:margin-bottom="0in"/>
      </style:header-style>
      <style:footer-style>
        <style:header-footer-properties fo:min-height="3.6945in" fo:margin-left="0in" fo:margin-right="0in" fo:margin-top="3.6945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28in" fo:margin-left="0in" fo:margin-right="0in" fo:margin-bottom="0in"/>
      </style:header-style>
      <style:footer-style>
        <style:header-footer-properties fo:min-height="3.6898in" fo:margin-left="0in" fo:margin-right="0in" fo:margin-top="3.6898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2.1189in" fo:margin-right="2.24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693in" fo:margin-left="0in" fo:margin-right="0in" fo:margin-bottom="0in"/>
      </style:header-style>
      <style:footer-style>
        <style:header-footer-properties fo:min-height="3.6472in" fo:margin-left="0in" fo:margin-right="0in" fo:margin-top="3.6472in"/>
      </style:footer-style>
    </style:page-layout>
    <style:page-layout style:name="Mpm6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71in" fo:margin-left="0in" fo:margin-right="0in" fo:margin-bottom="0in"/>
      </style:header-style>
      <style:footer-style>
        <style:header-footer-properties fo:min-height="3.6252in" fo:margin-left="0in" fo:margin-right="0in" fo:margin-top="3.6252in"/>
      </style:footer-style>
    </style:page-layout>
    <style:page-layout style:name="Mpm7">
      <style:page-layout-properties fo:page-width="8.2638in" fo:page-height="11.694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098in" fo:margin-left="0in" fo:margin-right="0in" fo:margin-bottom="0in"/>
      </style:header-style>
      <style:footer-style>
        <style:header-footer-properties fo:min-height="1.2098in" fo:margin-left="0in" fo:margin-right="0in" fo:margin-top="1.2098in"/>
      </style:footer-style>
    </style:page-layout>
    <style:page-layout style:name="Mpm8">
      <style:page-layout-properties fo:page-width="8.5in" fo:page-height="11in" style:num-format="1" style:print-orientation="portrait" fo:margin-top="0in" fo:margin-bottom="0in" fo:margin-left="1.9189in" fo:margin-right="2.449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52in" fo:margin-left="0in" fo:margin-right="0in" fo:margin-bottom="0in"/>
      </style:header-style>
      <style:footer-style>
        <style:header-footer-properties fo:min-height="3.6902in" fo:margin-left="0in" fo:margin-right="0in" fo:margin-top="3.6902in"/>
      </style:footer-style>
    </style:page-layout>
    <style:page-layout style:name="Mpm9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52in" fo:margin-left="0in" fo:margin-right="0in" fo:margin-bottom="0in"/>
      </style:header-style>
      <style:footer-style>
        <style:header-footer-properties fo:min-height="3.6902in" fo:margin-left="0in" fo:margin-right="0in" fo:margin-top="3.6902in"/>
      </style:footer-style>
    </style:page-layout>
    <style:page-layout style:name="Mpm10">
      <style:page-layout-properties fo:page-width="8.5in" fo:page-height="11in" style:num-format="1" style:print-orientation="portrait" fo:margin-top="0in" fo:margin-bottom="0in" fo:margin-left="2.0307in" fo:margin-right="2.3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62in" fo:margin-left="0in" fo:margin-right="0in" fo:margin-bottom="0in"/>
      </style:header-style>
      <style:footer-style>
        <style:header-footer-properties fo:min-height="3.5035in" fo:margin-left="0in" fo:margin-right="0in" fo:margin-top="3.5035in"/>
      </style:footer-style>
    </style:page-layout>
    <style:page-layout style:name="Mpm1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516in" fo:margin-left="0in" fo:margin-right="0in" fo:margin-bottom="0in"/>
      </style:header-style>
      <style:footer-style>
        <style:header-footer-properties fo:min-height="0.8516in" fo:margin-left="0in" fo:margin-right="0in" fo:margin-top="0.8516in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2.061in" fo:margin-right="2.309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37in" fo:margin-left="0in" fo:margin-right="0in" fo:margin-bottom="0in"/>
      </style:header-style>
      <style:footer-style>
        <style:header-footer-properties fo:min-height="3.5354in" fo:margin-left="0in" fo:margin-right="0in" fo:margin-top="3.5354in"/>
      </style:footer-style>
    </style:page-layout>
    <style:page-layout style:name="Mpm13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37in" fo:margin-left="0in" fo:margin-right="0in" fo:margin-bottom="0in"/>
      </style:header-style>
      <style:footer-style>
        <style:header-footer-properties fo:min-height="3.5354in" fo:margin-left="0in" fo:margin-right="0in" fo:margin-top="3.5354in"/>
      </style:footer-style>
    </style:page-layout>
    <style:page-layout style:name="Mpm14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2in" fo:margin-left="0in" fo:margin-right="0in" fo:margin-bottom="0in"/>
      </style:header-style>
      <style:footer-style>
        <style:header-footer-properties fo:min-height="3.4665in" fo:margin-left="0in" fo:margin-right="0in" fo:margin-top="3.4665in"/>
      </style:footer-style>
    </style:page-layout>
    <style:page-layout style:name="Mpm15">
      <style:page-layout-properties fo:page-width="8.5in" fo:page-height="11in" style:num-format="1" style:print-orientation="portrait" fo:margin-top="0in" fo:margin-bottom="0in" fo:margin-left="2.2244in" fo:margin-right="2.13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62in" fo:margin-left="0in" fo:margin-right="0in" fo:margin-bottom="0in"/>
      </style:header-style>
      <style:footer-style>
        <style:header-footer-properties fo:min-height="3.5866in" fo:margin-left="0in" fo:margin-right="0in" fo:margin-top="3.5866in"/>
      </style:footer-style>
    </style:page-layout>
    <style:page-layout style:name="Mpm16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62in" fo:margin-left="0in" fo:margin-right="0in" fo:margin-bottom="0in"/>
      </style:header-style>
      <style:footer-style>
        <style:header-footer-properties fo:min-height="3.5866in" fo:margin-left="0in" fo:margin-right="0in" fo:margin-top="3.5866in"/>
      </style:footer-style>
    </style:page-layout>
    <style:page-layout style:name="Mpm17">
      <style:page-layout-properties fo:page-width="8.5in" fo:page-height="11in" style:num-format="1" style:print-orientation="portrait" fo:margin-top="0in" fo:margin-bottom="0in" fo:margin-left="2.0925in" fo:margin-right="2.301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11in" fo:margin-left="0in" fo:margin-right="0in" fo:margin-bottom="0in"/>
      </style:header-style>
      <style:footer-style>
        <style:header-footer-properties fo:min-height="3.539in" fo:margin-left="0in" fo:margin-right="0in" fo:margin-top="3.539in"/>
      </style:footer-style>
    </style:page-layout>
    <style:page-layout style:name="Mpm18">
      <style:page-layout-properties fo:page-width="8.5in" fo:page-height="11in" style:num-format="1" style:print-orientation="portrait" fo:margin-top="0in" fo:margin-bottom="0in" fo:margin-left="2.1047in" fo:margin-right="2.2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071in" fo:margin-left="0in" fo:margin-right="0in" fo:margin-bottom="0in"/>
      </style:header-style>
      <style:footer-style>
        <style:header-footer-properties fo:min-height="3.2283in" fo:margin-left="0in" fo:margin-right="0in" fo:margin-top="3.2283in"/>
      </style:footer-style>
    </style:page-layout>
    <style:page-layout style:name="Mpm19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071in" fo:margin-left="0in" fo:margin-right="0in" fo:margin-bottom="0in"/>
      </style:header-style>
      <style:footer-style>
        <style:header-footer-properties fo:min-height="3.2283in" fo:margin-left="0in" fo:margin-right="0in" fo:margin-top="3.2283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header-left>
        <text:p text:style-name="MP1"/>
      </style:header-left>
      <style:footer>
        <text:p text:style-name="MP2"><draw:frame draw:style-name="Mfr1" draw:name="Frame1" text:anchor-type="paragraph" svg:x="2.5083in" svg:y="7.3547in" draw:z-index="0"><draw:text-box fo:min-height="0.0835in" fo:min-width="0.1701in"><text:p text:style-name="MP3"><text:page-number text:select-page="current">0</text:page-number></text:p></draw:text-box></draw:frame></text:p>
      </style:footer>
      <style:footer-left>
        <text:p text:style-name="MP2"><draw:frame draw:style-name="Mfr1" draw:name="1" text:anchor-type="paragraph" svg:x="2.5083in" svg:y="7.3547in" draw:z-index="0"><draw:text-box fo:min-height="0.0835in" fo:min-width="0.1701in"><text:p text:style-name="MP3"><text:page-number text:select-page="current">606</text:page-number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2" text:anchor-type="paragraph" svg:x="3.2819in" svg:y="0.4984in" draw:z-index="212"><draw:text-box fo:min-height="0.1098in" fo:min-width="2.3236in"><text:p text:style-name="MP4"><text:span text:style-name="CharStyle23">PS ALM 5<text:tab/></text:span><text:page-number text:select-page="current">616</text:page-number></text:p></draw:text-box></draw:frame></text:p>
      </style:header>
      <style:footer>
        <text:p text:style-name="MP2"/>
      </style:footer>
    </style:master-page>
    <style:master-page style:name="PageStyle2" style:page-layout-name="Mpm4">
      <style:header>
        <text:p text:style-name="MP1"><draw:frame draw:style-name="Mfr1" draw:name="3" text:anchor-type="paragraph" svg:x="3.9193in" svg:y="0.4799in" draw:z-index="213"><draw:text-box fo:min-height="0.1071in" fo:min-width="2.3035in"><text:p text:style-name="MP5"><text:span text:style-name="CharStyle23">PSALM 9<text:tab/></text:span><text:page-number text:select-page="current">609</text:page-number></text:p></draw:text-box></draw:frame></text:p>
      </style:header>
      <style:header-left>
        <text:p text:style-name="MP1"><draw:frame draw:style-name="Mfr1" draw:name="4" text:anchor-type="paragraph" svg:x="3.9193in" svg:y="0.4799in" draw:z-index="0"><draw:text-box fo:min-height="0.1071in" fo:min-width="2.3035in"><text:p text:style-name="MP5"><text:span text:style-name="CharStyle23">PSALM 9<text:tab/></text:span><text:page-number text:select-page="current">61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" style:page-layout-name="Mpm5">
      <style:header>
        <text:p text:style-name="MP1"><draw:frame draw:style-name="Mfr1" draw:name="5" text:anchor-type="paragraph" svg:x="3.8756in" svg:y="0.5264in" draw:z-index="219"><draw:text-box fo:min-height="0.1098in" fo:min-width="2.3598in"><text:p text:style-name="MP6"><text:span text:style-name="CharStyle23">PSALM 13<text:tab/></text:span><text:page-number text:select-page="current">0</text:page-number></text:p></draw:text-box></draw:frame></text:p>
      </style:header>
      <style:header-left>
        <text:p text:style-name="MP1"><draw:frame draw:style-name="Mfr1" draw:name="6" text:anchor-type="paragraph" svg:x="2.1626in" svg:y="0.5728in" draw:z-index="215"><draw:text-box fo:min-height="0.1236in" fo:min-width="2.3598in"><text:p text:style-name="MP6"><text:page-number text:select-page="current">610</text:page-number><text:span text:style-name="CharStyle23"><text:tab/>PSALM 1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" style:page-layout-name="Mpm5">
      <style:header>
        <text:p text:style-name="MP1"><draw:frame draw:style-name="Mfr1" draw:name="7" text:anchor-type="paragraph" svg:x="2.1484in" svg:y="0.5492in" draw:z-index="1"><draw:text-box fo:min-height="0.1165in" fo:min-width="2.3665in"><text:p text:style-name="MP7"><text:page-number text:select-page="current">0</text:page-number><text:span text:style-name="CharStyle23"><text:tab/>PSALM 16</text:span></text:p></draw:text-box></draw:frame></text:p>
      </style:header>
      <style:header-left>
        <text:p text:style-name="MP1"><draw:frame draw:style-name="Mfr1" draw:name="8" text:anchor-type="paragraph" svg:x="2.1484in" svg:y="0.5492in" draw:z-index="2"><draw:text-box fo:min-height="0.1165in" fo:min-width="2.3665in"><text:p text:style-name="MP7"><text:page-number text:select-page="current">0</text:page-number><text:span text:style-name="CharStyle23"><text:tab/>PSALM 16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" style:page-layout-name="Mpm5">
      <style:header>
        <text:p text:style-name="MP1"><draw:frame draw:style-name="Mfr1" draw:name="9" text:anchor-type="paragraph" svg:x="3.8791in" svg:y="0.5362in" draw:z-index="3"><draw:text-box fo:min-height="0.1in" fo:min-width="2.3535in"><text:p text:style-name="MP8"><text:span text:style-name="CharStyle23">PSALM 18<text:tab/></text:span><text:page-number text:select-page="current">0</text:page-number></text:p></draw:text-box></draw:frame></text:p>
      </style:header>
      <style:footer>
        <text:p text:style-name="MP2"/>
      </style:footer>
    </style:master-page>
    <style:master-page style:name="PageStyle6" style:page-layout-name="Mpm5">
      <style:header>
        <text:p text:style-name="MP1"><draw:frame draw:style-name="Mfr1" draw:name="10" text:anchor-type="paragraph" svg:x="2.1591in" svg:y="0.5228in" draw:z-index="5"><draw:text-box fo:min-height="0.1134in" fo:min-width="2.3598in"><text:p text:style-name="MP6"><text:page-number text:select-page="current">0</text:page-number><text:span text:style-name="CharStyle23"><text:tab/>PSALM 18</text:span></text:p></draw:text-box></draw:frame></text:p>
      </style:header>
      <style:header-left>
        <text:p text:style-name="MP1"><draw:frame draw:style-name="Mfr1" draw:name="11" text:anchor-type="paragraph" svg:x="2.1591in" svg:y="0.5228in" draw:z-index="6"><draw:text-box fo:min-height="0.1134in" fo:min-width="2.3598in"><text:p text:style-name="MP6"><text:page-number text:select-page="current">0</text:page-number><text:span text:style-name="CharStyle23"><text:tab/>PSALM 1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7" style:page-layout-name="Mpm5">
      <style:header>
        <text:p text:style-name="MP1"><draw:frame draw:style-name="Mfr1" draw:name="12" text:anchor-type="paragraph" svg:x="3.8819in" svg:y="0.5429in" draw:z-index="7"><draw:text-box fo:min-height="0.1035in" fo:min-width="2.3665in"><text:p text:style-name="MP7"><text:span text:style-name="CharStyle23">PSALM 19<text:tab/></text:span><text:page-number text:select-page="current">0</text:page-number></text:p></draw:text-box></draw:frame></text:p>
      </style:header>
      <style:header-left>
        <text:p text:style-name="MP1"><draw:frame draw:style-name="Mfr1" draw:name="13" text:anchor-type="paragraph" svg:x="2.1689in" svg:y="0.5626in" draw:z-index="9"><draw:text-box fo:min-height="0.1165in" fo:min-width="2.3598in"><text:p text:style-name="MP6"><text:page-number text:select-page="current">0</text:page-number><text:span text:style-name="CharStyle23"><text:tab/>PSALM 21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8" style:page-layout-name="Mpm5">
      <style:header>
        <text:p text:style-name="MP1"><draw:frame draw:style-name="Mfr1" draw:name="14" text:anchor-type="paragraph" svg:x="3.8791in" svg:y="0.5362in" draw:z-index="11"><draw:text-box fo:min-height="0.1in" fo:min-width="2.3535in"><text:p text:style-name="MP8"><text:span text:style-name="CharStyle23">PSALM 18<text:tab/></text:span><text:page-number text:select-page="current">0</text:page-number></text:p></draw:text-box></draw:frame></text:p>
      </style:header>
      <style:header-left>
        <text:p text:style-name="MP1"><draw:frame draw:style-name="Mfr1" draw:name="15" text:anchor-type="paragraph" svg:x="3.8791in" svg:y="0.5362in" draw:z-index="12"><draw:text-box fo:min-height="0.1in" fo:min-width="2.3535in"><text:p text:style-name="MP8"><text:span text:style-name="CharStyle23">PSALM 18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9" style:page-layout-name="Mpm5">
      <style:header>
        <text:p text:style-name="MP1"><draw:frame draw:style-name="Mfr1" draw:name="16" text:anchor-type="paragraph" svg:x="3.8689in" svg:y="0.5327in" draw:z-index="13"><draw:text-box fo:min-height="0.1035in" fo:min-width="2.3598in"><text:p text:style-name="MP6"><text:span text:style-name="CharStyle23">PSALM 26<text:tab/></text:span><text:page-number text:select-page="current">0</text:page-number></text:p></draw:text-box></draw:frame></text:p>
      </style:header>
      <style:header-left>
        <text:p text:style-name="MP1"><draw:frame draw:style-name="Mfr1" draw:name="17" text:anchor-type="paragraph" svg:x="2.172in" svg:y="0.5398in" draw:z-index="15"><draw:text-box fo:min-height="0.1236in" fo:min-width="2.3634in"><text:p text:style-name="MP9"><text:page-number text:select-page="current">0</text:page-number><text:span text:style-name="CharStyle23"><text:tab/>PSALM 2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0" style:page-layout-name="Mpm5">
      <style:header>
        <text:p text:style-name="MP1"><draw:frame draw:style-name="Mfr1" draw:name="18" text:anchor-type="paragraph" svg:x="2.1457in" svg:y="0.5291in" draw:z-index="17"><draw:text-box fo:min-height="0.1071in" fo:min-width="2.3571in"><text:p text:style-name="MP10"><text:page-number text:select-page="current">0</text:page-number><text:span text:style-name="CharStyle23"><text:tab/>PSALM 27</text:span></text:p></draw:text-box></draw:frame></text:p>
      </style:header>
      <style:header-left>
        <text:p text:style-name="MP1"><draw:frame draw:style-name="Mfr1" draw:name="19" text:anchor-type="paragraph" svg:x="2.1457in" svg:y="0.5291in" draw:z-index="18"><draw:text-box fo:min-height="0.1071in" fo:min-width="2.3571in"><text:p text:style-name="MP10"><text:page-number text:select-page="current">0</text:page-number><text:span text:style-name="CharStyle23"><text:tab/>PSALM 2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1" style:page-layout-name="Mpm5">
      <style:header>
        <text:p text:style-name="MP1"><draw:frame draw:style-name="Mfr1" draw:name="20" text:anchor-type="paragraph" svg:x="3.8484in" svg:y="0.5264in" draw:z-index="19"><draw:text-box fo:min-height="0.1098in" fo:min-width="2.35in"><text:p text:style-name="MP11"><text:span text:style-name="CharStyle23">PSALM 30<text:tab/></text:span><text:page-number text:select-page="current">0</text:page-number></text:p></draw:text-box></draw:frame></text:p>
      </style:header>
      <style:header-left>
        <text:p text:style-name="MP1"><draw:frame draw:style-name="Mfr1" draw:name="21" text:anchor-type="paragraph" svg:x="1.2744in" svg:y="0.5543in" draw:z-index="20"><draw:text-box fo:min-height="0.1134in" fo:min-width="2.3598in"><text:p text:style-name="MP6"><text:page-number text:select-page="current">0</text:page-number><text:span text:style-name="CharStyle23"><text:tab/>PSALM 31</text:span></text:p></draw:text-box></draw:frame></text:p>
      </style:header-left>
      <style:footer>
        <text:p text:style-name="MP2"/>
      </style:footer>
      <style:footer-left>
        <text:p text:style-name="MP2"><draw:frame draw:style-name="Mfr1" draw:name="22" text:anchor-type="paragraph" svg:x="5.2409in" svg:y="7.2445in" draw:z-index="21"><draw:text-box fo:min-height="0.0866in" fo:min-width="0.1in"><text:p text:style-name="MP3"><text:span text:style-name="CharStyle49">15</text:span></text:p></draw:text-box></draw:frame></text:p>
      </style:footer-left>
    </style:master-page>
    <style:master-page style:name="PageStyle12" style:page-layout-name="Mpm6">
      <style:header>
        <text:p text:style-name="MP1"><draw:frame draw:style-name="Mfr1" draw:name="23" text:anchor-type="paragraph" svg:x="3.8484in" svg:y="0.5264in" draw:z-index="22"><draw:text-box fo:min-height="0.1098in" fo:min-width="2.35in"><text:p text:style-name="MP11"><text:span text:style-name="CharStyle23">PSALM 30<text:tab/></text:span><text:page-number text:select-page="current">0</text:page-number></text:p></draw:text-box></draw:frame></text:p>
      </style:header>
      <style:header-left>
        <text:p text:style-name="MP1"><draw:frame draw:style-name="Mfr1" draw:name="24" text:anchor-type="paragraph" svg:x="1.2744in" svg:y="0.5543in" draw:z-index="23"><draw:text-box fo:min-height="0.1134in" fo:min-width="2.3598in"><text:p text:style-name="MP6"><text:page-number text:select-page="current">0</text:page-number><text:span text:style-name="CharStyle23"><text:tab/>PSALM 31</text:span></text:p></draw:text-box></draw:frame></text:p>
      </style:header-left>
      <style:footer>
        <text:p text:style-name="MP2"/>
      </style:footer>
      <style:footer-left>
        <text:p text:style-name="MP2"><draw:frame draw:style-name="Mfr1" draw:name="25" text:anchor-type="paragraph" svg:x="5.2409in" svg:y="7.2445in" draw:z-index="24"><draw:text-box fo:min-height="0.0866in" fo:min-width="0.1in"><text:p text:style-name="MP3"><text:span text:style-name="CharStyle49">15</text:span></text:p></draw:text-box></draw:frame></text:p>
      </style:footer-left>
    </style:master-page>
    <style:master-page style:name="PageStyle13" style:page-layout-name="Mpm6">
      <style:header>
        <text:p text:style-name="MP1"/>
      </style:header>
      <style:header-left>
        <text:p text:style-name="MP1"><draw:frame draw:style-name="Mfr1" draw:name="26" text:anchor-type="paragraph" svg:x="2.9862in" svg:y="0.5709in" draw:z-index="25"><draw:text-box fo:min-height="0.1035in" fo:min-width="2.3429in"><text:p text:style-name="MP12"><text:span text:style-name="CharStyle23">PSALM 33<text:tab/></text:span><text:span text:style-name="CharStyle50">m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4" style:page-layout-name="Mpm7">
      <style:header>
        <text:p text:style-name="MP1"/>
      </style:header>
      <style:header-left>
        <text:p text:style-name="MP1"><draw:frame draw:style-name="Mfr1" draw:name="27" text:anchor-type="paragraph" svg:x="2.9862in" svg:y="0.5709in" draw:z-index="26"><draw:text-box fo:min-height="0.1035in" fo:min-width="2.3429in"><text:p text:style-name="MP12"><text:span text:style-name="CharStyle23">PSALM 33<text:tab/></text:span><text:span text:style-name="CharStyle50">m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5" style:page-layout-name="Mpm8">
      <style:header>
        <text:p text:style-name="MP1"><draw:frame draw:style-name="Mfr1" draw:name="28" text:anchor-type="paragraph" svg:x="3.6425in" svg:y="0.489in" draw:z-index="27"><draw:text-box fo:min-height="0.1035in" fo:min-width="2.3598in"><text:p text:style-name="MP6"><text:span text:style-name="CharStyle23">PSALM 35<text:tab/></text:span><text:page-number text:select-page="current">0</text:page-number></text:p></draw:text-box></draw:frame></text:p>
      </style:header>
      <style:header-left>
        <text:p text:style-name="MP1"><draw:frame draw:style-name="Mfr1" draw:name="29" text:anchor-type="paragraph" svg:x="1.9591in" svg:y="0.4756in" draw:z-index="33"><draw:text-box fo:min-height="0.1165in" fo:min-width="2.3571in"><text:p text:style-name="MP10"><text:page-number text:select-page="current">0</text:page-number><text:span text:style-name="CharStyle23"><text:tab/>PSALM 4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6" style:page-layout-name="Mpm8">
      <style:header>
        <text:p text:style-name="MP1"><draw:frame draw:style-name="Mfr1" draw:name="30" text:anchor-type="paragraph" svg:x="3.6756in" svg:y="0.5319in" draw:z-index="39"><draw:text-box fo:min-height="0.1071in" fo:min-width="2.3402in"><text:p text:style-name="MP13"><text:span text:style-name="CharStyle23">PSALM 42<text:tab/></text:span><text:page-number text:select-page="current">0</text:page-number></text:p></draw:text-box></draw:frame></text:p>
      </style:header>
      <style:header-left>
        <text:p text:style-name="MP1"><draw:frame draw:style-name="Mfr1" draw:name="31" text:anchor-type="paragraph" svg:x="3.6756in" svg:y="0.5319in" draw:z-index="40"><draw:text-box fo:min-height="0.1071in" fo:min-width="2.3402in"><text:p text:style-name="MP13"><text:span text:style-name="CharStyle23">PSALM 42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17" style:page-layout-name="Mpm8">
      <style:header>
        <text:p text:style-name="MP1"><draw:frame draw:style-name="Mfr1" draw:name="32" text:anchor-type="paragraph" svg:x="1.9602in" svg:y="0.4791in" draw:z-index="41"><draw:text-box fo:min-height="0.1134in" fo:min-width="2.3634in"><text:p text:style-name="MP9"><text:page-number text:select-page="current">0</text:page-number><text:span text:style-name="CharStyle23"><text:tab/>PSALM 44</text:span></text:p></draw:text-box></draw:frame></text:p>
      </style:header>
      <style:footer>
        <text:p text:style-name="MP2"/>
      </style:footer>
    </style:master-page>
    <style:master-page style:name="PageStyle18" style:page-layout-name="Mpm9">
      <style:header>
        <text:p text:style-name="MP1"><draw:frame draw:style-name="Mfr1" draw:name="33" text:anchor-type="paragraph" svg:x="3.6772in" svg:y="0.5189in" draw:z-index="43"><draw:text-box fo:min-height="0.1in" fo:min-width="0.6366in"><text:p text:style-name="MP3"><text:span text:style-name="CharStyle23">PSALM 45</text:span></text:p></draw:text-box></draw:frame></text:p>
      </style:header>
      <style:footer>
        <text:p text:style-name="MP2"/>
      </style:footer>
    </style:master-page>
    <style:master-page style:name="PageStyle19" style:page-layout-name="Mpm8">
      <style:header>
        <text:p text:style-name="MP1"><draw:frame draw:style-name="Mfr1" draw:name="34" text:anchor-type="paragraph" svg:x="1.9492in" svg:y="0.4791in" draw:z-index="45"><draw:text-box fo:min-height="0.1134in" fo:min-width="2.3598in"><text:p text:style-name="MP6"><text:page-number text:select-page="current">0</text:page-number><text:span text:style-name="CharStyle23"><text:tab/>PSALM 47</text:span></text:p></draw:text-box></draw:frame></text:p>
      </style:header>
      <style:header-left>
        <text:p text:style-name="MP1"><draw:frame draw:style-name="Mfr1" draw:name="35" text:anchor-type="paragraph" svg:x="1.9492in" svg:y="0.4791in" draw:z-index="46"><draw:text-box fo:min-height="0.1134in" fo:min-width="2.3598in"><text:p text:style-name="MP6"><text:page-number text:select-page="current">0</text:page-number><text:span text:style-name="CharStyle23"><text:tab/>PSALM 4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0" style:page-layout-name="Mpm8">
      <style:header>
        <text:p text:style-name="MP1"><draw:frame draw:style-name="Mfr1" draw:name="36" text:anchor-type="paragraph" svg:x="3.6791in" svg:y="0.5154in" draw:z-index="47"><draw:text-box fo:min-height="0.1071in" fo:min-width="2.3571in"><text:p text:style-name="MP10"><text:span text:style-name="CharStyle23">PSALM 49<text:tab/></text:span><text:page-number text:select-page="current">0</text:page-number></text:p></draw:text-box></draw:frame></text:p>
      </style:header>
      <style:footer>
        <text:p text:style-name="MP2"/>
      </style:footer>
    </style:master-page>
    <style:master-page style:name="PageStyle21" style:page-layout-name="Mpm9">
      <style:header>
        <text:p text:style-name="MP1"><draw:frame draw:style-name="Mfr1" draw:name="37" text:anchor-type="paragraph" svg:x="1.972in" svg:y="0.4854in" draw:z-index="49"><draw:text-box fo:min-height="0.1071in" fo:min-width="2.3598in"><text:p text:style-name="MP6"><text:page-number text:select-page="current">0</text:page-number><text:span text:style-name="CharStyle23"><text:tab/>PSALM 50</text:span></text:p></draw:text-box></draw:frame></text:p>
      </style:header>
      <style:header-left>
        <text:p text:style-name="MP1"><draw:frame draw:style-name="Mfr1" draw:name="38" text:anchor-type="paragraph" svg:x="1.972in" svg:y="0.4854in" draw:z-index="50"><draw:text-box fo:min-height="0.1071in" fo:min-width="2.3598in"><text:p text:style-name="MP6"><text:page-number text:select-page="current">0</text:page-number><text:span text:style-name="CharStyle23"><text:tab/>PSALM 5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2" style:page-layout-name="Mpm10">
      <style:header>
        <text:p text:style-name="MP1"><draw:frame draw:style-name="Mfr1" draw:name="39" text:anchor-type="paragraph" svg:x="3.6791in" svg:y="0.5154in" draw:z-index="51"><draw:text-box fo:min-height="0.1071in" fo:min-width="2.3571in"><text:p text:style-name="MP10"><text:span text:style-name="CharStyle23">PSALM 49<text:tab/></text:span><text:page-number text:select-page="current">0</text:page-number></text:p></draw:text-box></draw:frame></text:p>
      </style:header>
      <style:header-left>
        <text:p text:style-name="MP1"><draw:frame draw:style-name="Mfr1" draw:name="40" text:anchor-type="paragraph" svg:x="2.0791in" svg:y="0.6327in" draw:z-index="53"><draw:text-box fo:min-height="0.1165in" fo:min-width="2.3571in"><text:p text:style-name="MP10"><text:page-number text:select-page="current">0</text:page-number><text:span text:style-name="CharStyle22"><text:tab/>PSALM 5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3" style:page-layout-name="Mpm10">
      <style:header>
        <text:p text:style-name="MP1"><draw:frame draw:style-name="Mfr1" draw:name="41" text:anchor-type="paragraph" svg:x="3.772in" svg:y="0.6862in" draw:z-index="55"><draw:text-box fo:min-height="0.1071in" fo:min-width="2.3571in"><text:p text:style-name="MP10"><text:span text:style-name="CharStyle22">PSALM 55<text:tab/></text:span><text:page-number text:select-page="current">0</text:page-number></text:p></draw:text-box></draw:frame></text:p>
      </style:header>
      <style:header-left>
        <text:p text:style-name="MP1"><draw:frame draw:style-name="Mfr1" draw:name="42" text:anchor-type="paragraph" svg:x="3.772in" svg:y="0.6862in" draw:z-index="57"><draw:text-box fo:min-height="0.1071in" fo:min-width="2.3571in"><text:p text:style-name="MP10"><text:span text:style-name="CharStyle22">PSALM 55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4" style:page-layout-name="Mpm10">
      <style:header>
        <text:p text:style-name="MP1"><draw:frame draw:style-name="Mfr1" draw:name="43" text:anchor-type="paragraph" svg:x="3.7854in" svg:y="0.6492in" draw:z-index="58"><draw:text-box fo:min-height="0.1in" fo:min-width="2.3366in"><text:p text:style-name="MP14"><text:span text:style-name="CharStyle22">PSALM 59<text:tab/></text:span><text:page-number text:select-page="current">0</text:page-number></text:p></draw:text-box></draw:frame></text:p>
      </style:header>
      <style:header-left>
        <text:p text:style-name="MP1"><draw:frame draw:style-name="Mfr1" draw:name="44" text:anchor-type="paragraph" svg:x="2.0689in" svg:y="0.6362in" draw:z-index="59"><draw:text-box fo:min-height="0.1134in" fo:min-width="2.3634in"><text:p text:style-name="MP9"><text:page-number text:select-page="current">0</text:page-number><text:span text:style-name="CharStyle22"><text:tab/>PSALM 5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5" style:page-layout-name="Mpm11">
      <style:header>
        <text:p text:style-name="MP1"><draw:frame draw:style-name="Mfr1" draw:name="45" text:anchor-type="paragraph" svg:x="1.8882in" svg:y="0.5953in" draw:z-index="61"><draw:text-box fo:min-height="0.1134in" fo:min-width="2.3535in"><text:p text:style-name="MP8"><text:span text:style-name="CharStyle22">842<text:tab/>PSALM 61</text:span></text:p></draw:text-box></draw:frame></text:p>
      </style:header>
      <style:header-left>
        <text:p text:style-name="MP1"><draw:frame draw:style-name="Mfr1" draw:name="46" text:anchor-type="paragraph" svg:x="1.8882in" svg:y="0.5953in" draw:z-index="62"><draw:text-box fo:min-height="0.1134in" fo:min-width="2.3535in"><text:p text:style-name="MP8"><text:span text:style-name="CharStyle22">842<text:tab/>PSALM 61</text:span></text:p></draw:text-box></draw:frame></text:p>
      </style:header-left>
      <style:footer>
        <text:p text:style-name="MP2"><draw:frame draw:style-name="Mfr1" draw:name="47" text:anchor-type="paragraph" svg:x="5.861in" svg:y="7.1516in" draw:z-index="63"><draw:text-box fo:min-height="0.0835in" fo:min-width="0.05in"><text:p text:style-name="MP3"><text:span text:style-name="CharStyle22">3</text:span></text:p></draw:text-box></draw:frame></text:p>
      </style:footer>
      <style:footer-left>
        <text:p text:style-name="MP2"><draw:frame draw:style-name="Mfr1" draw:name="48" text:anchor-type="paragraph" svg:x="5.861in" svg:y="7.1516in" draw:z-index="64"><draw:text-box fo:min-height="0.0835in" fo:min-width="0.05in"><text:p text:style-name="MP3"><text:span text:style-name="CharStyle22">3</text:span></text:p></draw:text-box></draw:frame></text:p>
      </style:footer-left>
    </style:master-page>
    <style:master-page style:name="PageStyle26" style:page-layout-name="Mpm12">
      <style:header>
        <text:p text:style-name="MP1"><draw:frame draw:style-name="Mfr1" draw:name="49" text:anchor-type="paragraph" svg:x="3.7925in" svg:y="0.6673in" draw:z-index="65"><draw:text-box fo:min-height="0.1071in" fo:min-width="2.3598in"><text:p text:style-name="MP6"><text:span text:style-name="CharStyle22">PSALM 63<text:tab/>613</text:span></text:p></draw:text-box></draw:frame></text:p>
      </style:header>
      <style:footer>
        <text:p text:style-name="MP2"/>
      </style:footer>
    </style:master-page>
    <style:master-page style:name="PageStyle27" style:page-layout-name="Mpm12">
      <style:header>
        <text:p text:style-name="MP1"><draw:frame draw:style-name="Mfr1" draw:name="50" text:anchor-type="paragraph" svg:x="2.0827in" svg:y="0.6508in" draw:z-index="67"><draw:text-box fo:min-height="0.1098in" fo:min-width="2.3634in"><text:p text:style-name="MP9"><text:page-number text:select-page="current">0</text:page-number><text:span text:style-name="CharStyle22"><text:tab/>PSALM 69</text:span></text:p></draw:text-box></draw:frame></text:p>
      </style:header>
      <style:footer>
        <text:p text:style-name="MP2"/>
      </style:footer>
    </style:master-page>
    <style:master-page style:name="PageStyle28" style:page-layout-name="Mpm12">
      <style:header>
        <text:p text:style-name="MP1"><draw:frame draw:style-name="Mfr1" draw:name="51" text:anchor-type="paragraph" svg:x="3.8209in" svg:y="0.6874in" draw:z-index="69"><draw:text-box fo:min-height="0.1134in" fo:min-width="2.3429in"><text:p text:style-name="MP12"><text:span text:style-name="CharStyle22">PSALM 66<text:tab/></text:span><text:page-number text:select-page="current">0</text:page-number></text:p></draw:text-box></draw:frame></text:p>
      </style:header>
      <style:header-left>
        <text:p text:style-name="MP1"><draw:frame draw:style-name="Mfr1" draw:name="52" text:anchor-type="paragraph" svg:x="3.8209in" svg:y="0.6874in" draw:z-index="70"><draw:text-box fo:min-height="0.1134in" fo:min-width="2.3429in"><text:p text:style-name="MP12"><text:span text:style-name="CharStyle22">PSALM 66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9" style:page-layout-name="Mpm12">
      <style:header>
        <text:p text:style-name="MP1"><draw:frame draw:style-name="Mfr1" draw:name="53" text:anchor-type="paragraph" svg:x="3.8209in" svg:y="0.6437in" draw:z-index="71"><draw:text-box fo:min-height="0.1035in" fo:min-width="2.3465in"><text:p text:style-name="MP15"><text:span text:style-name="CharStyle22">PSALM 69<text:tab/></text:span><text:page-number text:select-page="current">0</text:page-number></text:p></draw:text-box></draw:frame></text:p>
      </style:header>
      <style:header-left>
        <text:p text:style-name="MP1"><draw:frame draw:style-name="Mfr1" draw:name="54" text:anchor-type="paragraph" svg:x="2.0744in" svg:y="0.6437in" draw:z-index="73"><draw:text-box fo:min-height="0.1035in" fo:min-width="2.3701in"><text:p text:style-name="MP16"><text:page-number text:select-page="current">0</text:page-number><text:span text:style-name="CharStyle22"><text:tab/>PSALM 7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0" style:page-layout-name="Mpm13">
      <style:header>
        <text:p text:style-name="MP1"><draw:frame draw:style-name="Mfr1" draw:name="55" text:anchor-type="paragraph" svg:x="2.0827in" svg:y="0.6508in" draw:z-index="75"><draw:text-box fo:min-height="0.1098in" fo:min-width="2.3634in"><text:p text:style-name="MP9"><text:page-number text:select-page="current">0</text:page-number><text:span text:style-name="CharStyle22"><text:tab/>PSALM 69</text:span></text:p></draw:text-box></draw:frame></text:p>
      </style:header>
      <style:header-left>
        <text:p text:style-name="MP1"><draw:frame draw:style-name="Mfr1" draw:name="56" text:anchor-type="paragraph" svg:x="2.0827in" svg:y="0.6508in" draw:z-index="76"><draw:text-box fo:min-height="0.1098in" fo:min-width="2.3634in"><text:p text:style-name="MP9"><text:page-number text:select-page="current">0</text:page-number><text:span text:style-name="CharStyle22"><text:tab/>PSALM 6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1" style:page-layout-name="Mpm13">
      <style:header>
        <text:p text:style-name="MP1"><draw:frame draw:style-name="Mfr1" draw:name="57" text:anchor-type="paragraph" svg:x="3.8209in" svg:y="0.6437in" draw:z-index="77"><draw:text-box fo:min-height="0.1035in" fo:min-width="2.3465in"><text:p text:style-name="MP15"><text:span text:style-name="CharStyle22">PSALM 69<text:tab/></text:span><text:page-number text:select-page="current">0</text:page-number></text:p></draw:text-box></draw:frame></text:p>
      </style:header>
      <style:header-left>
        <text:p text:style-name="MP1"><draw:frame draw:style-name="Mfr1" draw:name="58" text:anchor-type="paragraph" svg:x="2.0744in" svg:y="0.6437in" draw:z-index="81"><draw:text-box fo:min-height="0.1035in" fo:min-width="2.3701in"><text:p text:style-name="MP16"><text:page-number text:select-page="current">0</text:page-number><text:span text:style-name="CharStyle22"><text:tab/>PSALM 7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2" style:page-layout-name="Mpm12">
      <style:header>
        <text:p text:style-name="MP1"><draw:frame draw:style-name="Mfr1" draw:name="59" text:anchor-type="paragraph" svg:x="3.8091in" svg:y="0.6374in" draw:z-index="85"><draw:text-box fo:min-height="0.1134in" fo:min-width="2.35in"><text:p text:style-name="MP11"><text:span text:style-name="CharStyle22">PSALM 77<text:tab/></text:span><text:page-number text:select-page="current">0</text:page-number></text:p></draw:text-box></draw:frame></text:p>
      </style:header>
      <style:header-left>
        <text:p text:style-name="MP1"><draw:frame draw:style-name="Mfr1" draw:name="60" text:anchor-type="paragraph" svg:x="3.8091in" svg:y="0.6374in" draw:z-index="86"><draw:text-box fo:min-height="0.1134in" fo:min-width="2.35in"><text:p text:style-name="MP11"><text:span text:style-name="CharStyle22">PSALM 77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3" style:page-layout-name="Mpm12">
      <style:header>
        <text:p text:style-name="MP1"><draw:frame draw:style-name="Mfr1" draw:name="61" text:anchor-type="paragraph" svg:x="3.6339in" svg:y="0.5898in" draw:z-index="87"><draw:text-box fo:min-height="0.1035in" fo:min-width="2.3402in"><text:p text:style-name="MP13"><text:span text:style-name="CharStyle22">PSALM 78<text:tab/></text:span><text:page-number text:select-page="current">0</text:page-number></text:p></draw:text-box></draw:frame></text:p>
      </style:header>
      <style:header-left>
        <text:p text:style-name="MP1"><draw:frame draw:style-name="Mfr1" draw:name="62" text:anchor-type="paragraph" svg:x="2.0925in" svg:y="0.6543in" draw:z-index="88"><draw:text-box fo:min-height="0.1071in" fo:min-width="2.3598in"><text:p text:style-name="MP6"><text:page-number text:select-page="current">0</text:page-number><text:span text:style-name="CharStyle22"><text:tab/>PSALM 7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4" style:page-layout-name="Mpm14">
      <style:header>
        <text:p text:style-name="MP1"><draw:frame draw:style-name="Mfr1" draw:name="63" text:anchor-type="paragraph" svg:x="3.6339in" svg:y="0.5898in" draw:z-index="89"><draw:text-box fo:min-height="0.1035in" fo:min-width="2.3402in"><text:p text:style-name="MP13"><text:span text:style-name="CharStyle22">PSALM 78<text:tab/></text:span><text:page-number text:select-page="current">0</text:page-number></text:p></draw:text-box></draw:frame></text:p>
      </style:header>
      <style:header-left>
        <text:p text:style-name="MP1"><draw:frame draw:style-name="Mfr1" draw:name="64" text:anchor-type="paragraph" svg:x="2.0925in" svg:y="0.6543in" draw:z-index="91"><draw:text-box fo:min-height="0.1071in" fo:min-width="2.3598in"><text:p text:style-name="MP6"><text:page-number text:select-page="current">0</text:page-number><text:span text:style-name="CharStyle22"><text:tab/>PSALM 7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5" style:page-layout-name="Mpm14">
      <style:header>
        <text:p text:style-name="MP1"><draw:frame draw:style-name="Mfr1" draw:name="65" text:anchor-type="paragraph" svg:x="1.9425in" svg:y="0.7161in" draw:z-index="92"><draw:text-box fo:min-height="0.1098in" fo:min-width="2.3598in"><text:p text:style-name="MP6"><text:page-number text:select-page="current">0</text:page-number><text:span text:style-name="CharStyle22"><text:tab/>PSALM 78</text:span></text:p></draw:text-box></draw:frame></text:p>
      </style:header>
      <style:header-left>
        <text:p text:style-name="MP1"><draw:frame draw:style-name="Mfr1" draw:name="66" text:anchor-type="paragraph" svg:x="1.9425in" svg:y="0.7161in" draw:z-index="93"><draw:text-box fo:min-height="0.1098in" fo:min-width="2.3598in"><text:p text:style-name="MP6"><text:page-number text:select-page="current">0</text:page-number><text:span text:style-name="CharStyle22"><text:tab/>PSALM 7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6" style:page-layout-name="Mpm15">
      <style:header>
        <text:p text:style-name="MP1"><draw:frame draw:style-name="Mfr1" draw:name="67" text:anchor-type="paragraph" svg:x="3.6339in" svg:y="0.5898in" draw:z-index="95"><draw:text-box fo:min-height="0.1035in" fo:min-width="2.3402in"><text:p text:style-name="MP13"><text:span text:style-name="CharStyle22">PSALM 78<text:tab/></text:span><text:page-number text:select-page="current">0</text:page-number></text:p></draw:text-box></draw:frame></text:p>
      </style:header>
      <style:header-left>
        <text:p text:style-name="MP1"><draw:frame draw:style-name="Mfr1" draw:name="68" text:anchor-type="paragraph" svg:x="2.2591in" svg:y="0.5102in" draw:z-index="96"><draw:text-box fo:min-height="0.1134in" fo:min-width="2.3535in"><text:p text:style-name="MP8"><text:page-number text:select-page="current">0</text:page-number><text:span text:style-name="CharStyle22"><text:tab/>PSALM 81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7" style:page-layout-name="Mpm15">
      <style:header>
        <text:p text:style-name="MP1"><draw:frame draw:style-name="Mfr1" draw:name="69" text:anchor-type="paragraph" svg:x="3.989in" svg:y="0.5071in" draw:z-index="98"><draw:text-box fo:min-height="0.1165in" fo:min-width="2.35in"><text:p text:style-name="MP11"><text:span text:style-name="CharStyle22">PSALM 84<text:tab/></text:span><text:page-number text:select-page="current">0</text:page-number></text:p></draw:text-box></draw:frame></text:p>
      </style:header>
      <style:header-left>
        <text:p text:style-name="MP1"><draw:frame draw:style-name="Mfr1" draw:name="70" text:anchor-type="paragraph" svg:x="3.989in" svg:y="0.5071in" draw:z-index="100"><draw:text-box fo:min-height="0.1165in" fo:min-width="2.35in"><text:p text:style-name="MP11"><text:span text:style-name="CharStyle22">PSALM 84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8" style:page-layout-name="Mpm15">
      <style:header>
        <text:p text:style-name="MP1"><draw:frame draw:style-name="Mfr1" draw:name="71" text:anchor-type="paragraph" svg:x="3.9909in" svg:y="0.5102in" draw:z-index="101"><draw:text-box fo:min-height="0.1134in" fo:min-width="2.3465in"><text:p text:style-name="MP15"><text:span text:style-name="CharStyle22">PSALM 88<text:tab/></text:span><text:page-number text:select-page="current">0</text:page-number></text:p></draw:text-box></draw:frame></text:p>
      </style:header>
      <style:header-left>
        <text:p text:style-name="MP1"><draw:frame draw:style-name="Mfr1" draw:name="72" text:anchor-type="paragraph" svg:x="6.2173in" svg:y="0.5299in" draw:z-index="103"><draw:text-box fo:min-height="0.0929in" fo:min-width="0.0598in"><text:p text:style-name="MP3"><text:span text:style-name="CharStyle22">3</text:span></text:p></draw:text-box></draw:frame><draw:frame draw:style-name="Mfr1" draw:name="73" text:anchor-type="paragraph" svg:x="2.261in" svg:y="0.1035in" draw:z-index="106"><draw:text-box fo:min-height="0.1035in" fo:min-width="2.3598in"><text:p text:style-name="MP6"><text:page-number text:select-page="current">0</text:page-number><text:span text:style-name="CharStyle22"><text:tab/>PSALM 86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39" style:page-layout-name="Mpm15">
      <style:header>
        <text:p text:style-name="MP1"><draw:frame draw:style-name="Mfr1" draw:name="74" text:anchor-type="paragraph" svg:x="2.2839in" svg:y="0.5201in" draw:z-index="109"><draw:text-box fo:min-height="0.1035in" fo:min-width="2.3598in"><text:p text:style-name="MP6"><text:page-number text:select-page="current">0</text:page-number><text:span text:style-name="CharStyle22"><text:tab/>PSALM 89</text:span></text:p></draw:text-box></draw:frame></text:p>
      </style:header>
      <style:header-left>
        <text:p text:style-name="MP1"><draw:frame draw:style-name="Mfr1" draw:name="75" text:anchor-type="paragraph" svg:x="2.2839in" svg:y="0.5201in" draw:z-index="110"><draw:text-box fo:min-height="0.1035in" fo:min-width="2.3598in"><text:p text:style-name="MP6"><text:page-number text:select-page="current">0</text:page-number><text:span text:style-name="CharStyle22"><text:tab/>PSALM 89</text:span></text:p></draw:text-box></draw:frame></text:p>
      </style:header-left>
      <style:footer>
        <text:p text:style-name="MP2"><draw:frame draw:style-name="Mfr1" draw:name="76" text:anchor-type="paragraph" svg:x="5.1339in" svg:y="8.0965in" draw:z-index="111"><draw:text-box fo:min-height="0.0764in" fo:min-width="0.0161in"><text:p text:style-name="MP3"><text:span text:style-name="CharStyle95">I</text:span></text:p></draw:text-box></draw:frame></text:p>
      </style:footer>
      <style:footer-left>
        <text:p text:style-name="MP2"><draw:frame draw:style-name="Mfr1" draw:name="77" text:anchor-type="paragraph" svg:x="5.1339in" svg:y="8.0965in" draw:z-index="112"><draw:text-box fo:min-height="0.0764in" fo:min-width="0.0161in"><text:p text:style-name="MP3"><text:span text:style-name="CharStyle95">I</text:span></text:p></draw:text-box></draw:frame></text:p>
      </style:footer-left>
    </style:master-page>
    <style:master-page style:name="PageStyle40" style:page-layout-name="Mpm15">
      <style:header>
        <text:p text:style-name="MP1"><draw:frame draw:style-name="Mfr1" draw:name="78" text:anchor-type="paragraph" svg:x="4.028in" svg:y="0.5236in" draw:z-index="113"><draw:text-box fo:min-height="0.1in" fo:min-width="2.3402in"><text:p text:style-name="MP13"><text:span text:style-name="CharStyle22">PSALM 89<text:tab/></text:span><text:page-number text:select-page="current">0</text:page-number></text:p></draw:text-box></draw:frame></text:p>
      </style:header>
      <style:header-left>
        <text:p text:style-name="MP1"><draw:frame draw:style-name="Mfr1" draw:name="79" text:anchor-type="paragraph" svg:x="2.2827in" svg:y="0.5165in" draw:z-index="116"><draw:text-box fo:min-height="0.1071in" fo:min-width="2.3598in"><text:p text:style-name="MP6"><text:page-number text:select-page="current">0</text:page-number><text:span text:style-name="CharStyle22"><text:tab/>PSALM 9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1" style:page-layout-name="Mpm15">
      <style:header>
        <text:p text:style-name="MP1"><draw:frame draw:style-name="Mfr1" draw:name="80" text:anchor-type="paragraph" svg:x="3.9909in" svg:y="0.5102in" draw:z-index="118"><draw:text-box fo:min-height="0.1134in" fo:min-width="2.3465in"><text:p text:style-name="MP15"><text:span text:style-name="CharStyle22">PSALM 88<text:tab/></text:span><text:page-number text:select-page="current">0</text:page-number></text:p></draw:text-box></draw:frame></text:p>
      </style:header>
      <style:header-left>
        <text:p text:style-name="MP1"><draw:frame draw:style-name="Mfr1" draw:name="81" text:anchor-type="paragraph" svg:x="3.9909in" svg:y="0.5102in" draw:z-index="120"><draw:text-box fo:min-height="0.1134in" fo:min-width="2.3465in"><text:p text:style-name="MP15"><text:span text:style-name="CharStyle22">PSALM 88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2" style:page-layout-name="Mpm15">
      <style:header>
        <text:p text:style-name="MP1"><draw:frame draw:style-name="Mfr1" draw:name="82" text:anchor-type="paragraph" svg:x="3.9957in" svg:y="0.5102in" draw:z-index="121"><draw:text-box fo:min-height="0.1134in" fo:min-width="2.3535in"><text:p text:style-name="MP8"><text:span text:style-name="CharStyle22">PSALM 96<text:tab/></text:span><text:page-number text:select-page="current">0</text:page-number></text:p></draw:text-box></draw:frame></text:p>
      </style:header>
      <style:header-left>
        <text:p text:style-name="MP1"><draw:frame draw:style-name="Mfr1" draw:name="83" text:anchor-type="paragraph" svg:x="2.2791in" svg:y="0.5201in" draw:z-index="123"><draw:text-box fo:min-height="0.1035in" fo:min-width="2.3571in"><text:p text:style-name="MP10"><text:page-number text:select-page="current">0</text:page-number><text:span text:style-name="CharStyle22"><text:tab/>PSALM 9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3" style:page-layout-name="Mpm15">
      <style:header>
        <text:p text:style-name="MP1"><draw:frame draw:style-name="Mfr1" draw:name="84" text:anchor-type="paragraph" svg:x="2.2693in" svg:y="0.5236in" draw:z-index="125"><draw:text-box fo:min-height="0.1in" fo:min-width="2.3665in"><text:p text:style-name="MP7"><text:page-number text:select-page="current">0</text:page-number><text:span text:style-name="CharStyle22"><text:tab/>PSALM 99</text:span></text:p></draw:text-box></draw:frame></text:p>
      </style:header>
      <style:header-left>
        <text:p text:style-name="MP1"><draw:frame draw:style-name="Mfr1" draw:name="85" text:anchor-type="paragraph" svg:x="2.2693in" svg:y="0.5236in" draw:z-index="126"><draw:text-box fo:min-height="0.1in" fo:min-width="2.3665in"><text:p text:style-name="MP7"><text:page-number text:select-page="current">0</text:page-number><text:span text:style-name="CharStyle22"><text:tab/>PSALM 99</text:span></text:p></draw:text-box></draw:frame></text:p>
      </style:header-left>
      <style:footer>
        <text:p text:style-name="MP2"><draw:frame draw:style-name="Mfr1" draw:name="86" text:anchor-type="paragraph" svg:x="5.1091in" svg:y="8in" draw:z-index="127"><draw:text-box fo:min-height="0.0764in" fo:min-width="0.0161in"><text:p text:style-name="MP3"><text:span text:style-name="CharStyle98">I</text:span></text:p></draw:text-box></draw:frame></text:p>
      </style:footer>
      <style:footer-left>
        <text:p text:style-name="MP2"><draw:frame draw:style-name="Mfr1" draw:name="87" text:anchor-type="paragraph" svg:x="5.1091in" svg:y="8in" draw:z-index="128"><draw:text-box fo:min-height="0.0764in" fo:min-width="0.0161in"><text:p text:style-name="MP3"><text:span text:style-name="CharStyle98">I</text:span></text:p></draw:text-box></draw:frame></text:p>
      </style:footer-left>
    </style:master-page>
    <style:master-page style:name="PageStyle44" style:page-layout-name="Mpm15">
      <style:header>
        <text:p text:style-name="MP1"><draw:frame draw:style-name="Mfr1" draw:name="88" text:anchor-type="paragraph" svg:x="3.9555in" svg:y="0.5134in" draw:z-index="129"><draw:text-box fo:min-height="0.1098in" fo:min-width="2.3902in"><text:p text:style-name="MP17"><text:span text:style-name="CharStyle22">PSALM 102<text:tab/></text:span><text:page-number text:select-page="current">0</text:page-number></text:p></draw:text-box></draw:frame></text:p>
      </style:header>
      <style:header-left>
        <text:p text:style-name="MP1"><draw:frame draw:style-name="Mfr1" draw:name="89" text:anchor-type="paragraph" svg:x="2.272in" svg:y="0.5201in" draw:z-index="131"><draw:text-box fo:min-height="0.1035in" fo:min-width="2.3799in"><text:p text:style-name="MP18"><text:page-number text:select-page="current">0</text:page-number><text:span text:style-name="CharStyle22"><text:tab/>PSALM 105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5" style:page-layout-name="Mpm15">
      <style:header>
        <text:p text:style-name="MP1"><draw:frame draw:style-name="Mfr1" draw:name="90" text:anchor-type="paragraph" svg:x="3.9555in" svg:y="0.5134in" draw:z-index="133"><draw:text-box fo:min-height="0.1098in" fo:min-width="2.3902in"><text:p text:style-name="MP17"><text:span text:style-name="CharStyle22">PSALM 102<text:tab/></text:span><text:page-number text:select-page="current">0</text:page-number></text:p></draw:text-box></draw:frame></text:p>
      </style:header>
      <style:header-left>
        <text:p text:style-name="MP1"><draw:frame draw:style-name="Mfr1" draw:name="91" text:anchor-type="paragraph" svg:x="3.9555in" svg:y="0.5134in" draw:z-index="134"><draw:text-box fo:min-height="0.1098in" fo:min-width="2.3902in"><text:p text:style-name="MP17"><text:span text:style-name="CharStyle22">PSALM 102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6" style:page-layout-name="Mpm15">
      <style:header>
        <text:p text:style-name="MP1"><draw:frame draw:style-name="Mfr1" draw:name="92" text:anchor-type="paragraph" svg:x="3.9209in" svg:y="0.5134in" draw:z-index="135"><draw:text-box fo:min-height="0.1098in" fo:min-width="2.3902in"><text:p text:style-name="MP17"><text:span text:style-name="CharStyle22">PSALM 105<text:tab/></text:span><text:page-number text:select-page="current">0</text:page-number></text:p></draw:text-box></draw:frame></text:p>
      </style:header>
      <style:header-left>
        <text:p text:style-name="MP1"><draw:frame draw:style-name="Mfr1" draw:name="93" text:anchor-type="paragraph" svg:x="2.272in" svg:y="0.5201in" draw:z-index="137"><draw:text-box fo:min-height="0.1035in" fo:min-width="2.3799in"><text:p text:style-name="MP18"><text:page-number text:select-page="current">0</text:page-number><text:span text:style-name="CharStyle22"><text:tab/>PSALM 105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7" style:page-layout-name="Mpm15">
      <style:header>
        <text:p text:style-name="MP1"><draw:frame draw:style-name="Mfr1" draw:name="94" text:anchor-type="paragraph" svg:x="2.2693in" svg:y="0.5165in" draw:z-index="139"><draw:text-box fo:min-height="0.1071in" fo:min-width="2.4035in"><text:p text:style-name="MP19"><text:page-number text:select-page="current">0</text:page-number><text:span text:style-name="CharStyle22"><text:tab/>PSALM 106</text:span></text:p></draw:text-box></draw:frame></text:p>
      </style:header>
      <style:header-left>
        <text:p text:style-name="MP1"><draw:frame draw:style-name="Mfr1" draw:name="95" text:anchor-type="paragraph" svg:x="2.2693in" svg:y="0.5165in" draw:z-index="140"><draw:text-box fo:min-height="0.1071in" fo:min-width="2.4035in"><text:p text:style-name="MP19"><text:page-number text:select-page="current">0</text:page-number><text:span text:style-name="CharStyle22"><text:tab/>PSALM 106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8" style:page-layout-name="Mpm15">
      <style:header>
        <text:p text:style-name="MP1"><draw:frame draw:style-name="Mfr1" draw:name="96" text:anchor-type="paragraph" svg:x="3.9543in" svg:y="0.5102in" draw:z-index="142"><draw:text-box fo:min-height="0.1in" fo:min-width="2.3835in"><text:p text:style-name="MP20"><text:span text:style-name="CharStyle22">PSALM 106<text:tab/></text:span><text:page-number text:select-page="current">0</text:page-number></text:p></draw:text-box></draw:frame></text:p>
      </style:header>
      <style:header-left>
        <text:p text:style-name="MP1"><draw:frame draw:style-name="Mfr1" draw:name="97" text:anchor-type="paragraph" svg:x="2.2945in" svg:y="0.5165in" draw:z-index="146"><draw:text-box fo:min-height="0.1071in" fo:min-width="2.3929in"><text:p text:style-name="MP21"><text:page-number text:select-page="current">0</text:page-number><text:span text:style-name="CharStyle22"><text:tab/>PSALM 10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49" style:page-layout-name="Mpm15">
      <style:header>
        <text:p text:style-name="MP1"><draw:frame draw:style-name="Mfr1" draw:name="98" text:anchor-type="paragraph" svg:x="3.9555in" svg:y="0.5134in" draw:z-index="150"><draw:text-box fo:min-height="0.1098in" fo:min-width="2.3902in"><text:p text:style-name="MP17"><text:span text:style-name="CharStyle22">PSALM 102<text:tab/></text:span><text:page-number text:select-page="current">0</text:page-number></text:p></draw:text-box></draw:frame></text:p>
      </style:header>
      <style:header-left>
        <text:p text:style-name="MP1"><draw:frame draw:style-name="Mfr1" draw:name="99" text:anchor-type="paragraph" svg:x="3.9555in" svg:y="0.5134in" draw:z-index="151"><draw:text-box fo:min-height="0.1098in" fo:min-width="2.3902in"><text:p text:style-name="MP17"><text:span text:style-name="CharStyle22">PSALM 102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0" style:page-layout-name="Mpm15">
      <style:header>
        <text:p text:style-name="MP1"><draw:frame draw:style-name="Mfr1" draw:name="100" text:anchor-type="paragraph" svg:x="3.9472in" svg:y="0.5134in" draw:z-index="152"><draw:text-box fo:min-height="0.1098in" fo:min-width="2.3736in"><text:p text:style-name="MP22"><text:span text:style-name="CharStyle22">PSALM 117<text:tab/></text:span><text:page-number text:select-page="current">0</text:page-number></text:p></draw:text-box></draw:frame></text:p>
      </style:header>
      <style:header-left>
        <text:p text:style-name="MP1"><draw:frame draw:style-name="Mfr1" draw:name="101" text:anchor-type="paragraph" svg:x="2.2693in" svg:y="0.5071in" draw:z-index="154"><draw:text-box fo:min-height="0.1165in" fo:min-width="2.3835in"><text:p text:style-name="MP20"><text:page-number text:select-page="current">0</text:page-number><text:span text:style-name="CharStyle22"><text:tab/>PSALM 11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1" style:page-layout-name="Mpm16">
      <style:header>
        <text:p text:style-name="MP1"><draw:frame draw:style-name="Mfr1" draw:name="102" text:anchor-type="paragraph" svg:x="2.2693in" svg:y="0.5071in" draw:z-index="156"><draw:text-box fo:min-height="0.1165in" fo:min-width="2.3965in"><text:p text:style-name="MP23"><text:page-number text:select-page="current">0</text:page-number><text:span text:style-name="CharStyle22"><text:tab/>PSALM 118</text:span></text:p></draw:text-box></draw:frame></text:p>
      </style:header>
      <style:header-left>
        <text:p text:style-name="MP1"><draw:frame draw:style-name="Mfr1" draw:name="103" text:anchor-type="paragraph" svg:x="2.2693in" svg:y="0.5071in" draw:z-index="157"><draw:text-box fo:min-height="0.1165in" fo:min-width="2.3965in"><text:p text:style-name="MP23"><text:page-number text:select-page="current">0</text:page-number><text:span text:style-name="CharStyle22"><text:tab/>PSALM 11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2" style:page-layout-name="Mpm16">
      <style:header>
        <text:p text:style-name="MP1"><draw:frame draw:style-name="Mfr1" draw:name="104" text:anchor-type="paragraph" svg:x="3.9472in" svg:y="0.5134in" draw:z-index="159"><draw:text-box fo:min-height="0.1098in" fo:min-width="2.3736in"><text:p text:style-name="MP22"><text:span text:style-name="CharStyle22">PSALM 117<text:tab/></text:span><text:page-number text:select-page="current">0</text:page-number></text:p></draw:text-box></draw:frame></text:p>
      </style:header>
      <style:header-left>
        <text:p text:style-name="MP1"><draw:frame draw:style-name="Mfr1" draw:name="105" text:anchor-type="paragraph" svg:x="2.2693in" svg:y="0.5071in" draw:z-index="161"><draw:text-box fo:min-height="0.1165in" fo:min-width="2.3835in"><text:p text:style-name="MP20"><text:page-number text:select-page="current">0</text:page-number><text:span text:style-name="CharStyle22"><text:tab/>PSALM 11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3" style:page-layout-name="Mpm17">
      <style:header>
        <text:p text:style-name="MP1"><draw:frame draw:style-name="Mfr1" draw:name="106" text:anchor-type="paragraph" svg:x="3.8173in" svg:y="0.648in" draw:z-index="163"><draw:text-box fo:min-height="0.1071in" fo:min-width="2.3764in"><text:p text:style-name="MP24"><text:span text:style-name="CharStyle22">PSALM 119<text:tab/></text:span><text:page-number text:select-page="current">0</text:page-number></text:p></draw:text-box></draw:frame></text:p>
      </style:header>
      <style:header-left>
        <text:p text:style-name="MP1"><draw:frame draw:style-name="Mfr1" draw:name="107" text:anchor-type="paragraph" svg:x="3.8173in" svg:y="0.648in" draw:z-index="164"><draw:text-box fo:min-height="0.1071in" fo:min-width="2.3764in"><text:p text:style-name="MP24"><text:span text:style-name="CharStyle22">PSALM 119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4" style:page-layout-name="Mpm17">
      <style:header>
        <text:p text:style-name="MP1"><draw:frame draw:style-name="Mfr1" draw:name="108" text:anchor-type="paragraph" svg:x="3.7957in" svg:y="0.6346in" draw:z-index="165"><draw:text-box fo:min-height="0.1035in" fo:min-width="2.3965in"><text:p text:style-name="MP23"><text:span text:style-name="CharStyle22">PSALM 121<text:tab/></text:span><text:page-number text:select-page="current">0</text:page-number></text:p></draw:text-box></draw:frame></text:p>
      </style:header>
      <style:header-left>
        <text:p text:style-name="MP1"><draw:frame draw:style-name="Mfr1" draw:name="109" text:anchor-type="paragraph" svg:x="2.139in" svg:y="0.6311in" draw:z-index="167"><draw:text-box fo:min-height="0.1071in" fo:min-width="2.3902in"><text:p text:style-name="MP17"><text:page-number text:select-page="current">0</text:page-number><text:span text:style-name="CharStyle112"><text:tab/></text:span><text:span text:style-name="CharStyle22">PSALM 11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5" style:page-layout-name="Mpm17">
      <style:header>
        <text:p text:style-name="MP1"><draw:frame draw:style-name="Mfr1" draw:name="110" text:anchor-type="paragraph" svg:x="2.139in" svg:y="0.6346in" draw:z-index="169"><draw:text-box fo:min-height="0.1035in" fo:min-width="2.3736in"><text:p text:style-name="MP22"><text:page-number text:select-page="current">0</text:page-number><text:span text:style-name="CharStyle22"><text:tab/>PSALM 125</text:span></text:p></draw:text-box></draw:frame></text:p>
      </style:header>
      <style:header-left>
        <text:p text:style-name="MP1"><draw:frame draw:style-name="Mfr1" draw:name="111" text:anchor-type="paragraph" svg:x="2.139in" svg:y="0.6346in" draw:z-index="170"><draw:text-box fo:min-height="0.1035in" fo:min-width="2.3736in"><text:p text:style-name="MP22"><text:page-number text:select-page="current">0</text:page-number><text:span text:style-name="CharStyle22"><text:tab/>PSALM 125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6" style:page-layout-name="Mpm17">
      <style:header>
        <text:p text:style-name="MP1"><draw:frame draw:style-name="Mfr1" draw:name="112" text:anchor-type="paragraph" svg:x="3.8209in" svg:y="0.628in" draw:z-index="171"><draw:text-box fo:min-height="0.1098in" fo:min-width="2.3902in"><text:p text:style-name="MP17"><text:span text:style-name="CharStyle22">PSALM 129<text:tab/></text:span><text:page-number text:select-page="current">0</text:page-number></text:p></draw:text-box></draw:frame></text:p>
      </style:header>
      <style:header-left>
        <text:p text:style-name="MP1"><draw:frame draw:style-name="Mfr1" draw:name="113" text:anchor-type="paragraph" svg:x="2.0972in" svg:y="0.6516in" draw:z-index="173"><draw:text-box fo:min-height="0.1165in" fo:min-width="2.3902in"><text:p text:style-name="MP17"><text:page-number text:select-page="current">0</text:page-number><text:span text:style-name="CharStyle22"><text:tab/>PSALM 132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7" style:page-layout-name="Mpm17">
      <style:header>
        <text:p text:style-name="MP1"><draw:frame draw:style-name="Mfr1" draw:name="114" text:anchor-type="paragraph" svg:x="3.8244in" svg:y="0.6346in" draw:z-index="175"><draw:text-box fo:min-height="0.1035in" fo:min-width="2.3799in"><text:p text:style-name="MP18"><text:span text:style-name="CharStyle22">PSALM 135<text:tab/></text:span><text:page-number text:select-page="current">0</text:page-number></text:p></draw:text-box></draw:frame></text:p>
      </style:header>
      <style:header-left>
        <text:p text:style-name="MP1"><draw:frame draw:style-name="Mfr1" draw:name="115" text:anchor-type="paragraph" svg:x="3.8244in" svg:y="0.6346in" draw:z-index="176"><draw:text-box fo:min-height="0.1035in" fo:min-width="2.3799in"><text:p text:style-name="MP18"><text:span text:style-name="CharStyle22">PSALM 135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8" style:page-layout-name="Mpm18">
      <style:header>
        <text:p text:style-name="MP1"><draw:frame draw:style-name="Mfr1" draw:name="116" text:anchor-type="paragraph" svg:x="3.802in" svg:y="0.9543in" draw:z-index="177"><draw:text-box fo:min-height="0.1098in" fo:min-width="2.3866in"><text:p text:style-name="MP25"><text:span text:style-name="CharStyle22">PSALM 139<text:tab/></text:span><text:page-number text:select-page="current">0</text:page-number></text:p></draw:text-box></draw:frame></text:p>
      </style:header>
      <style:header-left>
        <text:p text:style-name="MP1"><draw:frame draw:style-name="Mfr1" draw:name="117" text:anchor-type="paragraph" svg:x="2.1618in" svg:y="0.9709in" draw:z-index="179"><draw:text-box fo:min-height="0.1035in" fo:min-width="2.3799in"><text:p text:style-name="MP18"><text:page-number text:select-page="current">0</text:page-number><text:span text:style-name="CharStyle22"><text:tab/>PSALM 137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59" style:page-layout-name="Mpm19">
      <style:header>
        <text:p text:style-name="MP1"><draw:frame draw:style-name="Mfr1" draw:name="118" text:anchor-type="paragraph" svg:x="2.1417in" svg:y="0.9508in" draw:z-index="181"><draw:text-box fo:min-height="0.1134in" fo:min-width="2.3866in"><text:p text:style-name="MP25"><text:page-number text:select-page="current">0</text:page-number><text:span text:style-name="CharStyle22"><text:tab/>PSALM 140</text:span></text:p></draw:text-box></draw:frame></text:p>
      </style:header>
      <style:header-left>
        <text:p text:style-name="MP1"><draw:frame draw:style-name="Mfr1" draw:name="119" text:anchor-type="paragraph" svg:x="2.1417in" svg:y="0.9508in" draw:z-index="182"><draw:text-box fo:min-height="0.1134in" fo:min-width="2.3866in"><text:p text:style-name="MP25"><text:page-number text:select-page="current">0</text:page-number><text:span text:style-name="CharStyle22"><text:tab/>PSALM 140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60" style:page-layout-name="Mpm19">
      <style:header>
        <text:p text:style-name="MP1"><draw:frame draw:style-name="Mfr1" draw:name="120" text:anchor-type="paragraph" svg:x="3.8382in" svg:y="0.961in" draw:z-index="183"><draw:text-box fo:min-height="0.1035in" fo:min-width="2.3902in"><text:p text:style-name="MP17"><text:span text:style-name="CharStyle22">PSALM 143<text:tab/></text:span><text:page-number text:select-page="current">0</text:page-number></text:p></draw:text-box></draw:frame></text:p>
      </style:header>
      <style:header-left>
        <text:p text:style-name="MP1"><draw:frame draw:style-name="Mfr1" draw:name="121" text:anchor-type="paragraph" svg:x="2.1354in" svg:y="0.9543in" draw:z-index="185"><draw:text-box fo:min-height="0.1098in" fo:min-width="2.3866in"><text:p text:style-name="MP25"><text:page-number text:select-page="current">0</text:page-number><text:span text:style-name="CharStyle22"><text:tab/>PSALM 144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61" style:page-layout-name="Mpm19">
      <style:header>
        <text:p text:style-name="MP1"><draw:frame draw:style-name="Mfr1" draw:name="122" text:anchor-type="paragraph" svg:x="3.8134in" svg:y="0.9543in" draw:z-index="187"><draw:text-box fo:min-height="0.1098in" fo:min-width="2.3902in"><text:p text:style-name="MP17"><text:span text:style-name="CharStyle22">PSALM 146<text:tab/></text:span><text:page-number text:select-page="current">0</text:page-number></text:p></draw:text-box></draw:frame></text:p>
      </style:header>
      <style:header-left>
        <text:p text:style-name="MP1"><draw:frame draw:style-name="Mfr1" draw:name="123" text:anchor-type="paragraph" svg:x="3.8134in" svg:y="0.9543in" draw:z-index="189"><draw:text-box fo:min-height="0.1098in" fo:min-width="2.3902in"><text:p text:style-name="MP17"><text:span text:style-name="CharStyle22">PSALM 146<text:tab/></text:span><text:page-number text:select-page="current">0</text:page-number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62" style:page-layout-name="Mpm19">
      <style:header>
        <text:p text:style-name="MP1"><draw:frame draw:style-name="Mfr1" draw:name="124" text:anchor-type="paragraph" svg:x="3.8465in" svg:y="0.961in" draw:z-index="190"><draw:text-box fo:min-height="0.1035in" fo:min-width="2.3866in"><text:p text:style-name="MP25"><text:span text:style-name="CharStyle22">PSALM 150<text:tab/></text:span><text:page-number text:select-page="current">0</text:page-number></text:p></draw:text-box></draw:frame></text:p>
      </style:header>
      <style:header-left>
        <text:p text:style-name="MP1"><draw:frame draw:style-name="Mfr1" draw:name="125" text:anchor-type="paragraph" svg:x="2.1465in" svg:y="0.9508in" draw:z-index="192"><draw:text-box fo:min-height="0.1134in" fo:min-width="2.3835in"><text:p text:style-name="MP20"><text:page-number text:select-page="current">0</text:page-number><text:span text:style-name="CharStyle22"><text:tab/>PSALM 148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63" style:page-layout-name="Mpm15">
      <style:header>
        <text:p text:style-name="MP1"><draw:frame draw:style-name="Mfr1" draw:name="126" text:anchor-type="paragraph" svg:x="3.6339in" svg:y="0.5898in" draw:z-index="194"><draw:text-box fo:min-height="0.1035in" fo:min-width="2.3402in"><text:p text:style-name="MP13"><text:span text:style-name="CharStyle22">PSALM 78<text:tab/></text:span><text:page-number text:select-page="current">0</text:page-number></text:p></draw:text-box></draw:frame></text:p>
      </style:header>
      <style:header-left>
        <text:p text:style-name="MP1"><draw:frame draw:style-name="Mfr1" draw:name="127" text:anchor-type="paragraph" svg:x="2.2591in" svg:y="0.5102in" draw:z-index="195"><draw:text-box fo:min-height="0.1134in" fo:min-width="2.3535in"><text:p text:style-name="MP8"><text:page-number text:select-page="current">0</text:page-number><text:span text:style-name="CharStyle22"><text:tab/>PSALM 81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4" meta:object-count="0" meta:page-count="231" meta:paragraph-count="5422" meta:word-count="40896" meta:character-count="201602" meta:non-whitespace-character-count="166201"/>
    <meta:generator>LibreOffice/4.4.5.2$Windows_x86 LibreOffice_project/a22f674fd25a3b6f45bdebf25400ed2adff0ff99</meta:generator>
  </office:meta>
</office:document-meta>
</file>